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 serviceman of the Russian Federation on significant losses of personnel of the Russian army - intercepting GUR</text:span>
</text:h>
      <text:p text:style-name="P4">
Author: ['АРМІЯINFORM']</text:p>
      <text:p text:style-name="P4">
Time: 2023-06-17T40:00:00-04:00</text:p>
      <text:p text:style-name="P4">
Description: https://www.youtube.com/watch?v=ewhioci1DBY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ГУР МОУ', 'ПЕРЕХОПЛЕННЯ']</text:p>
      <text:p text:style-name="P4">
Category: News</text:p>
      <!--METADATA-->
      <text:p text:style-name="P4">
News Source: <text:a xlink:type="simple" xlink:href="https://armyinform.com.ua/2023/06/17/vijskovosluzhbovecz-rf-pro-znachni-vtraty-osobovogo-skladu-rosijskoyi-armiyi-perehoplennya-gur/" text:style-name="Internet_20_link" text:visited-style-name="Visited_20_Internet_20_Link">
https://armyinform.com.ua/2023/06/17/vijskovosluzhbovecz-rf-pro-znachni-vtraty-osobovogo-skladu-rosijskoyi-armiyi-perehoplennya-gur/</text:a>
</text:p>
      <!--NEWS-->
      <text:h text:style-name="P10" text:outline-level="1">
<text:span text:style-name="T4">
Mark "Russian Military Ship, I I ...!" recognized the best in the world</text:span>
</text:h>
      <text:p text:style-name="P4">
Author: ['АРМІЯINFORM']</text:p>
      <text:p text:style-name="P4">
Time: 2023-06-17T42:00:00-04:00</text:p>
      <text:p text:style-name="P4">
Description: The ACTSIONERNENENA of the Ukrposhta Plosa was rewound in the premium “World Post &amp; amp; PARCEL Awards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2/7c0295f-marka.jpg" text:style-name="Internet_20_link" text:visited-style-name="Visited_20_Internet_20_Link">
7c0295f-marka.jpg</text:a>
']</text:p>
      <text:p text:style-name="P4">
Tags: ['МАРКА', 'НАГОРОДА', 'РУССКІЙ ВОЄННИЙ КОРАБЛЬ', 'УКРПОШТА']</text:p>
      <text:p text:style-name="P4">
Category: News</text:p>
      <!--METADATA-->
      <text:p text:style-name="P4">
<draw:frame draw:style-name="fr1" draw:name="Image2" text:anchor-type="as-char" svg:width="6.9236in" svg:height="4.615733in" draw:z-index="0">
<draw:image xlink:href="../Images/AРМІЯINFORM/2023-06-17T42-00-00-04-00/7c0295f-marka.jpg" xlink:type="simple" xlink:show="embed" xlink:actuate="onLoad" draw:mime-type="image/jpeg"/>
</draw:frame>
UkrPoshta Joint Stock Company has won the World Post &amp; Parcelands 2023. Mark "Russian Military Ship, Idi ...!" It was recognized as the best Army in 2022.</text:p>
      <text:p text:style-name="P4">
As reports <text:a xlink:type="simple" xlink:href="https://www.ukrposhta.ua/ua/news/57932-ukrposhta-otrimala-tri-pochesni-vidznaki-prestizhnoi-premii-world-post-parcel-awards-2023%C2%A0" text:style-name="Internet_20_link" text:visited-style-name="Visited_20_Internet_20_Link">
press</text:a>
C(https://www.ukrposhta.ua/ua/news/57932-ukrposhta-otrimala-tri-pochesni-vidznaki-prestizhnoi-premii-world-post-parcel-awards-2023%C2%A0), UkrPoshta was awarded with awards in the field of postal TEXPRESS TACKS “World Post &amp; Parcel Awards 2023” in three categories: “Philatelic campaign of the year”, “Postal operator” and in the special nomination “industry leader”. The solemn awarding of the winners was held on June 14 in Capituestonia, Tallinn.</text:p>
      <text:p text:style-name="P4">
It is noted that in the nomination "Postal Operator", in which "UkrPoshta" won the victory were also declared by Kataru mail(Qatar Post)Brazil's joke(Post Office - Brazil Post).</text:p>
      <text:p text:style-name="P4">
«Поштова марка „русскій воєнний корабль, іді…“ представлена в експозиціїСмітсонівського поштового музею у Вашингтоні. Екземпляри поштових марокУкраїни воєнного часу є в колекціях лідерів держав і глав міжнароднихорганізацій, які відвідували Україну впродовж 2022 року. Тиражі поштових марокзросли до мільйонів. Так, лише тираж поштового випуску „русскій воєннийкорабль… ВСЬО!“ склав 5 млн примірників», — йдеться в повідомленні.</text:p>
      <text:p text:style-name="P4">
Разом з «Укрпоштою» фіналістами в цій номінації були Пошти Сінгапуру(Singapore Post)and Brazil(Post Office - Brazil Post).</text:p>
      <text:p text:style-name="P4">
News Source: <text:a xlink:type="simple" xlink:href="https://armyinform.com.ua/2023/06/17/marku-russkij-voyennyj-korabl-idi-vyznaly-najkrashhoyu-v-sviti/" text:style-name="Internet_20_link" text:visited-style-name="Visited_20_Internet_20_Link">
https://armyinform.com.ua/2023/06/17/marku-russkij-voyennyj-korabl-idi-vyznaly-najkrashhoyu-v-sviti/</text:a>
</text:p>
      <!--NEWS-->
      <text:h text:style-name="P10" text:outline-level="1">
<text:span text:style-name="T4">
A meeting with families of servicemen took place at the coordination headquarters</text:span>
</text:h>
      <text:p text:style-name="P4">
Author: ['АРМІЯINFORM']</text:p>
      <text:p text:style-name="P4">
Time: 2023-06-17T44:00:00-04:00</text:p>
      <text:p text:style-name="P4">
Description: At the coordinating headquarters, Zustinich Zustinch was nyskovo service National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a12d67fb-6c01-4553-89fe-6dbb9b6c8cac.jpg" text:style-name="Internet_20_link" text:visited-style-name="Visited_20_Internet_20_Link">
a12d67fb-6c01-4553-89fe-6dbb9b6c8cac.jpg</text:a>
']</text:p>
      <text:p text:style-name="P4">
Tags: ['КООРДИНАЦІЙНИЙ ШТАБ З ПИТАНЬ ПОВОДЖЕННЯ З ВІЙСЬКОВОПОЛОНЕНИМИ']</text:p>
      <text:p text:style-name="P4">
Category: News</text:p>
      <!--METADATA-->
      <text:p text:style-name="P4">
<draw:frame draw:style-name="fr1" draw:name="Image3" text:anchor-type="as-char" svg:width="6.9236in" svg:height="3.894525in" draw:z-index="0">
<draw:image xlink:href="../Images/AРМІЯINFORM/2023-06-17T44-00-00-04-00/a12d67fb-6c01-4553-89fe-6dbb9b6c8cac.jpg" xlink:type="simple" xlink:show="embed" xlink:actuate="onLoad" draw:mime-type="image/jpeg"/>
</draw:frame>
The coordination headquarters met with families of the Military State Guard. About it <text:a xlink:type="simple" xlink:href="https://t.me/Koord_shtab/1251" text:style-name="Internet_20_link" text:visited-style-name="Visited_20_Internet_20_Link">
reports</text:a>
The headquarters service in the telegram.</text:p>
      <text:p text:style-name="P4">
The members of the loved ones were answered by representatives of the coordination headquarters, the National Police, the NSU and the International Committee of the Red Cross.</text:p>
      <text:p text:style-name="P4">
The relatives were interested in whether there were legitimate reasons to involve the military servicemen in the fighting.</text:p>
      <text:p text:style-name="P4">
“On February 24, last year, Russia made a large -scale invasion of Ukraine, and the martial law was introduced. From that moment, there are no restrictions on the assessment of the dignity, - said the NSU representative. - No one was on the place of the country and no one knows what the situation was. It is known that many of the stitching were exported from hostilities, but they wrote refusals, wanted to protect their country and families. "</text:p>
      <text:p text:style-name="P4">
The relatives also reported that the frequency of submission of the general registry for exchange is 7-10 days. That is, the general list is updated and transmitted to the aggressor country with such frequency. Personally, for each serviceman, they are not conducted, only in certain categories: for example, difficult to get well.</text:p>
      <text:p text:style-name="P4">
As for the search for dead heroes, they noted that two weeks after the release of the Parcel of Defense, the team of the Office of the Ombudsman of the Ombudsman, missing persons in special circumstances, comes there, and searches for a masked identification of bodies, then take a sample DNA. Negotiations with the enemy also carried out the office of the Commissioner.</text:p>
      <text:p text:style-name="P4">
Representative of the International Committee of the Red Cross informed:</text:p>
      <text:p text:style-name="P4">
"If relatives receive information about the enslavement of defenders from the Internet of or other open sources, they may notify the ICRC to send us the request of the Russian side to officially confirm the captivity."</text:p>
      <text:p text:style-name="P4">
News Source: <text:a xlink:type="simple" xlink:href="https://armyinform.com.ua/2023/06/17/u-koordynaczijnomu-shtabi-vidbulasya-zustrich-z-rodynamy-vijskovosluzhbovcziv/" text:style-name="Internet_20_link" text:visited-style-name="Visited_20_Internet_20_Link">
https://armyinform.com.ua/2023/06/17/u-koordynaczijnomu-shtabi-vidbulasya-zustrich-z-rodynamy-vijskovosluzhbovcziv/</text:a>
</text:p>
      <!--NEWS-->
      <text:h text:style-name="P10" text:outline-level="1">
<text:span text:style-name="T4">
The prosecutor's office through the court returned to the Ministry of Defense the land worth almost 10 million UAH</text:span>
</text:h>
      <text:p text:style-name="P4">
Author: ['АРМІЯINFORM']</text:p>
      <text:p text:style-name="P4">
Time: 2023-06-17T46:00:00-04:00</text:p>
      <text:p text:style-name="P4">
Description: The prosecutor’s office was specialized at the sphere of defense of the Zakhid region at the court of the Skasuvannya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04/sud.-zemlya.jpg" text:style-name="Internet_20_link" text:visited-style-name="Visited_20_Internet_20_Link">
sud.-zemlya.jpg</text:a>
']</text:p>
      <text:p text:style-name="P4">
Tags: ['ЛУЦЬК', 'ОФІС ГЕНЕРАЛЬНОГО ПРОКУРОРА']</text:p>
      <text:p text:style-name="P4">
Category: News</text:p>
      <!--METADATA-->
      <text:p text:style-name="P4">
<draw:frame draw:style-name="fr1" draw:name="Image4" text:anchor-type="as-char" svg:width="6.9236in" svg:height="5.181161in" draw:z-index="0">
<draw:image xlink:href="../Images/AРМІЯINFORM/2023-06-17T46-00-00-04-00/sud.-zemlya.jpg" xlink:type="simple" xlink:show="embed" xlink:actuate="onLoad" draw:mime-type="image/jpeg"/>
</draw:frame>
Specialized prosecutor's office in the field of defense of the Western region in court, the settlement of state registration of real rights for 1.4 hectares of land, which is owned by the Ministry of Defense of Ukraine.</text:p>
      <text:p text:style-name="P4">
It is established that in this territory in Lutsk there is a military forestry, which is a local government body without the consent of the defense department of ownership of itself.</text:p>
      <text:p text:style-name="P4">
Thus, this plot cost almost UAH 10 million from the ownership of the mine defense and moved to Lutsk city council.</text:p>
      <text:p text:style-name="P4">
This became the basis for the representation of the prosecutors of the interests of the state in court.</text:p>
      <text:p text:style-name="P4">
The Commercial Court of Volyn Oblast agreed with the prosecutor's arguments, satisfied the claim and renewed the violated rights of the defense department.</text:p>
      <text:p text:style-name="P4">
<text:span text:style-name="T4">
 Source: </text:span>
 <text:a xlink:type="simple" xlink:href="https://www.gp.gov.ua/ua/posts/prokuratura-cerez-sud-povernula-u-vlasnist-minoboroni-zemlyu-vartistyu-maize-10-mln-grn/" text:style-name="Internet_20_link" text:visited-style-name="Visited_20_Internet_20_Link">
Office of Prosecutor General Ukraine</text:a>
</text:p>
      <text:p text:style-name="P4">
News Source: <text:a xlink:type="simple" xlink:href="https://armyinform.com.ua/2023/06/17/prokuratura-cherez-sud-povernula-u-vlasnist-minoborony-zemlyu-vartistyu-majzhe-10-mln-grn/" text:style-name="Internet_20_link" text:visited-style-name="Visited_20_Internet_20_Link">
https://armyinform.com.ua/2023/06/17/prokuratura-cherez-sud-povernula-u-vlasnist-minoborony-zemlyu-vartistyu-majzhe-10-mln-grn/</text:a>
</text:p>
      <!--NEWS-->
      <text:h text:style-name="P10" text:outline-level="1">
<text:span text:style-name="T4">
The main narrative that promote the Russian media</text:span>
</text:h>
      <text:p text:style-name="P4">
Author: ['АРМІЯINFORM']</text:p>
      <text:p text:style-name="P4">
Time: 2023-06-17T48:00:00-04:00</text:p>
      <text:p text:style-name="P4">
Description: The Center for Wizin -Format at the RNBO of Ukraine: the basics of the introduction, VSO to dry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4254990_274530488429357_660677383021165556_n.jpg" text:style-name="Internet_20_link" text:visited-style-name="Visited_20_Internet_20_Link">
354254990_274530488429357_660677383021165556_n.jpg</text:a>
']</text:p>
      <text:p text:style-name="P4">
Tags: ['STOPRUSSIA', 'АГРЕСІЯ РФ', 'НАРАТИВИ РФ', 'ПРОПАГАНДА РФ', 'РОСІЙСЬКА ПРОПАГАНДА', 'ЦЕНТР ПРОТИДІЇ ДЕЗІНФОРМАЦІЇ ПРИ РНБО УКРАЇНИ']</text:p>
      <text:p text:style-name="P4">
Category: News</text:p>
      <!--METADATA-->
      <text:p text:style-name="P4">
<draw:frame draw:style-name="fr1" draw:name="Image5" text:anchor-type="as-char" svg:width="6.9236in" svg:height="6.9236in" draw:z-index="0">
<draw:image xlink:href="../Images/AРМІЯINFORM/2023-06-17T48-00-00-04-00/354254990_274530488429357_660677383021165556_n.jpg" xlink:type="simple" xlink:show="embed" xlink:actuate="onLoad" draw:mime-type="image/jpeg"/>
</draw:frame>
Center for Combating Misinformation at NSDC Ukraine <text:a xlink:type="simple" xlink:href="https://www.facebook.com/hashtag/%D1%86%D0%BF%D0%B4_%D1%96%D0%BD%D1%84%D0%BE%D1%80%D0%BC%D1%83%D1%94" text:style-name="Internet_20_link" text:visited-style-name="Visited_20_Internet_20_Link">
informs</text:a>
: The main narrative that promotes the Russian media, in particular, states the Donetsk colander Pushilin that "the Ukrainian regime is not ready for normal regulation of the situation."</text:p>
      <text:p text:style-name="P4">
The collaborator also stated that the Kyiv regime is not the subject of other decisions.</text:p>
      <text:p text:style-name="P4">
The Kremlin puppet continues to repeat the rhetoric of its owners from Moscow, as if all the decisions are made by Ukraine instead of Ukraine.</text:p>
      <text:p text:style-name="P4">
Talking about the "normal settlement of the conflict", the Kremlin and its departure are to leave the occupied territories of Ukraine under their control, which is interrupted by the interests of our country.</text:p>
      <text:p text:style-name="P4">
News Source: <text:a xlink:type="simple" xlink:href="https://armyinform.com.ua/2023/06/17/osnovnyj-naratyv-shho-prosuvayut-rosijski-zmi-3/" text:style-name="Internet_20_link" text:visited-style-name="Visited_20_Internet_20_Link">
https://armyinform.com.ua/2023/06/17/osnovnyj-naratyv-shho-prosuvayut-rosijski-zmi-3/</text:a>
</text:p>
      <!--NEWS-->
      <text:h text:style-name="P10" text:outline-level="1">
<text:span text:style-name="T4">
The Armed Forces Aircraft per day struck 17 beats on the places of focus of the occupiers</text:span>
</text:h>
      <text:p text:style-name="P4">
Author: ['АРМІЯINFORM']</text:p>
      <text:p text:style-name="P4">
Time: 2023-06-17T50: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6/347610379_607246721588410_1538905679956816752_n.jpg" text:style-name="Internet_20_link" text:visited-style-name="Visited_20_Internet_20_Link">
347610379_607246721588410_1538905679956816752_n.jpg</text:a>
']</text:p>
      <text:p text:style-name="P4">
Tags: ['STOPRUSSIA', 'АВІАЦІЯ ЗСУ', 'АГРЕСІЯ РФ', 'ВТОРГНЕННЯ РФ', 'ГШ ЗСУ', 'ЗВЕДЕННЯ ГШ ЗСУ']</text:p>
      <text:p text:style-name="P4">
Category: News</text:p>
      <!--METADATA-->
      <text:p text:style-name="P4">
<draw:frame draw:style-name="fr1" draw:name="Image6" text:anchor-type="as-char" svg:width="6.9236in" svg:height="3.894525in" draw:z-index="0">
<draw:image xlink:href="../Images/AРМІЯINFORM/2023-06-17T50-00-00-04-00/347610379_607246721588410_1538905679956816752_n.jpg" xlink:type="simple" xlink:show="embed" xlink:actuate="onLoad" draw:mime-type="image/jpeg"/>
</draw:frame>
<text:span text:style-name="T4">
 🔥 Situation on Russian invas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Aviation of defense forces per day made 17 beats in the areas of concentration of the personal composition of the enemy. Our warriors also destroyed the enemy shock helicopter-52 and 7 operative-tactical UAVs.</text:p>
      <text:p text:style-name="P4">
The missile troops and artillery units were struck by the management point, 3 areas of the enemy's personnel, 5 artillery units at fire positions, 4 stations of electronic warfare and 2 more important objects of the enemy, ”the message reads.</text:p>
      <text:p text:style-name="P4">
News Source: <text:a xlink:type="simple" xlink:href="https://armyinform.com.ua/2023/06/17/aviacziya-zsu-za-dobu-zavdala-17-udariv-po-misczyah-zoseredzhennya-okupantiv/" text:style-name="Internet_20_link" text:visited-style-name="Visited_20_Internet_20_Link">
https://armyinform.com.ua/2023/06/17/aviacziya-zsu-za-dobu-zavdala-17-udariv-po-misczyah-zoseredzhennya-okupantiv/</text:a>
</text:p>
      <!--NEWS-->
      <text:h text:style-name="P10" text:outline-level="1">
<text:span text:style-name="T4">
Last day Ukrainian defenders repelled 36 enemy attacks</text:span>
</text:h>
      <text:p text:style-name="P4">
Author: ['АРМІЯINFORM']</text:p>
      <text:p text:style-name="P4">
Time: 2023-06-17T52:00:00-04:00</text:p>
      <text:p text:style-name="P4">
Description: About the General Headquarters of the ZS Ukrainian. “The opponent of ZoServzhu is basic ...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ТОРГНЕННЯ РФ', 'ГШ ЗСУ']</text:p>
      <text:p text:style-name="P4">
Category: News</text:p>
      <!--METADATA-->
      <text:p text:style-name="P4">
<draw:frame draw:style-name="fr1" draw:name="Image7" text:anchor-type="as-char" svg:width="6.9236in" svg:height="4.608521in" draw:z-index="0">
<draw:image xlink:href="../Images/AРМІЯINFORM/2023-06-17T52-00-00-04-00/ataky-vorog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The enemy concentrates major efforts in Liman, Bakhmut, Avdiiv and Mariinsky directions - 36 combat jams took place last day.</text:p>
      <text:p text:style-name="P4">
<text:span text:style-name="T4">
 In Volyn and Polissya directions </text:span>
 Operational situation without significant changes.</text:p>
      <text:p text:style-name="P4">
<text:span text:style-name="T4">
 In the Siversky and Slobozhansky directions </text:span>
 the enemy during the day of inflicting strokes on the settlements of the Mohrita of Sumy region and the Budarka of the Nakarkivshchyna. Carried out mortar and artillery shelling of settlements, Kostobor and Gremyach of Chernihiv region; Znob-Trubchevskaya, Chuikivka, Sosnovka, Old Board, Boyar-Landing, Old Virki, Basivka, Stepok, Krasnopillya, Great Pisarivka of Sumy Region, as well as Uda, Red Star, Deep, Lipka, Green, Ternova, Ogirtsevo, Vovchansk, Vovchansk Bochkovo and small lupus in Kharkiv region.</text:p>
      <text:p text:style-name="P4">
<text:span text:style-name="T4">
 In the Kupyansk direction </text:span>
 artillery and mortar shelling enemy, Kamianka, Krasne first, Figolivka, Novomlinsk, two -year, Western, Kharkiv region and Novoselivske in Luhansk region.</text:p>
      <text:p text:style-name="P4">
<text:span text:style-name="T4">
 On Liman </text:span>
 the enemy struck the enemy in the area of dispute. The artillery shellings were suffered by Stelmakhivka, Nevsko and Bigorivka region and Tornske, Verkhnyamyansk, controversial and Serebryanka - Donetsk.</text:p>
      <text:p text:style-name="P4">
<text:span text:style-name="T4">
 In the Bakhmut direction </text:span>
 the enemy struck air strikes in the areas of the white mountain of New York of Donetsk region. Vasyukivka, Orikhovo-Vasylivka, Bogdanivka, Chrome, Yar, Ivanovskaya, Pazarivka, White Gora, Konstantinovka and Southern, were distracted by enemy artillery.</text:p>
      <text:p text:style-name="P4">
<text:span text:style-name="T4">
 In the Avdeevsky direction </text:span>
 the enemy conducted unsuccessful offensive actions in the steppe and Avdiivka. At the latter, he struck the Avdiivka Air Force. Also, he made artillery shelling of Vesely and Karlovka of Donetsk region.<text:span text:style-name="T4">
 In the mineral direction </text:span>
 the enemy performed offensive actions in the direction of Nonovomikhailivka and Vodyany Donetsk region, there was no success. He has caused aviation hazards in the Prykistivka, Golden Niva and Blessed areas. He fired the sedarial points of Kalledar, Uremivka, Storozhevo, Novosilka and Novopildonetsk region.</text:p>
      <text:p text:style-name="P4">
<text:span text:style-name="T4">
 In Zaporizhzhya and Kherson directions </text:span>
 the enemy defended. Olgivske, Poltava, Gulyaypole, Railway, Gulyaypil, Magic, Belogorya, Novodanylivka, Novoandriivka, Mali Shcherbaki, Kamyanskoye Zaporizhzhya region; Zmiivka, Payakhove, Berislav, Cossack, engineering, Zelenivka, Sadovo, Antonovka, Belozerka, Dniprovske, Kizomis of Kherson region and citysherson ”, - the message reads.</text:p>
      <text:p text:style-name="P4">
News Source: <text:a xlink:type="simple" xlink:href="https://armyinform.com.ua/2023/06/17/mynuloyi-doby-ukrayinski-zahysnyky-vidbyly-36-vorozhyh-atak/" text:style-name="Internet_20_link" text:visited-style-name="Visited_20_Internet_20_Link">
https://armyinform.com.ua/2023/06/17/mynuloyi-doby-ukrayinski-zahysnyky-vidbyly-36-vorozhyh-atak/</text:a>
</text:p>
      <!--NEWS-->
      <text:h text:style-name="P10" text:outline-level="1">
<text:span text:style-name="T4">
To hide significant losses on the front, Russians evacuate for treatment with only officers</text:span>
</text:h>
      <text:p text:style-name="P4">
Author: ['АРМІЯINFORM']</text:p>
      <text:p text:style-name="P4">
Time: 2023-06-17T54:00:00-04:00</text:p>
      <text:p text:style-name="P4">
Description: About the General Headquarters of the ZS Ukrainian. “The opponent is to blame ... the war with Ukraine 2022, the war with Ukraine is the latest news today, the news of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1/233770_ocupant636_reuters-1.png" text:style-name="Internet_20_link" text:visited-style-name="Visited_20_Internet_20_Link">
233770_ocupant636_reuters-1.png</text:a>
']</text:p>
      <text:p text:style-name="P4">
Tags: ['STOPRUSSIA', 'АГРЕСІЯ РФ', 'ВТОРГНЕННЯ РФ', 'ГШ ЗСУ', 'МЕДИЧНА ЕВАКУАЦІЯ ДО РФ']</text:p>
      <text:p text:style-name="P4">
Category: News</text:p>
      <!--METADATA-->
      <text:p text:style-name="P4">
<draw:frame draw:style-name="fr1" draw:name="Image8" text:anchor-type="as-char" svg:width="6.9236in" svg:height="3.606042in" draw:z-index="0">
<draw:image xlink:href="../Images/AРМІЯINFORM/2023-06-17T54-00-00-04-00/233770_ocupant636_reuters-1.png" xlink:type="simple" xlink:show="embed" xlink:actuate="onLoad" draw:mime-type="image/png"/>
</draw:frame>
Illustrative Photo <text:span text:style-name="T4">
 🔥Set on Russian invas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The enemy continues to suffer heavy losses that in all ways trying to get.</text:p>
      <text:p text:style-name="P4">
In particular, the command of the invaders has established a new procedure for the treatment of wounded Russian servicemen, according to which the evacuation to the Russian Federation is subject to departing officers.</text:p>
      <text:p text:style-name="P4">
The sergeant and ordinary composition, regardless of the severity and complexity of the injury, is subject to treatment in the temporarily captured territories of Ukraine.</text:p>
      <text:p text:style-name="P4">
In order to ensure this decision, the invaders increase the number of shelves in places used by them as military hospitals, ”the message goes.</text:p>
      <text:p text:style-name="P4">
News Source: <text:a xlink:type="simple" xlink:href="https://armyinform.com.ua/2023/06/17/shhob-pryhovaty-znachni-vtraty-na-fronti-rosiyany-evakuyuyu-na-likuvannya-do-rf-lyshe-oficzeriv/" text:style-name="Internet_20_link" text:visited-style-name="Visited_20_Internet_20_Link">
https://armyinform.com.ua/2023/06/17/shhob-pryhovaty-znachni-vtraty-na-fronti-rosiyany-evakuyuyu-na-likuvannya-do-rf-lyshe-oficzeriv/</text:a>
</text:p>
      <!--NEWS-->
      <text:h text:style-name="P10" text:outline-level="1">
<text:span text:style-name="T4">
Enemy Loss per day: 670 occupiers have been eliminated, 12 tanks and 22 artsystem were destroyed</text:span>
</text:h>
      <text:p text:style-name="P4">
Author: ['АРМІЯINFORM']</text:p>
      <text:p text:style-name="P4">
Time: 2023-06-17T56:00:00-04:00</text:p>
      <text:p text:style-name="P4">
Description: Zagalni Boyov, Find the enemy on 02/24/22 to 06/17/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17.06.23-scaled.jpg" text:style-name="Internet_20_link" text:visited-style-name="Visited_20_Internet_20_Link">
vtraty-17.06.23-scaled.jpg</text:a>
']</text:p>
      <text:p text:style-name="P4">
Tags: ['АГРЕСІЯ РФ', 'ВТОРГНЕННЯ РФ', 'ВТРАТИ ВОРОГА', 'ГШ ЗСУ']</text:p>
      <text:p text:style-name="P4">
Category: News</text:p>
      <!--METADATA-->
      <text:p text:style-name="P4">
<draw:frame draw:style-name="fr1" draw:name="Image9" text:anchor-type="as-char" svg:width="6.9236in" svg:height="6.969757in" draw:z-index="0">
<draw:image xlink:href="../Images/AРМІЯINFORM/2023-06-17T56-00-00-04-00/vtraty-17.06.23-scaled.jpg" xlink:type="simple" xlink:show="embed" xlink:actuate="onLoad" draw:mime-type="image/jpeg"/>
</draw:frame>
The total fighting loss of the enemy from 24.02.22 to 17.06.23 will be orientated:</text:p>
      <text:p text:style-name="P4">
<text:span text:style-name="T4">
<text:span text:style-name="T5">
 Personnel - </text:span>
* 219170(+670)persons eliminated</text:span>
<text:span text:style-name="T5">
 tanks - </text:span>
<text:span text:style-name="T5">
 3977(+12)</text:span>
<text:span text:style-name="T4">
 combat armored vehicles - </text:span>
 7706(+23)<text:span text:style-name="T4">
<text:span text:style-name="T5">
 Artillery Systems - </text:span>
<text:span text:style-name="T5">
 3812(+19)</text:span>
 </text:span>
 RSZV - <text:span text:style-name="T4">
 609(+3)</text:span>
<text:span text:style-name="T5">
 air defense - </text:span>
<text:span text:style-name="T5">
 364(0)</text:span>
<text:span text:style-name="T4">
 aircraft - </text:span>
 314(0)<text:span text:style-name="T4">
<text:span text:style-name="T5">
 helicopters - </text:span>
* 302(+1)</text:span>
<text:span text:style-name="T5">
 UAV Operative Tactical Level-</text:span>
<text:span text:style-name="T5">
 3364(+7)</text:span>
<text:span text:style-name="T4">
 Winged missiles - </text:span>
 1211(+12)<text:span text:style-name="T4">
<text:span text:style-name="T5">
 ships / boats - </text:span>
* 18(0)</text:span>
<text:span text:style-name="T5">
 Automobile equipment and tanks - </text:span>
<text:span text:style-name="T5">
 6557(+38)</text:span>
<text:span text:style-name="T4">
 Special equipment - </text:span>
 520(+1)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July 17, 23.</text:p>
      <text:p text:style-name="P4">
News Source: <text:a xlink:type="simple" xlink:href="https://armyinform.com.ua/2023/06/17/vtraty-voroga-za-dobu-670-okupantiv-likvidovano-znyshheno-12-tankiv-i-22-artsystemy/" text:style-name="Internet_20_link" text:visited-style-name="Visited_20_Internet_20_Link">
https://armyinform.com.ua/2023/06/17/vtraty-voroga-za-dobu-670-okupantiv-likvidovano-znyshheno-12-tankiv-i-22-artsystemy/</text:a>
</text:p>
      <!--NEWS-->
      <text:h text:style-name="P10" text:outline-level="1">
<text:span text:style-name="T4">
Details of destruction of Russian "alligator"</text:span>
</text:h>
      <text:p text:style-name="P4">
Author: ['Яна Задубінна']</text:p>
      <text:p text:style-name="P4">
Time: 2023-06-17T58:00:00-04:00</text:p>
      <text:p text:style-name="P4">
Description: Yak in the same time, wounded, our wits were briefly tanned by one sprinkle at the shock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7_07-57-23.jpg" text:style-name="Internet_20_link" text:visited-style-name="Visited_20_Internet_20_Link">
photo_2023-06-17_07-57-23.jpg</text:a>
']</text:p>
      <text:p text:style-name="P4">
Tags: ['ВТРАТИ ВОЄННОЇ ТЕХНІКИ ЗС РФ', 'ВТРАТИ ВОРОГА', 'ОБОРОНА УКРАЇНИ', 'ХРОНІКА ОБОРОНИ', 'ХРОНІКА ОБОРОНИ УКРАЇНИ']</text:p>
      <text:p text:style-name="P4">
Category: News</text:p>
      <!--METADATA-->
      <text:p text:style-name="P4">
<draw:frame draw:style-name="fr1" draw:name="Image10" text:anchor-type="as-char" svg:width="6.9236in" svg:height="4.454183in" draw:z-index="0">
<draw:image xlink:href="../Images/AРМІЯINFORM/2023-06-17T58-00-00-04-00/photo_2023-06-17_07-57-23.jpg" xlink:type="simple" xlink:show="embed" xlink:actuate="onLoad" draw:mime-type="image/jpeg"/>
</draw:frame>
As previously reported, our warriors destroyed another precious hostile helicopter KA-52, known as the "alligator". With the assistance of the United Tavriya defense forces, the Armyonform became known to be famous for how the analogue "alligator" followed the Russian military ship.</text:p>
      <text:p text:style-name="P4">
The pilot of the Russian helicopter quietly controlled the combat car. It was very confident that it was moving above the temporarily occupied territory of thawing below twenty meters, and the distance to Ukrainian positions was overwhelming. Performing the maneuvers at such a distance, the "Putin -screenwriting" felt almost invulnerable.</text:p>
      <text:p text:style-name="P4">
The Ukrainian Marines, near the positions of which, had a Russian helicopter, were otherwise thought. The sub-air defense of a separate Marine Corps named after the counter-Admiralhail of Bilinsky performed the task of covering during counter-offensive. Marpich with a call sign "Summer" visually determined the target that was identified as a "Russian shock helicopter KA-52".</text:p>
      <ul>
        <li>
And then everything they taught: I saw, hit, destroyed, - says Summer.</li>
      </ul>
      <text:p text:style-name="P4">
The missile, launched from Igla MSrk, hit the tail of the helicopter. Further, "summer", along with the brothers, watched a picturesque picture: praised "alligator", leaving behind the fatty thick smoke, began to lose its height sharply and disappeared from the field of view for a few seconds.</text:p>
      <text:p text:style-name="P4">
Subsequently, the observers who were in the infantry units of the brigade received confirmation of the affected target. The Alligator has fallen in a territory that is still under the control of the occupiers. So, another praised Russian "alligator" has turned into scrap, which spoils the amazing landscapes of the Ukrainian nature. "But this is a temporary phenomenon," our Marines say.</text:p>
      <text:p text:style-name="P4">
News Source: <text:a xlink:type="simple" xlink:href="https://armyinform.com.ua/2023/06/17/podrobyczi-znyshhennya-rosijskogo-aligatora/" text:style-name="Internet_20_link" text:visited-style-name="Visited_20_Internet_20_Link">
https://armyinform.com.ua/2023/06/17/podrobyczi-znyshhennya-rosijskogo-aligatora/</text:a>
</text:p>
      <!--NEWS-->
      <text:h text:style-name="P10" text:outline-level="1">
<text:span text:style-name="T4">
In Ukraine, a single register of weapons - the Ministry of Internal Affairs will soon work</text:span>
</text:h>
      <text:p text:style-name="P4">
Author: ['АРМІЯINFORM']</text:p>
      <text:p text:style-name="P4">
Time: 2023-06-17T69:00:00-04:00</text:p>
      <text:p text:style-name="P4">
Description: Once on 23 worms in Ukrainian Robot, Robster Roister Zbro (єrz), Yaki Dupozhe ... War with Ukraine 2022, War with Ukraine Latest News today, News War with Ukraine 2022 Last for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01001lea-9cb0_1280x720.jpeg" text:style-name="Internet_20_link" text:visited-style-name="Visited_20_Internet_20_Link">
01001lea-9cb0_1280x720.jpeg</text:a>
']</text:p>
      <text:p text:style-name="P4">
Tags: ['МВС УКРАЇНИ', 'РЕЄСТР ЗБРОЇ']</text:p>
      <text:p text:style-name="P4">
Category: News</text:p>
      <!--METADATA-->
      <text:p text:style-name="P4">
<draw:frame draw:style-name="fr1" draw:name="Image11" text:anchor-type="as-char" svg:width="6.9236in" svg:height="4.349906in" draw:z-index="0">
<draw:image xlink:href="../Images/AРМІЯINFORM/2023-06-17T69-00-00-04-00/01001lea-9cb0_1280x720.jpeg" xlink:type="simple" xlink:show="embed" xlink:actuate="onLoad" draw:mime-type="image/jpeg"/>
</draw:frame>
Already on June 23 in Ukraine will start the work of a single register of weapons(Outlock), which can automate weapons accounting and make the process of obtaining permits and accessible to citizens.</text:p>
      <text:p text:style-name="P4">
About it <text:a xlink:type="simple" xlink:href="https://mvs.gov.ua/uk/news/z-23-cervnia-v-ukrayini-zapraciuje-jedinii-rejestr-zbroyi" text:style-name="Internet_20_link" text:visited-style-name="Visited_20_Internet_20_Link">
reports</text:a>
Ministry of Internal Affairs of Ukraine.</text:p>
      <text:p text:style-name="P4">
“The main advantages of implementing the Register are that citizens will be able to easily support information about their registered weapons. In addition, thanks to the dilation of weapons services, the procedure of obtaining permits is aware of the permits, ”the Ministry of Internal Affairs emphasized.</text:p>
      <text:p text:style-name="P4">
The single register of weapons involves the creation of e -offices.</text:p>
      <text:p text:style-name="P4">
That is, Ukrainians will be able to receive a service without leaving home, through the submission of the “single window of the citizen” or in the weapon sales store.</text:p>
      <text:p text:style-name="P4">
<text:span text:style-name="T4">
 To submit documents through a "single window of the citizen" is required: </text:span>
</text:p>
      <ul>
        <li>
Go to the "Single Window of the Citizen", * Authorize, * make an application, * Attach a package of required documents, * Add scancopy, * to certify copies with electronic signature, * Send an application.</li>
      </ul>
      <text:p text:style-name="P4">
<text:span text:style-name="T4">
 To apply for weapons in the store you need: </text:span>
</text:p>
      <ul>
        <li>
Personal access to the store, * providing the package of the necessary documents, * Elaboration of the application, * The seller of the store will send an application to the police.</li>
      </ul>
      <text:p text:style-name="P4">
News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NEWS-->
      <text:h text:style-name="P10" text:outline-level="1">
<text:span text:style-name="T4">
The SBU reported suspicion to two inhabitants of Odessa, who were serving Rostob fakes about mobilization and Kiev-Pechersk Lavra</text:span>
</text:h>
      <text:p text:style-name="P4">
Author: ['АРМІЯINFORM']</text:p>
      <text:p text:style-name="P4">
Time: 2023-06-17T71:00:00-04:00</text:p>
      <text:p text:style-name="P4">
Description: Service of the nonsense Zibrazov Docasova Base for the Cangles of the Disaders Pseudo -Professor, Yaki Robil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717a0f2677e109056b2e44bdc96b12b9.jpeg" text:style-name="Internet_20_link" text:visited-style-name="Visited_20_Internet_20_Link">
717a0f2677e109056b2e44bdc96b12b9.jpeg</text:a>
', '<text:a xlink:type="simple" xlink:href="https://armyinform.com.ua/wp-content/uploads/2023/06/9574414455ece020ba351f56949d7d7b.jpeg" text:style-name="Internet_20_link" text:visited-style-name="Visited_20_Internet_20_Link">
9574414455ece020ba351f56949d7d7b.jpeg</text:a>
', '<text:a xlink:type="simple" xlink:href="https://armyinform.com.ua/wp-content/uploads/2023/06/70dfc989999f5771c41ef614d42d94b5-150x150.jpeg" text:style-name="Internet_20_link" text:visited-style-name="Visited_20_Internet_20_Link">
70dfc989999f5771c41ef614d42d94b5-150x150.jpeg</text:a>
', '<text:a xlink:type="simple" xlink:href="https://armyinform.com.ua/wp-content/uploads/2023/06/f1c2cd1b9010d92e4ddfa9f6dffddfc6-150x150.jpeg" text:style-name="Internet_20_link" text:visited-style-name="Visited_20_Internet_20_Link">
f1c2cd1b9010d92e4ddfa9f6dffddfc6-150x150.jpeg</text:a>
']</text:p>
      <text:p text:style-name="P4">
Tags: ['МОБІЛІЗАЦІЯ', 'ПОВІДОМИЛИ ПРО ПІДОЗРУ', 'СБУ', 'ФЕЙКИ']</text:p>
      <text:p text:style-name="P4">
Category: News</text:p>
      <!--METADATA-->
      <text:p text:style-name="P4">
<draw:frame draw:style-name="fr1" draw:name="Image12" text:anchor-type="as-char" svg:width="6.9236in" svg:height="4.615733in" draw:z-index="0">
<draw:image xlink:href="../Images/AРМІЯINFORM/2023-06-17T71-00-00-04-00/717a0f2677e109056b2e44bdc96b12b9.jpeg" xlink:type="simple" xlink:show="embed" xlink:actuate="onLoad" draw:mime-type="image/jpeg"/>
</draw:frame>
The Security Service has collected a evidence base for two Odessa pseudo -journalists, which made staging videos at the request of Russian TV channels. About it <text:a xlink:type="simple" xlink:href="https://ssu.gov.ua/novyny/sbu-povidomyla-pro-pidozru-dvom-odesytam-yaki-na-zamovlennia-rostb-znimaly-feiky-pro-mobilizatsiiu-ta-kyievopechersku-lavru" text:style-name="Internet_20_link" text:visited-style-name="Visited_20_Internet_20_Link">
reports</text:a>
Security Service of Ukraine.</text:p>
      <text:p text:style-name="P4">
One of the suspects is the former operator of Odessa State Television, who, after a full-scale invasion, began to cooperate with the Russian TV channel-TV.</text:p>
      <text:p text:style-name="P4">
According to the investigation, the attacker agreed to the order of the propagandists. For 8 thousand hryvnias, he was familiar with his acquaintance for the role of the "military" of the local center of acquisition.</text:p>
      <text:p text:style-name="P4">
<draw:frame draw:style-name="fr1" draw:name="Image13" text:anchor-type="as-char" svg:width="6.9236in" svg:height="4.615733in" draw:z-index="0">
<draw:image xlink:href="../Images/AРМІЯINFORM/2023-06-17T71-00-00-04-00/9574414455ece020ba351f56949d7d7b.jpeg" xlink:type="simple" xlink:show="embed" xlink:actuate="onLoad" draw:mime-type="image/jpeg"/>
</draw:frame>
The two of them shot a video where the military told how to hunt the Zlovlovs of the conscript age to avoid mobilization.</text:p>
      <text:p text:style-name="P4">
This fake was aired by Russian Ren-TV, from where he was picked up by more than 20 propaganda information resources, including the largest federal tests.</text:p>
      <text:p text:style-name="P4">
SBU initiated psychological and linguistic examinations of this video confirmed the facts of criminal acts of the persons involved.</text:p>
      <text:p text:style-name="P4">
The involvement of the operator in the shooting of a number of custom scenes and events related to the Kiev-Pechersk Lavra is also checked.</text:p>
      <text:p text:style-name="P4">
The investigation found that, having released from state television, the husband worked in the Odessa branch of the "Independent Bureau of Journalistic Investigation".</text:p>
      <text:p text:style-name="P4">
After a full -scale invasion of the Russian Federation, he actively called for the support of the collectors and justified their military crimes on his social networks. Thus, he got into the field of view of the Kremlin propagandists and entered with them VKontakte.</text:p>
      <text:p text:style-name="P4">
In the course of searches conducted by the defendants, the SBU operatives found and seized:</text:p>
      <ul>
        <li>
mobile phones, computers, professional video equipment and electronic media with evidence of illegal activity; * draft records; * Acting requisite: military uniforms and grilling means.</li>
      </ul>
      <text:p text:style-name="P4">
<text:a xlink:type="simple" xlink:href="https://armyinform.com.ua/wp-content/uploads/2023/06/70dfc989999f5771c41ef614d42d94b5.jpeg" text:style-name="Internet_20_link" text:visited-style-name="Visited_20_Internet_20_Link">
!(Images/AРМІЯINFORM/2023-06-17T71-00-00-04-00/70dfc989999f5771c41ef614d42d94b5-150x150.jpeg)</text:a>
</text:p>
      <text:p text:style-name="P4">
Both intruders were informed of suspicion under Part 6 of Art. 111-1 of the Criminal Code of Ukraine(Organization and conduct of political measures, information activities in cooperation with the aggressor state aimed at its support and/or to avoid liability of gaping aggression against Ukraine).</text:p>
      <text:p text:style-name="P4">
Їм загрожує покарання до дванадцяти років позбавлення волі з конфіскацієюмайна.</text:p>
      <text:p text:style-name="P4">
Суд обрав міру запобіжного заходу у вигляді тримання під вартою.</text:p>
      <text:p text:style-name="P4">
Триває слідство для з’ясування всіх обставин та притягнення винних довідповідальності.</text:p>
      <text:p text:style-name="P4">
Заходи із викриття правопорушення проводили співробітники СБУ в Одеськійобласті за координації Департаменту захисту національної державності СБУ тапроцесуального керівництва обласної прокуратури.</text:p>
      <text:p text:style-name="P4">
News Source: <text:a xlink:type="simple" xlink:href="https://armyinform.com.ua/2023/06/17/sbu-povidomyla-pro-pidozru-dvom-odesytam-yaki-na-zamovlennya-rostb-znimaly-fejky-pro-mobilizacziyu-ta-kyyevo-pechersku-lavru/" text:style-name="Internet_20_link" text:visited-style-name="Visited_20_Internet_20_Link">
https://armyinform.com.ua/2023/06/17/sbu-povidomyla-pro-pidozru-dvom-odesytam-yaki-na-zamovlennya-rostb-znimaly-fejky-pro-mobilizacziyu-ta-kyyevo-pechersku-lavru/</text:a>
</text:p>
      <!--NEWS-->
      <text:h text:style-name="P10" text:outline-level="1">
<text:span text:style-name="T4">
The Estonia Parliament supported the creation of a special offense on the crime of Russian aggression</text:span>
</text:h>
      <text:p text:style-name="P4">
Author: ['АРМІЯINFORM']</text:p>
      <text:p text:style-name="P4">
Time: 2023-06-17T73:00:00-04:00</text:p>
      <text:p text:style-name="P4">
Description: Parliament of Etoni, dumping the application, picked by the wims to attract to Vidpovіdalosti Osіb,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4/8-28.jpg" text:style-name="Internet_20_link" text:visited-style-name="Visited_20_Internet_20_Link">
8-28.jpg</text:a>
']</text:p>
      <text:p text:style-name="P4">
Tags: ['ЕСТОНІЯ', 'ЗЛОЧИНИ РФ', 'СПЕЦТРИБУНАЛ']</text:p>
      <text:p text:style-name="P4">
Category: News</text:p>
      <!--METADATA-->
      <text:p text:style-name="P4">
<draw:frame draw:style-name="fr1" draw:name="Image14" text:anchor-type="as-char" svg:width="6.9236in" svg:height="3.914497in" draw:z-index="0">
<draw:image xlink:href="../Images/AРМІЯINFORM/2023-06-17T73-00-00-04-00/8-28.jpg" xlink:type="simple" xlink:show="embed" xlink:actuate="onLoad" draw:mime-type="image/jpeg"/>
</draw:frame>
The Parliament of Estonia has approved a statement that requires the reference of persons who planned and committed a crime of aggression against Ukraine. And also called for the creation of an international special tribunal by the UN. About it <text:a xlink:type="simple" xlink:href="https://minre.gov.ua/2023/06/16/parlament-estoniyi-pidtrymav-stvorennya-specztrybunalu-shhodo-zlochynu-agresiyi-rf/" text:style-name="Internet_20_link" text:visited-style-name="Visited_20_Internet_20_Link">
reports</text:a>
Ministry of Reintegration of Temporarily Occupied Territories of Ukraine.</text:p>
      <text:p text:style-name="P4">
In a statement, parliamentary deputies emphasize that the aggressive war of Russian Federation against Ukraine is the most severe act of aggression in Europe since the Second World War, which requires adequate legal reaction.</text:p>
      <text:p text:style-name="P4">
According to the statement, the creation and ensuring the beginning of the work of the International Special Tribunal for Russia's crimes in Ukraine becomes an Estonia priority policy.</text:p>
      <text:p text:style-name="P4">
Deputies also urged governments and parliaments of other countries around the world actively involved in the creation of a tribunal under the auspices of the UN General Assembly.</text:p>
      <text:p text:style-name="P4">
News Source: <text:a xlink:type="simple" xlink:href="https://armyinform.com.ua/2023/06/17/parlament-estoniyi-pidtrymav-stvorennya-specztrybunalu-shhodo-zlochynu-agresiyi-rf/" text:style-name="Internet_20_link" text:visited-style-name="Visited_20_Internet_20_Link">
https://armyinform.com.ua/2023/06/17/parlament-estoniyi-pidtrymav-stvorennya-specztrybunalu-shhodo-zlochynu-agresiyi-rf/</text:a>
</text:p>
      <!--NEWS-->
      <text:h text:style-name="P10" text:outline-level="1">
<text:span text:style-name="T4">
All 12 missiles launched last day by the Russians in the Kyiv region - destroyed by defense forces</text:span>
</text:h>
      <text:p text:style-name="P4">
Author: ['АРМІЯINFORM']</text:p>
      <text:p text:style-name="P4">
Time: 2023-06-17T75:00:00-04:00</text:p>
      <text:p text:style-name="P4">
Description: About the General Headquarters of the ZS Ukrainian. “The CHOTIRAST RIMETY RAMS ... The war with Ukraine 2022, the war with Ukraine is the latest news today, the news war with Ukraine 2022 The last for today, will there be a war between Ukraine and Russia, and when, there will be a war with Ukraine in 2022, will it be or not, whether it will be, will it be The war with Ukraine in the near future says, the war with Ukraine, Ukrainian news today, Ukrainian news in Ukrainian media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ТОРГНЕННЯ РФ', 'ГШ ЗСУ']</text:p>
      <text:p text:style-name="P4">
Category: News</text:p>
      <!--METADATA-->
      <text:p text:style-name="P4">
<draw:frame draw:style-name="fr1" draw:name="Image15" text:anchor-type="as-char" svg:width="6.9236in" svg:height="3.893007in" draw:z-index="0">
<draw:image xlink:href="../Images/AРМІЯINFORM/2023-06-17T75-00-00-04-00/2022-10-31-raketnyj-udar-po-harkivshhyni.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AGNfsZimL6eE3HxzmRVeP4x6qediY8SAtvzmBenvmGoVZr7nGegqLXHr9KdDsBvzl" text:style-name="Internet_20_link" text:visited-style-name="Visited_20_Internet_20_Link">
reports</text:a>
General Staff of the Ukrainian.</text:p>
      <text:p text:style-name="P4">
“Four hundred and seventy -nine a large -scale armed aggression of the Russian Federation against our country has begun.</text:p>
      <text:p text:style-name="P4">
Over the past day, the enemy struck the next missile strike in the Kyiv region-he gave 6 aerobalist missiles X-47 "dagger" and 6 winged "Caliber" missiles.</text:p>
      <text:p text:style-name="P4">
In addition, during the day, the enemy struck 33 aircraft strikes and made 59 tunes from rocket launchers. Unfortunately, in addition to the creation of the infrastructure, peaceful people were injured.</text:p>
      <text:p text:style-name="P4">
The likelihood of missile and aviation strikes throughout Ukraine is very high, ”the message reads.</text:p>
      <text:p text:style-name="P4">
News Source: <text:a xlink:type="simple" xlink:href="https://armyinform.com.ua/2023/06/17/usi-12-raket-zapushhenyh-mynuloyi-doby-rosiyanamy-po-kyyivshhyni-znyshheno-sylamy-oborony/" text:style-name="Internet_20_link" text:visited-style-name="Visited_20_Internet_20_Link">
https://armyinform.com.ua/2023/06/17/usi-12-raket-zapushhenyh-mynuloyi-doby-rosiyanamy-po-kyyivshhyni-znyshheno-sylamy-oborony/</text:a>
</text:p>
      <!--NEWS-->
      <text:h text:style-name="P10" text:outline-level="1">
<text:span text:style-name="T4">
The Ambassador of Ukraine to Estonia visited the School of Freedom, where 600 Ukrainian students study</text:span>
</text:h>
      <text:p text:style-name="P4">
Author: ['АРМІЯINFORM']</text:p>
      <text:p text:style-name="P4">
Time: 2023-06-17T77:00:00-04:00</text:p>
      <text:p text:style-name="P4">
Description: The Ambassador of Ukraine Mar'yan Beza Vidvіdil with Tallinni “Svorodi School”, de Nini from grades 7-12 ... War with Ukraine 2022, War with Ukraine Latest News Today, News War with Ukraine 2022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30_360_1686913387-721.jpg" text:style-name="Internet_20_link" text:visited-style-name="Visited_20_Internet_20_Link">
630_360_1686913387-721.jpg</text:a>
', '<text:a xlink:type="simple" xlink:href="https://armyinform.com.ua/wp-content/uploads/2023/06/1686913386-438-150x150.jpg" text:style-name="Internet_20_link" text:visited-style-name="Visited_20_Internet_20_Link">
1686913386-438-150x150.jpg</text:a>
', '<text:a xlink:type="simple" xlink:href="https://armyinform.com.ua/wp-content/uploads/2023/06/1686913386-130-150x150.jpg" text:style-name="Internet_20_link" text:visited-style-name="Visited_20_Internet_20_Link">
1686913386-130-150x150.jpg</text:a>
']</text:p>
      <text:p text:style-name="P4">
Tags: ['ЕСТОНІЯ', 'ЕСТОНСЬКА РЕСПУБЛІКА', 'МАР’ЯНА БЕЦА', 'ПОСОЛ УКРАЇНИ В ЕСТОНІЇ', 'ТАЛЛІНН', 'УКРАЇНСЬКІ ПЕРЕСЕЛЕНЦІ В ЕСТОНІЇ', 'ШКОЛА СВОБОДИ']</text:p>
      <text:p text:style-name="P4">
Category: News</text:p>
      <!--METADATA-->
      <text:p text:style-name="P4">
<draw:frame draw:style-name="fr1" draw:name="Image16" text:anchor-type="as-char" svg:width="6.9236in" svg:height="3.956343in" draw:z-index="0">
<draw:image xlink:href="../Images/AРМІЯINFORM/2023-06-17T77-00-00-04-00/630_360_1686913387-721.jpg" xlink:type="simple" xlink:show="embed" xlink:actuate="onLoad" draw:mime-type="image/jpeg"/>
</draw:frame>
The Ambassador of Ukraine Maryana Betz visited Tallinn's "School of Freedom", where about 600 Ukrainian students are currently studying in 7-12 grades, who found Veston's shelter, escaping from Russia. This on Facebook <text:a xlink:type="simple" xlink:href="https://www.facebook.com/permalink.php" text:style-name="Internet_20_link" text:visited-style-name="Visited_20_Internet_20_Link">
reported</text:a>
The Embassy of Ukraine in the Estonian Republic.</text:p>
      <text:p text:style-name="P4">
An important event has occurred in the life of the school - the graduation of students. Acting before the 8th grade line, Marian Betz thanked the Government of the Estonian Republic for the incredible support of Ukrainian children and providing access to Ukrainian education.</text:p>
      <text:p text:style-name="P4">
<text:a xlink:type="simple" xlink:href="https://armyinform.com.ua/wp-content/uploads/2023/06/1686913386-438.jpg" text:style-name="Internet_20_link" text:visited-style-name="Visited_20_Internet_20_Link">
!(Images/AРМІЯINFORM/2023-06-17T77-00-00-04-00/1686913386-438-150x150.jpg)</text:a>
</text:p>
      <text:p text:style-name="P4">
<text:a xlink:type="simple" xlink:href="https://armyinform.com.ua/wp-content/uploads/2023/06/1686913386-130.jpg" text:style-name="Internet_20_link" text:visited-style-name="Visited_20_Internet_20_Link">
<draw:frame draw:style-name="fr1" draw:name="Image17" text:anchor-type="as-char" svg:width="6.9236in" svg:height="6.9236in" draw:z-index="0">
<draw:image xlink:href="../Images/AРМІЯINFORM/2023-06-17T77-00-00-04-00/1686913386-130-150x150.jpg" xlink:type="simple" xlink:show="embed" xlink:actuate="onLoad" draw:mime-type="image/jpeg"/>
</draw:frame>
</text:a>
The ambassador especially emphasized that the School of Freedom is the first official Ukrainian school that was opened abroad specially for children of temporarily misconduct from Ukraine.</text:p>
      <text:p text:style-name="P4">
The Embassy expressed its sincere gratitude to the pedagogical staff of the School of Freedom, Taii, director Olga Seshishcheva for his high professionalism and responsive attitude of the Ukrainian children, and wished the children of a peaceful sky, the health of the sobby vacations.</text:p>
      <text:p text:style-name="P4">
It should be noted that the "School of Freedom" for Ukrainian children, whom Estonia has sheltered, rescuing from Russia, was created at the Tallinnaya Naviayaeya State Gymnasium. The official opening of the school took place on September 12023. Before that, the Ambassador Marian Betz met with the leadership of the Ivstratist staff "School of Freedom".</text:p>
      <text:p text:style-name="P4">
<text:span text:style-name="T5">
Foto: Embassy of Ukraine in the Estonian Republic</text:span>
</text:p>
      <text:p text:style-name="P4">
News Source: <text:a xlink:type="simple" xlink:href="https://armyinform.com.ua/2023/06/17/posol-ukrayiny-v-estoniyi-vidvidala-shkolu-svobody-de-navchayutsya-600-ukrayinskyh-uchniv/" text:style-name="Internet_20_link" text:visited-style-name="Visited_20_Internet_20_Link">
https://armyinform.com.ua/2023/06/17/posol-ukrayiny-v-estoniyi-vidvidala-shkolu-svobody-de-navchayutsya-600-ukrayinskyh-uchniv/</text:a>
</text:p>
      <!--NEWS-->
      <text:h text:style-name="P10" text:outline-level="1">
<text:span text:style-name="T4">
In the Nikolaev area, Kherson and Dnipropetrovsk, infectious hubs have been launched</text:span>
</text:h>
      <text:p text:style-name="P4">
Author: ['АРМІЯINFORM']</text:p>
      <text:p text:style-name="P4">
Time: 2023-06-17T79:00:00-04:00</text:p>
      <text:p text:style-name="P4">
Description: The detachment of Finannuvannya Likarin, yaki is dadavatimo, I will pre -post from the Outsical Situatio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med-haby.jpeg" text:style-name="Internet_20_link" text:visited-style-name="Visited_20_Internet_20_Link">
med-haby.jpeg</text:a>
']</text:p>
      <text:p text:style-name="P4">
Tags: ['STOPRUSSIA', 'АГРЕСІЯ РФ', 'КАХОВСЬКА ГЕС', 'КАХОВСЬКА ГЕС/ШТАБ INFO']</text:p>
      <text:p text:style-name="P4">
Category: News</text:p>
      <!--METADATA-->
      <text:p text:style-name="P4">
<draw:frame draw:style-name="fr1" draw:name="Image18" text:anchor-type="as-char" svg:width="6.9236in" svg:height="4.32725in" draw:z-index="0">
<draw:image xlink:href="../Images/AРМІЯINFORM/2023-06-17T79-00-00-04-00/med-haby.jpeg" xlink:type="simple" xlink:show="embed" xlink:actuate="onLoad" draw:mime-type="image/jpeg"/>
</draw:frame>
Illustrative photo. Photo: EPA/UPG</text:p>
      <text:p text:style-name="P4">
The government has intensified funding for hospitals that will assist in extraordinary sites in the territories affected by flooding.</text:p>
      <text:p text:style-name="P4">
The Department of Communications of the Secretariat of the Cabinet of Ministers of Ukraine <text:a xlink:type="simple" xlink:href="https://www.kmu.gov.ua/news/16-chervnia-sytuatsiia-v-sotsialnii-sferi" text:style-name="Internet_20_link" text:visited-style-name="Visited_20_Internet_20_Link">
reports</text:a>
On a single web portal of executive authorities</text:p>
      <text:p text:style-name="P4">
The Cabinet of Ministers of Ukraine approved <text:a xlink:type="simple" xlink:href="https://www.kmu.gov.ua/npas/pro-vnesennia-zminy-do-poriadku-realizatsii-prohramy-derzhavnykh-harantii-medychnoho-obsluhovuvannia-naselennia-u-2023-rotsi-i130623-594" text:style-name="Internet_20_link" text:visited-style-name="Visited_20_Internet_20_Link">
resolution</text:a>
, which twice as much as the cost of the "readiness of the health care facility for providing memedic care in emergency situations". The decision applies to part of the departments in the territory of Kherson, Mykolaiv and Dnipropetrovsk region. This will allow hospitals to form a greater supply of "medical basket" needed to respond to potential outbreaks of infectious diseases of drinking areas.</text:p>
      <text:p text:style-name="P4">
In addition, the report states that in these areas, deployment hubs will be taken where patients with acute intestinal and other infectious diseases will be taken.</text:p>
      <text:p text:style-name="P4">
Extra infectious beds have already been deployed in hospitals. Hospitals of Kherson region of Tamikolaev region are provided with the necessary drugs, including sets for diagnosis and treatment of cholera. These are fast tests for primary diagnosis of taspecial sets of medicines and medical products for treatment.</text:p>
      <text:p text:style-name="P4">
Currently, the epidemiological situation is predicted and managed, - said government officials.</text:p>
      <text:p text:style-name="P4">
News Source: <text:a xlink:type="simple" xlink:href="https://armyinform.com.ua/2023/06/17/na-mykolayivshhyni-hersonshhyni-ta-dnipropetrovshhyni-rozgornuto-infekczijni-haby/" text:style-name="Internet_20_link" text:visited-style-name="Visited_20_Internet_20_Link">
https://armyinform.com.ua/2023/06/17/na-mykolayivshhyni-hersonshhyni-ta-dnipropetrovshhyni-rozgornuto-infekczijni-haby/</text:a>
</text:p>
      <!--NEWS-->
      <text:h text:style-name="P10" text:outline-level="1">
<text:span text:style-name="T4">
The racists hit the anti -tank managed rocket on a car with civilians - the proceedings were started</text:span>
</text:h>
      <text:p text:style-name="P4">
Author: ['АРМІЯINFORM']</text:p>
      <text:p text:style-name="P4">
Time: 2023-06-17T90:00:00-04:00</text:p>
      <text:p text:style-name="P4">
Description: For the proprietary Kerivnitva of the Bogodukhovsky prosecutors of the Kharkivsovo region ... War with Ukraine 2022, war with Ukraine Latest news today, News War with Ukraine 2022 The last ones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347429736_655450079951162_1579918228085826518_n.jpg" text:style-name="Internet_20_link" text:visited-style-name="Visited_20_Internet_20_Link">
347429736_655450079951162_1579918228085826518_n.jpg</text:a>
']</text:p>
      <text:p text:style-name="P4">
Tags: ['STOPRUSSIA', 'АГРЕСІЯ РФ', 'ВОЄННІ ЗЛОЧИНИ РФ', 'ВТОРГНЕННЯ РФ', 'ОФІС ГЕНЕРАЛЬНОГО ПРОКУРОРА', 'ХАРКІВСЬКА ОБЛАСТЬ']</text:p>
      <text:p text:style-name="P4">
Category: News</text:p>
      <!--METADATA-->
      <text:p text:style-name="P4">
<draw:frame draw:style-name="fr1" draw:name="Image19" text:anchor-type="as-char" svg:width="6.9236in" svg:height="4.396486in" draw:z-index="0">
<draw:image xlink:href="../Images/AРМІЯINFORM/2023-06-17T90-00-00-04-00/347429736_655450079951162_1579918228085826518_n.jpg" xlink:type="simple" xlink:show="embed" xlink:actuate="onLoad" draw:mime-type="image/jpeg"/>
</draw:frame>
Under the procedural guidance of the Bohodukhiv District Prosecutor's Office of the Kharkiv region, a pre -trial investigation was launched on violation of the laws of the puzzle of war, combined with premeditated murder(Part 2 of Art. 438 of the Criminal Code of Ukraine).</text:p>
      <text:p text:style-name="P4">
Про це<text:a xlink:type="simple" xlink:href="https://www.facebook.com/pgo.gov.ua/posts/pfbid0g4jXaDo7YfwDK1VmmDJJpQx4ZoUScJ4vj6VwctwYjvFxAq1pHrsaa86YkMXsvukCl" text:style-name="Internet_20_link" text:visited-style-name="Visited_20_Internet_20_Link">
повідомляє</text:a>
The Prosecutor General's Office on his Facebook official page.</text:p>
      <text:p text:style-name="P4">
According to the investigation, on June 17 at about 10:00 on the highway near the village of Gurivkozachok of the Bohodukhiv district, the Russian anti -tank managed rocket Vlchilav car. It is now known that a 53-year-old woman and a 41-year-old man who were volunteers were killed. They transported food to the local residents.</text:p>
      <text:p text:style-name="P4">
The exact number of dead is set.</text:p>
      <text:p text:style-name="P4">
The pre -trial investigation is conducted by investigators of the VP № 2 of the Bohodukhiv District Police Department of the Main Directorate of the National Police of Ukraine to the Varkiv region.</text:p>
      <text:p text:style-name="P4">
News Source: <text:a xlink:type="simple" xlink:href="https://armyinform.com.ua/2023/06/17/rashysty-vdaryly-protytankovoyu-kerovanoyu-raketoyu-po-avto-z-czyvilnymy-rozpochato-provadzhennya/" text:style-name="Internet_20_link" text:visited-style-name="Visited_20_Internet_20_Link">
https://armyinform.com.ua/2023/06/17/rashysty-vdaryly-protytankovoyu-kerovanoyu-raketoyu-po-avto-z-czyvilnymy-rozpochato-provadzhennya/</text:a>
</text:p>
      <!--NEWS-->
      <text:h text:style-name="P10" text:outline-level="1">
<text:span text:style-name="T4">
Two Russian drones were destroyed in Kherson region</text:span>
</text:h>
      <text:p text:style-name="P4">
Author: ['АРМІЯINFORM']</text:p>
      <text:p text:style-name="P4">
Time: 2023-06-17T92:00:00-04:00</text:p>
      <text:p text:style-name="P4">
Description: 17 Chervnya 2023 Rock on the Kherson region by the bunches of the hollow defense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bytyj-bpla.jpg" text:style-name="Internet_20_link" text:visited-style-name="Visited_20_Internet_20_Link">
zbytyj-bpla.jpg</text:a>
']</text:p>
      <text:p text:style-name="P4">
Tags: ['STOPRUSSIA', 'АГРЕСІЯ РФ', 'БПЛА', 'ВТОРГНЕННЯ РФ', 'ПОВІТРЯНЕ КОМАНДУВАННЯ «ПІВДЕНЬ»']</text:p>
      <text:p text:style-name="P4">
Category: News</text:p>
      <!--METADATA-->
      <text:p text:style-name="P4">
<draw:frame draw:style-name="fr1" draw:name="Image20" text:anchor-type="as-char" svg:width="6.9236in" svg:height="5.1927in" draw:z-index="0">
<draw:image xlink:href="../Images/AРМІЯINFORM/2023-06-17T92-00-00-04-00/zbytyj-bpla.jpg" xlink:type="simple" xlink:show="embed" xlink:actuate="onLoad" draw:mime-type="image/jpeg"/>
</draw:frame>
On June 17, 2023, in the Kherson region, the Orlan-10 reconnaissance UAVs of Lacet was destroyed by the forces and air defense command "South".</text:p>
      <text:p text:style-name="P4">
About it <text:a xlink:type="simple" xlink:href="https://www.facebook.com/PvKPivden/posts/pfbid02DcL9hWsSXCWuMxAFdZgBMCARefbKWkx2y86dzMdo5ysZkoqsLGaSWrv8JzNRgRVWl" text:style-name="Internet_20_link" text:visited-style-name="Visited_20_Internet_20_Link">
reported</text:a>
South Air Force Command Service.</text:p>
      <text:p text:style-name="P4">
News Source: <text:a xlink:type="simple" xlink:href="https://armyinform.com.ua/2023/06/17/na-hersonshhyni-znyshheno-dva-rosijski-bezpilotnyky/" text:style-name="Internet_20_link" text:visited-style-name="Visited_20_Internet_20_Link">
https://armyinform.com.ua/2023/06/17/na-hersonshhyni-znyshheno-dva-rosijski-bezpilotnyky/</text:a>
</text:p>
      <!--NEWS-->
      <text:h text:style-name="P10" text:outline-level="1">
<text:span text:style-name="T4">
The redeployment of the coastal complex to the Bryansk region poses a threat of strikes in the territory of Ukraine - Yuri Ignat</text:span>
</text:h>
      <text:p text:style-name="P4">
Author: ['Вячеслав Діордієв']</text:p>
      <text:p text:style-name="P4">
Time: 2023-06-17T95:00:00-04:00</text:p>
      <text:p text:style-name="P4">
Description: The yak was pushed into the Yeter TV Marathon “єini Novini” Rechnik commandannya of the reinforcement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x35a.jpg" text:style-name="Internet_20_link" text:visited-style-name="Visited_20_Internet_20_Link">
x35a.jpg</text:a>
']</text:p>
      <text:p text:style-name="P4">
Tags: ['ЮРІЙ ІГНАТ']</text:p>
      <text:p text:style-name="P4">
Category: News</text:p>
      <!--METADATA-->
      <text:p text:style-name="P4">
<draw:frame draw:style-name="fr1" draw:name="Image21" text:anchor-type="as-char" svg:width="6.9236in" svg:height="3.630833in" draw:z-index="0">
<draw:image xlink:href="../Images/AРМІЯINFORM/2023-06-17T95-00-00-04-00/x35a.jpg" xlink:type="simple" xlink:show="embed" xlink:actuate="onLoad" draw:mime-type="image/jpeg"/>
</draw:frame>
As the Evil [TV Marathon] emphasized(https://www.youtube.com/watch?v=WY8sDvZdWEA)The "only news" of the Air Force Air Force Yuriy Ignat, redeployment to the Bryansk region of the Russian Federation of one of the divisions of the Russian coastal complex, from which the launch of the anti-ship missile X-35 is being launched, poses a certain threat to the impact on the territory of Ukraine from a distance of about 260 kilometers.</text:p>
      <text:p text:style-name="P4">
According to the officer, in general, these missiles are designed to destroy surfaces, but at the same time can also be used from Tagelycopter aircraft.</text:p>
      <text:p text:style-name="P4">
-The peculiarity of the X-35 missile is that it is very difficult to notice because it flies quite low above the water surface. But in its own characteristics, it is actually no different from the same "caliber" of the TSIRILITY RODER X-101. However, the battle part is three times smaller, "Yuri Ignat said.</text:p>
      <text:p text:style-name="P4">
News Source: <text:a xlink:type="simple" xlink:href="https://armyinform.com.ua/2023/06/17/peredyslokacziya-u-bryansku-oblast-beregovogo-korabelnogo-kompleksu-nese-zagrozu-shhodo-zavdannya-udariv-po-terytoriyi-ukrayiny-yurij-ignat/" text:style-name="Internet_20_link" text:visited-style-name="Visited_20_Internet_20_Link">
https://armyinform.com.ua/2023/06/17/peredyslokacziya-u-bryansku-oblast-beregovogo-korabelnogo-kompleksu-nese-zagrozu-shhodo-zavdannya-udariv-po-terytoriyi-ukrayiny-yurij-ignat/</text:a>
</text:p>
      <!--NEWS-->
      <text:h text:style-name="P10" text:outline-level="1">
<text:span text:style-name="T4">
Officers were released at the National Academy of Land Forces</text:span>
</text:h>
      <text:p text:style-name="P4">
Author: ['АРМІЯINFORM']</text:p>
      <text:p text:style-name="P4">
Time: 2023-06-17T96:00:00-04:00</text:p>
      <text:p text:style-name="P4">
Description: At the tracticity of the ritual vivusk, Abi Provitati vchorashnih cadets with the Assumptions ...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vipusk_bak_018.jpg" text:style-name="Internet_20_link" text:visited-style-name="Visited_20_Internet_20_Link">
vipusk_bak_018.jpg</text:a>
', '<text:a xlink:type="simple" xlink:href="https://armyinform.com.ua/wp-content/uploads/2023/06/vipusk_bak_001-150x150.jpg" text:style-name="Internet_20_link" text:visited-style-name="Visited_20_Internet_20_Link">
vipusk_bak_001-150x150.jpg</text:a>
', '<text:a xlink:type="simple" xlink:href="https://armyinform.com.ua/wp-content/uploads/2023/06/vipusk_bak_002-150x150.jpg" text:style-name="Internet_20_link" text:visited-style-name="Visited_20_Internet_20_Link">
vipusk_bak_002-150x150.jpg</text:a>
', '<text:a xlink:type="simple" xlink:href="https://armyinform.com.ua/wp-content/uploads/2023/06/vipusk_bak_014-150x150.jpg" text:style-name="Internet_20_link" text:visited-style-name="Visited_20_Internet_20_Link">
vipusk_bak_014-150x150.jpg</text:a>
', '<text:a xlink:type="simple" xlink:href="https://armyinform.com.ua/wp-content/uploads/2023/06/vipusk_bak_016-150x150.jpg" text:style-name="Internet_20_link" text:visited-style-name="Visited_20_Internet_20_Link">
vipusk_bak_016-150x150.jpg</text:a>
', '<text:a xlink:type="simple" xlink:href="https://armyinform.com.ua/wp-content/uploads/2023/06/vipusk_bak_020-150x150.jpg" text:style-name="Internet_20_link" text:visited-style-name="Visited_20_Internet_20_Link">
vipusk_bak_020-150x150.jpg</text:a>
', '<text:a xlink:type="simple" xlink:href="https://armyinform.com.ua/wp-content/uploads/2023/06/vipusk_bak_021-150x150.jpg" text:style-name="Internet_20_link" text:visited-style-name="Visited_20_Internet_20_Link">
vipusk_bak_021-150x150.jpg</text:a>
', '<text:a xlink:type="simple" xlink:href="https://armyinform.com.ua/wp-content/uploads/2023/06/vipusk_bak_022-150x150.jpg" text:style-name="Internet_20_link" text:visited-style-name="Visited_20_Internet_20_Link">
vipusk_bak_022-150x150.jpg</text:a>
', '<text:a xlink:type="simple" xlink:href="https://armyinform.com.ua/wp-content/uploads/2023/06/vipusk_bak_024-150x150.jpg" text:style-name="Internet_20_link" text:visited-style-name="Visited_20_Internet_20_Link">
vipusk_bak_024-150x150.jpg</text:a>
', '<text:a xlink:type="simple" xlink:href="https://armyinform.com.ua/wp-content/uploads/2023/06/vipusk_bak_025-150x150.jpg" text:style-name="Internet_20_link" text:visited-style-name="Visited_20_Internet_20_Link">
vipusk_bak_025-150x150.jpg</text:a>
', '<text:a xlink:type="simple" xlink:href="https://armyinform.com.ua/wp-content/uploads/2023/06/vipusk_bak_030-150x150.jpg" text:style-name="Internet_20_link" text:visited-style-name="Visited_20_Internet_20_Link">
vipusk_bak_030-150x150.jpg</text:a>
']</text:p>
      <text:p text:style-name="P4">
Tags: ['ВИПУСК ОФІЦЕРІВ', 'ЛЬВІВ', 'НАЦІОНАЛЬНА АКАДЕМІЯ СУХОПУТНИХ ВІЙСЬК ІМЕНІ ГЕТЬМАНА ПЕТРА САГАЙДАЧНОГО', 'ПРИСЯГА']</text:p>
      <text:p text:style-name="P4">
Category: News</text:p>
      <!--METADATA-->
      <text:p text:style-name="P4">
<draw:frame draw:style-name="fr1" draw:name="Image22" text:anchor-type="as-char" svg:width="6.9236in" svg:height="4.615733in" draw:z-index="0">
<draw:image xlink:href="../Images/AРМІЯINFORM/2023-06-17T96-00-00-04-00/vipusk_bak_018.jpg" xlink:type="simple" xlink:show="embed" xlink:actuate="onLoad" draw:mime-type="image/jpeg"/>
</draw:frame>
Photo of the Press Service of the National Academy of JI</text:p>
      <text:p text:style-name="P4">
On the solemn ritual of graduation, to congratulate yesterday's cadets with a successful preservation of training, they visited management, scientific and pedagogical staff of the Academy's such and pedagogical staff.</text:p>
      <text:p text:style-name="P4">
About this <text:a xlink:type="simple" xlink:href="https://www.asv.mil.gov.ua/" text:style-name="Internet_20_link" text:visited-style-name="Visited_20_Internet_20_Link">
it is referred</text:a>
Matters on the Academy's website.</text:p>
      <text:p text:style-name="P4">
In his welcoming speech, the head of the National Academy of Land Lieutenant Pavel Tkachuk stressed that the war made adjustments to the career plans of these boys and girls in life.</text:p>
      <ul>
        <li>
But graduates of the National Academy of Land Forces remain the construction of its history, pride and carriers of the glorious traditions of our educational institution, - he emphasized. -Your alma mater's door is always open to you, dear friends!</li>
      </ul>
      <text:p text:style-name="P4">
After the graduates of the symbolic oath for a good officer's doluyik, Father Andrey Khomyshyn blessed the Military Chaplain of the National Academy of the National Academy. And after the traditional performance of the Gymnovists of the National Academy of Land Forces, a musical gift for Lieutenants made musicians of the university military orchestra.</text:p>
      <text:p text:style-name="P4">
<text:a xlink:type="simple" xlink:href="https://armyinform.com.ua/wp-content/uploads/2023/06/vipusk_bak_001.jpg" text:style-name="Internet_20_link" text:visited-style-name="Visited_20_Internet_20_Link">
!(Images/AРМІЯINFORM/2023-06-17T96-00-00-04-00/vipusk_bak_001-150x150.jpg)</text:a>
</text:p>
      <text:p text:style-name="P4">
<text:a xlink:type="simple" xlink:href="https://armyinform.com.ua/wp-content/uploads/2023/06/vipusk_bak_002.jpg" text:style-name="Internet_20_link" text:visited-style-name="Visited_20_Internet_20_Link">
<draw:frame draw:style-name="fr1" draw:name="Image23" text:anchor-type="as-char" svg:width="6.9236in" svg:height="6.9236in" draw:z-index="0">
<draw:image xlink:href="../Images/AРМІЯINFORM/2023-06-17T96-00-00-04-00/vipusk_bak_002-150x150.jpg" xlink:type="simple" xlink:show="embed" xlink:actuate="onLoad" draw:mime-type="image/jpeg"/>
</draw:frame>
</text:a>
</text:p>
      <text:p text:style-name="P4">
<text:a xlink:type="simple" xlink:href="https://armyinform.com.ua/wp-content/uploads/2023/06/vipusk_bak_014.jpg" text:style-name="Internet_20_link" text:visited-style-name="Visited_20_Internet_20_Link">
<draw:frame draw:style-name="fr1" draw:name="Image24" text:anchor-type="as-char" svg:width="6.9236in" svg:height="6.9236in" draw:z-index="0">
<draw:image xlink:href="../Images/AРМІЯINFORM/2023-06-17T96-00-00-04-00/vipusk_bak_014-150x150.jpg" xlink:type="simple" xlink:show="embed" xlink:actuate="onLoad" draw:mime-type="image/jpeg"/>
</draw:frame>
</text:a>
</text:p>
      <text:p text:style-name="P4">
<text:a xlink:type="simple" xlink:href="https://armyinform.com.ua/wp-content/uploads/2023/06/vipusk_bak_016.jpg" text:style-name="Internet_20_link" text:visited-style-name="Visited_20_Internet_20_Link">
<draw:frame draw:style-name="fr1" draw:name="Image25" text:anchor-type="as-char" svg:width="6.9236in" svg:height="6.9236in" draw:z-index="0">
<draw:image xlink:href="../Images/AРМІЯINFORM/2023-06-17T96-00-00-04-00/vipusk_bak_016-150x150.jpg" xlink:type="simple" xlink:show="embed" xlink:actuate="onLoad" draw:mime-type="image/jpeg"/>
</draw:frame>
</text:a>
</text:p>
      <text:p text:style-name="P4">
<text:a xlink:type="simple" xlink:href="https://armyinform.com.ua/wp-content/uploads/2023/06/vipusk_bak_020.jpg" text:style-name="Internet_20_link" text:visited-style-name="Visited_20_Internet_20_Link">
<draw:frame draw:style-name="fr1" draw:name="Image26" text:anchor-type="as-char" svg:width="6.9236in" svg:height="6.9236in" draw:z-index="0">
<draw:image xlink:href="../Images/AРМІЯINFORM/2023-06-17T96-00-00-04-00/vipusk_bak_020-150x150.jpg" xlink:type="simple" xlink:show="embed" xlink:actuate="onLoad" draw:mime-type="image/jpeg"/>
</draw:frame>
</text:a>
</text:p>
      <text:p text:style-name="P4">
<text:a xlink:type="simple" xlink:href="https://armyinform.com.ua/wp-content/uploads/2023/06/vipusk_bak_021.jpg" text:style-name="Internet_20_link" text:visited-style-name="Visited_20_Internet_20_Link">
<draw:frame draw:style-name="fr1" draw:name="Image27" text:anchor-type="as-char" svg:width="6.9236in" svg:height="6.9236in" draw:z-index="0">
<draw:image xlink:href="../Images/AРМІЯINFORM/2023-06-17T96-00-00-04-00/vipusk_bak_021-150x150.jpg" xlink:type="simple" xlink:show="embed" xlink:actuate="onLoad" draw:mime-type="image/jpeg"/>
</draw:frame>
</text:a>
</text:p>
      <text:p text:style-name="P4">
<text:a xlink:type="simple" xlink:href="https://armyinform.com.ua/wp-content/uploads/2023/06/vipusk_bak_022.jpg" text:style-name="Internet_20_link" text:visited-style-name="Visited_20_Internet_20_Link">
<draw:frame draw:style-name="fr1" draw:name="Image28" text:anchor-type="as-char" svg:width="6.9236in" svg:height="6.9236in" draw:z-index="0">
<draw:image xlink:href="../Images/AРМІЯINFORM/2023-06-17T96-00-00-04-00/vipusk_bak_022-150x150.jpg" xlink:type="simple" xlink:show="embed" xlink:actuate="onLoad" draw:mime-type="image/jpeg"/>
</draw:frame>
</text:a>
</text:p>
      <text:p text:style-name="P4">
<text:a xlink:type="simple" xlink:href="https://armyinform.com.ua/wp-content/uploads/2023/06/vipusk_bak_024.jpg" text:style-name="Internet_20_link" text:visited-style-name="Visited_20_Internet_20_Link">
<draw:frame draw:style-name="fr1" draw:name="Image29" text:anchor-type="as-char" svg:width="6.9236in" svg:height="6.9236in" draw:z-index="0">
<draw:image xlink:href="../Images/AРМІЯINFORM/2023-06-17T96-00-00-04-00/vipusk_bak_024-150x150.jpg" xlink:type="simple" xlink:show="embed" xlink:actuate="onLoad" draw:mime-type="image/jpeg"/>
</draw:frame>
</text:a>
</text:p>
      <text:p text:style-name="P4">
<text:a xlink:type="simple" xlink:href="https://armyinform.com.ua/wp-content/uploads/2023/06/vipusk_bak_030.jpg" text:style-name="Internet_20_link" text:visited-style-name="Visited_20_Internet_20_Link">
<draw:frame draw:style-name="fr1" draw:name="Image30" text:anchor-type="as-char" svg:width="6.9236in" svg:height="6.9236in" draw:z-index="0">
<draw:image xlink:href="../Images/AРМІЯINFORM/2023-06-17T96-00-00-04-00/vipusk_bak_030-150x150.jpg" xlink:type="simple" xlink:show="embed" xlink:actuate="onLoad" draw:mime-type="image/jpeg"/>
</draw:frame>
</text:a>
_Poto press service of the National Academy</text:p>
      <text:p text:style-name="P4">
News Source: <text:a xlink:type="simple" xlink:href="https://armyinform.com.ua/2023/06/17/u-naczionalnij-akademiyi-suhoputnyh-vijsk-vidbuvsya-vypusk-oficzeriv-2/" text:style-name="Internet_20_link" text:visited-style-name="Visited_20_Internet_20_Link">
https://armyinform.com.ua/2023/06/17/u-naczionalnij-akademiyi-suhoputnyh-vijsk-vidbuvsya-vypusk-oficzeriv-2/</text:a>
</text:p>
      <!--NEWS-->
      <text:h text:style-name="P10" text:outline-level="1">
<text:span text:style-name="T4">
The water level in the Dnieper near Kherson continues to decline, now it reaches 0.94 m</text:span>
</text:h>
      <text:p text:style-name="P4">
Author: ['АРМІЯINFORM']</text:p>
      <text:p text:style-name="P4">
Time: 2023-06-17T97:00:00-04:00</text:p>
      <text:p text:style-name="P4">
Description: Pydtopolleniy is stuck in the population of the population (1 TS. 274 Budinkiv) on the right -bank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riven-vody-herson.jpg" text:style-name="Internet_20_link" text:visited-style-name="Visited_20_Internet_20_Link">
riven-vody-herson.jpg</text:a>
']</text:p>
      <text:p text:style-name="P4">
Tags: ['ЕКОЦИД', 'КАХОВСЬКА ГЕС', 'КАХОВСЬКА ГЕС/ШТАБ INFO', 'РІВЕНЬ ВОДИ', 'ХЕРСОН']</text:p>
      <text:p text:style-name="P4">
Category: News</text:p>
      <!--METADATA-->
      <text:p text:style-name="P4">
<draw:frame draw:style-name="fr1" draw:name="Image31" text:anchor-type="as-char" svg:width="6.9236in" svg:height="3.898635in" draw:z-index="0">
<draw:image xlink:href="../Images/AРМІЯINFORM/2023-06-17T97-00-00-04-00/riven-vody-herson.jpg" xlink:type="simple" xlink:show="embed" xlink:actuate="onLoad" draw:mime-type="image/jpeg"/>
</draw:frame>
Photo from Glavnoe.in.ua</text:p>
      <text:p text:style-name="P4">
Six settlements remain flooded(1 thousand 274 homes)The right bank of the Dnieper and 17 settlements located in the temporary and -employed territory of the Left Bank.</text:p>
      <text:p text:style-name="P4">
About it in your Telegram <text:a xlink:type="simple" xlink:href="https://t.me/shtab_kakhovska_hes/913" text:style-name="Internet_20_link" text:visited-style-name="Visited_20_Internet_20_Link">
reports</text:a>
The official information channel of the headquarters to eliminate the consequences of the Kakhovskaya HEES by Russian terrorists.</text:p>
      <text:p text:style-name="P4">
Since the beginning of the work on the elimination of the consequences of the flooding of SES Rescuers Nakherson region, more than 107 thousand tons of 413 houses and basements have been pumped out; 401 tons of water and more than 36 thousand 597 kg have been delivered to citizens. food products and essentials.</text:p>
      <text:p text:style-name="P4">
News Source: <text:a xlink:type="simple" xlink:href="https://armyinform.com.ua/2023/06/17/riven-vody-u-dnipri-bilya-hersona-prodovzhuye-znyzhuvatysya-narazi-vin-znahodytsya-na-poznachczi-094-m/" text:style-name="Internet_20_link" text:visited-style-name="Visited_20_Internet_20_Link">
https://armyinform.com.ua/2023/06/17/riven-vody-u-dnipri-bilya-hersona-prodovzhuye-znyzhuvatysya-narazi-vin-znahodytsya-na-poznachczi-094-m/</text:a>
</text:p>
      <!--NEWS-->
      <text:h text:style-name="P10" text:outline-level="1">
<text:span text:style-name="T4">
The occupiers have inflicted the air strike in the Kherson region, there is a dead and injured</text:span>
</text:h>
      <text:p text:style-name="P4">
Author: ['АРМІЯINFORM']</text:p>
      <text:p text:style-name="P4">
Time: 2023-06-17T98:00:00-04:00</text:p>
      <text:p text:style-name="P4">
Description: For the proprietary Kerivnitvva of the Kherson -Oblast Prosecutor's Office, Rozdovo ... War with Ukraine 2022, War with Ukraine Latest news today, News War with Ukraine 2022 Last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6/zrujnovanyj-budynok.jpg" text:style-name="Internet_20_link" text:visited-style-name="Visited_20_Internet_20_Link">
zrujnovanyj-budynok.jpg</text:a>
']</text:p>
      <text:p text:style-name="P4">
Tags: ['STOPRUSSIA', 'АВІАУДАРИ РФ', 'АГРЕСІЯ РФ', 'ВІЙНА', 'ВОЄННІ ЗЛОЧИНИ РФ', 'ВТОРГНЕННЯ РФ', 'ОФІС ГЕНЕРАЛЬНОГО ПРОКУРОРА']</text:p>
      <text:p text:style-name="P4">
Category: News</text:p>
      <!--METADATA-->
      <text:p text:style-name="P4">
<draw:frame draw:style-name="fr1" draw:name="Image32" text:anchor-type="as-char" svg:width="6.9236in" svg:height="5.696011in" draw:z-index="0">
<draw:image xlink:href="../Images/AРМІЯINFORM/2023-06-17T98-00-00-04-00/zrujnovanyj-budynok.jpg" xlink:type="simple" xlink:show="embed" xlink:actuate="onLoad" draw:mime-type="image/jpeg"/>
</draw:frame>
With the procedural leadership of the Kherson Regional Prosecutor's Office, a subsequent investigation into the violation of the laws and customs of war.(Part 2 of Article 438 of the Criminal Code of Ukraine).</text:p>
      <text:p text:style-name="P4">
За даними слідства, російські військові обстріляли село в Каховському районі.</text:p>
      <text:p text:style-name="P4">
Про йдеться в<text:a xlink:type="simple" xlink:href="https://www.facebook.com/pgo.gov.ua/posts/pfbid02JdNjSPbinSWSeGmNpE8jJXUcTJPEVgbKSxGi1mXiE3NGDeuspeb9JqQHN9N7LLLRl" text:style-name="Internet_20_link" text:visited-style-name="Visited_20_Internet_20_Link">
повідомленні</text:a>
on the official prosecutor General's Office page on Facebook.</text:p>
      <text:p text:style-name="P4">
Due to sighting blows, a local resident got incompatible with the life of injury.</text:p>
      <text:p text:style-name="P4">
Three people were also injured, including a 17-year-old teenager.</text:p>
      <text:p text:style-name="P4">
According to preliminary data, the Russian military attacked the populated by chipped airplanes.</text:p>
      <text:p text:style-name="P4">
Priority measures are being taken to record the crime committed by the Army of the Ukraine-aggressor.</text:p>
      <text:p text:style-name="P4">
News Source: <text:a xlink:type="simple" xlink:href="https://armyinform.com.ua/2023/06/17/okupanty-zavdaly-aviaudar-po-hersonshhyni-ye-zagyblyj-i-travmovani/" text:style-name="Internet_20_link" text:visited-style-name="Visited_20_Internet_20_Link">
https://armyinform.com.ua/2023/06/17/okupanty-zavdaly-aviaudar-po-hersonshhyni-ye-zagyblyj-i-travmovani/</text:a>
</text:p>
      <!--NEWS-->
      <text:h text:style-name="P10" text:outline-level="1">
<text:span text:style-name="T4">
In the US at a music festival there was a shooting, two people were killed</text:span>
</text:h>
      <text:p text:style-name="P4">
Authors: Ukrinform (Person)</text:p>
      <text:p text:style-name="P4">
Publisher: Укринформ (Organization)</text:p>
      <text:p text:style-name="P4">
Published Time: 2023-06-18T-10:12:00+03:00</text:p>
      <text:p text:style-name="P4">
Modified Time: 2023-06-18T19:12:00+03:00</text:p>
      <text:p text:style-name="P4">
Description: During the Washington E -Dancing Music Festival, a massive campsite took place on Saturday night, causing two people to die and a few more were injured. - Ukrinform.</text:p>
      <text:p text:style-name="P4">
Images: ['<text:a xlink:type="simple" xlink:href="https://static.ukrinform.com/photos/2016_07/thumb_files/630_360_1468557290-2550-policia-lenta.jpg" text:style-name="Internet_20_link" text:visited-style-name="Visited_20_Internet_20_Link">
630_360_14685...</text:a>
']</text:p>
      <text:p text:style-name="P4">
Tags: ['Фестиваль', 'США', 'Стрілянина', 'Загибель']</text:p>
      <text:p text:style-name="P4">
Type: Article</text:p>
      <!--METADATA-->
      <text:p text:style-name="P4">
<draw:frame draw:style-name="fr1" draw:name="Image33" text:anchor-type="as-char" svg:width="6.9236in" svg:height="3.956343in" draw:z-index="0">
<draw:image xlink:href="../Images/yкринформ/2023-06-18T-10-12-00-03-00/630_360_1468557290-2550-policia-lenta.jpg" xlink:type="simple" xlink:show="embed" xlink:actuate="onLoad" draw:mime-type="image/jpeg"/>
</draw:frame>
During the Washington E -Dancing Music Festival, a massive camping shooting occurred in the evening, causing people to be killed and a few more were injured.</text:p>
      <text:p text:style-name="P4">
As Ukrinform reports, it reports <text:a xlink:type="simple" xlink:href="https://edition.cnn.com/2023/06/18/us/gorge-campgrounds-shooting/index.html" text:style-name="Internet_20_link" text:visited-style-name="Visited_20_Internet_20_Link">
CNN.</text:a>
Three people, including arrows, who were taken into custody, were injured.</text:p>
      <text:p text:style-name="P4">
Notification of <text:a xlink:type="simple" xlink:href="https://www.ukrinform.ua/tag-strilanina" text:style-name="Internet_20_link" text:visited-style-name="Visited_20_Internet_20_Link">
shooting</text:a>
Stomping near the city of George came around 8:25 pm local time, said Grant District Sheriff's office.</text:p>
      <text:p text:style-name="P4">
According to Sheriff's office spokeswoman, Sheriffsa formana, the suspect "random" fired at the crowd when he ran and was eventually arrested.</text:p>
      <text:p text:style-name="P4">
The George Amphitheater held a two -day Beyond Wonderland music festival, and camping was located a few hundred meters from the scene.</text:p>
      <text:p text:style-name="P4">
<text:span text:style-name="T4">
 Read also: </text:span>
 <text:a xlink:type="simple" xlink:href="https://www.ukrinform.ua/rubric-world/3722665-v-aponii-kursant-vidkriv-strilaninu-na-poligoni-dvoe-vijskovih-zaginuli.html" text:style-name="Internet_20_link" text:visited-style-name="Visited_20_Internet_20_Link">
in Japan the cadet opened <text:span text:style-name="T4">
 shooting </text:span>
 at the landfill, bivalve died</text:a>
Currently, the authorities have not provided details about the incident. The case will be investigated by the Washington Office of Independent Investigations.</text:p>
      <text:p text:style-name="P4">
On Sunday morning, all performances within the festival were canceled.</text:p>
      <text:p text:style-name="P4">
As reported by Ukrinform, last Sunday <text:a xlink:type="simple" xlink:href="https://www.ukrinform.ua/rubric-world/3721391-na-avtostoanci-u-hustoni-stalasa-strilanina-sestero-poranenih.html" text:style-name="Internet_20_link" text:visited-style-name="Visited_20_Internet_20_Link">
on the parking lot in Houston there was a gunman</text:a>
Six people were resulted in.</text:p>
      <text:p text:style-name="P4">
News Source: <text:a xlink:type="simple" xlink:href="https://www.ukrinform.ua/rubric-world/3724541-u-ssa-na-muzicnomu-festivali-stalasa-strilanina-dvoe-ludej-zaginuli.html" text:style-name="Internet_20_link" text:visited-style-name="Visited_20_Internet_20_Link">
https://www.ukrinform.ua/rubric-world/3724541-u-ssa-na-muzicnomu-festivali-stalasa-strilanina-dvoe-ludej-zaginuli.html</text:a>
</text:p>
      <!--NEWS-->
      <text:h text:style-name="P10" text:outline-level="1">
<text:span text:style-name="T4">
Italy took the third place of the League Nations 2022/23 from football</text:span>
</text:h>
      <text:p text:style-name="P4">
Authors: Ukrinform (Person)</text:p>
      <text:p text:style-name="P4">
Publisher: Укринформ (Organization)</text:p>
      <text:p text:style-name="P4">
Published Time: 2023-06-18T-12:20:00+03:00</text:p>
      <text:p text:style-name="P4">
Modified Time: 2023-06-18T18:20:00+03:00</text:p>
      <text:p text:style-name="P4">
Description: In the Bronze match, the Italians beat the Netherlands. - Ukrinform.</text:p>
      <text:p text:style-name="P4">
Images: ['<text:a xlink:type="simple" xlink:href="https://static.ukrinform.com/photos/2023_06/thumb_files/630_360_1687101477-679.jpg" text:style-name="Internet_20_link" text:visited-style-name="Visited_20_Internet_20_Link">
630_360_16871...</text:a>
']</text:p>
      <text:p text:style-name="P4">
Tags: ['Футбол', 'Ліга націй УЄФА']</text:p>
      <text:p text:style-name="P4">
Type: Article</text:p>
      <!--METADATA-->
      <text:p text:style-name="P4">
<draw:frame draw:style-name="fr1" draw:name="Image34" text:anchor-type="as-char" svg:width="6.9236in" svg:height="3.956343in" draw:z-index="0">
<draw:image xlink:href="../Images/yкринформ/2023-06-18T-12-20-00-03-00/630_360_1687101477-679.jpg" xlink:type="simple" xlink:show="embed" xlink:actuate="onLoad" draw:mime-type="image/jpeg"/>
</draw:frame>
In the Bronze match, the Italians beat the Netherlands.</text:p>
      <text:p text:style-name="P4">
The Italian national team became the first winner of the League of Nations 2022/23, in the match, in the match the place of Roberto Manchini beat the Netherlands - 3: 2, reports.</text:p>
      <text:p text:style-name="P4">
Italy opened the score in the sixth minute, noted Federico Diamarco. By the 20th minute, defender David Davide Fratus doubled the advantage of Italy.</text:p>
      <text:p text:style-name="P4">
In the second half, the opponents exchanged goals for five minutes: for a 68-yod the ball lag for the owners played Stephen Bergwein, and the 73rd-the break up renewed Federico Kieza. The veghor's goal at the end of the match was judged through an offside at the Oranian Forward. Instead, in the last minute time, the second ball of the Netherlands was spent by dahliayo Wenalum. The final account is 2: 3.</text:p>
      <text:p text:style-name="P4">
<text:span text:style-name="T4">
 Read also: </text:span>
 [Shevchenko: Ukraine won a well -deserved victory(https://www.ukrinform.ua/rubric-sports/3724112-sevcenko-ukraina-zdobula-zasluzenu-peremogu-pisla-nejmovirnogo-vidigrasu.html)As reported by Ukrinform, the Lolov Trophy of the League of Nations on Sunday, June 18, will play the national teams of Spain and Croatia, the beginning of the finals - at 21:45 in Kiev.</text:p>
      <text:p text:style-name="P4">
Photo: Getty Images</text:p>
      <text:p text:style-name="P4">
News Source: <text:a xlink:type="simple" xlink:href="https://www.ukrinform.ua/rubric-sports/3724531-italia-posila-trete-misce-ligi-nacij-202223-z-futbolu.html" text:style-name="Internet_20_link" text:visited-style-name="Visited_20_Internet_20_Link">
https://www.ukrinform.ua/rubric-sports/3724531-italia-posila-trete-misce-ligi-nacij-202223-z-futbolu.html</text:a>
</text:p>
      <!--NEWS-->
      <text:h text:style-name="P10" text:outline-level="1">
<text:span text:style-name="T4">
Zaluzhni congratulated Ukrainians on his father's day</text:span>
</text:h>
      <text:p text:style-name="P4">
Authors: Ukrinform (Person)</text:p>
      <text:p text:style-name="P4">
Publisher: Укринформ (Organization)</text:p>
      <text:p text:style-name="P4">
Published Time: 2023-06-18T-17:45:00+03:00</text:p>
      <text:p text:style-name="P4">
Modified Time: 2023-06-18T14:45:00+03:00</text:p>
      <text:p text:style-name="P4">
Description: Commander -in -Chief of the Armed Forces of Ukraine Valery Zaluzhny congratulated the Ukrainians on his father's Day. - Ukrinform.</text:p>
      <text:p text:style-name="P4">
Images: ['<text:a xlink:type="simple" xlink:href="https://static.ukrinform.com/photos/2023_02/thumb_files/630_360_1676531390-589.jpg" text:style-name="Internet_20_link" text:visited-style-name="Visited_20_Internet_20_Link">
630_360_16765...</text:a>
']</text:p>
      <text:p text:style-name="P4">
Tags: ['Свято', 'Валерій Залужний', 'День батька']</text:p>
      <text:p text:style-name="P4">
Type: Article</text:p>
      <!--METADATA-->
      <text:p text:style-name="P4">
<draw:frame draw:style-name="fr1" draw:name="Image35" text:anchor-type="as-char" svg:width="6.9236in" svg:height="3.956343in" draw:z-index="0">
<draw:image xlink:href="../Images/yкринформ/2023-06-18T-17-45-00-03-00/630_360_1676531390-589.jpg" xlink:type="simple" xlink:show="embed" xlink:actuate="onLoad" draw:mime-type="image/jpeg"/>
</draw:frame>
The Commander -in -Chief of the Armed Forces of Ukraine Valery Zaluzhny congratulated the Ukrainians with his father.</text:p>
      <text:p text:style-name="P4">
About this Zaluzhny wrote in <text:a xlink:type="simple" xlink:href="https://t.me/CinCAFU/513" text:style-name="Internet_20_link" text:visited-style-name="Visited_20_Internet_20_Link">
telegram</text:a>
, reports Ukrinform.</text:p>
      <text:p text:style-name="P4">
“The Ukrainian father is the boldest because it protects his family, the home of Tabatkivshchyna. He is a worthy example for his children. Proud for everyone, ”the commander -in -chief.</text:p>
      <text:p text:style-name="P4">
As it was reported, [Father's Day in Ukraine is celebrated every year on the third Nations(https://www.ukrinform.ua/rubric-society/3724415-zelenskij-privitav-ukrainciv-z-dnem-batka.html). In 2023, this holiday fell on June 18.</text:p>
      <text:p text:style-name="P4">
Photo: zsu.gov.ua</text:p>
      <text:p text:style-name="P4">
News Source: <text:a xlink:type="simple" xlink:href="https://www.ukrinform.ua/rubric-society/3724468-zaluznij-privitav-ukrainciv-z-dnem-batka.html" text:style-name="Internet_20_link" text:visited-style-name="Visited_20_Internet_20_Link">
https://www.ukrinform.ua/rubric-society/3724468-zaluznij-privitav-ukrainciv-z-dnem-batka.html</text:a>
</text:p>
      <!--NEWS-->
      <text:h text:style-name="P10" text:outline-level="1">
<text:span text:style-name="T4">
Sergey Rebrov: Tomorrow you will see a different warehouse</text:span>
</text:h>
      <text:p text:style-name="P4">
Authors: Ukrinform (Person)</text:p>
      <text:p text:style-name="P4">
Publisher: Укринформ (Organization)</text:p>
      <text:p text:style-name="P4">
Published Time: 2023-06-18T-1:30:46+03:00</text:p>
      <text:p text:style-name="P4">
Modified Time: 2023-06-18T20:30:46+03:00</text:p>
      <text:p text:style-name="P4">
Description: The head coach of the national team of Ukraine Serhiy Rebrov gave a press conference on the eve of the Euro-2024 qualification match against Malta. - Ukrinform.</text:p>
      <text:p text:style-name="P4">
Images: ['<text:a xlink:type="simple" xlink:href="https://static.ukrinform.com/photos/2023_06/thumb_files/630_360_1687109365-210.jpg" text:style-name="Internet_20_link" text:visited-style-name="Visited_20_Internet_20_Link">
630_360_16871...</text:a>
']</text:p>
      <text:p text:style-name="P4">
Tags: ['Футбол', 'Ребров', 'Збірна України']</text:p>
      <text:p text:style-name="P4">
Type: Article</text:p>
      <!--METADATA-->
      <text:p text:style-name="P4">
<draw:frame draw:style-name="fr1" draw:name="Image37" text:anchor-type="as-char" svg:width="6.9236in" svg:height="3.956343in" draw:z-index="0">
<draw:image xlink:href="../Images/yкринформ/2023-06-18T-1-30-46-03-00/630_360_1687109365-210.jpg" xlink:type="simple" xlink:show="embed" xlink:actuate="onLoad" draw:mime-type="image/jpeg"/>
</draw:frame>
Serhiy Rebrov's chief core of the national team of Ukraine gave a press conference on the eve of Euro-2024 matches against Malta.</text:p>
      <text:p text:style-name="P4">
As Ukrinform reports, with reference to <text:a xlink:type="simple" xlink:href="https://www.youtube.com/watch" text:style-name="Internet_20_link" text:visited-style-name="Visited_20_Internet_20_Link">
UAF</text:a>
.</text:p>
      <text:p text:style-name="P4">
«Завтра будуть грати ті гравці, які на даний момент готові. Я не розділяюгравців на футболістів молодіжної команди чи першої. Завтра побачите, мабуть,інший склад. Але ми повинні робити ротацію, бо граємо третю гру з проміжком2-3 дні. Точно вона буде, подивимося, що буде завтра», - сказав Ребров.</text:p>
      <text:p text:style-name="P4">
Головний тренер збірної України наголосив на тому, що чекає завтра важкийматч.</text:p>
      <text:p text:style-name="P4">
«Я впевнений, що буде важкий матч. Вони теж грали 2 дні тому, тому будуть таксамо втомлені, але на цьому рівні в них є достатньо провідних гравців, і вонибудуть готуватися дуже серйозно. Ми в першу чергу повинні думати про себе, якми граємо. І я сьогодні казав гравцям, що ми поважаємо суперника, але повиннідумати про нашу гру. Очікую, що завтра ми гратимемо в інший футбол, ніж впершому матчі», - пояснив коуч "синьо-жовтих".</text:p>
      <text:p text:style-name="P4">
<text:span text:style-name="T4">
Читайте також:</text:span>
 <text:a xlink:type="simple" xlink:href="https://www.ukrinform.ua/rubric-sports/3724531-italia-posila-trete-misce-ligi-nacij-202223-z-futbolu.html" text:style-name="Internet_20_link" text:visited-style-name="Visited_20_Internet_20_Link">
 Італія посіла третє місце Ліги націй 2022/23 з <text:span text:style-name="T4">
футбол</text:span>
у </text:a>
It was reported that tomorrow, June 18, the National Team of Ukraine will play antimalists in the fourth round of qualification to the European Championship 20124. The match starts at 19:00 in Kiev.</text:p>
      <text:p text:style-name="P4">
Photo by Oksana Vasilyeva</text:p>
      <text:p text:style-name="P4">
News Source: <text:a xlink:type="simple" xlink:href="https://www.ukrinform.ua/rubric-sports/3724566-sergij-rebrov-zavtra-pobacite-insij-sklad.html" text:style-name="Internet_20_link" text:visited-style-name="Visited_20_Internet_20_Link">
https://www.ukrinform.ua/rubric-sports/3724566-sergij-rebrov-zavtra-pobacite-insij-sklad.html</text:a>
</text:p>
      <!--NEWS-->
      <text:h text:style-name="P10" text:outline-level="1">
<text:span text:style-name="T4">
Riga organizes camps for Ukrainian children</text:span>
</text:h>
      <text:p text:style-name="P4">
Authors: Ukrinform (Person)</text:p>
      <text:p text:style-name="P4">
Publisher: Укринформ (Organization)</text:p>
      <text:p text:style-name="P4">
Published Time: 2023-06-18T-20:03:57+03:00</text:p>
      <text:p text:style-name="P4">
Modified Time: 2023-06-18T12:03:57+03:00</text:p>
      <text:p text:style-name="P4">
Description: Riga self -government has announced a competition for the organization of joint camps for Ukrainian and Latvian children. - Ukrinform.</text:p>
      <text:p text:style-name="P4">
Images: ['<text:a xlink:type="simple" xlink:href="https://static.ukrinform.com/photos/2023_06/thumb_files/630_360_1687079019-107.jpg" text:style-name="Internet_20_link" text:visited-style-name="Visited_20_Internet_20_Link">
630_360_16870...</text:a>
']</text:p>
      <text:p text:style-name="P4">
Tags: ['Діти', 'Літній табір']</text:p>
      <text:p text:style-name="P4">
Type: Article</text:p>
      <!--METADATA-->
      <text:p text:style-name="P4">
<draw:frame draw:style-name="fr1" draw:name="Image38" text:anchor-type="as-char" svg:width="6.9236in" svg:height="3.956343in" draw:z-index="0">
<draw:image xlink:href="../Images/yкринформ/2023-06-18T-20-03-57-03-00/630_360_1687079019-107.jpg" xlink:type="simple" xlink:show="embed" xlink:actuate="onLoad" draw:mime-type="image/jpeg"/>
</draw:frame>
Rigskesamore announced a competition for the organization of joint camps for Ukrainian and Latvian children.</text:p>
      <text:p text:style-name="P4">
According to Ukrinform, with reference to <text:a xlink:type="simple" xlink:href="https://rus.delfi.lv/news/daily/latvia/v-rige-budut-organizovany-lagerya-dlya-latvijskih-i-ukrainskih-detej.d" text:style-name="Internet_20_link" text:visited-style-name="Visited_20_Internet_20_Link">
Delfi.</text:a>
According to the Riga Duma communication management, funds for the organization of summer and autumn camps for organizations, funds, enterprises and other interested service providers will be deducted. Organizations should submit proposals by June 26.</text:p>
      <text:p text:style-name="P4">
The purpose of the camps is to support the socialization and psycho -emotional well -being of Ukrainian children and young people, as well as to master Latvian language and improvement of cooperation.</text:p>
      <text:p text:style-name="P4">
The purchase conditions stipulate that at least 20 participants should be in the camp. At the same time, 50% should be children of citizens of Ukraine living in the territory of crisis self -government, and 50% of Latvian children who are registered in Rizabo study in one of the Riga educational institutions.</text:p>
      <text:p text:style-name="P4">
<text:span text:style-name="T4">
 Read also: </text:span>
 <text:a xlink:type="simple" xlink:href="https://www.ukrinform.ua/rubric-society/3724400-na-portali-znaimo-dostupni-poradi-pro-zbagacenna-racionu-ditej-pid-cas-kanikul-zelenska.html" text:style-name="Internet_20_link" text:visited-style-name="Visited_20_Internet_20_Link">
On the Portal "We know" available tips on the enrichment of the right <text:span text:style-name="T4">
 children </text:span>
 during vacation - Zelenska</text:a>
The camps will be able to be students of grades 1-12.</text:p>
      <text:p text:style-name="P4">
The expected duration is from July 24 to August 30 for summer camps and from October 21 to October 21 to Autumn camps.</text:p>
      <text:p text:style-name="P4">
As reported by Ukrinform, at the end of April the government of Latvia [made a decision to finance on more than € 4 million euros of training of Ukrainian citizens]](https://www.ukrinform.ua/rubric-society/3699529-urad-latvii-vidilit-4-miljoni-na-navcanna-ukrainskih-bizenciv-latiskoi-movi.html)which are overwhelming in the republic, Latvian.</text:p>
      <text:p text:style-name="P4">
Photo: Shutterstock</text:p>
      <text:p text:style-name="P4">
News Source: <text:a xlink:type="simple" xlink:href="https://www.ukrinform.ua/rubric-society/3724424-riga-organizovue-tabori-dla-ukrainskih-ditej.html" text:style-name="Internet_20_link" text:visited-style-name="Visited_20_Internet_20_Link">
https://www.ukrinform.ua/rubric-society/3724424-riga-organizovue-tabori-dla-ukrainskih-ditej.html</text:a>
</text:p>
      <!--NEWS-->
      <text:h text:style-name="P10" text:outline-level="1">
<text:span text:style-name="T4">
Armed Forces destroyed four enemy drones in the south</text:span>
</text:h>
      <text:p text:style-name="P4">
Authors: Ukrinform (Person)</text:p>
      <text:p text:style-name="P4">
Publisher: Укринформ (Organization)</text:p>
      <text:p text:style-name="P4">
Published Time: 2023-06-18T-2:19:00+03:00</text:p>
      <text:p text:style-name="P4">
Modified Time: 2023-06-18T20:19:00+03:00</text:p>
      <text:p text:style-name="P4">
Description: The Armed Forces of Ukraine destroyed four Russian drones of different types in the Kherson and Mykolaiv regions. - Ukrinform.</text:p>
      <text:p text:style-name="P4">
Images: ['<text:a xlink:type="simple" xlink:href="https://static.ukrinform.com/photos/2023_04/thumb_files/630_360_1682248586-703.jpg" text:style-name="Internet_20_link" text:visited-style-name="Visited_20_Internet_20_Link">
630_360_16822...</text:a>
']</text:p>
      <text:p text:style-name="P4">
Tags: ['Безпілотник', 'Херсонщина', 'Миколаївщина', 'Війна з Росією']</text:p>
      <text:p text:style-name="P4">
Type: Article</text:p>
      <!--METADATA-->
      <text:p text:style-name="P4">
<draw:frame draw:style-name="fr1" draw:name="Image39" text:anchor-type="as-char" svg:width="6.9236in" svg:height="3.956343in" draw:z-index="0">
<draw:image xlink:href="../Images/yкринформ/2023-06-18T-2-19-00-03-00/630_360_1682248586-703.jpg" xlink:type="simple" xlink:show="embed" xlink:actuate="onLoad" draw:mime-type="image/jpeg"/>
</draw:frame>
The arms of Ukraine destroyed four Russian non -types of various types in the Kherson and Mykolaiv regions.</text:p>
      <text:p text:style-name="P4">
According to Ukrinform, the South Air Command reports on <text:a xlink:type="simple" xlink:href="https://www.facebook.com/PvKPivden/posts/pfbid02gg1SBhKFpK3hcTWEHe8KZVvYMUm5RLRSw6QrauKWc91Ut2rTiwpSqwJsXD6QQ4JNl" text:style-name="Internet_20_link" text:visited-style-name="Visited_20_Internet_20_Link">
Facebook</text:a>
.</text:p>
      <text:p text:style-name="P4">
"18 червня 2023 року силами та засобами протиповітряної оборони повітряногокомандування "Південь" знищено: на Херсонщині - два ударних БпЛА “Ланцет” таодин БпЛА “ZALA”, на Миколаївщині - один БпЛА оперативно-тактичного рівня", -ідеться у повідомлені.</text:p>
      <text:p text:style-name="P4">
<text:span text:style-name="T4">
 Read also: </text:span>
 <text:a xlink:type="simple" xlink:href="https://www.ukrinform.ua/rubric-ato/3724556-ukrainska-aviacia-za-dobu-zavdala-sim-udariv-po-vorogu.html" text:style-name="Internet_20_link" text:visited-style-name="Visited_20_Internet_20_Link">
Ukrainian aviation per day made seven blows on the enemy</text:a>
As reported by Ukrinform, the Ukrainian military on Sunday <text:a xlink:type="simple" xlink:href="https://www.ukrinform.ua/rubric-ato/3724539-ukrainski-vijskovi-zbili-rosijskij-gelikopter-ka52.html" text:style-name="Internet_20_link" text:visited-style-name="Visited_20_Internet_20_Link">
shot down by a single-Russian helicopter Ka-52 "Alligator"</text:a>
.</text:p>
      <text:p text:style-name="P4">
Photo: Lancet UAV, illustrative</text:p>
      <text:p text:style-name="P4">
News Source: <text:a xlink:type="simple" xlink:href="https://www.ukrinform.ua/rubric-ato/3724565-zsu-znisili-na-pivdni-cotiri-vorozi-bezpilotniki.html" text:style-name="Internet_20_link" text:visited-style-name="Visited_20_Internet_20_Link">
https://www.ukrinform.ua/rubric-ato/3724565-zsu-znisili-na-pivdni-cotiri-vorozi-bezpilotniki.html</text:a>
</text:p>
      <!--NEWS-->
      <text:h text:style-name="P10" text:outline-level="1">
<text:span text:style-name="T4">
India has increased importing Russian oil by 10 times - media</text:span>
</text:h>
      <text:p text:style-name="P4">
Authors: Ukrinform (Person)</text:p>
      <text:p text:style-name="P4">
Publisher: Укринформ (Organization)</text:p>
      <text:p text:style-name="P4">
Published Time: 2023-06-18T-3:11:00+03:00</text:p>
      <text:p text:style-name="P4">
Modified Time: 2023-06-18T20:11:00+03:00</text:p>
      <text:p text:style-name="P4">
Description: The head of the Indian Oil Indian Oil Oil Vinod Kumar said on Saturday that almost a third of the company's crude oil imports could accommodate Russia. - Ukrinform.</text:p>
      <text:p text:style-name="P4">
Images: ['<text:a xlink:type="simple" xlink:href="https://static.ukrinform.com/photos/2023_03/thumb_files/630_360_1679589133-454.png" text:style-name="Internet_20_link" text:visited-style-name="Visited_20_Internet_20_Link">
630_360_16795...</text:a>
']</text:p>
      <text:p text:style-name="P4">
Tags: ['Індія', 'нафта', 'Росія']</text:p>
      <text:p text:style-name="P4">
Type: Article</text:p>
      <!--METADATA-->
      <text:p text:style-name="P4">
<draw:frame draw:style-name="fr1" draw:name="Image41" text:anchor-type="as-char" svg:width="6.9236in" svg:height="3.956343in" draw:z-index="0">
<draw:image xlink:href="../Images/yкринформ/2023-06-18T-3-11-00-03-00/630_360_1679589133-454.png" xlink:type="simple" xlink:show="embed" xlink:actuate="onLoad" draw:mime-type="image/png"/>
</draw:frame>
Indian Oil Oil Indian Oil Gas Company Vinod Kumar said on Saturday that almost a third of the import of raw oil of the company could be born.</text:p>
      <text:p text:style-name="P4">
As Ukrinform reports, it reports <text:a xlink:type="simple" xlink:href="https://www.reuters.com/business/energy/ongc-chief-expects-russian-oil-make-up-30-indias-imports-interfax-2023-06-17/" text:style-name="Internet_20_link" text:visited-style-name="Visited_20_Internet_20_Link">
Reuters</text:a>
.</text:p>
      <text:p text:style-name="P4">
"The proportion of Russian imports of crude oil, which was less than 2% in 2021-2022, increased by 10 times, about 20% in the import of oil in India," said Kumar during a discussion at the International Economic Forum in St. Petersburg.</text:p>
      <text:p text:style-name="P4">
<text:span text:style-name="T4">
 Read also: </text:span>
 <text:a xlink:type="simple" xlink:href="https://www.ukrinform.ua/rubric-world/3724174-eksport-iranskoi-nafti-dosag-najvisogo-za-pat-rokiv-pokaznika-zmi.html" text:style-name="Internet_20_link" text:visited-style-name="Visited_20_Internet_20_Link">
Iranian exports <text:span text:style-name="T4">
 oil </text:span>
 and reached the highest in five years of the indicator - media</text:a>
Vit also noted that the share of imports of Russian oil in Dinds in 2023-2024 is expected to grow up to 30%.</text:p>
      <text:p text:style-name="P4">
“Russia redirects its energy from Western countries, which impose restrictions and sanctions for trade with Moscow, including restrictions on oil prices, after its invasion of Ukraine. China and India are buying most of the Russian energy, ”the message reads.</text:p>
      <text:p text:style-name="P4">
It is noted that the historical peak of imports of Russian crude oil in India was reached in May this year.</text:p>
      <text:p text:style-name="P4">
<text:span text:style-name="T4">
 Read also: </text:span>
 <text:a xlink:type="simple" xlink:href="https://www.ukrinform.ua/rubric-world/3722802-vidmova-vid-rosijskih-energonosiiv-e-castinou-nacbezpeki-nimeccini-berbok.html" text:style-name="Internet_20_link" text:visited-style-name="Visited_20_Internet_20_Link">
rejection of Russian energy carriers is part of the National Security - Berbok</text:a>
As reported by Ukrinform, Russia will again reduce the production of the production again.</text:p>
      <text:p text:style-name="P4">
News Source: <text:a xlink:type="simple" xlink:href="https://www.ukrinform.ua/rubric-economy/3724561-india-zbilsila-import-rosijskoi-nafti-v-10-raziv-zmi.html" text:style-name="Internet_20_link" text:visited-style-name="Visited_20_Internet_20_Link">
https://www.ukrinform.ua/rubric-economy/3724561-india-zbilsila-import-rosijskoi-nafti-v-10-raziv-zmi.html</text:a>
</text:p>
      <!--NEWS-->
      <text:h text:style-name="P10" text:outline-level="1">
<text:span text:style-name="T4">
In Kryvyi Rih to solve problems with water supply will lay 100 kilometers of pipes</text:span>
</text:h>
      <text:p text:style-name="P4">
Authors: Ukrinform (Person)</text:p>
      <text:p text:style-name="P4">
Publisher: Укринформ (Organization)</text:p>
      <text:p text:style-name="P4">
Published Time: 2023-06-18T-4:08:00+03:00</text:p>
      <text:p text:style-name="P4">
Modified Time: 2023-06-18T20:08:00+03:00</text:p>
      <text:p text:style-name="P4">
Description: In Kryvyi Rosa, water reserves will be enough for 1.5 months. For further uninterrupted provision of the population with water it is necessary to lay 100 km of pipes and make transformer pumps. - Ukrinform.</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ода', 'Труби']</text:p>
      <text:p text:style-name="P4">
Type: Article</text:p>
      <!--METADATA-->
      <text:p text:style-name="P4">
<draw:frame draw:style-name="fr1" draw:name="Image42" text:anchor-type="as-char" svg:width="6.9236in" svg:height="3.956343in" draw:z-index="0">
<draw:image xlink:href="../Images/yкринформ/2023-06-18T-4-08-00-03-00/630_360_1580371786-838.jpg" xlink:type="simple" xlink:show="embed" xlink:actuate="onLoad" draw:mime-type="image/jpeg"/>
</draw:frame>
In Krivorost, water reserves will be enough for 1.5 months. For further smooth supply of the population, water should be laid 100 km of pipes and to make transformer pumps.</text:p>
      <text:p text:style-name="P4">
About it in <text:a xlink:type="simple" xlink:href="https://t.me/vilkul/3610" text:style-name="Internet_20_link" text:visited-style-name="Visited_20_Internet_20_Link">
telegram</text:a>
Informs Alexander Vilkul, the chief administration of Krivoy Rog, Ukrinform reports.</text:p>
      <text:p text:style-name="P4">
"70% of our city lives on stocks <text:a xlink:type="simple" xlink:href="https://www.ukrinform.ua/tag-voda" text:style-name="Internet_20_link" text:visited-style-name="Visited_20_Internet_20_Link">
water</text:a>
that we did in advance. In conditions of strict savings, they will be enough for 1.5 months. The situation is very difficult. The level of Kakhovka reservoir continues to fall and it is clear to everyone that the next years there will be no water. The savings of the nearby months should only increase. And the risk that part of the city will remain without tap water for a while, like manganese and cover now, "Vilkul wrote.</text:p>
      <text:p text:style-name="P4">
According to him, the construction of the Ingulets - Southern Channel has already begun. It is possible to make water overflowing for more than 30 kilometers. These are pipes and pumps, and much more. The work is carried out around the clock.</text:p>
      <text:p text:style-name="P4">
<text:span text:style-name="T4">
 Read also: </text:span>
 [in water in Kherson region fixes the excess of iron)(https://www.ukrinform.ua/rubric-regions/3724461-u-vodi-na-hersonsini-fiksuut-perevisenna-vmistu-zaliza.html)"This is only one of the projects. Other work is ongoing to create an alternative to the city's water supply. In total, it is necessary to lay about 100 kilometers of pipes, to make transformer, pumping and dozens of types of work," Vilkul.</text:p>
      <text:p text:style-name="P4">
He urged the population to save water.</text:p>
      <text:p text:style-name="P4">
Earlier it was reported that in the Nikopol region water supply has already been stopped by the UKRAV, manganese, part of the Pokrovsky community, Tomakiv, Mirovskaya and Chervonogrigorivsk TG.</text:p>
      <text:p text:style-name="P4">
News Source: <text:a xlink:type="simple" xlink:href="https://www.ukrinform.ua/rubric-vidbudova/3724564-u-krivomu-rozi-dla-virisenna-problem-iz-vodopostacannam-prokladut-100-kilometriv-trub.html" text:style-name="Internet_20_link" text:visited-style-name="Visited_20_Internet_20_Link">
https://www.ukrinform.ua/rubric-vidbudova/3724564-u-krivomu-rozi-dla-virisenna-problem-iz-vodopostacannam-prokladut-100-kilometriv-trub.html</text:a>
</text:p>
      <!--NEWS-->
      <text:h text:style-name="P10" text:outline-level="1">
<text:span text:style-name="T4">
Shakhtar Academy Director of Cardoza left the team for war</text:span>
</text:h>
      <text:p text:style-name="P4">
Authors: Ukrinform (Person)</text:p>
      <text:p text:style-name="P4">
Publisher: Укринформ (Organization)</text:p>
      <text:p text:style-name="P4">
Published Time: 2023-06-18T-6:56:08+03:00</text:p>
      <text:p text:style-name="P4">
Modified Time: 2023-06-18T19:56:08+03:00</text:p>
      <text:p text:style-name="P4">
Description: Edgar Cardoza, who for three years headed the Shakhtar Academy, left the team. - Ukrinform.</text:p>
      <text:p text:style-name="P4">
Images: ['<text:a xlink:type="simple" xlink:href="https://static.ukrinform.com/photos/2023_06/thumb_files/630_360_1687107307-973.jpg" text:style-name="Internet_20_link" text:visited-style-name="Visited_20_Internet_20_Link">
630_360_16871...</text:a>
']</text:p>
      <text:p text:style-name="P4">
Tags: ['Футбол', 'Шахтар']</text:p>
      <text:p text:style-name="P4">
Type: Article</text:p>
      <!--METADATA-->
      <text:p text:style-name="P4">
<draw:frame draw:style-name="fr1" draw:name="Image43" text:anchor-type="as-char" svg:width="6.9236in" svg:height="3.956343in" draw:z-index="0">
<draw:image xlink:href="../Images/yкринформ/2023-06-18T-6-56-08-03-00/630_360_1687107307-973.jpg" xlink:type="simple" xlink:show="embed" xlink:actuate="onLoad" draw:mime-type="image/jpeg"/>
</draw:frame>
Edgargdosis, who for three years headed the Shakhtar Academy, has gone out.</text:p>
      <text:p text:style-name="P4">
This was reported <text:a xlink:type="simple" xlink:href="https://maisfutebol.iol.pt/edgar-cardoso/shakhtar-donetsk/portugues-que-ainda-trabalhava-no-futebol-ucraniano-deixa-o-shakhtar" text:style-name="Internet_20_link" text:visited-style-name="Visited_20_Internet_20_Link">
Maisfutebol</text:a>
, reports Ukrinform.</text:p>
      <text:p text:style-name="P4">
Recently, the Portuguese was in Croatia, where he worked with the club youth teams.</text:p>
      <text:p text:style-name="P4">
Edgar agreed with the Miners' management management on the termination of the contract, since Shakhtar decided to return youth teams to Kiev.</text:p>
      <text:p text:style-name="P4">
“From the very beginning, I told the club that I would never return to Ukraine, and the war is in touch. The club, apparently, understood, made my decision and wanted to continue working with me on these conditions. My responsibilities were accompanied by all the teams that were in Croatia, and every time the team under 19 years or the main team went to European competitions or internships, in the summer or Christmas, I came from Croatia and accompanied them, ”Cardoza said.</text:p>
      <text:p text:style-name="P4">
He also noted that he decided not to return to Ukraine together with the Miners Academy.</text:p>
      <text:p text:style-name="P4">
“Two weeks ago, the club decided that all players and all teams would return in Ukraine, because the championships will start in September for all age groups, so despite having a current contract with Shakhtar until December 31, it is decided to return to Ukraine. Because it is dangerous. I want to be near the rise of the family again. My life credo - wherever I work, should be my deed, and it would be impossible in Ukraine. This is not my will, not the will of the club, but unfortunately, we have to go different ways. They are returning to Ukraine, and I do a new project, ”explained the former director of the Miners Academy.</text:p>
      <text:p text:style-name="P4">
<text:span text:style-name="T4">
 Read also: </text:span>
 <text:a xlink:type="simple" xlink:href="https://www.ukrinform.ua/rubric-sports/3724453-upl-polissa-vijslo-z-vidpustki.html" text:style-name="Internet_20_link" text:visited-style-name="Visited_20_Internet_20_Link">
UPL: "Polesie" came out of vacation</text:a>
Shakhtar reported in the UPL 2022/2023.</text:p>
      <text:p text:style-name="P4">
Photo: maisfutebol.iol.pt</text:p>
      <text:p text:style-name="P4">
News Source: <text:a xlink:type="simple" xlink:href="https://www.ukrinform.ua/rubric-sports/3724557-direktor-akademii-sahtara-kardozu-zalisiv-komandu-cerez-vijnu.html" text:style-name="Internet_20_link" text:visited-style-name="Visited_20_Internet_20_Link">
https://www.ukrinform.ua/rubric-sports/3724557-direktor-akademii-sahtara-kardozu-zalisiv-komandu-cerez-vijnu.html</text:a>
</text:p>
      <!--NEWS-->
      <text:h text:style-name="P10" text:outline-level="1">
<text:span text:style-name="T4">
In Nikopol as a result of Russian shelling, two objects of critical infrastructure have been damaged</text:span>
</text:h>
      <text:p text:style-name="P4">
Authors: Ukrinform (Person)</text:p>
      <text:p text:style-name="P4">
Publisher: Укринформ (Organization)</text:p>
      <text:p text:style-name="P4">
Published Time: 2023-06-18T-7:56:00+03:00</text:p>
      <text:p text:style-name="P4">
Modified Time: 2023-06-18T19:56:00+03:00</text:p>
      <text:p text:style-name="P4">
Description: In the afternoon, Russian invaders fired at Nikopol again, damaging the objects of critical infrastructure. - Ukrinform.</text:p>
      <text:p text:style-name="P4">
Images: ['<text:a xlink:type="simple" xlink:href="https://static.ukrinform.com/photos/2022_12/thumb_files/630_360_1670260661-504.jpg" text:style-name="Internet_20_link" text:visited-style-name="Visited_20_Internet_20_Link">
630_360_16702...</text:a>
']</text:p>
      <text:p text:style-name="P4">
Tags: ['Інфраструктура', 'Нікополь', 'Обстріл', 'Війна з Росією']</text:p>
      <text:p text:style-name="P4">
Type: Article</text:p>
      <!--METADATA-->
      <text:p text:style-name="P4">
<draw:frame draw:style-name="fr1" draw:name="Image44" text:anchor-type="as-char" svg:width="6.9236in" svg:height="3.954441in" draw:z-index="0">
<draw:image xlink:href="../Images/yкринформ/2023-06-18T-7-56-00-03-00/630_360_1670260661-504.jpg" xlink:type="simple" xlink:show="embed" xlink:actuate="onLoad" draw:mime-type="image/jpeg"/>
</draw:frame>
On -day invaders again fired at Nikopol, damaging the objects of critical infrastructure.</text:p>
      <text:p text:style-name="P4">
About it in <text:a xlink:type="simple" xlink:href="https://t.me/mykola_lukashuk/5139" text:style-name="Internet_20_link" text:visited-style-name="Visited_20_Internet_20_Link">
telegram</text:a>
Mykola Lukashuk, the Chief Properepetrovsk Regional Council, reported, Ukrinform reports.</text:p>
      <text:p text:style-name="P4">
"2 objects of critical infrastructure have been damaged," he wrote.</text:p>
      <text:p text:style-name="P4">
In general, according to Lukashuk, the Russians have been actively attacked by the Russians for the last few days, certain infrastructure objects, seriously complicating the provision of townspeople with urinating. "They deliberately choose goals, directing their efforts to insist the humanitarian crisis," the official emphasized.</text:p>
      <text:p text:style-name="P4">
He recalled that <text:a xlink:type="simple" xlink:href="https://www.ukrinform.ua/tag-nikopol" text:style-name="Internet_20_link" text:visited-style-name="Visited_20_Internet_20_Link">
Nikopol</text:a>
Located just 10 km from the enemy through the "disappeared" reservoir. And the pre -energy directly - 21 km.</text:p>
      <text:p text:style-name="P4">
*!(https://www.ukrinform.ua/rubric-ato/3724536-unaslidok-obstrilu-rosianami-sumsini-zaginuli-dvoe-civilnih-batko-ta-sin.html)As a result of an enemy attack, 9 private dwellings, 7 housing buildings, a car, fences, a solar power plant, a gas pipeline and 2 power lines were also damaged, Lukashuk informed.</text:p>
      <text:p text:style-name="P4">
<text:span text:style-name="T5">
Foto: Mykola Lukashuk - head of dor</text:span>
</text:p>
      <text:p text:style-name="P4">
Other communities were calm. There are no wounded and dead.</text:p>
      <text:p text:style-name="P4">
As reported by Ukrinform, on June 17, the Russian Army attacked Dnipropetrovsk on June 17. The enemy was beaten from the heavy artillery by the Velykomykhail community of Sinelnikovsky district and on the Mirovskaya Pininikopol district.</text:p>
      <text:p text:style-name="P4">
News Source: <text:a xlink:type="simple" xlink:href="https://www.ukrinform.ua/rubric-ato/3724558-u-nikopoli-vnaslidok-rosijskogo-obstrilu-poskodzeni-dva-obekti-kriticnoi-infrastrukturi.html" text:style-name="Internet_20_link" text:visited-style-name="Visited_20_Internet_20_Link">
https://www.ukrinform.ua/rubric-ato/3724558-u-nikopoli-vnaslidok-rosijskogo-obstrilu-poskodzeni-dva-obekti-kriticnoi-infrastrukturi.html</text:a>
</text:p>
      <!--NEWS-->
      <text:h text:style-name="P10" text:outline-level="1">
<text:span text:style-name="T4">
Ukrainian aviation per day struck seven blows on the enemy</text:span>
</text:h>
      <text:p text:style-name="P4">
Authors: Ukrinform (Person)</text:p>
      <text:p text:style-name="P4">
Publisher: Укринформ (Organization)</text:p>
      <text:p text:style-name="P4">
Published Time: 2023-06-18T-8:43:00+03:00</text:p>
      <text:p text:style-name="P4">
Modified Time: 2023-06-18T19:43:00+03:00</text:p>
      <text:p text:style-name="P4">
Description: Aviation of defense forces per day made 7 strikes in the areas of concentration of personnel of Russian invaders and destroyed one anti-aircraft missile complex. - Ukrinform.</text:p>
      <text:p text:style-name="P4">
Images: ['<text:a xlink:type="simple" xlink:href="https://static.ukrinform.com/photos/2022_05/thumb_files/630_360_1653880532-990.jpg" text:style-name="Internet_20_link" text:visited-style-name="Visited_20_Internet_20_Link">
630_360_16538...</text:a>
']</text:p>
      <text:p text:style-name="P4">
Tags: ['Генштаб', 'ЗСУ', 'Війна з Росією']</text:p>
      <text:p text:style-name="P4">
Type: Article</text:p>
      <!--METADATA-->
      <text:p text:style-name="P4">
<draw:frame draw:style-name="fr1" draw:name="Image47" text:anchor-type="as-char" svg:width="6.9236in" svg:height="3.956343in" draw:z-index="0">
<draw:image xlink:href="../Images/yкринформ/2023-06-18T-8-43-00-03-00/630_360_1653880532-990.jpg" xlink:type="simple" xlink:show="embed" xlink:actuate="onLoad" draw:mime-type="image/jpeg"/>
</draw:frame>
Aviation for a day made 7 beats in the areas of concentration of the personnel of Russian invaders and destroyed one anti-aircraft missile complex.</text:p>
      <text:p text:style-name="P4">
About it in <text:a xlink:type="simple" xlink:href="https://www.facebook.com/GeneralStaff.ua/posts/pfbid029oqTFZhZypCJLn57UAWUCNv8hSuxn8y6wRQGhHz5b4k9f7aW2QYTTpRLW7c3DhCxl" text:style-name="Internet_20_link" text:visited-style-name="Visited_20_Internet_20_Link">
Facebook</text:a>
The General Staff of the Armed Forces reported, publishing operational information as of June 18, June 18, Ukrinform reports.</text:p>
      <text:p text:style-name="P4">
“Also our defenders <text:a xlink:type="simple" xlink:href="https://www.ukrinform.ua/rubric-ato/3724539-ukrainski-vijskovi-zbili-rosijskij-gelikopter-ka52.html" text:style-name="Internet_20_link" text:visited-style-name="Visited_20_Internet_20_Link">
have destroyed the enemy helicopter KA-52</text:a>
, 3 Iranian shock UAVs such as ShahED and 5 intelligence UAVs, ”the message reads.</text:p>
      <text:p text:style-name="P4">
<text:span text:style-name="T4">
 Read also: </text:span>
 <text:a xlink:type="simple" xlink:href="https://www.ukrinform.ua/rubric-ato/3724549-rf-zoseredzue-osnovni-zusilla-na-cotiroh-napramkah-za-dobu-17-bojovih-zitknen.html" text:style-name="Internet_20_link" text:visited-style-name="Visited_20_Internet_20_Link">
the Russian Federation concentrates basic efforts in four directions, the appeal - 17 clashes</text:a>
In addition, according to the General Staff, the missile troops and artillery units were affected by 2 management points, 4 anti-aircraft missile complexes, 2 districts of personnel and military equipment of the Russians and 2 of its storage.</text:p>
      <text:p text:style-name="P4">
The Russian invaders during the day have inflicted more than 40 aircraft managers in Ukraine and made 60 shelling from the reactive systems of the volley fire of the Ukrainian troops and settlements.</text:p>
      <text:p text:style-name="P4">
"Unfortunately, there are kids who have been killed and injured in the civilian population, the objects of critical infrastructure have been damaged, more than 20 dwellings, school and other civilian infrastructure have been destroyed and damaged," Ugenstba reported.</text:p>
      <text:p text:style-name="P4">
<text:span text:style-name="T4">
 Read also: </text:span>
 <text:a xlink:type="simple" xlink:href="https://www.ukrinform.ua/rubric-regions/3724445-rosia-perekidae-tehniku-i-vijskovih-iz-hersonsini-na-zaporizkij-napramok-mer-melitopola.html" text:style-name="Internet_20_link" text:visited-style-name="Visited_20_Internet_20_Link">
the enemy throws equipment and military from Kherson region Nazaposhi direction - Melitopol mayor</text:a>
It is also emphasized that the likelihood of rocket and aviation -haired rocket and aircraft surveys throughout Ukraine remains high.</text:p>
      <text:p text:style-name="P4">
Separately in the General Staff informed that at the landfills of Belarus there are events and coordination of units of the Armed Forces of Russia before their sending of the Ureges of fighting in the territory of Ukraine.</text:p>
      <text:p text:style-name="P4">
As reported, as of the morning of June 19 <text:a xlink:type="simple" xlink:href="https://www.ukrinform.ua/rubric-ato/3724362-zsu-vze-likviduvali-219-820-rosijskih-zagarbnikiv.html" text:style-name="Internet_20_link" text:visited-style-name="Visited_20_Internet_20_Link">
Defense forces have already destroyed 219 820 Russian invaders</text:a>
 .</text:p>
      <text:p text:style-name="P4">
News Source: <text:a xlink:type="simple" xlink:href="https://www.ukrinform.ua/rubric-ato/3724556-ukrainska-aviacia-za-dobu-zavdala-sim-udariv-po-vorogu.html" text:style-name="Internet_20_link" text:visited-style-name="Visited_20_Internet_20_Link">
https://www.ukrinform.ua/rubric-ato/3724556-ukrainska-aviacia-za-dobu-zavdala-sim-udariv-po-vorogu.html</text:a>
</text:p>
      <!--NEWS-->
      <text:h text:style-name="P10" text:outline-level="1">
<text:span text:style-name="T4">
Five cars collided in Kyiv region - four injured</text:span>
</text:h>
      <text:p text:style-name="P4">
Authors: Ukrinform (Person)</text:p>
      <text:p text:style-name="P4">
Publisher: Укринформ (Organization)</text:p>
      <text:p text:style-name="P4">
Published Time: 2023-06-18T-9:32:00+03:00</text:p>
      <text:p text:style-name="P4">
Modified Time: 2023-06-18T19:32:00+03:00</text:p>
      <text:p text:style-name="P4">
Description: In the Kiev region there was an accident on the Kiev-Odesa highway with the participation of five cars, in which 4 people were injured. - Ukrinform.</text:p>
      <text:p text:style-name="P4">
Images: ['<text:a xlink:type="simple" xlink:href="https://static.ukrinform.com/photos/2023_06/thumb_files/630_360_1687106170-826.jpeg" text:style-name="Internet_20_link" text:visited-style-name="Visited_20_Internet_20_Link">
630_360_16871...</text:a>
']</text:p>
      <text:p text:style-name="P4">
Tags: ['ДТП', 'Київщина']</text:p>
      <text:p text:style-name="P4">
Type: Article</text:p>
      <!--METADATA-->
      <text:p text:style-name="P4">
<draw:frame draw:style-name="fr1" draw:name="Image48" text:anchor-type="as-char" svg:width="6.9236in" svg:height="3.956343in" draw:z-index="0">
<draw:image xlink:href="../Images/yкринформ/2023-06-18T-9-32-00-03-00/630_360_1687106170-826.jpeg" xlink:type="simple" xlink:show="embed" xlink:actuate="onLoad" draw:mime-type="image/jpeg"/>
</draw:frame>
The UKIiv region occurred on the Kiev-Odesa highway with the participation of five cars, and 4 people were injured.</text:p>
      <text:p text:style-name="P4">
About it in <text:a xlink:type="simple" xlink:href="https://t.me/policekyivregion/5177" text:style-name="Internet_20_link" text:visited-style-name="Visited_20_Internet_20_Link">
telegram</text:a>
The police informed the police of the capital region, Ukrinform reports.</text:p>
      <text:p text:style-name="P4">
“On June 18, 61 kilometers of the Kiev-Odesa highway, there were four cars and one truck near Salivonok. As a result of the accident, four participants were seized <text:a xlink:type="simple" xlink:href="https://www.ukrinform.ua/tag-dtp" text:style-name="Internet_20_link" text:visited-style-name="Visited_20_Internet_20_Link">
road accident</text:a>
.Rou on this section of the road in both directions is partially limited. Investigators of the Belotserkovsky Police Department of Kyiv region and patrolmen work at the scene, ”the press service said.</text:p>
      <text:p text:style-name="P4">
<text:span text:style-name="T4">
 Read also: </text:span>
 <text:a xlink:type="simple" xlink:href="https://www.ukrinform.ua/rubric-regions/3724278-na-kiivsini-cherry-vihala-u-derevo-vodijka-zaginula-cetvero-ditej-travmovani.html" text:style-name="Internet_20_link" text:visited-style-name="Visited_20_Internet_20_Link">
in the Kyiv region Cherry entered the tree - the driver died, four children were injured</text:a>
As it was reported, a woman was killed in the Brovarsky district of the Kyiv region on Saturday, and four children at the age of five were injured by Tabulas were hospitalized.</text:p>
      <text:p text:style-name="P4">
<text:span text:style-name="T5">
Foto: police of Kyiv region</text:span>
</text:p>
      <text:p text:style-name="P4">
News Source: <text:a xlink:type="simple" xlink:href="https://www.ukrinform.ua/rubric-regions/3724551-na-kiivsini-zitknulisa-pat-avtomobiliv-cetvero-travmovanih.html" text:style-name="Internet_20_link" text:visited-style-name="Visited_20_Internet_20_Link">
https://www.ukrinform.ua/rubric-regions/3724551-na-kiivsini-zitknulisa-pat-avtomobiliv-cetvero-travmovanih.html</text:a>
</text:p>
      <!--NEWS-->
      <text:h text:style-name="P10" text:outline-level="1">
<text:span text:style-name="T4">
The Armed Forces have already eliminated 219,820 Russian invaders</text:span>
</text:h>
      <text:p text:style-name="P4">
Authors: Ukrinform (Person)</text:p>
      <text:p text:style-name="P4">
Publisher: Укринформ (Organization)</text:p>
      <text:p text:style-name="P4">
Published Time: 2023-06-18T08:50:19+03:00</text:p>
      <text:p text:style-name="P4">
Modified Time: 2023-06-18T08:50:19+03:00</text:p>
      <text:p text:style-name="P4">
Description: The forces of Ukraine's defense have already been eliminated about 219,820 Russian invaders, 650 people in the last day.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ськова техніка', 'Війна з Росією']</text:p>
      <text:p text:style-name="P4">
Type: Article</text:p>
      <!--METADATA-->
      <text:p text:style-name="P4">
<draw:frame draw:style-name="fr1" draw:name="Image49" text:anchor-type="as-char" svg:width="6.9236in" svg:height="3.956343in" draw:z-index="0">
<draw:image xlink:href="../Images/yкринформ/2023-06-18T08-50-19-03-00/630_360_1680422407-224.png" xlink:type="simple" xlink:show="embed" xlink:actuate="onLoad" draw:mime-type="image/png"/>
</draw:frame>
Ukraine's forces have already been eliminated about 219,820 Russian invaders, 650 persons - over the past day.</text:p>
      <text:p text:style-name="P4">
According to Ukrinform, the General Staff of the Armed Forces of Ukraine reports UV <text:a xlink:type="simple" xlink:href="https://www.facebook.com/GeneralStaff.ua/posts/pfbid02oiZdFsn8r193wudUZ1rDEGos7ysNX8ve5sUW2vchkDzWecHYHaNBgw9ZMtRp514Vl" text:style-name="Internet_20_link" text:visited-style-name="Visited_20_Internet_20_Link">
</text:a>
<text:a xlink:type="simple" xlink:href="https://www.facebook.com/GeneralStaff.ua/posts/pfbid02oiZdFsn8r193wudUZ1rDEGos7ysNX8ve5sUW2vchkDzWecHYHaNBgw9ZMtRp514Vl" text:style-name="Internet_20_link" text:visited-style-name="Visited_20_Internet_20_Link">
Facebook</text:a>
<text:a xlink:type="simple" xlink:href="https://www.facebook.com/GeneralStaff.ua/posts/pfbid02oiZdFsn8r193wudUZ1rDEGos7ysNX8ve5sUW2vchkDzWecHYHaNBgw9ZMtRp514Vl" text:style-name="Internet_20_link" text:visited-style-name="Visited_20_Internet_20_Link">
 .</text:a>
"The total fighting loss of the enemy from 24.02.22 to 18.06.23 was approximately: personnel - about 219 820(+650)persons liquidated, destroyed tanks -3984(+7), combat armored vehicles - 7729(+23), artillery systems –3847(+13), RSWV - 610(+1), air defense - 364, aircraft - 314, helicopters - 304(+2), UAV Operative-tactical level-3371(+7), winged missiles - 1211, ships / boats / - 18, car equipment and tanks - 6571(+14), special equipment - 522(+2)", - the message says.</text:p>
      <text:p text:style-name="P4">
The data is constantly refined.</text:p>
      <text:p text:style-name="P4">
*!(https://www.ukrinform.ua/rubric-ato/3724343-vnoci-v-nebi-nad-dnipropetrovsinou-sili-ppo-znisili-dva-bezpilotniki.html)As it was reported, last day, June 17, and the beginning of the current day, on June 18th, the forces of defense were destroyed <text:a xlink:type="simple" xlink:href="https://www.ukrinform.ua/rubric-ato/3724348-minus-dva-ka52-i-pat-bpla-sili-ppo-vidzvituvali-pro-robotu-za-pivtori-dobi.html" text:style-name="Internet_20_link" text:visited-style-name="Visited_20_Internet_20_Link">
two hostile shock helicopters KA-52</text:a>
, four shock Iranian sprouts Shahd-136/131 and one "lancet".</text:p>
      <text:p text:style-name="P4">
News Source: <text:a xlink:type="simple" xlink:href="https://www.ukrinform.ua/rubric-ato/3724362-zsu-vze-likviduvali-219-820-rosijskih-zagarbnikiv.html" text:style-name="Internet_20_link" text:visited-style-name="Visited_20_Internet_20_Link">
https://www.ukrinform.ua/rubric-ato/3724362-zsu-vze-likviduvali-219-820-rosijskih-zagarbnikiv.html</text:a>
</text:p>
      <!--NEWS-->
      <text:h text:style-name="P10" text:outline-level="1">
<text:span text:style-name="T4">
Russians in Luhansk region threaten people with a non -giving humanitarian</text:span>
</text:h>
      <text:p text:style-name="P4">
Authors: Ukrinform (Person)</text:p>
      <text:p text:style-name="P4">
Publisher: Укринформ (Organization)</text:p>
      <text:p text:style-name="P4">
Published Time: 2023-06-18T08:56:56+03:00</text:p>
      <text:p text:style-name="P4">
Modified Time: 2023-06-18T08:56:56+03:00</text:p>
      <text:p text:style-name="P4">
Description: In the temporarily captured Russians, the Rivne Luhansk region, the invaders threaten not to give humanitarian assistance to those residents who have not deserved i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Гуманітарна допомога', 'Луганщина', 'Війна з Росією']</text:p>
      <text:p text:style-name="P4">
Type: Article</text:p>
      <!--METADATA-->
      <text:p text:style-name="P4">
<draw:frame draw:style-name="fr1" draw:name="Image51" text:anchor-type="as-char" svg:width="6.9236in" svg:height="3.956343in" draw:z-index="0">
<draw:image xlink:href="../Images/yкринформ/2023-06-18T08-56-56-03-00/630_360_1668461240-442.jpg" xlink:type="simple" xlink:show="embed" xlink:actuate="onLoad" draw:mime-type="image/jpeg"/>
</draw:frame>
Timely captured by the Russians of the Rivne Luhansk region, the invaders do not produce humanitarian assistance to those inhabitants who have "unbreakable".</text:p>
      <text:p text:style-name="P4">
As Ukrinform reports, about it in <text:a xlink:type="simple" xlink:href="https://www.facebook.com/odalug/posts/pfbid0r6iQYEn6pz6Y2UJs2ABgysT2cDwiQ2AH37QZXbmFWCiUo4QKUyhY5Pnac8QWZeNvl" text:style-name="Internet_20_link" text:visited-style-name="Visited_20_Internet_20_Link">
</text:a>
<text:a xlink:type="simple" xlink:href="https://www.facebook.com/odalug/posts/pfbid0r6iQYEn6pz6Y2UJs2ABgysT2cDwiQ2AH37QZXbmFWCiUo4QKUyhY5Pnac8QWZeNvl" text:style-name="Internet_20_link" text:visited-style-name="Visited_20_Internet_20_Link">
Facebook</text:a>
The Lugansk Regional Military Administration reports.</text:p>
      <text:p text:style-name="P4">
"The occupiers are unable to rebuild housing and communications, to open jobs, except for the municipal sphere where these places existed. The locals will receive their last time, "Ova noted.</text:p>
      <text:p text:style-name="P4">
"The same applies to pensioners who also have to prove something for food for food," the regional administration emphasizes.</text:p>
      <text:p text:style-name="P4">
According to the report, under hostile mortar and artillery <text:a xlink:type="simple" xlink:href="https://www.ukrinform.ua/tag-obstril" text:style-name="Internet_20_link" text:visited-style-name="Visited_20_Internet_20_Link">
shelling</text:a>
During June 17, Stelmakhivka, Nevskoye, Bigorivka and Novoselivskoye.</text:p>
      <text:p text:style-name="P4">
"The enemy does not leave attempts to move towards Novoselivskyi and Bigorivka, remaining active near these settlements. Again attacked them, Ivkotre - unsuccessfully. All the efforts of the Russians stopped the Ukrainian military. The enemy has repeatedly used the rotation and strengthening of their troops. They do not help him move forward, " -said the chief of Ova Artem Lisogor.</text:p>
      <text:p text:style-name="P4">
<text:span text:style-name="T4">
 Read also: </text:span>
 [invaders in June were taken out of <text:span text:style-name="T4">
 Luhansk </text:span>
 in the Russian Federation and one and a half hundred children - the center(https://www.ukrinform.ua/rubric-regions/3723339-zagarbniki-u-cervni-vivezli-z-lugansini-u-rf-pivtori-sotni-ditej-centr-nacsprotivu.html)In the temporarily captured territories of Luhansk region, Russian deserters continue to run from the front. In the forest plantings near the settlement of Novopskov, the search activities of the group of Russian deserters began to be mobilized. Rosgvardia units are involved in the search, Vova reported.</text:p>
      <text:p text:style-name="P4">
News Source: <text:a xlink:type="simple" xlink:href="https://www.ukrinform.ua/rubric-regions/3724363-rosiani-na-lugansini-pogrozuut-ludam-nevidaceu-gumanitarki.html" text:style-name="Internet_20_link" text:visited-style-name="Visited_20_Internet_20_Link">
https://www.ukrinform.ua/rubric-regions/3724363-rosiani-na-lugansini-pogrozuut-ludam-nevidaceu-gumanitarki.html</text:a>
</text:p>
      <!--NEWS-->
      <text:h text:style-name="P10" text:outline-level="1">
<text:span text:style-name="T4">
Memory of the serviceman Nicholas "Sokol" Zhidkova</text:span>
</text:h>
      <text:p text:style-name="P4">
Authors: Ukrinform (Person)</text:p>
      <text:p text:style-name="P4">
Publisher: Укринформ (Organization)</text:p>
      <text:p text:style-name="P4">
Published Time: 2023-06-18T09:00:00+03:00</text:p>
      <text:p text:style-name="P4">
Modified Time: 2023-06-18T09:00:00+03:00</text:p>
      <text:p text:style-name="P4">
Description: He sacrificed a football career and defended Ukraine - Ukrinform.</text:p>
      <text:p text:style-name="P4">
Images: ['<text:a xlink:type="simple" xlink:href="https://static.ukrinform.com/photos/2023_06/thumb_files/630_360_1686918472-543.jpg" text:style-name="Internet_20_link" text:visited-style-name="Visited_20_Internet_20_Link">
630_360_16869...</text:a>
', '<text:a xlink:type="simple" xlink:href="https://static.ukrinform.com/photos/2023_06/1686918470-279.jpg" text:style-name="Internet_20_link" text:visited-style-name="Visited_20_Internet_20_Link">
1686918470-27...</text:a>
', '<text:a xlink:type="simple" xlink:href="https://static.ukrinform.com/photos/2023_06/1686918472-484.jpg" text:style-name="Internet_20_link" text:visited-style-name="Visited_20_Internet_20_Link">
1686918472-48...</text:a>
', '<text:a xlink:type="simple" xlink:href="https://static.ukrinform.com/photos/2023_06/1686918471-426.jpg" text:style-name="Internet_20_link" text:visited-style-name="Visited_20_Internet_20_Link">
1686918471-42...</text:a>
', '<text:a xlink:type="simple" xlink:href="https://static.ukrinform.com/photos/2023_06/1686918472-647.jpg" text:style-name="Internet_20_link" text:visited-style-name="Visited_20_Internet_20_Link">
1686918472-64...</text:a>
', '<text:a xlink:type="simple" xlink:href="https://static.ukrinform.com/photos/2023_06/1686918470-236.jpg" text:style-name="Internet_20_link" text:visited-style-name="Visited_20_Internet_20_Link">
1686918470-23...</text:a>
', '<text:a xlink:type="simple" xlink:href="https://static.ukrinform.com/photos/2023_06/1686918471-505.jpg" text:style-name="Internet_20_link" text:visited-style-name="Visited_20_Internet_20_Link">
1686918471-50...</text:a>
', '<text:a xlink:type="simple" xlink:href="https://static.ukrinform.com/photos/2023_06/1686918471-822.jpg" text:style-name="Internet_20_link" text:visited-style-name="Visited_20_Internet_20_Link">
1686918471-82...</text:a>
', '<text:a xlink:type="simple" xlink:href="https://static.ukrinform.com/photos/2023_06/1686918470-140.jpg" text:style-name="Internet_20_link" text:visited-style-name="Visited_20_Internet_20_Link">
1686918470-14...</text:a>
']</text:p>
      <text:p text:style-name="P4">
Tags: ["Пам'ять", 'Загибель', 'ЗСУ', 'Військові', 'Війна з Росією']</text:p>
      <text:p text:style-name="P4">
Type: Article</text:p>
      <!--METADATA-->
      <text:p text:style-name="P4">
<draw:frame draw:style-name="fr1" draw:name="Image52" text:anchor-type="as-char" svg:width="6.9236in" svg:height="3.956343in" draw:z-index="0">
<draw:image xlink:href="../Images/yкринформ/2023-06-18T09-00-00-03-00/630_360_1686918472-543.jpg" xlink:type="simple" xlink:show="embed" xlink:actuate="onLoad" draw:mime-type="image/jpeg"/>
</draw:frame>
Vinusted with a football career and defended Ukraine</text:p>
      <text:p text:style-name="P4">
The 22-year-old footballer of the Polish club "Wengzhanka" Mykola Zhidkov could not be aside from Ukraine's struggle against Russia. A native of Kropyvnytskyi drew his team from the Seventh League of Poland in the fall of 2022 and returned to Nabatkivshchyna.</text:p>
      <text:p text:style-name="P4">
“When he went to the field, he fought for the last breath for the victory of his team, and when she came to the struggle for the freedom of his country, he sacrificed that a person at such a young age could have his own life. You will not be enough. We will never forget, ”the Polish Club said.</text:p>
      <text:p text:style-name="P4">
<draw:frame draw:style-name="fr1" draw:name="Image53" text:anchor-type="as-char" svg:width="6.9236in" svg:height="4.61903in" draw:z-index="0">
<draw:image xlink:href="../Images/yкринформ/2023-06-18T09-00-00-03-00/1686918470-279.jpg" xlink:type="simple" xlink:show="embed" xlink:actuate="onLoad" draw:mime-type="image/jpeg"/>
</draw:frame>
Zhidkov helped Ukraine fight remotely, but could not be fully fulfilled. Nicholas wanted to help protect his land on his own.</text:p>
      <text:p text:style-name="P4">
“I used to help differently, but now this is not enough. If we want to in a free country, we must give something more than ourselves. I still dragged with this decision, because some have been fighting for 9 months. I needed to resolve certain issues before going to Ukraine. I am afraid? Not now. But when I go, it will probably be scary, ” - explained the logic of his decision tokola Zidkov, as ZAXID.NET reports.</text:p>
      <text:p text:style-name="P4">
<draw:frame draw:style-name="fr1" draw:name="Image54" text:anchor-type="as-char" svg:width="6.9236in" svg:height="6.652646in" draw:z-index="0">
<draw:image xlink:href="../Images/yкринформ/2023-06-18T09-00-00-03-00/1686918472-484.jpg" xlink:type="simple" xlink:show="embed" xlink:actuate="onLoad" draw:mime-type="image/jpeg"/>
</draw:frame>
The decision of his ward to join the Armed Forces in the club knew and supported. After the last match, the Last fall, the corridor of honor was Ukrainian.</text:p>
      <text:p text:style-name="P4">
"Mickey" was a very beautiful, polite and decent boy. There was no person who knew and did not feel sympathy for him, ”the Polish club was reported to the death of Nicholas.</text:p>
      <text:p text:style-name="P4">
<draw:frame draw:style-name="fr1" draw:name="Image55" text:anchor-type="as-char" svg:width="6.9236in" svg:height="3.763105in" draw:z-index="0">
<draw:image xlink:href="../Images/yкринформ/2023-06-18T09-00-00-03-00/1686918471-426.jpg" xlink:type="simple" xlink:show="embed" xlink:actuate="onLoad" draw:mime-type="image/jpeg"/>
</draw:frame>
Nicholas has shown a little one from a young age, from the age of four years of playing, won sports victories in the competitions of the regional, all -Ukrainian levels ...</text:p>
      <text:p text:style-name="P4">
<draw:frame draw:style-name="fr1" draw:name="Image56" text:anchor-type="as-char" svg:width="6.9236in" svg:height="5.519648in" draw:z-index="0">
<draw:image xlink:href="../Images/yкринформ/2023-06-18T09-00-00-03-00/1686918472-647.jpg" xlink:type="simple" xlink:show="embed" xlink:actuate="onLoad" draw:mime-type="image/jpeg"/>
</draw:frame>
In the war, Zhidkov was a senior operator of the SCO group.</text:p>
      <text:p text:style-name="P4">
<draw:frame draw:style-name="fr1" draw:name="Image57" text:anchor-type="as-char" svg:width="6.9236in" svg:height="4.32725in" draw:z-index="0">
<draw:image xlink:href="../Images/yкринформ/2023-06-18T09-00-00-03-00/1686918470-236.jpg" xlink:type="simple" xlink:show="embed" xlink:actuate="onLoad" draw:mime-type="image/jpeg"/>
</draw:frame>
<draw:frame draw:style-name="fr1" draw:name="Image58" text:anchor-type="as-char" svg:width="6.9236in" svg:height="8.49956in" draw:z-index="0">
<draw:image xlink:href="../Images/yкринформ/2023-06-18T09-00-00-03-00/1686918471-505.jpg" xlink:type="simple" xlink:show="embed" xlink:actuate="onLoad" draw:mime-type="image/jpeg"/>
</draw:frame>
The Sokil Special Purpose Fighter was adopted on June 1 by the Bakhmut direction.</text:p>
      <text:p text:style-name="P4">
<draw:frame draw:style-name="fr1" draw:name="Image59" text:anchor-type="as-char" svg:width="6.9236in" svg:height="3.365639in" draw:z-index="0">
<draw:image xlink:href="../Images/yкринформ/2023-06-18T09-00-00-03-00/1686918471-822.jpg" xlink:type="simple" xlink:show="embed" xlink:actuate="onLoad" draw:mime-type="image/jpeg"/>
</draw:frame>
<draw:frame draw:style-name="fr1" draw:name="Image60" text:anchor-type="as-char" svg:width="6.9236in" svg:height="3.894525in" draw:z-index="0">
<draw:image xlink:href="../Images/yкринформ/2023-06-18T09-00-00-03-00/1686918470-140.jpg" xlink:type="simple" xlink:show="embed" xlink:actuate="onLoad" draw:mime-type="image/jpeg"/>
</draw:frame>
</text:p>
      <text:p text:style-name="P4">
<text:span text:style-name="T5">
Foto and video: Ministry of Youth, Censor, Social, as well as Mikhail Savelian Vyacheslav Gursky</text:span>
</text:p>
      <text:p text:style-name="P4">
News Source: <text:a xlink:type="simple" xlink:href="https://www.ukrinform.ua/rubric-ato/3723806-pamati-vijskovosluzbovca-mikoli-sokola-zidkova.html" text:style-name="Internet_20_link" text:visited-style-name="Visited_20_Internet_20_Link">
https://www.ukrinform.ua/rubric-ato/3723806-pamati-vijskovosluzbovca-mikoli-sokola-zidkova.html</text:a>
</text:p>
      <!--NEWS-->
      <text:h text:style-name="P10" text:outline-level="1">
<text:span text:style-name="T4">
In southern Brazil due to a powerful cyclone, 11 people were killed</text:span>
</text:h>
      <text:p text:style-name="P4">
Authors: Ukrinform (Person)</text:p>
      <text:p text:style-name="P4">
Publisher: Укринформ (Organization)</text:p>
      <text:p text:style-name="P4">
Published Time: 2023-06-18T09:01:00+03:00</text:p>
      <text:p text:style-name="P4">
Modified Time: 2023-06-18T09:01:00+03:00</text:p>
      <text:p text:style-name="P4">
Description: At least 11 people were killed in the Brazilian state of Rio Granda Du Sul. - Ukrinform.</text:p>
      <text:p text:style-name="P4">
Images: ['<text:a xlink:type="simple" xlink:href="https://static.ukrinform.com/photos/2017_01/thumb_files/630_360_1483646515-3150.jpg" text:style-name="Internet_20_link" text:visited-style-name="Visited_20_Internet_20_Link">
630_360_14836...</text:a>
']</text:p>
      <text:p text:style-name="P4">
Tags: ['Бразилія', 'Торнадо', 'Циклон']</text:p>
      <text:p text:style-name="P4">
Type: Article</text:p>
      <!--METADATA-->
      <text:p text:style-name="P4">
<draw:frame draw:style-name="fr1" draw:name="Image61" text:anchor-type="as-char" svg:width="6.9236in" svg:height="3.956343in" draw:z-index="0">
<draw:image xlink:href="../Images/yкринформ/2023-06-18T09-01-00-03-00/630_360_1483646515-3150.jpg" xlink:type="simple" xlink:show="embed" xlink:actuate="onLoad" draw:mime-type="image/jpeg"/>
</draw:frame>
The Ugrazil state of Rio Grandda Du-Sul, as a result of tropical cyclone, has been killed by the first of 11 people.</text:p>
      <text:p text:style-name="P4">
About it reports <text:a xlink:type="simple" xlink:href="https://www.reuters.com/world/americas/cyclone-leaves-11-dead-20-missing-southern-brazil-2023-06-17/" text:style-name="Internet_20_link" text:visited-style-name="Visited_20_Internet_20_Link">
</text:a>
<text:a xlink:type="simple" xlink:href="https://www.reuters.com/world/americas/cyclone-leaves-11-dead-20-missing-southern-brazil-2023-06-17/" text:style-name="Internet_20_link" text:visited-style-name="Visited_20_Internet_20_Link">
 Reuters</text:a>
With reference to local authorities, reports Ukrinform.</text:p>
      <text:p text:style-name="P4">
"The storm has caused rainfall, and now in the flooded areas are searched for the help of helicopters. Another 20 people have disappeared," the state government said.</text:p>
      <text:p text:style-name="P4">
The city of Karaa with a population of more than 8,000 people was most affected by the cyclone.</text:p>
      <text:p text:style-name="P4">
"The Karaa situation is deeply worried. It is very important that we identify the main areas of areas and people who need support," said Governorriu-Grandda-Du-Sul Eduardo Ley.</text:p>
      <text:p text:style-name="P4">
<text:span text:style-name="T4">
 Read also: </text:span>
 [in <text:span text:style-name="T4">
 Brazil </text:span>
 It has declared a state of emergency(https://www.ukrinform.ua/rubric-world/3713089-u-brazilii-ogolosili-nadzvicajnij-stan-cerez-ptasinij-grip.html)As reported by Ukrinform, at least three people were killed and tens of heaven after <text:a xlink:type="simple" xlink:href="https://www.ukrinform.ua/rubric-world/3723724-u-ssa-vnaslidok-tornado-troe-ludej-zaginuli-i-desatki-poraneni.html" text:style-name="Internet_20_link" text:visited-style-name="Visited_20_Internet_20_Link">
Tornado squeezed the northern part of Statumaas</text:a>
 .</text:p>
      <text:p text:style-name="P4">
News Source: <text:a xlink:type="simple" xlink:href="https://www.ukrinform.ua/rubric-world/3724366-na-pivdni-brazilii-vnaslidok-potuznogo-ciklonu-zaginuli-11-ludej.html" text:style-name="Internet_20_link" text:visited-style-name="Visited_20_Internet_20_Link">
https://www.ukrinform.ua/rubric-world/3724366-na-pivdni-brazilii-vnaslidok-potuznogo-ciklonu-zaginuli-11-ludej.html</text:a>
</text:p>
      <!--NEWS-->
      <text:h text:style-name="P10" text:outline-level="1">
<text:span text:style-name="T4">
Anatoly Novostimenny became the absolute world champion in powerlifting</text:span>
</text:h>
      <text:p text:style-name="P4">
Authors: Ukrinform (Person)</text:p>
      <text:p text:style-name="P4">
Publisher: Укринформ (Organization)</text:p>
      <text:p text:style-name="P4">
Published Time: 2023-06-18T09:09:00+03:00</text:p>
      <text:p text:style-name="P4">
Modified Time: 2023-06-18T09:09:00+03:00</text:p>
      <text:p text:style-name="P4">
Description: The Saint-Julian (Malta) is the Classical Powerlifting Championship. - Ukrinform.</text:p>
      <text:p text:style-name="P4">
Images: ['<text:a xlink:type="simple" xlink:href="https://static.ukrinform.com/photos/2023_06/thumb_files/630_360_1687067037-490.jpg" text:style-name="Internet_20_link" text:visited-style-name="Visited_20_Internet_20_Link">
630_360_16870...</text:a>
']</text:p>
      <text:p text:style-name="P4">
Tags: ['Чемпіонат світу', 'Спорт']</text:p>
      <text:p text:style-name="P4">
Type: Article</text:p>
      <!--METADATA-->
      <text:p text:style-name="P4">
<draw:frame draw:style-name="fr1" draw:name="Image62" text:anchor-type="as-char" svg:width="6.9236in" svg:height="3.956343in" draw:z-index="0">
<draw:image xlink:href="../Images/yкринформ/2023-06-18T09-09-00-03-00/630_360_1687067037-490.jpg" xlink:type="simple" xlink:show="embed" xlink:actuate="onLoad" draw:mime-type="image/jpeg"/>
</draw:frame>
In St. Julian(Malta)The classic powerlifting championship is ongoing.</text:p>
      <text:p text:style-name="P4">
On the penultimate day of the competition, the absolute champion of the world became Ukrainian -chantoli new writing, reports Ukrinform.</text:p>
      <text:p text:style-name="P4">
Poltava won gold in the weight category up to 105 kg, raising in the amount of 940kg(Square - 362.5 kg, bench press - 225 kg, class thrust - 352.5 kg).</text:p>
      <text:p text:style-name="P4">
Новописьменний встановив два рекорди світу (Square and sum).</text:p>
      <text:p text:style-name="P4">
«Срібло» та «бронза» дісталися відповідно шведу Емілю Норлінгу - 905 кг(325+210+370)and Libyan Abdully Mohamadi - 902.5(325+212,5+365).</text:p>
      <text:p text:style-name="P4">
<text:span text:style-name="T4">
Читайте також:</text:span>
 <text:a xlink:type="simple" xlink:href="https://www.ukrinform.ua/rubric-sports/3715963-ukrainski-pauerlifteri-zdobuli-visim-nagorod-cempionatu-svitu-v-par.html" text:style-name="Internet_20_link" text:visited-style-name="Visited_20_Internet_20_Link">
 Українські <text:span text:style-name="T4">
пауерл</text:span>
 іфтери здобули вісім нагородчемпіонату світу в ПАР </text:a>
Representatives of the overweight weight category will be completed by the world championship.</text:p>
      <text:p text:style-name="P4">
Photo: Instagram.</text:p>
      <text:p text:style-name="P4">
News Source: <text:a xlink:type="simple" xlink:href="https://www.ukrinform.ua/rubric-sports/3724367-anatolij-novopismennij-stav-absolutnim-cempionom-svitu-z-pauerliftingu.html" text:style-name="Internet_20_link" text:visited-style-name="Visited_20_Internet_20_Link">
https://www.ukrinform.ua/rubric-sports/3724367-anatolij-novopismennij-stav-absolutnim-cempionom-svitu-z-pauerliftingu.html</text:a>
</text:p>
      <!--NEWS-->
      <text:h text:style-name="P10" text:outline-level="1">
<text:span text:style-name="T4">
Russia holds one rocket launcher in the Black Sea with eight "caliber"</text:span>
</text:h>
      <text:p text:style-name="P4">
Authors: Ukrinform (Person)</text:p>
      <text:p text:style-name="P4">
Publisher: Укринформ (Organization)</text:p>
      <text:p text:style-name="P4">
Published Time: 2023-06-18T09:16:00+03:00</text:p>
      <text:p text:style-name="P4">
Modified Time: 2023-06-18T09:16:00+03:00</text:p>
      <text:p text:style-name="P4">
Description: Russia has reduced to one number of rocket carriers in the Black Sea. - Ukrinform.</text:p>
      <text:p text:style-name="P4">
Images: ['<text:a xlink:type="simple" xlink:href="https://static.ukrinform.com/photos/2022_04/thumb_files/630_360_1649589346-626.png" text:style-name="Internet_20_link" text:visited-style-name="Visited_20_Internet_20_Link">
630_360_16495...</text:a>
']</text:p>
      <text:p text:style-name="P4">
Tags: ['Ракета', ' Чорне море', 'Корабель', 'Війна з Росією']</text:p>
      <text:p text:style-name="P4">
Type: Article</text:p>
      <!--METADATA-->
      <text:p text:style-name="P4">
<draw:frame draw:style-name="fr1" draw:name="Image63" text:anchor-type="as-char" svg:width="6.9236in" svg:height="3.956343in" draw:z-index="0">
<draw:image xlink:href="../Images/yкринформ/2023-06-18T09-16-00-03-00/630_360_1649589346-626.png" xlink:type="simple" xlink:show="embed" xlink:actuate="onLoad" draw:mime-type="image/png"/>
</draw:frame>
Raniah was a number of rocket carriers in the Motherland.</text:p>
      <text:p text:style-name="P4">
According to Ukrinform, the operational command "South" reports on <text:a xlink:type="simple" xlink:href="https://www.facebook.com/OperationalCommandSouth/posts/pfbid02KSzVDDwfEaiJKEdc6jiFPxFGz8uR6C5YQ9AofThbZrspPvDU91XK1g6XcR8XwZvnl" text:style-name="Internet_20_link" text:visited-style-name="Visited_20_Internet_20_Link">
Facebook.</text:a>
Among the 9 ships there is one rocket frigate equipped with eight -toe <text:a xlink:type="simple" xlink:href="https://www.ukrinform.ua/tag-raketa" text:style-name="Internet_20_link" text:visited-style-name="Visited_20_Internet_20_Link">
missiles</text:a>
Type "Caliber".</text:p>
      <text:p text:style-name="P4">
In the Azov Sea, there is one enemy ship on duty, which track -drainage.</text:p>
      <text:p text:style-name="P4">
According to the OK South, the level of threat of rocket strokes remains high. The activity of unmanned enemy reconnaissance indicates coincidence and probable preparation for attacks.</text:p>
      <text:p text:style-name="P4">
<text:span text:style-name="T4">
 Read also: </text:span>
 <text:a xlink:type="simple" xlink:href="https://www.ukrinform.ua/rubric-ato/3724354-nad-mikolaivsinou-zbili-vorozij-bezpilotnik.html" text:style-name="Internet_20_link" text:visited-style-name="Visited_20_Internet_20_Link">
Above the Nikolaev region knocked down Russian drone</text:a>
"We do not ignore air alarm signals, go to shelter, we do not help the work of airplaces, we do not help the enemy," - called in the command.</text:p>
      <text:p text:style-name="P4">
In the OK "South", they also warned that the coast remains a zone of danger of both explosive and sanitary-epidemic.</text:p>
      <text:p text:style-name="P4">
In addition, the operational command reported that aviation has been bruising on the positions of air defense and the accumulation of living Silirosian in Skadovsky and Kherson districts.</text:p>
      <text:p text:style-name="P4">
9 Russians, one converted boat, D-20 cannon, T-72/62 tank were destroyed, auto-bunniers, including Tiger/Lynx.</text:p>
      <text:p text:style-name="P4">
As reported by Ukrinform, <text:a xlink:type="simple" xlink:href="https://www.ukrinform.ua/rubric-ato/3724362-zsu-vze-likviduvali-219-820-rosijskih-zagarbnikiv.html" text:style-name="Internet_20_link" text:visited-style-name="Visited_20_Internet_20_Link">
forces of defense of Ukraine have already eliminated about 219820 Russian invaders. </text:a>
</text:p>
      <text:p text:style-name="P4">
News Source: <text:a xlink:type="simple" xlink:href="https://www.ukrinform.ua/rubric-ato/3724370-rosia-trimae-u-cornomu-mori-odin-raketonosij-z-vismoma-kalibrami.html" text:style-name="Internet_20_link" text:visited-style-name="Visited_20_Internet_20_Link">
https://www.ukrinform.ua/rubric-ato/3724370-rosia-trimae-u-cornomu-mori-odin-raketonosij-z-vismoma-kalibrami.html</text:a>
</text:p>
      <!--NEWS-->
      <text:h text:style-name="P10" text:outline-level="1">
<text:span text:style-name="T4">
Russian troops struck Kupyansk, there is a destruction</text:span>
</text:h>
      <text:p text:style-name="P4">
Authors: Ukrinform (Person)</text:p>
      <text:p text:style-name="P4">
Publisher: Укринформ (Organization)</text:p>
      <text:p text:style-name="P4">
Published Time: 2023-06-18T09:30:10+03:00</text:p>
      <text:p text:style-name="P4">
Modified Time: 2023-06-18T09:30:10+03:00</text:p>
      <text:p text:style-name="P4">
Description: On Sunday morning, Russian invaders fired Kupyansk, damaged a private residential building. - Ukrinform.</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Харківщина', 'Війна з Росією']</text:p>
      <text:p text:style-name="P4">
Type: Article</text:p>
      <!--METADATA-->
      <text:p text:style-name="P4">
<draw:frame draw:style-name="fr1" draw:name="Image64" text:anchor-type="as-char" svg:width="6.9236in" svg:height="3.956343in" draw:z-index="0">
<draw:image xlink:href="../Images/yкринформ/2023-06-18T09-30-10-03-00/630_360_1677781968-366.jpg" xlink:type="simple" xlink:show="embed" xlink:actuate="onLoad" draw:mime-type="image/jpeg"/>
</draw:frame>
In the Nedyluzar, Russian invaders fired Kupyansk, damaged a private life house.</text:p>
      <text:p text:style-name="P4">
According to Ukrinform, Oleg Synigubov, the head of the Kharkiv Regional Military Administration, reported this in <text:a xlink:type="simple" xlink:href="https://t.me/synegubov/6461" text:style-name="Internet_20_link" text:visited-style-name="Visited_20_Internet_20_Link">
telegram.</text:a>
“Today in the morning, around 7:00 enemy <text:a xlink:type="simple" xlink:href="https://www.ukrinform.ua/tag-obstril" text:style-name="Internet_20_link" text:visited-style-name="Visited_20_Internet_20_Link">
fired</text:a>
Kupyansk. Private housewife is damaged. It was without the victims, ”he said.</text:p>
      <text:p text:style-name="P4">
According to Sinogubov, last day the enemy fired at the settlements of Pethartharkiv, Kupyansky, Chuguev and Bohodukhiv districts.</text:p>
      <text:p text:style-name="P4">
According to the head of the Ova, in the Novoosin Kupyansky district, a living house and outbuildings were damaged.</text:p>
      <text:p text:style-name="P4">
In Kolisnikovka, Kupyansk district at 23:00 herd is a hostile shelling of damages and cellars.</text:p>
      <text:p text:style-name="P4">
“Near the village. The Guiiv Kozachok of Bohodukhiv district, as a result of a direct hit of a ZPTRK, killed 2 people - a 42 -year -old man and a 53 -year -old woman who were volunteers, ”Synigubov said.</text:p>
      <text:p text:style-name="P4">
*!(https://www.ukrinform.ua/rubric-ato/3724142-na-harkivsini-voroza-raketa-vlucila-v-avto-zaginuli-cetvero-civilnih.html)In the Odrobivka of Bohodukhiv district, the fleet of recreation was damaged as a result of artillery shelling and the gas network was damaged.</text:p>
      <text:p text:style-name="P4">
As a result of shelling, Vovchansk Chuguev district damaged three residential buildings and outbuildings.</text:p>
      <text:p text:style-name="P4">
According to Synegubov, four buildings and power lines were damaged in Vilchy of Chuguev district. Without the victims.</text:p>
      <text:p text:style-name="P4">
As the head of the Ova added, the mine work continues in Kharkiv region. For the last manager of the Pyrotechnics of the State Emergency Service, almost 7 gateragraphs were examined and 176 explosive items were disposed of.</text:p>
      <text:p text:style-name="P4">
On the collision line, Russian invaders attempted to go on the offensive of the Unapryamka of the Berestovo Kupyansky district. Under the fire of Ukrainian defenders, they were lost.</text:p>
      <text:p text:style-name="P4">
<text:span text:style-name="T4">
 Read also: </text:span>
 <text:a xlink:type="simple" xlink:href="https://www.ukrinform.ua/rubric-ato/3724348-minus-dva-ka52-i-pat-bpla-sili-ppo-vidzvituvali-pro-robotu-za-pivtori-dobi.html" text:style-name="Internet_20_link" text:visited-style-name="Visited_20_Internet_20_Link">
minus two enemy Ka-52 and 12 UAVs: Air Force reported on a job for one and a half days</text:a>
According to Ukrinform, the Kharkiv region is under constant units of Russian troops, every day the enemy kills and injures civilian and destructive infrastructure objects.</text:p>
      <text:p text:style-name="P4">
Photo illustrative</text:p>
      <text:p text:style-name="P4">
News Source: <text:a xlink:type="simple" xlink:href="https://www.ukrinform.ua/rubric-ato/3724375-vijska-rf-zavdali-udaru-po-kupansku-e-rujnuvanna.html" text:style-name="Internet_20_link" text:visited-style-name="Visited_20_Internet_20_Link">
https://www.ukrinform.ua/rubric-ato/3724375-vijska-rf-zavdali-udaru-po-kupansku-e-rujnuvanna.html</text:a>
</text:p>
      <!--NEWS-->
      <text:h text:style-name="P10" text:outline-level="1">
<text:span text:style-name="T4">
The enemy fired 12 times the border of Sumy region</text:span>
</text:h>
      <text:p text:style-name="P4">
Authors: Ukrinform (Person)</text:p>
      <text:p text:style-name="P4">
Publisher: Укринформ (Organization)</text:p>
      <text:p text:style-name="P4">
Published Time: 2023-06-18T09:39:00+03:00</text:p>
      <text:p text:style-name="P4">
Modified Time: 2023-06-18T09:39:00+03:00</text:p>
      <text:p text:style-name="P4">
Description: The Russians fired 12 times the border of Sumy region during the night and in the morning, there is a destruction of private homes.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Сумщина', 'Війна з Росією']</text:p>
      <text:p text:style-name="P4">
Type: Article</text:p>
      <!--METADATA-->
      <text:p text:style-name="P4">
<draw:frame draw:style-name="fr1" draw:name="Image65" text:anchor-type="as-char" svg:width="6.9236in" svg:height="3.956343in" draw:z-index="0">
<draw:image xlink:href="../Images/yкринформ/2023-06-18T09-39-00-03-00/630_360_1679917009-251.jpg" xlink:type="simple" xlink:show="embed" xlink:actuate="onLoad" draw:mime-type="image/jpeg"/>
</draw:frame>
The Russians 12 times fired at the border of Sumy region during the night and in the morning, there are destruction of private homes.</text:p>
      <text:p text:style-name="P4">
Sumy Ova reports in <text:a xlink:type="simple" xlink:href="https://t.me/Sumy_news_ODA/17065" text:style-name="Internet_20_link" text:visited-style-name="Visited_20_Internet_20_Link">
telegram</text:a>
, reports Ukrinform.</text:p>
      <text:p text:style-name="P4">
"At night and in the morning the enemy made 12 <text:a xlink:type="simple" xlink:href="https://www.ukrinform.ua/tag-obstril" text:style-name="Internet_20_link" text:visited-style-name="Visited_20_Internet_20_Link">
shelling</text:a>
border. 59 explosions were recorded. The shelling was suffered by Khotinskaya, Krasnopil, Yunakovskaya, Esmanskaya, Seredi -Budsk, Velikopysarivsky Major, " - the message reads.</text:p>
      <text:p text:style-name="P4">
In the middle-bone community, the enemy fired with grenade launchers(3 explosions), artillery(6 explosions)and mortars(15 explosions). Внаслідок одного з мінометних обстрілівпошкоджений приватний будинок.</text:p>
      <text:p text:style-name="P4">
<text:span text:style-name="T4">
Читайте також:</text:span>
 <text:a xlink:type="simple" xlink:href="https://www.ukrinform.ua/rubric-regions/3724361-vorog-atakuvav-20-naselenih-punktiv-na-zaporizzi-odin-poranenij.html" text:style-name="Internet_20_link" text:visited-style-name="Visited_20_Internet_20_Link">
 Ворог атакував 20 населених пунктів на Запоріжжі, одинпоранений </text:a>
"️Krasnopil community: was a mortar fire(4 explosions). Хотінськагромада: ворог бив з мінометів (6 explosions). ️Юнаківська громада: зафіксованоартилерійський обстріл (3 explosions). Есманська громада: росіяни били з мінометів– 13 вибухів. Великописарівська громада: був артилерійський обстріл (9 blades)" - reported in Sumy Ova.</text:p>
      <text:p text:style-name="P4">
As it was reported, yesterday during the day <text:a xlink:type="simple" xlink:href="https://www.ukrinform.ua/rubric-ato/3724302-rosiani-za-den-obstrilali-prikordonna-sumsini-ponad-20-raziv-poskodzena-televeza.html" text:style-name="Internet_20_link" text:visited-style-name="Visited_20_Internet_20_Link">
Russians carried out 21 firing of the community. </text:a>
119 explosions were recorded.</text:p>
      <text:p text:style-name="P4">
_ Photo illustrative_</text:p>
      <text:p text:style-name="P4">
News Source: <text:a xlink:type="simple" xlink:href="https://www.ukrinform.ua/rubric-ato/3724378-rosiani-12-raziv-obstrilali-prikordonna-sumsini-e-rujnuvanna.html" text:style-name="Internet_20_link" text:visited-style-name="Visited_20_Internet_20_Link">
https://www.ukrinform.ua/rubric-ato/3724378-rosiani-12-raziv-obstrilali-prikordonna-sumsini-e-rujnuvanna.html</text:a>
</text:p>
      <!--NEWS-->
      <text:h text:style-name="P10" text:outline-level="1">
<text:span text:style-name="T4">
After the Kakhovskaya hydroelectric power station, 41 settlements remain flooded - SESS</text:span>
</text:h>
      <text:p text:style-name="P4">
Authors: Ukrinform (Person)</text:p>
      <text:p text:style-name="P4">
Publisher: Укринформ (Organization)</text:p>
      <text:p text:style-name="P4">
Published Time: 2023-06-18T09:54:57+03:00</text:p>
      <text:p text:style-name="P4">
Modified Time: 2023-06-18T09:54:57+03:00</text:p>
      <text:p text:style-name="P4">
Description: In the south of Ukraine, as a result of the exploration of the Russians of the Kakhovka hydroelectric power station, 41 settlements remain flooded. - Ukrinform.</text:p>
      <text:p text:style-name="P4">
Images: ['<text:a xlink:type="simple" xlink:href="https://static.ukrinform.com/photos/2023_06/thumb_files/630_360_1686291485-922.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66" text:anchor-type="as-char" svg:width="6.9236in" svg:height="3.956343in" draw:z-index="0">
<draw:image xlink:href="../Images/yкринформ/2023-06-18T09-54-57-03-00/630_360_1686291485-922.jpg" xlink:type="simple" xlink:show="embed" xlink:actuate="onLoad" draw:mime-type="image/jpeg"/>
</draw:frame>
In the south of Ukraine, as a result of the exploration of the Russians of the Kakhovskaya hydroelectric power station, the 41 -painted point remains flooded.</text:p>
      <text:p text:style-name="P4">
According to Ukrinform, about it in <text:a xlink:type="simple" xlink:href="https://t.me/dsns_telegram/17823" text:style-name="Internet_20_link" text:visited-style-name="Visited_20_Internet_20_Link">
telegram</text:a>
Informs the State Emergency Service.</text:p>
      <text:p text:style-name="P4">
In the Kherson region on the Dnieper in the way of fast "<text:a xlink:type="simple" xlink:href="https://www.ukrinform.ua/tag-herson" text:style-name="Internet_20_link" text:visited-style-name="Visited_20_Internet_20_Link">
Kherson</text:a>
"There is a decrease in water level. The level is 0.7 m.</text:p>
      <text:p text:style-name="P4">
Six settlements were flooded in the territory controlled by the Ukrainian authorities. There are 17 settlements in temporarily captured by the Russians.</text:p>
      <text:p text:style-name="P4">
2 thousand 783 persons, including 309 children, 80 low -mobility people and284 animals, were evacuated.</text:p>
      <text:p text:style-name="P4">
716 people, including 30 children and 40 low -mobility, were saved.</text:p>
      <text:p text:style-name="P4">
More than 24 thousand tons of water from 82 houses and cellars are pumped out per day, 107 thousand tons of water from 413 buildings and basements - from the beginning of work.</text:p>
      <text:p text:style-name="P4">
More than 401 tons of water and 36 thousand 597 kg of food products were brought.</text:p>
      <text:p text:style-name="P4">
In the Nikolaev area, 18 settlements in the Ubashtansky district were partially flooded.</text:p>
      <text:p text:style-name="P4">
*!(https://www.ukrinform.ua/rubric-ato/3724222-na-kahovskij-ges-mogli-pidirvati-pidvodnij-prohid-rozsliduvanna-nyt.html)A day 426 of water water from the territory of 21 households is pumped a day. From the beginning of work 2 thousand 216 cubic meters of water from 130 households have been pumped.</text:p>
      <text:p text:style-name="P4">
832 people, including 165 children, were evacuated.</text:p>
      <text:p text:style-name="P4">
As reported by Ukrinform, <text:a xlink:type="simple" xlink:href="https://www.ukrinform.ua/rubric-regions/3724299-unaslidok-pidrivu-kahovskoi-ges-16-zagiblih-31-osoba-znikla-bezvisti.html" text:style-name="Internet_20_link" text:visited-style-name="Visited_20_Internet_20_Link">
as a result of blasting the Kakhovskaya hydroelectric power station</text:a>
 <text:a xlink:type="simple" xlink:href="https://www.ukrinform.ua/rubric-regions/3724299-unaslidok-pidrivu-kahovskoi-ges-16-zagiblih-31-osoba-znikla-bezvisti.html" text:style-name="Internet_20_link" text:visited-style-name="Visited_20_Internet_20_Link">
</text:a>
Today it is known about 16 Zago, 31 people are considered missing.</text:p>
      <text:p text:style-name="P4">
News Source: <text:a xlink:type="simple" xlink:href="https://www.ukrinform.ua/rubric-regions/3724383-pisla-pidrivu-kahovskoi-ges-pidtoplenim-zalisaetsa-41-naselenij-punkt-dsns.html" text:style-name="Internet_20_link" text:visited-style-name="Visited_20_Internet_20_Link">
https://www.ukrinform.ua/rubric-regions/3724383-pisla-pidrivu-kahovskoi-ges-pidtoplenim-zalisaetsa-41-naselenij-punkt-dsns.html</text:a>
</text:p>
      <!--NEWS-->
      <text:h text:style-name="P10" text:outline-level="1">
<text:span text:style-name="T4">
The UEFA League winner will be determined today</text:span>
</text:h>
      <text:p text:style-name="P4">
Authors: Ukrinform (Person)</text:p>
      <text:p text:style-name="P4">
Publisher: Укринформ (Organization)</text:p>
      <text:p text:style-name="P4">
Published Time: 2023-06-18T09:56:09+03:00</text:p>
      <text:p text:style-name="P4">
Modified Time: 2023-06-18T09:56:09+03:00</text:p>
      <text:p text:style-name="P4">
Description: In the decisive match of the UEFA League, the players of Croatia and Spain will come together. - Ukrinform.</text:p>
      <text:p text:style-name="P4">
Images: ['<text:a xlink:type="simple" xlink:href="https://static.ukrinform.com/photos/2023_06/thumb_files/630_360_1687071295-271.jpg" text:style-name="Internet_20_link" text:visited-style-name="Visited_20_Internet_20_Link">
630_360_16870...</text:a>
']</text:p>
      <text:p text:style-name="P4">
Tags: ['Футбол', 'Ліга націй УЄФА']</text:p>
      <text:p text:style-name="P4">
Type: Article</text:p>
      <!--METADATA-->
      <text:p text:style-name="P4">
<draw:frame draw:style-name="fr1" draw:name="Image67" text:anchor-type="as-char" svg:width="6.9236in" svg:height="3.956343in" draw:z-index="0">
<draw:image xlink:href="../Images/yкринформ/2023-06-18T09-56-09-03-00/630_360_1687071295-271.jpg" xlink:type="simple" xlink:show="embed" xlink:actuate="onLoad" draw:mime-type="image/jpeg"/>
</draw:frame>
UEFA Nations Nations will come together for Croatia Taispana national teams.</text:p>
      <text:p text:style-name="P4">
Final at the De Cap Stadium in Rotterdam(Netherlands)It will begin at 21.45 Zakyevsky time, reports Ukrinform.</text:p>
      <text:p text:style-name="P4">
At 16.00 in the Arena "Grols Vesta" in Enshade a match will take place for 3rd place -"Bronze" will play the teams of the Netherlands and Italy.</text:p>
      <text:p text:style-name="P4">
*!(https://www.ukrinform.ua/rubric-sports/3723590-u-finali-ligi-nacij-uefa-vistuplat-horvatia-ta-ispania.html)As it was reported, in the semi -finals the Spaniards won the Italians(2:1), and the Croats beat the Dutch time(4:2).</text:p>
      <text:p text:style-name="P4">
Фото: prsport.net.</text:p>
      <text:p text:style-name="P4">
News Source: <text:a xlink:type="simple" xlink:href="https://www.ukrinform.ua/rubric-sports/3724384-sogodni-viznacitsa-peremozec-ligi-nacij-uefa.html" text:style-name="Internet_20_link" text:visited-style-name="Visited_20_Internet_20_Link">
https://www.ukrinform.ua/rubric-sports/3724384-sogodni-viznacitsa-peremozec-ligi-nacij-uefa.html</text:a>
</text:p>
      <!--NEWS-->
      <text:h text:style-name="P10" text:outline-level="1">
<text:span text:style-name="T4">
In Odessa, the beaches were found unsuitable for bathing</text:span>
</text:h>
      <text:p text:style-name="P4">
Authors: Ukrinform (Person)</text:p>
      <text:p text:style-name="P4">
Publisher: Укринформ (Organization)</text:p>
      <text:p text:style-name="P4">
Published Time: 2023-06-18T09:59:00+03:00</text:p>
      <text:p text:style-name="P4">
Modified Time: 2023-06-18T09:59:00+03:00</text:p>
      <text:p text:style-name="P4">
Description: Odessa beaches are declared unsuitable for bathing due to significant deterioration of water in open reservoirs and a real danger to human health. - Ukrinform.</text:p>
      <text:p text:style-name="P4">
Images: ['<text:a xlink:type="simple" xlink:href="https://static.ukrinform.com/photos/2023_06/thumb_files/630_360_1687072756-272.jpg" text:style-name="Internet_20_link" text:visited-style-name="Visited_20_Internet_20_Link">
630_360_16870...</text:a>
']</text:p>
      <text:p text:style-name="P4">
Tags: ['Одеса', 'Пляжний сезон', 'Пляж']</text:p>
      <text:p text:style-name="P4">
Type: Article</text:p>
      <!--METADATA-->
      <text:p text:style-name="P4">
<draw:frame draw:style-name="fr1" draw:name="Image68" text:anchor-type="as-char" svg:width="6.9236in" svg:height="3.956343in" draw:z-index="0">
<draw:image xlink:href="../Images/yкринформ/2023-06-18T09-59-00-03-00/630_360_1687072756-272.jpg" xlink:type="simple" xlink:show="embed" xlink:actuate="onLoad" draw:mime-type="image/jpeg"/>
</draw:frame>
Beensiodes are recognized as unusable due to significant deterioration in open water and a real danger to human health.</text:p>
      <text:p text:style-name="P4">
About it in <text:a xlink:type="simple" xlink:href="https://t.me/Bratchuk_Sergey/43204" text:style-name="Internet_20_link" text:visited-style-name="Visited_20_Internet_20_Link">
telegram</text:a>
He informed the Main Social Council at the Odessa Regional Military Administration Serhiybratchuk.</text:p>
      <text:p text:style-name="P4">
“Bathing people on <text:a xlink:type="simple" xlink:href="https://www.ukrinform.ua/tag-plaz" text:style-name="Internet_20_link" text:visited-style-name="Visited_20_Internet_20_Link">
beaches</text:a>
The cities of Odessa are on, ”he stressed.</text:p>
      <text:p text:style-name="P4">
<text:span text:style-name="T4">
 Read also: </text:span>
 <text:a xlink:type="simple" xlink:href="https://www.ukrinform.ua/rubric-regions/3722499-na-odesini-viavili-salmonelu-ta-kiskovu-infekciu-u-cornomu-mori.html" text:style-name="Internet_20_link" text:visited-style-name="Visited_20_Internet_20_Link">
in Odesa region found salmonella and intestinal infection of the educational sea</text:a>
The corresponding decision was made at an extraordinary meeting of the Commission on Technogenic-Ecological Safety and Emergency Situations of the Executive Committee of the Odessa City Council on June 17.</text:p>
      <text:p text:style-name="P4">
As reported by Ukrinform, <text:a xlink:type="simple" xlink:href="https://www.ukrinform.ua/rubric-other_news/3723441-pidriv-rosianami-kahovskoi-ges-usi-novini.html" text:style-name="Internet_20_link" text:visited-style-name="Visited_20_Internet_20_Link">
the troops of the Russian Federation on the night of June 6 undermined the Greblyukhov hydroelectric power station</text:a>
. The station is not recoverable. Narerson region continues rescue work and evacuation of the population.</text:p>
      <text:p text:style-name="P4">
In Odessa, in the water samples taken near the port, <text:a xlink:type="simple" xlink:href="https://www.ukrinform.ua/rubric-regions/3723704-v-odesi-viavili-holeropodibnij-vibrion-u-morskij-vodi.html" text:style-name="Internet_20_link" text:visited-style-name="Visited_20_Internet_20_Link">
detected choleroid vibrion</text:a>
NAG 1 Groups for Hayberg.</text:p>
      <text:p text:style-name="P4">
News Source: <text:a xlink:type="simple" xlink:href="https://www.ukrinform.ua/rubric-regions/3724385-v-odesi-plazi-viznali-nepridatnimi-dla-kupanna.html" text:style-name="Internet_20_link" text:visited-style-name="Visited_20_Internet_20_Link">
https://www.ukrinform.ua/rubric-regions/3724385-v-odesi-plazi-viznali-nepridatnimi-dla-kupanna.html</text:a>
</text:p>
      <!--NEWS-->
      <text:h text:style-name="P10" text:outline-level="1">
<text:span text:style-name="T4">
The Russians fired Kharkiv region, there is a wounded</text:span>
</text:h>
      <text:p text:style-name="P4">
Authors: Ukrinform (Person)</text:p>
      <text:p text:style-name="P4">
Publisher: Укринформ (Organization)</text:p>
      <text:p text:style-name="P4">
Published Time: 2023-06-18T0:37:00+03:00</text:p>
      <text:p text:style-name="P4">
Modified Time: 2023-06-18T20:37:00+03:00</text:p>
      <text:p text:style-name="P4">
Description: Russian troops have been fired at the Kharkiv region again, there is a wounded, an investigation is being conducted. - Ukrinform.</text:p>
      <text:p text:style-name="P4">
Images: ['<text:a xlink:type="simple" xlink:href="https://static.ukrinform.com/photos/2023_06/thumb_files/630_360_1687109243-180.jpeg" text:style-name="Internet_20_link" text:visited-style-name="Visited_20_Internet_20_Link">
630_360_16871...</text:a>
']</text:p>
      <text:p text:style-name="P4">
Tags: ['Обстріл', 'Поранені', 'Прокуратура', 'Харківщина', 'Війна з Росією']</text:p>
      <text:p text:style-name="P4">
Type: Article</text:p>
      <!--METADATA-->
      <text:p text:style-name="P4">
<draw:frame draw:style-name="fr1" draw:name="Image69" text:anchor-type="as-char" svg:width="6.9236in" svg:height="3.956343in" draw:z-index="0">
<draw:image xlink:href="../Images/yкринформ/2023-06-18T0-37-00-03-00/630_360_1687109243-180.jpeg" xlink:type="simple" xlink:show="embed" xlink:actuate="onLoad" draw:mime-type="image/jpeg"/>
</draw:frame>
RFUCs' troops fired at the Kharkiv region, there is a wounded, an investigation is being conducted.</text:p>
      <text:p text:style-name="P4">
About it reports Kharkiv Regional Prosecutor's Office in <text:a xlink:type="simple" xlink:href="https://t.me/prokuratura_kharkiv/9570" text:style-name="Internet_20_link" text:visited-style-name="Visited_20_Internet_20_Link">
Telegram</text:a>
, reports Ukrinform.</text:p>
      <text:p text:style-name="P4">
"June 18 at about 3:00 pm occupants <text:a xlink:type="simple" xlink:href="https://www.ukrinform.ua/tag-obstril" text:style-name="Internet_20_link" text:visited-style-name="Visited_20_Internet_20_Link">
fired</text:a>
The village of Lipka. According to preliminary data, changes. It was injured by a 35-year-old resident. Housing and cars were damaged, "the message reads.</text:p>
      <text:p text:style-name="P4">
It is noted that under the procedural guidance of Dergachiv and Kupyansk prosecutor's offices of Kharkiv region, pre -trial investigations were initiated(Part 1 of Art. 438 of the Criminal Code of Ukraine).</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According to the investigation, during the day of June 18, the Russian military fired. Damage to private households, households and cars of locals was recorded.</text:p>
      <text:p text:style-name="P4">
The prosecutorial groups documented the consequences of armed aggression of the Russian Federation.</text:p>
      <text:p text:style-name="P4">
As it was reported, in the village of Guriev Kozachok in Kharkiv region a managed rocket rose into a civilian car, as a result, four people were killed.</text:p>
      <text:p text:style-name="P4">
<text:span text:style-name="T5">
Foto: Kharkiv Regional Prosecutor's Office</text:span>
</text:p>
      <text:p text:style-name="P4">
News Source: <text:a xlink:type="simple" xlink:href="https://www.ukrinform.ua/rubric-ato/3724567-rosiani-obstrilali-harkivsinu-e-poranenij.html" text:style-name="Internet_20_link" text:visited-style-name="Visited_20_Internet_20_Link">
https://www.ukrinform.ua/rubric-ato/3724567-rosiani-obstrilali-harkivsinu-e-poranenij.html</text:a>
</text:p>
      <!--NEWS-->
      <text:h text:style-name="P10" text:outline-level="1">
<text:span text:style-name="T4">
Russians killed 489 children in Ukraine</text:span>
</text:h>
      <text:p text:style-name="P4">
Authors: Ukrinform (Person)</text:p>
      <text:p text:style-name="P4">
Publisher: Укринформ (Organization)</text:p>
      <text:p text:style-name="P4">
Published Time: 2023-06-18T10:04:44+03:00</text:p>
      <text:p text:style-name="P4">
Modified Time: 2023-06-18T10:04:44+03:00</text:p>
      <text:p text:style-name="P4">
Description: In Ukraine, as a result of a full -scale invasion of Russia, 489 children were killed, and another 1026 were injured.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Війна з Росією']</text:p>
      <text:p text:style-name="P4">
Type: Article</text:p>
      <!--METADATA-->
      <text:p text:style-name="P4">
<draw:frame draw:style-name="fr1" draw:name="Image74" text:anchor-type="as-char" svg:width="6.9236in" svg:height="3.956343in" draw:z-index="0">
<draw:image xlink:href="../Images/yкринформ/2023-06-18T10-04-44-03-00/630_360_1685537728-468.jpg" xlink:type="simple" xlink:show="embed" xlink:actuate="onLoad" draw:mime-type="image/jpeg"/>
</draw:frame>
In Ukraine, 489 children were killed in a full -scale invasion of Russia, and another 1026 wounded.</text:p>
      <text:p text:style-name="P4">
According to Ukrinform, the Office of the Prosecutor General reports on <text:a xlink:type="simple" xlink:href="https://www.facebook.com/pgo.gov.ua/posts/pfbid02UbkdeBxM7HLeAguBvHzWWrQqP6TkZnWhMFtTXfeNVVU85mS9ijDuJVNW2AVUPd2al" text:style-name="Internet_20_link" text:visited-style-name="Visited_20_Internet_20_Link">
Facebook.</text:a>
"As of the morning of June 18, 2023, more than 1515 children were injured in Ukraine as a result of a full -scale armed <text:a xlink:type="simple" xlink:href="https://www.ukrinform.ua/tag-russian-aggression" text:style-name="Internet_20_link" text:visited-style-name="Visited_20_Internet_20_Link">
aggression</text:a>
Russian Federation. According to the official information of juvenile prosecutors, 489 children were killed and more than 1026 received varying degrees of severity, " - the message reads.</text:p>
      <text:p text:style-name="P4">
As it is noted, the figures are not final, work continues to establish the content of combat, in temporarily occupied and liberated territories.</text:p>
      <text:p text:style-name="P4">
Children in Donetsk region were most affected - 465, Kharkiv - 284, Kiev - 129, Kherson - 113, Zaporizhia - 91, Mykolaiv - 89, Dnipropetrovsk - 81, Chernihiv - 71, Lugansk - 67.</text:p>
      <text:p text:style-name="P4">
So, on June 17 on the road from Oleshka to the village. The sagas of the Kherson region was enemy by a civilian car that had a father and a 15-year-old son. They died. Also, on June 17, a 17-year-old boy was wounded as a result of shelling by the invaders of the Cossackskechherson region.</text:p>
      <text:p text:style-name="P4">
<text:span text:style-name="T4">
 Read also: </text:span>
 <text:a xlink:type="simple" xlink:href="https://www.ukrinform.ua/rubric-ato/3724310-putin-pidtverdiv-vikradenna-ditej-z-ukraini.html" text:style-name="Internet_20_link" text:visited-style-name="Visited_20_Internet_20_Link">
Putin confirmed the abduction <text:span text:style-name="T4">
 children </text:span>
 from Ukraine</text:a>
In addition, on June 17, a 9-year-old girl was injured due to the shelling of the aggressor state-aggressor in the Konstantinovkadon region.</text:p>
      <text:p text:style-name="P4">
As it was reported, militiamen began a pre -trial investigation of the interior shelling of Konstantinovka of Donetsk region, which resulted in a nine -year -old child and a woman.</text:p>
      <text:p text:style-name="P4">
News Source: <text:a xlink:type="simple" xlink:href="https://www.ukrinform.ua/rubric-ato/3724387-rosiani-vbili-v-ukraini-vze-489-ditej.html" text:style-name="Internet_20_link" text:visited-style-name="Visited_20_Internet_20_Link">
https://www.ukrinform.ua/rubric-ato/3724387-rosiani-vbili-v-ukraini-vze-489-ditej.html</text:a>
</text:p>
      <!--NEWS-->
      <text:h text:style-name="P10" text:outline-level="1">
<text:span text:style-name="T4">
Russian troops bear the greatest loss in the last four months - British intelligence</text:span>
</text:h>
      <text:p text:style-name="P4">
Authors: Ukrinform (Person)</text:p>
      <text:p text:style-name="P4">
Publisher: Укринформ (Organization)</text:p>
      <text:p text:style-name="P4">
Published Time: 2023-06-18T10:09:00+03:00</text:p>
      <text:p text:style-name="P4">
Modified Time: 2023-06-18T10:09:00+03:00</text:p>
      <text:p text:style-name="P4">
Description: The most fierce battles on the line of clashes during the Ukrainian counter -offensive are observed in three sections. Russian invaders suffer great losses. - Ukrinform.</text:p>
      <text:p text:style-name="P4">
Images: ['<text:a xlink:type="simple" xlink:href="https://static.ukrinform.com/photos/2023_06/thumb_files/630_360_1686159637-618.jpeg" text:style-name="Internet_20_link" text:visited-style-name="Visited_20_Internet_20_Link">
630_360_16861...</text:a>
']</text:p>
      <text:p text:style-name="P4">
Tags: ['Британія', 'Розвідка', 'Російські військові', 'Війна з Росією']</text:p>
      <text:p text:style-name="P4">
Type: Article</text:p>
      <!--METADATA-->
      <text:p text:style-name="P4">
<draw:frame draw:style-name="fr1" draw:name="Image75" text:anchor-type="as-char" svg:width="6.9236in" svg:height="3.956343in" draw:z-index="0">
<draw:image xlink:href="../Images/yкринформ/2023-06-18T10-09-00-03-00/630_360_1686159637-618.jpeg" xlink:type="simple" xlink:show="embed" xlink:actuate="onLoad" draw:mime-type="image/jpeg"/>
</draw:frame>
The most fighter fights on the line of clashes during the Ukrainian counter -offensive are three sections. Russian invaders suffer great losses.</text:p>
      <text:p text:style-name="P4">
About it in <text:a xlink:type="simple" xlink:href="https://twitter.com/DefenceHQ/status/1670308437115142144" text:style-name="Internet_20_link" text:visited-style-name="Visited_20_Internet_20_Link">
tweet</text:a>
The British Defense Ministry informed with reference to intelligence data, reports.</text:p>
      <text:p text:style-name="P4">
As it is noted, fierce battles continue on the lines of the collision, the most intensity - in the Zaporozhye region, in the west of Donetsk region and around Bakhmut.</text:p>
      <text:p text:style-name="P4">
"In all these areas, Ukraine continues to carry out offensive operations for little success," the British Defense Ministry added.</text:p>
      <text:p text:style-name="P4">
It is also noted that in the south <text:a xlink:type="simple" xlink:href="https://www.ukrinform.ua/tag-rosijski-vijskovi" text:style-name="Internet_20_link" text:visited-style-name="Visited_20_Internet_20_Link">
Russian troops</text:a>
Often performed relatively effective defense operations.</text:p>
      <text:p text:style-name="P4">
<text:span text:style-name="T4">
 Read also: </text:span>
 <text:a xlink:type="simple" xlink:href="https://www.ukrinform.ua/rubric-ato/3724048-rosiani-namagautsa-prihovati-veliki-vtrati-do-rf-evakuuut-lise-oficeriv.html" text:style-name="Internet_20_link" text:visited-style-name="Visited_20_Internet_20_Link">
Russians try to hide large <text:span text:style-name="T4">
 losses </text:span>
 - only officers are evacuated before RFNA treatment</text:a>
"Both sides suffer heavy losses, with Russian losses probably the highest of the peak of Bakhmut's battle in March," the intelligence was summed up.</text:p>
      <text:p text:style-name="P4">
As reported by Ukrinform, the forces of Ukraine's defense have already <text:a xlink:type="simple" xlink:href="https://www.ukrinform.ua/rubric-ato/3724362-zsu-vze-likviduvali-219-820-rosijskih-zagarbnikiv.html" text:style-name="Internet_20_link" text:visited-style-name="Visited_20_Internet_20_Link">
eliminated about 219820 Russian invaders</text:a>
, 650 people - for the past.</text:p>
      <text:p text:style-name="P4">
News Source: <text:a xlink:type="simple" xlink:href="https://www.ukrinform.ua/rubric-ato/3724388-rosijski-vijska-nesut-najbilsi-vtrati-za-ostanni-cotiri-misaci-britanska-rozvidka.html" text:style-name="Internet_20_link" text:visited-style-name="Visited_20_Internet_20_Link">
https://www.ukrinform.ua/rubric-ato/3724388-rosijski-vijska-nesut-najbilsi-vtrati-za-ostanni-cotiri-misaci-britanska-rozvidka.html</text:a>
</text:p>
      <!--NEWS-->
      <text:h text:style-name="P10" text:outline-level="1">
<text:span text:style-name="T4">
Russia conducted rocket launchers in the Black Sea</text:span>
</text:h>
      <text:p text:style-name="P4">
Authors: Ukrinform (Person)</text:p>
      <text:p text:style-name="P4">
Publisher: Укринформ (Organization)</text:p>
      <text:p text:style-name="P4">
Published Time: 2023-06-18T10:18:00+03:00</text:p>
      <text:p text:style-name="P4">
Modified Time: 2023-06-18T22:18:00+03:00</text:p>
      <text:p text:style-name="P4">
Description: The Russian Federation has rotated rocket launchers in the Black Sea - there is one rocket carrier with four "caliber" on board.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 Чорне море', 'Війна з Росією']</text:p>
      <text:p text:style-name="P4">
Type: Article</text:p>
      <!--METADATA-->
      <text:p text:style-name="P4">
<draw:frame draw:style-name="fr1" draw:name="Image76" text:anchor-type="as-char" svg:width="6.9236in" svg:height="3.956343in" draw:z-index="0">
<draw:image xlink:href="../Images/yкринформ/2023-06-18T10-18-00-03-00/630_360_1670245790-453.jpeg" xlink:type="simple" xlink:show="embed" xlink:actuate="onLoad" draw:mime-type="image/jpeg"/>
</draw:frame>
Russian federation has rotated rocket launchers in the Black Sea - there is one rocket carrier with four "caliber" on board.</text:p>
      <text:p text:style-name="P4">
According to Ukrinform, the operational command "South" reports on <text:a xlink:type="simple" xlink:href="https://www.facebook.com/OperationalCommandSouth/posts/pfbid02nzxJQfE18tdiR42u6gmuPMj6pN5Us4bL5c1MPpDS3D9CmKujiJs695NLGweGPNDXl" text:style-name="Internet_20_link" text:visited-style-name="Visited_20_Internet_20_Link">
Facebook</text:a>
.</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 ідеться уповідомлені.</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Чорному морі один <text:span text:style-name="T4">
ракет</text:span>
 оносій звісьмома «Калібрами» </text:a>
In the OK "South" noted that the excess rocket launcher is ready in the base of the base and can be attached to duty at any time.</text:p>
      <text:p text:style-name="P4">
"The level of the rocket threat remains high. Remember that the detection of submarine starting is complicated - there are a few minutes for the transition to the shelter. None with your own safety, with air alarm, immediately go to the vucide!"</text:p>
      <text:p text:style-name="P4">
As reported by Ukrinform, the Armed Forces of Ukraine <text:a xlink:type="simple" xlink:href="https://www.ukrinform.ua/rubric-ato/3724565-zsu-znisili-na-pivdni-cotiri-vorozi-bezpilotniki.html" text:style-name="Internet_20_link" text:visited-style-name="Visited_20_Internet_20_Link">
destroyed four Russian drones of different types in the Kherson Tamikolaiv regions</text:a>
.</text:p>
      <text:p text:style-name="P4">
Photo: Flickr</text:p>
      <text:p text:style-name="P4">
News Source: <text:a xlink:type="simple" xlink:href="https://www.ukrinform.ua/rubric-ato/3724583-rosia-provela-rotaciu-raketonosiiv-u-cornomu-mori.html" text:style-name="Internet_20_link" text:visited-style-name="Visited_20_Internet_20_Link">
https://www.ukrinform.ua/rubric-ato/3724583-rosia-provela-rotaciu-raketonosiiv-u-cornomu-mori.html</text:a>
</text:p>
      <!--NEWS-->
      <text:h text:style-name="P10" text:outline-level="1">
<text:span text:style-name="T4">
Ukrainian judoists won three "gold" at the start of the Slovenian stage of the European Cup</text:span>
</text:h>
      <text:p text:style-name="P4">
Authors: Ukrinform (Person)</text:p>
      <text:p text:style-name="P4">
Publisher: Укринформ (Organization)</text:p>
      <text:p text:style-name="P4">
Published Time: 2023-06-18T10:20:00+03:00</text:p>
      <text:p text:style-name="P4">
Modified Time: 2023-06-18T10:20:00+03:00</text:p>
      <text:p text:style-name="P4">
Description: In the Slovenian town of Podchethrek, the next stage of the European Cup with judo continues. - Ukrinform.</text:p>
      <text:p text:style-name="P4">
Images: ['<text:a xlink:type="simple" xlink:href="https://static.ukrinform.com/photos/2023_06/thumb_files/630_360_1687073021-205.jpg" text:style-name="Internet_20_link" text:visited-style-name="Visited_20_Internet_20_Link">
630_360_16870...</text:a>
']</text:p>
      <text:p text:style-name="P4">
Tags: ['Дзюдо']</text:p>
      <text:p text:style-name="P4">
Type: Article</text:p>
      <!--METADATA-->
      <text:p text:style-name="P4">
<draw:frame draw:style-name="fr1" draw:name="Image77" text:anchor-type="as-char" svg:width="6.9236in" svg:height="3.956343in" draw:z-index="0">
<draw:image xlink:href="../Images/yкринформ/2023-06-18T10-20-00-03-00/630_360_1687073021-205.jpg" xlink:type="simple" xlink:show="embed" xlink:actuate="onLoad" draw:mime-type="image/jpeg"/>
</draw:frame>
The Old Town of Podchethrek continues the next stage of the European Cup with judo.</text:p>
      <text:p text:style-name="P4">
The first competitive day brought 7 awards to the Ukrainian team, reports Ukrinform.</text:p>
      <text:p text:style-name="P4">
Gold medals won Nazar Viskov(Weight category up to 60 kg), Kraand Marandan(66 kg)and Sergey Nevtov(73 kg).</text:p>
      <text:p text:style-name="P4">
«Срібло» дісталося Вадиму Чернову (66 kg), bronze medalists became Denytupitsky(60 kg), Alexander Koshalyk(73 kg)and Anastasia Superon(48 kg).</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On the final day of the competition, Ukraine will be represented by Igor Tsurkan, Vladislav Kholov, Vladislav Kolobov on Tatami(All - up to 81 kg), Marat Kryzhansky, Stanislav Gunchenko, Yaroslav Davidchuk, Alexey Boldyrev, Vitaliy Shepel, Stanislav Sergiychuk(All - up to 90 kg), Alexei Ershov, Zur Dunjamaliyev, Danilogucol(All - up to 100 kg), Aleksey Moiseev(More than 100 kg)as well as Christilyanoman(More than 78 kg).</text:p>
      <text:p text:style-name="P4">
Фото: ukrainejudo.com.</text:p>
      <text:p text:style-name="P4">
News Source: <text:a xlink:type="simple" xlink:href="https://www.ukrinform.ua/rubric-sports/3724389-ukrainski-dzudoistki-zdobuli-tri-zolota-na-starti-slovenskogo-etapu-kubka-evropi.html" text:style-name="Internet_20_link" text:visited-style-name="Visited_20_Internet_20_Link">
https://www.ukrinform.ua/rubric-sports/3724389-ukrainski-dzudoistki-zdobuli-tri-zolota-na-starti-slovenskogo-etapu-kubka-evropi.html</text:a>
</text:p>
      <!--NEWS-->
      <text:h text:style-name="P10" text:outline-level="1">
<text:span text:style-name="T4">
Pistorius rejected the idea of "non -violent" resistance of Ukraine: tell people in Bucha</text:span>
</text:h>
      <text:p text:style-name="P4">
Authors: Ukrinform (Person)</text:p>
      <text:p text:style-name="P4">
Publisher: Укринформ (Organization)</text:p>
      <text:p text:style-name="P4">
Published Time: 2023-06-18T10:28:00+03:00</text:p>
      <text:p text:style-name="P4">
Modified Time: 2023-06-18T10:28:00+03:00</text:p>
      <text:p text:style-name="P4">
Description: German Minister of Defense Boris Pistorius rejected the idea of "non -violent" resistance as an alternative way to fight Ukrainians with Russian aggression.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Пісторіус', 'Війна з Росією']</text:p>
      <text:p text:style-name="P4">
Type: Article</text:p>
      <!--METADATA-->
      <text:p text:style-name="P4">
<draw:frame draw:style-name="fr1" draw:name="Image78" text:anchor-type="as-char" svg:width="6.9236in" svg:height="3.956343in" draw:z-index="0">
<draw:image xlink:href="../Images/yкринформ/2023-06-18T10-28-00-03-00/630_360_1674134284-897.jpg" xlink:type="simple" xlink:show="embed" xlink:actuate="onLoad" draw:mime-type="image/jpeg"/>
</draw:frame>
German Ministry Boris Pistorius rejected the idea of "non -violent" resistance to the ashamed way of fighting Ukrainians with Russian aggression.</text:p>
      <text:p text:style-name="P4">
He stated this at an ecumenical church congress in Osnabryuk, responding to the statements of the bishop of the Catholic Osnabryuk Empriends of Theo Paul that Ukraine can resist "non -violent", Ukrinform reports with reference to <text:a xlink:type="simple" xlink:href="https://www.dw.com/uk/pistorius-vidkinuv-ideu-nenasilnickogo-oporu-ukraini/a-65952515" text:style-name="Internet_20_link" text:visited-style-name="Visited_20_Internet_20_Link">
</text:a>
<text:a xlink:type="simple" xlink:href="https://www.dw.com/uk/pistorius-vidkinuv-ideu-nenasilnickogo-oporu-ukraini/a-65952515" text:style-name="Internet_20_link" text:visited-style-name="Visited_20_Internet_20_Link">
 DW </text:a>
.</text:p>
      <text:p text:style-name="P4">
In particular, Vicar expressed the opinion that after the beginning of full -scale aggression, "too many people took over the logic of war", which is already "the derivatives of so much evil in the past." "There are other ways," the clergyman said.</text:p>
      <text:p text:style-name="P4">
"Tell the people in <text:a xlink:type="simple" xlink:href="https://www.ukrinform.ua/tag-buca" text:style-name="Internet_20_link" text:visited-style-name="Visited_20_Internet_20_Link">
Bucha</text:a>
, - Pistorius replied, - I cannot tell them about nonviolent resistance, Menen's eyes are rage. "</text:p>
      <text:p text:style-name="P4">
According to the Minister of Defense of Germany, the termination of the supply of weapons of Kiev would have determined the rapid end of the war, "but it would also be the end for Ukraine."</text:p>
      <text:p text:style-name="P4">
In his turn, the Bishop of the Protestant Church in Hanover Ralph Master, who stated at this congress, said that his personal experience of traveling in Ukraine during the war shows that Ukrainians need to help "to the extent that it is necessary for self -defense" and that it is not currently not The best for calls for reconciliation.</text:p>
      <text:p text:style-name="P4">
<text:span text:style-name="T4">
 Read also: </text:span>
 <text:a xlink:type="simple" xlink:href="https://www.ukrinform.ua/rubric-polytics/3723992-zelenskij-putin-mae-buti-diplomaticno-izolovanim-svit-mae-pokazati-so-vin-agresor-i-terorist.html" text:style-name="Internet_20_link" text:visited-style-name="Visited_20_Internet_20_Link">
Zelensky: Putin should be diplomatically isolated, lights to show that he is an aggressor and a terrorist</text:a>
"What I felt in Ukraine has made me even more uncertain about the advice," the master said.</text:p>
      <text:p text:style-name="P4">
It was reported that more than 80,000 military crimes committed by Russia have been registered in Ukraine. Ukrainian law enforcement officers <text:a xlink:type="simple" xlink:href="https://www.ukrinform.ua/rubric-society/3673472-voenni-zlocini-v-buci-identifikuvali-uze-91-vijskovogo-rf.html" text:style-name="Internet_20_link" text:visited-style-name="Visited_20_Internet_20_Link">
installed persons</text:a>
There are already more than 90 Russian servicemen involved in the commission of crimes in Bucha, Kyiv region.</text:p>
      <text:p text:style-name="P4">
Photo: DW</text:p>
      <text:p text:style-name="P4">
News Source: <text:a xlink:type="simple" xlink:href="https://www.ukrinform.ua/rubric-polytics/3724395-pistorius-vidkinuv-ideu-nenasilnickogo-oporu-ukraini-skazit-pro-ce-ludam-u-buci.html" text:style-name="Internet_20_link" text:visited-style-name="Visited_20_Internet_20_Link">
https://www.ukrinform.ua/rubric-polytics/3724395-pistorius-vidkinuv-ideu-nenasilnickogo-oporu-ukraini-skazit-pro-ce-ludam-u-buci.html</text:a>
</text:p>
      <!--NEWS-->
      <text:h text:style-name="P10" text:outline-level="1">
<text:span text:style-name="T4">
In the liberated territories of Zaporizhzhya region there are stabilization measures</text:span>
</text:h>
      <text:p text:style-name="P4">
Authors: Ukrinform (Person)</text:p>
      <text:p text:style-name="P4">
Publisher: Укринформ (Organization)</text:p>
      <text:p text:style-name="P4">
Published Time: 2023-06-18T10:41:00+03:00</text:p>
      <text:p text:style-name="P4">
Modified Time: 2023-06-18T10:41:00+03:00</text:p>
      <text:p text:style-name="P4">
Description: There are no civilians in the liberated territories of the Zaporozhye region, there are stabilization measures. - Ukrinform.</text:p>
      <text:p text:style-name="P4">
Images: ['<text:a xlink:type="simple" xlink:href="https://static.ukrinform.com/photos/2023_06/thumb_files/630_360_1685971958-328.jpg" text:style-name="Internet_20_link" text:visited-style-name="Visited_20_Internet_20_Link">
630_360_16859...</text:a>
']</text:p>
      <text:p text:style-name="P4">
Tags: ['Звільнення', 'Запоріжжя', 'Війна з Росією', 'Єдині новини']</text:p>
      <text:p text:style-name="P4">
Type: Article</text:p>
      <!--METADATA-->
      <text:p text:style-name="P4">
<draw:frame draw:style-name="fr1" draw:name="Image79" text:anchor-type="as-char" svg:width="6.9236in" svg:height="3.956343in" draw:z-index="0">
<draw:image xlink:href="../Images/yкринформ/2023-06-18T10-41-00-03-00/630_360_1685971958-328.jpg" xlink:type="simple" xlink:show="embed" xlink:actuate="onLoad" draw:mime-type="image/jpeg"/>
</draw:frame>
There are no names of civilians of the Zaporozhye region, there are stabilization measures.</text:p>
      <text:p text:style-name="P4">
Yuriy Malashko said this on the national telephone "The only news" "One News", Ukrinform reports.</text:p>
      <text:p text:style-name="P4">
"There are no civilians in the liberated settlements, because, first, they are staggering, and secondly, there are stabilization measures. Civilian is averaged," he said.</text:p>
      <text:p text:style-name="P4">
Malashko added that every day the enemy fired at the Air Bombs of Orikh Tagulyapole.</text:p>
      <text:p text:style-name="P4">
<text:span text:style-name="T4">
 Read also: </text:span>
 <text:a xlink:type="simple" xlink:href="https://www.ukrinform.ua/rubric-regions/3724361-vorog-atakuvav-20-naselenih-punktiv-na-zaporizzi-odin-poranenij.html" text:style-name="Internet_20_link" text:visited-style-name="Visited_20_Internet_20_Link">
enemy attacked 20 settlements on <text:span text:style-name="T4">
 Zaporizhzhia </text:span>
 and, one wounded</text:a>
"On average, it is 4-5 strokes. For example, about 2000 people live in Orikhov, they are mostly the elderly. They do not want to leave. Despite the shelling, markets, shops, points of indomitability and well.</text:p>
      <text:p text:style-name="P4">
Earlier it was reported that in <text:a xlink:type="simple" xlink:href="https://www.ukrinform.ua/tag-zaporizza" text:style-name="Internet_20_link" text:visited-style-name="Visited_20_Internet_20_Link">
Zaporizhzhya region</text:a>
The villagers of Novodarivka, Libcota Levadne.</text:p>
      <text:p text:style-name="P4">
News Source: <text:a xlink:type="simple" xlink:href="https://www.ukrinform.ua/rubric-regions/3724396-na-zvilnenih-teritoriah-zaporizkoi-oblasti-prohodat-stabilizacijni-zahodi.html" text:style-name="Internet_20_link" text:visited-style-name="Visited_20_Internet_20_Link">
https://www.ukrinform.ua/rubric-regions/3724396-na-zvilnenih-teritoriah-zaporizkoi-oblasti-prohodat-stabilizacijni-zahodi.html</text:a>
</text:p>
      <!--NEWS-->
      <text:h text:style-name="P10" text:outline-level="1">
<text:span text:style-name="T4">
In the air force confirmed the destruction of ammunition composition of invaders in Kherson region</text:span>
</text:h>
      <text:p text:style-name="P4">
Authors: Ukrinform (Person)</text:p>
      <text:p text:style-name="P4">
Publisher: Укринформ (Organization)</text:p>
      <text:p text:style-name="P4">
Published Time: 2023-06-18T10:43:00+03:00</text:p>
      <text:p text:style-name="P4">
Modified Time: 2023-06-18T10:43:00+03:00</text:p>
      <text:p text:style-name="P4">
Description: The spokesman of the Ukrainian Air Forces Command Yuriy Ignat confirmed the destruction of the composition of the ammunition of Russian invaders near the occupied Genichesk in Kherson region. - Ukrinform.</text:p>
      <text:p text:style-name="P4">
Images: ['<text:a xlink:type="simple" xlink:href="https://static.ukrinform.com/photos/2022_11/thumb_files/630_360_1667494999-690.jpg" text:style-name="Internet_20_link" text:visited-style-name="Visited_20_Internet_20_Link">
630_360_16674...</text:a>
']</text:p>
      <text:p text:style-name="P4">
Tags: ['Херсонщина', 'Боєприпаси', 'Війна з Росією', 'Єдині новини']</text:p>
      <text:p text:style-name="P4">
Type: Article</text:p>
      <!--METADATA-->
      <text:p text:style-name="P4">
<draw:frame draw:style-name="fr1" draw:name="Image80" text:anchor-type="as-char" svg:width="6.9236in" svg:height="3.956343in" draw:z-index="0">
<draw:image xlink:href="../Images/yкринформ/2023-06-18T10-43-00-03-00/630_360_1667494999-690.jpg" xlink:type="simple" xlink:show="embed" xlink:actuate="onLoad" draw:mime-type="image/jpeg"/>
</draw:frame>
Yuriy Ignat Air Force Air Force has confirmed the destruction of Russian invaders near the occupied Genichesk in Kherson region.</text:p>
      <text:p text:style-name="P4">
Ignatius said this on the air of the Teleterna "One News", reports correspondent.</text:p>
      <text:p text:style-name="P4">
"You already saw the work in the village of Partisans(Rikov), burning warehouses <text:a xlink:type="simple" xlink:href="https://www.ukrinform.ua/tag-boepripasi" text:style-name="Internet_20_link" text:visited-style-name="Visited_20_Internet_20_Link">
ammunition</text:a>
. The commander had already dressed in the official telegram channel for the boys for their good work. Less -boost, more fire, more detonation of enemy warehouses, less than this defenders, "Ignati emphasized.</text:p>
      <text:p text:style-name="P4">
_Viso: Telearaphone "Single News" _</text:p>
      <text:p text:style-name="P4">
<text:span text:style-name="T4">
 Read also: </text:span>
 <text:a xlink:type="simple" xlink:href="https://www.ukrinform.ua/rubric-regions/3724358-vijska-rf-za-dobu-vipustili-po-hersonsini-467-snaradiv-e-zagiblij.html" text:style-name="Internet_20_link" text:visited-style-name="Visited_20_Internet_20_Link">
Russian troops released by <text:span text:style-name="T4">
 Kherson </text:span>
 in 467 snails, is dead</text:a>
According to him, the more such blows will be in the warehouses of the enemy, the less he will be struck from artillery.</text:p>
      <text:p text:style-name="P4">
As it was reported, in the temporarily captured territory of Kherson region in the morning on June 18 <text:a xlink:type="simple" xlink:href="https://www.ukrinform.ua/rubric-regions/3724347-u-zagarbnikiv-na-hersonsini-rankova-bavovna-detonue-velikij-sklad-boepripasiv.html" text:style-name="Internet_20_link" text:visited-style-name="Visited_20_Internet_20_Link">
there were powerful explosions</text:a>
. In the Rykov, in the suburbs of Genichesk, the detonation composition of the ammunition of the Russians.</text:p>
      <text:p text:style-name="P4">
News Source: <text:a xlink:type="simple" xlink:href="https://www.ukrinform.ua/rubric-ato/3724397-u-povitranih-silah-pidtverdili-znisenna-skladu-boepripasiv-zagarbnikiv-na-hersonsini.html" text:style-name="Internet_20_link" text:visited-style-name="Visited_20_Internet_20_Link">
https://www.ukrinform.ua/rubric-ato/3724397-u-povitranih-silah-pidtverdili-znisenna-skladu-boepripasiv-zagarbnikiv-na-hersonsini.html</text:a>
</text:p>
      <!--NEWS-->
      <text:h text:style-name="P10" text:outline-level="1">
<text:span text:style-name="T4">
On the portal "Know" there are available tips on the enrichment of the diet of children during vacations - Zelensk</text:span>
</text:h>
      <text:p text:style-name="P4">
Authors: Ukrinform (Person)</text:p>
      <text:p text:style-name="P4">
Publisher: Укринформ (Organization)</text:p>
      <text:p text:style-name="P4">
Published Time: 2023-06-18T10:46:00+03:00</text:p>
      <text:p text:style-name="P4">
Modified Time: 2023-06-18T10:46:00+03:00</text:p>
      <text:p text:style-name="P4">
Description: Expert recommendations on what products should be added to the diet to provide children with nutrient balance are available on the portal. - Ukrinform.</text:p>
      <text:p text:style-name="P4">
Images: ['<text:a xlink:type="simple" xlink:href="https://static.ukrinform.com/photos/2021_03/thumb_files/630_360_1616588083-360.jpg" text:style-name="Internet_20_link" text:visited-style-name="Visited_20_Internet_20_Link">
630_360_16165...</text:a>
']</text:p>
      <text:p text:style-name="P4">
Tags: ['Діти', 'Продукти', 'Харчування', 'Зеленський']</text:p>
      <text:p text:style-name="P4">
Type: Article</text:p>
      <!--METADATA-->
      <text:p text:style-name="P4">
<draw:frame draw:style-name="fr1" draw:name="Image81" text:anchor-type="as-char" svg:width="6.9236in" svg:height="3.956343in" draw:z-index="0">
<draw:image xlink:href="../Images/yкринформ/2023-06-18T10-46-00-03-00/630_360_1616588083-360.jpg" xlink:type="simple" xlink:show="embed" xlink:actuate="onLoad" draw:mime-type="image/jpeg"/>
</draw:frame>
Expert recommendations on what products should be added to the diet to provide children with balancing consumption substances are available on the portal.</text:p>
      <text:p text:style-name="P4">
According to Ukrinform, President's wife Olena Zelenska reported in <text:a xlink:type="simple" xlink:href="https://t.me/FirstLadyOfUkraine/3423" text:style-name="Internet_20_link" text:visited-style-name="Visited_20_Internet_20_Link">
telegram.</text:a>
According to the first lady, “a large bowl of strawberries and cherries on the table, in the house - a child who does not have to run to school, they have vacations. For most parents, it is not a calendar, and is a sign of summer. ”</text:p>
      <text:p text:style-name="P4">
“However, on the portal we know what tells the balanced <text:a xlink:type="simple" xlink:href="https://www.ukrinform.ua/tag-harcuvanna" text:style-name="Internet_20_link" text:visited-style-name="Visited_20_Internet_20_Link">
food</text:a>
But how to make it a habit is <text:a xlink:type="simple" xlink:href="https://znaimo.gov.ua/chapters/parents/korysnyi-kalendar" text:style-name="Internet_20_link" text:visited-style-name="Visited_20_Internet_20_Link">
“useful calendar”</text:a>
. He tells which products, depending on the month, should be given to the diet to ensure that the children need a nutrient balance, ”Zelenska said.</text:p>
      <text:p text:style-name="P4">
For example, according to her, <text:a xlink:type="simple" xlink:href="https://znaimo.gov.ua/cherven" text:style-name="Internet_20_link" text:visited-style-name="Visited_20_Internet_20_Link">
in the focus of June</text:a>
, fresh berries and greens.</text:p>
      <text:p text:style-name="P4">
“Nutricyclogists are very advised not to overlook green peas whose season is still short. In a handful of fresh beans - a third of the daily rate of vitamin A, a significant dose of vitamin C, folic acid and other trace elements, ”the President said.</text:p>
      <text:p text:style-name="P4">
Among other things, each of the monthly calendar calendar has a detailed description of the useful properties of products. For example, cherry or cherry, thanks to protein, and antioxidants, help recover post -training. Raspberries can reduce glucose levels, so it is useful to diabetics. Apolunyn protects the brain from aging.</text:p>
      <text:p text:style-name="P4">
<text:span text:style-name="T4">
 Read also: </text:span>
 <text:a xlink:type="simple" xlink:href="https://www.ukrinform.ua/rubric-society/3724319-fundacia-oleni-zelenskoi-peredala-vcitelam-ponad-38-tisac-noutbukiv.html" text:style-name="Internet_20_link" text:visited-style-name="Visited_20_Internet_20_Link">
Elena Foundation <text:span text:style-name="T4">
 Zelensko </text:span>
 It has transferred more than 38 thousand laptops to teachers</text:a>
“And although children are on vacation, in our school nutrition reform - no. Therefore, we improve the qualification of cooks, introduce in schools <text:a xlink:type="simple" xlink:href="https://t.me/FirstLadyOfUkraine/3373" text:style-name="Internet_20_link" text:visited-style-name="Visited_20_Internet_20_Link">
new modeling models</text:a>
We are preparing for the new history year - that children have a balanced, useful food, and therefore a stiff -consuming, ”the First Lady emphasized.</text:p>
      <text:p text:style-name="P4">
News Source: <text:a xlink:type="simple" xlink:href="https://www.ukrinform.ua/rubric-society/3724400-na-portali-znaimo-dostupni-poradi-pro-zbagacenna-racionu-ditej-pid-cas-kanikul-zelenska.html" text:style-name="Internet_20_link" text:visited-style-name="Visited_20_Internet_20_Link">
https://www.ukrinform.ua/rubric-society/3724400-na-portali-znaimo-dostupni-poradi-pro-zbagacenna-racionu-ditej-pid-cas-kanikul-zelenska.html</text:a>
</text:p>
      <!--NEWS-->
      <text:h text:style-name="P10" text:outline-level="1">
<text:span text:style-name="T4">
Kakhovskaya hydroelectric power station: in Zaporozhye water level fell by 4 meters</text:span>
</text:h>
      <text:p text:style-name="P4">
Authors: Ukrinform (Person)</text:p>
      <text:p text:style-name="P4">
Publisher: Укринформ (Organization)</text:p>
      <text:p text:style-name="P4">
Published Time: 2023-06-18T10:48:00+03:00</text:p>
      <text:p text:style-name="P4">
Modified Time: 2023-06-18T10:48:00+03:00</text:p>
      <text:p text:style-name="P4">
Description: Due to the blasting of the Kakhovskaya hydroelectric power station in Zaporozhye in Lower Biet, water level fell by 4 meters. - Ukrinform.</text:p>
      <text:p text:style-name="P4">
Images: ['<text:a xlink:type="simple" xlink:href="https://static.ukrinform.com/photos/2023_06/thumb_files/630_360_1687084762-4282.jpeg" text:style-name="Internet_20_link" text:visited-style-name="Visited_20_Internet_20_Link">
630_360_16870...</text:a>
']</text:p>
      <text:p text:style-name="P4">
Tags: ['Вода', 'Каховська ГЕС', 'Запоріжжя', 'Єдині новини']</text:p>
      <text:p text:style-name="P4">
Type: Article</text:p>
      <!--METADATA-->
      <text:p text:style-name="P4">
<draw:frame draw:style-name="fr1" draw:name="Image82" text:anchor-type="as-char" svg:width="6.9236in" svg:height="3.956343in" draw:z-index="0">
<draw:image xlink:href="../Images/yкринформ/2023-06-18T10-48-00-03-00/630_360_1687084762-4282.jpeg" xlink:type="simple" xlink:show="embed" xlink:actuate="onLoad" draw:mime-type="image/jpeg"/>
</draw:frame>
Due to the Russians, the Russians of the Kakhovka hydroelectric power station in Zaporozhye in the Lower Bieter, the water level is falling 4 meters.</text:p>
      <text:p text:style-name="P4">
Yuriy Malashko said this on the national telephone "The only news" "One News", Ukrinform reports.</text:p>
      <text:p text:style-name="P4">
"In Zaporozhye in Lower Biet, a decrease in water levels by 4 meters was recorded. For example, in the village of Malokaterinovka(Near Zaporizhzhia - ed.)The drainage remained some puddles, "he said.</text:p>
      <text:p text:style-name="P4">
According to Malashko, in the region problems with drinking <text:a xlink:type="simple" xlink:href="https://www.ukrinform.ua/tag-voda" text:style-name="Internet_20_link" text:visited-style-name="Visited_20_Internet_20_Link">
water</text:a>
no and will not.</text:p>
      <text:p text:style-name="P4">
</text:p>
      <text:p text:style-name="P4">
*!(https://www.ukrinform.ua/rubric-regions/3724383-pisla-pidrivu-kahovskoi-ges-pidtoplenim-zalisaetsa-41-naselenij-punkt-dsns.html)Earlier it was reported that in Lower Bierf the water was rolled only by a bilenkovska. They extended the water intake pipe.</text:p>
      <text:p text:style-name="P4">
News Source: <text:a xlink:type="simple" xlink:href="https://www.ukrinform.ua/rubric-regions/3724399-pidriv-kahovskoi-ges-u-zaporizzi-riven-vodi-vpav-na-4-metri.html" text:style-name="Internet_20_link" text:visited-style-name="Visited_20_Internet_20_Link">
https://www.ukrinform.ua/rubric-regions/3724399-pidriv-kahovskoi-ges-u-zaporizzi-riven-vodi-vpav-na-4-metri.html</text:a>
</text:p>
      <!--NEWS-->
      <text:h text:style-name="P10" text:outline-level="1">
<text:span text:style-name="T4">
Defense forces per day destroyed 77 units of enemy military equipment in the Tavriya direction</text:span>
</text:h>
      <text:p text:style-name="P4">
Authors: Ukrinform (Person)</text:p>
      <text:p text:style-name="P4">
Publisher: Укринформ (Organization)</text:p>
      <text:p text:style-name="P4">
Published Time: 2023-06-18T11:01:00+03:00</text:p>
      <text:p text:style-name="P4">
Modified Time: 2023-06-18T11:01:00+03:00</text:p>
      <text:p text:style-name="P4">
Description: In the Tavriya direction, the defense force per day destroyed 77 units of military equipment of the Russians. - Ukrinform.</text:p>
      <text:p text:style-name="P4">
Images: ['<text:a xlink:type="simple" xlink:href="https://static.ukrinform.com/photos/2023_06/thumb_files/630_360_1686022540-181.jpg" text:style-name="Internet_20_link" text:visited-style-name="Visited_20_Internet_20_Link">
630_360_16860...</text:a>
']</text:p>
      <text:p text:style-name="P4">
Tags: ['ЗСУ', 'Військова техніка', 'Війна з Росією']</text:p>
      <text:p text:style-name="P4">
Type: Article</text:p>
      <!--METADATA-->
      <text:p text:style-name="P4">
<draw:frame draw:style-name="fr1" draw:name="Image84" text:anchor-type="as-char" svg:width="6.9236in" svg:height="3.956343in" draw:z-index="0">
<draw:image xlink:href="../Images/yкринформ/2023-06-18T11-01-00-03-00/630_360_1686022540-181.jpg" xlink:type="simple" xlink:show="embed" xlink:actuate="onLoad" draw:mime-type="image/jpeg"/>
</draw:frame>
The Nastaurian direction of defense force per day destroyed 77 units of military equipment of the Russians.</text:p>
      <text:p text:style-name="P4">
According to Ukrinform, General Alexander Tarnavsky reported in [telegram.] About this commander of the operational-strategic group "Tavriya" Tavriya Tavriya Tavrivsky.(https://t.me/otarnavskiy/124)"Every day for the Russians turns into hell. Our soldiers skillfully destroy the eight.</text:p>
      <text:p text:style-name="P4">
<text:span text:style-name="T4">
 Read also: </text:span>
 <text:a xlink:type="simple" xlink:href="https://www.ukrinform.ua/rubric-ato/3724348-minus-dva-ka52-i-pat-bpla-sili-ppo-vidzvituvali-pro-robotu-za-pivtori-dobi.html" text:style-name="Internet_20_link" text:visited-style-name="Visited_20_Internet_20_Link">
minus two enemy Ka-52 and 12 UAVs: Air Force reported on a job for one and a half days</text:a>
77 units have been destroyed and damaged <text:a xlink:type="simple" xlink:href="https://www.ukrinform.ua/tag-vijskova-tehnika" text:style-name="Internet_20_link" text:visited-style-name="Visited_20_Internet_20_Link">
military equipment</text:a>
The enemy, including helicopter-52, 24 tanks, 12 BMP units, 5 BBM, three MTLBs, two APCs, two UAV "Orlan-10", UAV Zala, anti-tank missile complex "Storm-C".</text:p>
      <text:p text:style-name="P4">
12 places of ammunition storage of Russians were also destroyed, Tarnavsky said.</text:p>
      <text:p text:style-name="P4">
As reported by Ukrinform, the forces of Ukraine's defense have already <text:a xlink:type="simple" xlink:href="https://www.ukrinform.ua/rubric-ato/3724362-zsu-vze-likviduvali-219-820-rosijskih-zagarbnikiv.html" text:style-name="Internet_20_link" text:visited-style-name="Visited_20_Internet_20_Link">
eliminated about 219820 Russian invaders. </text:a>
<text:span text:style-name="T5">
Opto illustrative General Staff</text:span>
</text:p>
      <text:p text:style-name="P4">
News Source: <text:a xlink:type="simple" xlink:href="https://www.ukrinform.ua/rubric-ato/3724407-sili-oboroni-za-dobu-znisili-77-odinic-vijskovoi-tehniki-voroga-na-tavrijskomu-napramku.html" text:style-name="Internet_20_link" text:visited-style-name="Visited_20_Internet_20_Link">
https://www.ukrinform.ua/rubric-ato/3724407-sili-oboroni-za-dobu-znisili-77-odinic-vijskovoi-tehniki-voroga-na-tavrijskomu-napramku.html</text:a>
</text:p>
      <!--NEWS-->
      <text:h text:style-name="P10" text:outline-level="1">
<text:span text:style-name="T4">
He kept the defense of Soledar and Bakhmut: Nayev met with a Grantorator warrior Grigory Babich</text:span>
</text:h>
      <text:p text:style-name="P4">
Authors: Ukrinform (Person)</text:p>
      <text:p text:style-name="P4">
Publisher: Укринформ (Organization)</text:p>
      <text:p text:style-name="P4">
Published Time: 2023-06-18T11:02:12+03:00</text:p>
      <text:p text:style-name="P4">
Modified Time: 2023-06-18T11:02:12+03:00</text:p>
      <text:p text:style-name="P4">
Description: Lieutenant General Sergey Naev, Commander of the United States of the Armed Forces, met with a grenade launcher of a separate mechanized brigade Grigory Babich, who participated in the battles for Soledar and Bakhmut. - Ukrinform.</text:p>
      <text:p text:style-name="P4">
Images: ['<text:a xlink:type="simple" xlink:href="https://static.ukrinform.com/photos/2023_06/thumb_files/630_360_1687075313-989.jpg" text:style-name="Internet_20_link" text:visited-style-name="Visited_20_Internet_20_Link">
630_360_16870...</text:a>
']</text:p>
      <text:p text:style-name="P4">
Tags: ['Бахмут', 'Сергій Наєв', 'Війна з Росією']</text:p>
      <text:p text:style-name="P4">
Type: Article</text:p>
      <!--METADATA-->
      <text:p text:style-name="P4">
<draw:frame draw:style-name="fr1" draw:name="Image85" text:anchor-type="as-char" svg:width="6.9236in" svg:height="3.956343in" draw:z-index="0">
<draw:image xlink:href="../Images/yкринформ/2023-06-18T11-02-12-03-00/630_360_1687075313-989.jpg" xlink:type="simple" xlink:show="embed" xlink:actuate="onLoad" draw:mime-type="image/jpeg"/>
</draw:frame>
Lieutenant General Sergey Naev, Commander-in-Chief of the Armed Forces, met with grenade launcher mechanized brigade Grigory Babich, who participated in the battles of Zaledar and Bakhmut.</text:p>
      <text:p text:style-name="P4">
Naev wrote about it in <text:a xlink:type="simple" xlink:href="https://www.facebook.com/serhiynaiev/posts/pfbid06HPtgA6XfekEeVuaNRLiSmmhutjmx3suGw6p1v3TfnM4SXr5K6nFD5HyfrTd4nZ6l" text:style-name="Internet_20_link" text:visited-style-name="Visited_20_Internet_20_Link">
Facebook</text:a>
, reports Ukrinform.</text:p>
      <text:p text:style-name="P4">
"He was honored to meet with a real warrior Grigory Babich - grenade launcher -mockery mechanized brigade. In the battles for Soledar and <text:a xlink:type="simple" xlink:href="https://www.ukrinform.ua/tag-bahmut" text:style-name="Internet_20_link" text:visited-style-name="Visited_20_Internet_20_Link">
Bakhmut</text:a>
This courageous, extraordinary man manifestation as a true leader, boldly leading others, "Naev wrote.</text:p>
      <text:p text:style-name="P4">
He noted that during an attempt to capture the position of the company by Russian troops, Babyk was able to keep the personnel of the unit in positions and forced him to take an appointment, causing him significant losses.</text:p>
      <text:p text:style-name="P4">
"He looks like an ordinary guy, but how much strength, determination and courage of his eyes. His insightful look tells about the experience. It was scary, hostile artillery and aviation worked around the clock. And it was especially scared Advanced, very difficult. Constant explosions, shots, fatigue, sleepless nights. Despite all this, the thirst for the performance only increases, "said the Commander of the Joint Forces of the Armed Forces.</text:p>
      <text:p text:style-name="P4">
He added that thanks to those fighters who selflessly do their work, "we make and move on, for the sake of our common victory."</text:p>
      <text:p text:style-name="P4">
<text:span text:style-name="T4">
 Read also: </text:span>
 <text:a xlink:type="simple" xlink:href="https://www.ukrinform.ua/rubric-ato/3723739-na-pivnoci-za-tizden-virili-pat-kilometriv-transej-ta-zaklali-ponad-visim-tisac-min-naev.html" text:style-name="Internet_20_link" text:visited-style-name="Visited_20_Internet_20_Link">
in the north a week, five kilometers of trenches were dug by more than eight thousand mines - <text:span text:style-name="T4">
 Naev </text:span>
</text:a>
As it was reported, Lieutenant General Sergey Naev, Commander of the Joint Forces of the Armed Forces <text:a xlink:type="simple" xlink:href="https://www.ukrinform.ua/rubric-society/3722172-naev-vidvidav-poranenih-vijskovih.html" text:style-name="Internet_20_link" text:visited-style-name="Visited_20_Internet_20_Link">
visited one of the medical institutions</text:a>
Northern operating zone, communicated with medical staff and wounded. In addition, the commander -in -chief of military honors.</text:p>
      <text:p text:style-name="P4">
News Source: <text:a xlink:type="simple" xlink:href="https://www.ukrinform.ua/rubric-ato/3724404-trimav-oboronu-soledara-ta-bahmuta-naev-zustrivsa-z-voinomgranatometnikom-grigoriem-babicem.html" text:style-name="Internet_20_link" text:visited-style-name="Visited_20_Internet_20_Link">
https://www.ukrinform.ua/rubric-ato/3724404-trimav-oboronu-soledara-ta-bahmuta-naev-zustrivsa-z-voinomgranatometnikom-grigoriem-babicem.html</text:a>
</text:p>
      <!--NEWS-->
      <text:h text:style-name="P10" text:outline-level="1">
<text:span text:style-name="T4">
Zelensky congratulated the Ukrainians on his father's day</text:span>
</text:h>
      <text:p text:style-name="P4">
Authors: Ukrinform (Person)</text:p>
      <text:p text:style-name="P4">
Publisher: Укринформ (Organization)</text:p>
      <text:p text:style-name="P4">
Published Time: 2023-06-18T11:16:00+03:00</text:p>
      <text:p text:style-name="P4">
Modified Time: 2023-06-18T11:16:00+03:00</text:p>
      <text:p text:style-name="P4">
Description: President Volodymyr Zelenskyy congratulated the Ukrainians on his father's day. - Ukrinform.</text:p>
      <text:p text:style-name="P4">
Images: ['<text:a xlink:type="simple" xlink:href="https://static.ukrinform.com/photos/2022_06/thumb_files/630_360_1654386643-299.png" text:style-name="Internet_20_link" text:visited-style-name="Visited_20_Internet_20_Link">
630_360_16543...</text:a>
']</text:p>
      <text:p text:style-name="P4">
Tags: ['Зеленський', 'День батька']</text:p>
      <text:p text:style-name="P4">
Type: Article</text:p>
      <!--METADATA-->
      <text:p text:style-name="P4">
<draw:frame draw:style-name="fr1" draw:name="Image86" text:anchor-type="as-char" svg:width="6.9236in" svg:height="3.956343in" draw:z-index="0">
<draw:image xlink:href="../Images/yкринформ/2023-06-18T11-16-00-03-00/630_360_1654386643-299.png" xlink:type="simple" xlink:show="embed" xlink:actuate="onLoad" draw:mime-type="image/png"/>
</draw:frame>
President Volodymyr Zelenskyy congratulated the Ukrainians on his father's day.  The head of state wrote about it in [telegram,]](https://t.me/V_Zelenskiy_official/6618)transmits Ukrinform.</text:p>
      <text:p text:style-name="P4">
"Dad ... This word sounds millions of times every day, and every time it is heard in protection, strength and boundless love. On the day of the father, he wants to wish that as many Ukrainian men heard this address:" Dad!" To make our daddies live healthy for a long(https://www.ukrinform.ua/tag-zelenskij).</text:p>
      <text:p text:style-name="P4">
He thanked every Ukrainian father and every Ukrainian family of prominent and bold warriors who defended independence and choose life for Ukraine.</text:p>
      <text:p text:style-name="P4">
<text:span text:style-name="T4">
 Read also: </text:span>
 <text:a xlink:type="simple" xlink:href="https://www.ukrinform.ua/rubric-polytics/3724301-zelenskij-podakuvav-partneram-aki-za-cej-tizden-zrobili-novi-kroki-u-pidtrimci-ukraini.html" text:style-name="Internet_20_link" text:visited-style-name="Visited_20_Internet_20_Link">
<text:span text:style-name="T4">
 Zelensky </text:span>
 I thanked the partners who have made new steps in support of Ukraine in this week</text:a>
As it was reported, the day of the father in Ukraine is celebrated annually on the third Nations. In 2023, this holiday fell on June 18.</text:p>
      <text:p text:style-name="P4">
News Source: <text:a xlink:type="simple" xlink:href="https://www.ukrinform.ua/rubric-society/3724415-zelenskij-privitav-ukrainciv-z-dnem-batka.html" text:style-name="Internet_20_link" text:visited-style-name="Visited_20_Internet_20_Link">
https://www.ukrinform.ua/rubric-society/3724415-zelenskij-privitav-ukrainciv-z-dnem-batka.html</text:a>
</text:p>
      <!--NEWS-->
      <text:h text:style-name="P10" text:outline-level="1">
<text:span text:style-name="T4">
The army of the Russian Federation attacked nine regions of Ukraine - erection of ova per day</text:span>
</text:h>
      <text:p text:style-name="P4">
Authors: Ukrinform (Person)</text:p>
      <text:p text:style-name="P4">
Publisher: Укринформ (Organization)</text:p>
      <text:p text:style-name="P4">
Published Time: 2023-06-18T11:19:00+03:00</text:p>
      <text:p text:style-name="P4">
Modified Time: 2023-06-18T11:19:00+03:00</text:p>
      <text:p text:style-name="P4">
Description: During the day, the Russian army with the use of drones, artillery, aviation made attacks in nine regions of Ukraine. - Ukrinform.</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Російські військові', 'Війна з Росією']</text:p>
      <text:p text:style-name="P4">
Type: Article</text:p>
      <!--METADATA-->
      <text:p text:style-name="P4">
<draw:frame draw:style-name="fr1" draw:name="Image87" text:anchor-type="as-char" svg:width="6.9236in" svg:height="3.956343in" draw:z-index="0">
<draw:image xlink:href="../Images/yкринформ/2023-06-18T11-19-00-03-00/630_360_1684337913-737.jpg" xlink:type="simple" xlink:show="embed" xlink:actuate="onLoad" draw:mime-type="image/jpeg"/>
</draw:frame>
For the Dobro -Army with the use of drones, artillery, aviation, the nine regions of Ukraine.</text:p>
      <text:p text:style-name="P4">
According to Ukrinform, this is stated in the consolidated information of the regional military administrations about the situation in the regions of Ukraine as of 9:00 Sunday, June 18.</text:p>
      <text:p text:style-name="P4">
In the Chernihiv region, the enemy fired at the Tarathillery Novgorod-Siversky and Koryukiv districts six times a day.</text:p>
      <text:p text:style-name="P4">
4 private homes were burning in the village of Snovsky community through the firing of artillery.</text:p>
      <text:p text:style-name="P4">
In the Sumy region at night and in the morning, the troops of the Russian Federation carried out 12 border guards. 59 explosions were recorded. The shelling was suffered by Khotinsk, Krasnopil, Yunakovskaya, Esmanskaya, Seredi-Budsk, Velikopisarivska.</text:p>
      <text:p text:style-name="P4">
As a result of mortar shelling, the outskirts of the middle-building in the morning damaged the house.</text:p>
      <text:p text:style-name="P4">
Yesterday during the day the Russians carried out 21 border communities. 119 explosions were recorded. The shelling was suffered by Khotinsk, Krasnopil, Belopilsk, Miropil, Shalyginsk, Druzhbivska, Esmanskaya, Seredi-Budsk, Znob-Novgorod, Velikopisariv communities.</text:p>
      <text:p text:style-name="P4">
<text:span text:style-name="T4">
 Read also: </text:span>
 [Defense Forces per day <text:span text:style-name="T4">
 Destroy </text:span>
 or 77 units of enemy military engineering in Tavri(https://www.ukrinform.ua/rubric-ato/3724407-sili-oboroni-za-dobu-znisili-77-odinic-vijskovoi-tehniki-voroga-na-tavrijskomu-napramku.html)The TV to study was damaged in the Belopil community.</text:p>
      <text:p text:style-name="P4">
Private households, two shops, transmission lines, settlement council, apiary were damaged in the Miropil community.</text:p>
      <text:p text:style-name="P4">
The Krasnopil community damages the elevator and equipment.</text:p>
      <text:p text:style-name="P4">
The administrative building was damaged in the Shalygin community.</text:p>
      <text:p text:style-name="P4">
The invaders caused <text:a xlink:type="simple" xlink:href="https://www.ukrinform.ua/rubric-regions/3724361-vorog-atakuvav-20-naselenih-punktiv-na-zaporizzi-odin-poranenij.html" text:style-name="Internet_20_link" text:visited-style-name="Visited_20_Internet_20_Link">
a blow to 20 settlements of Zaporizhzhya region</text:a>
, 96 shellings from different types of weapons: 4 attacks of UAV Gulyaypilsky, magic, 8 shelling from RSZSTEPOV, Novoivanivka, Novodarivka, 84 strikes from artillery on Gulyaypol, Railway, Orykhov, Kamiansky and surrounding villages.</text:p>
      <text:p text:style-name="P4">
There were 5 reports of damage to homes and cars.</text:p>
      <text:p text:style-name="P4">
During the shelling, Orikhov was injured by a 56-year-old man and was chosen.</text:p>
      <text:p text:style-name="P4">
At night, the aggressor directed to the Dnipropetrovsk region two drones of shahd.Bidwa were destroyed.Yesterday twice a day the Russian army attacked Dnipropetrovsk.</text:p>
      <text:p text:style-name="P4">
The enemy beat the heavy artillery in the Velikomykhail community of Sinelnikovsky district and in the Mirovsky community of Nikopol district.</text:p>
      <text:p text:style-name="P4">
In the Kharkiv region in the morning <text:a xlink:type="simple" xlink:href="https://www.ukrinform.ua/rubric-ato/3724375-vijska-rf-zavdali-udaru-po-kupansku-e-rujnuvanna.html" text:style-name="Internet_20_link" text:visited-style-name="Visited_20_Internet_20_Link">
Russians fired Kupyansk.</text:a>
Private home is damaged. There are no victims.</text:p>
      <text:p text:style-name="P4">
Yesterday in the village of Novoosinovo Kupyansky district, a dwelling house was damaged as a result of shelling.</text:p>
      <text:p text:style-name="P4">
In the village of Kolesnikivka, Kupyansk district, as a result of enemy shelling of damages and adjoining structures.</text:p>
      <text:p text:style-name="P4">
Volunteers-a 42-year-old man and a 53-year-old woman were killed in the village of Guyev, Kozachok of Bohodukhiv district as a result of a direct hit of IDRK.</text:p>
      <text:p text:style-name="P4">
<text:span text:style-name="T4">
 Read also: </text:span>
 <text:a xlink:type="simple" xlink:href="https://www.ukrinform.ua/rubric-ato/3724348-minus-dva-ka52-i-pat-bpla-sili-ppo-vidzvituvali-pro-robotu-za-pivtori-dobi.html" text:style-name="Internet_20_link" text:visited-style-name="Visited_20_Internet_20_Link">
<text:span text:style-name="T4">
 minus </text:span>
 Two enemy Ka-52 and 12 UAVs: Forces reported on work for one and a half days</text:a>
In the Luhansk region, under mortar and artillery shelling were Stelmakhivka, Nevskoye, Bigorivka and Novoselivske.</text:p>
      <text:p text:style-name="P4">
Yesterday the Russian army made 109 shelling of Luhansk region(She released 486 sins).</text:p>
      <text:p text:style-name="P4">
У Донецькій області за добу росіяни обстріляли Торецьк, Костянтинівку, Рай-Олександрівку, Красногорівку, Новоукраїнку, Нетайлове, Авдіївку, Богоявленку,Максимівку.</text:p>
      <text:p text:style-name="P4">
Пошкоджено 14 житлових будинків, два магазини, школу, два ЛЕП, автомобіль,гараж, газопровід.</text:p>
      <text:p text:style-name="P4">
На Донеччині за добу <text:a xlink:type="simple" xlink:href="https://www.ukrinform.ua/rubric-regions/3724356-zagarbniki-za-dobu-vbili-na-doneccini-dvoh-civilnih-se-troh-poranili.html" text:style-name="Internet_20_link" text:visited-style-name="Visited_20_Internet_20_Link">
 двоє людей загинули і троє дістали поранення.</text:a>
In the Nikolaev area at night, air defense destroyed enemy UAV.</text:p>
      <text:p text:style-name="P4">
Yesterday, the daytime Russians from artillery beat the waters of the Ochakov community with a tavidcritia territory in Ochakov.</text:p>
      <text:p text:style-name="P4">
In the Kherson region per day, the invaders made 68 shellings(467 snails were released), of them in Kherson - 4 shelling(29 shells), kissed in the districts of 25 painting points.</text:p>
      <text:p text:style-name="P4">
As a result of Russian aggression, one person was killed, four were injured, including a child.</text:p>
      <text:p text:style-name="P4">
Russian aviation attacked Cossack again. The enemy released two managed avaabombs. A 68-year-old man was killed. Three people were injured.</text:p>
      <text:p text:style-name="P4">
<text:span text:style-name="T4">
 Read also: </text:span>
 <text:a xlink:type="simple" xlink:href="https://www.ukrinform.ua/rubric-ato/3724370-rosia-trimae-u-cornomu-mori-odin-raketonosij-z-vismoma-kalibrami.html" text:style-name="Internet_20_link" text:visited-style-name="Visited_20_Internet_20_Link">
Russia holds in <text:span text:style-name="T4">
 black </text:span>
 In the sea one rocket launcher Zlovsima "caliber"</text:a>
</text:p>
      <text:p text:style-name="P4">
Near Borozensky, during the field work, the tractor driver ran into the Russian mining. The man was not injured, only the tractor was damaged.</text:p>
      <text:p text:style-name="P4">
News Source: <text:a xlink:type="simple" xlink:href="https://www.ukrinform.ua/rubric-regions/3724409-armia-rf-za-dobu-atakuvala-devat-oblastej-ukraini-zvedenna-ova.html" text:style-name="Internet_20_link" text:visited-style-name="Visited_20_Internet_20_Link">
https://www.ukrinform.ua/rubric-regions/3724409-armia-rf-za-dobu-atakuvala-devat-oblastej-ukraini-zvedenna-ova.html</text:a>
</text:p>
      <!--NEWS-->
      <text:h text:style-name="P10" text:outline-level="1">
<text:span text:style-name="T4">
President: Our military moving, step by step</text:span>
</text:h>
      <text:p text:style-name="P4">
Authors: Ukrinform (Person)</text:p>
      <text:p text:style-name="P4">
Publisher: Укринформ (Organization)</text:p>
      <text:p text:style-name="P4">
Published Time: 2023-06-18T11:20:00+03:00</text:p>
      <text:p text:style-name="P4">
Modified Time: 2023-06-18T22:20:00+03:00</text:p>
      <text:p text:style-name="P4">
Description: The Ukrainian military continues to promote the front: the position on the position, step by step defense is going forward. - Ukrinform.</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СУ', 'Зеленський', 'Війна з Росією']</text:p>
      <text:p text:style-name="P4">
Type: Article</text:p>
      <!--METADATA-->
      <text:p text:style-name="P4">
<draw:frame draw:style-name="fr1" draw:name="Image88" text:anchor-type="as-char" svg:width="6.9236in" svg:height="3.956343in" draw:z-index="0">
<draw:image xlink:href="../Images/yкринформ/2023-06-18T11-20-00-03-00/630_360_1662320715-951.png" xlink:type="simple" xlink:show="embed" xlink:actuate="onLoad" draw:mime-type="image/png"/>
</draw:frame>
The Ukrainian Ukrainian continues to promote the front: the position on the position, the step of the power of defense goes forward.</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text:span>
</text:p>
      <text:p text:style-name="P4">
This week ends - it is very important to us all the week: for our defense, for our steps forward - for our offensive actions. And it is the time to see all our soldiers, those who distinguished themselves this week.</text:p>
      <text:p text:style-name="P4">
The Tavria direction is the harshest. Marines of the 35th Separate Brigade-thank you!Seventystyevika paratroopers - thank you!130th separate reconnaissance-thank you!68 Separate Eger Brigade-Thank you!23 Separate mechanized brigade-I am!Artillerymen of the 44th Brigade-I am grateful to you!</text:p>
      <text:p text:style-name="P4">
I will especially note the mouth of the percussion drones of the 47th separate mechanized Brigade, headed by the chief sergeant Rustam Mustafayev. Thank you for the result, warriors!The crew of the armored car demining the 70th Separate Support Regiment is the eldest sergeant Mykola Nikandrov and the junior sergeant Roman Lisin. Well done guys!</text:p>
      <text:p text:style-name="P4">
Our National Guard - Thank you all!And especially I will note Chief Sergeantvasil Kovilin and platoon commander Denis Zeleny, 4th Battalioperative Purpose, 1st Presidential Brigade of the National Guard. Thank you!The guys will be tasked with Luhansk region, under Bigorivka.</text:p>
      <text:p text:style-name="P4">
Our border guards… I will note especially Lutsk and Lviv borderlines. Senior Soldier Vasily Kutsyk, Avdiivskyi Direction - is very effective in picking the storms. Thank you!Sergeant Vadim wife, Siverskyi direction - successfully "minus" soldiers and equipment of the enemy. Thank you!</text:p>
      <text:p text:style-name="P4">
And of course, our defenders of the sky. In a week, more than a hundred group aviaries on the positions and rear of the enemy. Thank you, our pilots!In seven days, three dozen rockets and about fifty shock drones are destroyed. And separately celebrate the boobs of the sky of Kyiv region. 96th Kiev anti-aircraft missile brigade of the Air Force-thank you!All "calibers" and "daggers" were destroyed during these attacks, and therefore the lives of our people were saved.</text:p>
      <text:p text:style-name="P4">
And besides I want to say about a few things. First. No matter who, in Russia, he said that our "Petriots" are destroyed, they are all, they all work, the ADIns are knocking down Russian missiles. And knock down as efficiently as possible. No "Petriot" is destroyed!Third. As for the terrorist state, the only thing that has to worry them now is how to prepare their society, Russian society, to the fact that they will repay all that they will destroy their country's future. The enthusiastic territories of Russia will lose. There are no steps from de -occupation and will not be an alternative.</text:p>
      <text:p text:style-name="P4">
Our military is moving: position by position, step by step.</text:p>
      <text:p text:style-name="P4">
It was Ramstein this week, and most importantly, it is the speed of delivery. The next week there will be new important communications with partners - just for the sake of our Gourukh, just for the sake of weapons, just for the sake of our soldiers to be all -necessary.</text:p>
      <text:p text:style-name="P4">
<text:span text:style-name="T4">
 I thank everyone and everyone who is now in battle, on positions and on battlefields!</text:span>
</text:p>
      <text:p text:style-name="P4">
<text:span text:style-name="T4">
 I thank everyone who helps!</text:span>
</text:p>
      <text:p text:style-name="P4">
<text:span text:style-name="T4">
Glory to Ukraine!</text:span>
</text:p>
      <text:p text:style-name="P4">
<text:span text:style-name="T5">
Foto: op</text:span>
</text:p>
      <text:p text:style-name="P4">
News Source: <text:a xlink:type="simple" xlink:href="https://www.ukrinform.ua/rubric-ato/3724590-prezident-nasi-vijskovi-ruhautsa-krok-za-krokom-idemo-vpered.html" text:style-name="Internet_20_link" text:visited-style-name="Visited_20_Internet_20_Link">
https://www.ukrinform.ua/rubric-ato/3724590-prezident-nasi-vijskovi-ruhautsa-krok-za-krokom-idemo-vpered.html</text:a>
</text:p>
      <!--NEWS-->
      <text:h text:style-name="P10" text:outline-level="1">
<text:span text:style-name="T4">
Russia was re -indefinitely removed from competitions in sled sports</text:span>
</text:h>
      <text:p text:style-name="P4">
Authors: Ukrinform (Person)</text:p>
      <text:p text:style-name="P4">
Publisher: Укринформ (Organization)</text:p>
      <text:p text:style-name="P4">
Published Time: 2023-06-18T11:24:00+03:00</text:p>
      <text:p text:style-name="P4">
Modified Time: 2023-06-18T11:24:00+03:00</text:p>
      <text:p text:style-name="P4">
Description: The International Sanity Federation (FIL) has continued the removal of Russian athletes from competitions. - Ukrinform.</text:p>
      <text:p text:style-name="P4">
Images: ['<text:a xlink:type="simple" xlink:href="https://static.ukrinform.com/photos/2023_06/thumb_files/630_360_1687076514-495.jpg" text:style-name="Internet_20_link" text:visited-style-name="Visited_20_Internet_20_Link">
630_360_16870...</text:a>
']</text:p>
      <text:p text:style-name="P4">
Tags: ['Санкції', 'Спорт']</text:p>
      <text:p text:style-name="P4">
Type: Article</text:p>
      <!--METADATA-->
      <text:p text:style-name="P4">
<draw:frame draw:style-name="fr1" draw:name="Image89" text:anchor-type="as-char" svg:width="6.9236in" svg:height="3.956343in" draw:z-index="0">
<draw:image xlink:href="../Images/yкринформ/2023-06-18T11-24-00-03-00/630_360_1687076514-495.jpg" xlink:type="simple" xlink:show="embed" xlink:actuate="onLoad" draw:mime-type="image/jpeg"/>
</draw:frame>
International Federation of Sanny Sports(FIL)She continued the removal of Russian athletes from the competition.</text:p>
      <text:p text:style-name="P4">
The decision was made on <text:a xlink:type="simple" xlink:href="https://www.fil-luge.org/en/news/fil-congress-confirms-decision-regarding-russia" text:style-name="Internet_20_link" text:visited-style-name="Visited_20_Internet_20_Link">
Congress</text:a>
organization in Bucharest(Romania), reports Ukrinform.</text:p>
      <text:p text:style-name="P4">
Fil forbade Russia and Belarus in March 2022 to participate in the tournaments in response to a full -scale invasion of the Russian Federation into Ukraine. In September, the International Federation of Sanny Sports removed the Russian and Belarussian sleds for the second time after Russia was able to renew its rights of organizations.</text:p>
      <text:p text:style-name="P4">
In June 2023, the 71st Fil Congress confirmed the decision of the executive council of sanctions against Russia. Thus, the organization of indefinitely removed representatives of the Russian Federation from competitions that were sanctioned by the International Federation of Sports.</text:p>
      <text:p text:style-name="P4">
The disqualification of the Russians in Bucharest was approved by 22 votes, one "against", and five more abstained. The FIL decision explained the security measures for all athletes involved in the tournaments.</text:p>
      <text:p text:style-name="P4">
As <text:a xlink:type="simple" xlink:href="https://suspilne.media/509903-miznarodna-federacia-sannogo-sportu-prodovzila-vidstronenna-atletiv-z-rosii/" text:style-name="Internet_20_link" text:visited-style-name="Visited_20_Internet_20_Link">
informs</text:a>
Public sports, the new season of the world in sled sports will begin on December 5 with a stage in the American Lik-Plesidi.</text:p>
      <text:p text:style-name="P4">
In total, the season provides nine stages. The World Cup will be held on January 22-28 by German Altenberg.</text:p>
      <text:p text:style-name="P4">
<text:span text:style-name="T4">
 Read also: </text:span>
 <text:a xlink:type="simple" xlink:href="https://www.ukrinform.ua/rubric-sports/3707549-mok-dosagae-svogo-ukrainskij-sportivnij-protest-zanadto-tihij.html" text:style-name="Internet_20_link" text:visited-style-name="Visited_20_Internet_20_Link">
MOC reaches its: Ukrainian sports protest too clear</text:a>
Earlier, FIS postponed the return of the Russians with Belarus to skate, and the International Union of Skating left the existing removal of Russian athletes.</text:p>
      <text:p text:style-name="P4">
Photo: Ap.</text:p>
      <text:p text:style-name="P4">
News Source: <text:a xlink:type="simple" xlink:href="https://www.ukrinform.ua/rubric-sports/3724416-rosiu-znovu-bezstrokovo-usunuli-vid-zmagan-u-sannomu-sporti.html" text:style-name="Internet_20_link" text:visited-style-name="Visited_20_Internet_20_Link">
https://www.ukrinform.ua/rubric-sports/3724416-rosiu-znovu-bezstrokovo-usunuli-vid-zmagan-u-sannomu-sporti.html</text:a>
</text:p>
      <!--NEWS-->
      <text:h text:style-name="P10" text:outline-level="1">
<text:span text:style-name="T4">
Water on the flooded part of the bare pier is kept at 1 meter</text:span>
</text:h>
      <text:p text:style-name="P4">
Authors: Ukrinform (Person)</text:p>
      <text:p text:style-name="P4">
Publisher: Укринформ (Organization)</text:p>
      <text:p text:style-name="P4">
Published Time: 2023-06-18T11:33:01+03:00</text:p>
      <text:p text:style-name="P4">
Modified Time: 2023-06-18T11:33:01+03:00</text:p>
      <text:p text:style-name="P4">
Description: Water on the flooded part of the occupied bare pier in Kherson region is kept at the level of 1 meter, 30% of houses are destroyed in the city. - Ukrinform.</text:p>
      <text:p text:style-name="P4">
Images: ['<text:a xlink:type="simple" xlink:href="https://static.ukrinform.com/photos/2023_06/thumb_files/630_360_1686291445-936.jpg" text:style-name="Internet_20_link" text:visited-style-name="Visited_20_Internet_20_Link">
630_360_16862...</text:a>
']</text:p>
      <text:p text:style-name="P4">
Tags: ['Херсонщина', 'Вода', 'Каховська ГЕС']</text:p>
      <text:p text:style-name="P4">
Type: Article</text:p>
      <!--METADATA-->
      <text:p text:style-name="P4">
<draw:frame draw:style-name="fr1" draw:name="Image90" text:anchor-type="as-char" svg:width="6.9236in" svg:height="3.956343in" draw:z-index="0">
<draw:image xlink:href="../Images/yкринформ/2023-06-18T11-33-01-03-00/630_360_1686291445-936.jpg" xlink:type="simple" xlink:show="embed" xlink:actuate="onLoad" draw:mime-type="image/jpeg"/>
</draw:frame>
The water of the drunk part of the occupied bare pier in the Kherson region is held on an equal footing of 1 meter, 30% of homes are destroyed in the city.</text:p>
      <text:p text:style-name="P4">
About it reports in <text:a xlink:type="simple" xlink:href="https://t.me/golopristanskaMVA/1122" text:style-name="Internet_20_link" text:visited-style-name="Visited_20_Internet_20_Link">
telegram</text:a>
The Glopristan City Military Administration, Ukrinform reports.</text:p>
      <text:p text:style-name="P4">
"The situation with the flooding(https://www.ukrinform.ua/tag-voda)The state and eastern parts of the city of the naked pier in the lowlands is a close to 1 m, " - the message reads.</text:p>
      <text:p text:style-name="P4">
As it is noted, the situation in the villages of Kardashinka and mistress is similar. Owners do not have accessible homeowners.</text:p>
      <text:p text:style-name="P4">
There is no light, gas supply, in the flooded parts of the bare pier. In the other part of the city, gas supply is carried out with a harsh pressure, which is barely enough for cooking. In apartment buildings, residents are forced to cook food on fires.</text:p>
      <text:p text:style-name="P4">
"In the villages of large and small Kardashinka stores do not work, there is no delivery and vegetables. The population survives in such difficult conditions.</text:p>
      <text:p text:style-name="P4">
It is also noted that as of now, the destruction of homes has previously made 30%.</text:p>
      <text:p text:style-name="P4">
*!(https://www.ukrinform.ua/rubric-ato/3724340-na-pravomu-berezi-hersonsini-dosi-pidtopleni-sist-naselenih-punktiv-glava-ova.html)As reported by Ukrinform, on the night against June 6, the Russian army <text:a xlink:type="simple" xlink:href="https://www.ukrinform.ua/rubric-other_news/3723441-pidriv-rosianami-kahovskoi-ges-usi-novini.html" text:style-name="Internet_20_link" text:visited-style-name="Visited_20_Internet_20_Link">
Podirvalagreblya Kakhovka hydroelectric power station. </text:a>
About 17.6 thousand private homes were affected by the Holopristan community(houses), 76 apartment buildings and 18 establishments and education. The number of victims in the community as a result of flooding of six.</text:p>
      <text:p text:style-name="P4">
News Source: <text:a xlink:type="simple" xlink:href="https://www.ukrinform.ua/rubric-regions/3724417-voda-na-pidtoplenij-castini-goloi-pristani-trimaetsa-na-rivni-1-metra.html" text:style-name="Internet_20_link" text:visited-style-name="Visited_20_Internet_20_Link">
https://www.ukrinform.ua/rubric-regions/3724417-voda-na-pidtoplenij-castini-goloi-pristani-trimaetsa-na-rivni-1-metra.html</text:a>
</text:p>
      <!--NEWS-->
      <text:h text:style-name="P10" text:outline-level="1">
<text:span text:style-name="T4">
Ukrhydroenergo said how much significant flooding will be stored after the Russian Kakhovskaya Hydroelectric Power</text:span>
</text:h>
      <text:p text:style-name="P4">
Authors: Ukrinform (Person)</text:p>
      <text:p text:style-name="P4">
Publisher: Укринформ (Organization)</text:p>
      <text:p text:style-name="P4">
Published Time: 2023-06-18T11:50:00+03:00</text:p>
      <text:p text:style-name="P4">
Modified Time: 2023-06-18T11:50:00+03:00</text:p>
      <text:p text:style-name="P4">
Description: By Monday, June 19, there will be significant flooding in Kherson, Kherson and Skadovsky districts of the Kherson region below the Kakhovskaya hydroelectric power station. - Ukrinform.</text:p>
      <text:p text:style-name="P4">
Images: ['<text:a xlink:type="simple" xlink:href="https://static.ukrinform.com/photos/2023_06/thumb_files/630_360_1686056974-806.jpg" text:style-name="Internet_20_link" text:visited-style-name="Visited_20_Internet_20_Link">
630_360_16860...</text:a>
']</text:p>
      <text:p text:style-name="P4">
Tags: ['Каховська ГЕС', 'Укргідроенерго', 'Затоплення']</text:p>
      <text:p text:style-name="P4">
Type: Article</text:p>
      <!--METADATA-->
      <text:p text:style-name="P4">
<draw:frame draw:style-name="fr1" draw:name="Image91" text:anchor-type="as-char" svg:width="6.9236in" svg:height="3.956343in" draw:z-index="0">
<draw:image xlink:href="../Images/yкринформ/2023-06-18T11-50-00-03-00/630_360_1686056974-806.jpg" xlink:type="simple" xlink:show="embed" xlink:actuate="onLoad" draw:mime-type="image/jpeg"/>
</draw:frame>
The Nededilka, on June 19, on the Dnieper below the Kakhovskaya hydroelectric power station will maintain significant seizures in Kherson, Kherson and Skadovsky districts of the Kherson region.</text:p>
      <text:p text:style-name="P4">
According to Ukrinform, Ukrhydroenergo reports in <text:a xlink:type="simple" xlink:href="https://t.me/ukrhydroenergo/3736" text:style-name="Internet_20_link" text:visited-style-name="Visited_20_Internet_20_Link">
telegram.</text:a>
The report states that "the average level of the lower beer near the Grebludniprovskaya hydroelectric power station is 13.28 m".</text:p>
      <text:p text:style-name="P4">
The water levels of the Kakhovka reservoir are maintained lower than the minimal critical values necessary for the work of water intakes in Dnipropetrovsk, Zaporizhia, Kherson regions.</text:p>
      <text:p text:style-name="P4">
<text:span text:style-name="T4">
 Read also: </text:span>
 <text:a xlink:type="simple" xlink:href="https://www.ukrinform.ua/rubric-ato/3724340-na-pravomu-berezi-hersonsini-dosi-pidtopleni-sist-naselenih-punktiv-glava-ova.html" text:style-name="Internet_20_link" text:visited-style-name="Visited_20_Internet_20_Link">
on the right bank of Kherson region still flooded six -populated points - the head of the ova</text:a>
Until June 19, on the Dnieper River below the Kakhovskaya Hydroelectric Power Plant, as a result of its underwriting invaders, there will be significant flooding of the landscaping and parts of settlements in Kherson, Kherson and Skadovsky district of Kherson region.</text:p>
      <text:p text:style-name="P4">
As reported by Ukrinform, <text:a xlink:type="simple" xlink:href="https://www.ukrinform.ua/rubric-other_news/3723441-pidriv-rosianami-kahovskoi-ges-usi-novini.html" text:style-name="Internet_20_link" text:visited-style-name="Visited_20_Internet_20_Link">
On June 6, the Russian army undermined the Greblyukakhov hydroelectric power station</text:a>
Causing large -scale flooding. A number of settlements of Kherson and Mykolaiv region were under water.</text:p>
      <text:p text:style-name="P4">
News Source: <text:a xlink:type="simple" xlink:href="https://www.ukrinform.ua/rubric-regions/3724421-v-ukrgidroenergo-skazali-skilki-zberigatimetsa-znacne-zatoplenna-pisla-pidrivu-rosianami-kahovskoi-ges.html" text:style-name="Internet_20_link" text:visited-style-name="Visited_20_Internet_20_Link">
https://www.ukrinform.ua/rubric-regions/3724421-v-ukrgidroenergo-skazali-skilki-zberigatimetsa-znacne-zatoplenna-pisla-pidrivu-rosianami-kahovskoi-ges.html</text:a>
</text:p>
      <!--NEWS-->
      <text:h text:style-name="P10" text:outline-level="1">
<text:span text:style-name="T4">
The Kremlin will take advantage of the African delegation for information operations - ISW</text:span>
</text:h>
      <text:p text:style-name="P4">
Authors: Ukrinform (Person)</text:p>
      <text:p text:style-name="P4">
Publisher: Укринформ (Organization)</text:p>
      <text:p text:style-name="P4">
Published Time: 2023-06-18T11:51:21+03:00</text:p>
      <text:p text:style-name="P4">
Modified Time: 2023-06-18T11:51:21+03:00</text:p>
      <text:p text:style-name="P4">
Description: The Kremlin will use a meeting with African leaders and their rhetoric to slow Western assistance to Ukraine on June 17. - Ukrinform.</text:p>
      <text:p text:style-name="P4">
Images: ['<text:a xlink:type="simple" xlink:href="https://static.ukrinform.com/photos/2020_03/thumb_files/630_360_1584614170-738.jpg" text:style-name="Internet_20_link" text:visited-style-name="Visited_20_Internet_20_Link">
630_360_15846...</text:a>
']</text:p>
      <text:p text:style-name="P4">
Tags: ['Африка', 'Путін', 'Війна з Росією']</text:p>
      <text:p text:style-name="P4">
Type: Article</text:p>
      <!--METADATA-->
      <text:p text:style-name="P4">
<draw:frame draw:style-name="fr1" draw:name="Image92" text:anchor-type="as-char" svg:width="6.9236in" svg:height="3.956343in" draw:z-index="0">
<draw:image xlink:href="../Images/yкринформ/2023-06-18T11-51-21-03-00/630_360_1584614170-738.jpg" xlink:type="simple" xlink:show="embed" xlink:actuate="onLoad" draw:mime-type="image/jpeg"/>
</draw:frame>
The Kremlin will be held on June 17, meeting with African leaders and their rotorics to slow down Western aid to Ukraine.</text:p>
      <text:p text:style-name="P4">
As Ukrinform reports, it reports <text:a xlink:type="simple" xlink:href="https://www.understandingwar.org/backgrounder/russian-offensive-campaign-assessment-june-17-2023" text:style-name="Internet_20_link" text:visited-style-name="Visited_20_Internet_20_Link">
</text:a>
<text:a xlink:type="simple" xlink:href="https://www.understandingwar.org/backgrounder/russian-offensive-campaign-assessment-june-17-2023" text:style-name="Internet_20_link" text:visited-style-name="Visited_20_Internet_20_Link">
Institute of War Study</text:a>
 <text:a xlink:type="simple" xlink:href="https://www.understandingwar.org/backgrounder/russian-offensive-campaign-assessment-june-17-2023" text:style-name="Internet_20_link" text:visited-style-name="Visited_20_Internet_20_Link">
</text:a>
 (Isw).</text:p>
      <text:p text:style-name="P4">
Зазначається, що у російському Санкт-Петербурзі пройшла зустріч лідерів семиафриканських країн з президентом <text:a xlink:type="simple" xlink:href="https://www.ukrinform.ua/tag-putin" text:style-name="Internet_20_link" text:visited-style-name="Visited_20_Internet_20_Link">
 Путіним </text:a>
that took place after the official visit of the delegation to Kiev.</text:p>
      <text:p text:style-name="P4">
For the main purpose of both visits, African leaders set a "peace planned to restore international trade", which calls for termination of fighting and peaceful settlement through negotiations.</text:p>
      <text:p text:style-name="P4">
During a meeting with Putin, talking about the war in Ukraine, the President of the Komorkihostrov and the current head of the African Union of Azali Azumani used, similar to the favorite Kremlin rhetoric of the Russian Peace.</text:p>
      <text:p text:style-name="P4">
<text:span text:style-name="T4">
 Read also: </text:span>
 <text:a xlink:type="simple" xlink:href="https://www.ukrinform.ua/rubric-polytics/3723991-afrikanski-lideri-vvazaut-mozlivim-dialog-z-ukrainou-ta-rf-sodo-ditej-vazniv-i-eksportu-zerna.html" text:style-name="Internet_20_link" text:visited-style-name="Visited_20_Internet_20_Link">
<text:span text:style-name="T4">
 Africans </text:span>
 their leaders consider it possible to dialogue with ZIUkraine and Russian Federation on children, prisoners and grain exports</text:a>
He stated that stability in Eastern Europe, Africa and the world depends on "brotherly relations between neighboring Slavic friendly peoples."</text:p>
      <text:p text:style-name="P4">
Asumani also stressed that peace in Ukraine is important for providing international food and energy security.</text:p>
      <text:p text:style-name="P4">
"The delegation probably seeks to balance Ukraine and Russia to maintain ancient relations with Russia, without diplomatically associated with the Kremlin's war," the report reads.</text:p>
      <text:p text:style-name="P4">
In his turn, Putin stated that the Kremlin welcomes the "balanced" approach of the Aphricity states to resolve the issue of war in Ukraine.</text:p>
      <text:p text:style-name="P4">
Analysts emphasize that the Kremlin is likely to take advantage of this proposal for the promotion of Russian information operations aimed at slowing down western assistance to Ukraine in the sphere of security, at the same time did not show the intent of the intent to participate in any peace process.ISW has already evaluated that the Kremlin regularly signals the fake readiness to regulate the settlement to encourage the event to be concerned and refuse more support for Ukraine.</text:p>
      <text:p text:style-name="P4">
The Kremlin has already taken advantage of the same "fuzzy peace plan", represented by Chinese in 2023, and tried to use the declared Chinese interest in the reverses in the settlement of war in Ukraine to achieve the desired closer communications with China.</text:p>
      <text:p text:style-name="P4">
According to Ukrinform, the most fierce fighting on the line of clashes in the course of Ukrainian counter -offensive is observed in three sections. Russian -shaped losses.</text:p>
      <text:p text:style-name="P4">
News Source: <text:a xlink:type="simple" xlink:href="https://www.ukrinform.ua/rubric-polytics/3724420-kreml-skoristaetsa-zaavami-afrikanskoi-delegacii-dla-informacijnih-operacij-isw.html" text:style-name="Internet_20_link" text:visited-style-name="Visited_20_Internet_20_Link">
https://www.ukrinform.ua/rubric-polytics/3724420-kreml-skoristaetsa-zaavami-afrikanskoi-delegacii-dla-informacijnih-operacij-isw.html</text:a>
</text:p>
      <!--NEWS-->
      <text:h text:style-name="P10" text:outline-level="1">
<text:span text:style-name="T4">
Ukrainian national teams complete the qualification in Golden Euroliz in Volleyball</text:span>
</text:h>
      <text:p text:style-name="P4">
Authors: Ukrinform (Person)</text:p>
      <text:p text:style-name="P4">
Publisher: Укринформ (Organization)</text:p>
      <text:p text:style-name="P4">
Published Time: 2023-06-18T12:01:37+03:00</text:p>
      <text:p text:style-name="P4">
Modified Time: 2023-06-18T12:01:37+03:00</text:p>
      <text:p text:style-name="P4">
Description: On Sunday, June 18, the final matches of the group tournament of the volleyball "Golden Eurolege-2023" will be held. - Ukrinform.</text:p>
      <text:p text:style-name="P4">
Images: ['<text:a xlink:type="simple" xlink:href="https://static.ukrinform.com/photos/2023_06/thumb_files/630_360_1687078800-141.jpeg" text:style-name="Internet_20_link" text:visited-style-name="Visited_20_Internet_20_Link">
630_360_16870...</text:a>
']</text:p>
      <text:p text:style-name="P4">
Tags: ['Євроліга', 'Волейбол', 'Збірна України']</text:p>
      <text:p text:style-name="P4">
Type: Article</text:p>
      <!--METADATA-->
      <text:p text:style-name="P4">
<draw:frame draw:style-name="fr1" draw:name="Image93" text:anchor-type="as-char" svg:width="6.9236in" svg:height="3.956343in" draw:z-index="0">
<draw:image xlink:href="../Images/yкринформ/2023-06-18T12-01-37-03-00/630_360_1687078800-141.jpeg" xlink:type="simple" xlink:show="embed" xlink:actuate="onLoad" draw:mime-type="image/jpeg"/>
</draw:frame>
On Sunday, June 18, the final matches of the group tournament of the volleyball "Golden Eurolege-2023" will be held.</text:p>
      <text:p text:style-name="P4">
The men's national team of Ukraine will meet in the city of Kyiv by a team of Northern Macedonia at Kyiv time, and Ukrainian volleyball players in Belfor will play with a team of France at 16.00, Ukrinform reports.</text:p>
      <text:p text:style-name="P4">
Both "blue and yellow" national teams made their way to the finals of four "Goldenovroliga", which will be held on June 24-25 in Croatia.</text:p>
      <text:p text:style-name="P4">
<text:span text:style-name="T4">
 Read also: </text:span>
 <text:a xlink:type="simple" xlink:href="https://www.ukrinform.ua/rubric-sports/3722782-vidomij-rozklad-matciv-volejbolnih-zbirnih-ukraini-u-vidbori-na-olimpiadu.html" text:style-name="Internet_20_link" text:visited-style-name="Visited_20_Internet_20_Link">
known matches schedule <text:span text:style-name="T4">
 volleyball </text:span>
 Ukrainian national teams in the selection for the Olympics</text:a>
Tournament(Men, group B; After 5 rounds): Ukraine - 15 points, Belgium - 6, northern Macedonia - 6, Croatia - 3.</text:p>
      <text:p text:style-name="P4">
Tournament(women, group C): Ukraine - 9 points(After 3 games), France - 3(3), Hungary - 3(4).</text:p>
      <text:p text:style-name="P4">
Фото: cev.eu.</text:p>
      <text:p text:style-name="P4">
News Source: <text:a xlink:type="simple" xlink:href="https://www.ukrinform.ua/rubric-sports/3724423-ukrainski-zbirni-zaversuut-kvalifikaciu-u-zolotij-evrolizi-z-volejbolu.html" text:style-name="Internet_20_link" text:visited-style-name="Visited_20_Internet_20_Link">
https://www.ukrinform.ua/rubric-sports/3724423-ukrainski-zbirni-zaversuut-kvalifikaciu-u-zolotij-evrolizi-z-volejbolu.html</text:a>
</text:p>
      <!--NEWS-->
      <text:h text:style-name="P10" text:outline-level="1">
<text:span text:style-name="T4">
Riga organizes camps for Ukrainian children</text:span>
</text:h>
      <text:p text:style-name="P4">
Authors: Ukrinform (Person)</text:p>
      <text:p text:style-name="P4">
Publisher: Укринформ (Organization)</text:p>
      <text:p text:style-name="P4">
Published Time: 2023-06-18T12:03:57+03:00</text:p>
      <text:p text:style-name="P4">
Modified Time: 2023-06-18T12:03:57+03:00</text:p>
      <text:p text:style-name="P4">
Description: Riga self -government has announced a competition for the organization of joint camps for Ukrainian and Latvian children. - Ukrinform.</text:p>
      <text:p text:style-name="P4">
Images: ['<text:a xlink:type="simple" xlink:href="https://static.ukrinform.com/photos/2023_06/thumb_files/630_360_1687079019-107.jpg" text:style-name="Internet_20_link" text:visited-style-name="Visited_20_Internet_20_Link">
630_360_16870...</text:a>
']</text:p>
      <text:p text:style-name="P4">
Tags: ['Діти', 'Літній табір']</text:p>
      <text:p text:style-name="P4">
Type: Article</text:p>
      <!--METADATA-->
      <text:p text:style-name="P4">
<draw:frame draw:style-name="fr1" draw:name="Image94" text:anchor-type="as-char" svg:width="6.9236in" svg:height="3.956343in" draw:z-index="0">
<draw:image xlink:href="../Images/yкринформ/2023-06-18T12-03-57-03-00/630_360_1687079019-107.jpg" xlink:type="simple" xlink:show="embed" xlink:actuate="onLoad" draw:mime-type="image/jpeg"/>
</draw:frame>
Rigskesamore announced a competition for the organization of joint camps for Ukrainian and Latvian children.</text:p>
      <text:p text:style-name="P4">
According to Ukrinform, with reference to <text:a xlink:type="simple" xlink:href="https://rus.delfi.lv/news/daily/latvia/v-rige-budut-organizovany-lagerya-dlya-latvijskih-i-ukrainskih-detej.d" text:style-name="Internet_20_link" text:visited-style-name="Visited_20_Internet_20_Link">
Delfi.</text:a>
According to the Riga Duma communication management, funds for the organization of summer and autumn camps for organizations, funds, enterprises and other interested service providers will be deducted. Organizations should submit proposals by June 26.</text:p>
      <text:p text:style-name="P4">
The purpose of the camps is to support the socialization and psycho -emotional well -being of Ukrainian children and young people, as well as to master Latvian language and improvement of cooperation.</text:p>
      <text:p text:style-name="P4">
The purchase conditions stipulate that at least 20 participants should be in the camp. At the same time, 50% should be children of citizens of Ukraine living in the territory of crisis self -government, and 50% of Latvian children who are registered in Rizabo study in one of the Riga educational institutions.</text:p>
      <text:p text:style-name="P4">
<text:span text:style-name="T4">
 Read also: </text:span>
 <text:a xlink:type="simple" xlink:href="https://www.ukrinform.ua/rubric-society/3724400-na-portali-znaimo-dostupni-poradi-pro-zbagacenna-racionu-ditej-pid-cas-kanikul-zelenska.html" text:style-name="Internet_20_link" text:visited-style-name="Visited_20_Internet_20_Link">
On the Portal "We know" available tips on the enrichment of the right <text:span text:style-name="T4">
 children </text:span>
 during vacation - Zelenska</text:a>
The camps will be able to be students of grades 1-12.</text:p>
      <text:p text:style-name="P4">
The expected duration is from July 24 to August 30 for summer camps and from October 21 to October 21 to Autumn camps.</text:p>
      <text:p text:style-name="P4">
As reported by Ukrinform, at the end of April the government of Latvia [made a decision to finance on more than € 4 million euros of training of Ukrainian citizens]](https://www.ukrinform.ua/rubric-society/3699529-urad-latvii-vidilit-4-miljoni-na-navcanna-ukrainskih-bizenciv-latiskoi-movi.html)which are overwhelming in the republic, Latvian.</text:p>
      <text:p text:style-name="P4">
Photo: Shutterstock</text:p>
      <text:p text:style-name="P4">
News Source: <text:a xlink:type="simple" xlink:href="https://www.ukrinform.ua/rubric-society/3724424-riga-organizovue-tabori-dla-ukrainskih-ditej.html" text:style-name="Internet_20_link" text:visited-style-name="Visited_20_Internet_20_Link">
https://www.ukrinform.ua/rubric-society/3724424-riga-organizovue-tabori-dla-ukrainskih-ditej.html</text:a>
</text:p>
      <!--NEWS-->
      <text:h text:style-name="P10" text:outline-level="1">
<text:span text:style-name="T4">
Odessa was banned from spontaneous trade in fish and seafood</text:span>
</text:h>
      <text:p text:style-name="P4">
Authors: Ukrinform (Person)</text:p>
      <text:p text:style-name="P4">
Publisher: Укринформ (Organization)</text:p>
      <text:p text:style-name="P4">
Published Time: 2023-06-18T12:06:06+03:00</text:p>
      <text:p text:style-name="P4">
Modified Time: 2023-06-18T12:06:06+03:00</text:p>
      <text:p text:style-name="P4">
Description: Odessa was banned from spontaneous trade in fish and seafood. - Ukrinform.</text:p>
      <text:p text:style-name="P4">
Images: ['<text:a xlink:type="simple" xlink:href="https://static.ukrinform.com/photos/2023_06/thumb_files/630_360_1687079059-637.jpg" text:style-name="Internet_20_link" text:visited-style-name="Visited_20_Internet_20_Link">
630_360_16870...</text:a>
']</text:p>
      <text:p text:style-name="P4">
Tags: ['Одеса', 'Заборона', 'Риба']</text:p>
      <text:p text:style-name="P4">
Type: Article</text:p>
      <!--METADATA-->
      <text:p text:style-name="P4">
<draw:frame draw:style-name="fr1" draw:name="Image95" text:anchor-type="as-char" svg:width="6.9236in" svg:height="3.956343in" draw:z-index="0">
<draw:image xlink:href="../Images/yкринформ/2023-06-18T12-06-06-03-00/630_360_1687079059-637.jpg" xlink:type="simple" xlink:show="embed" xlink:actuate="onLoad" draw:mime-type="image/jpeg"/>
</draw:frame>
In Odessa, spontaneous trade in fish and seafood.</text:p>
      <text:p text:style-name="P4">
About it in <text:a xlink:type="simple" xlink:href="https://t.me/odesacityofficial/18419" text:style-name="Internet_20_link" text:visited-style-name="Visited_20_Internet_20_Link">
telegram</text:a>
Informed the press service of the Odessa City Council, reports Ukrinform.</text:p>
      <text:p text:style-name="P4">
"In Odessa, it is forbidden ... spontaneous trade in fish and seafood settled seat near markets, shopping centers, etc.", -it will be in the message.</text:p>
      <text:p text:style-name="P4">
The City Council also informs heads of enterprises and institutions that carry out their activity in the territory of Odessa, regardless of ownership, relative(limitation)sale of fish and seafood of unidentified place.</text:p>
      <text:p text:style-name="P4">
<text:span text:style-name="T4">
 Read also: </text:span>
 <text:a xlink:type="simple" xlink:href="https://www.ukrinform.ua/rubric-regions/3724385-v-odesi-plazi-viznali-nepridatnimi-dla-kupanna.html" text:style-name="Internet_20_link" text:visited-style-name="Visited_20_Internet_20_Link">
in <text:span text:style-name="T4">
 Odessa </text:span>
 and beaches found unusable to swim</text:a>
The relevant decision was made at an extraordinary meeting of the commission on technogenic-ecological safety and emergencies of the Executive Committee of the Odessa City Council on June 17, 2023.</text:p>
      <text:p text:style-name="P4">
Earlier it was reported that in Odessa all city beaches found unusable pay and forbade swimming there.</text:p>
      <text:p text:style-name="P4">
As reported by Ukrinform, <text:a xlink:type="simple" xlink:href="https://www.ukrinform.ua/rubric-other_news/3723441-pidriv-rosianami-kahovskoi-ges-usi-novini.html" text:style-name="Internet_20_link" text:visited-style-name="Visited_20_Internet_20_Link">
the troops of the Russian Federation on the night of June 6 undermined the Greblyukhov hydroelectric power station</text:a>
. The station is not recoverable.</text:p>
      <text:p text:style-name="P4">
In Odessa, the water taken near the port found cholera vibrio Nagrion 1 group behind Hiberg.</text:p>
      <text:p text:style-name="P4">
News Source: <text:a xlink:type="simple" xlink:href="https://www.ukrinform.ua/rubric-regions/3724426-v-odesi-zaboronili-stihijnu-torgivlu-ribou-ta-moreproduktami.html" text:style-name="Internet_20_link" text:visited-style-name="Visited_20_Internet_20_Link">
https://www.ukrinform.ua/rubric-regions/3724426-v-odesi-zaboronili-stihijnu-torgivlu-ribou-ta-moreproduktami.html</text:a>
</text:p>
      <!--NEWS-->
      <text:h text:style-name="P10" text:outline-level="1">
<text:span text:style-name="T4">
In the Carpathian Patients, the floods washed away the roads in several areas</text:span>
</text:h>
      <text:p text:style-name="P4">
Authors: Ukrinform (Person)</text:p>
      <text:p text:style-name="P4">
Publisher: Укринформ (Organization)</text:p>
      <text:p text:style-name="P4">
Published Time: 2023-06-18T12:07:00+03:00</text:p>
      <text:p text:style-name="P4">
Modified Time: 2023-06-18T12:07:00+03:00</text:p>
      <text:p text:style-name="P4">
Description: In the Carpathian region, the floods blur the roads in several areas, where there is access, the passage is restored, in other places they wait for water. - Ukrinform.</text:p>
      <text:p text:style-name="P4">
Images: ['<text:a xlink:type="simple" xlink:href="https://static.ukrinform.com/photos/2023_06/thumb_files/630_360_1687079013-324.jpg" text:style-name="Internet_20_link" text:visited-style-name="Visited_20_Internet_20_Link">
630_360_16870...</text:a>
']</text:p>
      <text:p text:style-name="P4">
Tags: ['Дороги', 'Паводок', 'Прикарпаття']</text:p>
      <text:p text:style-name="P4">
Type: Article</text:p>
      <!--METADATA-->
      <text:p text:style-name="P4">
<draw:frame draw:style-name="fr1" draw:name="Image96" text:anchor-type="as-char" svg:width="6.9236in" svg:height="3.956343in" draw:z-index="0">
<draw:image xlink:href="../Images/yкринформ/2023-06-18T12-07-00-03-00/630_360_1687079013-324.jpg" xlink:type="simple" xlink:show="embed" xlink:actuate="onLoad" draw:mime-type="image/jpeg"/>
</draw:frame>
In the Carpathian region, the floods blurred the roads in several areas, where there is access, travel, and other places are waiting for water.</text:p>
      <text:p text:style-name="P4">
About it in <text:a xlink:type="simple" xlink:href="https://t.me/onyshchuksvitlana/7436" text:style-name="Internet_20_link" text:visited-style-name="Visited_20_Internet_20_Link">
telegram</text:a>
Svetlana Onishchuk reported Golovanovano-Frankivsk Ova, Ukrinform reports.</text:p>
      <text:p text:style-name="P4">
"The element in the Carpathian region. The situation in the morning. In the Verkhovyna district, the situation is controlled. The precipitation has weakened, but still high water levels of the black Cheremosh.</text:p>
      <text:p text:style-name="P4">
According to her, work is underway to restore the passage to the village of Yavirnyk and the border pledge of Shibena.</text:p>
      <text:p text:style-name="P4">
"Nadvirna district. In the evening of June 17, due to the rapid raising of the water level of the Virgian streams, transport was damaged to the village of Voronenkopolyanko TG on the side of Vorokhta. Up to 400 people live there. During the night services, the rehabilitating work was carried out to ensure .</text:p>
      <text:p text:style-name="P4">
<text:span text:style-name="T4">
 Read also: </text:span>
 <text:a xlink:type="simple" xlink:href="https://www.ukrinform.ua/rubric-regions/3722894-prikarpatska-gromada-rozrobila-dla-turistiv-pisi-ekskursii-do-davnih-hramiv.html" text:style-name="Internet_20_link" text:visited-style-name="Visited_20_Internet_20_Link">
Carpathian community has developed pedestrians for tourists to ancient temples</text:a>
As it is noted, in the Ivano-Frankivsk district against the night on June 17, Usolovinsky TG in the village. The scream damaged the road area on the street. I. Franko, because of which there was no travel to 5 residential buildings.</text:p>
      <text:p text:style-name="P4">
After the level of level <text:a xlink:type="simple" xlink:href="https://www.ukrinform.ua/tag-voda" text:style-name="Internet_20_link" text:visited-style-name="Visited_20_Internet_20_Link">
water</text:a>
It is planned to carry out work to clean the bed of the local reservoir.</text:p>
      <text:p text:style-name="P4">
It is noted that on June 18-19, on the rivers of the region, the raising of the level is 0.3-1 m. In the basins of Prut and the Dniester, especially at mountain tributaries -on 0.5 -1.5 m. The areas are threatened with local mugs.</text:p>
      <text:p text:style-name="P4">
The Ivano-Frankivsk Ova noted that services are needed to overcome the consequences of the element. Work is underway on damaged areas of highways.<text:span text:style-name="T5">
Foto: SNNS</text:span>
</text:p>
      <text:p text:style-name="P4">
News Source: <text:a xlink:type="simple" xlink:href="https://www.ukrinform.ua/rubric-regions/3724427-na-prikarpatti-pavodki-rozmili-dorogi-u-kilkoh-rajonah.html" text:style-name="Internet_20_link" text:visited-style-name="Visited_20_Internet_20_Link">
https://www.ukrinform.ua/rubric-regions/3724427-na-prikarpatti-pavodki-rozmili-dorogi-u-kilkoh-rajonah.html</text:a>
</text:p>
      <!--NEWS-->
      <text:h text:style-name="P10" text:outline-level="1">
<text:span text:style-name="T4">
The ferry caught fire near the Philippines, 120 passengers evacuated</text:span>
</text:h>
      <text:p text:style-name="P4">
Authors: Ukrinform (Person)</text:p>
      <text:p text:style-name="P4">
Publisher: Укринформ (Organization)</text:p>
      <text:p text:style-name="P4">
Published Time: 2023-06-18T12:24:00+03:00</text:p>
      <text:p text:style-name="P4">
Modified Time: 2023-06-18T12:24:00+03:00</text:p>
      <text:p text:style-name="P4">
Description: During the movement from the island Sikidger in the south of the Philippines to the neighboring island, Bohol lit up the ferry of Esperanza Star, with 65 passengers and 55 crew members on board. - Ukrinform.</text:p>
      <text:p text:style-name="P4">
Images: ['<text:a xlink:type="simple" xlink:href="https://static.ukrinform.com/photos/2023_06/thumb_files/630_360_1687079860-845.png" text:style-name="Internet_20_link" text:visited-style-name="Visited_20_Internet_20_Link">
630_360_16870...</text:a>
']</text:p>
      <text:p text:style-name="P4">
Tags: ['Філіппіни', 'Пожежа', 'Пором']</text:p>
      <text:p text:style-name="P4">
Type: Article</text:p>
      <!--METADATA-->
      <text:p text:style-name="P4">
<draw:frame draw:style-name="fr1" draw:name="Image101" text:anchor-type="as-char" svg:width="6.9236in" svg:height="3.956343in" draw:z-index="0">
<draw:image xlink:href="../Images/yкринформ/2023-06-18T12-24-00-03-00/630_360_1687079860-845.png" xlink:type="simple" xlink:show="embed" xlink:actuate="onLoad" draw:mime-type="image/png"/>
</draw:frame>
During the time from the island Sikidger in the south Philippines to the neighboring island of Boholzagora, the ferry of Esperanza Star, with 65 passengers and 55 member of the crew.</text:p>
      <text:p text:style-name="P4">
According to Ukrinform, it reports <text:a xlink:type="simple" xlink:href="https://www.reuters.com/world/asia-pacific/philippine-ferry-with-120-people-onboard-catches-fire-sea-rescue-underway-ap-2023-06-18/" text:style-name="Internet_20_link" text:visited-style-name="Visited_20_Internet_20_Link">
Reuters.</text:a>
"All 120 people who were on board the ferry that fires on Sunday at the sea of the Highly Hinged Philippines were rescued," Beregova said.</text:p>
      <text:p text:style-name="P4">
Two coastal security vessels involved in fire and rescue operations are still in the waters near the <text:a xlink:type="simple" xlink:href="https://www.ukrinform.ua/tag-pozeza" text:style-name="Internet_20_link" text:visited-style-name="Visited_20_Internet_20_Link">
fire</text:a>
.</text:p>
      <text:p text:style-name="P4">
The location and condition of the rescued passengers and crew members is currently untouched. The causes of fire are still unknown.</text:p>
      <text:p text:style-name="P4">
*!(https://www.ukrinform.ua/rubric-world/3721857-na-filippinah-vze-evakuuvali-blizko-13-tisac-ludej-cerez-viverzenna-vulkana.html)The Philippines - an archipelago of more than 7600 islands - has poor seat safety, and vessels are often crowded, many old ships are used.</text:p>
      <text:p text:style-name="P4">
As reported by Ukrinform, <text:a xlink:type="simple" xlink:href="https://www.ukrinform.ua/rubric-world/3723121-na-filippinah-stavsa-potuznij-zemletrus.html" text:style-name="Internet_20_link" text:visited-style-name="Visited_20_Internet_20_Link">
a strong earthquake occurred in the Philippines</text:a>
, the epicenter was located southwest of the capital of Ukraine Manila.  Photo: Facebook/Philippine Coast Guard</text:p>
      <text:p text:style-name="P4">
News Source: <text:a xlink:type="simple" xlink:href="https://www.ukrinform.ua/rubric-world/3724429-poblizu-filippin-zagorivsa-porom-evakuuvali-120-pasaziriv.html" text:style-name="Internet_20_link" text:visited-style-name="Visited_20_Internet_20_Link">
https://www.ukrinform.ua/rubric-world/3724429-poblizu-filippin-zagorivsa-porom-evakuuvali-120-pasaziriv.html</text:a>
</text:p>
      <!--NEWS-->
      <text:h text:style-name="P10" text:outline-level="1">
<text:span text:style-name="T4">
In Ukraine, they began to develop a plan for reconstruction of communities affected by Kakhovskaya hydroelectric power plants</text:span>
</text:h>
      <text:p text:style-name="P4">
Authors: Ukrinform (Person)</text:p>
      <text:p text:style-name="P4">
Publisher: Укринформ (Organization)</text:p>
      <text:p text:style-name="P4">
Published Time: 2023-06-18T12:26:00+03:00</text:p>
      <text:p text:style-name="P4">
Modified Time: 2023-06-18T12:26:00+03:00</text:p>
      <text:p text:style-name="P4">
Description: The formation of registers of communities affected by the Russian Hydroe Public Hydroelectric Power Plant has begun, as well as a plan for the restoration of these territories is being developed. - Ukrinform.</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щина', 'Каховська ГЕС', 'Відбудова']</text:p>
      <text:p text:style-name="P4">
Type: Article</text:p>
      <!--METADATA-->
      <text:p text:style-name="P4">
<draw:frame draw:style-name="fr1" draw:name="Image102" text:anchor-type="as-char" svg:width="6.9236in" svg:height="3.956343in" draw:z-index="0">
<draw:image xlink:href="../Images/yкринформ/2023-06-18T12-26-00-03-00/630_360_1686291427-818.jpg" xlink:type="simple" xlink:show="embed" xlink:actuate="onLoad" draw:mime-type="image/jpeg"/>
</draw:frame>
To begin forming the registers of communities affected by the exclusion of the Russian hydroelectric power station, as well as a plan for the restoration of these territories is being developed.</text:p>
      <text:p text:style-name="P4">
This was reported(https://mtu.gov.ua/news/34418.html), reports Ukrinform.</text:p>
      <text:p text:style-name="P4">
As it is noted, a survey of local self -government bodies in the fields of communities affected by the undermining of the Kakhovka hydroelectric power station is now ongoing. All information is transmitted to international donors and partners who, together with the Ukrainian government, will provide the necessary assistance.</text:p>
      <text:p text:style-name="P4">
“This is necessary to understand the real needs for recovery, drainage, heat supply, as well as <text:a xlink:type="simple" xlink:href="https://www.ukrinform.ua/tag-vidbudova" text:style-name="Internet_20_link" text:visited-style-name="Visited_20_Internet_20_Link">
reconstruction</text:a>
Health and homes. Further - the reconstruction of the actorical, social and transport infrastructure, so that the residents of the intelligent territories can return to their homes. We are currently assembled for urgent measures - by the end of 2023, measures that need to be implemented in the short term - during 2024-2025, tadostroful measures - 2026-2030, ” - said the Deputy Minister of Development of Communities, Territories and Infrastructure of Ukraine Oleksandr Azarchin.</text:p>
      <text:p text:style-name="P4">
<text:span text:style-name="T4">
 Read also: </text:span>
 [150 specialists will be sent to Kherson region for a technical examination(https://www.ukrinform.ua/rubric-regions/3723678-na-hersonsinu-napravlat-150-specialistiv-dla-provedenna-tehnicnogo-obstezenna-postrazdalogo-zitla.html)Also, according to the report, during his stay in the Kherson region, the expert group transferred humanitarian aid to the Kherson Regional Municipal Municipal Rescue Service.</text:p>
      <text:p text:style-name="P4">
The expert group includes representatives of the Ministry of Infrastructure, the State Agency for Recovery and Development of Infrastructure of Ukraine, Kyiv School Economics, VOCS Ukraine, reform support teams(RST)and volunteer organizations.</text:p>
      <text:p text:style-name="P4">
As it was reported, <text:a xlink:type="simple" xlink:href="https://www.ukrinform.ua/rubric-regions/3723674-urad-vidilae-ponad-980-miljoniv-na-viplati-kompensacij-za-zrujnovani-budinki-na-hersonsini.html" text:style-name="Internet_20_link" text:visited-style-name="Visited_20_Internet_20_Link">
the government has allocated over UAH 980 million</text:a>
From the Fund for the Elimination of the Consequences of Armed Aggression on Payment Compensations for damaged and destroyed as a result of flooding the Nacherson Houses.</text:p>
      <text:p text:style-name="P4">
News Source: <text:a xlink:type="simple" xlink:href="https://www.ukrinform.ua/rubric-vidbudova/3724431-v-ukraini-pocali-rozroblati-plan-vidbudovi-gromad-postrazdalih-vid-pidrivu-kahovskoi-ges.html" text:style-name="Internet_20_link" text:visited-style-name="Visited_20_Internet_20_Link">
https://www.ukrinform.ua/rubric-vidbudova/3724431-v-ukraini-pocali-rozroblati-plan-vidbudovi-gromad-postrazdalih-vid-pidrivu-kahovskoi-ges.html</text:a>
</text:p>
      <!--NEWS-->
      <text:h text:style-name="P10" text:outline-level="1">
<text:span text:style-name="T4">
Russians during the day 33 times fired at Sumy region border</text:span>
</text:h>
      <text:p text:style-name="P4">
Authors: Ukrinform (Person)</text:p>
      <text:p text:style-name="P4">
Publisher: Укринформ (Organization)</text:p>
      <text:p text:style-name="P4">
Published Time: 2023-06-18T12:29:00+03:00</text:p>
      <text:p text:style-name="P4">
Modified Time: 2023-06-18T22:29:00+03:00</text:p>
      <text:p text:style-name="P4">
Description: In Sumy region, during the day, the Russians carried out 33 border shelling, 223 explosions were recorded. - Ukrinform.</text:p>
      <text:p text:style-name="P4">
Images: ['<text:a xlink:type="simple" xlink:href="https://static.ukrinform.com/photos/2023_06/thumb_files/630_360_1687115652-696.jpg" text:style-name="Internet_20_link" text:visited-style-name="Visited_20_Internet_20_Link">
630_360_16871...</text:a>
']</text:p>
      <text:p text:style-name="P4">
Tags: ['Обстріл', 'Сумщина', 'Війна з Росією']</text:p>
      <text:p text:style-name="P4">
Type: Article</text:p>
      <!--METADATA-->
      <text:p text:style-name="P4">
<draw:frame draw:style-name="fr1" draw:name="Image103" text:anchor-type="as-char" svg:width="6.9236in" svg:height="3.956343in" draw:z-index="0">
<draw:image xlink:href="../Images/yкринформ/2023-06-18T12-29-00-03-00/630_360_1687115652-696.jpg" xlink:type="simple" xlink:show="embed" xlink:actuate="onLoad" draw:mime-type="image/jpeg"/>
</draw:frame>
In the Sumy region, the Russians made 33 border shelling, 223 explosions were recorded.</text:p>
      <text:p text:style-name="P4">
About it reports Sumy Ova in <text:a xlink:type="simple" xlink:href="https://t.me/Sumy_news_ODA/17075" text:style-name="Internet_20_link" text:visited-style-name="Visited_20_Internet_20_Link">
telegram</text:a>
, reports Ukrinform.</text:p>
      <text:p text:style-name="P4">
“During the Russians, 33 border fires were carried out. 223 blades were recorded. The shelling of Mykolaiv, Miropil, Khotinsk, Krasnopil, Belopilsk, Vorozhbiansk, Yunakovskaya, Esmanskaya, Seredi -Budsk, Glukhiv, Novoslobidskaya, Velikopysarevsk communities were fired, " - it is a report.</text:p>
      <text:p text:style-name="P4">
*!(https://www.ukrinform.ua/rubric-ato/3724536-unaslidok-obstrilu-rosianami-sumsini-zaginuli-dvoe-civilnih-batko-ta-sin.html)It is noted that 2 civilians were given to one of the artobstrils in the Velikopysar community(Women), one with the diagnosis of shoulder splinting was taken to a medical facility, the other was provided medical assistance on site. Two private residential homes were also damaged.</text:p>
      <text:p text:style-name="P4">
Also in the Belopil community, as a result of one of the shelling, a damaged apartment building and an outbuilding, a Tatelevzh car. 2 civilians were killed. Damaged apartment building and three stores, bread kiosk were damaged.</text:p>
      <text:p text:style-name="P4">
One of the shelling of the Vorozhbian community was damaged by two -dwelling apartment buildings.</text:p>
      <text:p text:style-name="P4">
<text:span text:style-name="T4">
 Read also: </text:span>
 <text:a xlink:type="simple" xlink:href="https://www.ukrinform.ua/rubric-ato/3724434-rosiani-obstrilali-sim-prikordonnih-sil-sumsini-i-cernigivsini.html" text:style-name="Internet_20_link" text:visited-style-name="Visited_20_Internet_20_Link">
Russians fired at seven border villages <text:span text:style-name="T4">
 Sumshchyna </text:span>
 I Chernihivschyna</text:a>
In the Glukhiv community, the transformer substation and the accession of the shop of one of the enterprises, two apartment buildings, garage, gas pipe, transmission line, car.</text:p>
      <text:p text:style-name="P4">
It was reported that as a result of another shelling by Russian troops of the Sumy region, two civilians were killed - father and son.</text:p>
      <text:p text:style-name="P4">
News Source: <text:a xlink:type="simple" xlink:href="https://www.ukrinform.ua/rubric-ato/3724584-rosiani-protagom-dna-33-razi-obstrilali-prikordonna-sumsini.html" text:style-name="Internet_20_link" text:visited-style-name="Visited_20_Internet_20_Link">
https://www.ukrinform.ua/rubric-ato/3724584-rosiani-protagom-dna-33-razi-obstrilali-prikordonna-sumsini.html</text:a>
</text:p>
      <!--NEWS-->
      <text:h text:style-name="P10" text:outline-level="1">
<text:span text:style-name="T4">
The Russians fired at seven border villages of Sumy region and Chernihiv region</text:span>
</text:h>
      <text:p text:style-name="P4">
Authors: Ukrinform (Person)</text:p>
      <text:p text:style-name="P4">
Publisher: Укринформ (Organization)</text:p>
      <text:p text:style-name="P4">
Published Time: 2023-06-18T12:39:16+03:00</text:p>
      <text:p text:style-name="P4">
Modified Time: 2023-06-18T12:39:16+03:00</text:p>
      <text:p text:style-name="P4">
Description: As of 11:00 on June 18, Russian troops fired at mortars and artillery seven border settlements of Chernihiv and Sumy regions, making a total of 63 beats.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Чернігівщина', 'Війна з Росією']</text:p>
      <text:p text:style-name="P4">
Type: Article</text:p>
      <!--METADATA-->
      <text:p text:style-name="P4">
<draw:frame draw:style-name="fr1" draw:name="Image104" text:anchor-type="as-char" svg:width="6.9236in" svg:height="3.956343in" draw:z-index="0">
<draw:image xlink:href="../Images/yкринформ/2023-06-18T12-39-16-03-00/630_360_1686425057-568.jpg" xlink:type="simple" xlink:show="embed" xlink:actuate="onLoad" draw:mime-type="image/jpeg"/>
</draw:frame>
As of 11:00 on June 18, the Ruskivska was fired at mortars and artillery of the seven -border settlements of Chernihiv and Sumy regions, and made 63 beats.</text:p>
      <text:p text:style-name="P4">
According to Ukrinform, the operational command "North" reported on <text:a xlink:type="simple" xlink:href="https://www.facebook.com/kommander.nord/posts/pfbid0rgThG6dZXrdoQhufNamsw3wzD44gWdCFT8rU7hybie5Ju5vxgFtexewC9qAzYV2Tl" text:style-name="Internet_20_link" text:visited-style-name="Visited_20_Internet_20_Link">
Facebook</text:a>
.</text:p>
      <text:p text:style-name="P4">
Чернігівську область загарбники атакували двічі. Зокрема, з 23:40 до 00:00 урайоні Блешні зафіксовано 26 влучань, імовірно, з мінометів 82-міліметровогокалібру.</text:p>
      <text:p text:style-name="P4">
З 06:30 до 06:40 в районі Карповичів сталося три влучання, ймовірно, з такої жзброї.</text:p>
      <text:p text:style-name="P4">
<text:span text:style-name="T4">
Читайте також:</text:span>
 <text:a xlink:type="simple" xlink:href="https://www.ukrinform.ua/rubric-ato/3724378-rosiani-12-raziv-obstrilali-prikordonna-sumsini-e-rujnuvanna.html" text:style-name="Internet_20_link" text:visited-style-name="Visited_20_Internet_20_Link">
 Ворог 12 разів <text:span text:style-name="T4">
обстріл</text:span>
 яв прикордоння Сумщини</text:a>
The Sumy region was fired by the Russian army five times.</text:p>
      <text:p text:style-name="P4">
From 01:25 to 01:35 three strokes were recorded, probably from a 120 -mm -mm -mimeter, in the Rozhkovichi area, and from 04:40 to 04:45 - three strokes in the district -of -site.</text:p>
      <text:p text:style-name="P4">
From 04:25 to 04:35 the Russians made 10 beats, probably from mortars of 82 mm caliber in the Bachivska area, and from 06:10 to 06:25, 12 Studars were recorded in the city of Mid-City-Buda.</text:p>
      <text:p text:style-name="P4">
<text:span text:style-name="T4">
 Read also: </text:span>
 <text:a xlink:type="simple" xlink:href="https://www.ukrinform.ua/rubric-ato/3724375-vijska-rf-zavdali-udaru-po-kupansku-e-rujnuvanna.html" text:style-name="Internet_20_link" text:visited-style-name="Visited_20_Internet_20_Link">
RF troops struck Kupyansk, there is destruction</text:a>
From 06:35 to 06:45 there were six strokes, probably from the artillery, in the district.</text:p>
      <text:p text:style-name="P4">
There was no information about losses among the local population or damage to civilian infrastructure.</text:p>
      <text:p text:style-name="P4">
As reported by Ukrinform, the Russians fired 12 times the border of Sumy region on the night and in the morning, there is the destruction of private homes.</text:p>
      <text:p text:style-name="P4">
News Source: <text:a xlink:type="simple" xlink:href="https://www.ukrinform.ua/rubric-ato/3724434-rosiani-obstrilali-sim-prikordonnih-sil-sumsini-i-cernigivsini.html" text:style-name="Internet_20_link" text:visited-style-name="Visited_20_Internet_20_Link">
https://www.ukrinform.ua/rubric-ato/3724434-rosiani-obstrilali-sim-prikordonnih-sil-sumsini-i-cernigivsini.html</text:a>
</text:p>
      <!--NEWS-->
      <text:h text:style-name="P10" text:outline-level="1">
<text:span text:style-name="T4">
Op commented Putin's words during an African delegation visit to Russia</text:span>
</text:h>
      <text:p text:style-name="P4">
Authors: Ukrinform (Person)</text:p>
      <text:p text:style-name="P4">
Publisher: Укринформ (Organization)</text:p>
      <text:p text:style-name="P4">
Published Time: 2023-06-18T12:52:00+03:00</text:p>
      <text:p text:style-name="P4">
Modified Time: 2023-06-18T12:52:00+03:00</text:p>
      <text:p text:style-name="P4">
Description: The office of the President of Ukraine responded sharply to the meeting of the Kremlin Putin's head with the African delegation. - Ukrinform.</text:p>
      <text:p text:style-name="P4">
Images: ['<text:a xlink:type="simple" xlink:href="https://static.ukrinform.com/photos/2019_12/thumb_files/630_360_1575902881-191.jpg" text:style-name="Internet_20_link" text:visited-style-name="Visited_20_Internet_20_Link">
630_360_15759...</text:a>
']</text:p>
      <text:p text:style-name="P4">
Tags: ['Африка', 'Путін', 'Офіс Президента', 'Подоляк']</text:p>
      <text:p text:style-name="P4">
Type: Article</text:p>
      <!--METADATA-->
      <text:p text:style-name="P4">
<draw:frame draw:style-name="fr1" draw:name="Image105" text:anchor-type="as-char" svg:width="6.9236in" svg:height="3.956343in" draw:z-index="0">
<draw:image xlink:href="../Images/yкринформ/2023-06-18T12-52-00-03-00/630_360_1575902881-191.jpg" xlink:type="simple" xlink:show="embed" xlink:actuate="onLoad" draw:mime-type="image/jpeg"/>
</draw:frame>
The office of the resident of Ukraine was sharply reacted to the meeting of the Kremlin head of Putin by the Zafrykan delegation.</text:p>
      <text:p text:style-name="P4">
About it reports Ukrinform with reference to <text:a xlink:type="simple" xlink:href="https://twitter.com/Podolyak_M/status/1670335529785630723" text:style-name="Internet_20_link" text:visited-style-name="Visited_20_Internet_20_Link">
tweet</text:a>
Advisor to President Mikhail Podolyak.</text:p>
      <text:p text:style-name="P4">
"Typical Russian ... fraud. A warrior who is in the international search and has a arrest warrant, complains to African leaders that he acts exclusively within the UN Charter," he wrote.</text:p>
      <text:p text:style-name="P4">
Podolyak emphasized what <text:a xlink:type="simple" xlink:href="https://www.ukrinform.ua/tag-rosia" text:style-name="Internet_20_link" text:visited-style-name="Visited_20_Internet_20_Link">
Russia</text:a>
Eagressor and violates the UN Statute, invading Ukraine, occupying its territories, killing, torturing and deporting people.</text:p>
      <text:p text:style-name="P4">
In addition, remembering the defeat of the Russian invaders, the adviser to the chairman of the OP also relict on the terrorist act of Russians who undermined the Kakhovsk hydroelectric power station.</text:p>
      <text:p text:style-name="P4">
<text:span text:style-name="T4">
 Read also: </text:span>
 <text:a xlink:type="simple" xlink:href="https://www.ukrinform.ua/rubric-polytics/3723992-zelenskij-putin-mae-buti-diplomaticno-izolovanim-svit-mae-pokazati-so-vin-agresor-i-terorist.html" text:style-name="Internet_20_link" text:visited-style-name="Visited_20_Internet_20_Link">
Zelensky: Putin should be diplomatically isolated, lights to show that he is an aggressor and a terrorist</text:a>
"What does the UN Statute say about demonstrative executions, prisoners' torture by the and image processes? Perhaps in MDIMV(Moscow State Institute of International References)They teach some other version of international law? " - added Podolyak.</text:p>
      <text:p text:style-name="P4">
According to Ukrinform, the Kremlin will use the conducted meetings of African leaders and their rhetoric <text:a xlink:type="simple" xlink:href="https://www.ukrinform.ua/rubric-polytics/3724420-kreml-skoristaetsa-zaavami-afrikanskoi-delegacii-dla-informacijnih-operacij-isw.html" text:style-name="Internet_20_link" text:visited-style-name="Visited_20_Internet_20_Link">
to slow Western aid. </text:a>
</text:p>
      <text:p text:style-name="P4">
News Source: <text:a xlink:type="simple" xlink:href="https://www.ukrinform.ua/rubric-polytics/3724439-v-ofisi-prezidenta-prokomentuvali-slova-putina-pid-cas-vizitu-afrikanskoi-delegacii-v-rosiu.html" text:style-name="Internet_20_link" text:visited-style-name="Visited_20_Internet_20_Link">
https://www.ukrinform.ua/rubric-polytics/3724439-v-ofisi-prezidenta-prokomentuvali-slova-putina-pid-cas-vizitu-afrikanskoi-delegacii-v-rosiu.html</text:a>
</text:p>
      <!--NEWS-->
      <text:h text:style-name="P10" text:outline-level="1">
<text:span text:style-name="T4">
In one of the communities of Nikopol district, centralized water supply was restored</text:span>
</text:h>
      <text:p text:style-name="P4">
Authors: Ukrinform (Person)</text:p>
      <text:p text:style-name="P4">
Publisher: Укринформ (Organization)</text:p>
      <text:p text:style-name="P4">
Published Time: 2023-06-18T12:54:35+03:00</text:p>
      <text:p text:style-name="P4">
Modified Time: 2023-06-18T12:54:35+03:00</text:p>
      <text:p text:style-name="P4">
Description: In one of the communities of the Nikopol district of Dnipropetrovsk, centralized water supply was partially restored. - Ukrinform.</text:p>
      <text:p text:style-name="P4">
Images: ['<text:a xlink:type="simple" xlink:href="https://static.ukrinform.com/photos/2022_10/thumb_files/630_360_1667206518-866.jpg" text:style-name="Internet_20_link" text:visited-style-name="Visited_20_Internet_20_Link">
630_360_16672...</text:a>
']</text:p>
      <text:p text:style-name="P4">
Tags: ['Дніпропетровщина', 'Нікополь', 'Вода']</text:p>
      <text:p text:style-name="P4">
Type: Article</text:p>
      <!--METADATA-->
      <text:p text:style-name="P4">
<draw:frame draw:style-name="fr1" draw:name="Image106" text:anchor-type="as-char" svg:width="6.9236in" svg:height="3.948262in" draw:z-index="0">
<draw:image xlink:href="../Images/yкринформ/2023-06-18T12-54-35-03-00/630_360_1667206518-866.jpg" xlink:type="simple" xlink:show="embed" xlink:actuate="onLoad" draw:mime-type="image/jpeg"/>
</draw:frame>
In one of the Nikopol district of Dnipropetrovsk, a partially renewed centralized water supply.</text:p>
      <text:p text:style-name="P4">
About it in <text:a xlink:type="simple" xlink:href="https://t.me/Yevtushenko_E/4191" text:style-name="Internet_20_link" text:visited-style-name="Visited_20_Internet_20_Link">
telegram</text:a>
Yevgeny Yevtushenko reported the head of the Nonikopol region, Ukrinform reports.</text:p>
      <text:p text:style-name="P4">
"In one of the communities, centralized water supply has been partially restored, work in other work. In some territories, water from wells is already being received, new reservoirs are being created instead of lost," he wrote.</text:p>
      <text:p text:style-name="P4">
<text:span text:style-name="T4">
 Read also: </text:span>
 [in Ukraine began to develop a plan for reconstruction of communities affected by Kakhovskaya hydroelectric power station(https://www.ukrinform.ua/rubric-vidbudova/3724431-v-ukraini-pocali-rozroblati-plan-vidbudovi-gromad-postrazdalih-vid-pidrivu-kahovskoi-ges.html)It is noted that the communities, where the situation is the most difficult, received water from water. On Friday, June 16, a large volume of water in rural territories was brought from the Mezhiv community of Sinelnikovsky district. In the territory, they are brought in technical and drinking bottled water.</text:p>
      <text:p text:style-name="P4">
According to Yevtushenko, the greatest attention is paid to the city of Nikopol, because it is the most important situation. For several days, the enemy fired at certain object -infrastructure, which significantly complicates the provision of residents with water.</text:p>
      <text:p text:style-name="P4">
Earlier it was reported that the district military administration received from the regional military administration and distributed between the communities of the district 180 containers for large water.</text:p>
      <text:p text:style-name="P4">
<text:span text:style-name="T4">
 Read also: </text:span>
 <text:a xlink:type="simple" xlink:href="https://www.ukrinform.ua/rubric-regions/3724215-na-dnipropetrovsini-pridbali-gnucki-rezervuari-dla-rajoniv-so-zalisilis-bez-vodi.html" text:style-name="Internet_20_link" text:visited-style-name="Visited_20_Internet_20_Link">
in Dnipropetrovsk region purchased flexible reservoirs for the districts left without water</text:a>
There are a large number of water locomotives and fire trucks in other regions of Ukraine on the territory of the district.</text:p>
      <text:p text:style-name="P4">
News Source: <text:a xlink:type="simple" xlink:href="https://www.ukrinform.ua/rubric-regions/3724437-v-odnij-iz-gromad-nikopolskogo-rajonu-vidnovili-centralizovane-vodopostacanna.html" text:style-name="Internet_20_link" text:visited-style-name="Visited_20_Internet_20_Link">
https://www.ukrinform.ua/rubric-regions/3724437-v-odnij-iz-gromad-nikopolskogo-rajonu-vidnovili-centralizovane-vodopostacanna.html</text:a>
</text:p>
      <!--NEWS-->
      <text:h text:style-name="P10" text:outline-level="1">
<text:span text:style-name="T4">
In Lviv, the winner of the National Competition "Ukrainian Song" was determined</text:span>
</text:h>
      <text:p text:style-name="P4">
Authors: Ukrinform (Person)</text:p>
      <text:p text:style-name="P4">
Publisher: Укринформ (Organization)</text:p>
      <text:p text:style-name="P4">
Published Time: 2023-06-18T13:01:00+03:00</text:p>
      <text:p text:style-name="P4">
Modified Time: 2023-06-18T13:01:00+03:00</text:p>
      <text:p text:style-name="P4">
Description: The singer Yagoda with the song "Promise" won at this year's National Festival "Ukrainian Song", which took place in Lviv. - Ukrinform.</text:p>
      <text:p text:style-name="P4">
Images: ['<text:a xlink:type="simple" xlink:href="https://static.ukrinform.com/photos/2023_06/thumb_files/630_360_1687082054-7994.jpeg" text:style-name="Internet_20_link" text:visited-style-name="Visited_20_Internet_20_Link">
630_360_16870...</text:a>
', '<text:a xlink:type="simple" xlink:href="https://static.ukrinform.com/photos/2023_06/1687082055-1846.jpeg" text:style-name="Internet_20_link" text:visited-style-name="Visited_20_Internet_20_Link">
1687082055-18...</text:a>
', '<text:a xlink:type="simple" xlink:href="https://static.ukrinform.com/photos/2023_06/1687082055-2349.jpeg" text:style-name="Internet_20_link" text:visited-style-name="Visited_20_Internet_20_Link">
1687082055-23...</text:a>
', '<text:a xlink:type="simple" xlink:href="https://static.ukrinform.com/photos/2023_06/1687082055-9387.jpeg" text:style-name="Internet_20_link" text:visited-style-name="Visited_20_Internet_20_Link">
1687082055-93...</text:a>
', '<text:a xlink:type="simple" xlink:href="https://static.ukrinform.com/photos/2023_06/1687082054-1356.jpeg" text:style-name="Internet_20_link" text:visited-style-name="Visited_20_Internet_20_Link">
1687082054-13...</text:a>
', '<text:a xlink:type="simple" xlink:href="https://static.ukrinform.com/photos/2023_06/1687081982-8894.jpeg" text:style-name="Internet_20_link" text:visited-style-name="Visited_20_Internet_20_Link">
1687081982-88...</text:a>
', '<text:a xlink:type="simple" xlink:href="https://static.ukrinform.com/photos/2023_06/1687081982-9280.jpeg" text:style-name="Internet_20_link" text:visited-style-name="Visited_20_Internet_20_Link">
1687081982-92...</text:a>
', '<text:a xlink:type="simple" xlink:href="https://static.ukrinform.com/photos/2023_06/1687081981-7283.jpeg" text:style-name="Internet_20_link" text:visited-style-name="Visited_20_Internet_20_Link">
1687081981-72...</text:a>
']</text:p>
      <text:p text:style-name="P4">
Tags: ['Концерт', 'Львів', 'Пісня']</text:p>
      <text:p text:style-name="P4">
Type: Article</text:p>
      <!--METADATA-->
      <text:p text:style-name="P4">
<draw:frame draw:style-name="fr1" draw:name="Image107" text:anchor-type="as-char" svg:width="6.9236in" svg:height="3.956343in" draw:z-index="0">
<draw:image xlink:href="../Images/yкринформ/2023-06-18T13-01-00-03-00/630_360_1687082054-7994.jpeg" xlink:type="simple" xlink:show="embed" xlink:actuate="onLoad" draw:mime-type="image/jpeg"/>
</draw:frame>
The singer with the song "Promise" won at this year's National Festival "Ukrainian Song", which took place in Lviv.</text:p>
      <text:p text:style-name="P4">
This was reported by Ukrinform correspondent.</text:p>
      <text:p text:style-name="P4">
“For us, the winner is the one who will be in the information space of Ukraine tomorrow. It was important for the jury that the song was hit and conceptual and to understand that this artist would not stop, having performed once the scene. We want to give this artist the future. We selected the eight -finalists and according to the jury the victory won with the song "Promise" ", -said the general producer of the national project" Ukrainian Song "Taraskurchik.</text:p>
      <text:p text:style-name="P4">
<draw:frame draw:style-name="fr1" draw:name="Image108" text:anchor-type="as-char" svg:width="6.9236in" svg:height="4.601309in" draw:z-index="0">
<draw:image xlink:href="../Images/yкринформ/2023-06-18T13-01-00-03-00/1687082055-1846.jpeg" xlink:type="simple" xlink:show="embed" xlink:actuate="onLoad" draw:mime-type="image/jpeg"/>
</draw:frame>
The finalists of the competition were: OKS, Polina Dashkova, T.Hutsuls, 7teen's, Yogen, Zelenooka and Zhuravel. In total, there were 200 applications from participants.</text:p>
      <text:p text:style-name="P4">
<draw:frame draw:style-name="fr1" draw:name="Image109" text:anchor-type="as-char" svg:width="6.9236in" svg:height="4.608521in" draw:z-index="0">
<draw:image xlink:href="../Images/yкринформ/2023-06-18T13-01-00-03-00/1687082055-2349.jpeg" xlink:type="simple" xlink:show="embed" xlink:actuate="onLoad" draw:mime-type="image/jpeg"/>
</draw:frame>
According to the producer, the singer Yagoda will receive a record of her own composition with Monton's dumbly label, promotion at FM-stations of Ukraine, as well as she will be a television version of the concert.</text:p>
      <text:p text:style-name="P4">
<draw:frame draw:style-name="fr1" draw:name="Image110" text:anchor-type="as-char" svg:width="6.9236in" svg:height="4.608521in" draw:z-index="0">
<draw:image xlink:href="../Images/yкринформ/2023-06-18T13-01-00-03-00/1687082055-9387.jpeg" xlink:type="simple" xlink:show="embed" xlink:actuate="onLoad" draw:mime-type="image/jpeg"/>
</draw:frame>
For Yagoda, victory in the competition was a surprise.</text:p>
      <text:p text:style-name="P4">
“I have never won any competition in life. I am not really such a Faratov. But I hope my fortune will change from now. I am extremely surprised.</text:p>
      <text:p text:style-name="P4">
<draw:frame draw:style-name="fr1" draw:name="Image111" text:anchor-type="as-char" svg:width="6.9236in" svg:height="4.608521in" draw:z-index="0">
<draw:image xlink:href="../Images/yкринформ/2023-06-18T13-01-00-03-00/1687082054-1356.jpeg" xlink:type="simple" xlink:show="embed" xlink:actuate="onLoad" draw:mime-type="image/jpeg"/>
</draw:frame>
After the award, a large concert was held with the participation of well -known Ukrainian singers. This year's headliners were: NK, KAZKA, Jerry Heil, Sowa, Tayanna, Anna Butkevich, Marietta, Alekseev, Arsen Mirzoyan, Ivov Bobul, as well as multi -youth and promising Ukrainian musicians that continue to develop Ukrainian music.</text:p>
      <text:p text:style-name="P4">
<draw:frame draw:style-name="fr1" draw:name="Image112" text:anchor-type="as-char" svg:width="6.9236in" svg:height="4.608521in" draw:z-index="0">
<draw:image xlink:href="../Images/yкринформ/2023-06-18T13-01-00-03-00/1687081982-8894.jpeg" xlink:type="simple" xlink:show="embed" xlink:actuate="onLoad" draw:mime-type="image/jpeg"/>
</draw:frame>
</text:p>
      <text:p text:style-name="P4">
<draw:frame draw:style-name="fr1" draw:name="Image113" text:anchor-type="as-char" svg:width="6.9236in" svg:height="4.601309in" draw:z-index="0">
<draw:image xlink:href="../Images/yкринформ/2023-06-18T13-01-00-03-00/1687081982-9280.jpeg" xlink:type="simple" xlink:show="embed" xlink:actuate="onLoad" draw:mime-type="image/jpeg"/>
</draw:frame>
</text:p>
      <text:p text:style-name="P4">
<draw:frame draw:style-name="fr1" draw:name="Image114" text:anchor-type="as-char" svg:width="6.9236in" svg:height="4.608521in" draw:z-index="0">
<draw:image xlink:href="../Images/yкринформ/2023-06-18T13-01-00-03-00/1687081981-7283.jpeg" xlink:type="simple" xlink:show="embed" xlink:actuate="onLoad" draw:mime-type="image/jpeg"/>
</draw:frame>
As reported by Ukrinform, on June 17 <text:a xlink:type="simple" xlink:href="https://www.ukrinform.ua/rubric-culture/3724282-festival-ukrainska-pisna-prohodit-u-lvovi.html" text:style-name="Internet_20_link" text:visited-style-name="Visited_20_Internet_20_Link">
the National Festival "Ukrainian Song" was held in Lviv. </text:a>
The headliner was the band TVORCHI, which this year represented Ukraine at Eurovision.</text:p>
      <text:p text:style-name="P4">
<text:span text:style-name="T4">
 Read also: </text:span>
 [in Chernivtsi the Ukrainian premiere of the movie "I, Nina"] was held(https://www.ukrinform.ua/rubric-culture/3724105-u-cernivcah-vidbulasa-ukrainska-premera-filmu-a-nina.html)Last year, the Ukrainian Song festival was held in Polish Gdansk, but this year the organizers decided to hold a music event in Lviv, on the territoryFestrepublic.</text:p>
      <text:p text:style-name="P4">
News Source: <text:a xlink:type="simple" xlink:href="https://www.ukrinform.ua/rubric-culture/3724440-u-lvovi-viznacili-peremoznicu-nacionalnogo-konkursu-ukrainska-pisna.html" text:style-name="Internet_20_link" text:visited-style-name="Visited_20_Internet_20_Link">
https://www.ukrinform.ua/rubric-culture/3724440-u-lvovi-viznacili-peremoznicu-nacionalnogo-konkursu-ukrainska-pisna.html</text:a>
</text:p>
      <!--NEWS-->
      <text:h text:style-name="P10" text:outline-level="1">
<text:span text:style-name="T4">
French arbitrators will judge Ukraine - Malta in EURO -2024 selection</text:span>
</text:h>
      <text:p text:style-name="P4">
Authors: Ukrinform (Person)</text:p>
      <text:p text:style-name="P4">
Publisher: Укринформ (Organization)</text:p>
      <text:p text:style-name="P4">
Published Time: 2023-06-18T13:08:47+03:00</text:p>
      <text:p text:style-name="P4">
Modified Time: 2023-06-18T13:08:47+03:00</text:p>
      <text:p text:style-name="P4">
Description: The Union of European Football Associations (UEFA) has appointed arbitrators to the fourth round of the European Championship-2024. - Ukrinform.</text:p>
      <text:p text:style-name="P4">
Images: ['<text:a xlink:type="simple" xlink:href="https://static.ukrinform.com/photos/2023_06/thumb_files/630_360_1687082876-782.jpg" text:style-name="Internet_20_link" text:visited-style-name="Visited_20_Internet_20_Link">
630_360_16870...</text:a>
']</text:p>
      <text:p text:style-name="P4">
Tags: ['Футбол', 'Євро-2024']</text:p>
      <text:p text:style-name="P4">
Type: Article</text:p>
      <!--METADATA-->
      <text:p text:style-name="P4">
<draw:frame draw:style-name="fr1" draw:name="Image115" text:anchor-type="as-char" svg:width="6.9236in" svg:height="3.956343in" draw:z-index="0">
<draw:image xlink:href="../Images/yкринформ/2023-06-18T13-08-47-03-00/630_360_1687082876-782.jpg" xlink:type="simple" xlink:show="embed" xlink:actuate="onLoad" draw:mime-type="image/jpeg"/>
</draw:frame>
The Union of European Football Associations(UEFA)Appointed arbitrators on the fighting round of the European Championships 2024.</text:p>
      <text:p text:style-name="P4">
At the group C group between the national teams of Ukraine and the Malta will be the judicial brigadezaz of France, headed by Ruddi Buke, Ukrinform reports.</text:p>
      <text:p text:style-name="P4">
The meeting will take place on June 19 at Anton Malating Arena in Trnava(Slovakia). Початок о 19.00.</text:p>
      <text:p text:style-name="P4">
<text:span text:style-name="T4">
Читайте також:</text:span>
 <text:a xlink:type="simple" xlink:href="https://www.ukrinform.ua/rubric-sports/3724008-zbirna-ukraini-zdijsnila-kambek-i-peremogla-pivnicnu-makedoniu-v-kvalifikacii-do-evro2024.html" text:style-name="Internet_20_link" text:visited-style-name="Visited_20_Internet_20_Link">
 Збірна України здійснила камбек і перемогла ПівнічнуМакедонію в кваліфікації до <text:span text:style-name="T4">
Євро</text:span>
 - <text:span text:style-name="T4">
2024</text:span>
</text:a>
Tournament position: England - 9 points(After 3 games), Ukraine - 3(2), Italy- 3(2), Northern Macedonia - 3(2), Malta - 0(3).</text:p>
      <text:p text:style-name="P4">
Фото: Getty Images/Global Images Ukraine.</text:p>
      <text:p text:style-name="P4">
News Source: <text:a xlink:type="simple" xlink:href="https://www.ukrinform.ua/rubric-sports/3724441-francuzki-arbitri-rozsudat-matc-ukraina-malta-u-vidbori-evro2024.html" text:style-name="Internet_20_link" text:visited-style-name="Visited_20_Internet_20_Link">
https://www.ukrinform.ua/rubric-sports/3724441-francuzki-arbitri-rozsudat-matc-ukraina-malta-u-vidbori-evro2024.html</text:a>
</text:p>
      <!--NEWS-->
      <text:h text:style-name="P10" text:outline-level="1">
<text:span text:style-name="T4">
Russia has reduced in the Black Sea the number of ships up to five</text:span>
</text:h>
      <text:p text:style-name="P4">
Authors: Ukrinform (Person)</text:p>
      <text:p text:style-name="P4">
Publisher: Укринформ (Organization)</text:p>
      <text:p text:style-name="P4">
Published Time: 2023-06-18T13:10:00+03:00</text:p>
      <text:p text:style-name="P4">
Modified Time: 2023-06-18T13:10:00+03:00</text:p>
      <text:p text:style-name="P4">
Description: Russia has reduced the number of ships in the Black Sea by combat duty, including one rocket carrier with eight "caliber". - Ukrinform.</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Корабель', 'Війна з Росією']</text:p>
      <text:p text:style-name="P4">
Type: Article</text:p>
      <!--METADATA-->
      <text:p text:style-name="P4">
<draw:frame draw:style-name="fr1" draw:name="Image116" text:anchor-type="as-char" svg:width="6.9236in" svg:height="3.956343in" draw:z-index="0">
<draw:image xlink:href="../Images/yкринформ/2023-06-18T13-10-00-03-00/630_360_1447753045-4415-korabli-rf.jpg" xlink:type="simple" xlink:show="embed" xlink:actuate="onLoad" draw:mime-type="image/jpeg"/>
</draw:frame>
Russia has reduced the number of ships in the Black Sea in the Black Sea, including one rocket carrier with eight "caliber".</text:p>
      <text:p text:style-name="P4">
According to Ukrinform, about it on <text:a xlink:type="simple" xlink:href="https://www.facebook.com/navy.mil.gov.ua/posts/pfbid02TaEW1jdB9cURq3wfZ6EqEB2c2PEn6S1PiXoGnRS1dneZmhSci33eAix3RKJzG5PRl" text:style-name="Internet_20_link" text:visited-style-name="Visited_20_Internet_20_Link">
Facebook</text:a>
The Naval Forces of the Armed Forces of Ukraine are reported.</text:p>
      <text:p text:style-name="P4">
“As of 12:00 on 18.06.2023 in <text:a xlink:type="simple" xlink:href="https://www.ukrinform.ua/tag-corne-more" text:style-name="Internet_20_link" text:visited-style-name="Visited_20_Internet_20_Link">
Black Sea</text:a>
There are 5 enemy ships on combat duty, including 1 carrier carriage missiles, a total volley of rockets, ”the message reads</text:p>
      <text:p text:style-name="P4">
There is one enemy ship in the Sea.</text:p>
      <text:p text:style-name="P4">
<text:span text:style-name="T4">
 Read also: </text:span>
 <text:a xlink:type="simple" xlink:href="https://www.ukrinform.ua/rubric-ato/3724354-nad-mikolaivsinou-zbili-vorozij-bezpilotnik.html" text:style-name="Internet_20_link" text:visited-style-name="Visited_20_Internet_20_Link">
Above the Nikolaev region knocked down Russian drone</text:a>
In the Mediterranean, there are eight Russian corps in the combat duty, including one carpet carrier "Caliber", a total volley 16 rocket.</text:p>
      <text:p text:style-name="P4">
According to Ukrinform, according to the operational command "South", in the morning on June 18, on a combat duty in the Black Sea among the nine ships <text:a xlink:type="simple" xlink:href="https://www.ukrinform.ua/rubric-ato/3724370-rosia-trimae-u-cornomu-mori-odin-raketonosij-z-vismoma-kalibrami.html" text:style-name="Internet_20_link" text:visited-style-name="Visited_20_Internet_20_Link">
there was one rocket frigate equipped with eight winged "caliber" missiles. </text:a>
</text:p>
      <text:p text:style-name="P4">
News Source: <text:a xlink:type="simple" xlink:href="https://www.ukrinform.ua/rubric-ato/3724442-rosia-zmensila-u-cornomu-mori-kilkist-korabliv-do-pati-sered-akih-odin-raketonosij.html" text:style-name="Internet_20_link" text:visited-style-name="Visited_20_Internet_20_Link">
https://www.ukrinform.ua/rubric-ato/3724442-rosia-zmensila-u-cornomu-mori-kilkist-korabliv-do-pati-sered-akih-odin-raketonosij.html</text:a>
</text:p>
      <!--NEWS-->
      <text:h text:style-name="P10" text:outline-level="1">
<text:span text:style-name="T4">
In Odessa, the work of entertainment establishments was restricted by 22:00</text:span>
</text:h>
      <text:p text:style-name="P4">
Authors: Ukrinform (Person)</text:p>
      <text:p text:style-name="P4">
Publisher: Укринформ (Organization)</text:p>
      <text:p text:style-name="P4">
Published Time: 2023-06-18T13:13:07+03:00</text:p>
      <text:p text:style-name="P4">
Modified Time: 2023-06-18T13:13:07+03:00</text:p>
      <text:p text:style-name="P4">
Description: In Odessa, restrictions on the work of entertainment establishments in the period from 22:00 to 09:00 were introduced. - Ukrinform.</text:p>
      <text:p text:style-name="P4">
Images: ['<text:a xlink:type="simple" xlink:href="https://static.ukrinform.com/photos/2020_11/thumb_files/630_360_1606118291-365.jpg" text:style-name="Internet_20_link" text:visited-style-name="Visited_20_Internet_20_Link">
630_360_16061...</text:a>
']</text:p>
      <text:p text:style-name="P4">
Tags: ['Одеса', 'Війна з Росією']</text:p>
      <text:p text:style-name="P4">
Type: Article</text:p>
      <!--METADATA-->
      <text:p text:style-name="P4">
<draw:frame draw:style-name="fr1" draw:name="Image117" text:anchor-type="as-char" svg:width="6.9236in" svg:height="3.956343in" draw:z-index="0">
<draw:image xlink:href="../Images/yкринформ/2023-06-18T13-13-07-03-00/630_360_1606118291-365.jpg" xlink:type="simple" xlink:show="embed" xlink:actuate="onLoad" draw:mime-type="image/jpeg"/>
</draw:frame>
Odessa restrictions in the work of entertainment establishments in the period from 22:00 to 09:00 were made.</text:p>
      <text:p text:style-name="P4">
About it in <text:a xlink:type="simple" xlink:href="https://t.me/Bratchuk_Sergey/43222" text:style-name="Internet_20_link" text:visited-style-name="Visited_20_Internet_20_Link">
telegram</text:a>
He reported the Main Social Council at the Odessa Regional Military Administration Sergibratchuk, Ukrinform reports.</text:p>
      <text:p text:style-name="P4">
"In Odessa, restrictions on the work of entertainment establishments in the period from 22.00 to 09.00 were introduced," he informed.</text:p>
      <text:p text:style-name="P4">
According to Bratchuk, at this time it is forbidden to economic activity of enterprises, institutions, organizations in the fields of service and entertainment(In that number of entertainment complexes, clubs, centers, etc.), also prohibited use of light and similar to light agents, which worsen the adamant signs of the territory.</text:p>
      <text:p text:style-name="P4">
<text:span text:style-name="T4">
 Read also: </text:span>
 [in <text:span text:style-name="T4">
 Odessa </text:span>
 and banned the spontaneous trade(https://www.ukrinform.ua/rubric-regions/3724426-v-odesi-zaboronili-stihijnu-torgivlu-ribou-ta-moreproduktami.html)In addition, the use of audio equipment, equipment, acoustic systems and other musical means and the service of the population outside and interruptions and in the respective territories, as well as stay, movement, entrance/exit of citizens, foreigners and stateless persons is prohibited.</text:p>
      <text:p text:style-name="P4">
As it was reported, in early June in the Kyiv region <text:a xlink:type="simple" xlink:href="https://www.ukrinform.ua/rubric-regions/3720614-na-kiivsini-zaboronili-vsi-rozvazalni-zahodi-pisla-2100.html" text:style-name="Internet_20_link" text:visited-style-name="Visited_20_Internet_20_Link">
in</text:a>
<text:a xlink:type="simple" xlink:href="https://www.ukrinform.ua/rubric-regions/3720614-na-kiivsini-zaboronili-vsi-rozvazalni-zahodi-pisla-2100.html" text:style-name="Internet_20_link" text:visited-style-name="Visited_20_Internet_20_Link">
praised the decision to ban</text:a>
all entertainment events after 21:00.</text:p>
      <text:p text:style-name="P4">
News Source: <text:a xlink:type="simple" xlink:href="https://www.ukrinform.ua/rubric-regions/3724443-v-odesi-robotu-rozvazalnih-zakladiv-obmezili-do-2200.html" text:style-name="Internet_20_link" text:visited-style-name="Visited_20_Internet_20_Link">
https://www.ukrinform.ua/rubric-regions/3724443-v-odesi-robotu-rozvazalnih-zakladiv-obmezili-do-2200.html</text:a>
</text:p>
      <!--NEWS-->
      <text:h text:style-name="P10" text:outline-level="1">
<text:span text:style-name="T4">
The enemy throws equipment and military from Kherson region to the Zaporozhye direction - the mayor of Melitopol</text:span>
</text:h>
      <text:p text:style-name="P4">
Authors: Ukrinform (Person)</text:p>
      <text:p text:style-name="P4">
Publisher: Укринформ (Organization)</text:p>
      <text:p text:style-name="P4">
Published Time: 2023-06-18T13:28:00+03:00</text:p>
      <text:p text:style-name="P4">
Modified Time: 2023-06-18T13:28:00+03:00</text:p>
      <text:p text:style-name="P4">
Description: Residents of Melitopol fix the movement of military equipment and personnel of Russian invaders through their city from Kherson region to the Zaporizhzhya direction. - Ukrinform.</text:p>
      <text:p text:style-name="P4">
Images: ['<text:a xlink:type="simple" xlink:href="https://static.ukrinform.com/photos/2023_04/thumb_files/630_360_1681996460-546.jpg" text:style-name="Internet_20_link" text:visited-style-name="Visited_20_Internet_20_Link">
630_360_16819...</text:a>
']</text:p>
      <text:p text:style-name="P4">
Tags: ['Мелітополь', 'Федоров', 'Війна з Росією', 'Єдині новини']</text:p>
      <text:p text:style-name="P4">
Type: Article</text:p>
      <!--METADATA-->
      <text:p text:style-name="P4">
<draw:frame draw:style-name="fr1" draw:name="Image118" text:anchor-type="as-char" svg:width="6.9236in" svg:height="3.956343in" draw:z-index="0">
<draw:image xlink:href="../Images/yкринформ/2023-06-18T13-28-00-03-00/630_360_1681996460-546.jpg" xlink:type="simple" xlink:show="embed" xlink:actuate="onLoad" draw:mime-type="image/jpeg"/>
</draw:frame>
The residents fix the movement of military equipment and personnel of Russian invaders through their city from Kherson region to the Zaporizhzhya direction.</text:p>
      <text:p text:style-name="P4">
Ivan Fedorov, Ukrinform, said this on the national telecommunications "One News".</text:p>
      <text:p text:style-name="P4">
"Our residents see the movement of military equipment, the heavy weapons of the occupational composition of the invaders from the direction of Nova Kakhovka and Kakhovka. It was from there that the transfer of enemy forces to the Zaporizhzhya line of the front," he said.</text:p>
      <text:p text:style-name="P4">
<text:span text:style-name="T4">
 Read also: </text:span>
 <text:a xlink:type="simple" xlink:href="https://www.ukrinform.ua/rubric-regions/3724265-rosiani-vivozat-u-cuvasiu-blizko-300-ditej-iz-zaporizkoi-oblasti-fedorov.html" text:style-name="Internet_20_link" text:visited-style-name="Visited_20_Internet_20_Link">
Russians export about 300 children from Zaporizhzhya region - <text:span text:style-name="T4">
 Fedorov </text:span>
</text:a>
Fedorov recalled that a few days ago a column of hostile equipment was broken, as a matter of new Kakhovka. It was liquidated at the intersection of Vasylivsky Tamelitopol district.</text:p>
      <text:p text:style-name="P4">
As reported by Ukrinform, last day the Russian army carried out 96 shelling of cut -off types of weapons on 20 settlements of Zaporizhzhya region.</text:p>
      <text:p text:style-name="P4">
News Source: <text:a xlink:type="simple" xlink:href="https://www.ukrinform.ua/rubric-regions/3724445-rosia-perekidae-tehniku-i-vijskovih-iz-hersonsini-na-zaporizkij-napramok-mer-melitopola.html" text:style-name="Internet_20_link" text:visited-style-name="Visited_20_Internet_20_Link">
https://www.ukrinform.ua/rubric-regions/3724445-rosia-perekidae-tehniku-i-vijskovih-iz-hersonsini-na-zaporizkij-napramok-mer-melitopola.html</text:a>
</text:p>
      <!--NEWS-->
      <text:h text:style-name="P10" text:outline-level="1">
<text:span text:style-name="T4">
The enemy has not destroyed any patriot in Ukraine - Zelensky</text:span>
</text:h>
      <text:p text:style-name="P4">
Authors: Ukrinform (Person)</text:p>
      <text:p text:style-name="P4">
Publisher: Укринформ (Organization)</text:p>
      <text:p text:style-name="P4">
Published Time: 2023-06-18T13:37:00+03:00</text:p>
      <text:p text:style-name="P4">
Modified Time: 2023-06-18T22:37:00+03:00</text:p>
      <text:p text:style-name="P4">
Description: No Patriot air defense system in our country has been destroyed during a full -scale war. - Ukrinform.</text:p>
      <text:p text:style-name="P4">
Images: ['<text:a xlink:type="simple" xlink:href="https://static.ukrinform.com/photos/2017_07/thumb_files/630_360_1501489397-9251.jpg" text:style-name="Internet_20_link" text:visited-style-name="Visited_20_Internet_20_Link">
630_360_15014...</text:a>
']</text:p>
      <text:p text:style-name="P4">
Tags: ['Зеленський', 'Війна з Росією', 'Patriot ']</text:p>
      <text:p text:style-name="P4">
Type: Article</text:p>
      <!--METADATA-->
      <text:p text:style-name="P4">
<draw:frame draw:style-name="fr1" draw:name="Image119" text:anchor-type="as-char" svg:width="6.9236in" svg:height="3.956343in" draw:z-index="0">
<draw:image xlink:href="../Images/yкринформ/2023-06-18T13-37-00-03-00/630_360_1501489397-9251.jpg" xlink:type="simple" xlink:show="embed" xlink:actuate="onLoad" draw:mime-type="image/jpeg"/>
</draw:frame>
No Patriot air defense systems in our country have been reduced during a full -scale war.</text:p>
      <text:p text:style-name="P4">
About it in your <text:a xlink:type="simple" xlink:href="https://t.me/V_Zelenskiy_official/6619" text:style-name="Internet_20_link" text:visited-style-name="Visited_20_Internet_20_Link">
appeal</text:a>
President Volodymyr Zelenskyy informed, Ukrinform correspondent reports.</text:p>
      <text:p text:style-name="P4">
<text:a xlink:type="simple" xlink:href="https://t.me/OP_UA/9747" text:style-name="Internet_20_link" text:visited-style-name="Visited_20_Internet_20_Link">
<text:span text:style-name="T5">
Viso: op</text:span>
</text:a>
“Whoever in Russia did not tell that our" Petriets "are destroyed, they are all, they all work, they all knock down Russian missiles. And beaten the most effective. No "Petriot" is destroyed, "he said.</text:p>
      <text:p text:style-name="P4">
<text:span text:style-name="T4">
 Read also: </text:span>
 <text:a xlink:type="simple" xlink:href="https://www.ukrinform.ua/rubric-ato/3724313-u-povitranih-silah-vidpovili-na-zaavi-putina-pro-znisenna-pati-zrk-patriot.html" text:style-name="Internet_20_link" text:visited-style-name="Visited_20_Internet_20_Link">
in the Air Force responded to Putin's statements about the "destruction" of five SPR <text:span text:style-name="T4">
 patriot </text:span>
</text:a>
The President thanked the Ukrainian pilots for their work.</text:p>
      <text:p text:style-name="P4">
“Of course, thank you, our defenders of the sky, our pilots - in a week more than hundreds of group air strikes at the positions and rear of the enemy. Thank you, our pilots. In 7 days, nearly 3 dozen rockets and about fifty shock drones have been designed, ”the Certain.</text:p>
      <text:p text:style-name="P4">
He separately noted the defenders of the sky of the Kyiv region.</text:p>
      <text:p text:style-name="P4">
<text:span text:style-name="T4">
 Read also: </text:span>
 <text:a xlink:type="simple" xlink:href="https://www.ukrinform.ua/rubric-ato/3723698-nimeccina-peredae-ukraini-64-raketi-dla-patriot.html" text:style-name="Internet_20_link" text:visited-style-name="Visited_20_Internet_20_Link">
Germany transmits Ukraine 64 missiles for <text:span text:style-name="T4">
 patriot </text:span>
</text:a>
“The 96th Kyiv Air Force Anti-Aircraft missile brigade is thank you. All "calibers" and "daggers" were destroyed during these attacks. So, our people's lives are drifted, ”the head of the Ukrainian state informed.</text:p>
      <text:p text:style-name="P4">
As it was reported, the Nikolaev ova was informed that at night the Russian drone was shot down at the Nikolaev area.</text:p>
      <text:p text:style-name="P4">
News Source: <text:a xlink:type="simple" xlink:href="https://www.ukrinform.ua/rubric-ato/3724589-vorog-ne-znisiv-zodnogo-patriot-v-ukraini-zelenskij.html" text:style-name="Internet_20_link" text:visited-style-name="Visited_20_Internet_20_Link">
https://www.ukrinform.ua/rubric-ato/3724589-vorog-ne-znisiv-zodnogo-patriot-v-ukraini-zelenskij.html</text:a>
</text:p>
      <!--NEWS-->
      <text:h text:style-name="P10" text:outline-level="1">
<text:span text:style-name="T4">
UPL: "Polesie" came out of vacation</text:span>
</text:h>
      <text:p text:style-name="P4">
Authors: Ukrinform (Person)</text:p>
      <text:p text:style-name="P4">
Publisher: Укринформ (Organization)</text:p>
      <text:p text:style-name="P4">
Published Time: 2023-06-18T13:47:00+03:00</text:p>
      <text:p text:style-name="P4">
Modified Time: 2023-06-18T13:47:00+03:00</text:p>
      <text:p text:style-name="P4">
Description: The players of Zhytomyr Polissya were the first in the Ukrainian Premier League (UPL). - Ukrinform.</text:p>
      <text:p text:style-name="P4">
Images: ['<text:a xlink:type="simple" xlink:href="https://static.ukrinform.com/photos/2023_06/thumb_files/630_360_1687085224-605.jpg" text:style-name="Internet_20_link" text:visited-style-name="Visited_20_Internet_20_Link">
630_360_16870...</text:a>
']</text:p>
      <text:p text:style-name="P4">
Tags: ['Футбол', "Прем'єр-ліга", 'Полісся']</text:p>
      <text:p text:style-name="P4">
Type: Article</text:p>
      <!--METADATA-->
      <text:p text:style-name="P4">
<draw:frame draw:style-name="fr1" draw:name="Image120" text:anchor-type="as-char" svg:width="6.9236in" svg:height="3.956343in" draw:z-index="0">
<draw:image xlink:href="../Images/yкринформ/2023-06-18T13-47-00-03-00/630_360_1687085224-605.jpg" xlink:type="simple" xlink:show="embed" xlink:actuate="onLoad" draw:mime-type="image/jpeg"/>
</draw:frame>
The football players "Polesie" is the first in the Ukrainian Premier League(UPL)They came out.</text:p>
      <text:p text:style-name="P4">
As informs <text:a xlink:type="simple" xlink:href="https://polissyafc.com/news/polissa-povertaetsa-z-vidpustki-i-rozpocinae-pidgotovku-do-sezonu" text:style-name="Internet_20_link" text:visited-style-name="Visited_20_Internet_20_Link">
press service</text:a>
"Wolves", the wards of Yuriyakalitvintsev underwent a medical examination and conducted the first training after the receipt at the end of the season-2022/23, Ukrinform reports.</text:p>
      <text:p text:style-name="P4">
Polissya began preparation for the start of the UPL season and the training meeting was eaten in the near future.</text:p>
      <text:p text:style-name="P4">
<text:span text:style-name="T4">
 Read also: </text:span>
 <text:a xlink:type="simple" xlink:href="https://www.ukrinform.ua/rubric-sports/3714965-futbolisti-polissa-vigrali-persu-ligu.html" text:style-name="Internet_20_link" text:visited-style-name="Visited_20_Internet_20_Link">
Polesie football players ** "won the first league</text:a>
We will remind, following the results of last season, "Polesie" became the champion of the first liatite for the first time came to the elite Ukrainian division.</text:p>
      <text:p text:style-name="P4">
Photo: polissyafc.com.</text:p>
      <text:p text:style-name="P4">
News Source: <text:a xlink:type="simple" xlink:href="https://www.ukrinform.ua/rubric-sports/3724453-upl-polissa-vijslo-z-vidpustki.html" text:style-name="Internet_20_link" text:visited-style-name="Visited_20_Internet_20_Link">
https://www.ukrinform.ua/rubric-sports/3724453-upl-polissa-vijslo-z-vidpustki.html</text:a>
</text:p>
      <!--NEWS-->
      <text:h text:style-name="P10" text:outline-level="1">
<text:span text:style-name="T4">
In the Carpathian region, bad weather is raging: rescuers urge to refrain from hiking in the mountains</text:span>
</text:h>
      <text:p text:style-name="P4">
Authors: Ukrinform (Person)</text:p>
      <text:p text:style-name="P4">
Publisher: Укринформ (Organization)</text:p>
      <text:p text:style-name="P4">
Published Time: 2023-06-18T13:48:00+03:00</text:p>
      <text:p text:style-name="P4">
Modified Time: 2023-06-18T13:48:00+03:00</text:p>
      <text:p text:style-name="P4">
Description: Rescuers advise Ukrainians to refrain from hiking through complicated weather conditions and storm warnings in the Carpathian region. - Ukrinform.</text:p>
      <text:p text:style-name="P4">
Images: ['<text:a xlink:type="simple" xlink:href="https://static.ukrinform.com/photos/2023_06/thumb_files/630_360_1687085212-835.jpg" text:style-name="Internet_20_link" text:visited-style-name="Visited_20_Internet_20_Link">
630_360_16870...</text:a>
']</text:p>
      <text:p text:style-name="P4">
Tags: ['Погода', 'Прикарпаття', 'Негода']</text:p>
      <text:p text:style-name="P4">
Type: Article</text:p>
      <!--METADATA-->
      <text:p text:style-name="P4">
<draw:frame draw:style-name="fr1" draw:name="Image121" text:anchor-type="as-char" svg:width="6.9236in" svg:height="3.956343in" draw:z-index="0">
<draw:image xlink:href="../Images/yкринформ/2023-06-18T13-48-00-03-00/630_360_1687085212-835.jpg" xlink:type="simple" xlink:show="embed" xlink:actuate="onLoad" draw:mime-type="image/jpeg"/>
</draw:frame>
Rescuers advise Ukrainians to refrain from hiking in the mountains because of complicated conditions and a storm warning in the Carpathian region.</text:p>
      <text:p text:style-name="P4">
According to Ukrinform, the State Emergency Service of Ukraine reports on <text:a xlink:type="simple" xlink:href="https://www.facebook.com/MNS.GOV.UA/posts/pfbid02JTYgRPK75Aym7uYhrRbxToVtkJJHbpa1irrH9kyfCjFeLy4tdSCGR4gfy5M4jLDbl" text:style-name="Internet_20_link" text:visited-style-name="Visited_20_Internet_20_Link">
Facebook</text:a>
.</text:p>
      <text:p text:style-name="P4">
As of 12:00 Sunday, June 18, the rivers of Ivano-Frankivsk region are observed a slight decline in water levels, but significant [rains] are expected during the day(https://www.ukrinform.ua/tag-dos?)With breaks, and accordingly, it is possible to restore the lifting of water levels within the beds, it is a testament.</text:p>
      <text:p text:style-name="P4">
Due to heavy rains, the roadway of local importance of local importance of the Vershovina district was blurred. It remains complicated to the villages of Pryiynivka by the Myramite Beloberizh Territorial Community, as well as the work is being carried out by the development of travel to the village of Yavirnyk and the border pledge of Sibena.</text:p>
      <text:p text:style-name="P4">
In the Nadvirna district, the transport connection to the village of Voronenkopolyan community by Vorokhta was damaged. During the night, road services performed recovery work to ensure transportation.</text:p>
      <text:p text:style-name="P4">
<text:span text:style-name="T4">
 Read also: </text:span>
 <text:a xlink:type="simple" xlink:href="https://www.ukrinform.ua/rubric-regions/3724189-v-ukraini-u-nedilu-prognozuut-speku-do-30-podekudi-grozi.html" text:style-name="Internet_20_link" text:visited-style-name="Visited_20_Internet_20_Link">
in Ukraine on Sunday forecast heat up to +30 °, sometimes -groz</text:a>
In the Ivano-Frankivsk district in the village of Krychka of the Solotvinsky community, the road has been damaged. After a recession of the water level, it is planned to clean the Ruslavodia.</text:p>
      <text:p text:style-name="P4">
The SES reminded that there is a storm warning. It is possible to form a significant slope runoff, in the Gir's areas there is a threat of local mudflowers.</text:p>
      <text:p text:style-name="P4">
Sports alloys are prohibited in the Verkhovyna district, UDSNS noted.</text:p>
      <text:p text:style-name="P4">
As reported by Ukrinform, in the Carpathian region <text:a xlink:type="simple" xlink:href="https://www.ukrinform.ua/rubric-regions/3724427-na-prikarpatti-pavodki-rozmili-dorogi-u-kilkoh-rajonah.html" text:style-name="Internet_20_link" text:visited-style-name="Visited_20_Internet_20_Link">
floods blurred the roads</text:a>
 <text:a xlink:type="simple" xlink:href="https://www.ukrinform.ua/rubric-regions/3724427-na-prikarpatti-pavodki-rozmili-dorogi-u-kilkoh-rajonah.html" text:style-name="Internet_20_link" text:visited-style-name="Visited_20_Internet_20_Link">
 </text:a>
Like areas.</text:p>
      <text:p text:style-name="P4">
Photo: SES</text:p>
      <text:p text:style-name="P4">
News Source: <text:a xlink:type="simple" xlink:href="https://www.ukrinform.ua/rubric-regions/3724454-na-prikarpatti-virue-negoda-ratuvalniki-zaklikaut-utrimatisa-vid-pohodiv-u-gori.html" text:style-name="Internet_20_link" text:visited-style-name="Visited_20_Internet_20_Link">
https://www.ukrinform.ua/rubric-regions/3724454-na-prikarpatti-virue-negoda-ratuvalniki-zaklikaut-utrimatisa-vid-pohodiv-u-gori.html</text:a>
</text:p>
      <!--NEWS-->
      <text:h text:style-name="P10" text:outline-level="1">
<text:span text:style-name="T4">
G7 will support Ukraine's transport infrastructure - Kubrakov</text:span>
</text:h>
      <text:p text:style-name="P4">
Authors: Ukrinform (Person)</text:p>
      <text:p text:style-name="P4">
Publisher: Укринформ (Organization)</text:p>
      <text:p text:style-name="P4">
Published Time: 2023-06-18T13:49:00+03:00</text:p>
      <text:p text:style-name="P4">
Modified Time: 2023-06-18T13:49:00+03:00</text:p>
      <text:p text:style-name="P4">
Description: The Seven Group countries will support the restoration of Ukraine's transport infrastructure and promote the development of alternative logistics routes for export of Ukrainian products. - Ukrinform.</text:p>
      <text:p text:style-name="P4">
Images: ['<text:a xlink:type="simple" xlink:href="https://static.ukrinform.com/photos/2021_05/thumb_files/630_360_1620904084-456.jpg" text:style-name="Internet_20_link" text:visited-style-name="Visited_20_Internet_20_Link">
630_360_16209...</text:a>
']</text:p>
      <text:p text:style-name="P4">
Tags: ['Транспорт', 'Велика сімка', 'Кубраков', 'Логістика']</text:p>
      <text:p text:style-name="P4">
Type: Article</text:p>
      <!--METADATA-->
      <text:p text:style-name="P4">
<draw:frame draw:style-name="fr1" draw:name="Image122" text:anchor-type="as-char" svg:width="6.9236in" svg:height="3.956343in" draw:z-index="0">
<draw:image xlink:href="../Images/yкринформ/2023-06-18T13-49-00-03-00/630_360_1620904084-456.jpg" xlink:type="simple" xlink:show="embed" xlink:actuate="onLoad" draw:mime-type="image/jpeg"/>
</draw:frame>
The Seven Group countries will support the restoration of Ukraine's transport infrastructure will help the development of alternative logistics routes for export -Ukrainian products.</text:p>
      <text:p text:style-name="P4">
About it with reference to the Viceremier-Minister for the Restoration of Ukraine Oleksandrakubrakov, who participated in the Summit of Transport Ministers of the G7 states, reports <text:a xlink:type="simple" xlink:href="https://mtu.gov.ua/news/34419.html" text:style-name="Internet_20_link" text:visited-style-name="Visited_20_Internet_20_Link">
press service</text:a>
The Ministry of Development of Communities, Territories and Infrastructure, Ukrinform reports.</text:p>
      <text:p text:style-name="P4">
It is noted that the results of the meeting in Japan by the ministers of transport of states G7(USA, Canada, United Kingdom, France, Germany, Italy and Japan)approved the Way Declaration, which was condemned by the destruction of Russia's global supply. In particular, this concerns attempts to undermine civil vessels navigation and damage to the Ukrainian transport infrastructure.</text:p>
      <text:p text:style-name="P4">
<text:span text:style-name="T5">
Foto: Ministry of Defense</text:span>
</text:p>
      <text:p text:style-name="P4">
In addition, in order to mitigate the consequences of these actions, the Seven Group will support the restoration of the transport infrastructure of Ukraine in the cooperation of the donors and promote the development of alternative logistics rows for export of Ukrainian products.</text:p>
      <text:p text:style-name="P4">
“The full -scale invasion of Russia has set logistical challenges not only to the pre -Ukraine but to the whole world. Violated supply chains, interference with the Black Sea, artificial blocking of Ukrainian agro -portal provoke exacerbation of humanitarian problems in the world and cause rising prices for food. Our global task is to resist Russian aggression and support the development of world logistics. We have a joint understanding with the GG7 states that supporting the restoration and development of Ukraine's transport infrastructure is fundamental. Without working transport routes in Ukraine, the global architecture of logistics will be at risk, "Kubrakov said.</text:p>
      <text:p text:style-name="P4">
<text:span text:style-name="T4">
 Read also: </text:span>
 [<text:span text:style-name="T4">
 Kubrakov </text:span>
 urges communities(https://www.ukrinform.ua/rubric-regions/3722719-kubrakov-zaklikae-gromadi-fiksuvati-zbitki-vid-pidrivu-kahovskoi-ges-dla-otrimanna-reparacij.html)</text:p>
      <text:p text:style-name="P4">
It was reported that <text:a xlink:type="simple" xlink:href="https://www.ukrinform.ua/rubric-economy/3724317-kubrakov-uzav-ucast-u-samiti-ministriv-transportu-g7.html" text:style-name="Internet_20_link" text:visited-style-name="Visited_20_Internet_20_Link">
as part of a summit in Japan, Viceremier-Minister for Recovery of Ukraine Kubrakov informed</text:a>
foreign colleagues about the challenges that have made a full -scale invasion of Russian and world logistics.</text:p>
      <text:p text:style-name="P4">
News Source: <text:a xlink:type="simple" xlink:href="https://www.ukrinform.ua/rubric-vidbudova/3724456-g7-pidtrimae-vidnovlenna-transportnoi-infrastrukturi-ukraini-kubrakov.html" text:style-name="Internet_20_link" text:visited-style-name="Visited_20_Internet_20_Link">
https://www.ukrinform.ua/rubric-vidbudova/3724456-g7-pidtrimae-vidnovlenna-transportnoi-infrastrukturi-ukraini-kubrakov.html</text:a>
</text:p>
      <!--NEWS-->
      <text:h text:style-name="P10" text:outline-level="1">
<text:span text:style-name="T4">
In the capital of Kazakhstan, an armed man seized hostages in a bank building</text:span>
</text:h>
      <text:p text:style-name="P4">
Authors: Ukrinform (Person)</text:p>
      <text:p text:style-name="P4">
Publisher: Укринформ (Organization)</text:p>
      <text:p text:style-name="P4">
Published Time: 2023-06-18T13:49:16+03:00</text:p>
      <text:p text:style-name="P4">
Modified Time: 2023-06-18T13:49:16+03:00</text:p>
      <text:p text:style-name="P4">
Description: In the capital of Kazakhstan Astana, an armed man closed in the Kaspi Bank building with clients. - Ukrinform.</text:p>
      <text:p text:style-name="P4">
Images: ['<text:a xlink:type="simple" xlink:href="https://static.ukrinform.com/photos/2023_06/thumb_files/630_360_1687085271-195.jpg" text:style-name="Internet_20_link" text:visited-style-name="Visited_20_Internet_20_Link">
630_360_16870...</text:a>
']</text:p>
      <text:p text:style-name="P4">
Tags: ['Казахстан', 'Поліція', 'Заручники']</text:p>
      <text:p text:style-name="P4">
Type: Article</text:p>
      <!--METADATA-->
      <text:p text:style-name="P4">
<draw:frame draw:style-name="fr1" draw:name="Image124" text:anchor-type="as-char" svg:width="6.9236in" svg:height="3.956343in" draw:z-index="0">
<draw:image xlink:href="../Images/yкринформ/2023-06-18T13-49-16-03-00/630_360_1687085271-195.jpg" xlink:type="simple" xlink:show="embed" xlink:actuate="onLoad" draw:mime-type="image/jpeg"/>
</draw:frame>
In capital, Astana, an armed man closed in the Kaspi Bank together with the licenses.</text:p>
      <text:p text:style-name="P4">
As Ukrinform reports, it reports <text:a xlink:type="simple" xlink:href="https://www.inform.kz/ru/vooruzhennyy-muzhchina-zapersya-v-zdanii-banka-v-astane_a4080330" text:style-name="Internet_20_link" text:visited-style-name="Visited_20_Internet_20_Link">
Kazinform</text:a>
.</text:p>
      <text:p text:style-name="P4">
According to Kazakhstan law enforcement officers, an armed man was closed in Kaspi Bank on the street with visitors to the institution.</text:p>
      <text:p text:style-name="P4">
"There are police officers on the spot, negotiations are negotiating with the man. The lawyers ask the residents of the capital to rest and give the competent authorities to carry out their work," - said in the Ministry of Internal Affairs of the RC.</text:p>
      <text:p text:style-name="P4">
<text:span text:style-name="T4">
 Read also: </text:span>
 <text:a xlink:type="simple" xlink:href="https://www.ukrinform.ua/rubric-crimea/3722218-zagarbniki-rozgladaut-scenarij-znisenna-krimskogo-titanu-na-vipadok-vteci-usov.html" text:style-name="Internet_20_link" text:visited-style-name="Visited_20_Internet_20_Link">
invaders consider the scenario of destruction of "Crimean Titan" in case of escape - Yusov</text:a>
The publication notes that photos and videos from the place of the event have spread on social networks. The frames show how the bank building was surrounded by police.</text:p>
      <text:p text:style-name="P4">
As reported by Ukrinform, at least 14 people were killed in Kazakhstan in the Abay region.</text:p>
      <text:p text:style-name="P4">
Photo: inform.kz</text:p>
      <text:p text:style-name="P4">
News Source: <text:a xlink:type="simple" xlink:href="https://www.ukrinform.ua/rubric-world/3724455-u-stolici-kazahstanu-ozbroenij-colovik-zahopiv-zarucnikiv-u-budivli-banku.html" text:style-name="Internet_20_link" text:visited-style-name="Visited_20_Internet_20_Link">
https://www.ukrinform.ua/rubric-world/3724455-u-stolici-kazahstanu-ozbroenij-colovik-zahopiv-zarucnikiv-u-budivli-banku.html</text:a>
</text:p>
      <!--NEWS-->
      <text:h text:style-name="P10" text:outline-level="1">
<text:span text:style-name="T4">
The placement of nuclear weapons in Belarus increases the requirement of Ukraine for the rapid entry into NATO - Secretary General</text:span>
</text:h>
      <text:p text:style-name="P4">
Authors: Ukrinform (Person)</text:p>
      <text:p text:style-name="P4">
Publisher: Укринформ (Organization)</text:p>
      <text:p text:style-name="P4">
Published Time: 2023-06-18T14:10:00+03:00</text:p>
      <text:p text:style-name="P4">
Modified Time: 2023-06-18T14:10:00+03:00</text:p>
      <text:p text:style-name="P4">
Description: Peace under Russia, as well as freezing of conflict in Ukraine, is unacceptable, so Ukraine should strengthen its position for future negotiations on the battlefield. - Ukrinform.</text:p>
      <text:p text:style-name="P4">
Images: ['<text:a xlink:type="simple" xlink:href="https://static.ukrinform.com/photos/2022_12/thumb_files/630_360_1669912772-442.jpg" text:style-name="Internet_20_link" text:visited-style-name="Visited_20_Internet_20_Link">
630_360_16699...</text:a>
']</text:p>
      <text:p text:style-name="P4">
Tags: ['НАТО', 'Столтенберг', 'Україна']</text:p>
      <text:p text:style-name="P4">
Type: Article</text:p>
      <!--METADATA-->
      <text:p text:style-name="P4">
<draw:frame draw:style-name="fr1" draw:name="Image125" text:anchor-type="as-char" svg:width="6.9236in" svg:height="3.956343in" draw:z-index="0">
<draw:image xlink:href="../Images/yкринформ/2023-06-18T14-10-00-03-00/630_360_1669912772-442.jpg" xlink:type="simple" xlink:show="embed" xlink:actuate="onLoad" draw:mime-type="image/jpeg"/>
</draw:frame>
The peace of Naumov of Russia, as well as freezing of conflict in Ukraine, is unacceptable, so Ukraine should strengthen its position for future negotiations on the battlefield.</text:p>
      <text:p text:style-name="P4">
NATO Secretary General Jens Stoltenberg said this in an interview with German compilation <text:a xlink:type="simple" xlink:href="https://www.welt.de/politik/ausland/article245925942/Nato-Chef-Frieden-kann-nicht-bedeuten-einen-Deal-zu-akzeptieren-der-von-Russland-diktiert-wird.html" text:style-name="Internet_20_link" text:visited-style-name="Visited_20_Internet_20_Link">
Welt</text:a>
, reports Ukrinform.</text:p>
      <text:p text:style-name="P4">
Stoltenberg warned against hasty peace talks between Ukraine and Russia.</text:p>
      <text:p text:style-name="P4">
“We all want this war to end. But for peace to be long, it should be fair, ”he said.</text:p>
      <text:p text:style-name="P4">
The peace, according to Stoltenberg, cannot mean freezing the conflict and the conditions dictated by Russia. Only Ukraine can determine the conditions that are acceptable.</text:p>
      <text:p text:style-name="P4">
<text:a xlink:type="simple" xlink:href="https://www.ukrinform.ua/tag-stoltenberg" text:style-name="Internet_20_link" text:visited-style-name="Visited_20_Internet_20_Link">
NATO Chapter</text:a>
He noted that everyday successes will strengthen Ukraine's position in negotiations.</text:p>
      <text:p text:style-name="P4">
"The more occupied territories Ukraine will be able to liberate, the better the cards will be at the negotiation table to achieve a just and long peace," Stoltenberg added.</text:p>
      <text:p text:style-name="P4">
He expressed the vision of Ukraine's Euro -Atlantic prospects.</text:p>
      <text:p text:style-name="P4">
<text:span text:style-name="T4">
 Read also: </text:span>
 <text:a xlink:type="simple" xlink:href="https://www.ukrinform.ua/rubric-ato/3723878-potribni-zaraz-i-na-perspektivu-stoltenberg-pro-nadanna-ukraini-f16.html" text:style-name="Internet_20_link" text:visited-style-name="Visited_20_Internet_20_Link">
required now and in the future: <text:span text:style-name="T4">
 Stoltenberg </text:span>
 Purware to Ukraine F-16</text:a>
“The future of Ukraine is in NATO, but now priority for Ukraine is to be asserted as a sovereign and independent state - otherwise it is not possible to decorate membership ... We must make sure that when this war is over, there will be reliable agreements on Ukraine's security so that Russia cannot be able And the cycle of Russian aggression was torn, ”Stoltenberg said.</text:p>
      <text:p text:style-name="P4">
He announced that at a summit in Vilnius in July, NATO would approve a package of assistance, designed to bring Ukraine to NATO standards for several years. In particular, it is intended to intensify political relations.</text:p>
      <text:p text:style-name="P4">
"It will bring Ukraine closer to NATO," said the Alliance leader, but said that there will be no adjoining entry.</text:p>
      <text:p text:style-name="P4">
At the same time, according to Stoltenberg, the events in neighboring Belarus, which is an allies of the Russia, strengthen Ukraine's demand for rapid NATO accession.Commenting on the strengthening of a nuclear threat against Moscow's event, in particular, by placing appropriate weapons in Belarus, the NATO Head said that the Alliance was watching this statement with anxiety, although it does not see no signs that the Kremlin may use nuclear weapons in the future.</text:p>
      <text:p text:style-name="P4">
Stoltenberg also emphasized the importance of Germany's leadership, which is "necessary for peace" in Europe.</text:p>
      <text:p text:style-name="P4">
On Monday, NATO leader will visit Berlin, where he will negotiate with Chancellor Olaf Scholtz.</text:p>
      <text:p text:style-name="P4">
News Source: <text:a xlink:type="simple" xlink:href="https://www.ukrinform.ua/rubric-polytics/3724460-rozmisenna-adernoi-zbroi-u-bilorusi-posilue-vimogu-ukraini-dla-svidkogo-vstupu-v-nato-gensek.html" text:style-name="Internet_20_link" text:visited-style-name="Visited_20_Internet_20_Link">
https://www.ukrinform.ua/rubric-polytics/3724460-rozmisenna-adernoi-zbroi-u-bilorusi-posilue-vimogu-ukraini-dla-svidkogo-vstupu-v-nato-gensek.html</text:a>
</text:p>
      <!--NEWS-->
      <text:h text:style-name="P10" text:outline-level="1">
<text:span text:style-name="T4">
In water in Kherson region fix the excess of iron content</text:span>
</text:h>
      <text:p text:style-name="P4">
Authors: Ukrinform (Person)</text:p>
      <text:p text:style-name="P4">
Publisher: Укринформ (Organization)</text:p>
      <text:p text:style-name="P4">
Published Time: 2023-06-18T14:11:48+03:00</text:p>
      <text:p text:style-name="P4">
Modified Time: 2023-06-18T14:11:48+03:00</text:p>
      <text:p text:style-name="P4">
Description: Water in the Ingulets River in Kherson region has exceeded iron content, no petroleum products were detected. - Ukrinform.</text:p>
      <text:p text:style-name="P4">
Images: ['<text:a xlink:type="simple" xlink:href="https://static.ukrinform.com/photos/2023_06/thumb_files/630_360_1686846700-7346.jpeg" text:style-name="Internet_20_link" text:visited-style-name="Visited_20_Internet_20_Link">
630_360_16868...</text:a>
']</text:p>
      <text:p text:style-name="P4">
Tags: ['Херсонщина', 'Вода', 'Інгулець']</text:p>
      <text:p text:style-name="P4">
Type: Article</text:p>
      <!--METADATA-->
      <text:p text:style-name="P4">
<draw:frame draw:style-name="fr1" draw:name="Image126" text:anchor-type="as-char" svg:width="6.9236in" svg:height="3.956343in" draw:z-index="0">
<draw:image xlink:href="../Images/yкринформ/2023-06-18T14-11-48-03-00/630_360_1686846700-7346.jpeg" xlink:type="simple" xlink:show="embed" xlink:actuate="onLoad" draw:mime-type="image/jpeg"/>
</draw:frame>
The water of Ingulets in Kherson region has exceeded iron content, petroleum products are not detected.</text:p>
      <text:p text:style-name="P4">
About it reports in <text:a xlink:type="simple" xlink:href="https://t.me/khersonskaODA/7093" text:style-name="Internet_20_link" text:visited-style-name="Visited_20_Internet_20_Link">
telegram</text:a>
Kherson, reports Ukrinform.</text:p>
      <text:p text:style-name="P4">
"Ecologists have selected samples in the Ingulets River near Daryevka. The results showed an increase in the total iron content of 2.3 times. No petroleum products were detected," the statement said.</text:p>
      <text:p text:style-name="P4">
<text:span text:style-name="T4">
 Read also: </text:span>
 <text:a xlink:type="simple" xlink:href="https://www.ukrinform.ua/rubric-regions/3724437-v-odnij-iz-gromad-nikopolskogo-rajonu-vidnovili-centralizovane-vodopostacanna.html" text:style-name="Internet_20_link" text:visited-style-name="Visited_20_Internet_20_Link">
in one of the communities of the Nikopol district restored centered <text:span text:style-name="T4">
 water </text:span>
 supply</text:a>
As it is noted, dissolved oxygen is 3.50 mg/dm3 at a norm of not less than 4,00 mg/dm3.</text:p>
      <text:p text:style-name="P4">
Ova reminds that the use of water from wells that have been flooded is forbidden. Also, it is also dangerous to swim in open reservoirs.</text:p>
      <text:p text:style-name="P4">
The sanitation is on constant control.</text:p>
      <text:p text:style-name="P4">
<text:span text:style-name="T4">
 Read also: </text:span>
 <text:a xlink:type="simple" xlink:href="https://www.ukrinform.ua/rubric-regions/3724417-voda-na-pidtoplenij-castini-goloi-pristani-trimaetsa-na-rivni-1-metra.html" text:style-name="Internet_20_link" text:visited-style-name="Visited_20_Internet_20_Link">
<text:span text:style-name="T4">
 Water </text:span>
 On the flooded part of the bare pier is held 1 meter level</text:a>
As reported by Ukrinform, in Kherson region infectious diseases due to undergoing after blasting by the Russians of the Kakhovka hydroelectric power station is not recorded, the monitoring of the drinking water is constantly monitored.</text:p>
      <text:p text:style-name="P4">
On the night of June 6, the Russian army blew up the Dam of the Kakhovka Hydroelectric Power Plant.</text:p>
      <text:p text:style-name="P4">
Photo illustrative</text:p>
      <text:p text:style-name="P4">
News Source: <text:a xlink:type="simple" xlink:href="https://www.ukrinform.ua/rubric-regions/3724461-u-vodi-na-hersonsini-fiksuut-perevisenna-vmistu-zaliza.html" text:style-name="Internet_20_link" text:visited-style-name="Visited_20_Internet_20_Link">
https://www.ukrinform.ua/rubric-regions/3724461-u-vodi-na-hersonsini-fiksuut-perevisenna-vmistu-zaliza.html</text:a>
</text:p>
      <!--NEWS-->
      <text:h text:style-name="P10" text:outline-level="1">
<text:span text:style-name="T4">
At the University of Grinchenko opened the audience of Kyoto - the future center of Japanese language and culture</text:span>
</text:h>
      <text:p text:style-name="P4">
Authors: Ukrinform (Person)</text:p>
      <text:p text:style-name="P4">
Publisher: Укринформ (Organization)</text:p>
      <text:p text:style-name="P4">
Published Time: 2023-06-18T14:27:00+03:00</text:p>
      <text:p text:style-name="P4">
Modified Time: 2023-06-18T14:27:00+03:00</text:p>
      <text:p text:style-name="P4">
Description: At Kyiv University of Grinchenko, with the participation of Japan Kuninor Matsud, the Kyoto's audience, the future center of Japanese and culture, opened. - Ukrinform.</text:p>
      <text:p text:style-name="P4">
Images: ['<text:a xlink:type="simple" xlink:href="https://static.ukrinform.com/photos/2023_06/thumb_files/630_360_1687088007-689.jpg" text:style-name="Internet_20_link" text:visited-style-name="Visited_20_Internet_20_Link">
630_360_16870...</text:a>
']</text:p>
      <text:p text:style-name="P4">
Tags: ['Японія', 'Освіта', 'Київ', 'Університет']</text:p>
      <text:p text:style-name="P4">
Type: Article</text:p>
      <!--METADATA-->
      <text:p text:style-name="P4">
<draw:frame draw:style-name="fr1" draw:name="Image127" text:anchor-type="as-char" svg:width="6.9236in" svg:height="3.956343in" draw:z-index="0">
<draw:image xlink:href="../Images/yкринформ/2023-06-18T14-27-00-03-00/630_360_1687088007-689.jpg" xlink:type="simple" xlink:show="embed" xlink:actuate="onLoad" draw:mime-type="image/jpeg"/>
</draw:frame>
Grinchenko University with the participation of Japan Kuninori Matzudavidvidvidvidrius Kyoto's future center of Japanese and culture.</text:p>
      <text:p text:style-name="P4">
According to Ukrinform, it reports <text:a xlink:type="simple" xlink:href="https://kyivcity.gov.ua/news/u_kivskomu_universiteti_grinchenka_za_uchastyu_posla_yaponi_matsuda_kuninori_vidkrili_auditoriyu_kioto_maybutnogo_tsentru_yaponsko_movi_i_kulturi/" text:style-name="Internet_20_link" text:visited-style-name="Visited_20_Internet_20_Link">
press service of the Kyiv City State Administration.</text:a>
Grinchenko's University reported that Japanese language studies more than 1,120 students, and as of June 2023, 25 Grinchenko students were trapped in the internship in nine institutions of higher education in Japan. In particular, the partners' Vunseys - the University of TUO, University of Ritsumenikan, University of Yamanash, University of Yamagata), as well as in other Japan -Hiroshim University, Nagasaki University, Meiji University, University, Higashi Nippon University.</text:p>
      <text:p text:style-name="P4">
The Vice -Rector of the University Oleksandr Turuntsev thanked the ambassador for the support of Ukraine, stressed that Japanese traditions in higher education have a long history, Ayapanese has been taught since 1997.</text:p>
      <text:p text:style-name="P4">
<text:span text:style-name="T4">
 Read also: </text:span>
 <text:a xlink:type="simple" xlink:href="https://www.ukrinform.ua/rubric-culture/3719930-u-tokijskomu-universiteti-pokazali-dokumentalnij-film-pro-zelenskogo.html" text:style-name="Internet_20_link" text:visited-style-name="Visited_20_Internet_20_Link">
in Tokyo <text:span text:style-name="T4">
 University </text:span>
 and showed a documentary about Zelensky</text:a>
Currently, the Grinchenko University is one of the few Ukrainian universities, where specialists in the bachelor's tamagister levels of education, as well as the only institution of higher education of Ukraine, which presents the professional qualification of the Japanese language teacher.</text:p>
      <text:p text:style-name="P4">
In addition, the professors of the University Mykola Kulinich and Vladimir Resanenko are one of the highest awards of Japan - the Order of the Morning Sun Sunflower of Japan.</text:p>
      <text:p text:style-name="P4">
During a meeting with Grinchenko students - Japanese scholars, journalists, international relations, economists - the ambassador read the official letter of the mayor of Kyoto - award professor of Daisaka Kadokava University at the Grinchenko University of Kyiv on the occasion of Kyoto's audience.</text:p>
      <text:p text:style-name="P4">
Representatives of the Embassy also visited the Viktorognevyuk Art Gallery, where they got acquainted with a photo exhibition dedicated to Japan studios of Grinchenko and a visit by Kyoto mayor.<text:span text:style-name="T5">
Foto: Grinchenko University</text:span>
</text:p>
      <text:p text:style-name="P4">
News Source: <text:a xlink:type="simple" xlink:href="https://www.ukrinform.ua/rubric-kyiv/3724464-v-universiteti-grincenka-vidkrili-auditoriu-kioto-majbutnogo-centru-aponskoi-movi-i-kulturi.html" text:style-name="Internet_20_link" text:visited-style-name="Visited_20_Internet_20_Link">
https://www.ukrinform.ua/rubric-kyiv/3724464-v-universiteti-grincenka-vidkrili-auditoriu-kioto-majbutnogo-centru-aponskoi-movi-i-kulturi.html</text:a>
</text:p>
      <!--NEWS-->
      <text:h text:style-name="P10" text:outline-level="1">
<text:span text:style-name="T4">
SESC warns of hail and squalls in the west, south and center of Ukraine</text:span>
</text:h>
      <text:p text:style-name="P4">
Authors: Ukrinform (Person)</text:p>
      <text:p text:style-name="P4">
Publisher: Укринформ (Organization)</text:p>
      <text:p text:style-name="P4">
Published Time: 2023-06-18T14:29:00+03:00</text:p>
      <text:p text:style-name="P4">
Modified Time: 2023-06-18T14:29:00+03:00</text:p>
      <text:p text:style-name="P4">
Description: The State Emergency Service warns of hail and squalls in the western and some districts of southern and central regions of Ukraine on Monday, June 19.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СНС', 'Погода', 'Рятувальники']</text:p>
      <text:p text:style-name="P4">
Type: Article</text:p>
      <!--METADATA-->
      <text:p text:style-name="P4">
<draw:frame draw:style-name="fr1" draw:name="Image130" text:anchor-type="as-char" svg:width="6.9236in" svg:height="3.956343in" draw:z-index="0">
<draw:image xlink:href="../Images/yкринформ/2023-06-18T14-29-00-03-00/630_360_1558511876-237.jpg" xlink:type="simple" xlink:show="embed" xlink:actuate="onLoad" draw:mime-type="image/jpeg"/>
</draw:frame>
The state -owned emergency warns of hail and squalls in Western Tadeya regions of the southern and central regions of Ukraine on Monday, June 19.</text:p>
      <text:p text:style-name="P4">
According to Ukrinform, the SES reports in <text:a xlink:type="simple" xlink:href="https://t.me/dsns_telegram/17839" text:style-name="Internet_20_link" text:visited-style-name="Visited_20_Internet_20_Link">
telegram</text:a>
.</text:p>
      <text:p text:style-name="P4">
“On June 19, in the Western, Vinnytsia, Odessa and Zhytomyr regions of thunderstorms, in some areas of Chernivtsi, Khmelnytsky, Rivne, Zhytomyr, Vinnytsia and Odessa regions of the city in some areas of Chernivtsi, Khmelnytsky, Rivne, Zhytomyr, Vinnytsia and Odessa regions of the city. And the level of danger is yellow, ”the message reads.</text:p>
      <text:p text:style-name="P4">
<text:span text:style-name="T4">
 Read also: </text:span>
 <text:a xlink:type="simple" xlink:href="https://www.ukrinform.ua/rubric-world/3724139-v-indii-cerez-silnu-speku-zaginuli-ponad-30-ludej.html" text:style-name="Internet_20_link" text:visited-style-name="Visited_20_Internet_20_Link">
in India because more than 30 people were killed in high heat</text:a>
The SESU is called to be kept as far away from advertising shields, linear programs, trees and designs of buildings that can break.</text:p>
      <text:p text:style-name="P4">
As reported by Ukrinform, in the Carpathian region the floods blur the roads in severalkhranes.</text:p>
      <text:p text:style-name="P4">
News Source: <text:a xlink:type="simple" xlink:href="https://www.ukrinform.ua/rubric-regions/3724465-dsns-poperedzae-pro-grad-i-skvali-na-zahodi-pivdni-ta-centri-ukraini.html" text:style-name="Internet_20_link" text:visited-style-name="Visited_20_Internet_20_Link">
https://www.ukrinform.ua/rubric-regions/3724465-dsns-poperedzae-pro-grad-i-skvali-na-zahodi-pivdni-ta-centri-ukraini.html</text:a>
</text:p>
      <!--NEWS-->
      <text:h text:style-name="P10" text:outline-level="1">
<text:span text:style-name="T4">
The Russian Bryansk burned a veterans hospital that is just being built</text:span>
</text:h>
      <text:p text:style-name="P4">
Authors: Ukrinform (Person)</text:p>
      <text:p text:style-name="P4">
Publisher: Укринформ (Organization)</text:p>
      <text:p text:style-name="P4">
Published Time: 2023-06-18T14:31:00+03:00</text:p>
      <text:p text:style-name="P4">
Modified Time: 2023-06-18T14:31:00+03:00</text:p>
      <text:p text:style-name="P4">
Description: In the Volodar district, Bryanskaya burned a hospital for vetera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Пожежа', 'Шпиталь', 'Росія']</text:p>
      <text:p text:style-name="P4">
Type: Article</text:p>
      <!--METADATA-->
      <text:p text:style-name="P4">
<draw:frame draw:style-name="fr1" draw:name="Image131" text:anchor-type="as-char" svg:width="6.9236in" svg:height="3.956343in" draw:z-index="0">
<draw:image xlink:href="../Images/yкринформ/2023-06-18T14-31-00-03-00/630_360_1669987737-966.jpg" xlink:type="simple" xlink:show="embed" xlink:actuate="onLoad" draw:mime-type="image/jpeg"/>
</draw:frame>
The Bryanskaya District Bryansk district was burning a hospital for veterans.</text:p>
      <text:p text:style-name="P4">
As Ukrinform reports, it reports <text:a xlink:type="simple" xlink:href="https://t.me/breakingmash/45085" text:style-name="Internet_20_link" text:visited-style-name="Visited_20_Internet_20_Link">
telegram channel</text:a>
Mash.</text:p>
      <text:p text:style-name="P4">
"The hospital being built burns in the Volodar district of Bryansk. One affordable reason <text:a xlink:type="simple" xlink:href="https://www.ukrinform.ua/tag-pozeza" text:style-name="Internet_20_link" text:visited-style-name="Visited_20_Internet_20_Link">
fire</text:a>
- diversion ",- the message states.</text:p>
      <text:p text:style-name="P4">
Subsequently <text:a xlink:type="simple" xlink:href="https://t.me/breakingmash/45088" text:style-name="Internet_20_link" text:visited-style-name="Visited_20_Internet_20_Link">
reported</text:a>
that the fire was cleaned: the bituminous roof burned, there were no victims.</text:p>
      <text:p text:style-name="P4">
As it was reported, on June 12, the Center of the National Capital informed that <text:a xlink:type="simple" xlink:href="https://www.ukrinform.ua/rubric-ato/3723252-u-bransku-oblast-perekinuli-divizion-raketnogo-kompleksu-bal-aki-regioni-ukraini-u-zoni-riziku.html" text:style-name="Internet_20_link" text:visited-style-name="Visited_20_Internet_20_Link">
Ruskivska moved to the Bryansk region coastal missile complexes "Ball"</text:a>
to fire peaceful Ukrainian cities.  _ Photo illustrative _</text:p>
      <text:p text:style-name="P4">
News Source: <text:a xlink:type="simple" xlink:href="https://www.ukrinform.ua/rubric-world/3724466-u-rosijskomu-bransku-gorit-spital-dla-veteraniv-akij-tilki-buduetsa.html" text:style-name="Internet_20_link" text:visited-style-name="Visited_20_Internet_20_Link">
https://www.ukrinform.ua/rubric-world/3724466-u-rosijskomu-bransku-gorit-spital-dla-veteraniv-akij-tilki-buduetsa.html</text:a>
</text:p>
      <!--NEWS-->
      <text:h text:style-name="P10" text:outline-level="1">
<text:span text:style-name="T4">
Ukraine has set on a path that will lead to the liberation of Crimea - Goodges</text:span>
</text:h>
      <text:p text:style-name="P4">
Authors: Ukrinform (Person)</text:p>
      <text:p text:style-name="P4">
Publisher: Укринформ (Organization)</text:p>
      <text:p text:style-name="P4">
Published Time: 2023-06-18T14:45:00+03:00</text:p>
      <text:p text:style-name="P4">
Modified Time: 2023-06-18T22:45:00+03:00</text:p>
      <text:p text:style-name="P4">
Description: The US troops in Europe Ben Gorsi is convinced that Ukraine has settled on a path that will lead to the liberation of Crimea from Russian invaders. - Ukrinform.</text:p>
      <text:p text:style-name="P4">
Images: ['<text:a xlink:type="simple" xlink:href="https://static.ukrinform.com/photos/2020_11/thumb_files/630_360_1605201623-674.jpg" text:style-name="Internet_20_link" text:visited-style-name="Visited_20_Internet_20_Link">
630_360_16052...</text:a>
']</text:p>
      <text:p text:style-name="P4">
Tags: None</text:p>
      <text:p text:style-name="P4">
Type: Article</text:p>
      <!--METADATA-->
      <text:p text:style-name="P4">
<draw:frame draw:style-name="fr1" draw:name="Image132" text:anchor-type="as-char" svg:width="6.9236in" svg:height="3.956343in" draw:z-index="0">
<draw:image xlink:href="../Images/yкринформ/2023-06-18T14-45-00-03-00/630_360_1605201623-674.jpg" xlink:type="simple" xlink:show="embed" xlink:actuate="onLoad" draw:mime-type="image/jpeg"/>
</draw:frame>
The US troops in Europe Ben Gogess is convinced that Ukraine is Stupidlan's Way, which will lead to the liberation of Crimea from Russian invaders.</text:p>
      <text:p text:style-name="P4">
He said this in <text:a xlink:type="simple" xlink:href="http://espreso.tv/nenavist-rosiyskogo-kerivnitstva-odin-do-odnogo-ta-bayduzhist-soldat-dozvolit-ukraini-peremogti-general-khodzhes" text:style-name="Internet_20_link" text:visited-style-name="Visited_20_Internet_20_Link">
interview with "Espresso"</text:a>
, reports Ukrinform.</text:p>
      <text:p text:style-name="P4">
“Ukraine has settled on the path that will lead to the liberation of Crimea and the exile of Russian troops from Ukraine. Therefore, the beginning of a counter -offensive is an important step for Ukraine, but its main phase has not yet begun. In my opinion, they put pressure on Russian defense, looking for vulnerable places, knocking down from the panther about where the main offensive will be, ”Gorsi said.</text:p>
      <text:p text:style-name="P4">
According to him, there will be some losses: "The next few days will be very difficult, but I expect that in the next few weeks we will see much more success and progressive dynamics of the Ukrainian forces."</text:p>
      <text:p text:style-name="P4">
Answering the question of how large -scale the fighting will be dancing.</text:p>
      <text:p text:style-name="P4">
<text:span text:style-name="T4">
 Read also: </text:span>
 <text:a xlink:type="simple" xlink:href="https://www.ukrinform.ua/rubric-polytics/3724577-general-godzes-najkrasa-garantia-bezpeki-dla-ukraini-ii-clenstvo-v-nato.html" text:style-name="Internet_20_link" text:visited-style-name="Visited_20_Internet_20_Link">
General <text:span text:style-name="T4">
 Goodges </text:span>
: Best Safety Guarantee for Ukraine - NATO Membership</text:a>
The US troops in Europe specified that by its subjective assessment, one of the primary goals for Ukrainian troops is the connection between Crimea Irosia.</text:p>
      <text:p text:style-name="P4">
“I mean somewhere between Mariupol and Melitopol, that is, in the area of land. It can be assumed that Ukraine would like to block this road to start isolation of Crimea. To pull up more long-range systems, to take strokes on Sevastopol, Saki, Janka, so that Crimea is favorable for Russian troops and that they can not be there anymore, ”Goodges said, noticing that this is an important part of the campaign that will probably begin the next two months.</text:p>
      <text:p text:style-name="P4">
According to him, giving the UK Storm Shadow systems is a significant immunity, which makes Ukraine the opportunity to strike distant goals.<text:span text:style-name="T4">
 Read also: </text:span>
 <text:a xlink:type="simple" xlink:href="https://www.ukrinform.ua/rubric-ato/3695399-general-godzes-zaklikae-znovu-rozglanuti-nadanna-ukraini-f16-ta-raket-atasms.html" text:style-name="Internet_20_link" text:visited-style-name="Visited_20_Internet_20_Link">
General <text:span text:style-name="T4">
 Goodges </text:span>
 calls again to consider Ukraine F-16 and Athasms missiles</text:a>
"I also think that powerful efforts will be aimed at ensuring the safety of atomic power plant in Zaporozhye before Russia can cause another Catasrophe," Goges added.</text:p>
      <text:p text:style-name="P4">
As it was reported, on June 12, hackers broke the radio stations of VKalingrad and the Sverdlovsk region of the Russian Federation - stories of the Liberation Army coming to the Crimea were heard on air.</text:p>
      <text:p text:style-name="P4">
_ Photo: delfi / domantas pipas_</text:p>
      <text:p text:style-name="P4">
News Source: <text:a xlink:type="simple" xlink:href="https://www.ukrinform.ua/rubric-crimea/3724588-ukraina-stupila-na-slah-akij-privede-do-vizvolenna-krimu-godzes.html" text:style-name="Internet_20_link" text:visited-style-name="Visited_20_Internet_20_Link">
https://www.ukrinform.ua/rubric-crimea/3724588-ukraina-stupila-na-slah-akij-privede-do-vizvolenna-krimu-godzes.html</text:a>
</text:p>
      <!--NEWS-->
      <text:h text:style-name="P10" text:outline-level="1">
<text:span text:style-name="T4">
Yastremskaya was unable to get to the main WTA tournament in Birmingham</text:span>
</text:h>
      <text:p text:style-name="P4">
Authors: Ukrinform (Person)</text:p>
      <text:p text:style-name="P4">
Publisher: Укринформ (Organization)</text:p>
      <text:p text:style-name="P4">
Published Time: 2023-06-18T14:51:46+03:00</text:p>
      <text:p text:style-name="P4">
Modified Time: 2023-06-18T14:51:46+03:00</text:p>
      <text:p text:style-name="P4">
Description: Ukrainian Diana Yastremskaya completed the performance at the Women's Tennis Association (WTA) - Rothsay Classic - in Birmingham (UK) with a $ 259.303 thousand prize fund - Ukrinform.</text:p>
      <text:p text:style-name="P4">
Images: ['<text:a xlink:type="simple" xlink:href="https://static.ukrinform.com/photos/2023_06/thumb_files/630_360_1687088348-600.jpg" text:style-name="Internet_20_link" text:visited-style-name="Visited_20_Internet_20_Link">
630_360_16870...</text:a>
']</text:p>
      <text:p text:style-name="P4">
Tags: ['Теніс', 'Даяна Ястремська']</text:p>
      <text:p text:style-name="P4">
Type: Article</text:p>
      <!--METADATA-->
      <text:p text:style-name="P4">
<draw:frame draw:style-name="fr1" draw:name="Image133" text:anchor-type="as-char" svg:width="6.9236in" svg:height="3.956343in" draw:z-index="0">
<draw:image xlink:href="../Images/yкринформ/2023-06-18T14-51-46-03-00/630_360_1687088348-600.jpg" xlink:type="simple" xlink:show="embed" xlink:actuate="onLoad" draw:mime-type="image/jpeg"/>
</draw:frame>
Ukrainian Yastremskaya completed the performance at the Women's Tennis Association tournament ahead of schedule(WTA)- Rothsay Classic - in Birmingham(United Kingdom)With a $ 259,303 thousand</text:p>
      <text:p text:style-name="P4">
In the finale of qualification competitions, Yastremskaya in 1 hour 40 minutes gave way to Martintsova from the Czech Republic - 3: 6, 6: 7(2:7), reports Ukrinform.</text:p>
      <text:p text:style-name="P4">
It should be noted that in the main grid of a single category Rothesay Classic will be Ukrainian Elina Svitolina, Angelina Kalinina and Marta Kostyuk.</text:p>
      <text:p text:style-name="P4">
<text:span text:style-name="T4">
 Read also: </text:span>
 <text:a xlink:type="simple" xlink:href="https://www.ukrinform.ua/rubric-sports/3724296-ukrainec-krutih-vijsov-u-final-kvalifikacii-v-ilkli.html" text:style-name="Internet_20_link" text:visited-style-name="Visited_20_Internet_20_Link">
Ukrainian cool to the final of the qualification in Ilkli</text:a>
The Birmingham tournament will last until June 25.</text:p>
      <text:p text:style-name="P4">
Photo: Getty Images.</text:p>
      <text:p text:style-name="P4">
News Source: <text:a xlink:type="simple" xlink:href="https://www.ukrinform.ua/rubric-sports/3724472-astremska-ne-zmogla-vidibratisa-do-osnovnoi-sitki-turniru-wta-u-birmingemi.html" text:style-name="Internet_20_link" text:visited-style-name="Visited_20_Internet_20_Link">
https://www.ukrinform.ua/rubric-sports/3724472-astremska-ne-zmogla-vidibratisa-do-osnovnoi-sitki-turniru-wta-u-birmingemi.html</text:a>
</text:p>
      <!--NEWS-->
      <text:h text:style-name="P10" text:outline-level="1">
<text:span text:style-name="T4">
The PACE will consider a resolution on athletes from Russia and Belarus to the Olympics</text:span>
</text:h>
      <text:p text:style-name="P4">
Authors: Ukrinform (Person)</text:p>
      <text:p text:style-name="P4">
Publisher: Укринформ (Organization)</text:p>
      <text:p text:style-name="P4">
Published Time: 2023-06-18T14:55:04+03:00</text:p>
      <text:p text:style-name="P4">
Modified Time: 2023-06-18T14:55:04+03:00</text:p>
      <text:p text:style-name="P4">
Description: At the plenary session of the Parliamentary Assembly of the Council of Europe, they will hold debate and consider a resolution on the lack of Russian and Belarussian athletes at the 2024 Olympics in Paris. - Ukrinform.</text:p>
      <text:p text:style-name="P4">
Images: ['<text:a xlink:type="simple" xlink:href="https://static.ukrinform.com/photos/2019_06/thumb_files/630_360_1561558508-838.jpg" text:style-name="Internet_20_link" text:visited-style-name="Visited_20_Internet_20_Link">
630_360_15615...</text:a>
']</text:p>
      <text:p text:style-name="P4">
Tags: ['Депутат', 'Кравчук', 'Олімпіада', 'ПАРЄ']</text:p>
      <text:p text:style-name="P4">
Type: Article</text:p>
      <!--METADATA-->
      <text:p text:style-name="P4">
<draw:frame draw:style-name="fr1" draw:name="Image134" text:anchor-type="as-char" svg:width="6.9236in" svg:height="3.956343in" draw:z-index="0">
<draw:image xlink:href="../Images/yкринформ/2023-06-18T14-55-04-03-00/630_360_1561558508-838.jpg" xlink:type="simple" xlink:show="embed" xlink:actuate="onLoad" draw:mime-type="image/jpeg"/>
</draw:frame>
The Council of Europe Parliamentary Assembly session will hold the debate and consider the resolution on the non-admission of Russian and Belarusian Nalympiad-2024 in Paris.</text:p>
      <text:p text:style-name="P4">
About it in <text:a xlink:type="simple" xlink:href="https://www.facebook.com/yevheniya.khudzik/posts/pfbid0sS9LwvtK3D1QSFEHWCLC1ceR4U1ZMcA56BuRE5P9iMcE53UpC9qCJ4Ea62K3jomUl" text:style-name="Internet_20_link" text:visited-style-name="Visited_20_Internet_20_Link">
Facebook</text:a>
The Deputy Chairman of the Verkhovna Rada Committee on Humanitarian and Information Policy, a member of the Ukrainian delegation to PACE Yevgeny Kravchuk, reported, Ukrinform reports.</text:p>
      <text:p text:style-name="P4">
"Arrived in Strasbourg at the June Plenary session of the Parliamentary Assembly. , media and sports that I head. The previous draft of the resolution is already filled with strong wording, and it is Tomuvirod that the IOC will still receive the PACE recommendation for the prevention of Russian Tabilorus athletes, "Kravchuk wrote.</text:p>
      <text:p text:style-name="P4">
<text:span text:style-name="T4">
 Read also: </text:span>
 [at the summer session <text:span text:style-name="T4">
 PACE </text:span>
 will hold the urgent debate(https://www.ukrinform.ua/rubric-polytics/3719728-na-litnij-sesii-pare-provedut-terminovi-debati-pro-politicni-naslidki-agresii-rosii-proti-ukraini.html)In addition, the People's Deputy will join the discussions with the Secretary of General of the Council of Europe Peychinovich-Burich and Minister of Foreign Affairs and Foreign Trade of Hungary by Peter Siyarto.</text:p>
      <text:p text:style-name="P4">
Also, according to Kravchuk, Side-Event will be conducted, dedicated to Ukrainian-bearing and finding ways to support them.</text:p>
      <text:p text:style-name="P4">
"Within the meeting of the Committee on Culture, Science, Education and Media, which I head, we will hold a joint hearing on my topic of the report" Counteraction to Erasing Cultural Identity during War and Peace "and the topic of colleague, Pavel Sushka," Online education and special educational needs Children with disabilities and difficulties of education.In addition, the People's Deputy will participate in the debates on the integration of the migrant refugees, as well as the political consequences of Russian aggression against Ukraine.</text:p>
      <text:p text:style-name="P4">
As reported by Ukrinform, the Summer Plenary session of the PACE will continue in Strasbourg on June 17-23.</text:p>
      <text:p text:style-name="P4">
News Source: <text:a xlink:type="simple" xlink:href="https://www.ukrinform.ua/rubric-sports/3724475-pare-rozglane-rezoluciu-pro-nedopusk-sportsmeniv-z-rosii-ta-bilorusi-na-olimpiadu.html" text:style-name="Internet_20_link" text:visited-style-name="Visited_20_Internet_20_Link">
https://www.ukrinform.ua/rubric-sports/3724475-pare-rozglane-rezoluciu-pro-nedopusk-sportsmeniv-z-rosii-ta-bilorusi-na-olimpiadu.html</text:a>
</text:p>
      <!--NEWS-->
      <text:h text:style-name="P10" text:outline-level="1">
<text:span text:style-name="T4">
The Kherson neighborhood of the island will begin to connect to the energy network from the middle of next week - Ova</text:span>
</text:h>
      <text:p text:style-name="P4">
Authors: Ukrinform (Person)</text:p>
      <text:p text:style-name="P4">
Publisher: Укринформ (Organization)</text:p>
      <text:p text:style-name="P4">
Published Time: 2023-06-18T15:00:00+03:00</text:p>
      <text:p text:style-name="P4">
Modified Time: 2023-06-18T15:00:00+03:00</text:p>
      <text:p text:style-name="P4">
Description: The Kherson residential district will begin to connect to the energy network from the middle of next week, in general to repair and start the submerged energy infrastructure of Kherson region and the city of Kherson will take at least a month. - Ukrinform.</text:p>
      <text:p text:style-name="P4">
Images: ['<text:a xlink:type="simple" xlink:href="https://static.ukrinform.com/photos/2023_06/thumb_files/630_360_1686291426-573.jpg" text:style-name="Internet_20_link" text:visited-style-name="Visited_20_Internet_20_Link">
630_360_16862...</text:a>
']</text:p>
      <text:p text:style-name="P4">
Tags: ['Електроенергія', 'Херсон', 'Херсонщина', 'Каховська ГЕС', 'Затоплення']</text:p>
      <text:p text:style-name="P4">
Type: Article</text:p>
      <!--METADATA-->
      <text:p text:style-name="P4">
<draw:frame draw:style-name="fr1" draw:name="Image135" text:anchor-type="as-char" svg:width="6.9236in" svg:height="3.956343in" draw:z-index="0">
<draw:image xlink:href="../Images/yкринформ/2023-06-18T15-00-00-03-00/630_360_1686291426-573.jpg" xlink:type="simple" xlink:show="embed" xlink:actuate="onLoad" draw:mime-type="image/jpeg"/>
</draw:frame>
The Kherson neighborhood will begin to connect to the energy network from the middle week, in general for repair and launch of flooded energy infrastructure of Kherson region and the city of Kherson will take at least a month.</text:p>
      <text:p text:style-name="P4">
About it in <text:a xlink:type="simple" xlink:href="https://t.me/olexandrprokudin/698" text:style-name="Internet_20_link" text:visited-style-name="Visited_20_Internet_20_Link">
telegram</text:a>
Alexander Proudin reported Golovharson Ova, Ukrinform reports.</text:p>
      <text:p text:style-name="P4">
"It will take at least a month to repair and launch flooded energy infrastructure of Kherson region and Misserson," he said.</text:p>
      <text:p text:style-name="P4">
According to Proudin, from the middle of next week the gradual connection to the network of Kherson neighborhood island will begin.</text:p>
      <text:p text:style-name="P4">
*!(https://www.ukrinform.ua/rubric-regions/3724421-v-ukrgidroenergo-skazali-skilki-zberigatimetsa-znacne-zatoplenna-pisla-pidrivu-rosianami-kahovskoi-ges.html)"Fortunately, most of the energy equipment is stored. As soon as transformers and land dries, experts get to work," Golova said.</text:p>
      <text:p text:style-name="P4">
As it was reported, <text:a xlink:type="simple" xlink:href="https://www.ukrinform.ua/rubric-other_news/3723441-pidriv-rosianami-kahovskoi-ges-usi-novini.html" text:style-name="Internet_20_link" text:visited-style-name="Visited_20_Internet_20_Link">
on the night against June 6, the Russian army blown up the Greblyukhov hydroelectric power station</text:a>
, dozens of inhabited pens of Kherson region were flooded, in the regional center the water flooded several neighborhoods.</text:p>
      <text:p text:style-name="P4">
Now <text:a xlink:type="simple" xlink:href="https://www.ukrinform.ua/tag-voda" text:style-name="Internet_20_link" text:visited-style-name="Visited_20_Internet_20_Link">
water</text:a>
From the flooded territories is already reached.</text:p>
      <text:p text:style-name="P4">
News Source: <text:a xlink:type="simple" xlink:href="https://www.ukrinform.ua/rubric-regions/3724476-hersonskij-mikrorajon-ostriv-pocnut-pidednuvati-do-energomerezi-z-seredini-nastupnogo-tizna-ova.html" text:style-name="Internet_20_link" text:visited-style-name="Visited_20_Internet_20_Link">
https://www.ukrinform.ua/rubric-regions/3724476-hersonskij-mikrorajon-ostriv-pocnut-pidednuvati-do-energomerezi-z-seredini-nastupnogo-tizna-ova.html</text:a>
</text:p>
      <!--NEWS-->
      <text:h text:style-name="P10" text:outline-level="1">
<text:span text:style-name="T4">
Svitolina will perform at WTA 500 in Washington</text:span>
</text:h>
      <text:p text:style-name="P4">
Authors: Ukrinform (Person)</text:p>
      <text:p text:style-name="P4">
Publisher: Укринформ (Organization)</text:p>
      <text:p text:style-name="P4">
Published Time: 2023-06-18T15:22:48+03:00</text:p>
      <text:p text:style-name="P4">
Modified Time: 2023-06-18T15:22:48+03:00</text:p>
      <text:p text:style-name="P4">
Description: The tournament will be held from July 29 to August 6. - Ukrinform.</text:p>
      <text:p text:style-name="P4">
Images: ['<text:a xlink:type="simple" xlink:href="https://static.ukrinform.com/photos/2023_06/thumb_files/630_360_1687090888-596.jpg" text:style-name="Internet_20_link" text:visited-style-name="Visited_20_Internet_20_Link">
630_360_16870...</text:a>
']</text:p>
      <text:p text:style-name="P4">
Tags: ['Світоліна', 'Теніс']</text:p>
      <text:p text:style-name="P4">
Type: Article</text:p>
      <!--METADATA-->
      <text:p text:style-name="P4">
<draw:frame draw:style-name="fr1" draw:name="Image136" text:anchor-type="as-char" svg:width="6.9236in" svg:height="3.956343in" draw:z-index="0">
<draw:image xlink:href="../Images/yкринформ/2023-06-18T15-22-48-03-00/630_360_1687090888-596.jpg" xlink:type="simple" xlink:show="embed" xlink:actuate="onLoad" draw:mime-type="image/jpeg"/>
</draw:frame>
The tournament will go from July 29 to August 6.</text:p>
      <text:p text:style-name="P4">
Former first racket of Ukraine Elina Svitolina will perform at the WTA 500 Uvashington tournament, [reported] <text:a xlink:type="simple" xlink:href="https://twitter.com/ElinaSvitolina/status/1670351929816260609" text:style-name="Internet_20_link" text:visited-style-name="Visited_20_Internet_20_Link">
reported</text:a>
The tennis player is a tweet, Ukrinform reports.</text:p>
      <text:p text:style-name="P4">
Elina will perform for the first time on the courts of Rock Krick. The Ukrainian, who occupies a 73-year-old in the world ranking, received Wild Card from the organizers of the American Ientau.</text:p>
      <text:p text:style-name="P4">
The Washington Tournament will be the world's first combined ATP and WTA levels 500. The event is considered one of the stages of preparation for the US Open. The competitions will be held from July 29 to August 6.</text:p>
      <text:p text:style-name="P4">
*!(https://www.ukrinform.ua/rubric-sports/3721609-svitolina-povernulasa-do-top100-svitovogo-tenisnogo-rejtingu.html)As reported by Ukrinform, the next tournament in the Svetolina Schedule building in Birmingham. The Ukrainian will confront with Linda Frugwitzostya in the first round.</text:p>
      <text:p text:style-name="P4">
Photo: btu.org.ua</text:p>
      <text:p text:style-name="P4">
News Source: <text:a xlink:type="simple" xlink:href="https://www.ukrinform.ua/rubric-sports/3724482-svitolina-vistupit-na-turniri-wta-500-u-vasingtoni.html" text:style-name="Internet_20_link" text:visited-style-name="Visited_20_Internet_20_Link">
https://www.ukrinform.ua/rubric-sports/3724482-svitolina-vistupit-na-turniri-wta-500-u-vasingtoni.html</text:a>
</text:p>
      <!--NEWS-->
      <text:h text:style-name="P10" text:outline-level="1">
<text:span text:style-name="T4">
In the Snihur community in Mykolaiv region, the water level decreased by almost 5 meters</text:span>
</text:h>
      <text:p text:style-name="P4">
Authors: Ukrinform (Person)</text:p>
      <text:p text:style-name="P4">
Publisher: Укринформ (Organization)</text:p>
      <text:p text:style-name="P4">
Published Time: 2023-06-18T15:24:00+03:00</text:p>
      <text:p text:style-name="P4">
Modified Time: 2023-06-18T15:24:00+03:00</text:p>
      <text:p text:style-name="P4">
Description: In the Deoocupened Snigurov community in Mykolaiv region, the water level has already decreased by 5 meters, the movement of road transport on Vasyliv and Novovasylivsky bridges has been restored. - Ukrinform.</text:p>
      <text:p text:style-name="P4">
Images: ['<text:a xlink:type="simple" xlink:href="https://static.ukrinform.com/photos/2023_06/thumb_files/630_360_1686060672-222.jpg" text:style-name="Internet_20_link" text:visited-style-name="Visited_20_Internet_20_Link">
630_360_16860...</text:a>
']</text:p>
      <text:p text:style-name="P4">
Tags: ['Миколаївщина', 'Вода', 'Каховська ГЕС']</text:p>
      <text:p text:style-name="P4">
Type: Article</text:p>
      <!--METADATA-->
      <text:p text:style-name="P4">
<draw:frame draw:style-name="fr1" draw:name="Image137" text:anchor-type="as-char" svg:width="6.9236in" svg:height="3.956343in" draw:z-index="0">
<draw:image xlink:href="../Images/yкринформ/2023-06-18T15-24-00-03-00/630_360_1686060672-222.jpg" xlink:type="simple" xlink:show="embed" xlink:actuate="onLoad" draw:mime-type="image/jpeg"/>
</draw:frame>
The Udocoupled Snigurov community in the Nikolaev area has already decreased by 5 meters, the movement of road transport on Vasyliv Tanovasilivsky bridges has been restored.</text:p>
      <text:p text:style-name="P4">
This was reported by the head of the Snihuriv City Military Administration of the Ivan Kuht in <text:a xlink:type="simple" xlink:href="https://t.me/Snihyrivkachannel/460" text:style-name="Internet_20_link" text:visited-style-name="Visited_20_Internet_20_Link">
</text:a>
<text:a xlink:type="simple" xlink:href="https://t.me/Snihyrivkachannel/460" text:style-name="Internet_20_link" text:visited-style-name="Visited_20_Internet_20_Link">
Telegram</text:a>
, reports Ukrinform.</text:p>
      <text:p text:style-name="P4">
“As of 08:00 on June 18, the level <text:a xlink:type="simple" xlink:href="https://www.ukrinform.ua/tag-voda" text:style-name="Internet_20_link" text:visited-style-name="Visited_20_Internet_20_Link">
water</text:a>
In the Ingulets River, it has decreased by almost 5 meters. It remains about a meter of sheet, which was until the blast of Kakhovka hydroelectric power station. Currently, water has departed from 373 houses of 375, which have been flooded, ”Kukhta wrote.</text:p>
      <text:p text:style-name="P4">
According to him, the movement of road transport by Zagasilovsky and Novovasilovsky bridges was fully restored.</text:p>
      <text:p text:style-name="P4">
Specialists of the branch "Mykolaivoblenergo" continue repair work of damaged equipment. Currently, 169-tibators are still temporarily de-related homes in the four settlements of the community who have undergone flooding.</text:p>
      <text:p text:style-name="P4">
<text:span text:style-name="T4">
 Read also: </text:span>
 [in water in Kherson region fixes the excess of iron)(https://www.ukrinform.ua/rubric-regions/3724461-u-vodi-na-hersonsini-fiksuut-perevisenna-vmistu-zaliza.html)The city continues to carry water for the population, and new storage of several neighborhoods of the city has been installed. Puvette work where people can buy drinking water. Delivery of water, food, first -time things in the affected settlements continues.</text:p>
      <text:p text:style-name="P4">
As it was reported, in the Snigurov community in Mykolaiv region as a result of <text:a xlink:type="simple" xlink:href="https://www.ukrinform.ua/rubric-other_news/3723441-pidriv-rosianami-kahovskoi-ges-usi-novini.html" text:style-name="Internet_20_link" text:visited-style-name="Visited_20_Internet_20_Link">
Podryvukakhovsky hydroelectric power station, the water level rose by 6 meters.</text:a>
On the night of June 6, the Russian army blew up the Kakhovskaya Hydroelectric Dam. The evacuation of the population from dangerous places was on the Kherson region.</text:p>
      <text:p text:style-name="P4">
Photo illustrative</text:p>
      <text:p text:style-name="P4">
News Source: <text:a xlink:type="simple" xlink:href="https://www.ukrinform.ua/rubric-regions/3724484-u-snigurivskij-gromadi-na-mikolaivsini-riven-vodi-znizivsa-majze-na-5-metriv.html" text:style-name="Internet_20_link" text:visited-style-name="Visited_20_Internet_20_Link">
https://www.ukrinform.ua/rubric-regions/3724484-u-snigurivskij-gromadi-na-mikolaivsini-riven-vodi-znizivsa-majze-na-5-metriv.html</text:a>
</text:p>
      <!--NEWS-->
      <text:h text:style-name="P10" text:outline-level="1">
<text:span text:style-name="T4">
Astana was neutralized by a man who seized hostages in a bank</text:span>
</text:h>
      <text:p text:style-name="P4">
Authors: Ukrinform (Person)</text:p>
      <text:p text:style-name="P4">
Publisher: Укринформ (Organization)</text:p>
      <text:p text:style-name="P4">
Published Time: 2023-06-18T15:29:00+03:00</text:p>
      <text:p text:style-name="P4">
Modified Time: 2023-06-18T15:29:00+03:00</text:p>
      <text:p text:style-name="P4">
Description: In the capital of Kazakhstan, law enforcement officers conducted a successful operation to detain a man who seized the hostages at the KASPI bank. - Ukrinform.</text:p>
      <text:p text:style-name="P4">
Images: ['<text:a xlink:type="simple" xlink:href="https://static.ukrinform.com/photos/2023_06/thumb_files/630_360_1687091642-853.jpg" text:style-name="Internet_20_link" text:visited-style-name="Visited_20_Internet_20_Link">
630_360_16870...</text:a>
']</text:p>
      <text:p text:style-name="P4">
Tags: ['Банк', 'Казахстан', 'Заручники']</text:p>
      <text:p text:style-name="P4">
Type: Article</text:p>
      <!--METADATA-->
      <text:p text:style-name="P4">
<draw:frame draw:style-name="fr1" draw:name="Image138" text:anchor-type="as-char" svg:width="6.9236in" svg:height="3.956343in" draw:z-index="0">
<draw:image xlink:href="../Images/yкринформ/2023-06-18T15-29-00-03-00/630_360_1687091642-853.jpg" xlink:type="simple" xlink:show="embed" xlink:actuate="onLoad" draw:mime-type="image/jpeg"/>
</draw:frame>
In the capital, law enforcement officers conducted a successful operation to detain a man who seized the hostages at the KASPI bank.</text:p>
      <text:p text:style-name="P4">
As Ukrinform reports, it reports <text:a xlink:type="simple" xlink:href="https://www.inform.kz/ru/obezvrezhen-zahvativshiy-zalozhnikov-v-banke-v-astane_a4080347" text:style-name="Internet_20_link" text:visited-style-name="Visited_20_Internet_20_Link">
Kazinform</text:a>
.</text:p>
      <text:p text:style-name="P4">
"A successful force operation was carried out in Kapi Bank.</text:p>
      <text:p text:style-name="P4">
<text:span text:style-name="T4">
 Read also: </text:span>
 <text:a xlink:type="simple" xlink:href="https://www.ukrinform.ua/rubric-regions/3724265-rosiani-vivozat-u-cuvasiu-blizko-300-ditej-iz-zaporizkoi-oblasti-fedorov.html" text:style-name="Internet_20_link" text:visited-style-name="Visited_20_Internet_20_Link">
Russians export about 300 children of Zaporozhye region - Fedorov</text:a>
According to the department, all the doctors were examined, none of the hostages and the attacker were injured.</text:p>
      <text:p text:style-name="P4">
It is noted that negotiations with the attacker were conducted by the Minister of the Ministry of Internal Affairs Kazakhstanumarat Akhmetzhanov. He also managed a force operation.</text:p>
      <text:p text:style-name="P4">
As reported by Ukrinform, <text:a xlink:type="simple" xlink:href="https://www.ukrinform.ua/rubric-world/3724455-u-stolici-kazahstanu-ozbroenij-colovik-zahopiv-zarucnikiv-u-budivli-banku.html" text:style-name="Internet_20_link" text:visited-style-name="Visited_20_Internet_20_Link">
in the capital of Kazakhstan Astana armed with a man seized hostages in a bank building</text:a>
.</text:p>
      <text:p text:style-name="P4">
Photo: Kazinform</text:p>
      <text:p text:style-name="P4">
News Source: <text:a xlink:type="simple" xlink:href="https://www.ukrinform.ua/rubric-world/3724485-v-astani-zneskodili-colovika-akij-zahopiv-zarucnikiv-u-banku.html" text:style-name="Internet_20_link" text:visited-style-name="Visited_20_Internet_20_Link">
https://www.ukrinform.ua/rubric-world/3724485-v-astani-zneskodili-colovika-akij-zahopiv-zarucnikiv-u-banku.html</text:a>
</text:p>
      <!--NEWS-->
      <text:h text:style-name="P10" text:outline-level="1">
<text:span text:style-name="T4">
In Kherson region, residents of the affected areas will start receiving gas supply from June 26</text:span>
</text:h>
      <text:p text:style-name="P4">
Authors: Ukrinform (Person)</text:p>
      <text:p text:style-name="P4">
Publisher: Укринформ (Organization)</text:p>
      <text:p text:style-name="P4">
Published Time: 2023-06-18T15:40:02+03:00</text:p>
      <text:p text:style-name="P4">
Modified Time: 2023-06-18T15:40:02+03:00</text:p>
      <text:p text:style-name="P4">
Description: In the Deoocupened Snigurov community in Mykolaiv region, the water level has already decreased by 5 meters, the movement of road transport on Vasyliv and Novovasylivsky bridges has been restored. - Ukrinform.</text:p>
      <text:p text:style-name="P4">
Images: ['<text:a xlink:type="simple" xlink:href="https://static.ukrinform.com/photos/2023_06/thumb_files/630_360_1686472175-868.jpeg" text:style-name="Internet_20_link" text:visited-style-name="Visited_20_Internet_20_Link">
630_360_16864...</text:a>
']</text:p>
      <text:p text:style-name="P4">
Tags: ['Херсонщина', 'Електропостачання', 'Війна з Росією']</text:p>
      <text:p text:style-name="P4">
Type: Article</text:p>
      <!--METADATA-->
      <text:p text:style-name="P4">
<draw:frame draw:style-name="fr1" draw:name="Image139" text:anchor-type="as-char" svg:width="6.9236in" svg:height="3.956343in" draw:z-index="0">
<draw:image xlink:href="../Images/yкринформ/2023-06-18T15-40-02-03-00/630_360_1686472175-868.jpeg" xlink:type="simple" xlink:show="embed" xlink:actuate="onLoad" draw:mime-type="image/jpeg"/>
</draw:frame>
The Udocoupled Snigurov community in the Nikolaev area has already decreased by 5 meters, the movement of road transport on Vasyliv Tanovasilivsky bridges has been restored.</text:p>
      <text:p text:style-name="P4">
This was reported by the head of the Snihuriv City Military Administration of the Kuhta in <text:a xlink:type="simple" xlink:href="https://t.me/Snihyrivkachannel/460" text:style-name="Internet_20_link" text:visited-style-name="Visited_20_Internet_20_Link">
Telegram</text:a>
, reports Ukrinform.</text:p>
      <text:p text:style-name="P4">
“As of 08:00 on June 18, the water level in Ingulets has decreased by almost 5 meters. It remains about a meter to the level, which was until the Podrivakhovsky Hydroelectric Power Plant. Currently, water has departed from 373 houses of 375, which underwent, ”Kukhta wrote.</text:p>
      <text:p text:style-name="P4">
<text:span text:style-name="T4">
 Read also: </text:span>
 <text:a xlink:type="simple" xlink:href="https://www.ukrinform.ua/rubric-regions/3724484-u-snigurivskij-gromadi-na-mikolaivsini-riven-vodi-znizivsa-majze-na-5-metriv.html" text:style-name="Internet_20_link" text:visited-style-name="Visited_20_Internet_20_Link">
in the Snihur community in Mykolaiv region the level of water has been almost 5 meters</text:a>
According to him, the movement of road transport by Zagasilovsky and Novovasilovsky bridges was fully restored.</text:p>
      <text:p text:style-name="P4">
Specialists of the branch "Mykolaivoblenergo" continue repair work of damaged equipment. Currently, 169 abdents in the four settlements of the community who have undergone flooding are still temporarily de -adjacent.</text:p>
      <text:p text:style-name="P4">
The city continues to carry water for the population, and new storage of several neighborhoods of the city has been installed. Puvette work where people can buy drinking water. Delivery of water, food, things of the first in the affected settlements continues.</text:p>
      <text:p text:style-name="P4">
<text:span text:style-name="T4">
 Read also: </text:span>
 <text:a xlink:type="simple" xlink:href="https://www.ukrinform.ua/rubric-regions/3724476-hersonskij-mikrorajon-ostriv-pocnut-pidednuvati-do-energomerezi-z-seredini-nastupnogo-tizna-ova.html" text:style-name="Internet_20_link" text:visited-style-name="Visited_20_Internet_20_Link">
Kherson neighborhood island will begin to connect the doner barge from the middle of next week - Ova</text:a>
As it was reported, in the Snigurov community in the Nikolaev area as a result of the Podrivkakhovsky hydroelectric power station the water level rose by 6 meters.</text:p>
      <text:p text:style-name="P4">
At night [June 6, the Russian army blew up the Kakhovskaya Hydroelectric Dam]](https://www.ukrinform.ua/rubric-other_news/3723441-pidriv-rosianami-kahovskoi-ges-usi-novini.html). In the Kherson region evacuation of the population of dangerous places.</text:p>
      <text:p text:style-name="P4">
Photo: SES</text:p>
      <text:p text:style-name="P4">
News Source: <text:a xlink:type="simple" xlink:href="https://www.ukrinform.ua/rubric-regions/3724487-na-hersonsini-meskanci-postrazdalih-rajoniv-pocnut-otrimuvati-gazopostacanna-z-26-cervna.html" text:style-name="Internet_20_link" text:visited-style-name="Visited_20_Internet_20_Link">
https://www.ukrinform.ua/rubric-regions/3724487-na-hersonsini-meskanci-postrazdalih-rajoniv-pocnut-otrimuvati-gazopostacanna-z-26-cervna.html</text:a>
</text:p>
      <!--NEWS-->
      <text:h text:style-name="P10" text:outline-level="1">
<text:span text:style-name="T4">
The Pope urged not to forget about the "long -suffering Ukraine"</text:span>
</text:h>
      <text:p text:style-name="P4">
Authors: Ukrinform (Person)</text:p>
      <text:p text:style-name="P4">
Publisher: Укринформ (Organization)</text:p>
      <text:p text:style-name="P4">
Published Time: 2023-06-18T15:43:00+03:00</text:p>
      <text:p text:style-name="P4">
Modified Time: 2023-06-18T15:43:00+03:00</text:p>
      <text:p text:style-name="P4">
Description: Pope Francis on the eve of Refugee Day urged the whole world not to forget about "long -suffering Ukraine". - Ukrinform.</text:p>
      <text:p text:style-name="P4">
Images: ['<text:a xlink:type="simple" xlink:href="https://static.ukrinform.com/photos/2022_06/thumb_files/630_360_1654076283-741.jpeg" text:style-name="Internet_20_link" text:visited-style-name="Visited_20_Internet_20_Link">
630_360_16540...</text:a>
']</text:p>
      <text:p text:style-name="P4">
Tags: ['Папа Франциск', 'Біженці', 'Війна з Росією']</text:p>
      <text:p text:style-name="P4">
Type: Article</text:p>
      <!--METADATA-->
      <text:p text:style-name="P4">
<draw:frame draw:style-name="fr1" draw:name="Image140" text:anchor-type="as-char" svg:width="6.9236in" svg:height="3.956343in" draw:z-index="0">
<draw:image xlink:href="../Images/yкринформ/2023-06-18T15-43-00-03-00/630_360_1654076283-741.jpeg" xlink:type="simple" xlink:show="embed" xlink:actuate="onLoad" draw:mime-type="image/jpeg"/>
</draw:frame>
On the eve of the refugee Day, the Paparari Francis urged the whole world not to forget about "long -suffering Ukraine".</text:p>
      <text:p text:style-name="P4">
According to Ukrinform, it reports <text:a xlink:type="simple" xlink:href="https://www.vaticannews.va/uk/pope/news/2023-06/zaklyk-papy-angelus-16-chervnya-2023.html" text:style-name="Internet_20_link" text:visited-style-name="Visited_20_Internet_20_Link">
Vatican News</text:a>
.</text:p>
      <text:p text:style-name="P4">
"And let's maintain endurance in the prayer for the population of long -suffering Ukraine, let's not forget that it suffers a lot," the Pope said.</text:p>
      <text:p text:style-name="P4">
The meeting of the Patriarch with the believers on St. Peter's square on June 18 was the first hospitalization.</text:p>
      <text:p text:style-name="P4">
Previous general audience <text:a xlink:type="simple" xlink:href="https://www.ukrinform.ua/tag-papa-francisk" text:style-name="Internet_20_link" text:visited-style-name="Visited_20_Internet_20_Link">
Pope Francis</text:a>
, which took place before his operation in the hospital, is also a bulging call about Ukraine.</text:p>
      <text:p text:style-name="P4">
The Pope mentioned the tragedy in the Aegean Sea, and called for praying for the peace of the brutal attack on school in Uganda.</text:p>
      <text:p text:style-name="P4">
"With deep sadness and great sorrow, I think about the victims of a terrible shipwreck that happened these days off the Greek coast," he emphasized.</text:p>
      <text:p text:style-name="P4">
As for the events in Uganda, where for the attack of fighters, people were killed on school, the Pope said he was praying for "young students, victims of a brutalattak".</text:p>
      <text:p text:style-name="P4">
<text:span text:style-name="T4">
 Read also: </text:span>
 <text:a xlink:type="simple" xlink:href="https://www.ukrinform.ua/rubric-world/3670141-predstavnik-papi-rimskogo-v-avstrii-rosia-znehtuvala-urokami-oboh-svitovih-voen.html" text:style-name="Internet_20_link" text:visited-style-name="Visited_20_Internet_20_Link">
Pope representative in Austria: Russia has neglected the work of both world wars</text:a>
As reported by Ukrinform, on May 1, the head of the Catholic Church, Pope Francis, stated that the Vatican was involved in a peacekeeping mission to try to put an end to the war of Russia against Ukraine.</text:p>
      <text:p text:style-name="P4">
Pope Francis has entrusted Cardinal Matteo Zuppie's special mission related to Ukraine.</text:p>
      <text:p text:style-name="P4">
On June 5, the special envoy of Pope Francis <text:a xlink:type="simple" xlink:href="https://www.ukrinform.ua/rubric-society/3718656-specialnij-poslannik-papi-rimskogo-vidvidav-bucu.html" text:style-name="Internet_20_link" text:visited-style-name="Visited_20_Internet_20_Link">
visited a visit</text:a>
in the Kyiv region.  Photo: Vatican News</text:p>
      <text:p text:style-name="P4">
News Source: <text:a xlink:type="simple" xlink:href="https://www.ukrinform.ua/rubric-world/3724489-papa-rimskij-zaklikav-ne-zabuvati-pro-bagatostrazdalnu-ukrainu.html" text:style-name="Internet_20_link" text:visited-style-name="Visited_20_Internet_20_Link">
https://www.ukrinform.ua/rubric-world/3724489-papa-rimskij-zaklikav-ne-zabuvati-pro-bagatostrazdalnu-ukrainu.html</text:a>
</text:p>
      <!--NEWS-->
      <text:h text:style-name="P10" text:outline-level="1">
<text:span text:style-name="T4">
The National Council responded to the plot of the French TV channel on the preparation of Russians for the Armed Forces counter -offensive</text:span>
</text:h>
      <text:p text:style-name="P4">
Authors: Ukrinform (Person)</text:p>
      <text:p text:style-name="P4">
Publisher: Укринформ (Organization)</text:p>
      <text:p text:style-name="P4">
Published Time: 2023-06-18T15:52:22+03:00</text:p>
      <text:p text:style-name="P4">
Modified Time: 2023-06-18T15:52:22+03:00</text:p>
      <text:p text:style-name="P4">
Description: The National Council for Television and Radio Broadcasting considers the plot of the French TV TV channel, which was shot in the positions of the Russians in the temporarily occupied territories of Ukraine, unbalanced and playing in the hand of Russian propaganda. - Ukrinform.</text:p>
      <text:p text:style-name="P4">
Images: ['<text:a xlink:type="simple" xlink:href="https://static.ukrinform.com/photos/2019_07/thumb_files/630_360_1562673412-345.jpg" text:style-name="Internet_20_link" text:visited-style-name="Visited_20_Internet_20_Link">
630_360_15626...</text:a>
']</text:p>
      <text:p text:style-name="P4">
Tags: ['Франція', 'Журналіст', 'Нацрада']</text:p>
      <text:p text:style-name="P4">
Type: Article</text:p>
      <!--METADATA-->
      <text:p text:style-name="P4">
<draw:frame draw:style-name="fr1" draw:name="Image141" text:anchor-type="as-char" svg:width="6.9236in" svg:height="3.956343in" draw:z-index="0">
<draw:image xlink:href="../Images/yкринформ/2023-06-18T15-52-22-03-00/630_360_1562673412-345.jpg" xlink:type="simple" xlink:show="embed" xlink:actuate="onLoad" draw:mime-type="image/jpeg"/>
</draw:frame>
The National Council of Ukraine on Television and Radio Broadcasting considers the TF1 Story French channel, which was shot in the positions of the Russians in the temporary -refurbished territories of Ukraine, unbalanced and playing in the hand propaganda.</text:p>
      <text:p text:style-name="P4">
This was informed <text:a xlink:type="simple" xlink:href="https://www.nrada.gov.ua/natsionalna-rada-vvazhaye-syuzhet-frantsuzkogo-telekanalu-tf1-nezbalansovanym-takym-shho-graye-na-ruku-rosijskij-propagandi/" text:style-name="Internet_20_link" text:visited-style-name="Visited_20_Internet_20_Link">
press service of the National Council</text:a>
, reports Ukrinform.</text:p>
      <text:p text:style-name="P4">
“The TF1 French TV channel has published a plot on its YouTube channel, filmed by the nursing of Russian invaders in the occupied territory of Ukraine. It tells about the preparation of the Russian military for the Counter-offensive of the Armed Forces, their readishes, and there is no mention that it is the troops of the aggressor country. This snout raised a just outrage of Ukrainians, ”the National Council said.</text:p>
      <text:p text:style-name="P4">
<text:span text:style-name="T4">
 Read also: </text:span>
 <text:a xlink:type="simple" xlink:href="https://www.ukrinform.ua/rubric-polytics/3724259-suzet-francuzkogo-telekanalu-z-pozicij-vijsk-rf-probiv-nove-dno-zurnalistiki-mzs.html" text:style-name="Internet_20_link" text:visited-style-name="Visited_20_Internet_20_Link">
the plot of the French TV channel from the standpoint of the Russian troops "Petroment" of journalism - the Foreign Ministry</text:a>
It is noted that experts of the National Television Council Iradio Broadcasting gave their analysis of the plot and stated that such work of French journalists contributes to the spread of Russian propaganda and goes against the position of the whole European community.</text:p>
      <text:p text:style-name="P4">
According to the institution, this French TV channel actually provided the RFMAid for broadcasting propaganda narratives.</text:p>
      <text:p text:style-name="P4">
"It is especially dangerous, given that the whole European community, IFranius, in particular, makes considerable efforts to limit Russian propaganda," - said in the message.</text:p>
      <text:p text:style-name="P4">
<text:span text:style-name="T4">
 Read also: </text:span>
 <text:a xlink:type="simple" xlink:href="https://www.ukrinform.ua/rubric-polytics/3709944-makron-mi-ne-vedemo-vijnu-z-rosieu-mi-dopomagaemo-ukraini-protistoati-agresoru.html" text:style-name="Internet_20_link" text:visited-style-name="Visited_20_Internet_20_Link">
Macron: We do not wage war with Russia, we help Ukraine to resist the aggressor</text:a>
According to the press service, the shooting of the plot was carried out under the control of the Russian Federation, so as to show a high level of combat capability of the Armyexia.</text:p>
      <text:p text:style-name="P4">
It is noted that the spread of propaganda messages was to show self -nomen and an alternative point of view of the exemplary state of positions, equipment, weapons of the army(Mobilized last September).</text:p>
      <text:p text:style-name="P4">
*!(https://www.ukrinform.ua/rubric-ato/3724316-nimecke-vidanna-stern-sprostuvalo-propagandistskij-fejk-rf-sodo-poranenna-budanova.html)The department drew the attention of French colleagues to the fact that in matters of armed aggression it is extremely important to call things by their names.</text:p>
      <text:p text:style-name="P4">
"The authors of the plot silence the fact that the troops of the aggressor state conduct fighting in the occupied territories of Ukraine and commit military crimes against peaceful regulations, and the Russian troops are not actually defending, but trying to hold the territories to keep in."</text:p>
      <text:p text:style-name="P4">
The institution is convinced that there is no doubt that this and similar subjects will be used for further propaganda in both the EU and the Russian sugaryts.</text:p>
      <text:p text:style-name="P4">
<text:span text:style-name="T4">
 Read also: </text:span>
(https://www.ukrinform.ua/rubric-world/3724335-vidanna-the-american-conservative-zvinuvatilo-stati-u-vijni-v-ukraini-cpd.html)It is specified that by showing such "news", the Russian Federation tries to portray its army as strong and professional.</text:p>
      <text:p text:style-name="P4">
"It is necessary for Russia to doubt in doubts among the European society to support the liberation war of Ukraine against the invaders, as well as to convince even more civilian Russians to join the Armed Forces of the aggressor state and the stativores of the crime against Ukraine," the department said.</text:p>
      <text:p text:style-name="P4">
Therefore, the National Council, for its part, has prepared appropriate requests for the editorial board of TF1 and the French regulator ARCOM in relation to a common plot.</text:p>
      <text:p text:style-name="P4">
As it was reported, a reported reporting was published by the significance. Since then, he has gained more than 133 thousand views. The video can be possible how French journalists remove not only the positions of the invaders, but their technique. In particular, the French showed how Russian troops opened from the RSLS in Ukrainian positions.</text:p>
      <text:p text:style-name="P4">
News Source: <text:a xlink:type="simple" xlink:href="https://www.ukrinform.ua/rubric-society/3724490-u-nacradi-vidreaguvali-na-suzet-francuzkogo-telekanalu-pro-pidgotovku-rosian-do-kontrnastupu-zsu.html" text:style-name="Internet_20_link" text:visited-style-name="Visited_20_Internet_20_Link">
https://www.ukrinform.ua/rubric-society/3724490-u-nacradi-vidreaguvali-na-suzet-francuzkogo-telekanalu-pro-pidgotovku-rosian-do-kontrnastupu-zsu.html</text:a>
</text:p>
      <!--NEWS-->
      <text:h text:style-name="P10" text:outline-level="1">
<text:span text:style-name="T4">
There are 1500 people in Avdiivka</text:span>
</text:h>
      <text:p text:style-name="P4">
Authors: Ukrinform (Person)</text:p>
      <text:p text:style-name="P4">
Publisher: Укринформ (Organization)</text:p>
      <text:p text:style-name="P4">
Published Time: 2023-06-18T15:55:55+03:00</text:p>
      <text:p text:style-name="P4">
Modified Time: 2023-06-18T15:55:55+03:00</text:p>
      <text:p text:style-name="P4">
Description: Currently, 1500 people remain in Avdiivka of Donetsk region. - Ukrinform.</text:p>
      <text:p text:style-name="P4">
Images: ['<text:a xlink:type="simple" xlink:href="https://static.ukrinform.com/photos/2023_05/thumb_files/630_360_1684841009-201.jpg" text:style-name="Internet_20_link" text:visited-style-name="Visited_20_Internet_20_Link">
630_360_16848...</text:a>
']</text:p>
      <text:p text:style-name="P4">
Tags: ['Донеччина', 'МВС', 'Авдіївка']</text:p>
      <text:p text:style-name="P4">
Type: Article</text:p>
      <!--METADATA-->
      <text:p text:style-name="P4">
<draw:frame draw:style-name="fr1" draw:name="Image142" text:anchor-type="as-char" svg:width="6.9236in" svg:height="3.956343in" draw:z-index="0">
<draw:image xlink:href="../Images/yкринформ/2023-06-18T15-55-55-03-00/630_360_1684841009-201.jpg" xlink:type="simple" xlink:show="embed" xlink:actuate="onLoad" draw:mime-type="image/jpeg"/>
</draw:frame>
Currently, 1,500 people are left to the Uvdiivtsi of Donetsk region.</text:p>
      <text:p text:style-name="P4">
This was informed <text:a xlink:type="simple" xlink:href="https://mvs.gov.ua/uk/news/dilnicii-dmitro-solovii-u-skladi-policeiskogo-ekipazu-bilii-iangol-dopomagaje-liudiam-v-avdiyivci" text:style-name="Internet_20_link" text:visited-style-name="Visited_20_Internet_20_Link">
the press service of the Ministry of Internal Affairs of Ukraine</text:a>
, reports Ukrinform.</text:p>
      <text:p text:style-name="P4">
“From the first days of the full -scale war, Avdiivka became one of the hottest points on the map of Ukraine. The invaders tried to seize the settlement, using all kinds of weapons against the civilians. There are now 1500 locals in the Avdiiv, ”the Ministry of Internal Affairs said.</text:p>
      <text:p text:style-name="P4">
<text:span text:style-name="T4">
 Read also: </text:span>
 <text:a xlink:type="simple" xlink:href="https://www.ukrinform.ua/rubric-ato/3724266-rosiani-zoseredzuut-zusilla-na-cotiroh-napramkah-za-dobu-22-bojovi-zitknenna.html" text:style-name="Internet_20_link" text:visited-style-name="Visited_20_Internet_20_Link">
the enemy focuses on four directions - per day22 collisions</text:a>
It is noted that recently police officers from the White Angel crews have got to the Podaviaudar.</text:p>
      <text:p text:style-name="P4">
“The crew arrived to get out of the rubble a person who was killed in the first time. At this time, the airbag hit a nine -storey building nearby. Fortunately, law enforcement officers were not injured, ”the testimony specified.</text:p>
      <text:p text:style-name="P4">
As reported by Ukrinform, on June 12, the National Police informed that about 200 people are currently in the poverty of Donetsk region.</text:p>
      <text:p text:style-name="P4">
Photo: Vitaliy Barabash, Telegrams</text:p>
      <text:p text:style-name="P4">
News Source: <text:a xlink:type="simple" xlink:href="https://www.ukrinform.ua/rubric-regions/3724492-u-avdiivci-zalisaetsa-1500-ludej.html" text:style-name="Internet_20_link" text:visited-style-name="Visited_20_Internet_20_Link">
https://www.ukrinform.ua/rubric-regions/3724492-u-avdiivci-zalisaetsa-1500-ludej.html</text:a>
</text:p>
      <!--NEWS-->
      <text:h text:style-name="P10" text:outline-level="1">
<text:span text:style-name="T4">
Zelensky announced new important communications with weapons partners</text:span>
</text:h>
      <text:p text:style-name="P4">
Authors: Ukrinform (Person)</text:p>
      <text:p text:style-name="P4">
Publisher: Укринформ (Organization)</text:p>
      <text:p text:style-name="P4">
Published Time: 2023-06-18T15:56:00+03:00</text:p>
      <text:p text:style-name="P4">
Modified Time: 2023-06-18T22:56:00+03:00</text:p>
      <text:p text:style-name="P4">
Description: Next week, Ukraine will carry out new important communications with partners dedicated to the supply of weapons so that our defenders have everything you need.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Переговори', 'Зброя', 'Зеленський', 'Війна з Росією']</text:p>
      <text:p text:style-name="P4">
Type: Article</text:p>
      <!--METADATA-->
      <text:p text:style-name="P4">
<draw:frame draw:style-name="fr1" draw:name="Image143" text:anchor-type="as-char" svg:width="6.9236in" svg:height="3.956343in" draw:z-index="0">
<draw:image xlink:href="../Images/yкринформ/2023-06-18T15-56-00-03-00/630_360_1668631319-314.jpg" xlink:type="simple" xlink:show="embed" xlink:actuate="onLoad" draw:mime-type="image/jpeg"/>
</draw:frame>
The Ukrainian -based week will carry out new important communications with partners dedicated to the supply of weapons to make our defenders everything necessary.</text:p>
      <text:p text:style-name="P4">
About this in <text:a xlink:type="simple" xlink:href="https://www.youtube.com/watch" text:style-name="Internet_20_link" text:visited-style-name="Visited_20_Internet_20_Link">
video closer</text:a>
Volodymyr Zelenskyy said, Ukrinform reports.</text:p>
      <text:p text:style-name="P4">
“It was Ramstein this week, and most importantly, it is the speed of supply. The next week will be new important communications with partners - just for the sake of our governors, just for the sake of weapons, just for the sake of our soldiers everything, ”he said.</text:p>
      <text:p text:style-name="P4">
<text:span text:style-name="T5">
Video: <text:a xlink:type="simple" xlink:href="https://www.facebook.com/president.gov.ua" text:style-name="Internet_20_link" text:visited-style-name="Visited_20_Internet_20_Link">
Presidential Office</text:a>
</text:span>
</text:p>
      <text:p text:style-name="P4">
According to the President, a week important for all of us is an important for all of us - an important for Ukrainian defense, our steps forward and for our offensive.</text:p>
      <text:p text:style-name="P4">
“And it is time to thank all our soldiers, those who distinguished themselves in this way. Taurian direction, the harshest, marines of the 35th separate brigade-I thank you. Paratroopers 79, 130th separate reconnaissance baht, 68 September Brigade, 23 Separate Mechanized Brigade-Thank you. The 44 -Brigade artillerymen are grateful to you, ”Zelensky said.</text:p>
      <text:p text:style-name="P4">
<text:span text:style-name="T4">
 Read also: </text:span>
 <text:a xlink:type="simple" xlink:href="https://www.ukrinform.ua/rubric-ato/3724590-prezident-nasi-vijskovi-ruhautsa-krok-za-krokom-idemo-vpered.html" text:style-name="Internet_20_link" text:visited-style-name="Visited_20_Internet_20_Link">
President: Our Military Move, Step by step</text:a>
The head of state especially noted the mouth of the percussion drones of the 47th separate mechanized brigade, headed by the chief sergeant Rustam Mustafayev and healed Ukrainian soldiers as a result.</text:p>
      <text:p text:style-name="P4">
«The crew of an armored car demining of the 70th separate regiment of support, senior sergeant Mykola Nikandrov and junior sergeant Roman Lisin-Well done, boys!Our National Guard - Thank you all, ” - said <text:a xlink:type="simple" xlink:href="https://www.ukrinform.ua/tag-zelenskij" text:style-name="Internet_20_link" text:visited-style-name="Visited_20_Internet_20_Link">
Zelensky</text:a>
.</text:p>
      <text:p text:style-name="P4">
He also noted the chief sergeant Vasily Kovilin and the commander of the platoon Zeleny from the 4th Battalion of the Operational Presidential Battalion of the National Guard, and thanked them. According to the head of the Ukrainian state, they perform tasks in Luhansk region, under Bigorivka.</text:p>
      <text:p text:style-name="P4">
<text:span text:style-name="T4">
 Read also: </text:span>
 <text:a xlink:type="simple" xlink:href="https://www.ukrinform.ua/rubric-polytics/3724301-zelenskij-podakuvav-partneram-aki-za-cej-tizden-zrobili-novi-kroki-u-pidtrimci-ukraini.html" text:style-name="Internet_20_link" text:visited-style-name="Visited_20_Internet_20_Link">
<text:span text:style-name="T4">
 Zelensky </text:span>
 I thanked the partners who have made new steps in support of Ukraine in this week</text:a>
</text:p>
      <text:p text:style-name="P4">
As it was reported, Zelensky noted on Wednesday the 331 -military state.</text:p>
      <text:p text:style-name="P4">
<text:span text:style-name="T5">
Foto: op</text:span>
</text:p>
      <text:p text:style-name="P4">
News Source: <text:a xlink:type="simple" xlink:href="https://www.ukrinform.ua/rubric-ato/3724593-zelenskij-anonsuvav-novi-vazlivi-komunikacii-z-partnerami-sodo-zbroi.html" text:style-name="Internet_20_link" text:visited-style-name="Visited_20_Internet_20_Link">
https://www.ukrinform.ua/rubric-ato/3724593-zelenskij-anonsuvav-novi-vazlivi-komunikacii-z-partnerami-sodo-zbroi.html</text:a>
</text:p>
      <!--NEWS-->
      <text:h text:style-name="P10" text:outline-level="1">
<text:span text:style-name="T4">
Determined all participants of the finals of four women's golden Eurolege-2023 in volleyball</text:span>
</text:h>
      <text:p text:style-name="P4">
Authors: Ukrinform (Person)</text:p>
      <text:p text:style-name="P4">
Publisher: Укринформ (Organization)</text:p>
      <text:p text:style-name="P4">
Published Time: 2023-06-18T16:00:00+03:00</text:p>
      <text:p text:style-name="P4">
Modified Time: 2023-06-18T16:00:00+03:00</text:p>
      <text:p text:style-name="P4">
Description: The Ukrainians came to a decisive stage ahead of schedule. - Ukrinform.</text:p>
      <text:p text:style-name="P4">
Images: ['<text:a xlink:type="simple" xlink:href="https://static.ukrinform.com/photos/2023_06/thumb_files/630_360_1687093128-748.jpg" text:style-name="Internet_20_link" text:visited-style-name="Visited_20_Internet_20_Link">
630_360_16870...</text:a>
']</text:p>
      <text:p text:style-name="P4">
Tags: ['Волейбол']</text:p>
      <text:p text:style-name="P4">
Type: Article</text:p>
      <!--METADATA-->
      <text:p text:style-name="P4">
<draw:frame draw:style-name="fr1" draw:name="Image144" text:anchor-type="as-char" svg:width="6.9236in" svg:height="3.956343in" draw:z-index="0">
<draw:image xlink:href="../Images/yкринформ/2023-06-18T16-00-00-03-00/630_360_1687093128-748.jpg" xlink:type="simple" xlink:show="embed" xlink:actuate="onLoad" draw:mime-type="image/jpeg"/>
</draw:frame>
The Ukrainiankius came to a decisive stage.</text:p>
      <text:p text:style-name="P4">
The finals of the four golden European libra were released three groups of groups and the best team among the national teams that took second place, Ukrinform reports.</text:p>
      <text:p text:style-name="P4">
The national team of Ukraine has completed the development ahead of schedule. Belgium Tachechia came to F4 according to the results of the final round, and Sweden went through the next stage for the selection.</text:p>
      <text:p text:style-name="P4">
The formation of couples in the finale of four depends on the ranking of the winners of the groups: the best team will play against Sweden, and the second and third team will be pulzoustin.</text:p>
      <text:p text:style-name="P4">
<text:span text:style-name="T4">
 Read also: </text:span>
 <text:a xlink:type="simple" xlink:href="https://www.ukrinform.ua/rubric-sports/3724423-ukrainski-zbirni-zaversuut-kvalifikaciu-u-zolotij-evrolizi-z-volejbolu.html" text:style-name="Internet_20_link" text:visited-style-name="Visited_20_Internet_20_Link">
Ukrainian national teams complete the qualification in "goldenurosis" with <text:span text:style-name="T4">
 volleyball </text:span>
 U</text:a>
The final rating will form after the last match, today Petkov's wards will play in the final round against the French national team - the current winners of the Golden European European. The meeting starts at 16:00 in Kiev.</text:p>
      <text:p text:style-name="P4">
Photo: CEV</text:p>
      <text:p text:style-name="P4">
News Source: <text:a xlink:type="simple" xlink:href="https://www.ukrinform.ua/rubric-sports/3724493-viznacilisa-usi-ucasnici-finalu-cotiroh-zinocoi-zolotoi-evroligi2023-z-volejbolu.html" text:style-name="Internet_20_link" text:visited-style-name="Visited_20_Internet_20_Link">
https://www.ukrinform.ua/rubric-sports/3724493-viznacilisa-usi-ucasnici-finalu-cotiroh-zinocoi-zolotoi-evroligi2023-z-volejbolu.html</text:a>
</text:p>
      <!--NEWS-->
      <text:h text:style-name="P10" text:outline-level="1">
<text:span text:style-name="T4">
Kuleba commented Peskov's statements about the "demilitarization" of Ukraine</text:span>
</text:h>
      <text:p text:style-name="P4">
Authors: Ukrinform (Person)</text:p>
      <text:p text:style-name="P4">
Publisher: Укринформ (Organization)</text:p>
      <text:p text:style-name="P4">
Published Time: 2023-06-18T16:01:00+03:00</text:p>
      <text:p text:style-name="P4">
Modified Time: 2023-06-18T16:01:00+03:00</text:p>
      <text:p text:style-name="P4">
Description: Foreign Minister of Ukraine Dmytro Kuleba commented on the statement of Kremlin spokesman Dmitry Peskov about the "demilitarization" of Ukraine.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МЗС', 'Пєсков']</text:p>
      <text:p text:style-name="P4">
Type: Article</text:p>
      <!--METADATA-->
      <text:p text:style-name="P4">
<draw:frame draw:style-name="fr1" draw:name="Image145" text:anchor-type="as-char" svg:width="6.9236in" svg:height="3.956343in" draw:z-index="0">
<draw:image xlink:href="../Images/yкринформ/2023-06-18T16-01-00-03-00/630_360_1685367365-251.jpg" xlink:type="simple" xlink:show="embed" xlink:actuate="onLoad" draw:mime-type="image/jpeg"/>
</draw:frame>
The Minister of Law of Ukraine Dmytro Kuleba commented on the statement of Kremlin -spokesman Peskov about the "demilitarization" of Ukraine.</text:p>
      <text:p text:style-name="P4">
Kuleba wrote about this in <text:a xlink:type="simple" xlink:href="https://www.facebook.com/dmytro.kuleba/posts/pfbid0vUQkEGffGc6HtPSghqiBrK8528tFwMPM55BWArGnDtVDiLhebmi7eS3ZcRFbnn1Ml" text:style-name="Internet_20_link" text:visited-style-name="Visited_20_Internet_20_Link">
Facebook</text:a>
, reports Ukrinform.</text:p>
      <text:p text:style-name="P4">
"In the following series: in fact, all its tasks are fulfilled. Ukraine as an EU Member of Inato will not be able to attack Russia, Crimea is no longer a burden for Russian budget, the Nazis remained only in Russia, and the losses Let's tell us that we helped us to correct the martyrs and make Russia stronger. Russia is stronger than ever, "Kuleba wrote.</text:p>
      <text:p text:style-name="P4">
*!(https://www.ukrinform.ua/rubric-polytics/3723700-raketnij-obstril-e-signalom-afrikanskim-lideram-pro-spravzni-namiri-rosii-dmitro-kuleba.html)He noted that Putin will be able to explain to the Russians and the loss of Crimea, Yukraine as a whole.</text:p>
      <text:p text:style-name="P4">
"The main thing for partners is not to be afraid of global changes and not to stop in support of Ukraine. Life without modern Russia is possible. And every day we work with a superfluous weapon for the Defense Forces of Ukraine, on strengthening the world coalition of drinking the formula of peace and over the restoration of Ukraine. summarized the Foreign Ministry.</text:p>
      <text:p text:style-name="P4">
<text:span text:style-name="T4">
 Read also: </text:span>
 <text:a xlink:type="simple" xlink:href="https://www.ukrinform.ua/rubric-polytics/3724300-v-mzs-sprognozuvali-koli-miznarodnij-sud-oon-uhvalit-risenna-u-spravi-ukraina-proti-rf.html" text:style-name="Internet_20_link" text:visited-style-name="Visited_20_Internet_20_Link">
in <text:span text:style-name="T4">
 Foreign Ministry </text:span>
 predicted when the International Court of International Court of Ukraine will cure the decision in the case of Ukraine against the Russian Federation</text:a>
Earlier, Peskov stated that Russia had fulfilled "special operations", namely "demilitarized" Ukraine.</text:p>
      <text:p text:style-name="P4">
Photo: Dmytro Kuleba, Facebook</text:p>
      <text:p text:style-name="P4">
News Source: <text:a xlink:type="simple" xlink:href="https://www.ukrinform.ua/rubric-polytics/3724496-kuleba-prokomentuvav-zaavi-peskova-pro-demilitarizaciu-ukraini.html" text:style-name="Internet_20_link" text:visited-style-name="Visited_20_Internet_20_Link">
https://www.ukrinform.ua/rubric-polytics/3724496-kuleba-prokomentuvav-zaavi-peskova-pro-demilitarizaciu-ukraini.html</text:a>
</text:p>
      <!--NEWS-->
      <text:h text:style-name="P10" text:outline-level="1">
<text:span text:style-name="T4">
Carnation: Eddie Hirn said he would try to organize a battle for me for eliminator WBA</text:span>
</text:h>
      <text:p text:style-name="P4">
Authors: Ukrinform (Person)</text:p>
      <text:p text:style-name="P4">
Publisher: Укринформ (Organization)</text:p>
      <text:p text:style-name="P4">
Published Time: 2023-06-18T16:15:24+03:00</text:p>
      <text:p text:style-name="P4">
Modified Time: 2023-06-18T16:15:24+03:00</text:p>
      <text:p text:style-name="P4">
Description: British Joshua Bathsi ranks first in the WBA ranking. - Ukrinform.</text:p>
      <text:p text:style-name="P4">
Images: ['<text:a xlink:type="simple" xlink:href="https://static.ukrinform.com/photos/2023_06/thumb_files/630_360_1687094109-193.jpg" text:style-name="Internet_20_link" text:visited-style-name="Visited_20_Internet_20_Link">
630_360_16870...</text:a>
']</text:p>
      <text:p text:style-name="P4">
Tags: ['Бокс', 'Гвоздик']</text:p>
      <text:p text:style-name="P4">
Type: Article</text:p>
      <!--METADATA-->
      <text:p text:style-name="P4">
<draw:frame draw:style-name="fr1" draw:name="Image146" text:anchor-type="as-char" svg:width="6.9236in" svg:height="3.956343in" draw:z-index="0">
<draw:image xlink:href="../Images/yкринформ/2023-06-18T16-15-24-03-00/630_360_1687094109-193.jpg" xlink:type="simple" xlink:show="embed" xlink:actuate="onLoad" draw:mime-type="image/jpeg"/>
</draw:frame>
Britishjosua Batsi ranks first in the WBA ranking.</text:p>
      <text:p text:style-name="P4">
Former World Heavyweight Champion Alexander Carnation(19-1, 15 Ko)stated that he was ready to fight with someone from the British representatives of his divizum <text:a xlink:type="simple" xlink:href="https://proboxtv.com/news/oleksandr-gvozdyk-puts-political-differences-aside-to-focus-on-dmitry-bivol/en" text:style-name="Internet_20_link" text:visited-style-name="Visited_20_Internet_20_Link">
reports</text:a>
PTOBOXTV, reports Ukrinform.</text:p>
      <text:p text:style-name="P4">
"I met Eddie Hirn personally after the battle, they said they were trying to organize the battle for me for the eliminator WBA. I know that Joshua Batsi on this is the number one in the ranking. I think it would be a wonderful fight. But it's nothing against Buatsi or someone else, I look at who is in the rating. Umen there is no specific desire to fight him, just I want to be the one uwba number to win the title of World Champion.</text:p>
      <text:p text:style-name="P4">
I understand that the champion is somewhat busy, but I can at least be the number one to ignite my opportunity to compete again for the title of World Champion. All British guys in the division are quite rigid, I would like to fight with one of the ones. I like the United Kingdom and London, so it is not a problem for me to get there, ”the carnation said.</text:p>
      <text:p text:style-name="P4">
Note that Joshua Batsi(17-0, 13 is)It is a compulsory contender for the WBA World Title.</text:p>
      <text:p text:style-name="P4">
<text:span text:style-name="T4">
 Read also: </text:span>
 [<text:span text:style-name="T4">
 Carnation </text:span>
 I named the possible timing of the next one(https://www.ukrinform.ua/rubric-sports/3722202-gvozdik-nazvav-mozlivi-termini-provedenna-cergovogo-bou.html)As reported by Ukrinform, Carnation held his last match on May 6, having received early victory over Richard Bolotnik(19-7-1, 8 Ko).</text:p>
      <text:p text:style-name="P4">
Фото: Getty Images</text:p>
      <text:p text:style-name="P4">
News Source: <text:a xlink:type="simple" xlink:href="https://www.ukrinform.ua/rubric-sports/3724499-gvozdik-eddi-hirn-skazav-so-sprobue-organizuvati-dla-mene-bij-za-eliminator-wba.html" text:style-name="Internet_20_link" text:visited-style-name="Visited_20_Internet_20_Link">
https://www.ukrinform.ua/rubric-sports/3724499-gvozdik-eddi-hirn-skazav-so-sprobue-organizuvati-dla-mene-bij-za-eliminator-wba.html</text:a>
</text:p>
      <!--NEWS-->
      <text:h text:style-name="P10" text:outline-level="1">
<text:span text:style-name="T4">
In Kherson region the average water level is 93 centimeters, flooded 23 settlements</text:span>
</text:h>
      <text:p text:style-name="P4">
Authors: Ukrinform (Person)</text:p>
      <text:p text:style-name="P4">
Publisher: Укринформ (Organization)</text:p>
      <text:p text:style-name="P4">
Published Time: 2023-06-18T16:19:00+03:00</text:p>
      <text:p text:style-name="P4">
Modified Time: 2023-06-18T16:19:00+03:00</text:p>
      <text:p text:style-name="P4">
Description: In Kherson region, the average water level is 93 centimeters. - Ukrinform.</text:p>
      <text:p text:style-name="P4">
Images: ['<text:a xlink:type="simple" xlink:href="https://static.ukrinform.com/photos/2023_06/thumb_files/630_360_1686291427-818.jpg" text:style-name="Internet_20_link" text:visited-style-name="Visited_20_Internet_20_Link">
630_360_16862...</text:a>
']</text:p>
      <text:p text:style-name="P4">
Tags: ['Херсонщина', 'Вода', 'Каховська ГЕС']</text:p>
      <text:p text:style-name="P4">
Type: Article</text:p>
      <!--METADATA-->
      <text:p text:style-name="P4">
<draw:frame draw:style-name="fr1" draw:name="Image147" text:anchor-type="as-char" svg:width="6.9236in" svg:height="3.956343in" draw:z-index="0">
<draw:image xlink:href="../Images/yкринформ/2023-06-18T16-19-00-03-00/630_360_1686291427-818.jpg" xlink:type="simple" xlink:show="embed" xlink:actuate="onLoad" draw:mime-type="image/jpeg"/>
</draw:frame>
Nakherson region is currently 93 centimeters.</text:p>
      <text:p text:style-name="P4">
This was reported by the head of Kherson Ova Alexander Proudin in <text:a xlink:type="simple" xlink:href="https://t.me/khersonskaODA/7095" text:style-name="Internet_20_link" text:visited-style-name="Visited_20_Internet_20_Link">
</text:a>
<text:a xlink:type="simple" xlink:href="https://t.me/khersonskaODA/7095" text:style-name="Internet_20_link" text:visited-style-name="Visited_20_Internet_20_Link">
Telegram,</text:a>
transmits Ukrinform.</text:p>
      <text:p text:style-name="P4">
“In Kherson region as of 14 o'clock in the day Medium level <text:a xlink:type="simple" xlink:href="https://www.ukrinform.ua/tag-voda" text:style-name="Internet_20_link" text:visited-style-name="Visited_20_Internet_20_Link">
water</text:a>
is 93 centimeters. 23 painted points were flooded, six of them on the right bank, all others are on the left, ”Proudin said.</text:p>
      <text:p text:style-name="P4">
He also noted that 879 residential buildings remain flooded on the Right Bank.</text:p>
      <text:p text:style-name="P4">
Video: Alexander Proudin's telegram</text:p>
      <text:p text:style-name="P4">
<text:span text:style-name="T4">
 Read also: </text:span>
 <text:a xlink:type="simple" xlink:href="https://www.ukrinform.ua/rubric-regions/3724417-voda-na-pidtoplenij-castini-goloi-pristani-trimaetsa-na-rivni-1-metra.html" text:style-name="Internet_20_link" text:visited-style-name="Visited_20_Internet_20_Link">
water on the flooded part of the bare pier is held on an equal footing 1 meter</text:a>
As it was reported, in Kherson region residents of the affected areas will start maintaining gas supply from June 26.</text:p>
      <text:p text:style-name="P4">
On the night of June 6, the Russian army [blown up the Kakhovskaya hydroelectric dam]](https://www.ukrinform.ua/rubric-other_news/3723441-pidriv-rosianami-kahovskoi-ges-usi-novini.html). In the Kherson region, the evacuation of the population of anesthetics for which there is a risk of flooding began.</text:p>
      <text:p text:style-name="P4">
News Source: <text:a xlink:type="simple" xlink:href="https://www.ukrinform.ua/rubric-regions/3724501-na-hersonsini-serednij-riven-vodi-93-santimetri-zatopleni-23-naselenih-punktiv.html" text:style-name="Internet_20_link" text:visited-style-name="Visited_20_Internet_20_Link">
https://www.ukrinform.ua/rubric-regions/3724501-na-hersonsini-serednij-riven-vodi-93-santimetri-zatopleni-23-naselenih-punktiv.html</text:a>
</text:p>
      <!--NEWS-->
      <text:h text:style-name="P10" text:outline-level="1">
<text:span text:style-name="T4">
In intelligence called the actions of the Russians on nuclear blackmail</text:span>
</text:h>
      <text:p text:style-name="P4">
Authors: Ukrinform (Person)</text:p>
      <text:p text:style-name="P4">
Publisher: Укринформ (Organization)</text:p>
      <text:p text:style-name="P4">
Published Time: 2023-06-18T16:37:00+03:00</text:p>
      <text:p text:style-name="P4">
Modified Time: 2023-06-18T16:37:00+03:00</text:p>
      <text:p text:style-name="P4">
Description: Aggressive Russia continues the tactics of nuclear blackmail, using the occupied Zaporizhzhya Nuclear Power Plant, as well as the territory of Belarus, where Russian nuclear weapons are located. - Ukrinform.</text:p>
      <text:p text:style-name="P4">
Images: ['<text:a xlink:type="simple" xlink:href="https://static.ukrinform.com/photos/2022_08/thumb_files/630_360_1659774839-514.jpg" text:style-name="Internet_20_link" text:visited-style-name="Visited_20_Internet_20_Link">
630_360_16597...</text:a>
']</text:p>
      <text:p text:style-name="P4">
Tags: ['Розвідка', 'Запорізька АЕС', 'Війна з Росією']</text:p>
      <text:p text:style-name="P4">
Type: Article</text:p>
      <!--METADATA-->
      <text:p text:style-name="P4">
<draw:frame draw:style-name="fr1" draw:name="Image148" text:anchor-type="as-char" svg:width="6.9236in" svg:height="3.956343in" draw:z-index="0">
<draw:image xlink:href="../Images/yкринформ/2023-06-18T16-37-00-03-00/630_360_1659774839-514.jpg" xlink:type="simple" xlink:show="embed" xlink:actuate="onLoad" draw:mime-type="image/jpeg"/>
</draw:frame>
Aggressive Russia continues the tactics of nuclear blackmail, using the occupied Zaporizhzhya atomic power plant, as well as the territory of Belarus, where the placement of Russian nuclear weapons is possible.</text:p>
      <text:p text:style-name="P4">
This was stated(Dmitry Gordon's Visiting Program), informs <text:a xlink:type="simple" xlink:href="https://gur.gov.ua/content/te-shcho-rosiiany-vyrobliaiut-iz-zaes-tse-iadernyi-shantazh.html" text:style-name="Internet_20_link" text:visited-style-name="Visited_20_Internet_20_Link">
GUR press service</text:a>
, reports Ukrinform.</text:p>
      <text:p text:style-name="P4">
“A number of nuclear safety standards and standards on <text:a xlink:type="simple" xlink:href="https://www.ukrinform.ua/tag-zaporizka-aes" text:style-name="Internet_20_link" text:visited-style-name="Visited_20_Internet_20_Link">
ZPP</text:a>
It is no longer provided by the current authorities. The fact that they are constantly producing with our Zaporizhzhya atomic station is a nuclear blackmail: it is also the placement of forces and means, weapons there; This is the implementation of shelling by rashists from the territory and in the territory of the lands; It is the terror of the staff of the power plant and many other factors, ” - the tells.</text:p>
      <text:p text:style-name="P4">
According to a representative of the military intelligence of Ukraine, the blackmail at the ZPP and other critical infrastructure objects is related to the Russian -intelligence that the occupied territories of Ukraine will sooner or later have to be agreed.</text:p>
      <text:p text:style-name="P4">
<text:span text:style-name="T4">
 Read also: </text:span>
 <text:a xlink:type="simple" xlink:href="https://www.ukrinform.ua/rubric-polytics/3723729-gendirektor-magate-zaklikav-ne-peretvoruvati-zaes-na-vijskovu-bazu.html" text:style-name="Internet_20_link" text:visited-style-name="Visited_20_Internet_20_Link">
CEO of the IAEA called not to convert <text:span text:style-name="T4">
 ZPE </text:span>
 Navayskaya Base</text:a>
“The main thing that every Ukrainian and the whole world must understand - in Kakhovka, name" Crimean Titan "and throughout Ukraine security, including ecological dual safety at these objects, will be guaranteed when they return under the control of Ukraine and legal power. While Russian terrorists are there, it will be threatened to preserve, ”Yusov said.</text:p>
      <text:p text:style-name="P4">
He noted that the enemy's statements about the possible placement of nuclear weapons of Storaliatoria Belarus is also an element of Moscow blackmail. According to him, neither the Belarusian dictator Alexander Lukashenko, nor any other in that country is not allowed to influence the placement, use or fate of Russian nuclear weapons.</text:p>
      <text:p text:style-name="P4">
“Of course, the people of Belarus once again are hostages, now an additional element of nuclear argument, nuclear blackmail. Something additional for NATO, for Ukraine, is not threatened. But Putin shows, they say, she will take some steps on the chessboard, ”the Gurmo representative of Ukraine explained.</text:p>
      <text:p text:style-name="P4">
Yusov stated that the "dancing of Russians with nuclear tambourine" in Belarus is expected.“Despite all the dances with the tambourine, now the nuclear tambourine, for Ukraine, the important factor remains that Belarus is not drawn into full -scale terrestrial Russia against Ukraine, and this is not observed. They want to cover, wave their fists, threaten someone, threateningly move your mustache? "Well, Bellas," he said.</text:p>
      <text:p text:style-name="P4">
As it was reported, on June 13, Yusov stated that the Russians in the Crimea were considering a scenario of failure of "Crimean titanium" in case of escape.</text:p>
      <text:p text:style-name="P4">
News Source: <text:a xlink:type="simple" xlink:href="https://www.ukrinform.ua/rubric-economy/3724505-u-rozvidci-nazvali-dii-rosian-na-zaes-adernim-santazem.html" text:style-name="Internet_20_link" text:visited-style-name="Visited_20_Internet_20_Link">
https://www.ukrinform.ua/rubric-economy/3724505-u-rozvidci-nazvali-dii-rosian-na-zaes-adernim-santazem.html</text:a>
</text:p>
      <!--NEWS-->
      <text:h text:style-name="P10" text:outline-level="1">
<text:span text:style-name="T4">
In the reservoirs of the Nikolaevshchina found cholera vibrio</text:span>
</text:h>
      <text:p text:style-name="P4">
Authors: Ukrinform (Person)</text:p>
      <text:p text:style-name="P4">
Publisher: Укринформ (Organization)</text:p>
      <text:p text:style-name="P4">
Published Time: 2023-06-18T16:49:00+03:00</text:p>
      <text:p text:style-name="P4">
Modified Time: 2023-06-18T16:49:00+03:00</text:p>
      <text:p text:style-name="P4">
Description: In the Nikolaev area in the river Ingulets and in the Dnieper-Buzky estuary, a cholera vibrio and a significant excess of lactose-positive Escherichia coli were allocated. - Ukrinform.</text:p>
      <text:p text:style-name="P4">
Images: ['<text:a xlink:type="simple" xlink:href="https://static.ukrinform.com/photos/2022_09/thumb_files/630_360_1663402344-697.jpg" text:style-name="Internet_20_link" text:visited-style-name="Visited_20_Internet_20_Link">
630_360_16634...</text:a>
']</text:p>
      <text:p text:style-name="P4">
Tags: ['Холера', 'Миколаївщина', 'Вода', 'Кишкова паличка', 'Каховська ГЕС', 'Затоплення']</text:p>
      <text:p text:style-name="P4">
Type: Article</text:p>
      <!--METADATA-->
      <text:p text:style-name="P4">
<draw:frame draw:style-name="fr1" draw:name="Image149" text:anchor-type="as-char" svg:width="6.9236in" svg:height="3.956343in" draw:z-index="0">
<draw:image xlink:href="../Images/yкринформ/2023-06-18T16-49-00-03-00/630_360_1663402344-697.jpg" xlink:type="simple" xlink:show="embed" xlink:actuate="onLoad" draw:mime-type="image/jpeg"/>
</draw:frame>
In the River Ingulets and in the Dnieper-Buza estuary, the selected cholera vibrio and a significant excess of lactose-positive intestinal fuel.</text:p>
      <text:p text:style-name="P4">
About it reports the Mykolaiv Regional Center for Control and Prevention of Disease of Moza of Ukraine in <text:a xlink:type="simple" xlink:href="https://www.facebook.com/mocdc.mk.ua/posts/pfbid0MEJgpApcuGrNN9Yt9TjuY1LBJ2zazZYf3gRaAPNSBn4oZ5GdMtMYTyTk3R9QZpm8l" text:style-name="Internet_20_link" text:visited-style-name="Visited_20_Internet_20_Link">
Facebook</text:a>
, reports Ukrinform.</text:p>
      <text:p text:style-name="P4">
“According to the results of the study <text:a xlink:type="simple" xlink:href="https://www.ukrinform.ua/tag-voda" text:style-name="Internet_20_link" text:visited-style-name="Visited_20_Internet_20_Link">
water</text:a>
surface reservoirs in the territories of the Nikolaev area, which is undergoing underwall(which is a marker of possible availability of cholery vibrion). Зокрема його знайдено в р. Інгулець (M. Snihurivka), Buga estuary(Seagull beach, recreational zone "Namov", Mykolaiv city), Ingul(Mykolaiv), Dnipro -Buzky estuary, ”the message reads.</text:p>
      <text:p text:style-name="P4">
It is also noted that the microbiological indicators of lactose-positive rod(At a permissible level of 5000 units.)It is in Ingulets River –240000000, Dnipro -Buzi estuary - 6200 - 13000.</text:p>
      <text:p text:style-name="P4">
<text:span text:style-name="T4">
 Read also: </text:span>
 <text:a xlink:type="simple" xlink:href="https://www.ukrinform.ua/rubric-regions/3723704-v-odesi-viavili-holeropodibnij-vibrion-u-morskij-vodi.html" text:style-name="Internet_20_link" text:visited-style-name="Visited_20_Internet_20_Link">
in Odessa found <text:span text:style-name="T4">
 cholero </text:span>
 a similar vibrion in the sea water</text:a>
In the center of the control, they emphasized: for sanitary and chemical indicators water in the river Ingulets does not meet the standards for dissolved oxygen, dry residue, chloride, iron, etc. In the Dnieper-Buzian estuary, there is an excess of permissible concentrations for ammonia.</text:p>
      <text:p text:style-name="P4">
There are no petroleum products and pesticides in samples selected.</text:p>
      <text:p text:style-name="P4">
As it was reported, <text:a xlink:type="simple" xlink:href="https://www.ukrinform.ua/rubric-other_news/3723441-pidriv-rosianami-kahovskoi-ges-usi-novini.html" text:style-name="Internet_20_link" text:visited-style-name="Visited_20_Internet_20_Link">
on the night of June 6, the Russian army blown up the dam of Kakhovskaya HEP. </text:a>
In the Kherson region, the evacuation of the population from dangerous places for which Yerizik flooding began.</text:p>
      <text:p text:style-name="P4">
_ Photo: public_</text:p>
      <text:p text:style-name="P4">
News Source: <text:a xlink:type="simple" xlink:href="https://www.ukrinform.ua/rubric-regions/3724506-u-vodojmah-mikolaivsini-viavili-holeropodibnij-vibrion-ta-znacne-perevisenna-norm-kiskovoi-palicki.html" text:style-name="Internet_20_link" text:visited-style-name="Visited_20_Internet_20_Link">
https://www.ukrinform.ua/rubric-regions/3724506-u-vodojmah-mikolaivsini-viavili-holeropodibnij-vibrion-ta-znacne-perevisenna-norm-kiskovoi-palicki.html</text:a>
</text:p>
      <!--NEWS-->
      <text:h text:style-name="P10" text:outline-level="1">
<text:span text:style-name="T4">
Ukrainians can adopt children from the evacuees abroad - Ombudsman's representative</text:span>
</text:h>
      <text:p text:style-name="P4">
Authors: Ukrinform (Person)</text:p>
      <text:p text:style-name="P4">
Publisher: Укринформ (Organization)</text:p>
      <text:p text:style-name="P4">
Published Time: 2023-06-18T16:52:26+03:00</text:p>
      <text:p text:style-name="P4">
Modified Time: 2023-06-18T16:52:26+03:00</text:p>
      <text:p text:style-name="P4">
Description: Citizens of Ukraine can adopt children, including institutions that have been evacuated from our country abroad.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Усиновлення', 'Війна з Росією']</text:p>
      <text:p text:style-name="P4">
Type: Article</text:p>
      <!--METADATA-->
      <text:p text:style-name="P4">
<draw:frame draw:style-name="fr1" draw:name="Image150" text:anchor-type="as-char" svg:width="6.9236in" svg:height="3.956343in" draw:z-index="0">
<draw:image xlink:href="../Images/yкринформ/2023-06-18T16-52-26-03-00/630_360_1685537728-468.jpg" xlink:type="simple" xlink:show="embed" xlink:actuate="onLoad" draw:mime-type="image/jpeg"/>
</draw:frame>
Citizens can adopt children, including institutions that have been abroad from our country.</text:p>
      <text:p text:style-name="P4">
This was stated(https://www.radiosvoboda.org/a/suslova-vpo-bizhentsi-vidibrannya-ditei/32462672.html)Asked whether Ukrainians can be released by children from establishments evacuated abroad, Ukrinform reports.</text:p>
      <text:p text:style-name="P4">
“You can. We are currently working on how to introduce a mechanism for the process to take the process of taking place as efficiently and quickly as possible, perhaps partially online. Because acquaintance should take place - the child should meet the overgrown, the adult should meet the child. Contact must take place, ”she said.</text:p>
      <text:p text:style-name="P4">
She stressed that it is unknown how much martial law will continue, and children are killed.</text:p>
      <text:p text:style-name="P4">
<text:span text:style-name="T4">
 Read also: </text:span>
 [Lubinets told the Pope messenger about the crimes(https://www.ukrinform.ua/rubric-society/3718570-lubinec-rozpoviv-poslancu-papi-rimskogo-pro-zlocini-rf-sodo-ukrainskih-ditej.html)Answering the question whether Ukrainian children were adopted from the institutions that have been proud abroad, the Ombudsman representative informed that the imposition request was huge, as abroad, as in the country.</text:p>
      <text:p text:style-name="P4">
"Many foreigners say:" We want to take children from boarding schools, we want to support Ukraine, we want to give your children a better future. " Alesacon is prohibited by foreigners during martial law, so we will not be able to track our children in today's conditions. There are risks and we have no right to take risks, ”Suslova said.</text:p>
      <text:p text:style-name="P4">
<text:span text:style-name="T4">
 Read also: </text:span>
 <text:a xlink:type="simple" xlink:href="https://www.ukrinform.ua/rubric-society/3723293-u-28-mistah-evropi-vidbulisa-mitingi-z-vimogou-povernuti-ukrainskih-ditej-deportovanih-rf.html" text:style-name="Internet_20_link" text:visited-style-name="Visited_20_Internet_20_Link">
in 28 cities of Europe there were rallies demanding the return of Ukrainian children deported by the Russian Federation</text:a>
In her opinion, the position of the state(In this matter- Ed.)will be unchanged by the end of the military status.</text:p>
      <text:p text:style-name="P4">
As it was reported, on September 30, 2022, the Advisor-President of Ukraine of the Rights of the Child and Children's Rehabilitation Daria Gerasimchuk stated that the regeneration of Ukrainian children by citizens of other countries is not happening.</text:p>
      <text:p text:style-name="P4">
News Source: <text:a xlink:type="simple" xlink:href="https://www.ukrinform.ua/rubric-society/3724508-ukrainci-mozut-vsinovluvati-ditej-iz-zakladiv-evakujovanih-za-kordon-predstavnica-ombudsmana.html" text:style-name="Internet_20_link" text:visited-style-name="Visited_20_Internet_20_Link">
https://www.ukrinform.ua/rubric-society/3724508-ukrainci-mozut-vsinovluvati-ditej-iz-zakladiv-evakujovanih-za-kordon-predstavnica-ombudsmana.html</text:a>
</text:p>
      <!--NEWS-->
      <text:h text:style-name="P10" text:outline-level="1">
<text:span text:style-name="T4">
Ukraine defeated Northern Macedonia in Golden Euroliz from Volleyball</text:span>
</text:h>
      <text:p text:style-name="P4">
Authors: Ukrinform (Person)</text:p>
      <text:p text:style-name="P4">
Publisher: Укринформ (Organization)</text:p>
      <text:p text:style-name="P4">
Published Time: 2023-06-18T16:56:11+03:00</text:p>
      <text:p text:style-name="P4">
Modified Time: 2023-06-18T22:56:11+03:00</text:p>
      <text:p text:style-name="P4">
Description: Today, on June 18, the men's volleyball team has held the final match of the group stage of the Golden European Library. - Ukrinform.</text:p>
      <text:p text:style-name="P4">
Images: ['<text:a xlink:type="simple" xlink:href="https://static.ukrinform.com/photos/2023_06/thumb_files/630_360_1687118122-840.jpg" text:style-name="Internet_20_link" text:visited-style-name="Visited_20_Internet_20_Link">
630_360_16871...</text:a>
']</text:p>
      <text:p text:style-name="P4">
Tags: ['Волейбол', 'Збірна України']</text:p>
      <text:p text:style-name="P4">
Type: Article</text:p>
      <!--METADATA-->
      <text:p text:style-name="P4">
<draw:frame draw:style-name="fr1" draw:name="Image151" text:anchor-type="as-char" svg:width="6.9236in" svg:height="3.956343in" draw:z-index="0">
<draw:image xlink:href="../Images/yкринформ/2023-06-18T16-56-11-03-00/630_360_1687118122-840.jpg" xlink:type="simple" xlink:show="embed" xlink:actuate="onLoad" draw:mime-type="image/jpeg"/>
</draw:frame>
Today, on June 18, the men's volleyball team held the final matches of the Golden European Library.</text:p>
      <text:p text:style-name="P4">
Ukrainians beat Northern Macedonia - 3: 0, reports Ukrinform.</text:p>
      <text:p text:style-name="P4">
The Ukrainian team won the previous 5 matches and left the group from the first place.</text:p>
      <text:p text:style-name="P4">
<text:span text:style-name="T4">
 Read also: </text:span>
 <text:a xlink:type="simple" xlink:href="https://www.ukrinform.ua/rubric-sports/3724530-zbirna-ukraini-postupilas-francii-v-grupi-zinocoi-zolotoi-evroligi-z-volejbolu.html" text:style-name="Internet_20_link" text:visited-style-name="Visited_20_Internet_20_Link">
Ukrainian national team gave way to France in the Group of Women's Golden Euly with <text:span text:style-name="T4">
 Volleyball </text:span>
 U</text:a>
As it was reported, the men's national team of Ukraine took part in the finals of the four -gold European libra. In 2017, Ukrainian volleyball players won the tournament.</text:p>
      <text:p text:style-name="P4">
Photo: CEV</text:p>
      <text:p text:style-name="P4">
News Source: <text:a xlink:type="simple" xlink:href="https://www.ukrinform.ua/rubric-sports/3724591-ukraina-peremogla-pivnicnu-makedoniu-u-zolotij-evrolizi-z-volejbolu.html" text:style-name="Internet_20_link" text:visited-style-name="Visited_20_Internet_20_Link">
https://www.ukrinform.ua/rubric-sports/3724591-ukraina-peremogla-pivnicnu-makedoniu-u-zolotij-evrolizi-z-volejbolu.html</text:a>
</text:p>
      <!--NEWS-->
      <text:h text:style-name="P10" text:outline-level="1">
<text:span text:style-name="T4">
Luis Enrique will become a new head coach "PSG" - media</text:span>
</text:h>
      <text:p text:style-name="P4">
Authors: Ukrinform (Person)</text:p>
      <text:p text:style-name="P4">
Publisher: Укринформ (Organization)</text:p>
      <text:p text:style-name="P4">
Published Time: 2023-06-18T17:00:02+03:00</text:p>
      <text:p text:style-name="P4">
Modified Time: 2023-06-18T17:00:02+03:00</text:p>
      <text:p text:style-name="P4">
Description: Parisians expect to announce the coming of a specialist next week. - Ukrinform.</text:p>
      <text:p text:style-name="P4">
Images: ['<text:a xlink:type="simple" xlink:href="https://static.ukrinform.com/photos/2023_06/thumb_files/630_360_1687096614-129.jpg" text:style-name="Internet_20_link" text:visited-style-name="Visited_20_Internet_20_Link">
630_360_16870...</text:a>
']</text:p>
      <text:p text:style-name="P4">
Tags: ['Футбол', 'Парі Сен-Жермен']</text:p>
      <text:p text:style-name="P4">
Type: Article</text:p>
      <!--METADATA-->
      <text:p text:style-name="P4">
<draw:frame draw:style-name="fr1" draw:name="Image152" text:anchor-type="as-char" svg:width="6.9236in" svg:height="3.956343in" draw:z-index="0">
<draw:image xlink:href="../Images/yкринформ/2023-06-18T17-00-02-03-00/630_360_1687096614-129.jpg" xlink:type="simple" xlink:show="embed" xlink:actuate="onLoad" draw:mime-type="image/jpeg"/>
</draw:frame>
Parisian is considering to announce the arrival of a specialist next week.</text:p>
      <text:p text:style-name="P4">
The PSG management was determined by the next head coach of the team, <text:a xlink:type="simple" xlink:href="https://www.lequipe.fr/Football/Article/Le-psg-a-choisi-luis-enrique/1403444" text:style-name="Internet_20_link" text:visited-style-name="Visited_20_Internet_20_Link">
reports</text:a>
L'Equipe, Ukrinform reports.</text:p>
      <text:p text:style-name="P4">
It will be a 53-year-old Spaniard Luis Enrique, who in the past headed Roma, Celta, Barcelona and the Spanish national team.</text:p>
      <text:p text:style-name="P4">
Parisians expect to announce the coming of a specialist next week. The latest details of cooperation are discussed.</text:p>
      <text:p text:style-name="P4">
Enrique became the main contender due to his experience, the list of achievements of the Tavminus to build a team, not to focus on the data of one player.</text:p>
      <text:p text:style-name="P4">
The Spaniard's candidacy was also supported by the President of the Club Naser Al-Khalai, an exported advisor Luis Kampush. What was not, for example, in cases of Sergeoconseissau and Marcelo Galimardo, with whom negotiations were on Saturday.</text:p>
      <text:p text:style-name="P4">
However, PSG supports a contract with both specialists in case the agreement with Enrique breaks down for the last time.</text:p>
      <text:p text:style-name="P4">
<text:span text:style-name="T4">
 Read also: </text:span>
 <text:a xlink:type="simple" xlink:href="https://www.ukrinform.ua/rubric-sports/3722354-messi-ce-buv-mij-ostannij-cempionat-svitu.html" text:style-name="Internet_20_link" text:visited-style-name="Visited_20_Internet_20_Link">
Messi: This was my last World Championship</text:a>
As reported by Ukrinform, PSG has become the champion of France in the last 10 years.</text:p>
      <text:p text:style-name="P4">
Photo: Getty Image</text:p>
      <text:p text:style-name="P4">
News Source: <text:a xlink:type="simple" xlink:href="https://www.ukrinform.ua/rubric-sports/3724510-luis-enrike-stane-novim-golovnim-trenerom-psz-zmi.html" text:style-name="Internet_20_link" text:visited-style-name="Visited_20_Internet_20_Link">
https://www.ukrinform.ua/rubric-sports/3724510-luis-enrike-stane-novim-golovnim-trenerom-psz-zm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18T17:05:00+03:00</text:p>
      <text:p text:style-name="P4">
Modified Time: 2023-06-18T17:05: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3" text:anchor-type="as-char" svg:width="6.9236in" svg:height="3.956343in" draw:z-index="0">
<draw:image xlink:href="../Images/yкринформ/2023-06-18T17-05-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54" text:anchor-type="as-char" svg:width="6.9236in" svg:height="6.9236in" draw:z-index="0">
<draw:image xlink:href="../Images/yкринформ/2023-06-18T17-05-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55" text:anchor-type="as-char" svg:width="6.9236in" svg:height="6.9236in" draw:z-index="0">
<draw:image xlink:href="../Images/yкринформ/2023-06-18T17-05-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56" text:anchor-type="as-char" svg:width="6.9236in" svg:height="6.9236in" draw:z-index="0">
<draw:image xlink:href="../Images/yкринформ/2023-06-18T17-05-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57" text:anchor-type="as-char" svg:width="6.9236in" svg:height="6.9236in" draw:z-index="0">
<draw:image xlink:href="../Images/yкринформ/2023-06-18T17-05-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Japan, a truck collided with a bus, five dead</text:span>
</text:h>
      <text:p text:style-name="P4">
Authors: Ukrinform (Person)</text:p>
      <text:p text:style-name="P4">
Publisher: Укринформ (Organization)</text:p>
      <text:p text:style-name="P4">
Published Time: 2023-06-18T17:08:00+03:00</text:p>
      <text:p text:style-name="P4">
Modified Time: 2023-06-18T17:08:00+03:00</text:p>
      <text:p text:style-name="P4">
Description: Five people were killed on Sunday as a result of a bus collision and a truck on the North Japanese Island Hokkaido. - Ukrinform.</text:p>
      <text:p text:style-name="P4">
Images: ['<text:a xlink:type="simple" xlink:href="https://static.ukrinform.com/photos/2023_06/thumb_files/630_360_1687094634-910.jpg" text:style-name="Internet_20_link" text:visited-style-name="Visited_20_Internet_20_Link">
630_360_16870...</text:a>
']</text:p>
      <text:p text:style-name="P4">
Tags: ['Японія', 'ДТП', 'Загибель']</text:p>
      <text:p text:style-name="P4">
Type: Article</text:p>
      <!--METADATA-->
      <text:p text:style-name="P4">
<draw:frame draw:style-name="fr1" draw:name="Image158" text:anchor-type="as-char" svg:width="6.9236in" svg:height="3.956343in" draw:z-index="0">
<draw:image xlink:href="../Images/yкринформ/2023-06-18T17-08-00-03-00/630_360_1687094634-910.jpg" xlink:type="simple" xlink:show="embed" xlink:actuate="onLoad" draw:mime-type="image/jpeg"/>
</draw:frame>
Five people were killed on Sunday as a result of a bus collision and a truck by a half -Japanese Japanese Island Hokkaido.</text:p>
      <text:p text:style-name="P4">
As Ukrinform reports, it reports <text:a xlink:type="simple" xlink:href="https://english.kyodonews.net/news/2023/06/fe359e178f64-5-dead-after-bus-collides-with-truck-in-japans-hokkaido.html" text:style-name="Internet_20_link" text:visited-style-name="Visited_20_Internet_20_Link">
Kyodo.</text:a>
Lethal <text:a xlink:type="simple" xlink:href="https://www.ukrinform.ua/tag-dtp" text:style-name="Internet_20_link" text:visited-style-name="Visited_20_Internet_20_Link">
accident</text:a>
It happened at about 11:55 in the south of Hokkaido. The collision of the driver of both transport vehicles was killed. About a dozen people were hospitalized.</text:p>
      <text:p text:style-name="P4">
A bus with 18 passengers left Sapporo in the morning of Sunday to the city of Khakakoda, Hokuto Kotsu Inc. said the bus operator Hokuto Kotsu Inc.</text:p>
      <text:p text:style-name="P4">
According to law enforcement assumptions, it was a frontal collision of two -transmission. The front of the truck was broken, while the wattle area around the driver's seat was badly damaged.</text:p>
      <text:p text:style-name="P4">
<text:span text:style-name="T4">
 Read also: </text:span>
 <text:a xlink:type="simple" xlink:href="https://www.ukrinform.ua/rubric-regions/3721703-dbr-rozslidue-zagibel-vijskovosluzbovca-u-dtp-na-kiivsini.html" text:style-name="Internet_20_link" text:visited-style-name="Visited_20_Internet_20_Link">
DBR investigates the death of a serviceman in <text:span text:style-name="T4">
 an accident </text:span>
 Nakyiv region</text:a>
As reported by Ukrinform, on Friday, June 16, <text:a xlink:type="simple" xlink:href="https://www.ukrinform.ua/rubric-world/3723628-u-pivdennij-korei-stalasa-masstabna-dtp-postrazdali-ponad-80-ludej.html" text:style-name="Internet_20_link" text:visited-style-name="Visited_20_Internet_20_Link">
in the province of the Southern Korea Kanvon, more than 80 people were injured as a result of the collision of seven vehicles</text:a>
, including taunta buses.</text:p>
      <text:p text:style-name="P4">
According to the police, a chain accident, which got into which the car, three trucks, as well as three buses that took high school students on a tour of the highway, were traveling on a highway in Honchkhon.</text:p>
      <text:p text:style-name="P4">
<text:span text:style-name="T5">
Foto: kyodo</text:span>
</text:p>
      <text:p text:style-name="P4">
News Source: <text:a xlink:type="simple" xlink:href="https://www.ukrinform.ua/rubric-world/3724500-v-aponii-vnaslidok-dtp-zaginuli-patero-ludej.html" text:style-name="Internet_20_link" text:visited-style-name="Visited_20_Internet_20_Link">
https://www.ukrinform.ua/rubric-world/3724500-v-aponii-vnaslidok-dtp-zaginuli-patero-ludej.html</text:a>
</text:p>
      <!--NEWS-->
      <text:h text:style-name="P10" text:outline-level="1">
<text:span text:style-name="T4">
The government has allocated more than ₴ 550 billion in five months this year this year -</text:span>
</text:h>
      <text:p text:style-name="P4">
Authors: Ukrinform (Person)</text:p>
      <text:p text:style-name="P4">
Publisher: Укринформ (Organization)</text:p>
      <text:p text:style-name="P4">
Published Time: 2023-06-18T17:18:48+03:00</text:p>
      <text:p text:style-name="P4">
Modified Time: 2023-06-18T17:18:48+03:00</text:p>
      <text:p text:style-name="P4">
Description: For the first 5 months of this year, the Cabinet of Ministers has allocated more than UAH 550 billion to the security and defense forces of Ukraine. - Ukrinform.</text:p>
      <text:p text:style-name="P4">
Images: ['<text:a xlink:type="simple" xlink:href="https://static.ukrinform.com/photos/2023_03/thumb_files/630_360_1679674428-586.jpg" text:style-name="Internet_20_link" text:visited-style-name="Visited_20_Internet_20_Link">
630_360_16796...</text:a>
']</text:p>
      <text:p text:style-name="P4">
Tags: ['Уряд', 'Гроші', 'Шмигаль']</text:p>
      <text:p text:style-name="P4">
Type: Article</text:p>
      <!--METADATA-->
      <text:p text:style-name="P4">
<draw:frame draw:style-name="fr1" draw:name="Image159" text:anchor-type="as-char" svg:width="6.9236in" svg:height="3.956343in" draw:z-index="0">
<draw:image xlink:href="../Images/yкринформ/2023-06-18T17-18-48-03-00/630_360_1679674428-586.jpg" xlink:type="simple" xlink:show="embed" xlink:actuate="onLoad" draw:mime-type="image/jpeg"/>
</draw:frame>
In the first 5 months of this year, the Cabinet of Ministers allocated more than UAH 550 billion to the security and defense forces.</text:p>
      <text:p text:style-name="P4">
About it in <text:a xlink:type="simple" xlink:href="https://www.facebook.com/dshmyhal/posts/pfbid02voX9KHCxThAgFoyuZtw9HtvEr9cM82ntwSW414dMqZ7nftNU9fdWKPgNN7quFXFTl" text:style-name="Internet_20_link" text:visited-style-name="Visited_20_Internet_20_Link">
Facebook</text:a>
Informed by Prime Minister of Ukraine Denis Shmigal, Ukrinform reports.</text:p>
      <text:p text:style-name="P4">
“For the first 5 months of this year, the government allocated more than UAH 550 billion to the security and defense forces of Ukraine. This is 49% of all budget expenditures during this time. We have been able to direct all taxes of citizens and business to funding the army to ensure our victory, ”he said.</text:p>
      <text:p text:style-name="P4">
<text:span text:style-name="T4">
 Read also: </text:span>
 <text:a xlink:type="simple" xlink:href="https://www.ukrinform.ua/rubric-vidbudova/3724258-proon-razom-iz-partnerami-nakopicue-1-milard-na-vidnovlenna-ukraini-smigal.html" text:style-name="Internet_20_link" text:visited-style-name="Visited_20_Internet_20_Link">
UNDP together with partners accumulates $ 1 billion in Ukraine - <text:span text:style-name="T4">
 Shmigal </text:span>
</text:a>
Separately, the head of the government noted that the consequences of the Russian terrorist attack on the Kakhovskaya hydroelectric power station continued.</text:p>
      <text:p text:style-name="P4">
“This week he discussed the situation around the Kakhovka hydroelectric power station with the premieres of Poland, Denmark, Belgium, as well as with Vicekanzler of Germany. We will mobilize the support of partners, ”the Prime Minister of Ukraine said.</text:p>
      <text:p text:style-name="P4">
As it was reported, <text:a xlink:type="simple" xlink:href="https://www.ukrinform.ua/rubric-other_news/3723441-pidriv-rosianami-kahovskoi-ges-usi-novini.html" text:style-name="Internet_20_link" text:visited-style-name="Visited_20_Internet_20_Link">
On June 6, the Russian army blew up the Kakhovskaya Hins dam</text:a>
.</text:p>
      <text:p text:style-name="P4">
<text:span text:style-name="T4">
 Read also: </text:span>
 <text:a xlink:type="simple" xlink:href="https://www.ukrinform.ua/rubric-regions/3723755-naslidki-pidrivu-kahovskoi-ges-likvidovuut-ponad-14-tisaci-ludej-smigal.html" text:style-name="Internet_20_link" text:visited-style-name="Visited_20_Internet_20_Link">
the consequences of Kakhovskaya hydroelectric power station eliminate more than 1.4 thousand people - <text:span text:style-name="T4">
 Shmigal </text:span>
</text:a>
Currently, 23 settlements remain flooded, six of them on the right, all others are on the left. 879 residential buildings remain on the Right Bank.</text:p>
      <text:p text:style-name="P4">
According to local authorities, residents of the victims of Kherson region will start receiving gas supply from June 26.</text:p>
      <text:p text:style-name="P4">
Photo: CMU</text:p>
      <text:p text:style-name="P4">
News Source: <text:a xlink:type="simple" xlink:href="https://www.ukrinform.ua/rubric-economy/3724515-urad-za-pat-misaciv-cogo-roku-vidiliv-na-sili-bezpeki-i-oboroni-ponad-550-milardiv-smigal.html" text:style-name="Internet_20_link" text:visited-style-name="Visited_20_Internet_20_Link">
https://www.ukrinform.ua/rubric-economy/3724515-urad-za-pat-misaciv-cogo-roku-vidiliv-na-sili-bezpeki-i-oboroni-ponad-550-milardiv-smigal.html</text:a>
</text:p>
      <!--NEWS-->
      <text:h text:style-name="P10" text:outline-level="1">
<text:span text:style-name="T4">
In Kherson region there are public utilities from 13 regions of Ukraine - OP</text:span>
</text:h>
      <text:p text:style-name="P4">
Authors: Ukrinform (Person)</text:p>
      <text:p text:style-name="P4">
Publisher: Укринформ (Organization)</text:p>
      <text:p text:style-name="P4">
Published Time: 2023-06-18T17:30:00+03:00</text:p>
      <text:p text:style-name="P4">
Modified Time: 2023-06-18T17:30:00+03:00</text:p>
      <text:p text:style-name="P4">
Description: In the Kherson region, the consequences of Russian terror at the Kakhovka hydroelectric power station are underway, and nowadays public utilities are working in the region from 13 regions of Ukraine. - Ukrinform.</text:p>
      <text:p text:style-name="P4">
Images: ['<text:a xlink:type="simple" xlink:href="https://static.ukrinform.com/photos/2023_06/thumb_files/630_360_1687098983-785.jpeg" text:style-name="Internet_20_link" text:visited-style-name="Visited_20_Internet_20_Link">
630_360_16870...</text:a>
']</text:p>
      <text:p text:style-name="P4">
Tags: ['Херсонщина', 'Вода', 'Каховська ГЕС']</text:p>
      <text:p text:style-name="P4">
Type: Article</text:p>
      <!--METADATA-->
      <text:p text:style-name="P4">
<draw:frame draw:style-name="fr1" draw:name="Image160" text:anchor-type="as-char" svg:width="6.9236in" svg:height="3.956343in" draw:z-index="0">
<draw:image xlink:href="../Images/yкринформ/2023-06-18T17-30-00-03-00/630_360_1687098983-785.jpeg" xlink:type="simple" xlink:show="embed" xlink:actuate="onLoad" draw:mime-type="image/jpeg"/>
</draw:frame>
The Uherson region is undergoing elimination of the consequences of Russian terror of the Nakakhovsky hydroelectric power station, and nowadays public utilities are working in the region from 13 regions of Ukraine.</text:p>
      <text:p text:style-name="P4">
This was stated by the Deputy Head of OP Alexei Kuleba, reports Ukrinform with <text:a xlink:type="simple" xlink:href="https://president.gov.ua/news/na-hersonshini-pracyuyut-komunalniki-z-13-regioniv-ukrayini-83665" text:style-name="Internet_20_link" text:visited-style-name="Visited_20_Internet_20_Link">
the press service of the Presidential Office.</text:a>
“Side-by-side we overcome the consequences of Russian terror in <text:a xlink:type="simple" xlink:href="https://www.ukrinform.ua/tag-hersonsina" text:style-name="Internet_20_link" text:visited-style-name="Visited_20_Internet_20_Link">
Kherson region</text:a>
. Rescuers, doctors, volunteers from all over the country work here. Also in Kherson, 200fhams of utility companies from 13 regions of Ukraine arrived. They pump water, clean the roads from the sludge, remove the garbage, ”Kuleba said.</text:p>
      <text:p text:style-name="P4">
In addition, according to him, the regions were transferred to the Kherson region by 3 decimals of the necessary equipment: dump trucks, loaders, excavators, tractors, garbage trucks and more.</text:p>
      <text:p text:style-name="P4">
“There are a lot of work, but we will overcome everything together. I am grateful to everyone for their help in liquidation, ”Kuleba said.</text:p>
      <text:p text:style-name="P4">
According to him, with experts and communal equipment helped Kyiv, Vinnytsia, Volyn, Transcarpathia, Ivano-Frankivsk, Kirovograd, Lviv, Poltava, Rivne, Ternopil, Khmelnytskyi, Cherkasy region, Bukovina.</text:p>
      <text:p text:style-name="P4">
<text:span text:style-name="T4">
 Read also: </text:span>
 <text:a xlink:type="simple" xlink:href="https://www.ukrinform.ua/rubric-regions/3724501-na-hersonsini-serednij-riven-vodi-93-santimetri-zatopleni-23-naselenih-punktiv.html" text:style-name="Internet_20_link" text:visited-style-name="Visited_20_Internet_20_Link">
on <text:span text:style-name="T4">
 Khersonshch </text:span>
 Inframe average water level - 93 centimeters, flooded 23 settlements</text:a>
"Separate brigades of energy and gas workers are also being formed to restore the destroyed infrastructure of Kherson region," he informed.</text:p>
      <text:p text:style-name="P4">
As it was reported, on the night of June 6 the army(https://www.ukrinform.ua/rubric-other_news/3723441-pidriv-rosianami-kahovskoi-ges-usi-novini.html). In the Kherson region, the evacuation of the population of anesthetics for which there is a risk of flooding began.</text:p>
      <text:p text:style-name="P4">
Photo: op</text:p>
      <text:p text:style-name="P4">
News Source: <text:a xlink:type="simple" xlink:href="https://www.ukrinform.ua/rubric-regions/3724520-na-hersonsini-pracuut-komunalniki-z-13-regioniv-ukraini-op.html" text:style-name="Internet_20_link" text:visited-style-name="Visited_20_Internet_20_Link">
https://www.ukrinform.ua/rubric-regions/3724520-na-hersonsini-pracuut-komunalniki-z-13-regioniv-ukraini-op.html</text:a>
</text:p>
      <!--NEWS-->
      <text:h text:style-name="P10" text:outline-level="1">
<text:span text:style-name="T4">
Sachko won the first in career tournament level atp Challenger</text:span>
</text:h>
      <text:p text:style-name="P4">
Authors: Ukrinform (Person)</text:p>
      <text:p text:style-name="P4">
Publisher: Укринформ (Organization)</text:p>
      <text:p text:style-name="P4">
Published Time: 2023-06-18T17:34:44+03:00</text:p>
      <text:p text:style-name="P4">
Modified Time: 2023-06-18T17:34:44+03:00</text:p>
      <text:p text:style-name="P4">
Description: In the final of the tournament, the Ukrainian beat the representative of Bulgaria Dimitar Kuzanov. - Ukrinform.</text:p>
      <text:p text:style-name="P4">
Images: ['<text:a xlink:type="simple" xlink:href="https://static.ukrinform.com/photos/2023_06/thumb_files/630_360_1687098801-849.jpg" text:style-name="Internet_20_link" text:visited-style-name="Visited_20_Internet_20_Link">
630_360_16870...</text:a>
']</text:p>
      <text:p text:style-name="P4">
Tags: ['Теніс']</text:p>
      <text:p text:style-name="P4">
Type: Article</text:p>
      <!--METADATA-->
      <text:p text:style-name="P4">
<draw:frame draw:style-name="fr1" draw:name="Image162" text:anchor-type="as-char" svg:width="6.9236in" svg:height="3.956343in" draw:z-index="0">
<draw:image xlink:href="../Images/yкринформ/2023-06-18T17-34-44-03-00/630_360_1687098801-849.jpg" xlink:type="simple" xlink:show="embed" xlink:actuate="onLoad" draw:mime-type="image/jpeg"/>
</draw:frame>
In the finals, the Ukrainian beat the representative of Bulgaria Dimitar Kuzanov.</text:p>
      <text:p text:style-name="P4">
Ukrainian tennis player Vitaliy Sachko won the tournament in Slovak Brattylava, Ukrinform reports.</text:p>
      <text:p text:style-name="P4">
In the final of the competition, the Ukrainian won Dimitar Kuzanova - 6: 2, 2: 6, 6: 7.</text:p>
      <text:p text:style-name="P4">
In the first set, the Ukrainian lost three innings, which he answered only by one. And lost a party with a score of 6: 2. In the second set, Sachko did not give out any of his submission, although Bulgarian had brownies. Instead, Vitaliy made two breaks - 6: 2 in favor of the Ukrainian. In the third decisive parties, Vitaliy Sachko led with a break(2:0), but quickly lost the advantage. Then I earned the advantage in the break - 5: 4. However, Sachko could not submit to the match, 5: 5. After that, the rivals exchanged gamers and the result of the finale determined Natybraika. On Taibraik Vitaliy Sachko did not leave the opponent's chances of 7: 2. I -win in the match.</text:p>
      <text:p text:style-name="P4">
For Vitaliy Sachka, it is the first title of ATP Challenger in his career.</text:p>
      <text:p text:style-name="P4">
<text:span text:style-name="T4">
 Read also: </text:span>
 <text:a xlink:type="simple" xlink:href="https://www.ukrinform.ua/rubric-sports/3724482-svitolina-vistupit-na-turniri-wta-500-u-vasingtoni.html" text:style-name="Internet_20_link" text:visited-style-name="Visited_20_Internet_20_Link">
Svitolina will perform at WTA 500 in Washington</text:a>
Sachko for the first time in his career will enter the top 200 world ranking-he will take the 1877th position in the updated rating. Before that, his best result was 220th.</text:p>
      <text:p text:style-name="P4">
Photo: btu.org.ua</text:p>
      <text:p text:style-name="P4">
News Source: <text:a xlink:type="simple" xlink:href="https://www.ukrinform.ua/rubric-sports/3724518-sacko-vigrav-persij-u-kareri-turnir-rivna-atp-challenger.html" text:style-name="Internet_20_link" text:visited-style-name="Visited_20_Internet_20_Link">
https://www.ukrinform.ua/rubric-sports/3724518-sacko-vigrav-persij-u-kareri-turnir-rivna-atp-challenger.html</text:a>
</text:p>
      <!--NEWS-->
      <text:h text:style-name="P10" text:outline-level="1">
<text:span text:style-name="T4">
In evacuation abroad, there are 168 kindergartens - Ombudsman's office</text:span>
</text:h>
      <text:p text:style-name="P4">
Authors: Ukrinform (Person)</text:p>
      <text:p text:style-name="P4">
Publisher: Укринформ (Organization)</text:p>
      <text:p text:style-name="P4">
Published Time: 2023-06-18T17:35:52+03:00</text:p>
      <text:p text:style-name="P4">
Modified Time: 2023-06-18T17:35:52+03:00</text:p>
      <text:p text:style-name="P4">
Description: Of the 727 Ukrainian orphanages, 214 are in evacuation, of which 168 are abroad. - Ukrinform.</text:p>
      <text:p text:style-name="P4">
Images: ['<text:a xlink:type="simple" xlink:href="https://static.ukrinform.com/photos/2020_04/thumb_files/630_360_1587727455-850.jpg" text:style-name="Internet_20_link" text:visited-style-name="Visited_20_Internet_20_Link">
630_360_15877...</text:a>
']</text:p>
      <text:p text:style-name="P4">
Tags: ['Діти', 'Омбудсмен', 'Війна з Росією']</text:p>
      <text:p text:style-name="P4">
Type: Article</text:p>
      <!--METADATA-->
      <text:p text:style-name="P4">
<draw:frame draw:style-name="fr1" draw:name="Image163" text:anchor-type="as-char" svg:width="6.9236in" svg:height="3.956343in" draw:z-index="0">
<draw:image xlink:href="../Images/yкринформ/2023-06-18T17-35-52-03-00/630_360_1587727455-850.jpg" xlink:type="simple" xlink:show="embed" xlink:actuate="onLoad" draw:mime-type="image/jpeg"/>
</draw:frame>
Of the 727 Ukrainian orphanages, 214 are in evacuation, of which is -168.</text:p>
      <text:p text:style-name="P4">
This was reported by a representative of the Ombudsman for the rights of children, families, young Tasport Youth Irina Suslova in <text:a xlink:type="simple" xlink:href="https://www.radiosvoboda.org/a/suslova-vpo-bizhentsi-vidibrannya-ditei/32462672.html" text:style-name="Internet_20_link" text:visited-style-name="Visited_20_Internet_20_Link">
Interview with Radio Liberty</text:a>
, reports Ukrinform.</text:p>
      <text:p text:style-name="P4">
“In total, there are 214 of 727 institutions in the evacuation, of which 55 are within Ukraine, 168. It is approximately 7 125 children. Such establishments should remain safe places. They should not return to areas where it is impossible to ensure safety, ”she stressed.</text:p>
      <text:p text:style-name="P4">
<text:span text:style-name="T4">
 Read also: </text:span>
 <text:a xlink:type="simple" xlink:href="https://www.ukrinform.ua/rubric-ato/3724310-putin-pidtverdiv-vikradenna-ditej-z-ukraini.html" text:style-name="Internet_20_link" text:visited-style-name="Visited_20_Internet_20_Link">
Putin confirmed the abduction of children from Ukraine</text:a>
Asked why Dnipropetrovsk boarding school, evacuated abroad, was returned to the Dnieper, a representative of the Commissioner from the Right-Luddy noted that this situation was tragic not only by returning children by zinavic There is no bomb shelter in the premises of the boarding school.</text:p>
      <text:p text:style-name="P4">
«The establishment is three -storey, the elevator is in a state of emergency. And the children on the wheel chairs, in fact, cannot be delivered to the second and third floors to the rooms. Therefore, the children were left on the ground floor in rooms with standards disorders by the number of placement per square meters, ”Suslova said.</text:p>
      <text:p text:style-name="P4">
According to her, after the information became known that the children were returned without bomb shelter, they were moved to the health care facility.</text:p>
      <text:p text:style-name="P4">
<text:span text:style-name="T4">
 Read also: </text:span>
 <text:a xlink:type="simple" xlink:href="https://www.ukrinform.ua/rubric-society/3721010-tabir-artekbukovel-prijme-vihovanciv-ditbudinkiv-hersonsini-zelenska.html" text:style-name="Internet_20_link" text:visited-style-name="Visited_20_Internet_20_Link">
Artek-Bukovel camp will accept pupils <text:span text:style-name="T4">
 kindergarten </text:span>
 Kiwhherson region-Zelenska</text:a>
“And in two days literally(May 26 - Ed.)rockets arrive. And there is a question: is this hospital where children are - is it not this hospital, where children do? This creates an additional problem that he could not, ”she stated.</text:p>
      <text:p text:style-name="P4">
The Ombudsman representative added that in addition to the Dnieper, the Kirovograd institutional institutions are now being returned. “However, they have shown a good example, they return children not to boarding schools, but to family -type orphanages. In fact, children go to the family, ”Suslova said.Photo: Andriy Lazarev</text:p>
      <text:p text:style-name="P4">
News Source: <text:a xlink:type="simple" xlink:href="https://www.ukrinform.ua/rubric-society/3724519-u-evakuacii-za-kordonom-zalisautsa-168-ditbudinkiv-ofis-ombudsmena.html" text:style-name="Internet_20_link" text:visited-style-name="Visited_20_Internet_20_Link">
https://www.ukrinform.ua/rubric-society/3724519-u-evakuacii-za-kordonom-zalisautsa-168-ditbudinkiv-ofis-ombudsmena.html</text:a>
</text:p>
      <!--NEWS-->
      <text:h text:style-name="P10" text:outline-level="1">
<text:span text:style-name="T4">
A car race was held in Zaporozhye in support of the Azov captives</text:span>
</text:h>
      <text:p text:style-name="P4">
Authors: Ukrinform (Person)</text:p>
      <text:p text:style-name="P4">
Publisher: Укринформ (Organization)</text:p>
      <text:p text:style-name="P4">
Published Time: 2023-06-18T17:45:00+03:00</text:p>
      <text:p text:style-name="P4">
Modified Time: 2023-06-18T17:45:00+03:00</text:p>
      <text:p text:style-name="P4">
Description: In Zaporizhzhya, the relatives and close captives of the Azovs organized an auto race with the central streets of the city. - Ukrinform.</text:p>
      <text:p text:style-name="P4">
Images: ['<text:a xlink:type="simple" xlink:href="https://static.ukrinform.com/photos/2023_06/thumb_files/630_360_1687099036-9447.jpeg" text:style-name="Internet_20_link" text:visited-style-name="Visited_20_Internet_20_Link">
630_360_16870...</text:a>
']</text:p>
      <text:p text:style-name="P4">
Tags: ['Азовсталь', 'Полонені', 'Акція', 'Запоріжжя']</text:p>
      <text:p text:style-name="P4">
Type: Article</text:p>
      <!--METADATA-->
      <text:p text:style-name="P4">
<draw:frame draw:style-name="fr1" draw:name="Image164" text:anchor-type="as-char" svg:width="6.9236in" svg:height="3.956343in" draw:z-index="0">
<draw:image xlink:href="../Images/yкринформ/2023-06-18T17-45-00-03-00/630_360_1687099036-9447.jpeg" xlink:type="simple" xlink:show="embed" xlink:actuate="onLoad" draw:mime-type="image/jpeg"/>
</draw:frame>
The Uzrozhi Native and close prisoners of "Azov" organized the car robentral streets of the city.</text:p>
      <text:p text:style-name="P4">
This was reported by Ukrinform correspondent.</text:p>
      <text:p text:style-name="P4">
"My husband has been held captive for over a year. He was in a colony in Olenivka when a terrorist attack. He survived, but has very serious injuries. Now I am unknown about his health and his location. We demand that our relatives be exchanged. We want the state to fight for them to the last, "the organizer of the action said, the wife of captive Natalia Maksymchuk.</text:p>
      <text:p text:style-name="P4">
She said that since September last year, she has called inserted organizations and agencies every month to receive at least some information of Prokhenovik and others <text:a xlink:type="simple" xlink:href="https://www.ukrinform.ua/tag-poloneni" text:style-name="Internet_20_link" text:visited-style-name="Visited_20_Internet_20_Link">
prisoners. </text:a>
</text:p>
      <text:p text:style-name="P4">
</text:p>
      <text:p text:style-name="P4">
"I spoke with my husband when he was already in captivity. He was confirmed by the International Red Cross. Moreover, he was assured and he told me that he would return home for three weeks. That is, the boys understood that they were to exchange them," she says.</text:p>
      <text:p text:style-name="P4">
<text:span text:style-name="T4">
 Read also: </text:span>
 <text:a xlink:type="simple" xlink:href="https://www.ukrinform.ua/rubric-culture/3720765-u-mikolaevi-vidkrili-vistavku-prisvacenu-pamati-bijciv-polku-azov.html" text:style-name="Internet_20_link" text:visited-style-name="Visited_20_Internet_20_Link">
in Nikolaev opened an exhibition dedicated to the memory of the Azov Fighter</text:a>
After a terrorist attack in Olenivka, she saw her husband in two interviews that were shot by the Russians. He says that he was in serious condition, lost weight, had a fragile wound of the head and was covered with a sheet and it is not known whether he had hands and feet.</text:p>
      <text:p text:style-name="P4">
Together with Natalia, relatives of other fighters came to the action, who were also injured and were in Olenivka. People say that Ukraine should first turn the wounded military. Therefore, such actions will be held in other places.</text:p>
      <text:p text:style-name="P4">
As it was reported, on July 28 in the territory of the former correctional colony №120 the content of Olenivka in the temporarily occupied territory of Donetsk region there was a convex explosion. The explosion was destroyed by a premises where the Ukrainians were kept. According to Russian sources, about 40 Ukrainians were killed, 130 were injured.</text:p>
      <text:p text:style-name="P4">
News Source: <text:a xlink:type="simple" xlink:href="https://www.ukrinform.ua/rubric-regions/3724522-u-zaporizzi-vidbuvsa-avtoprobig-na-pidtrimku-polonenih-azovciv.html" text:style-name="Internet_20_link" text:visited-style-name="Visited_20_Internet_20_Link">
https://www.ukrinform.ua/rubric-regions/3724522-u-zaporizzi-vidbuvsa-avtoprobig-na-pidtrimku-polonenih-azovciv.html</text:a>
</text:p>
      <!--NEWS-->
      <text:h text:style-name="P10" text:outline-level="1">
<text:span text:style-name="T4">
There are 14,000 subscribers in Kherson region without power supply</text:span>
</text:h>
      <text:p text:style-name="P4">
Authors: Ukrinform (Person)</text:p>
      <text:p text:style-name="P4">
Publisher: Укринформ (Organization)</text:p>
      <text:p text:style-name="P4">
Published Time: 2023-06-18T17:56:57+03:00</text:p>
      <text:p text:style-name="P4">
Modified Time: 2023-06-18T17:56:57+03:00</text:p>
      <text:p text:style-name="P4">
Description: In Kherson, 14 thousand subscribers remain without electricity. - Ukrinform.</text:p>
      <text:p text:style-name="P4">
Images: ['<text:a xlink:type="simple" xlink:href="https://static.ukrinform.com/photos/2023_06/thumb_files/630_360_1686846700-5738.jpeg" text:style-name="Internet_20_link" text:visited-style-name="Visited_20_Internet_20_Link">
630_360_16868...</text:a>
']</text:p>
      <text:p text:style-name="P4">
Tags: ['Херсон', 'Електропостачання', 'Каховська ГЕС']</text:p>
      <text:p text:style-name="P4">
Type: Article</text:p>
      <!--METADATA-->
      <text:p text:style-name="P4">
<draw:frame draw:style-name="fr1" draw:name="Image166" text:anchor-type="as-char" svg:width="6.9236in" svg:height="3.956343in" draw:z-index="0">
<draw:image xlink:href="../Images/yкринформ/2023-06-18T17-56-57-03-00/630_360_1686846700-5738.jpeg" xlink:type="simple" xlink:show="embed" xlink:actuate="onLoad" draw:mime-type="image/jpeg"/>
</draw:frame>
Nakherson region is left without electricity supply of 14 thousand subscribers.</text:p>
      <text:p text:style-name="P4">
This was reported by the head of Kherson Ova Alexander Proudin in <text:a xlink:type="simple" xlink:href="https://t.me/olexandrprokudin/700" text:style-name="Internet_20_link" text:visited-style-name="Visited_20_Internet_20_Link">
telegram</text:a>
, reports Ukrinform.</text:p>
      <text:p text:style-name="P4">
“There are 14,000 subscribers, most in the ship area, in Kherson region. But energy is working daily. Yesterday they healed the Yasnna and several houses in the area, ”Proudin said.</text:p>
      <text:p text:style-name="P4">
<text:span text:style-name="T4">
 Read also: </text:span>
 <text:a xlink:type="simple" xlink:href="https://www.ukrinform.ua/rubric-regions/3724520-na-hersonsini-pracuut-komunalniki-z-13-regioniv-ukraini-op.html" text:style-name="Internet_20_link" text:visited-style-name="Visited_20_Internet_20_Link">
on <text:span text:style-name="T4">
 Kherson </text:span>
 Shchini work utilities from 13 regions of Ukraine - OP</text:a>
According to him, about 80 percent of electrical equipment survived. Therefore, if favorable weather conditions are favorable, the restorative work will be done.</text:p>
      <text:p text:style-name="P4">
As it was reported, on the night of June 6, the Russian army blew up the Kakhovskaya HEP dam, which resulted in the areas of the region left without energy and water supply.</text:p>
      <text:p text:style-name="P4">
In Kherson region, the evacuation of the population from dangerous places began.</text:p>
      <text:p text:style-name="P4">
Photo: SES</text:p>
      <text:p text:style-name="P4">
News Source: <text:a xlink:type="simple" xlink:href="https://www.ukrinform.ua/rubric-regions/3724523-na-hersonsini-bez-elektropostacanna-zalisautsa-14-tisac-abonentiv.html" text:style-name="Internet_20_link" text:visited-style-name="Visited_20_Internet_20_Link">
https://www.ukrinform.ua/rubric-regions/3724523-na-hersonsini-bez-elektropostacanna-zalisautsa-14-tisac-abonentiv.html</text:a>
</text:p>
      <!--NEWS-->
      <text:h text:style-name="P10" text:outline-level="1">
<text:span text:style-name="T4">
Abramovich refuses to transfer money to Ukraine from the sale of Chelsea - the media</text:span>
</text:h>
      <text:p text:style-name="P4">
Authors: Ukrinform (Person)</text:p>
      <text:p text:style-name="P4">
Publisher: Укринформ (Organization)</text:p>
      <text:p text:style-name="P4">
Published Time: 2023-06-18T17:59:00+03:00</text:p>
      <text:p text:style-name="P4">
Modified Time: 2023-06-18T17:59:00+03:00</text:p>
      <text:p text:style-name="P4">
Description: The Russian oligarch Roman Abramovich refuses to sign an agreement on the transmission of victims in Ukraine from the Russian War £ 2.3 billion from the sale of Chelsea football club. - Ukrinform.</text:p>
      <text:p text:style-name="P4">
Images: ['<text:a xlink:type="simple" xlink:href="https://static.ukrinform.com/photos/2022_06/thumb_files/630_360_1654547596-336.jpg" text:style-name="Internet_20_link" text:visited-style-name="Visited_20_Internet_20_Link">
630_360_16545...</text:a>
']</text:p>
      <text:p text:style-name="P4">
Tags: ['Челсі', 'Гроші', 'Абрамович', 'Війна з Росією']</text:p>
      <text:p text:style-name="P4">
Type: Article</text:p>
      <!--METADATA-->
      <text:p text:style-name="P4">
<draw:frame draw:style-name="fr1" draw:name="Image167" text:anchor-type="as-char" svg:width="6.9236in" svg:height="3.956343in" draw:z-index="0">
<draw:image xlink:href="../Images/yкринформ/2023-06-18T17-59-00-03-00/630_360_1654547596-336.jpg" xlink:type="simple" xlink:show="embed" xlink:actuate="onLoad" draw:mime-type="image/jpeg"/>
</draw:frame>
Russian Ooligarh Roman Abramovich refuses to sign an agreement on the transfer in Ukraine from the Russian War 2.3 billion pounds of sterling selling the Chelsea football club.</text:p>
      <text:p text:style-name="P4">
About it reports Ukrinform with reference to the British edition <text:a xlink:type="simple" xlink:href="https://www.dailymail.co.uk/sport/football/article-12206539/Roman-Abramovich-refusing-sign-2-3bn-Ukraine-receive-Chelsea-sale.html" text:style-name="Internet_20_link" text:visited-style-name="Visited_20_Internet_20_Link">
Daily Mail.</text:a>
"2.3 billion pounds of sterling, proceeds from the sale of" Chelsea "more than a year ago, may not come to the victims of Russia's war against Ukraine this year, and possibly, in general. It seems that the problem is that Roman Abramovich wants a significant thing This money went to Russia, or more precisely, to the Russians who suffered from conflict. Neither the British government nor the European Commission will agree to such a step, while sanctions are in force against Russia through Vladimir's aggression <text:a xlink:type="simple" xlink:href="https://www.ukrinform.ua/tag-putin" text:style-name="Internet_20_link" text:visited-style-name="Visited_20_Internet_20_Link">
Putin</text:a>
Against Ukraine, " - it is a testament.</text:p>
      <text:p text:style-name="P4">
According to the newspaper, despite the fact that Abramovich himself is under sanctions because of the proximity to Putin's regime, he must "sign" the transfer of these funds. Alyossi oligarch refused to do so, "because he wants the money to be developed between Russia and Ukraine."</text:p>
      <text:p text:style-name="P4">
The sources in the British Foreign Ministry confirmed the Daily Mail that the situation is now a samette, also pointing to the words of Minister James Kleverli, who last week to realize that there was no certainty that the money would be gone before the government was going to the next month. "We hope that the money will start coming in Ukraine before the harsh winter conditions come again, but there is no longer the guarantee that it will happen," Kleverla said.</text:p>
      <text:p text:style-name="P4">
It is reminded that Abramovich was forced to sell Chelsea last year, knowing that sanctions were waiting for him. The US billionaire Todd has paid the pad of £ 2.5 billion, and after the expenses associated with the agreement, £ 2.3 billion remained.</text:p>
      <text:p text:style-name="P4">
These funds remain in a frozen bank account in the United Kingdom owned by Fordstam, controlled Abramovich, and the British Foreign Ministry gave green light to transfer this money.</text:p>
      <text:p text:style-name="P4">
*!(https://www.ukrinform.ua/rubric-economy/3723675-urad-estonii-znajsov-risenna-dla-peredaci-ukraini-zamorozenih-aktiviv-rf.html)</text:p>
      <text:p text:style-name="P4">
According to Western media, dozens of Russian oligarchs who have earned billionaires of Russian President Putin, allegedly <text:a xlink:type="simple" xlink:href="https://www.ukrinform.ua/rubric-world/3636399-rosijski-oligarhi-distanciuutsa-vid-putina-bild.html" text:style-name="Internet_20_link" text:visited-style-name="Visited_20_Internet_20_Link">
do not want to have anything in common with him</text:a>
But they sue the EU's court because they believe European sanctions with an unfair vision of their proximity to the doctrine. In the list of plaintiffs, among others, the former owner of the Chelsea club Abramovich.</text:p>
      <text:p text:style-name="P4">
News Source: <text:a xlink:type="simple" xlink:href="https://www.ukrinform.ua/rubric-economy/3724524-abramovic-vidmovlaetsa-peredavati-ukraini-grosi-vid-prodazu-celsi-zmi.html" text:style-name="Internet_20_link" text:visited-style-name="Visited_20_Internet_20_Link">
https://www.ukrinform.ua/rubric-economy/3724524-abramovic-vidmovlaetsa-peredavati-ukraini-grosi-vid-prodazu-celsi-zmi.html</text:a>
</text:p>
      <!--NEWS-->
      <text:h text:style-name="P10" text:outline-level="1">
<text:span text:style-name="T4">
Russians are changing private land in Zaporozhye</text:span>
</text:h>
      <text:p text:style-name="P4">
Authors: Ukrinform (Person)</text:p>
      <text:p text:style-name="P4">
Publisher: Укринформ (Organization)</text:p>
      <text:p text:style-name="P4">
Published Time: 2023-06-18T18:08:00+03:00</text:p>
      <text:p text:style-name="P4">
Modified Time: 2023-06-18T23:08:00+03:00</text:p>
      <text:p text:style-name="P4">
Description: In the Pokrovsky Zaporizhzhya region, the engineering units of Russian troops are changing private land plots of locals who left for Ukraine -controlled territory. - Ukrinform.</text:p>
      <text:p text:style-name="P4">
Images: ['<text:a xlink:type="simple" xlink:href="https://static.ukrinform.com/photos/2023_05/thumb_files/630_360_1683811012-720.jpg" text:style-name="Internet_20_link" text:visited-style-name="Visited_20_Internet_20_Link">
630_360_16838...</text:a>
']</text:p>
      <text:p text:style-name="P4">
Tags: ['Мінування', 'Запоріжжя', 'Війна з Росією']</text:p>
      <text:p text:style-name="P4">
Type: Article</text:p>
      <!--METADATA-->
      <text:p text:style-name="P4">
<draw:frame draw:style-name="fr1" draw:name="Image168" text:anchor-type="as-char" svg:width="6.9236in" svg:height="3.956343in" draw:z-index="0">
<draw:image xlink:href="../Images/yкринформ/2023-06-18T18-08-00-03-00/630_360_1683811012-720.jpg" xlink:type="simple" xlink:show="embed" xlink:actuate="onLoad" draw:mime-type="image/jpeg"/>
</draw:frame>
The Zaporozhye Oblast Oblast Units of the Russian Troops make private land plots of locals who have left the territory of Ukraine.</text:p>
      <text:p text:style-name="P4">
About it in <text:a xlink:type="simple" xlink:href="https://www.facebook.com/GeneralStaff.ua/posts/pfbid029oqTFZhZypCJLn57UAWUCNv8hSuxn8y6wRQGhHz5b4k9f7aW2QYTTpRLW7c3DhCxl" text:style-name="Internet_20_link" text:visited-style-name="Visited_20_Internet_20_Link">
Facebook</text:a>
She informed the press service of the General Staff of the Armed Forces, publishing the operational information at 18.00 on June 18 on the Russian invasion, Ukrinform reports.</text:p>
      <text:p text:style-name="P4">
“In the settlement of the Pokrovske Zaporizhzhya region, the engineering universities of the Russian occupation troops are mining private land carriers of locals who refused to receive the Russian passport to the territory controlled by Ukraine. At the same time, land collaborators are not changed, ”the military.</text:p>
      <text:p text:style-name="P4">
<text:span text:style-name="T4">
 Read also: </text:span>
 [in the north a week dug five kilometers(https://www.ukrinform.ua/rubric-ato/3723739-na-pivnoci-za-tizden-virili-pat-kilometriv-transej-ta-zaklali-ponad-visim-tisac-min-naev.html)As it was reported, on May 25, in the Severodonetsk Regional State Administration, the Russians increase the number of checkpoints in the temporary -heated territory of Luhansk region.</text:p>
      <text:p text:style-name="P4">
Photo illustrative</text:p>
      <text:p text:style-name="P4">
News Source: <text:a xlink:type="simple" xlink:href="https://www.ukrinform.ua/rubric-regions/3724552-rosiani-minuut-privatni-zemelni-dilanki-na-zaporizzi.html" text:style-name="Internet_20_link" text:visited-style-name="Visited_20_Internet_20_Link">
https://www.ukrinform.ua/rubric-regions/3724552-rosiani-minuut-privatni-zemelni-dilanki-na-zaporizzi.html</text:a>
</text:p>
      <!--NEWS-->
      <text:h text:style-name="P10" text:outline-level="1">
<text:span text:style-name="T4">
The national team of Ukraine gave way to France in the Group of Women's Golden European Volleyball</text:span>
</text:h>
      <text:p text:style-name="P4">
Authors: Ukrinform (Person)</text:p>
      <text:p text:style-name="P4">
Publisher: Укринформ (Organization)</text:p>
      <text:p text:style-name="P4">
Published Time: 2023-06-18T18:13:47+03:00</text:p>
      <text:p text:style-name="P4">
Modified Time: 2023-06-18T18:13:47+03:00</text:p>
      <text:p text:style-name="P4">
Description: Famous rivals of Ukrainian women in the semifinals of the tournament. - Ukrinform.</text:p>
      <text:p text:style-name="P4">
Images: ['<text:a xlink:type="simple" xlink:href="https://static.ukrinform.com/photos/2023_06/thumb_files/630_360_1687101171-992.jpeg" text:style-name="Internet_20_link" text:visited-style-name="Visited_20_Internet_20_Link">
630_360_16871...</text:a>
']</text:p>
      <text:p text:style-name="P4">
Tags: ['Євроліга', 'Волейбол']</text:p>
      <text:p text:style-name="P4">
Type: Article</text:p>
      <!--METADATA-->
      <text:p text:style-name="P4">
<draw:frame draw:style-name="fr1" draw:name="Image169" text:anchor-type="as-char" svg:width="6.9236in" svg:height="3.956343in" draw:z-index="0">
<draw:image xlink:href="../Images/yкринформ/2023-06-18T18-13-47-03-00/630_360_1687101171-992.jpeg" xlink:type="simple" xlink:show="embed" xlink:actuate="onLoad" draw:mime-type="image/jpeg"/>
</draw:frame>
Ukrainian women's well -in -law in the semifinals of the tournament.</text:p>
      <text:p text:style-name="P4">
Ukraine has completed the performances in the Group Round of the Women's Golden European Growlibol, Ukrinform reports.</text:p>
      <text:p text:style-name="P4">
Blue and yellow in the last, fourth round lost to the current champions of the Frankia - 25:18, 21:25, 25:16, 25:21.</text:p>
      <text:p text:style-name="P4">
This defeat became the only one for Ukrainian women on the group etat. Ukrainians have finished a group round with 3 wins and 9 points.</text:p>
      <text:p text:style-name="P4">
The first place in the standings of national teams-winners of the groups of "blue and yellow" gave way to Belgium, which had the best coefficient of sets.</text:p>
      <text:p text:style-name="P4">
Therefore, in the semifinals of the competition, Ukraine will meet with the Czech Republic, the strongest team of group B. The other permit for the finals will be won between Belgium Tashvetia.</text:p>
      <text:p text:style-name="P4">
<text:span text:style-name="T4">
 Read also: </text:span>
 <text:a xlink:type="simple" xlink:href="https://www.ukrinform.ua/rubric-sports/3724493-viznacilisa-usi-ucasnici-finalu-cotiroh-zinocoi-zolotoi-evroligi2023-z-volejbolu.html" text:style-name="Internet_20_link" text:visited-style-name="Visited_20_Internet_20_Link">
Determined all participants of the finals of four women's goldenurola-2023 with <text:span text:style-name="T4">
 volleyball </text:span>
 U</text:a>
Semi -final confrontation will consist of two matches. Ukraine and the Czech Republic will hold their Zozhtchia on June 24-25 and 28.</text:p>
      <text:p text:style-name="P4">
Photo: CEV</text:p>
      <text:p text:style-name="P4">
News Source: <text:a xlink:type="simple" xlink:href="https://www.ukrinform.ua/rubric-sports/3724530-zbirna-ukraini-postupilas-francii-v-grupi-zinocoi-zolotoi-evroligi-z-volejbolu.html" text:style-name="Internet_20_link" text:visited-style-name="Visited_20_Internet_20_Link">
https://www.ukrinform.ua/rubric-sports/3724530-zbirna-ukraini-postupilas-francii-v-grupi-zinocoi-zolotoi-evroligi-z-volejbolu.html</text:a>
</text:p>
      <!--NEWS-->
      <text:h text:style-name="P10" text:outline-level="1">
<text:span text:style-name="T4">
The EU will accelerate the supply of weapons to Ukraine - European Commissar Brenton</text:span>
</text:h>
      <text:p text:style-name="P4">
Authors: Ukrinform (Person)</text:p>
      <text:p text:style-name="P4">
Publisher: Укринформ (Organization)</text:p>
      <text:p text:style-name="P4">
Published Time: 2023-06-18T18:20:00+03:00</text:p>
      <text:p text:style-name="P4">
Modified Time: 2023-06-18T18:20:00+03:00</text:p>
      <text:p text:style-name="P4">
Description: The European Commissioner for Internal Trade and Services Tierry Brenton has stated that the EU accelerates the supply of weapons to Ukraine to support the country's counter -offensive against Russian troops. - Ukrinform.</text:p>
      <text:p text:style-name="P4">
Images: ['<text:a xlink:type="simple" xlink:href="https://static.ukrinform.com/photos/2023_03/thumb_files/630_360_1678978206-340.jpg" text:style-name="Internet_20_link" text:visited-style-name="Visited_20_Internet_20_Link">
630_360_16789...</text:a>
']</text:p>
      <text:p text:style-name="P4">
Tags: ['Євросоюз', 'Зброя', 'Боєприпаси', 'Війна з Росією']</text:p>
      <text:p text:style-name="P4">
Type: Article</text:p>
      <!--METADATA-->
      <text:p text:style-name="P4">
<draw:frame draw:style-name="fr1" draw:name="Image170" text:anchor-type="as-char" svg:width="6.9236in" svg:height="3.956343in" draw:z-index="0">
<draw:image xlink:href="../Images/yкринформ/2023-06-18T18-20-00-03-00/630_360_1678978206-340.jpg" xlink:type="simple" xlink:show="embed" xlink:actuate="onLoad" draw:mime-type="image/jpeg"/>
</draw:frame>
The European Commissioner for Internal Trade and Services Tierry Brenton has stated that the ECE has accelerated the supply of weapons to Ukraine to support the country's counter -offensive.</text:p>
      <text:p text:style-name="P4">
As Ukrinform reports, it reports <text:a xlink:type="simple" xlink:href="https://www.reuters.com/world/europe/europe-accelerate-arms-shipments-ukraine-eu-industry-chief-2023-06-18/" text:style-name="Internet_20_link" text:visited-style-name="Visited_20_Internet_20_Link">
Reuters</text:a>
With reference to the interview with LE Parisien Brentoagazet.</text:p>
      <text:p text:style-name="P4">
“We are going to activate our weapons and [ammunition] efforts(https://www.ukrinform.ua/tag-boepripasi)"It's a high -intensity war that they play a crucial role," Brenton said.</text:p>
      <text:p text:style-name="P4">
During the said statement, the European Commissioner referred to the promise to put millions of high caliber weapons over the next year. He also added that the WEC is preparing for the fact that Russia's war against Ukraine will continue "more than several years or even longer."</text:p>
      <text:p text:style-name="P4">
<text:span text:style-name="T4">
 Read also: </text:span>
 <text:a xlink:type="simple" xlink:href="https://www.ukrinform.ua/rubric-ato/3723821-bolgaria-hoce-dopomogti-ukraini-boepripasami.html" text:style-name="Internet_20_link" text:visited-style-name="Visited_20_Internet_20_Link">
Bulgaria wants to help Ukraine <text:span text:style-name="T4">
 ammunition </text:span>
 we</text:a>
As reported by Ukrinform, on May 9, President of Ukraine Volodymyr Zelensky during a joint briefing with the head of the European Commission Ursula von Der Liaen UKIEV, that the EU was ready to provide Ukraine with one million shells for artillery.</text:p>
      <text:p text:style-name="P4">
Earlier, on May 5, the Council of the European Union finally approved the allocation of 1 billionuros within the European Peace Fund for the purchase of ammunition and missiles for Ukraine.</text:p>
      <text:p text:style-name="P4">
<text:span text:style-name="T5">
Foto: wp</text:span>
</text:p>
      <text:p text:style-name="P4">
News Source: <text:a xlink:type="simple" xlink:href="https://www.ukrinform.ua/rubric-ato/3724526-es-priskorit-postavki-zbroi-v-ukrainu-evrokomisar-brenton.html" text:style-name="Internet_20_link" text:visited-style-name="Visited_20_Internet_20_Link">
https://www.ukrinform.ua/rubric-ato/3724526-es-priskorit-postavki-zbroi-v-ukrainu-evrokomisar-brenton.html</text:a>
</text:p>
      <!--NEWS-->
      <text:h text:style-name="P10" text:outline-level="1">
<text:span text:style-name="T4">
From the Wagner Body Front is taken by Kamaz - intercepting</text:span>
</text:h>
      <text:p text:style-name="P4">
Authors: Ukrinform (Person)</text:p>
      <text:p text:style-name="P4">
Publisher: Укринформ (Organization)</text:p>
      <text:p text:style-name="P4">
Published Time: 2023-06-18T18:40:00+03:00</text:p>
      <text:p text:style-name="P4">
Modified Time: 2023-06-18T18:40:00+03:00</text:p>
      <text:p text:style-name="P4">
Description: From the front of the body of the killed mercenaries of PEC "Wagner", Russians export Kamaz, and because of the great loss of servicemen of this unit new ones are looking for new ones, because there are few who are approaching prisons. - Ukrinform.</text:p>
      <text:p text:style-name="P4">
Images: ['<text:a xlink:type="simple" xlink:href="https://static.ukrinform.com/photos/2023_06/thumb_files/630_360_1686555310-736.jpg" text:style-name="Internet_20_link" text:visited-style-name="Visited_20_Internet_20_Link">
630_360_16865...</text:a>
']</text:p>
      <text:p text:style-name="P4">
Tags: ['Розвідка', 'Російські військові', 'ПВК "Вагнера"', 'Війна з Росією']</text:p>
      <text:p text:style-name="P4">
Type: Article</text:p>
      <!--METADATA-->
      <text:p text:style-name="P4">
<draw:frame draw:style-name="fr1" draw:name="Image171" text:anchor-type="as-char" svg:width="6.9236in" svg:height="3.956343in" draw:z-index="0">
<draw:image xlink:href="../Images/yкринформ/2023-06-18T18-40-00-03-00/630_360_1686555310-736.jpg" xlink:type="simple" xlink:show="embed" xlink:actuate="onLoad" draw:mime-type="image/jpeg"/>
</draw:frame>
From the front of the killed mercenaries of the Wagner PEC, the Russians export Kamaz, and because of the largecrows of the servicemen of this unit, new ones are looking for new ones, because there are few who are approaching in prison.</text:p>
      <text:p text:style-name="P4">
The military serviceman said this in conversation with his wife, the audio recording of the Main Directorate of Intelligence of the Ministry of Defense outlined in <text:a xlink:type="simple" xlink:href="https://t.me/DIUkraine/2441" text:style-name="Internet_20_link" text:visited-style-name="Visited_20_Internet_20_Link">
telegram</text:a>
, reports Ukrinform.</text:p>
      <text:p text:style-name="P4">
The wife of a Russian serviceman said that she found a postcard in Post -School, which contained an invitation to join <text:a xlink:type="simple" xlink:href="https://www.ukrinform.ua/tag-pvk-vagnera" text:style-name="Internet_20_link" text:visited-style-name="Visited_20_Internet_20_Link">
PVC "Wagner"</text:a>
, and it surprised her. According to its words, these postcards are in every mailbox.</text:p>
      <text:p text:style-name="P4">
_ Dudelo: Telegram-channel Gur Mou_</text:p>
      <text:p text:style-name="P4">
“There are very few people left in the zones, which are suitable for them. And they now start looking for everywhere. Big losses are just in Wagner. An acquaintance, who is a Wagner contagion, said that he is rolling by car, and he is more than 15 flights making a day - completely kamaz is clogged with corpses, ”the Russian said.</text:p>
      <text:p text:style-name="P4">
<text:span text:style-name="T4">
 Read also: </text:span>
 <text:a xlink:type="simple" xlink:href="https://www.ukrinform.ua/rubric-ato/3724388-rosijski-vijska-nesut-najbilsi-vtrati-za-ostanni-cotiri-misaci-britanska-rozvidka.html" text:style-name="Internet_20_link" text:visited-style-name="Visited_20_Internet_20_Link">
Russian troops carry the biggest <text:span text:style-name="T4">
 losses </text:span>
 over the last four months - British intelligence</text:a>
His wife was asked that in these postcards in their places, she noted that she was talking about the best training of hanging instructors, health and life insurance, guaranteeing units. This postcard also states that they have modern -specific dresses, better equipment and weapons.</text:p>
      <text:p text:style-name="P4">
To which the Russian military replied: “It will be bored - I will go to Wagner. Somewhere Uafrick. "</text:p>
      <text:p text:style-name="P4">
The GUR emphasized that for every military crime committed against Ukraine, the ricitive retribution.</text:p>
      <text:p text:style-name="P4">
It was reported that the GUR stated that <text:a xlink:type="simple" xlink:href="https://www.ukrinform.ua/rubric-ato/3723233-rosia-perekidae-u-dobrovolcij-korpus-zaliski-zekiv-zi-sturmovih-rot-z-gur.html" text:style-name="Internet_20_link" text:visited-style-name="Visited_20_Internet_20_Link">
Russia throws recruited prisoners from the so -called assault mouth to the Volunteer Corps.</text:a>
<text:span text:style-name="T5">
Foto: Konstantin Liber</text:span>
</text:p>
      <text:p text:style-name="P4">
News Source: <text:a xlink:type="simple" xlink:href="https://www.ukrinform.ua/rubric-ato/3724533-iz-frontu-tila-vagnerivciv-vivozat-kamazami-perehoplenna.html" text:style-name="Internet_20_link" text:visited-style-name="Visited_20_Internet_20_Link">
https://www.ukrinform.ua/rubric-ato/3724533-iz-frontu-tila-vagnerivciv-vivozat-kamazami-perehoplenna.html</text:a>
</text:p>
      <!--NEWS-->
      <text:h text:style-name="P10" text:outline-level="1">
<text:span text:style-name="T4">
In the Dnieper - the increased content of dissolved oxygen and exceeding the concentration on suspended substances</text:span>
</text:h>
      <text:p text:style-name="P4">
Authors: Ukrinform (Person)</text:p>
      <text:p text:style-name="P4">
Publisher: Укринформ (Organization)</text:p>
      <text:p text:style-name="P4">
Published Time: 2023-06-18T19:00:39+03:00</text:p>
      <text:p text:style-name="P4">
Modified Time: 2023-06-18T19:00:39+03:00</text:p>
      <text:p text:style-name="P4">
Description: In the Dnieper River within the city of Zaporizhzhya there is an increased content of dissolved oxygen and exceeding the maximum permissible concentration on suspended substances by 1.44 times. - Ukrinform.</text:p>
      <text:p text:style-name="P4">
Images: ['<text:a xlink:type="simple" xlink:href="https://static.ukrinform.com/photos/2023_06/thumb_files/630_360_1686570954-298.jpg" text:style-name="Internet_20_link" text:visited-style-name="Visited_20_Internet_20_Link">
630_360_16865...</text:a>
']</text:p>
      <text:p text:style-name="P4">
Tags: ['Дніпро', 'Вода', 'Запоріжжя']</text:p>
      <text:p text:style-name="P4">
Type: Article</text:p>
      <!--METADATA-->
      <text:p text:style-name="P4">
<draw:frame draw:style-name="fr1" draw:name="Image172" text:anchor-type="as-char" svg:width="6.9236in" svg:height="3.956343in" draw:z-index="0">
<draw:image xlink:href="../Images/yкринформ/2023-06-18T19-00-39-03-00/630_360_1686570954-298.jpg" xlink:type="simple" xlink:show="embed" xlink:actuate="onLoad" draw:mime-type="image/jpeg"/>
</draw:frame>
In the river, within the city of Zaporizhzhya, there is an increased content of dissolve acid and excess of the maximum permissible concentration by suspended substances B1,44 times.</text:p>
      <text:p text:style-name="P4">
About it reports Mindovquil in <text:a xlink:type="simple" xlink:href="https://t.me/mindovkillia/1149" text:style-name="Internet_20_link" text:visited-style-name="Visited_20_Internet_20_Link">
telegram</text:a>
, reports Ukrinform.</text:p>
      <text:p text:style-name="P4">
"Specialists of the State Environmental Inspectorate, State Agency and Mobile Laboratories continue to investigate water on 10-15 chemical and physico-chemical base indicators. According to the results of the Dnipro River, the test of the Dnieper River within the city of Zaporizhzhia is observed 1.44 times, iron - 1.9 times. The content of petroleum products is not detected, " - said in the message</text:p>
      <text:p text:style-name="P4">
<text:span text:style-name="T4">
 Read also: </text:span>
 <text:a xlink:type="simple" xlink:href="https://www.ukrinform.ua/rubric-regions/3724506-u-vodojmah-mikolaivsini-viavili-holeropodibnij-vibrion-ta-znacne-perevisenna-norm-kiskovoi-palicki.html" text:style-name="Internet_20_link" text:visited-style-name="Visited_20_Internet_20_Link">
in the reservoirs of Mykolaiv region found cholera vibrion</text:a>
It is also noted that in the Ingulets River near the village of Daryevka, Kherson region, there is an increase in the maximum permissible concentration of suspended substances by 1.28 times, iron is 2 times. The content of dissolved oxygen was recorded.</text:p>
      <text:p text:style-name="P4">
In the Ingulets River near the village of Tamarine, Mykolaivshchyna, exceeding norititis 1.3 times and chlorides 1.6 times, a gradual increase in the content offosphates.</text:p>
      <text:p text:style-name="P4">
In the Dnieper-Buz and Bug estuaries, no exceeds of maximum permissible concentrations of pollutants in water have been established.</text:p>
      <text:p text:style-name="P4">
<text:span text:style-name="T4">
 Read also: </text:span>
 <text:a xlink:type="simple" xlink:href="https://www.ukrinform.ua/rubric-regions/3724484-u-snigurivskij-gromadi-na-mikolaivsini-riven-vodi-znizivsa-majze-na-5-metriv.html" text:style-name="Internet_20_link" text:visited-style-name="Visited_20_Internet_20_Link">
in the Snihur community in Mykolaiv region the level of water has been almost 5 meters</text:a>
In the Black Sea continue to record a temporary decrease in salinity of water.</text:p>
      <text:p text:style-name="P4">
The ministry also emphasizes that in some samples selected in the Dnieper River, the Antonov Railway Bridge, an exceeding organic reaches by the indicator of "biological oxygen consumption" 2.13 times and the Inguletswoman of the village of Darjeevka - 2.4 times.</text:p>
      <text:p text:style-name="P4">
"Recall that the waters of the Southern Bug, Ingulets River and Donniy Talazhakhovka reservoir are directed to the Ivano -Frankivsk Laboratory Monitoring They claim in Mindovkil.The estimated amount of losses to the environment already exceeds UAH 55 billion.</text:p>
      <text:p text:style-name="P4">
News Source: <text:a xlink:type="simple" xlink:href="https://www.ukrinform.ua/rubric-regions/3724537-u-dnipri-pidvisenij-vmist-rozcinenogo-kisnu-ta-perevisenna-koncentracii-po-zavislih-recovinah.html" text:style-name="Internet_20_link" text:visited-style-name="Visited_20_Internet_20_Link">
https://www.ukrinform.ua/rubric-regions/3724537-u-dnipri-pidvisenij-vmist-rozcinenogo-kisnu-ta-perevisenna-koncentracii-po-zavislih-recovinah.html</text:a>
</text:p>
      <!--NEWS-->
      <text:h text:style-name="P10" text:outline-level="1">
<text:span text:style-name="T4">
Ukrainian military knocked down the Russian helicopter Ka-52</text:span>
</text:h>
      <text:p text:style-name="P4">
Authors: Ukrinform (Person)</text:p>
      <text:p text:style-name="P4">
Publisher: Укринформ (Organization)</text:p>
      <text:p text:style-name="P4">
Published Time: 2023-06-18T19:04:58+03:00</text:p>
      <text:p text:style-name="P4">
Modified Time: 2023-06-18T19:04:58+03:00</text:p>
      <text:p text:style-name="P4">
Description: On Sunday, the Ukrainian military was beaten by another Russian Helicopter Ka-52 "Alligator". - Ukrinform.</text:p>
      <text:p text:style-name="P4">
Images: ['<text:a xlink:type="simple" xlink:href="https://static.ukrinform.com/photos/2023_06/thumb_files/630_360_1687104226-506.jpg" text:style-name="Internet_20_link" text:visited-style-name="Visited_20_Internet_20_Link">
630_360_16871...</text:a>
']</text:p>
      <text:p text:style-name="P4">
Tags: ['Генштаб', 'ЗСУ', 'Війна з Росією']</text:p>
      <text:p text:style-name="P4">
Type: Article</text:p>
      <!--METADATA-->
      <text:p text:style-name="P4">
<draw:frame draw:style-name="fr1" draw:name="Image173" text:anchor-type="as-char" svg:width="6.9236in" svg:height="3.956343in" draw:z-index="0">
<draw:image xlink:href="../Images/yкринформ/2023-06-18T19-04-58-03-00/630_360_1687104226-506.jpg" xlink:type="simple" xlink:show="embed" xlink:actuate="onLoad" draw:mime-type="image/jpeg"/>
</draw:frame>
On Sunday, the Ukrainian helicopter Ka-52 "Alligator" was beaten on Sunday.</text:p>
      <text:p text:style-name="P4">
About it in <text:a xlink:type="simple" xlink:href="https://www.facebook.com/GeneralStaff.ua/posts/pfbid02dvEX9C8ycKuywUrCY2emHv53JEAumhPFTsibAZC1L3L8QfaRRWF5gbuK2z7jiFYyl" text:style-name="Internet_20_link" text:visited-style-name="Visited_20_Internet_20_Link">
Facebook</text:a>
The press service of the General Staff of the Armed Forces informed, Ukrinform reports.</text:p>
      <text:p text:style-name="P4">
“Good evening, we are from Ukraine!Today, another Russian helicopter Ka-52 "Aligator" has been shot down. The budget of the Russian Federation will be missing about $ 16 million more, ”the message reads.</text:p>
      <text:p text:style-name="P4">
<text:span text:style-name="T4">
 Read also: </text:span>
 <text:a xlink:type="simple" xlink:href="https://www.ukrinform.ua/rubric-other_news/3724433-u-povitranih-silah-pidtverdili-znisenna-skladu-boepripasiv-zagarbnikiv-na-hersonsini.html" text:style-name="Internet_20_link" text:visited-style-name="Visited_20_Internet_20_Link">
in the air forces confirmed <text:span text:style-name="T4">
 destroying </text:span>
 the composition of the towers of the invaders in Kherson region</text:a>
As it was reported, as of Sunday <text:a xlink:type="simple" xlink:href="https://www.ukrinform.ua/rubric-ato/3724362-zsu-vze-likviduvali-219-820-rosijskih-zagarbnikiv.html" text:style-name="Internet_20_link" text:visited-style-name="Visited_20_Internet_20_Link">
the Armed Forces have already destroyed 219,820 Russians</text:a>
 .</text:p>
      <text:p text:style-name="P4">
News Source: <text:a xlink:type="simple" xlink:href="https://www.ukrinform.ua/rubric-ato/3724539-ukrainski-vijskovi-zbili-rosijskij-gelikopter-ka52.html" text:style-name="Internet_20_link" text:visited-style-name="Visited_20_Internet_20_Link">
https://www.ukrinform.ua/rubric-ato/3724539-ukrainski-vijskovi-zbili-rosijskij-gelikopter-ka52.html</text:a>
</text:p>
      <!--NEWS-->
      <text:h text:style-name="P10" text:outline-level="1">
<text:span text:style-name="T4">
Post -Representation of Ukraine at the UN: The spread of misinformation is fully integrated into military strategies of</text:span>
</text:h>
      <text:p text:style-name="P4">
Authors: Ukrinform (Person)</text:p>
      <text:p text:style-name="P4">
Publisher: Укринформ (Organization)</text:p>
      <text:p text:style-name="P4">
Published Time: 2023-06-18T19:12:00+03:00</text:p>
      <text:p text:style-name="P4">
Modified Time: 2023-06-18T19:12:00+03:00</text:p>
      <text:p text:style-name="P4">
Description: In Russia, the language of hostility has become a tool for propaganda in the desire to destroy the Ukrainian nation, part of the global misinformation campaign of the Russian Federation against Ukraine and its partner states. - Ukrinform.</text:p>
      <text:p text:style-name="P4">
Images: ['<text:a xlink:type="simple" xlink:href="https://static.ukrinform.com/photos/2023_05/thumb_files/630_360_1684872981-949.jpeg" text:style-name="Internet_20_link" text:visited-style-name="Visited_20_Internet_20_Link">
630_360_16848...</text:a>
']</text:p>
      <text:p text:style-name="P4">
Tags: ['МЗС', 'Пропаганда', 'Росія', 'Кислиця', 'Дезінформація']</text:p>
      <text:p text:style-name="P4">
Type: Article</text:p>
      <!--METADATA-->
      <text:p text:style-name="P4">
<draw:frame draw:style-name="fr1" draw:name="Image174" text:anchor-type="as-char" svg:width="6.9236in" svg:height="3.956343in" draw:z-index="0">
<draw:image xlink:href="../Images/yкринформ/2023-06-18T19-12-00-03-00/630_360_1684872981-949.jpeg" xlink:type="simple" xlink:show="embed" xlink:actuate="onLoad" draw:mime-type="image/jpeg"/>
</draw:frame>
In Russia, hostility has become a tool for propaganda in the desire to destroy Ukrainian statement, part of the global misinformation campaign of the Russian Federation against Ukraine and its partner states.</text:p>
      <text:p text:style-name="P4">
This was discussed during a presentation in New York in a joint report of Ukraine, Lithuania Poland "Resistance to misinformation: the prospect of the Lublin Triangle", Ukrinform reports, citing <text:a xlink:type="simple" xlink:href="https://mfa.gov.ua/news/ukrayina-litva-ta-polshcha-v-oon-privernuli-uvagu-krayin-chleniv-oon-do-rosijskoyi-dezinformaciyi-ta-movi-vorozhnechi" text:style-name="Internet_20_link" text:visited-style-name="Visited_20_Internet_20_Link">
Ministry of Foreign Affairs.</text:a>
It is noted that the document was prepared by NGOs of three Ukrainians - the initiative of civic stability(Lithuania), Institute of Kostyushka(Poland)and media detector(Ukraine).</text:p>
      <text:p text:style-name="P4">
<text:span text:style-name="T4">
Читайте також:</text:span>
 <text:a xlink:type="simple" xlink:href="https://www.ukrinform.ua/rubric-world/3722524-u-francii-vikrili-masstabnu-fejkkampaniu-rosii-v-interneti.html" text:style-name="Internet_20_link" text:visited-style-name="Visited_20_Internet_20_Link">
 У Франції викрили масштабну фейк-кампанію Росії вінтернеті </text:a>
It was presented to the International Day of Combating Honnera. "It is this cycle phenomenon that puts themselves in the service of those who ignite armed conflicts, wars, practices mass murders, genocide of entire peoples," the Foreign Ministry emphasized.</text:p>
      <text:p text:style-name="P4">
According to the report, “the West has given a valuable opportunity to increase the UN audience about the threats of misinformation caused by the aggressive actions of Russia, on the example of the countries of the Lublin Triangle and to discuss the ways that different interests can increase resistance to <text:a xlink:type="simple" xlink:href="https://www.ukrinform.ua/tag-dezinformacia" text:style-name="Internet_20_link" text:visited-style-name="Visited_20_Internet_20_Link">
misinformation</text:a>
and counteract information and intervention. "</text:p>
      <text:p text:style-name="P4">
In his speech, a permanent representative of Ukraine at the UN Sergey Kyslytsy said that this event allowed the UN audience to get acquainted with the practical results of the activity within the Lublin Triangle in an important direction of anti -diabetes.</text:p>
      <text:p text:style-name="P4">
<text:span text:style-name="T4">
 Read also: </text:span>
 [<text:span text:style-name="T4">
 Cyslits </text:span>
 called the absurd deployment(https://www.ukrinform.ua/rubric-polytics/3723823-kislica-nazvav-absurdnim-rozgortanna-gumanitarnih-misij-oon-pid-zagrozou-obstriliv-z-boku-rosii.html)The Ukrainian diplomat emphasized that the spread of misinformation is fully integrated into Russia's military strategies.</text:p>
      <text:p text:style-name="P4">
"The last example came on June 6, when Russia tried to hide its war crime - undermining the dams of the Kakhovka hydroelectric power station, spreading numerous fakes of the Tabeszzzzzzzzzzzzzkovis accusations," Kyslytsy pointed out.As reported by Ukrinform, on June 18, the world celebrates International Prodidy Day of the Language of Honnery.</text:p>
      <text:p text:style-name="P4">
News Source: <text:a xlink:type="simple" xlink:href="https://www.ukrinform.ua/rubric-world/3724550-postpred-ukraini-v-oon-posirenna-dezinformacii-povnistu-integrovane-u-vijskovi-strategii-rosii.html" text:style-name="Internet_20_link" text:visited-style-name="Visited_20_Internet_20_Link">
https://www.ukrinform.ua/rubric-world/3724550-postpred-ukraini-v-oon-posirenna-dezinformacii-povnistu-integrovane-u-vijskovi-strategii-rosii.html</text:a>
</text:p>
      <!--NEWS-->
      <text:h text:style-name="P10" text:outline-level="1">
<text:span text:style-name="T4">
President: Russia will lose captured Ukrainian territories</text:span>
</text:h>
      <text:p text:style-name="P4">
Authors: Ukrinform (Person)</text:p>
      <text:p text:style-name="P4">
Publisher: Укринформ (Organization)</text:p>
      <text:p text:style-name="P4">
Published Time: 2023-06-18T19:20:00+03:00</text:p>
      <text:p text:style-name="P4">
Modified Time: 2023-06-18T23:20:00+03:00</text:p>
      <text:p text:style-name="P4">
Description: Russia will lose the captured Ukrainian territories. - Ukrinform.</text:p>
      <text:p text:style-name="P4">
Images: ['<text:a xlink:type="simple" xlink:href="https://static.ukrinform.com/photos/2023_06/thumb_files/630_360_1686066777-553.jpeg" text:style-name="Internet_20_link" text:visited-style-name="Visited_20_Internet_20_Link">
630_360_16860...</text:a>
']</text:p>
      <text:p text:style-name="P4">
Tags: ['Росія', 'Зеленський', 'Війна з Росією']</text:p>
      <text:p text:style-name="P4">
Type: Article</text:p>
      <!--METADATA-->
      <text:p text:style-name="P4">
<draw:frame draw:style-name="fr1" draw:name="Image175" text:anchor-type="as-char" svg:width="6.9236in" svg:height="3.956343in" draw:z-index="0">
<draw:image xlink:href="../Images/yкринформ/2023-06-18T19-20-00-03-00/630_360_1686066777-553.jpeg" xlink:type="simple" xlink:show="embed" xlink:actuate="onLoad" draw:mime-type="image/jpeg"/>
</draw:frame>
The captured Ukrainian territories will be grouped.</text:p>
      <text:p text:style-name="P4">
About it in your <text:a xlink:type="simple" xlink:href="https://t.me/V_Zelenskiy_official/6619" text:style-name="Internet_20_link" text:visited-style-name="Visited_20_Internet_20_Link">
appeal</text:a>
President Volodymyr Zelenskyy informed, Ukrinform correspondent reports.</text:p>
      <text:p text:style-name="P4">
“As for the terrorist state, they are the only thing that now has to worry them - how to prepare their society, Russian society, to the fact that they will repay all that they will destroy their country's future. The enthusiastic territories of Russia will lose. There are no steps for de -occupation and will not be an alternative, ”Zelensky is convinced.</text:p>
      <text:p text:style-name="P4">
<text:span text:style-name="T4">
 Read also: </text:span>
 <text:a xlink:type="simple" xlink:href="https://www.ukrinform.ua/rubric-ato/3724589-vorog-ne-znisiv-zodnogo-patriot-v-ukraini-zelenskij.html" text:style-name="Internet_20_link" text:visited-style-name="Visited_20_Internet_20_Link">
the enemy has not destroyed any Patriot in Ukraine -<text:span text:style-name="T4">
 Zelensky </text:span>
</text:a>
He specified that everyone saw how a visit of the delegation of the leaders of the Tasks of Africa was a visit to Ukraine and then - a visit to the terrorist state - Russia.</text:p>
      <text:p text:style-name="P4">
According to him, this delegation was able to see who was actually interested in peace, and who in fact is a war.</text:p>
      <text:p text:style-name="P4">
“It was very clear. Everything that was mentioned in Ukraine was about the formula of peace: item by paragraph, all content. Everything that was mentioned in Russia was about the war, how to destroy life further. The obvious thing - there is no alternative to formulamir. It is good that the world hears and sees more and more, ”the President says.</text:p>
      <text:p text:style-name="P4">
<text:span text:style-name="T4">
 Read also: </text:span>
 <text:a xlink:type="simple" xlink:href="https://www.ukrinform.ua/rubric-ato/3724590-prezident-nasi-vijskovi-ruhautsa-krok-za-krokom-idemo-vpered.html" text:style-name="Internet_20_link" text:visited-style-name="Visited_20_Internet_20_Link">
President: Our Military Move, Step by step</text:a>
The head of the Ukrainian state thanked everyone and everyone who is now in battle, dispositions and anyone who helps.</text:p>
      <text:p text:style-name="P4">
As reported, Zelensky thanked the partners who took steps in support of Ukraine this week.</text:p>
      <text:p text:style-name="P4">
Photo: op</text:p>
      <text:p text:style-name="P4">
News Source: <text:a xlink:type="simple" xlink:href="https://www.ukrinform.ua/rubric-ato/3724592-prezident-rosia-vtracatime-zahopleni-ukrainski-teritorii.html" text:style-name="Internet_20_link" text:visited-style-name="Visited_20_Internet_20_Link">
https://www.ukrinform.ua/rubric-ato/3724592-prezident-rosia-vtracatime-zahopleni-ukrainski-teritorii.html</text:a>
</text:p>
      <!--NEWS-->
      <text:h text:style-name="P10" text:outline-level="1">
<text:span text:style-name="T4">
The Russian Federation concentrates basic efforts in four directions, a day - 17 clashes</text:span>
</text:h>
      <text:p text:style-name="P4">
Authors: Ukrinform (Person)</text:p>
      <text:p text:style-name="P4">
Publisher: Укринформ (Organization)</text:p>
      <text:p text:style-name="P4">
Published Time: 2023-06-18T19:25:00+03:00</text:p>
      <text:p text:style-name="P4">
Modified Time: 2023-06-18T19:25:00+03:00</text:p>
      <text:p text:style-name="P4">
Description: The Russians continue to focus the main efforts on the Liman, Bakhmut, Avdiiv and Mariinsky directions - there were 17 fighting clashes during the day. - Ukrinform.</text:p>
      <text:p text:style-name="P4">
Images: ['<text:a xlink:type="simple" xlink:href="https://static.ukrinform.com/photos/2023_06/thumb_files/630_360_1687105384-356.jpg" text:style-name="Internet_20_link" text:visited-style-name="Visited_20_Internet_20_Link">
630_360_16871...</text:a>
']</text:p>
      <text:p text:style-name="P4">
Tags: ['Генштаб', 'ЗСУ', 'Війна з Росією']</text:p>
      <text:p text:style-name="P4">
Type: Article</text:p>
      <!--METADATA-->
      <text:p text:style-name="P4">
<draw:frame draw:style-name="fr1" draw:name="Image176" text:anchor-type="as-char" svg:width="6.9236in" svg:height="3.956343in" draw:z-index="0">
<draw:image xlink:href="../Images/yкринформ/2023-06-18T19-25-00-03-00/630_360_1687105384-356.jpg" xlink:type="simple" xlink:show="embed" xlink:actuate="onLoad" draw:mime-type="image/jpeg"/>
</draw:frame>
Inadali Russians focus the main efforts on the Liman, Bakhmut, Avdiivsky and Mariinsky directions - 17 combat clashes took place during the day.</text:p>
      <text:p text:style-name="P4">
About it in <text:a xlink:type="simple" xlink:href="https://www.facebook.com/GeneralStaff.ua/posts/pfbid029oqTFZhZypCJLn57UAWUCNv8hSuxn8y6wRQGhHz5b4k9f7aW2QYTTpRLW7c3DhCxl" text:style-name="Internet_20_link" text:visited-style-name="Visited_20_Internet_20_Link">
Facebook</text:a>
The press service of the General Staff of the Armed Forces of Ukraine, published Operative information on the Russian invasion as of 18.00 on June 18, Ukrinform reports.</text:p>
      <text:p text:style-name="P4">
The summary states that _ <text:span text:style-name="T4">
 in the Lyman direction </text:span>
 _ Russia conducted the conducting actions in the direction of the disputed Luhansk region, but it was not successful.</text:p>
      <text:p text:style-name="P4">
The Russians caused aviation blows to the settlements of Bigorivka and the Mirnelugansk region. Also arteds were suffered by Stelmakhivka, Nevskoye, Bigorivka of Luhansk region and Torke, Verkhnyamyanskoye, Razdolivka of Taspyrne, Donetsk region.</text:p>
      <text:p text:style-name="P4">
<text:span text:style-name="T4">
 Read also: </text:span>
 <text:a xlink:type="simple" xlink:href="https://www.ukrinform.ua/rubric-ato/3724539-ukrainski-vijskovi-zbili-rosijskij-gelikopter-ka52.html" text:style-name="Internet_20_link" text:visited-style-name="Visited_20_Internet_20_Link">
Ukrainian military knocked down Russian helicopter KA-52</text:a>
"_ <text:span text:style-name="T4">
 In the Bakhmut direction </text:span>
 _ the enemy conducted unsuccessful offenses in the direction of Orikhovo-Vasilivka. Ivanovske, North, White Mountain and Toretsk struck aviation blows on inhabited punches, ”the message reads.</text:p>
      <text:p text:style-name="P4">
It is noted that the Russian artillery shellings were affected by the ranges of Vasyukivka, Orikhovo-Vasylivka, Novomarka, Bogdanivka, Kalynivka, Yar, Ivanivske, Ivanivska, Bila Gora, Konstantinovka, North Donetsk region.</text:p>
      <text:p text:style-name="P4">
“_ <text:span text:style-name="T4">
 In the Avdiivsky direction </text:span>
 _ the enemy struck in the area of Avdiivka. He carried out artillery shelling of areas of settlements Keramik, Novokalin, Steppe, Tonny, Pervomaisk, Nevelskoye, Karlovka, Berdychi, Lastokne, Avdiivka and Severne, Donetsk region, ”Ugensta informed.</text:p>
      <text:p text:style-name="P4">
_ <text:span text:style-name="T4">
 In the Mariinsky direction </text:span>
 _ Ukrainian defenders reflected all the attacks of the Russian area of Marinka. In the same place, Russia caused the Air Force.</text:p>
      <text:p text:style-name="P4">
<text:span text:style-name="T4">
 Read also: </text:span>
 <text:a xlink:type="simple" xlink:href="https://www.ukrinform.ua/rubric-regions/3724445-rosia-perekidae-tehniku-i-vijskovih-iz-hersonsini-na-zaporizkij-napramok-mer-melitopola.html" text:style-name="Internet_20_link" text:visited-style-name="Visited_20_Internet_20_Link">
the enemy throws equipment and military from Kherson region Nazaposhi direction - Melitopol mayor</text:a>
According to the Armed Forces, at the same time, Russia made artobrats in the areas of inhabited centers of Krasnogorivka, Acute, St. George, Marinka, Venta, Maximilyanivkat Illinka, Donetsk region.In the mineral direction, Russia carried out offensive actions in the direction of Nonovomikhailivka and coal of Donetsk region, but did not have success.</text:p>
      <text:p text:style-name="P4">
The Russian Federation has inflicted air strikes in the areas of the Golden Niva and the Blessed Donetsk region; She was fired at the settlements of Novomykhailivka, Katerynivka, Blessed, Coal, Bogoyavlenka, Novoukrainka, Prychistivka, Shakhtarske, Veliky Novosilka of Donetsk region.</text:p>
      <text:p text:style-name="P4">
<text:span text:style-name="T4">
 Read also: </text:span>
 [in the air forces confirmed the destruction(https://www.ukrinform.ua/rubric-other_news/3724433-u-povitranih-silah-pidtverdili-znisenna-skladu-boepripasiv-zagarbnikiv-na-hersonsini.html)“In Zaporizhzhya and Kherson directions, the enemy continues to conduct defense. The enemy struck in the Makarivka areas in Donetsk, Levadny, Little Tokmachka and Novodanilovka, Zaporizhzhya region and Kozatsky Nakherson region, ”the message said.</text:p>
      <text:p text:style-name="P4">
The General Staff stated that the enemy had carried out artobrats of the settlements and Makarivka of Donetsk region; Green Field, Novodarivka, Levadne, Malinivka, Communications, Gulyaypole, Gulyaipil, Orikhiv, Pubkovo, Kamyanskzesaposhka region; Mykhailivka, Novodmitrovka, Havrylivka, Kachkarivka, Berislav, Tomarina, Vesele, Cossack, Burguna, Pohgivka, Ivanivka, Antonovka, Kherson, Dniprovske, Kizomis, Sofiyivka, Mirobivka of Kherson region of Taochakiv region.</text:p>
      <text:p text:style-name="P4">
According to the Armed Forces, in the Siversky and Slobozhansky directions, the Russians retain a military presence in border areas with Ukraine. During the day, they gave air to the settlements of Ogirtseve, the Budarki, a merry Kharkiv region.</text:p>
      <text:p text:style-name="P4">
Also, during the day she carried out mortar and artillery shelling of inhabited plants of Karpovichi of Chernihiv region; Mid-Buddha, Porokhon, Rozhkovichi, Tovstoubovo, Bachivsk, Bilopillya, Iskrykivshchyna, Girin, Popivka, Kindrativka, Stepne, Pisarivka, Basivka, Loknaya, Miropillya, Steps of Sumy region, as well as Velikovchar, Vetawar, Vetapovar, Guyevka. .</text:p>
      <text:p text:style-name="P4">
<text:span text:style-name="T4">
 Read also: </text:span>
(https://www.ukrinform.ua/rubric-polytics/3724420-kreml-skoristaetsa-zaavami-afrikanskoi-delegacii-dla-informacijnih-operacij-isw.html)</text:p>
      <text:p text:style-name="P4">
As it was reported, on June 17, the General Staff stated that the main efforts of the Russian Federation and Deliza to the Lyman, Bakhmut, Avdiivsky and Marinsky Napryamki, where heavy fights continue. There were 22 combat clashes during the day.</text:p>
      <text:p text:style-name="P4">
Photo: General Staff of the Armed Forces, Facebook</text:p>
      <text:p text:style-name="P4">
News Source: <text:a xlink:type="simple" xlink:href="https://www.ukrinform.ua/rubric-ato/3724549-rf-zoseredzue-osnovni-zusilla-na-cotiroh-napramkah-za-dobu-17-bojovih-zitknen.html" text:style-name="Internet_20_link" text:visited-style-name="Visited_20_Internet_20_Link">
https://www.ukrinform.ua/rubric-ato/3724549-rf-zoseredzue-osnovni-zusilla-na-cotiroh-napramkah-za-dobu-17-bojovih-zitknen.html</text:a>
</text:p>
      <!--NEWS-->
      <text:h text:style-name="P10" text:outline-level="1">
<text:span text:style-name="T4">
Five cars collided in Kyiv region - four injured</text:span>
</text:h>
      <text:p text:style-name="P4">
Authors: Ukrinform (Person)</text:p>
      <text:p text:style-name="P4">
Publisher: Укринформ (Organization)</text:p>
      <text:p text:style-name="P4">
Published Time: 2023-06-18T19:32:00+03:00</text:p>
      <text:p text:style-name="P4">
Modified Time: 2023-06-18T19:32:00+03:00</text:p>
      <text:p text:style-name="P4">
Description: In the Kiev region there was an accident on the Kiev-Odesa highway with the participation of five cars, in which 4 people were injured. - Ukrinform.</text:p>
      <text:p text:style-name="P4">
Images: ['<text:a xlink:type="simple" xlink:href="https://static.ukrinform.com/photos/2023_06/thumb_files/630_360_1687106170-826.jpeg" text:style-name="Internet_20_link" text:visited-style-name="Visited_20_Internet_20_Link">
630_360_16871...</text:a>
']</text:p>
      <text:p text:style-name="P4">
Tags: ['ДТП', 'Київщина']</text:p>
      <text:p text:style-name="P4">
Type: Article</text:p>
      <!--METADATA-->
      <text:p text:style-name="P4">
<draw:frame draw:style-name="fr1" draw:name="Image177" text:anchor-type="as-char" svg:width="6.9236in" svg:height="3.956343in" draw:z-index="0">
<draw:image xlink:href="../Images/yкринформ/2023-06-18T19-32-00-03-00/630_360_1687106170-826.jpeg" xlink:type="simple" xlink:show="embed" xlink:actuate="onLoad" draw:mime-type="image/jpeg"/>
</draw:frame>
The UKIiv region occurred on the Kiev-Odesa highway with the participation of five cars, and 4 people were injured.</text:p>
      <text:p text:style-name="P4">
About it in <text:a xlink:type="simple" xlink:href="https://t.me/policekyivregion/5177" text:style-name="Internet_20_link" text:visited-style-name="Visited_20_Internet_20_Link">
telegram</text:a>
The police informed the police of the capital region, Ukrinform reports.</text:p>
      <text:p text:style-name="P4">
“On June 18, 61 kilometers of the Kiev-Odesa highway, there were four cars and one truck near Salivonok. As a result of the accident, four participants were seized <text:a xlink:type="simple" xlink:href="https://www.ukrinform.ua/tag-dtp" text:style-name="Internet_20_link" text:visited-style-name="Visited_20_Internet_20_Link">
road accident</text:a>
.Rou on this section of the road in both directions is partially limited. Investigators of the Belotserkovsky Police Department of Kyiv region and patrolmen work at the scene, ”the press service said.</text:p>
      <text:p text:style-name="P4">
<text:span text:style-name="T4">
 Read also: </text:span>
 <text:a xlink:type="simple" xlink:href="https://www.ukrinform.ua/rubric-regions/3724278-na-kiivsini-cherry-vihala-u-derevo-vodijka-zaginula-cetvero-ditej-travmovani.html" text:style-name="Internet_20_link" text:visited-style-name="Visited_20_Internet_20_Link">
in the Kyiv region Cherry entered the tree - the driver died, four children were injured</text:a>
As it was reported, a woman was killed in the Brovarsky district of the Kyiv region on Saturday, and four children at the age of five were injured by Tabulas were hospitalized.</text:p>
      <text:p text:style-name="P4">
<text:span text:style-name="T5">
Foto: police of Kyiv region</text:span>
</text:p>
      <text:p text:style-name="P4">
News Source: <text:a xlink:type="simple" xlink:href="https://www.ukrinform.ua/rubric-regions/3724551-na-kiivsini-zitknulisa-pat-avtomobiliv-cetvero-travmovanih.html" text:style-name="Internet_20_link" text:visited-style-name="Visited_20_Internet_20_Link">
https://www.ukrinform.ua/rubric-regions/3724551-na-kiivsini-zitknulisa-pat-avtomobiliv-cetvero-travmovanih.html</text:a>
</text:p>
      <!--NEWS-->
      <text:h text:style-name="P10" text:outline-level="1">
<text:span text:style-name="T4">
Ukrainian aviation per day struck seven blows on the enemy</text:span>
</text:h>
      <text:p text:style-name="P4">
Authors: Ukrinform (Person)</text:p>
      <text:p text:style-name="P4">
Publisher: Укринформ (Organization)</text:p>
      <text:p text:style-name="P4">
Published Time: 2023-06-18T19:43:00+03:00</text:p>
      <text:p text:style-name="P4">
Modified Time: 2023-06-18T19:43:00+03:00</text:p>
      <text:p text:style-name="P4">
Description: Aviation of defense forces per day made 7 strikes in the areas of concentration of personnel of Russian invaders and destroyed one anti-aircraft missile complex. - Ukrinform.</text:p>
      <text:p text:style-name="P4">
Images: ['<text:a xlink:type="simple" xlink:href="https://static.ukrinform.com/photos/2022_05/thumb_files/630_360_1653880532-990.jpg" text:style-name="Internet_20_link" text:visited-style-name="Visited_20_Internet_20_Link">
630_360_16538...</text:a>
']</text:p>
      <text:p text:style-name="P4">
Tags: ['Генштаб', 'ЗСУ', 'Війна з Росією']</text:p>
      <text:p text:style-name="P4">
Type: Article</text:p>
      <!--METADATA-->
      <text:p text:style-name="P4">
<draw:frame draw:style-name="fr1" draw:name="Image178" text:anchor-type="as-char" svg:width="6.9236in" svg:height="3.956343in" draw:z-index="0">
<draw:image xlink:href="../Images/yкринформ/2023-06-18T19-43-00-03-00/630_360_1653880532-990.jpg" xlink:type="simple" xlink:show="embed" xlink:actuate="onLoad" draw:mime-type="image/jpeg"/>
</draw:frame>
Aviation for a day made 7 beats in the areas of concentration of the personnel of Russian invaders and destroyed one anti-aircraft missile complex.</text:p>
      <text:p text:style-name="P4">
About it in <text:a xlink:type="simple" xlink:href="https://www.facebook.com/GeneralStaff.ua/posts/pfbid029oqTFZhZypCJLn57UAWUCNv8hSuxn8y6wRQGhHz5b4k9f7aW2QYTTpRLW7c3DhCxl" text:style-name="Internet_20_link" text:visited-style-name="Visited_20_Internet_20_Link">
Facebook</text:a>
The General Staff of the Armed Forces reported, publishing operational information as of June 18, June 18, Ukrinform reports.</text:p>
      <text:p text:style-name="P4">
“Also our defenders <text:a xlink:type="simple" xlink:href="https://www.ukrinform.ua/rubric-ato/3724539-ukrainski-vijskovi-zbili-rosijskij-gelikopter-ka52.html" text:style-name="Internet_20_link" text:visited-style-name="Visited_20_Internet_20_Link">
have destroyed the enemy helicopter KA-52</text:a>
, 3 Iranian shock UAVs such as ShahED and 5 intelligence UAVs, ”the message reads.</text:p>
      <text:p text:style-name="P4">
<text:span text:style-name="T4">
 Read also: </text:span>
 <text:a xlink:type="simple" xlink:href="https://www.ukrinform.ua/rubric-ato/3724549-rf-zoseredzue-osnovni-zusilla-na-cotiroh-napramkah-za-dobu-17-bojovih-zitknen.html" text:style-name="Internet_20_link" text:visited-style-name="Visited_20_Internet_20_Link">
the Russian Federation concentrates basic efforts in four directions, the appeal - 17 clashes</text:a>
In addition, according to the General Staff, the missile troops and artillery units were affected by 2 management points, 4 anti-aircraft missile complexes, 2 districts of personnel and military equipment of the Russians and 2 of its storage.</text:p>
      <text:p text:style-name="P4">
The Russian invaders during the day have inflicted more than 40 aircraft managers in Ukraine and made 60 shelling from the reactive systems of the volley fire of the Ukrainian troops and settlements.</text:p>
      <text:p text:style-name="P4">
"Unfortunately, there are kids who have been killed and injured in the civilian population, the objects of critical infrastructure have been damaged, more than 20 dwellings, school and other civilian infrastructure have been destroyed and damaged," Ugenstba reported.</text:p>
      <text:p text:style-name="P4">
<text:span text:style-name="T4">
 Read also: </text:span>
 <text:a xlink:type="simple" xlink:href="https://www.ukrinform.ua/rubric-regions/3724445-rosia-perekidae-tehniku-i-vijskovih-iz-hersonsini-na-zaporizkij-napramok-mer-melitopola.html" text:style-name="Internet_20_link" text:visited-style-name="Visited_20_Internet_20_Link">
the enemy throws equipment and military from Kherson region Nazaposhi direction - Melitopol mayor</text:a>
It is also emphasized that the likelihood of rocket and aviation -haired rocket and aircraft surveys throughout Ukraine remains high.</text:p>
      <text:p text:style-name="P4">
Separately in the General Staff informed that at the landfills of Belarus there are events and coordination of units of the Armed Forces of Russia before their sending of the Ureges of fighting in the territory of Ukraine.</text:p>
      <text:p text:style-name="P4">
As reported, as of the morning of June 19 <text:a xlink:type="simple" xlink:href="https://www.ukrinform.ua/rubric-ato/3724362-zsu-vze-likviduvali-219-820-rosijskih-zagarbnikiv.html" text:style-name="Internet_20_link" text:visited-style-name="Visited_20_Internet_20_Link">
Defense forces have already destroyed 219 820 Russian invaders</text:a>
 .</text:p>
      <text:p text:style-name="P4">
News Source: <text:a xlink:type="simple" xlink:href="https://www.ukrinform.ua/rubric-ato/3724556-ukrainska-aviacia-za-dobu-zavdala-sim-udariv-po-vorogu.html" text:style-name="Internet_20_link" text:visited-style-name="Visited_20_Internet_20_Link">
https://www.ukrinform.ua/rubric-ato/3724556-ukrainska-aviacia-za-dobu-zavdala-sim-udariv-po-vorogu.html</text:a>
</text:p>
      <!--NEWS-->
      <text:h text:style-name="P10" text:outline-level="1">
<text:span text:style-name="T4">
In Nikopol as a result of Russian shelling, two objects of critical infrastructure have been damaged</text:span>
</text:h>
      <text:p text:style-name="P4">
Authors: Ukrinform (Person)</text:p>
      <text:p text:style-name="P4">
Publisher: Укринформ (Organization)</text:p>
      <text:p text:style-name="P4">
Published Time: 2023-06-18T19:56:00+03:00</text:p>
      <text:p text:style-name="P4">
Modified Time: 2023-06-18T19:56:00+03:00</text:p>
      <text:p text:style-name="P4">
Description: In the afternoon, Russian invaders fired at Nikopol again, damaging the objects of critical infrastructure. - Ukrinform.</text:p>
      <text:p text:style-name="P4">
Images: ['<text:a xlink:type="simple" xlink:href="https://static.ukrinform.com/photos/2022_12/thumb_files/630_360_1670260661-504.jpg" text:style-name="Internet_20_link" text:visited-style-name="Visited_20_Internet_20_Link">
630_360_16702...</text:a>
']</text:p>
      <text:p text:style-name="P4">
Tags: ['Інфраструктура', 'Нікополь', 'Обстріл', 'Війна з Росією']</text:p>
      <text:p text:style-name="P4">
Type: Article</text:p>
      <!--METADATA-->
      <text:p text:style-name="P4">
<draw:frame draw:style-name="fr1" draw:name="Image179" text:anchor-type="as-char" svg:width="6.9236in" svg:height="3.954441in" draw:z-index="0">
<draw:image xlink:href="../Images/yкринформ/2023-06-18T19-56-00-03-00/630_360_1670260661-504.jpg" xlink:type="simple" xlink:show="embed" xlink:actuate="onLoad" draw:mime-type="image/jpeg"/>
</draw:frame>
On -day invaders again fired at Nikopol, damaging the objects of critical infrastructure.</text:p>
      <text:p text:style-name="P4">
About it in <text:a xlink:type="simple" xlink:href="https://t.me/mykola_lukashuk/5139" text:style-name="Internet_20_link" text:visited-style-name="Visited_20_Internet_20_Link">
telegram</text:a>
Mykola Lukashuk, the Chief Properepetrovsk Regional Council, reported, Ukrinform reports.</text:p>
      <text:p text:style-name="P4">
"2 objects of critical infrastructure have been damaged," he wrote.</text:p>
      <text:p text:style-name="P4">
In general, according to Lukashuk, the Russians have been actively attacked by the Russians for the last few days, certain infrastructure objects, seriously complicating the provision of townspeople with urinating. "They deliberately choose goals, directing their efforts to insist the humanitarian crisis," the official emphasized.</text:p>
      <text:p text:style-name="P4">
He recalled that <text:a xlink:type="simple" xlink:href="https://www.ukrinform.ua/tag-nikopol" text:style-name="Internet_20_link" text:visited-style-name="Visited_20_Internet_20_Link">
Nikopol</text:a>
Located just 10 km from the enemy through the "disappeared" reservoir. And the pre -energy directly - 21 km.</text:p>
      <text:p text:style-name="P4">
*!(https://www.ukrinform.ua/rubric-ato/3724536-unaslidok-obstrilu-rosianami-sumsini-zaginuli-dvoe-civilnih-batko-ta-sin.html)As a result of an enemy attack, 9 private dwellings, 7 housing buildings, a car, fences, a solar power plant, a gas pipeline and 2 power lines were also damaged, Lukashuk informed.</text:p>
      <text:p text:style-name="P4">
<text:span text:style-name="T5">
Foto: Mykola Lukashuk - head of dor</text:span>
</text:p>
      <text:p text:style-name="P4">
Other communities were calm. There are no wounded and dead.</text:p>
      <text:p text:style-name="P4">
As reported by Ukrinform, on June 17, the Russian Army attacked Dnipropetrovsk on June 17. The enemy was beaten from the heavy artillery by the Velykomykhail community of Sinelnikovsky district and on the Mirovskaya Pininikopol district.</text:p>
      <text:p text:style-name="P4">
News Source: <text:a xlink:type="simple" xlink:href="https://www.ukrinform.ua/rubric-ato/3724558-u-nikopoli-vnaslidok-rosijskogo-obstrilu-poskodzeni-dva-obekti-kriticnoi-infrastrukturi.html" text:style-name="Internet_20_link" text:visited-style-name="Visited_20_Internet_20_Link">
https://www.ukrinform.ua/rubric-ato/3724558-u-nikopoli-vnaslidok-rosijskogo-obstrilu-poskodzeni-dva-obekti-kriticnoi-infrastrukturi.html</text:a>
</text:p>
      <!--NEWS-->
      <text:h text:style-name="P10" text:outline-level="1">
<text:span text:style-name="T4">
Shakhtar Academy Director of Cardoza left the team for war</text:span>
</text:h>
      <text:p text:style-name="P4">
Authors: Ukrinform (Person)</text:p>
      <text:p text:style-name="P4">
Publisher: Укринформ (Organization)</text:p>
      <text:p text:style-name="P4">
Published Time: 2023-06-18T19:56:08+03:00</text:p>
      <text:p text:style-name="P4">
Modified Time: 2023-06-18T19:56:08+03:00</text:p>
      <text:p text:style-name="P4">
Description: Edgar Cardoza, who for three years headed the Shakhtar Academy, left the team. - Ukrinform.</text:p>
      <text:p text:style-name="P4">
Images: ['<text:a xlink:type="simple" xlink:href="https://static.ukrinform.com/photos/2023_06/thumb_files/630_360_1687107307-973.jpg" text:style-name="Internet_20_link" text:visited-style-name="Visited_20_Internet_20_Link">
630_360_16871...</text:a>
']</text:p>
      <text:p text:style-name="P4">
Tags: ['Футбол', 'Шахтар']</text:p>
      <text:p text:style-name="P4">
Type: Article</text:p>
      <!--METADATA-->
      <text:p text:style-name="P4">
<draw:frame draw:style-name="fr1" draw:name="Image182" text:anchor-type="as-char" svg:width="6.9236in" svg:height="3.956343in" draw:z-index="0">
<draw:image xlink:href="../Images/yкринформ/2023-06-18T19-56-08-03-00/630_360_1687107307-973.jpg" xlink:type="simple" xlink:show="embed" xlink:actuate="onLoad" draw:mime-type="image/jpeg"/>
</draw:frame>
Edgargdosis, who for three years headed the Shakhtar Academy, has gone out.</text:p>
      <text:p text:style-name="P4">
This was reported <text:a xlink:type="simple" xlink:href="https://maisfutebol.iol.pt/edgar-cardoso/shakhtar-donetsk/portugues-que-ainda-trabalhava-no-futebol-ucraniano-deixa-o-shakhtar" text:style-name="Internet_20_link" text:visited-style-name="Visited_20_Internet_20_Link">
Maisfutebol</text:a>
, reports Ukrinform.</text:p>
      <text:p text:style-name="P4">
Recently, the Portuguese was in Croatia, where he worked with the club youth teams.</text:p>
      <text:p text:style-name="P4">
Edgar agreed with the Miners' management management on the termination of the contract, since Shakhtar decided to return youth teams to Kiev.</text:p>
      <text:p text:style-name="P4">
“From the very beginning, I told the club that I would never return to Ukraine, and the war is in touch. The club, apparently, understood, made my decision and wanted to continue working with me on these conditions. My responsibilities were accompanied by all the teams that were in Croatia, and every time the team under 19 years or the main team went to European competitions or internships, in the summer or Christmas, I came from Croatia and accompanied them, ”Cardoza said.</text:p>
      <text:p text:style-name="P4">
He also noted that he decided not to return to Ukraine together with the Miners Academy.</text:p>
      <text:p text:style-name="P4">
“Two weeks ago, the club decided that all players and all teams would return in Ukraine, because the championships will start in September for all age groups, so despite having a current contract with Shakhtar until December 31, it is decided to return to Ukraine. Because it is dangerous. I want to be near the rise of the family again. My life credo - wherever I work, should be my deed, and it would be impossible in Ukraine. This is not my will, not the will of the club, but unfortunately, we have to go different ways. They are returning to Ukraine, and I do a new project, ”explained the former director of the Miners Academy.</text:p>
      <text:p text:style-name="P4">
<text:span text:style-name="T4">
 Read also: </text:span>
 <text:a xlink:type="simple" xlink:href="https://www.ukrinform.ua/rubric-sports/3724453-upl-polissa-vijslo-z-vidpustki.html" text:style-name="Internet_20_link" text:visited-style-name="Visited_20_Internet_20_Link">
UPL: "Polesie" came out of vacation</text:a>
Shakhtar reported in the UPL 2022/2023.</text:p>
      <text:p text:style-name="P4">
Photo: maisfutebol.iol.pt</text:p>
      <text:p text:style-name="P4">
News Source: <text:a xlink:type="simple" xlink:href="https://www.ukrinform.ua/rubric-sports/3724557-direktor-akademii-sahtara-kardozu-zalisiv-komandu-cerez-vijnu.html" text:style-name="Internet_20_link" text:visited-style-name="Visited_20_Internet_20_Link">
https://www.ukrinform.ua/rubric-sports/3724557-direktor-akademii-sahtara-kardozu-zalisiv-komandu-cerez-vijnu.html</text:a>
</text:p>
      <!--NEWS-->
      <text:h text:style-name="P10" text:outline-level="1">
<text:span text:style-name="T4">
In Kryvyi Rih to solve problems with water supply will lay 100 kilometers of pipes</text:span>
</text:h>
      <text:p text:style-name="P4">
Authors: Ukrinform (Person)</text:p>
      <text:p text:style-name="P4">
Publisher: Укринформ (Organization)</text:p>
      <text:p text:style-name="P4">
Published Time: 2023-06-18T20:08:00+03:00</text:p>
      <text:p text:style-name="P4">
Modified Time: 2023-06-18T20:08:00+03:00</text:p>
      <text:p text:style-name="P4">
Description: In Kryvyi Rosa, water reserves will be enough for 1.5 months. For further uninterrupted provision of the population with water it is necessary to lay 100 km of pipes and make transformer pumps. - Ukrinform.</text:p>
      <text:p text:style-name="P4">
Images: ['<text:a xlink:type="simple" xlink:href="https://static.ukrinform.com/photos/2020_01/thumb_files/630_360_1580371786-838.jpg" text:style-name="Internet_20_link" text:visited-style-name="Visited_20_Internet_20_Link">
630_360_15803...</text:a>
']</text:p>
      <text:p text:style-name="P4">
Tags: ['Кривий Ріг', 'Вода', 'Труби']</text:p>
      <text:p text:style-name="P4">
Type: Article</text:p>
      <!--METADATA-->
      <text:p text:style-name="P4">
<draw:frame draw:style-name="fr1" draw:name="Image183" text:anchor-type="as-char" svg:width="6.9236in" svg:height="3.956343in" draw:z-index="0">
<draw:image xlink:href="../Images/yкринформ/2023-06-18T20-08-00-03-00/630_360_1580371786-838.jpg" xlink:type="simple" xlink:show="embed" xlink:actuate="onLoad" draw:mime-type="image/jpeg"/>
</draw:frame>
In Krivorost, water reserves will be enough for 1.5 months. For further smooth supply of the population, water should be laid 100 km of pipes and to make transformer pumps.</text:p>
      <text:p text:style-name="P4">
About it in <text:a xlink:type="simple" xlink:href="https://t.me/vilkul/3610" text:style-name="Internet_20_link" text:visited-style-name="Visited_20_Internet_20_Link">
telegram</text:a>
Informs Alexander Vilkul, the chief administration of Krivoy Rog, Ukrinform reports.</text:p>
      <text:p text:style-name="P4">
"70% of our city lives on stocks <text:a xlink:type="simple" xlink:href="https://www.ukrinform.ua/tag-voda" text:style-name="Internet_20_link" text:visited-style-name="Visited_20_Internet_20_Link">
water</text:a>
that we did in advance. In conditions of strict savings, they will be enough for 1.5 months. The situation is very difficult. The level of Kakhovka reservoir continues to fall and it is clear to everyone that the next years there will be no water. The savings of the nearby months should only increase. And the risk that part of the city will remain without tap water for a while, like manganese and cover now, "Vilkul wrote.</text:p>
      <text:p text:style-name="P4">
According to him, the construction of the Ingulets - Southern Channel has already begun. It is possible to make water overflowing for more than 30 kilometers. These are pipes and pumps, and much more. The work is carried out around the clock.</text:p>
      <text:p text:style-name="P4">
<text:span text:style-name="T4">
 Read also: </text:span>
 [in water in Kherson region fixes the excess of iron)(https://www.ukrinform.ua/rubric-regions/3724461-u-vodi-na-hersonsini-fiksuut-perevisenna-vmistu-zaliza.html)"This is only one of the projects. Other work is ongoing to create an alternative to the city's water supply. In total, it is necessary to lay about 100 kilometers of pipes, to make transformer, pumping and dozens of types of work," Vilkul.</text:p>
      <text:p text:style-name="P4">
He urged the population to save water.</text:p>
      <text:p text:style-name="P4">
Earlier it was reported that in the Nikopol region water supply has already been stopped by the UKRAV, manganese, part of the Pokrovsky community, Tomakiv, Mirovskaya and Chervonogrigorivsk TG.</text:p>
      <text:p text:style-name="P4">
News Source: <text:a xlink:type="simple" xlink:href="https://www.ukrinform.ua/rubric-vidbudova/3724564-u-krivomu-rozi-dla-virisenna-problem-iz-vodopostacannam-prokladut-100-kilometriv-trub.html" text:style-name="Internet_20_link" text:visited-style-name="Visited_20_Internet_20_Link">
https://www.ukrinform.ua/rubric-vidbudova/3724564-u-krivomu-rozi-dla-virisenna-problem-iz-vodopostacannam-prokladut-100-kilometriv-trub.html</text:a>
</text:p>
      <!--NEWS-->
      <text:h text:style-name="P10" text:outline-level="1">
<text:span text:style-name="T4">
India has increased importing Russian oil by 10 times - media</text:span>
</text:h>
      <text:p text:style-name="P4">
Authors: Ukrinform (Person)</text:p>
      <text:p text:style-name="P4">
Publisher: Укринформ (Organization)</text:p>
      <text:p text:style-name="P4">
Published Time: 2023-06-18T20:11:00+03:00</text:p>
      <text:p text:style-name="P4">
Modified Time: 2023-06-18T20:11:00+03:00</text:p>
      <text:p text:style-name="P4">
Description: The head of the Indian Oil Indian Oil Oil Vinod Kumar said on Saturday that almost a third of the company's crude oil imports could accommodate Russia. - Ukrinform.</text:p>
      <text:p text:style-name="P4">
Images: ['<text:a xlink:type="simple" xlink:href="https://static.ukrinform.com/photos/2023_03/thumb_files/630_360_1679589133-454.png" text:style-name="Internet_20_link" text:visited-style-name="Visited_20_Internet_20_Link">
630_360_16795...</text:a>
']</text:p>
      <text:p text:style-name="P4">
Tags: ['Індія', 'нафта', 'Росія']</text:p>
      <text:p text:style-name="P4">
Type: Article</text:p>
      <!--METADATA-->
      <text:p text:style-name="P4">
<draw:frame draw:style-name="fr1" draw:name="Image184" text:anchor-type="as-char" svg:width="6.9236in" svg:height="3.956343in" draw:z-index="0">
<draw:image xlink:href="../Images/yкринформ/2023-06-18T20-11-00-03-00/630_360_1679589133-454.png" xlink:type="simple" xlink:show="embed" xlink:actuate="onLoad" draw:mime-type="image/png"/>
</draw:frame>
Indian Oil Oil Indian Oil Gas Company Vinod Kumar said on Saturday that almost a third of the import of raw oil of the company could be born.</text:p>
      <text:p text:style-name="P4">
As Ukrinform reports, it reports <text:a xlink:type="simple" xlink:href="https://www.reuters.com/business/energy/ongc-chief-expects-russian-oil-make-up-30-indias-imports-interfax-2023-06-17/" text:style-name="Internet_20_link" text:visited-style-name="Visited_20_Internet_20_Link">
Reuters</text:a>
.</text:p>
      <text:p text:style-name="P4">
"The proportion of Russian imports of crude oil, which was less than 2% in 2021-2022, increased by 10 times, about 20% in the import of oil in India," said Kumar during a discussion at the International Economic Forum in St. Petersburg.</text:p>
      <text:p text:style-name="P4">
<text:span text:style-name="T4">
 Read also: </text:span>
 <text:a xlink:type="simple" xlink:href="https://www.ukrinform.ua/rubric-world/3724174-eksport-iranskoi-nafti-dosag-najvisogo-za-pat-rokiv-pokaznika-zmi.html" text:style-name="Internet_20_link" text:visited-style-name="Visited_20_Internet_20_Link">
Iranian exports <text:span text:style-name="T4">
 oil </text:span>
 and reached the highest in five years of the indicator - media</text:a>
Vit also noted that the share of imports of Russian oil in Dinds in 2023-2024 is expected to grow up to 30%.</text:p>
      <text:p text:style-name="P4">
“Russia redirects its energy from Western countries, which impose restrictions and sanctions for trade with Moscow, including restrictions on oil prices, after its invasion of Ukraine. China and India are buying most of the Russian energy, ”the message reads.</text:p>
      <text:p text:style-name="P4">
It is noted that the historical peak of imports of Russian crude oil in India was reached in May this year.</text:p>
      <text:p text:style-name="P4">
<text:span text:style-name="T4">
 Read also: </text:span>
 <text:a xlink:type="simple" xlink:href="https://www.ukrinform.ua/rubric-world/3722802-vidmova-vid-rosijskih-energonosiiv-e-castinou-nacbezpeki-nimeccini-berbok.html" text:style-name="Internet_20_link" text:visited-style-name="Visited_20_Internet_20_Link">
rejection of Russian energy carriers is part of the National Security - Berbok</text:a>
As reported by Ukrinform, Russia will again reduce the production of the production again.</text:p>
      <text:p text:style-name="P4">
News Source: <text:a xlink:type="simple" xlink:href="https://www.ukrinform.ua/rubric-economy/3724561-india-zbilsila-import-rosijskoi-nafti-v-10-raziv-zmi.html" text:style-name="Internet_20_link" text:visited-style-name="Visited_20_Internet_20_Link">
https://www.ukrinform.ua/rubric-economy/3724561-india-zbilsila-import-rosijskoi-nafti-v-10-raziv-zmi.html</text:a>
</text:p>
      <!--NEWS-->
      <text:h text:style-name="P10" text:outline-level="1">
<text:span text:style-name="T4">
Armed Forces destroyed four enemy drones in the south</text:span>
</text:h>
      <text:p text:style-name="P4">
Authors: Ukrinform (Person)</text:p>
      <text:p text:style-name="P4">
Publisher: Укринформ (Organization)</text:p>
      <text:p text:style-name="P4">
Published Time: 2023-06-18T20:19:00+03:00</text:p>
      <text:p text:style-name="P4">
Modified Time: 2023-06-18T20:19:00+03:00</text:p>
      <text:p text:style-name="P4">
Description: The Armed Forces of Ukraine destroyed four Russian drones of different types in the Kherson and Mykolaiv regions. - Ukrinform.</text:p>
      <text:p text:style-name="P4">
Images: ['<text:a xlink:type="simple" xlink:href="https://static.ukrinform.com/photos/2023_04/thumb_files/630_360_1682248586-703.jpg" text:style-name="Internet_20_link" text:visited-style-name="Visited_20_Internet_20_Link">
630_360_16822...</text:a>
']</text:p>
      <text:p text:style-name="P4">
Tags: ['Безпілотник', 'Херсонщина', 'Миколаївщина', 'Війна з Росією']</text:p>
      <text:p text:style-name="P4">
Type: Article</text:p>
      <!--METADATA-->
      <text:p text:style-name="P4">
<draw:frame draw:style-name="fr1" draw:name="Image185" text:anchor-type="as-char" svg:width="6.9236in" svg:height="3.956343in" draw:z-index="0">
<draw:image xlink:href="../Images/yкринформ/2023-06-18T20-19-00-03-00/630_360_1682248586-703.jpg" xlink:type="simple" xlink:show="embed" xlink:actuate="onLoad" draw:mime-type="image/jpeg"/>
</draw:frame>
The arms of Ukraine destroyed four Russian non -types of various types in the Kherson and Mykolaiv regions.</text:p>
      <text:p text:style-name="P4">
According to Ukrinform, the South Air Command reports on <text:a xlink:type="simple" xlink:href="https://www.facebook.com/PvKPivden/posts/pfbid02gg1SBhKFpK3hcTWEHe8KZVvYMUm5RLRSw6QrauKWc91Ut2rTiwpSqwJsXD6QQ4JNl" text:style-name="Internet_20_link" text:visited-style-name="Visited_20_Internet_20_Link">
Facebook</text:a>
.</text:p>
      <text:p text:style-name="P4">
"18 червня 2023 року силами та засобами протиповітряної оборони повітряногокомандування "Південь" знищено: на Херсонщині - два ударних БпЛА “Ланцет” таодин БпЛА “ZALA”, на Миколаївщині - один БпЛА оперативно-тактичного рівня", -ідеться у повідомлені.</text:p>
      <text:p text:style-name="P4">
<text:span text:style-name="T4">
 Read also: </text:span>
 <text:a xlink:type="simple" xlink:href="https://www.ukrinform.ua/rubric-ato/3724556-ukrainska-aviacia-za-dobu-zavdala-sim-udariv-po-vorogu.html" text:style-name="Internet_20_link" text:visited-style-name="Visited_20_Internet_20_Link">
Ukrainian aviation per day made seven blows on the enemy</text:a>
As reported by Ukrinform, the Ukrainian military on Sunday <text:a xlink:type="simple" xlink:href="https://www.ukrinform.ua/rubric-ato/3724539-ukrainski-vijskovi-zbili-rosijskij-gelikopter-ka52.html" text:style-name="Internet_20_link" text:visited-style-name="Visited_20_Internet_20_Link">
shot down by a single-Russian helicopter Ka-52 "Alligator"</text:a>
.</text:p>
      <text:p text:style-name="P4">
Photo: Lancet UAV, illustrative</text:p>
      <text:p text:style-name="P4">
News Source: <text:a xlink:type="simple" xlink:href="https://www.ukrinform.ua/rubric-ato/3724565-zsu-znisili-na-pivdni-cotiri-vorozi-bezpilotniki.html" text:style-name="Internet_20_link" text:visited-style-name="Visited_20_Internet_20_Link">
https://www.ukrinform.ua/rubric-ato/3724565-zsu-znisili-na-pivdni-cotiri-vorozi-bezpilotniki.html</text:a>
</text:p>
      <!--NEWS-->
      <text:h text:style-name="P10" text:outline-level="1">
<text:span text:style-name="T4">
Sergey Rebrov: Tomorrow you will see a different warehouse</text:span>
</text:h>
      <text:p text:style-name="P4">
Authors: Ukrinform (Person)</text:p>
      <text:p text:style-name="P4">
Publisher: Укринформ (Organization)</text:p>
      <text:p text:style-name="P4">
Published Time: 2023-06-18T20:30:46+03:00</text:p>
      <text:p text:style-name="P4">
Modified Time: 2023-06-18T20:30:46+03:00</text:p>
      <text:p text:style-name="P4">
Description: The head coach of the national team of Ukraine Serhiy Rebrov gave a press conference on the eve of the Euro-2024 qualification match against Malta. - Ukrinform.</text:p>
      <text:p text:style-name="P4">
Images: ['<text:a xlink:type="simple" xlink:href="https://static.ukrinform.com/photos/2023_06/thumb_files/630_360_1687109365-210.jpg" text:style-name="Internet_20_link" text:visited-style-name="Visited_20_Internet_20_Link">
630_360_16871...</text:a>
']</text:p>
      <text:p text:style-name="P4">
Tags: ['Футбол', 'Ребров', 'Збірна України']</text:p>
      <text:p text:style-name="P4">
Type: Article</text:p>
      <!--METADATA-->
      <text:p text:style-name="P4">
<draw:frame draw:style-name="fr1" draw:name="Image187" text:anchor-type="as-char" svg:width="6.9236in" svg:height="3.956343in" draw:z-index="0">
<draw:image xlink:href="../Images/yкринформ/2023-06-18T20-30-46-03-00/630_360_1687109365-210.jpg" xlink:type="simple" xlink:show="embed" xlink:actuate="onLoad" draw:mime-type="image/jpeg"/>
</draw:frame>
Serhiy Rebrov's chief core of the national team of Ukraine gave a press conference on the eve of Euro-2024 matches against Malta.</text:p>
      <text:p text:style-name="P4">
As Ukrinform reports, with reference to <text:a xlink:type="simple" xlink:href="https://www.youtube.com/watch" text:style-name="Internet_20_link" text:visited-style-name="Visited_20_Internet_20_Link">
UAF</text:a>
.</text:p>
      <text:p text:style-name="P4">
«Завтра будуть грати ті гравці, які на даний момент готові. Я не розділяюгравців на футболістів молодіжної команди чи першої. Завтра побачите, мабуть,інший склад. Але ми повинні робити ротацію, бо граємо третю гру з проміжком2-3 дні. Точно вона буде, подивимося, що буде завтра», - сказав Ребров.</text:p>
      <text:p text:style-name="P4">
Головний тренер збірної України наголосив на тому, що чекає завтра важкийматч.</text:p>
      <text:p text:style-name="P4">
«Я впевнений, що буде важкий матч. Вони теж грали 2 дні тому, тому будуть таксамо втомлені, але на цьому рівні в них є достатньо провідних гравців, і вонибудуть готуватися дуже серйозно. Ми в першу чергу повинні думати про себе, якми граємо. І я сьогодні казав гравцям, що ми поважаємо суперника, але повиннідумати про нашу гру. Очікую, що завтра ми гратимемо в інший футбол, ніж впершому матчі», - пояснив коуч "синьо-жовтих".</text:p>
      <text:p text:style-name="P4">
<text:span text:style-name="T4">
Читайте також:</text:span>
 <text:a xlink:type="simple" xlink:href="https://www.ukrinform.ua/rubric-sports/3724531-italia-posila-trete-misce-ligi-nacij-202223-z-futbolu.html" text:style-name="Internet_20_link" text:visited-style-name="Visited_20_Internet_20_Link">
 Італія посіла третє місце Ліги націй 2022/23 з <text:span text:style-name="T4">
футбол</text:span>
у </text:a>
It was reported that tomorrow, June 18, the National Team of Ukraine will play antimalists in the fourth round of qualification to the European Championship 20124. The match starts at 19:00 in Kiev.</text:p>
      <text:p text:style-name="P4">
Photo by Oksana Vasilyeva</text:p>
      <text:p text:style-name="P4">
News Source: <text:a xlink:type="simple" xlink:href="https://www.ukrinform.ua/rubric-sports/3724566-sergij-rebrov-zavtra-pobacite-insij-sklad.html" text:style-name="Internet_20_link" text:visited-style-name="Visited_20_Internet_20_Link">
https://www.ukrinform.ua/rubric-sports/3724566-sergij-rebrov-zavtra-pobacite-insij-sklad.html</text:a>
</text:p>
      <!--NEWS-->
      <text:h text:style-name="P10" text:outline-level="1">
<text:span text:style-name="T4">
The Russians fired Kharkiv region, there is a wounded</text:span>
</text:h>
      <text:p text:style-name="P4">
Authors: Ukrinform (Person)</text:p>
      <text:p text:style-name="P4">
Publisher: Укринформ (Organization)</text:p>
      <text:p text:style-name="P4">
Published Time: 2023-06-18T20:37:00+03:00</text:p>
      <text:p text:style-name="P4">
Modified Time: 2023-06-18T20:37:00+03:00</text:p>
      <text:p text:style-name="P4">
Description: Russian troops have been fired at the Kharkiv region again, there is a wounded, an investigation is being conducted. - Ukrinform.</text:p>
      <text:p text:style-name="P4">
Images: ['<text:a xlink:type="simple" xlink:href="https://static.ukrinform.com/photos/2023_06/thumb_files/630_360_1687109243-180.jpeg" text:style-name="Internet_20_link" text:visited-style-name="Visited_20_Internet_20_Link">
630_360_16871...</text:a>
']</text:p>
      <text:p text:style-name="P4">
Tags: ['Обстріл', 'Поранені', 'Прокуратура', 'Харківщина', 'Війна з Росією']</text:p>
      <text:p text:style-name="P4">
Type: Article</text:p>
      <!--METADATA-->
      <text:p text:style-name="P4">
<draw:frame draw:style-name="fr1" draw:name="Image188" text:anchor-type="as-char" svg:width="6.9236in" svg:height="3.956343in" draw:z-index="0">
<draw:image xlink:href="../Images/yкринформ/2023-06-18T20-37-00-03-00/630_360_1687109243-180.jpeg" xlink:type="simple" xlink:show="embed" xlink:actuate="onLoad" draw:mime-type="image/jpeg"/>
</draw:frame>
The military carfa was fired at the Kharkiv region, there is a wounded, an investigation is being conducted.</text:p>
      <text:p text:style-name="P4">
About it reports Kharkiv Regional Prosecutor's Office in <text:a xlink:type="simple" xlink:href="https://t.me/prokuratura_kharkiv/9570" text:style-name="Internet_20_link" text:visited-style-name="Visited_20_Internet_20_Link">
Telegram</text:a>
, reports Ukrinform.</text:p>
      <text:p text:style-name="P4">
"June 18 at about 3:00 pm occupants <text:a xlink:type="simple" xlink:href="https://www.ukrinform.ua/tag-obstril" text:style-name="Internet_20_link" text:visited-style-name="Visited_20_Internet_20_Link">
fired</text:a>
The village of Lipka. According to preliminary data, changes. It was injured by a 35-year-old resident. Housing and cars were damaged, "the message reads.</text:p>
      <text:p text:style-name="P4">
It is noted that under the procedural guidance of Dergachiv and Kupyansk prosecutor's offices of Kharkiv region, pre -trial investigations were initiated(Part 1 of Art. 438 of the Criminal Code of Ukraine).</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According to the investigation, during the day of June 18, the Russian military fired. Damage to private households, households and cars of locals was recorded.</text:p>
      <text:p text:style-name="P4">
The prosecutorial groups documented the consequences of armed aggression of the Russian Federation.</text:p>
      <text:p text:style-name="P4">
As it was reported, in the village of Guriev Kozachok in Kharkiv region a managed rocket rose into a civilian car, as a result, four people were killed.</text:p>
      <text:p text:style-name="P4">
<text:span text:style-name="T5">
Foto: Kharkiv Regional Prosecutor's Office</text:span>
</text:p>
      <text:p text:style-name="P4">
News Source: <text:a xlink:type="simple" xlink:href="https://www.ukrinform.ua/rubric-ato/3724567-rosiani-obstrilali-harkivsinu-e-poranenij.html" text:style-name="Internet_20_link" text:visited-style-name="Visited_20_Internet_20_Link">
https://www.ukrinform.ua/rubric-ato/3724567-rosiani-obstrilali-harkivsinu-e-poranenij.html</text:a>
</text:p>
      <!--NEWS-->
      <text:h text:style-name="P10" text:outline-level="1">
<text:span text:style-name="T4">
At the beginning of the week in Ukraine there is heat, in some areas - rains</text:span>
</text:h>
      <text:p text:style-name="P4">
Authors: Ukrinform (Person)</text:p>
      <text:p text:style-name="P4">
Publisher: Укринформ (Organization)</text:p>
      <text:p text:style-name="P4">
Published Time: 2023-06-18T20:43:00+03:00</text:p>
      <text:p text:style-name="P4">
Modified Time: 2023-06-18T23:43:00+03:00</text:p>
      <text:p text:style-name="P4">
Description: On Monday, June 19, in some regions of Ukraine it will be rained, in the afternoon it is expected to +30 °. - Ukrinform.</text:p>
      <text:p text:style-name="P4">
Images: ['<text:a xlink:type="simple" xlink:href="https://static.ukrinform.com/photos/2021_07/thumb_files/630_360_1625848241-458.jpg" text:style-name="Internet_20_link" text:visited-style-name="Visited_20_Internet_20_Link">
630_360_16258...</text:a>
']</text:p>
      <text:p text:style-name="P4">
Tags: ['Дощ', 'Погода', 'Прогноз']</text:p>
      <text:p text:style-name="P4">
Type: Article</text:p>
      <!--METADATA-->
      <text:p text:style-name="P4">
<draw:frame draw:style-name="fr1" draw:name="Image193" text:anchor-type="as-char" svg:width="6.9236in" svg:height="3.956343in" draw:z-index="0">
<draw:image xlink:href="../Images/yкринформ/2023-06-18T20-43-00-03-00/630_360_1625848241-458.jpg" xlink:type="simple" xlink:show="embed" xlink:actuate="onLoad" draw:mime-type="image/jpeg"/>
</draw:frame>
In some areas of Ukraine, it will rain in some regions of Ukraine, up to +30 ° in the daytime.</text:p>
      <text:p text:style-name="P4">
Ukrinform was reported at the Ukrainian Hydrometeorological Center.</text:p>
      <text:p text:style-name="P4">
Thus, according to forecasters, in the western, Odessa, Zhytomyr Tavinnitsa regions of rains, thunderstorms; In Chernivtsi, Khmelnitsky, Rivne region, there are significant places <text:a xlink:type="simple" xlink:href="https://www.ukrinform.ua/tag-dos" text:style-name="Internet_20_link" text:visited-style-name="Visited_20_Internet_20_Link">
raining</text:a>
, in the afternoon in the separate areas of hail and squalls 15-20 m/s. The temperature at night is 11-16 °, day21-26 °.</text:p>
      <text:p text:style-name="P4">
In the rest of the territory, it is small cloudy, without precipitation, only in the afternoon in Crimean -time rains, thunderstorms.</text:p>
      <text:p text:style-name="P4">
The wind is mainly southeast, 5-10 m/s. Temperature at night 14-19 °, the corporate bank of the seas up to 21 °; In the afternoon 25-30 °, in the east of the country at night 12-17 °, in the afternoon22-27 °.</text:p>
      <text:p text:style-name="P4">
In Kyiv and Kyiv region on June 19, a small cloud, no precipitation. The temperature in the capital at night 17-19 °, in the afternoon 27-29 °; In the area at night 14-19 °, in the afternoon 25-30 °.</text:p>
      <text:p text:style-name="P4">
<text:span text:style-name="T4">
 Read also: </text:span>
 <text:a xlink:type="simple" xlink:href="https://www.ukrinform.ua/rubric-regions/3724454-na-prikarpatti-virue-negoda-ratuvalniki-zaklikaut-utrimatisa-vid-pohodiv-u-gori.html" text:style-name="Internet_20_link" text:visited-style-name="Visited_20_Internet_20_Link">
in the Carpathian region is raging bad weather: Rescuers call to keep up from hiking in <text:span text:style-name="T4">
 mountains </text:span>
</text:a>
In the next two days in Ukraine, changing cloudiness with short -term days and thunderstorms will remain. Only on June 20 in the southern, eastern and central, in the afternoon on June 21, in most northern and western regions without precipitation.</text:p>
      <text:p text:style-name="P4">
The temperature at night is 13-18 °, on the coast of the seas up to 21 °; In the afternoon 25-30 °, in the western northern, June 21 in most regions of Ukraine 21-26 °.</text:p>
      <text:p text:style-name="P4">
In the capital region of June 20-21, short-term rain, thunderstorm(On the night of June 20), only in the afternoon of June 21 without significant rainfall. Temperature in Kiev at night 16-18 °, in the afternoon 24-26 °; On the region at night 13-18 °, in the afternoon 21-26 °.</text:p>
      <text:p text:style-name="P4">
During June 22-23 in Ukraine without precipitation, only on June 22 in the eastern tail and east areas are small in places, on June 23, in the afternoon, short-term rains in Western holes, sometimes thunderstorms.</text:p>
      <text:p text:style-name="P4">
Temperature at night 11-17 °, in the south up to 22 °; In the afternoon 23-29 °, in the Eastern tailor-east, June 23 and in the western regions 20-26 °.</text:p>
      <text:p text:style-name="P4">
In Kiev, June 22-23 without precipitation. The temperature will be 15-17 °, in the afternoon 26-28 °.</text:p>
      <text:p text:style-name="P4">
News Source: <text:a xlink:type="simple" xlink:href="https://www.ukrinform.ua/rubric-regions/3724467-v-ukraini-na-pocatku-tizna-utrimaetsa-spekotna-pogoda-z-dosami-v-deakih-oblastah.html" text:style-name="Internet_20_link" text:visited-style-name="Visited_20_Internet_20_Link">
https://www.ukrinform.ua/rubric-regions/3724467-v-ukraini-na-pocatku-tizna-utrimaetsa-spekotna-pogoda-z-dosami-v-deakih-oblastah.html</text:a>
</text:p>
      <!--NEWS-->
      <text:h text:style-name="P10" text:outline-level="1">
<text:span text:style-name="T4">
The number of dead as a result of the Kakhovsky Dams blast increased to 17 - MIA</text:span>
</text:h>
      <text:p text:style-name="P4">
Authors: Ukrinform (Person)</text:p>
      <text:p text:style-name="P4">
Publisher: Укринформ (Organization)</text:p>
      <text:p text:style-name="P4">
Published Time: 2023-06-18T21:09:00+03:00</text:p>
      <text:p text:style-name="P4">
Modified Time: 2023-06-18T21:09:00+03:00</text:p>
      <text:p text:style-name="P4">
Description: As of the evening of June 18, 17 civilians are known as a result of the blasting of the Kakhovsky hydroelectric power station by Russian troops. - Ukrinform.</text:p>
      <text:p text:style-name="P4">
Images: ['<text:a xlink:type="simple" xlink:href="https://static.ukrinform.com/photos/2023_06/thumb_files/630_360_1686406508-777.jpeg" text:style-name="Internet_20_link" text:visited-style-name="Visited_20_Internet_20_Link">
630_360_16864...</text:a>
']</text:p>
      <text:p text:style-name="P4">
Tags: ['Клименко', 'МВС', 'Вода', 'Загибель', 'Каховська ГЕС']</text:p>
      <text:p text:style-name="P4">
Type: Article</text:p>
      <!--METADATA-->
      <text:p text:style-name="P4">
<draw:frame draw:style-name="fr1" draw:name="Image194" text:anchor-type="as-char" svg:width="6.9236in" svg:height="3.956343in" draw:z-index="0">
<draw:image xlink:href="../Images/yкринформ/2023-06-18T21-09-00-03-00/630_360_1686406508-777.jpeg" xlink:type="simple" xlink:show="embed" xlink:actuate="onLoad" draw:mime-type="image/jpeg"/>
</draw:frame>
The state of June 18 is known about the death of 17 civilians as a result of the Kakhovsky hydroelectric power station underworld.</text:p>
      <text:p text:style-name="P4">
About it in <text:a xlink:type="simple" xlink:href="http://t.me/Klymenko_MVS/36" text:style-name="Internet_20_link" text:visited-style-name="Visited_20_Internet_20_Link">
telegram</text:a>
Igor Klimenko reported to the Minister of Internal Affairs, Ukrinform reports.</text:p>
      <text:p text:style-name="P4">
“17 people were killed. Of these, 13 are due to drowning, 4 more received incompatible gunshot wounds during evacuation. There are 31 people left unexpected, ”he wrote.</text:p>
      <text:p text:style-name="P4">
The minister also informed that 876 homes remain flooded; 3,614 citizens, of whom 474 children and 80 small -mobile persons, have been evaporated from dangerous zones.</text:p>
      <text:p text:style-name="P4">
<text:span text:style-name="T4">
 Read also: </text:span>
 <text:a xlink:type="simple" xlink:href="https://www.ukrinform.ua/rubric-regions/3724523-na-hersonsini-bez-elektropostacanna-zalisautsa-14-tisac-abonentiv.html" text:style-name="Internet_20_link" text:visited-style-name="Visited_20_Internet_20_Link">
on <text:span text:style-name="T4">
 Kherson's </text:span>
 in without power supply remain 14 thousand subscribers</text:a>
At the same time, Klimenko noted that in the Novovorontsov community in the Kherson region the centralized water supply to the population was restored. "The process is going on. Teamless utilities are working daily to bring people back to people," the minister has arranged.</text:p>
      <text:p text:style-name="P4">
At the same time, the head of the Ministry of Internal Affairs noted that where there is still no water supply - and a chiepant 167 thousand subscribers only in <text:a xlink:type="simple" xlink:href="https://www.ukrinform.ua/tag-dnipropetrovsina" text:style-name="Internet_20_link" text:visited-style-name="Visited_20_Internet_20_Link">
Dnipropetrovsk</text:a>
, - the transportation of drinking and technical water is organized. According to him, more than 11 thousand tons of water have been brought to the Dnipropetrovsk region.</text:p>
      <text:p text:style-name="P4">
<text:span text:style-name="T4">
 Read also: </text:span>
 <text:a xlink:type="simple" xlink:href="https://www.ukrinform.ua/rubric-vidbudova/3724564-u-krivomu-rozi-dla-virisenna-problem-iz-vodopostacannam-prokladut-100-kilometriv-trub.html" text:style-name="Internet_20_link" text:visited-style-name="Visited_20_Internet_20_Link">
in Kryvyi Rih to solve problems with water supply 100 kilometers of pipes</text:a>
It was reported that as of June 17 <text:a xlink:type="simple" xlink:href="http://www.ukrinform.ua/rubric-regions/3724299-unaslidok-pidrivu-kahovskoi-ges-16-zagiblih-31-osoba-znikla-bezvisti.html" text:style-name="Internet_20_link" text:visited-style-name="Visited_20_Internet_20_Link">
it was known about the death of 16 people</text:a>
As a result of the undermining of the Damikhov Hydroelectric Power Station: 14 in Kherson and two - in Mykolaiv region.</text:p>
      <text:p text:style-name="P4">
The Russian soldiers on the night of June 6 blew up the Dam of the Kakhovka Hydroelectric Power Plant, causing large -scale flooding. Under the water, a number of settlements were founded. The territory of the Nikolaev area was also affected by flooding.</text:p>
      <text:p text:style-name="P4">
<text:span text:style-name="T5">
Foto: Minagro Policy</text:span>
</text:p>
      <text:p text:style-name="P4">
News Source: <text:a xlink:type="simple" xlink:href="https://www.ukrinform.ua/rubric-regions/3724570-kilkist-zagiblih-unaslidok-pidrivu-kahovskoi-grebli-zrosla-do-17-mvs.html" text:style-name="Internet_20_link" text:visited-style-name="Visited_20_Internet_20_Link">
https://www.ukrinform.ua/rubric-regions/3724570-kilkist-zagiblih-unaslidok-pidrivu-kahovskoi-grebli-zrosla-do-17-mvs.html</text:a>
</text:p>
      <!--NEWS-->
      <text:h text:style-name="P10" text:outline-level="1">
<text:span text:style-name="T4">
In the east of Turkey occurred an earthquake of magnitude 4.6</text:span>
</text:h>
      <text:p text:style-name="P4">
Authors: Ukrinform (Person)</text:p>
      <text:p text:style-name="P4">
Publisher: Укринформ (Organization)</text:p>
      <text:p text:style-name="P4">
Published Time: 2023-06-18T21:19:00+03:00</text:p>
      <text:p text:style-name="P4">
Modified Time: 2023-06-18T21:19:00+03:00</text:p>
      <text:p text:style-name="P4">
Description: In the east of Turkey in the area of Puturge, Malatia province occurred an earthquake of a magnitude 4.6.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Туреччина']</text:p>
      <text:p text:style-name="P4">
Type: Article</text:p>
      <!--METADATA-->
      <text:p text:style-name="P4">
<draw:frame draw:style-name="fr1" draw:name="Image195" text:anchor-type="as-char" svg:width="6.9236in" svg:height="3.949857in" draw:z-index="0">
<draw:image xlink:href="../Images/yкринформ/2023-06-18T21-19-00-03-00/630_360_1675857416-430.jpg" xlink:type="simple" xlink:show="embed" xlink:actuate="onLoad" draw:mime-type="image/jpeg"/>
</draw:frame>
In the east, in the area of Puturge, Malatia province occurred an earthquake of a magnitude 4.6.</text:p>
      <text:p text:style-name="P4">
About it reports Ukrinform with reference to <text:a xlink:type="simple" xlink:href="https://twitter.com/depremdairesi/status/1670456749395001344" text:style-name="Internet_20_link" text:visited-style-name="Visited_20_Internet_20_Link">
Directorate for the elimination of natural disasters and emergencies.(AFAD)</text:a>
.</text:p>
      <text:p text:style-name="P4">
«О 18:36 (The same time with Kiev - ed.)There was an earthquake of a magnitude 4.6, whose epicenter was in the Putyurge area. The earthquake is recorded at a depth of 7.06km, ”the message reads.</text:p>
      <text:p text:style-name="P4">
<text:span text:style-name="T4">
 Read also: </text:span>
 <text:a xlink:type="simple" xlink:href="https://www.ukrinform.ua/rubric-world/3724315-zemletrus-na-zahodi-francii-poskodzeni-budinki-skoli-ta-cerkvi.html" text:style-name="Internet_20_link" text:visited-style-name="Visited_20_Internet_20_Link">
<text:span text:style-name="T4">
 earthquake </text:span>
 C in the west of France: damaged houses, schools and churches</text:a>
There was currently no information about destruction or victim.</text:p>
      <text:p text:style-name="P4">
As reported by Ukrinform, on February 6 in the east of Turkey, there were two powerful -semen, which resulted in the death of 50.5 thousand people.</text:p>
      <text:p text:style-name="P4">
<text:a xlink:type="simple" xlink:href="https://www.ukrinform.ua/amp/rubric-world/3674073-u-tureccini-zemletrus-znisiv-ponad-164-000-budivel.html" text:style-name="Internet_20_link" text:visited-style-name="Visited_20_Internet_20_Link">
More than 164,000 buildings were destroyed</text:a>
, seriously damaged and subject to wear.</text:p>
      <text:p text:style-name="P4">
News Source: <text:a xlink:type="simple" xlink:href="https://www.ukrinform.ua/rubric-world/3724571-na-shodi-tureccini-stavsa-zemletrus-magnitudou-46.html" text:style-name="Internet_20_link" text:visited-style-name="Visited_20_Internet_20_Link">
https://www.ukrinform.ua/rubric-world/3724571-na-shodi-tureccini-stavsa-zemletrus-magnitudou-46.html</text:a>
</text:p>
      <!--NEWS-->
      <text:h text:style-name="P10" text:outline-level="1">
<text:span text:style-name="T4">
As a result of the shelling of the Russians of Sumy region, two civilians were killed - father and son</text:span>
</text:h>
      <text:p text:style-name="P4">
Authors: Ukrinform (Person)</text:p>
      <text:p text:style-name="P4">
Publisher: Укринформ (Organization)</text:p>
      <text:p text:style-name="P4">
Published Time: 2023-06-18T21:22:00+03:00</text:p>
      <text:p text:style-name="P4">
Modified Time: 2023-06-18T21:22:00+03:00</text:p>
      <text:p text:style-name="P4">
Description: As a result of the next shelling, the Russian troops of the Sumy region died two civilians - father and s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Сумщина', 'Війна з Росією']</text:p>
      <text:p text:style-name="P4">
Type: Article</text:p>
      <!--METADATA-->
      <text:p text:style-name="P4">
<draw:frame draw:style-name="fr1" draw:name="Image196" text:anchor-type="as-char" svg:width="6.9236in" svg:height="3.948443in" draw:z-index="0">
<draw:image xlink:href="../Images/yкринформ/2023-06-18T21-22-00-03-00/630_360_1538997483-946.jpg" xlink:type="simple" xlink:show="embed" xlink:actuate="onLoad" draw:mime-type="image/jpeg"/>
</draw:frame>
Due to the shelling of the Russian troops of the Sumy region, two -sided by Russian troops - father and son.</text:p>
      <text:p text:style-name="P4">
According to Ukrinform, the Sumy Regional Military Administration reports in <text:a xlink:type="simple" xlink:href="https://t.me/Sumy_news_ODA/17074" text:style-name="Internet_20_link" text:visited-style-name="Visited_20_Internet_20_Link">
telegram. </text:a>
“Russians again <text:a xlink:type="simple" xlink:href="https://www.ukrinform.ua/tag-obstril" text:style-name="Internet_20_link" text:visited-style-name="Visited_20_Internet_20_Link">
fired</text:a>
Sumy region border. Today, as a result of artillery shelling, Bilopillya agreed - a father and a son, " - the message reads.</text:p>
      <text:p text:style-name="P4">
Clarified information will be provided additionally</text:p>
      <text:p text:style-name="P4">
“The enemy tests Sumy region again. Russian terrorists cynically use weapons against peaceful people, having long lost all human. The enemy has approved his criminal intentions - to destroy our people. Rashism does not come out with unpunished evil. There will be punishment!Answer. Vladimir Artyukh said for every loss of Ukrainians, ”said the head of Sumy Ova.</text:p>
      <text:p text:style-name="P4">
<text:span text:style-name="T4">
 Read also: </text:span>
 <text:a xlink:type="simple" xlink:href="https://www.ukrinform.ua/rubric-regions/3724329-na-sumsini-zatrimali-informatorku-aka-zdavala-fsb-dani-pro-ukrainskih-zahisnikiv.html" text:style-name="Internet_20_link" text:visited-style-name="Visited_20_Internet_20_Link">
on <text:span text:style-name="T4">
 Sumshch </text:span>
 I have detained an informant that gave FSBdans about Ukrainian defenders</text:a>
Subsequently the Ministry of Internal Affairs <text:a xlink:type="simple" xlink:href="https://t.me/mvs_ukraine/26566" text:style-name="Internet_20_link" text:visited-style-name="Visited_20_Internet_20_Link">
reported</text:a>
that the police died.</text:p>
      <text:p text:style-name="P4">
"A 38-year-old Senior Lieutenant of Police Romanbabenko and his 4-year-old son were killed in Bilopillya in Sumy region," the message reads.</text:p>
      <text:p text:style-name="P4">
It happened as a result of another attack by the Russian enemy.</text:p>
      <text:p text:style-name="P4">
"In the midst of the day, the occupiers from the artillery mercilessly fired the central part of the city. Under the shelling came the operative of Roman and the boy. The injuries received with life ...", - the message reads.</text:p>
      <text:p text:style-name="P4">
As reported by Ukrinform, Russian troops as of 11:00 on June 18 <text:a xlink:type="simple" xlink:href="https://www.ukrinform.ua/rubric-ato/3724434-rosiani-obstrilali-sim-prikordonnih-sil-sumsini-i-cernigivsini.html" text:style-name="Internet_20_link" text:visited-style-name="Visited_20_Internet_20_Link">
fired at mortars and artillery</text:a>
Seven border settlements of Chernihiv Tasum regions, having made 63 beats in total.</text:p>
      <text:p text:style-name="P4">
News Source: <text:a xlink:type="simple" xlink:href="https://www.ukrinform.ua/rubric-ato/3724536-unaslidok-obstrilu-rosianami-sumsini-zaginuli-dvoe-civilnih-batko-ta-sin.html" text:style-name="Internet_20_link" text:visited-style-name="Visited_20_Internet_20_Link">
https://www.ukrinform.ua/rubric-ato/3724536-unaslidok-obstrilu-rosianami-sumsini-zaginuli-dvoe-civilnih-batko-ta-sin.html</text:a>
</text:p>
      <!--NEWS-->
      <text:h text:style-name="P10" text:outline-level="1">
<text:span text:style-name="T4">
The German "Magdeburg" is the winner of the Handball League of Champions</text:span>
</text:h>
      <text:p text:style-name="P4">
Authors: Ukrinform (Person)</text:p>
      <text:p text:style-name="P4">
Publisher: Укринформ (Organization)</text:p>
      <text:p text:style-name="P4">
Published Time: 2023-06-18T21:35:11+03:00</text:p>
      <text:p text:style-name="P4">
Modified Time: 2023-06-18T21:35:11+03:00</text:p>
      <text:p text:style-name="P4">
Description: Magdeburg won the finals of four handball. - Ukrinform.</text:p>
      <text:p text:style-name="P4">
Images: ['<text:a xlink:type="simple" xlink:href="https://static.ukrinform.com/photos/2023_06/thumb_files/630_360_1687113270-144.jpeg" text:style-name="Internet_20_link" text:visited-style-name="Visited_20_Internet_20_Link">
630_360_16871...</text:a>
']</text:p>
      <text:p text:style-name="P4">
Tags: ['гандбол']</text:p>
      <text:p text:style-name="P4">
Type: Article</text:p>
      <!--METADATA-->
      <text:p text:style-name="P4">
<draw:frame draw:style-name="fr1" draw:name="Image198" text:anchor-type="as-char" svg:width="6.9236in" svg:height="3.956343in" draw:z-index="0">
<draw:image xlink:href="../Images/yкринформ/2023-06-18T21-35-11-03-00/630_360_1687113270-144.jpeg" xlink:type="simple" xlink:show="embed" xlink:actuate="onLoad" draw:mime-type="image/jpeg"/>
</draw:frame>
Magdeburg won the finals of four handball.</text:p>
      <text:p text:style-name="P4">
In the German Cologne ended the finale of the 4th Handball League of the Champions, reports Ukrinform.</text:p>
      <text:p text:style-name="P4">
In the decisive match, the German Magdeburg won the Polish Kielce in Overtime and won the title of the strongest continent in his history. The first three trophies were won in 1978, 1981 and 2002.</text:p>
      <text:p text:style-name="P4">
The Polish team is inferior to the Finals of the Champions League for the second year.</text:p>
      <text:p text:style-name="P4">
<text:span text:style-name="T4">
 Read also: </text:span>
 ["Motor" - Winner of the Cup of Ukraine with <text:span text:style-name="T4">
 Handball </text:span>
 in the middle(https://www.ukrinform.ua/rubric-sports/3709602-motor-peremozec-kubka-ukraini-z-gandbolu-sered-colovikiv.html)In the match for the 3rd place "Bars" won in PSG.</text:p>
      <text:p text:style-name="P4">
Photo: Marius Becker/DPA</text:p>
      <text:p text:style-name="P4">
News Source: <text:a xlink:type="simple" xlink:href="https://www.ukrinform.ua/rubric-sports/3724575-nimeckij-magdeburg-peremozec-gandbolnoi-ligi-cempioniv.html" text:style-name="Internet_20_link" text:visited-style-name="Visited_20_Internet_20_Link">
https://www.ukrinform.ua/rubric-sports/3724575-nimeckij-magdeburg-peremozec-gandbolnoi-ligi-cempioniv.html</text:a>
</text:p>
      <!--NEWS-->
      <text:h text:style-name="P10" text:outline-level="1">
<text:span text:style-name="T4">
General Goodges: The best security guarantee for Ukraine is its NATO membership</text:span>
</text:h>
      <text:p text:style-name="P4">
Authors: Ukrinform (Person)</text:p>
      <text:p text:style-name="P4">
Publisher: Укринформ (Organization)</text:p>
      <text:p text:style-name="P4">
Published Time: 2023-06-18T21:37:00+03:00</text:p>
      <text:p text:style-name="P4">
Modified Time: 2023-06-18T21:37:00+03:00</text:p>
      <text:p text:style-name="P4">
Description: The US Army Emergency in Europe Ben Gorsi believes that NATO Summit in Vilnius will be unsuccessful without announcing specific steps that Ukraine should provide Ukraine's membership in the Alliance. - Ukrinform.</text:p>
      <text:p text:style-name="P4">
Images: ['<text:a xlink:type="simple" xlink:href="https://static.ukrinform.com/photos/2020_11/thumb_files/630_360_1605201170-450.jpg" text:style-name="Internet_20_link" text:visited-style-name="Visited_20_Internet_20_Link">
630_360_16052...</text:a>
']</text:p>
      <text:p text:style-name="P4">
Tags: ['Саміт НАТО', 'Україна', 'Годжес', 'Війна з Росією']</text:p>
      <text:p text:style-name="P4">
Type: Article</text:p>
      <!--METADATA-->
      <text:p text:style-name="P4">
<draw:frame draw:style-name="fr1" draw:name="Image199" text:anchor-type="as-char" svg:width="6.9236in" svg:height="3.956343in" draw:z-index="0">
<draw:image xlink:href="../Images/yкринформ/2023-06-18T21-37-00-03-00/630_360_1605201170-450.jpg" xlink:type="simple" xlink:show="embed" xlink:actuate="onLoad" draw:mime-type="image/jpeg"/>
</draw:frame>
The US Army Emergency in Europe Ben Gorsi believes that NATO summit will be unsuccessful without announcing specific steps that Ukraine should provide for the Alliance membership.</text:p>
      <text:p text:style-name="P4">
He stated this in [interview with Espresso]](http://espreso.tv/nenavist-rosiyskogo-kerivnitstva-odin-do-odnogo-ta-bayduzhist-soldat-dozvolit-ukraini-peremogti-general-khodzhes), reports Ukrinform.</text:p>
      <text:p text:style-name="P4">
“Everyone knows that the best security guarantee for Ukraine is its membership, and I hope it will happen soon. I hope that the Volnya Summit will be announced specific steps that will give everyone understand that the future of Ukraine is in NATO. Even if they do not name this planning about membership, I think we will hear a few specific steps that will give this understanding, ”Gors said.</text:p>
      <text:p text:style-name="P4">
In his opinion, the Vilnius Summit will be unsuccessful if this does not happen, and NATO's copies are well understood.</text:p>
      <text:p text:style-name="P4">
"The United States, as well as some other countries, will do everything possible to help Ukraine protect itself after it will win the victory of the hypersonal and the occupier will leave the territory of Ukraine," the ex -commander of the troops said in Europe.</text:p>
      <text:p text:style-name="P4">
*!(https://www.ukrinform.ua/rubric-ato/3676555-zahid-moze-zrobiti-tak-sob-ukraina-peremogla-rf-uze-cogo-roku-godzes.html)He believes that the United States, Poland, the United Kingdom, perhaps, other countries, such as Nimechy, France, will continue to help Ukraine develop and improve the prototype and anti -missile defense to confront the threats from Russia.</text:p>
      <text:p text:style-name="P4">
“The key is that Ukraine must win Crimea. If Russia is allowed to leave Crimea, it will continue to attract science. They wait for one or two years until the event loses interest, and then turn. And everyone in Kiev is known, and the most serious strategic thinker is well aware of, ”Goodges said.</text:p>
      <text:p text:style-name="P4">
<text:span text:style-name="T4">
 Read also: </text:span>
 <text:a xlink:type="simple" xlink:href="https://www.ukrinform.ua/rubric-ato/3695399-general-godzes-zaklikae-znovu-rozglanuti-nadanna-ukraini-f16-ta-raket-atasms.html" text:style-name="Internet_20_link" text:visited-style-name="Visited_20_Internet_20_Link">
General <text:span text:style-name="T4">
 Goodges </text:span>
 calls again to consider Ukraine F-16 and Athasms missiles</text:a>
</text:p>
      <text:p text:style-name="P4">
As it was reported, Polish National Defense Minister Mariusz Blaschak stated that Ukraine should become a member <text:a xlink:type="simple" xlink:href="https://www.ukrinform.ua/tag-nato" text:style-name="Internet_20_link" text:visited-style-name="Visited_20_Internet_20_Link">
NATO</text:a>
Therefore, in Vilnius, Kiev must get a clear prospect of joining the Alliance.</text:p>
      <text:p text:style-name="P4">
News Source: <text:a xlink:type="simple" xlink:href="https://www.ukrinform.ua/rubric-polytics/3724577-general-godzes-najkrasa-garantia-bezpeki-dla-ukraini-ii-clenstvo-v-nato.html" text:style-name="Internet_20_link" text:visited-style-name="Visited_20_Internet_20_Link">
https://www.ukrinform.ua/rubric-polytics/3724577-general-godzes-najkrasa-garantia-bezpeki-dla-ukraini-ii-clenstvo-v-nato.html</text:a>
</text:p>
      <!--NEWS-->
      <text:h text:style-name="P10" text:outline-level="1">
<text:span text:style-name="T4">
Blinken met with the head of the Foreign Ministry</text:span>
</text:h>
      <text:p text:style-name="P4">
Authors: Ukrinform (Person)</text:p>
      <text:p text:style-name="P4">
Publisher: Укринформ (Organization)</text:p>
      <text:p text:style-name="P4">
Published Time: 2023-06-18T21:49:00+03:00</text:p>
      <text:p text:style-name="P4">
Modified Time: 2023-06-18T21:49:00+03:00</text:p>
      <text:p text:style-name="P4">
Description: US Secretary of State, Anthony Blinken, met with the head of the Ministry of Foreign Affairs of China on Sunday. The conversation, during which the war in Ukraine was discussed, lasted for more than five hours. - Ukrinform.</text:p>
      <text:p text:style-name="P4">
Images: ['<text:a xlink:type="simple" xlink:href="https://static.ukrinform.com/photos/2023_06/thumb_files/630_360_1687113665-134.jpg" text:style-name="Internet_20_link" text:visited-style-name="Visited_20_Internet_20_Link">
630_360_16871...</text:a>
']</text:p>
      <text:p text:style-name="P4">
Tags: ['Китай', 'США', 'Блінкен', 'Війна з Росією']</text:p>
      <text:p text:style-name="P4">
Type: Article</text:p>
      <!--METADATA-->
      <text:p text:style-name="P4">
<draw:frame draw:style-name="fr1" draw:name="Image200" text:anchor-type="as-char" svg:width="6.9236in" svg:height="3.956343in" draw:z-index="0">
<draw:image xlink:href="../Images/yкринформ/2023-06-18T21-49-00-03-00/630_360_1687113665-134.jpg" xlink:type="simple" xlink:show="embed" xlink:actuate="onLoad" draw:mime-type="image/jpeg"/>
</draw:frame>
US Secretary of State Anthony Blinken met with the head of the Foreign Ministry of China on Sunday. The conversation, during which the war in Ukraine was discussed, lasted for five hours.</text:p>
      <text:p text:style-name="P4">
As Ukrinform reports, it reports <text:a xlink:type="simple" xlink:href="https://edition.cnn.com/europe/live-news/russia-ukraine-war-news-06-18-23/h_fcdd6ff4bdf021ccef70503084555da4" text:style-name="Internet_20_link" text:visited-style-name="Visited_20_Internet_20_Link">
CNN</text:a>
With reference to the US State Department.</text:p>
      <text:p text:style-name="P4">
Blinken arrived in Beijing this weekend. The visit of the American politician was "returned to the restoration of tense relations between the US and China into the right direction", as well as to discuss topics such as the Russian-Ukrainian war.</text:p>
      <text:p text:style-name="P4">
<text:span text:style-name="T4">
 Read also: </text:span>
 <text:a xlink:type="simple" xlink:href="https://www.ukrinform.ua/rubric-world/3724330-blinken-pribuv-iz-dvodennou-poizdkou-do-pekina.html" text:style-name="Internet_20_link" text:visited-style-name="Visited_20_Internet_20_Link">
<text:span text:style-name="T4">
 Blinken </text:span>
 arrived with a two -day trip to Beijing</text:a>
The first meeting of representatives of the two countries came to an end after five and a half hours at 8:00 pm local time.</text:p>
      <text:p text:style-name="P4">
Blinken and prices were hopeful for a visit, but the US state -secretary promised to express "very serious concern about the Nations", in particular, on the full -scale invasion of Russia into Ukraine.</text:p>
      <text:p text:style-name="P4">
On his / her page in <text:a xlink:type="simple" xlink:href="https://twitter.com/SecBlinken/status/1670463674471915520" text:style-name="Internet_20_link" text:visited-style-name="Visited_20_Internet_20_Link">
Twitter</text:a>
Blinkopoliv was shot from today's meeting.</text:p>
      <text:p text:style-name="P4">
<text:span text:style-name="T4">
 Read also: </text:span>
 <text:a xlink:type="simple" xlink:href="https://www.ukrinform.ua/rubric-world/3724116-ministri-zakordonnih-sprav-g7-mozut-zustritisa-pisla-vizitu-blinkena-do-kitau-zmi.html" text:style-name="Internet_20_link" text:visited-style-name="Visited_20_Internet_20_Link">
G7 Foreign Ministers can meet post -viral <text:span text:style-name="T4">
 Blink </text:span>
 In China - media</text:a>
"Today, I met with a member of the State Council of the People's Republic of Chinese Foreign Minister pricing a Gan in Beijing and discussing how we can manage the relations between our two countries through open communication," he wrote.</text:p>
      <text:p text:style-name="P4">
Anthony Blinken is the first US Secretary of State to visit China's wrist, as well as the most highly set US official who is visited by Joe Biden's presidency.</text:p>
      <text:p text:style-name="P4">
According to Ukrinform, US Secretary of State Anthony Blinken arrived in a two -day trip to Beijing to negotiate with China leaders.</text:p>
      <text:p text:style-name="P4">
Photo: @secblinken, Twiiter</text:p>
      <text:p text:style-name="P4">
News Source: <text:a xlink:type="simple" xlink:href="https://www.ukrinform.ua/rubric-polytics/3724578-blinken-zustrivsa-z-glavou-mzs-kitau-govorili-pro-vidnosini-stativ-i-knr-ta-vijnu-v-ukraini.html" text:style-name="Internet_20_link" text:visited-style-name="Visited_20_Internet_20_Link">
https://www.ukrinform.ua/rubric-polytics/3724578-blinken-zustrivsa-z-glavou-mzs-kitau-govorili-pro-vidnosini-stativ-i-knr-ta-vijnu-v-ukraini.html</text:a>
</text:p>
      <!--NEWS-->
      <text:h text:style-name="P10" text:outline-level="1">
<text:span text:style-name="T4">
Britain will allocate $ 20 million to intensify cyber defense of Ukraine</text:span>
</text:h>
      <text:p text:style-name="P4">
Authors: Ukrinform (Person)</text:p>
      <text:p text:style-name="P4">
Publisher: Укринформ (Organization)</text:p>
      <text:p text:style-name="P4">
Published Time: 2023-06-18T22:04:00+03:00</text:p>
      <text:p text:style-name="P4">
Modified Time: 2023-06-18T22:04:00+03:00</text:p>
      <text:p text:style-name="P4">
Description: The United Kingdom will allocate £ 16 million (about $ 20 million) to help Ukraine in strengthening cyber defense. - Ukrinform.</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допомога', 'Ріші Сунак']</text:p>
      <text:p text:style-name="P4">
Type: Article</text:p>
      <!--METADATA-->
      <text:p text:style-name="P4">
<draw:frame draw:style-name="fr1" draw:name="Image203" text:anchor-type="as-char" svg:width="6.9236in" svg:height="3.956343in" draw:z-index="0">
<draw:image xlink:href="../Images/yкринформ/2023-06-18T22-04-00-03-00/630_360_1686214414-571.jpg" xlink:type="simple" xlink:show="embed" xlink:actuate="onLoad" draw:mime-type="image/jpeg"/>
</draw:frame>
Great Britain will highlight £ 16 million(about $ 20 million)To help Ukraine in strengthening cyber defense.</text:p>
      <text:p text:style-name="P4">
As Ukrinform reports, it reports <text:a xlink:type="simple" xlink:href="https://news.sky.com/story/ukraine-russia-war-latest-putin-speech-counteroffensive-kyiv-african-leaders-12541713" text:style-name="Internet_20_link" text:visited-style-name="Visited_20_Internet_20_Link">
Sky News</text:a>
With reference to the statement of British Prime Minister Rice Snak.</text:p>
      <text:p text:style-name="P4">
"The horrific attacks of Russia on Ukraine are not limited to the barbaric invasion of the country, but includes attempts to attack cyber -infrastructure, which provides lifestyle services - from banking to energy - Ukrainian departure," Sunnak said.</text:p>
      <text:p text:style-name="P4">
*!(https://www.ukrinform.ua/rubric-society/3723903-britania-peredala-ukraini-dopomogu-dla-podolanna-naslidkiv-pidtoplen.html)He emphasized that this financial assistance package is crucial for the treatment of Russian cyber attacks, strengthening of cyber defense of Ukraine and increasing its ability to detect and dispose of harmful software.</text:p>
      <text:p text:style-name="P4">
It is noted that next week at the Snak conference will contact entrepreneurs and businesses to increase investments in Ukraine to help it restore the economy after the Russian invasion.</text:p>
      <text:p text:style-name="P4">
Subsequently, it became known that the assistance package will include 16 million pounds from the United Kingdom and a potential contribution of 9 million fuments of sterling from international allies.</text:p>
      <text:p text:style-name="P4">
As reported by Ukrinform, the United Kingdom <text:a xlink:type="simple" xlink:href="https://www.ukrinform.ua/rubric-ato/3723928-britania-dodatkovo-vidilae-60-miljoniv-funtiv-u-fond-nato-dla-pidtrimki-ukraini.html" text:style-name="Internet_20_link" text:visited-style-name="Visited_20_Internet_20_Link">
will send an additional 60 million pounds($ 77 million)to the Nativ Support Fund of Ukraine</text:a>
 .</text:p>
      <text:p text:style-name="P4">
News Source: <text:a xlink:type="simple" xlink:href="https://www.ukrinform.ua/rubric-technology/3724473-britania-vidilit-20-miljoniv-na-posilenna-kiberzahistu-ukraini.html" text:style-name="Internet_20_link" text:visited-style-name="Visited_20_Internet_20_Link">
https://www.ukrinform.ua/rubric-technology/3724473-britania-vidilit-20-miljoniv-na-posilenna-kiberzahistu-ukraini.html</text:a>
</text:p>
      <!--NEWS-->
      <text:h text:style-name="P10" text:outline-level="1">
<text:span text:style-name="T4">
Russia conducted rocket launchers in the Black Sea</text:span>
</text:h>
      <text:p text:style-name="P4">
Authors: Ukrinform (Person)</text:p>
      <text:p text:style-name="P4">
Publisher: Укринформ (Organization)</text:p>
      <text:p text:style-name="P4">
Published Time: 2023-06-18T22:18:00+03:00</text:p>
      <text:p text:style-name="P4">
Modified Time: 2023-06-18T22:18:00+03:00</text:p>
      <text:p text:style-name="P4">
Description: The Russian Federation has rotated rocket launchers in the Black Sea - there is one rocket carrier with four "caliber" on board.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 Чорне море', 'Війна з Росією']</text:p>
      <text:p text:style-name="P4">
Type: Article</text:p>
      <!--METADATA-->
      <text:p text:style-name="P4">
<draw:frame draw:style-name="fr1" draw:name="Image204" text:anchor-type="as-char" svg:width="6.9236in" svg:height="3.956343in" draw:z-index="0">
<draw:image xlink:href="../Images/yкринформ/2023-06-18T22-18-00-03-00/630_360_1670245790-453.jpeg" xlink:type="simple" xlink:show="embed" xlink:actuate="onLoad" draw:mime-type="image/jpeg"/>
</draw:frame>
Russian federation has rotated rocket launchers in the Black Sea - there is one rocket carrier with four "caliber" on board.</text:p>
      <text:p text:style-name="P4">
According to Ukrinform, the operational command "South" reports on <text:a xlink:type="simple" xlink:href="https://www.facebook.com/OperationalCommandSouth/posts/pfbid02nzxJQfE18tdiR42u6gmuPMj6pN5Us4bL5c1MPpDS3D9CmKujiJs695NLGweGPNDXl" text:style-name="Internet_20_link" text:visited-style-name="Visited_20_Internet_20_Link">
Facebook</text:a>
.</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 ідеться уповідомлені.</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Чорному морі один <text:span text:style-name="T4">
ракет</text:span>
 оносій звісьмома «Калібрами» </text:a>
In the OK "South" noted that the excess rocket launcher is ready in the base of the base and can be attached to duty at any time.</text:p>
      <text:p text:style-name="P4">
"The level of the rocket threat remains high. Remember that the detection of submarine starting is complicated - there are a few minutes for the transition to the shelter. None with your own safety, with air alarm, immediately go to the vucide!"</text:p>
      <text:p text:style-name="P4">
As reported by Ukrinform, the Armed Forces of Ukraine <text:a xlink:type="simple" xlink:href="https://www.ukrinform.ua/rubric-ato/3724565-zsu-znisili-na-pivdni-cotiri-vorozi-bezpilotniki.html" text:style-name="Internet_20_link" text:visited-style-name="Visited_20_Internet_20_Link">
destroyed four Russian drones of different types in the Kherson Tamikolaiv regions</text:a>
.</text:p>
      <text:p text:style-name="P4">
Photo: Flickr</text:p>
      <text:p text:style-name="P4">
News Source: <text:a xlink:type="simple" xlink:href="https://www.ukrinform.ua/rubric-ato/3724583-rosia-provela-rotaciu-raketonosiiv-u-cornomu-mori.html" text:style-name="Internet_20_link" text:visited-style-name="Visited_20_Internet_20_Link">
https://www.ukrinform.ua/rubric-ato/3724583-rosia-provela-rotaciu-raketonosiiv-u-cornomu-mori.html</text:a>
</text:p>
      <!--NEWS-->
      <text:h text:style-name="P10" text:outline-level="1">
<text:span text:style-name="T4">
President: Our military moving, step by step</text:span>
</text:h>
      <text:p text:style-name="P4">
Authors: Ukrinform (Person)</text:p>
      <text:p text:style-name="P4">
Publisher: Укринформ (Organization)</text:p>
      <text:p text:style-name="P4">
Published Time: 2023-06-18T22:20:00+03:00</text:p>
      <text:p text:style-name="P4">
Modified Time: 2023-06-18T22:20:00+03:00</text:p>
      <text:p text:style-name="P4">
Description: The Ukrainian military continues to promote the front: the position on the position, step by step defense is going forward. - Ukrinform.</text:p>
      <text:p text:style-name="P4">
Images: ['<text:a xlink:type="simple" xlink:href="https://static.ukrinform.com/photos/2022_09/thumb_files/630_360_1662320715-951.png" text:style-name="Internet_20_link" text:visited-style-name="Visited_20_Internet_20_Link">
630_360_16623...</text:a>
']</text:p>
      <text:p text:style-name="P4">
Tags: ['Україна', 'ЗСУ', 'Зеленський', 'Війна з Росією']</text:p>
      <text:p text:style-name="P4">
Type: Article</text:p>
      <!--METADATA-->
      <text:p text:style-name="P4">
<draw:frame draw:style-name="fr1" draw:name="Image205" text:anchor-type="as-char" svg:width="6.9236in" svg:height="3.956343in" draw:z-index="0">
<draw:image xlink:href="../Images/yкринформ/2023-06-18T22-20-00-03-00/630_360_1662320715-951.png" xlink:type="simple" xlink:show="embed" xlink:actuate="onLoad" draw:mime-type="image/png"/>
</draw:frame>
The Ukrainian Ukrainian continues to promote the front: the position on the position, the step of the power of defense goes forward.</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I wish health, dear Ukrainians!</text:span>
</text:p>
      <text:p text:style-name="P4">
This week ends - it is very important to us all the week: for our defense, for our steps forward - for our offensive actions. And it is the time to see all our soldiers, those who distinguished themselves this week.</text:p>
      <text:p text:style-name="P4">
The Tavria direction is the harshest. Marines of the 35th Separate Brigade-thank you!Seventystyevika paratroopers - thank you!130th separate reconnaissance-thank you!68 Separate Eger Brigade-Thank you!23 Separate mechanized brigade-I am!Artillerymen of the 44th Brigade-I am grateful to you!</text:p>
      <text:p text:style-name="P4">
I will especially note the mouth of the percussion drones of the 47th separate mechanized Brigade, headed by the chief sergeant Rustam Mustafayev. Thank you for the result, warriors!The crew of the armored car demining the 70th Separate Support Regiment is the eldest sergeant Mykola Nikandrov and the junior sergeant Roman Lisin. Well done guys!</text:p>
      <text:p text:style-name="P4">
Our National Guard - Thank you all!And especially I will note Chief Sergeantvasil Kovilin and platoon commander Denis Zeleny, 4th Battalioperative Purpose, 1st Presidential Brigade of the National Guard. Thank you!The guys will be tasked with Luhansk region, under Bigorivka.</text:p>
      <text:p text:style-name="P4">
Our border guards… I will note especially Lutsk and Lviv borderlines. Senior Soldier Vasily Kutsyk, Avdiivskyi Direction - is very effective in picking the storms. Thank you!Sergeant Vadim wife, Siverskyi direction - successfully "minus" soldiers and equipment of the enemy. Thank you!</text:p>
      <text:p text:style-name="P4">
And of course, our defenders of the sky. In a week, more than a hundred group aviaries on the positions and rear of the enemy. Thank you, our pilots!In seven days, three dozen rockets and about fifty shock drones are destroyed. And separately celebrate the boobs of the sky of Kyiv region. 96th Kiev anti-aircraft missile brigade of the Air Force-thank you!All "calibers" and "daggers" were destroyed during these attacks, and therefore the lives of our people were saved.</text:p>
      <text:p text:style-name="P4">
And besides I want to say about a few things. First. No matter who, in Russia, he said that our "Petriots" are destroyed, they are all, they all work, the ADIns are knocking down Russian missiles. And knock down as efficiently as possible. No "Petriot" is destroyed!Third. As for the terrorist state, the only thing that has to worry them now is how to prepare their society, Russian society, to the fact that they will repay all that they will destroy their country's future. The enthusiastic territories of Russia will lose. There are no steps from de -occupation and will not be an alternative.</text:p>
      <text:p text:style-name="P4">
Our military is moving: position by position, step by step.</text:p>
      <text:p text:style-name="P4">
It was Ramstein this week, and most importantly, it is the speed of delivery. The next week there will be new important communications with partners - just for the sake of our Gourukh, just for the sake of weapons, just for the sake of our soldiers to be all -necessary.</text:p>
      <text:p text:style-name="P4">
<text:span text:style-name="T4">
 I thank everyone and everyone who is now in battle, on positions and on battlefields!</text:span>
</text:p>
      <text:p text:style-name="P4">
<text:span text:style-name="T4">
 I thank everyone who helps!</text:span>
</text:p>
      <text:p text:style-name="P4">
<text:span text:style-name="T4">
Glory to Ukraine!</text:span>
</text:p>
      <text:p text:style-name="P4">
<text:span text:style-name="T5">
Foto: op</text:span>
</text:p>
      <text:p text:style-name="P4">
News Source: <text:a xlink:type="simple" xlink:href="https://www.ukrinform.ua/rubric-ato/3724590-prezident-nasi-vijskovi-ruhautsa-krok-za-krokom-idemo-vpered.html" text:style-name="Internet_20_link" text:visited-style-name="Visited_20_Internet_20_Link">
https://www.ukrinform.ua/rubric-ato/3724590-prezident-nasi-vijskovi-ruhautsa-krok-za-krokom-idemo-vpered.html</text:a>
</text:p>
      <!--NEWS-->
      <text:h text:style-name="P10" text:outline-level="1">
<text:span text:style-name="T4">
Russians during the day 33 times fired at Sumy region border</text:span>
</text:h>
      <text:p text:style-name="P4">
Authors: Ukrinform (Person)</text:p>
      <text:p text:style-name="P4">
Publisher: Укринформ (Organization)</text:p>
      <text:p text:style-name="P4">
Published Time: 2023-06-18T22:29:00+03:00</text:p>
      <text:p text:style-name="P4">
Modified Time: 2023-06-18T22:29:00+03:00</text:p>
      <text:p text:style-name="P4">
Description: In Sumy region, during the day, the Russians carried out 33 border shelling, 223 explosions were recorded. - Ukrinform.</text:p>
      <text:p text:style-name="P4">
Images: ['<text:a xlink:type="simple" xlink:href="https://static.ukrinform.com/photos/2023_06/thumb_files/630_360_1687115652-696.jpg" text:style-name="Internet_20_link" text:visited-style-name="Visited_20_Internet_20_Link">
630_360_16871...</text:a>
']</text:p>
      <text:p text:style-name="P4">
Tags: ['Обстріл', 'Сумщина', 'Війна з Росією']</text:p>
      <text:p text:style-name="P4">
Type: Article</text:p>
      <!--METADATA-->
      <text:p text:style-name="P4">
<draw:frame draw:style-name="fr1" draw:name="Image206" text:anchor-type="as-char" svg:width="6.9236in" svg:height="3.956343in" draw:z-index="0">
<draw:image xlink:href="../Images/yкринформ/2023-06-18T22-29-00-03-00/630_360_1687115652-696.jpg" xlink:type="simple" xlink:show="embed" xlink:actuate="onLoad" draw:mime-type="image/jpeg"/>
</draw:frame>
In the Sumy region, the Russians made 33 border shelling, 223 explosions were recorded.</text:p>
      <text:p text:style-name="P4">
About it reports Sumy Ova in <text:a xlink:type="simple" xlink:href="https://t.me/Sumy_news_ODA/17075" text:style-name="Internet_20_link" text:visited-style-name="Visited_20_Internet_20_Link">
telegram</text:a>
, reports Ukrinform.</text:p>
      <text:p text:style-name="P4">
“During the Russians, 33 border fires were carried out. 223 blades were recorded. The shelling of Mykolaiv, Miropil, Khotinsk, Krasnopil, Belopilsk, Vorozhbiansk, Yunakovskaya, Esmanskaya, Seredi -Budsk, Glukhiv, Novoslobidskaya, Velikopysarevsk communities were fired, " - it is a report.</text:p>
      <text:p text:style-name="P4">
*!(https://www.ukrinform.ua/rubric-ato/3724536-unaslidok-obstrilu-rosianami-sumsini-zaginuli-dvoe-civilnih-batko-ta-sin.html)It is noted that 2 civilians were given to one of the artobstrils in the Velikopysar community(Women), one with the diagnosis of shoulder splinting was taken to a medical facility, the other was provided medical assistance on site. Two private residential homes were also damaged.</text:p>
      <text:p text:style-name="P4">
Also in the Belopil community, as a result of one of the shelling, a damaged apartment building and an outbuilding, a Tatelevzh car. 2 civilians were killed. Damaged apartment building and three stores, bread kiosk were damaged.</text:p>
      <text:p text:style-name="P4">
One of the shelling of the Vorozhbian community was damaged by two -dwelling apartment buildings.</text:p>
      <text:p text:style-name="P4">
<text:span text:style-name="T4">
 Read also: </text:span>
 <text:a xlink:type="simple" xlink:href="https://www.ukrinform.ua/rubric-ato/3724434-rosiani-obstrilali-sim-prikordonnih-sil-sumsini-i-cernigivsini.html" text:style-name="Internet_20_link" text:visited-style-name="Visited_20_Internet_20_Link">
Russians fired at seven border villages <text:span text:style-name="T4">
 Sumshchyna </text:span>
 I Chernihivschyna</text:a>
In the Glukhiv community, the transformer substation and the accession of the shop of one of the enterprises, two apartment buildings, garage, gas pipe, transmission line, car.</text:p>
      <text:p text:style-name="P4">
It was reported that as a result of another shelling by Russian troops of the Sumy region, two civilians were killed - father and son.</text:p>
      <text:p text:style-name="P4">
News Source: <text:a xlink:type="simple" xlink:href="https://www.ukrinform.ua/rubric-ato/3724584-rosiani-protagom-dna-33-razi-obstrilali-prikordonna-sumsini.html" text:style-name="Internet_20_link" text:visited-style-name="Visited_20_Internet_20_Link">
https://www.ukrinform.ua/rubric-ato/3724584-rosiani-protagom-dna-33-razi-obstrilali-prikordonna-sumsini.html</text:a>
</text:p>
      <!--NEWS-->
      <text:h text:style-name="P10" text:outline-level="1">
<text:span text:style-name="T4">
The enemy has not destroyed any patriot in Ukraine - Zelensky</text:span>
</text:h>
      <text:p text:style-name="P4">
Authors: Ukrinform (Person)</text:p>
      <text:p text:style-name="P4">
Publisher: Укринформ (Organization)</text:p>
      <text:p text:style-name="P4">
Published Time: 2023-06-18T22:37:00+03:00</text:p>
      <text:p text:style-name="P4">
Modified Time: 2023-06-18T22:37:00+03:00</text:p>
      <text:p text:style-name="P4">
Description: No Patriot air defense system in our country has been destroyed during a full -scale war. - Ukrinform.</text:p>
      <text:p text:style-name="P4">
Images: ['<text:a xlink:type="simple" xlink:href="https://static.ukrinform.com/photos/2017_07/thumb_files/630_360_1501489397-9251.jpg" text:style-name="Internet_20_link" text:visited-style-name="Visited_20_Internet_20_Link">
630_360_15014...</text:a>
']</text:p>
      <text:p text:style-name="P4">
Tags: ['Зеленський', 'Війна з Росією', 'Patriot ']</text:p>
      <text:p text:style-name="P4">
Type: Article</text:p>
      <!--METADATA-->
      <text:p text:style-name="P4">
<draw:frame draw:style-name="fr1" draw:name="Image207" text:anchor-type="as-char" svg:width="6.9236in" svg:height="3.956343in" draw:z-index="0">
<draw:image xlink:href="../Images/yкринформ/2023-06-18T22-37-00-03-00/630_360_1501489397-9251.jpg" xlink:type="simple" xlink:show="embed" xlink:actuate="onLoad" draw:mime-type="image/jpeg"/>
</draw:frame>
No Patriot air defense systems in our country have been reduced during a full -scale war.</text:p>
      <text:p text:style-name="P4">
About it in your <text:a xlink:type="simple" xlink:href="https://t.me/V_Zelenskiy_official/6619" text:style-name="Internet_20_link" text:visited-style-name="Visited_20_Internet_20_Link">
appeal</text:a>
President Volodymyr Zelenskyy informed, Ukrinform correspondent reports.</text:p>
      <text:p text:style-name="P4">
<text:a xlink:type="simple" xlink:href="https://t.me/OP_UA/9747" text:style-name="Internet_20_link" text:visited-style-name="Visited_20_Internet_20_Link">
<text:span text:style-name="T5">
Viso: op</text:span>
</text:a>
“Whoever in Russia did not tell that our" Petriets "are destroyed, they are all, they all work, they all knock down Russian missiles. And beaten the most effective. No "Petriot" is destroyed, "he said.</text:p>
      <text:p text:style-name="P4">
<text:span text:style-name="T4">
 Read also: </text:span>
 <text:a xlink:type="simple" xlink:href="https://www.ukrinform.ua/rubric-ato/3724313-u-povitranih-silah-vidpovili-na-zaavi-putina-pro-znisenna-pati-zrk-patriot.html" text:style-name="Internet_20_link" text:visited-style-name="Visited_20_Internet_20_Link">
in the Air Force responded to Putin's statements about the "destruction" of five SPR <text:span text:style-name="T4">
 patriot </text:span>
</text:a>
The President thanked the Ukrainian pilots for their work.</text:p>
      <text:p text:style-name="P4">
“Of course, thank you, our defenders of the sky, our pilots - in a week more than hundreds of group air strikes at the positions and rear of the enemy. Thank you, our pilots. In 7 days, nearly 3 dozen rockets and about fifty shock drones have been designed, ”the Certain.</text:p>
      <text:p text:style-name="P4">
He separately noted the defenders of the sky of the Kyiv region.</text:p>
      <text:p text:style-name="P4">
<text:span text:style-name="T4">
 Read also: </text:span>
 <text:a xlink:type="simple" xlink:href="https://www.ukrinform.ua/rubric-ato/3723698-nimeccina-peredae-ukraini-64-raketi-dla-patriot.html" text:style-name="Internet_20_link" text:visited-style-name="Visited_20_Internet_20_Link">
Germany transmits Ukraine 64 missiles for <text:span text:style-name="T4">
 patriot </text:span>
</text:a>
“The 96th Kyiv Air Force Anti-Aircraft missile brigade is thank you. All "calibers" and "daggers" were destroyed during these attacks. So, our people's lives are drifted, ”the head of the Ukrainian state informed.</text:p>
      <text:p text:style-name="P4">
As it was reported, the Nikolaev ova was informed that at night the Russian drone was shot down at the Nikolaev area.</text:p>
      <text:p text:style-name="P4">
News Source: <text:a xlink:type="simple" xlink:href="https://www.ukrinform.ua/rubric-ato/3724589-vorog-ne-znisiv-zodnogo-patriot-v-ukraini-zelenskij.html" text:style-name="Internet_20_link" text:visited-style-name="Visited_20_Internet_20_Link">
https://www.ukrinform.ua/rubric-ato/3724589-vorog-ne-znisiv-zodnogo-patriot-v-ukraini-zelenskij.html</text:a>
</text:p>
      <!--NEWS-->
      <text:h text:style-name="P10" text:outline-level="1">
<text:span text:style-name="T4">
Ukraine has set on a path that will lead to the liberation of Crimea - Goodges</text:span>
</text:h>
      <text:p text:style-name="P4">
Authors: Ukrinform (Person)</text:p>
      <text:p text:style-name="P4">
Publisher: Укринформ (Organization)</text:p>
      <text:p text:style-name="P4">
Published Time: 2023-06-18T22:45:00+03:00</text:p>
      <text:p text:style-name="P4">
Modified Time: 2023-06-18T22:45:00+03:00</text:p>
      <text:p text:style-name="P4">
Description: The US troops in Europe Ben Gorsi is convinced that Ukraine has settled on a path that will lead to the liberation of Crimea from Russian invaders. - Ukrinform.</text:p>
      <text:p text:style-name="P4">
Images: ['<text:a xlink:type="simple" xlink:href="https://static.ukrinform.com/photos/2020_11/thumb_files/630_360_1605201623-674.jpg" text:style-name="Internet_20_link" text:visited-style-name="Visited_20_Internet_20_Link">
630_360_16052...</text:a>
']</text:p>
      <text:p text:style-name="P4">
Tags: None</text:p>
      <text:p text:style-name="P4">
Type: Article</text:p>
      <!--METADATA-->
      <text:p text:style-name="P4">
<draw:frame draw:style-name="fr1" draw:name="Image208" text:anchor-type="as-char" svg:width="6.9236in" svg:height="3.956343in" draw:z-index="0">
<draw:image xlink:href="../Images/yкринформ/2023-06-18T22-45-00-03-00/630_360_1605201623-674.jpg" xlink:type="simple" xlink:show="embed" xlink:actuate="onLoad" draw:mime-type="image/jpeg"/>
</draw:frame>
The US troops in Europe Ben Gogess is convinced that Ukraine is Stupidlan's Way, which will lead to the liberation of Crimea from Russian invaders.</text:p>
      <text:p text:style-name="P4">
He said this in <text:a xlink:type="simple" xlink:href="http://espreso.tv/nenavist-rosiyskogo-kerivnitstva-odin-do-odnogo-ta-bayduzhist-soldat-dozvolit-ukraini-peremogti-general-khodzhes" text:style-name="Internet_20_link" text:visited-style-name="Visited_20_Internet_20_Link">
interview with "Espresso"</text:a>
, reports Ukrinform.</text:p>
      <text:p text:style-name="P4">
“Ukraine has settled on the path that will lead to the liberation of Crimea and the exile of Russian troops from Ukraine. Therefore, the beginning of a counter -offensive is an important step for Ukraine, but its main phase has not yet begun. In my opinion, they put pressure on Russian defense, looking for vulnerable places, knocking down from the panther about where the main offensive will be, ”Gorsi said.</text:p>
      <text:p text:style-name="P4">
According to him, there will be some losses: "The next few days will be very difficult, but I expect that in the next few weeks we will see much more success and progressive dynamics of the Ukrainian forces."</text:p>
      <text:p text:style-name="P4">
Answering the question of how large -scale the fighting will be dancing.</text:p>
      <text:p text:style-name="P4">
<text:span text:style-name="T4">
 Read also: </text:span>
 <text:a xlink:type="simple" xlink:href="https://www.ukrinform.ua/rubric-polytics/3724577-general-godzes-najkrasa-garantia-bezpeki-dla-ukraini-ii-clenstvo-v-nato.html" text:style-name="Internet_20_link" text:visited-style-name="Visited_20_Internet_20_Link">
General <text:span text:style-name="T4">
 Goodges </text:span>
: Best Safety Guarantee for Ukraine - NATO Membership</text:a>
The US troops in Europe specified that by its subjective assessment, one of the primary goals for Ukrainian troops is the connection between Crimea Irosia.</text:p>
      <text:p text:style-name="P4">
“I mean somewhere between Mariupol and Melitopol, that is, in the area of land. It can be assumed that Ukraine would like to block this road to start isolation of Crimea. To pull up more long-range systems, to take strokes on Sevastopol, Saki, Janka, so that Crimea is favorable for Russian troops and that they can not be there anymore, ”Goodges said, noticing that this is an important part of the campaign that will probably begin the next two months.</text:p>
      <text:p text:style-name="P4">
According to him, giving the UK Storm Shadow systems is a significant immunity, which makes Ukraine the opportunity to strike distant goals.<text:span text:style-name="T4">
 Read also: </text:span>
 <text:a xlink:type="simple" xlink:href="https://www.ukrinform.ua/rubric-ato/3695399-general-godzes-zaklikae-znovu-rozglanuti-nadanna-ukraini-f16-ta-raket-atasms.html" text:style-name="Internet_20_link" text:visited-style-name="Visited_20_Internet_20_Link">
General <text:span text:style-name="T4">
 Goodges </text:span>
 calls again to consider Ukraine F-16 and Athasms missiles</text:a>
"I also think that powerful efforts will be aimed at ensuring the safety of atomic power plant in Zaporozhye before Russia can cause another Catasrophe," Goges added.</text:p>
      <text:p text:style-name="P4">
As it was reported, on June 12, hackers broke the radio stations of VKalingrad and the Sverdlovsk region of the Russian Federation - stories of the Liberation Army coming to the Crimea were heard on air.</text:p>
      <text:p text:style-name="P4">
_ Photo: delfi / domantas pipas_</text:p>
      <text:p text:style-name="P4">
News Source: <text:a xlink:type="simple" xlink:href="https://www.ukrinform.ua/rubric-crimea/3724588-ukraina-stupila-na-slah-akij-privede-do-vizvolenna-krimu-godzes.html" text:style-name="Internet_20_link" text:visited-style-name="Visited_20_Internet_20_Link">
https://www.ukrinform.ua/rubric-crimea/3724588-ukraina-stupila-na-slah-akij-privede-do-vizvolenna-krimu-godzes.html</text:a>
</text:p>
      <!--NEWS-->
      <text:h text:style-name="P10" text:outline-level="1">
<text:span text:style-name="T4">
Zelensky announced new important communications with weapons partners</text:span>
</text:h>
      <text:p text:style-name="P4">
Authors: Ukrinform (Person)</text:p>
      <text:p text:style-name="P4">
Publisher: Укринформ (Organization)</text:p>
      <text:p text:style-name="P4">
Published Time: 2023-06-18T22:56:00+03:00</text:p>
      <text:p text:style-name="P4">
Modified Time: 2023-06-18T22:56:00+03:00</text:p>
      <text:p text:style-name="P4">
Description: Next week, Ukraine will carry out new important communications with partners dedicated to the supply of weapons so that our defenders have everything you need.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Переговори', 'Зброя', 'Зеленський', 'Війна з Росією']</text:p>
      <text:p text:style-name="P4">
Type: Article</text:p>
      <!--METADATA-->
      <text:p text:style-name="P4">
<draw:frame draw:style-name="fr1" draw:name="Image209" text:anchor-type="as-char" svg:width="6.9236in" svg:height="3.956343in" draw:z-index="0">
<draw:image xlink:href="../Images/yкринформ/2023-06-18T22-56-00-03-00/630_360_1668631319-314.jpg" xlink:type="simple" xlink:show="embed" xlink:actuate="onLoad" draw:mime-type="image/jpeg"/>
</draw:frame>
The Ukrainian -based week will carry out new important communications with partners dedicated to the supply of weapons to make our defenders everything necessary.</text:p>
      <text:p text:style-name="P4">
About this in <text:a xlink:type="simple" xlink:href="https://www.youtube.com/watch" text:style-name="Internet_20_link" text:visited-style-name="Visited_20_Internet_20_Link">
video closer</text:a>
Volodymyr Zelenskyy said, Ukrinform reports.</text:p>
      <text:p text:style-name="P4">
“It was Ramstein this week, and most importantly, it is the speed of supply. The next week will be new important communications with partners - just for the sake of our governors, just for the sake of weapons, just for the sake of our soldiers everything, ”he said.</text:p>
      <text:p text:style-name="P4">
<text:span text:style-name="T5">
Video: <text:a xlink:type="simple" xlink:href="https://www.facebook.com/president.gov.ua" text:style-name="Internet_20_link" text:visited-style-name="Visited_20_Internet_20_Link">
Presidential Office</text:a>
</text:span>
</text:p>
      <text:p text:style-name="P4">
According to the President, a week important for all of us is an important for all of us - an important for Ukrainian defense, our steps forward and for our offensive.</text:p>
      <text:p text:style-name="P4">
“And it is time to thank all our soldiers, those who distinguished themselves in this way. Taurian direction, the harshest, marines of the 35th separate brigade-I thank you. Paratroopers 79, 130th separate reconnaissance baht, 68 September Brigade, 23 Separate Mechanized Brigade-Thank you. The 44 -Brigade artillerymen are grateful to you, ”Zelensky said.</text:p>
      <text:p text:style-name="P4">
<text:span text:style-name="T4">
 Read also: </text:span>
 <text:a xlink:type="simple" xlink:href="https://www.ukrinform.ua/rubric-ato/3724590-prezident-nasi-vijskovi-ruhautsa-krok-za-krokom-idemo-vpered.html" text:style-name="Internet_20_link" text:visited-style-name="Visited_20_Internet_20_Link">
President: Our Military Move, Step by step</text:a>
The head of state especially noted the mouth of the percussion drones of the 47th separate mechanized brigade, headed by the chief sergeant Rustam Mustafayev and healed Ukrainian soldiers as a result.</text:p>
      <text:p text:style-name="P4">
«The crew of an armored car demining of the 70th separate regiment of support, senior sergeant Mykola Nikandrov and junior sergeant Roman Lisin-Well done, boys!Our National Guard - Thank you all, ” - said <text:a xlink:type="simple" xlink:href="https://www.ukrinform.ua/tag-zelenskij" text:style-name="Internet_20_link" text:visited-style-name="Visited_20_Internet_20_Link">
Zelensky</text:a>
.</text:p>
      <text:p text:style-name="P4">
He also noted the chief sergeant Vasily Kovilin and the commander of the platoon Zeleny from the 4th Battalion of the Operational Presidential Battalion of the National Guard, and thanked them. According to the head of the Ukrainian state, they perform tasks in Luhansk region, under Bigorivka.</text:p>
      <text:p text:style-name="P4">
<text:span text:style-name="T4">
 Read also: </text:span>
 <text:a xlink:type="simple" xlink:href="https://www.ukrinform.ua/rubric-polytics/3724301-zelenskij-podakuvav-partneram-aki-za-cej-tizden-zrobili-novi-kroki-u-pidtrimci-ukraini.html" text:style-name="Internet_20_link" text:visited-style-name="Visited_20_Internet_20_Link">
<text:span text:style-name="T4">
 Zelensky </text:span>
 I thanked the partners who have made new steps in support of Ukraine in this week</text:a>
</text:p>
      <text:p text:style-name="P4">
As it was reported, Zelensky noted on Wednesday the 331 -military state.</text:p>
      <text:p text:style-name="P4">
<text:span text:style-name="T5">
Foto: op</text:span>
</text:p>
      <text:p text:style-name="P4">
News Source: <text:a xlink:type="simple" xlink:href="https://www.ukrinform.ua/rubric-ato/3724593-zelenskij-anonsuvav-novi-vazlivi-komunikacii-z-partnerami-sodo-zbroi.html" text:style-name="Internet_20_link" text:visited-style-name="Visited_20_Internet_20_Link">
https://www.ukrinform.ua/rubric-ato/3724593-zelenskij-anonsuvav-novi-vazlivi-komunikacii-z-partnerami-sodo-zbroi.html</text:a>
</text:p>
      <!--NEWS-->
      <text:h text:style-name="P10" text:outline-level="1">
<text:span text:style-name="T4">
Ukraine defeated Northern Macedonia in Golden Euroliz from Volleyball</text:span>
</text:h>
      <text:p text:style-name="P4">
Authors: Ukrinform (Person)</text:p>
      <text:p text:style-name="P4">
Publisher: Укринформ (Organization)</text:p>
      <text:p text:style-name="P4">
Published Time: 2023-06-18T22:56:11+03:00</text:p>
      <text:p text:style-name="P4">
Modified Time: 2023-06-18T22:56:11+03:00</text:p>
      <text:p text:style-name="P4">
Description: Today, on June 18, the men's volleyball team has held the final match of the group stage of the Golden European Library. - Ukrinform.</text:p>
      <text:p text:style-name="P4">
Images: ['<text:a xlink:type="simple" xlink:href="https://static.ukrinform.com/photos/2023_06/thumb_files/630_360_1687118122-840.jpg" text:style-name="Internet_20_link" text:visited-style-name="Visited_20_Internet_20_Link">
630_360_16871...</text:a>
']</text:p>
      <text:p text:style-name="P4">
Tags: ['Волейбол', 'Збірна України']</text:p>
      <text:p text:style-name="P4">
Type: Article</text:p>
      <!--METADATA-->
      <text:p text:style-name="P4">
<draw:frame draw:style-name="fr1" draw:name="Image210" text:anchor-type="as-char" svg:width="6.9236in" svg:height="3.956343in" draw:z-index="0">
<draw:image xlink:href="../Images/yкринформ/2023-06-18T22-56-11-03-00/630_360_1687118122-840.jpg" xlink:type="simple" xlink:show="embed" xlink:actuate="onLoad" draw:mime-type="image/jpeg"/>
</draw:frame>
Today, on June 18, the men's volleyball team held the final matches of the Golden European Library.</text:p>
      <text:p text:style-name="P4">
Ukrainians beat Northern Macedonia - 3: 0, reports Ukrinform.</text:p>
      <text:p text:style-name="P4">
The Ukrainian team won the previous 5 matches and left the group from the first place.</text:p>
      <text:p text:style-name="P4">
<text:span text:style-name="T4">
 Read also: </text:span>
 <text:a xlink:type="simple" xlink:href="https://www.ukrinform.ua/rubric-sports/3724530-zbirna-ukraini-postupilas-francii-v-grupi-zinocoi-zolotoi-evroligi-z-volejbolu.html" text:style-name="Internet_20_link" text:visited-style-name="Visited_20_Internet_20_Link">
Ukrainian national team gave way to France in the Group of Women's Golden Euly with <text:span text:style-name="T4">
 Volleyball </text:span>
 U</text:a>
As it was reported, the men's national team of Ukraine took part in the finals of the four -gold European libra. In 2017, Ukrainian volleyball players won the tournament.</text:p>
      <text:p text:style-name="P4">
Photo: CEV</text:p>
      <text:p text:style-name="P4">
News Source: <text:a xlink:type="simple" xlink:href="https://www.ukrinform.ua/rubric-sports/3724591-ukraina-peremogla-pivnicnu-makedoniu-u-zolotij-evrolizi-z-volejbolu.html" text:style-name="Internet_20_link" text:visited-style-name="Visited_20_Internet_20_Link">
https://www.ukrinform.ua/rubric-sports/3724591-ukraina-peremogla-pivnicnu-makedoniu-u-zolotij-evrolizi-z-volejbolu.html</text:a>
</text:p>
      <!--NEWS-->
      <text:h text:style-name="P10" text:outline-level="1">
<text:span text:style-name="T4">
Russians are changing private land in Zaporozhye</text:span>
</text:h>
      <text:p text:style-name="P4">
Authors: Ukrinform (Person)</text:p>
      <text:p text:style-name="P4">
Publisher: Укринформ (Organization)</text:p>
      <text:p text:style-name="P4">
Published Time: 2023-06-18T23:08:00+03:00</text:p>
      <text:p text:style-name="P4">
Modified Time: 2023-06-18T23:08:00+03:00</text:p>
      <text:p text:style-name="P4">
Description: In the Pokrovsky Zaporizhzhya region, the engineering units of Russian troops are changing private land plots of locals who left for Ukraine -controlled territory. - Ukrinform.</text:p>
      <text:p text:style-name="P4">
Images: ['<text:a xlink:type="simple" xlink:href="https://static.ukrinform.com/photos/2023_05/thumb_files/630_360_1683811012-720.jpg" text:style-name="Internet_20_link" text:visited-style-name="Visited_20_Internet_20_Link">
630_360_16838...</text:a>
']</text:p>
      <text:p text:style-name="P4">
Tags: ['Мінування', 'Запоріжжя', 'Війна з Росією']</text:p>
      <text:p text:style-name="P4">
Type: Article</text:p>
      <!--METADATA-->
      <text:p text:style-name="P4">
<draw:frame draw:style-name="fr1" draw:name="Image211" text:anchor-type="as-char" svg:width="6.9236in" svg:height="3.956343in" draw:z-index="0">
<draw:image xlink:href="../Images/yкринформ/2023-06-18T23-08-00-03-00/630_360_1683811012-720.jpg" xlink:type="simple" xlink:show="embed" xlink:actuate="onLoad" draw:mime-type="image/jpeg"/>
</draw:frame>
The Zaporozhye Oblast Oblast Units of the Russian Troops make private land plots of locals who have left the territory of Ukraine.</text:p>
      <text:p text:style-name="P4">
About it in <text:a xlink:type="simple" xlink:href="https://www.facebook.com/GeneralStaff.ua/posts/pfbid029oqTFZhZypCJLn57UAWUCNv8hSuxn8y6wRQGhHz5b4k9f7aW2QYTTpRLW7c3DhCxl" text:style-name="Internet_20_link" text:visited-style-name="Visited_20_Internet_20_Link">
Facebook</text:a>
She informed the press service of the General Staff of the Armed Forces, publishing the operational information at 18.00 on June 18 on the Russian invasion, Ukrinform reports.</text:p>
      <text:p text:style-name="P4">
“In the settlement of the Pokrovske Zaporizhzhya region, the engineering universities of the Russian occupation troops are mining private land carriers of locals who refused to receive the Russian passport to the territory controlled by Ukraine. At the same time, land collaborators are not changed, ”the military.</text:p>
      <text:p text:style-name="P4">
<text:span text:style-name="T4">
 Read also: </text:span>
 [in the north a week dug five kilometers(https://www.ukrinform.ua/rubric-ato/3723739-na-pivnoci-za-tizden-virili-pat-kilometriv-transej-ta-zaklali-ponad-visim-tisac-min-naev.html)As it was reported, on May 25, in the Severodonetsk Regional State Administration, the Russians increase the number of checkpoints in the temporary -heated territory of Luhansk region.</text:p>
      <text:p text:style-name="P4">
Photo illustrative</text:p>
      <text:p text:style-name="P4">
News Source: <text:a xlink:type="simple" xlink:href="https://www.ukrinform.ua/rubric-regions/3724552-rosiani-minuut-privatni-zemelni-dilanki-na-zaporizzi.html" text:style-name="Internet_20_link" text:visited-style-name="Visited_20_Internet_20_Link">
https://www.ukrinform.ua/rubric-regions/3724552-rosiani-minuut-privatni-zemelni-dilanki-na-zaporizzi.html</text:a>
</text:p>
      <!--NEWS-->
      <text:h text:style-name="P10" text:outline-level="1">
<text:span text:style-name="T4">
President: Russia will lose captured Ukrainian territories</text:span>
</text:h>
      <text:p text:style-name="P4">
Authors: Ukrinform (Person)</text:p>
      <text:p text:style-name="P4">
Publisher: Укринформ (Organization)</text:p>
      <text:p text:style-name="P4">
Published Time: 2023-06-18T23:20:00+03:00</text:p>
      <text:p text:style-name="P4">
Modified Time: 2023-06-18T23:20:00+03:00</text:p>
      <text:p text:style-name="P4">
Description: Russia will lose the captured Ukrainian territories. - Ukrinform.</text:p>
      <text:p text:style-name="P4">
Images: ['<text:a xlink:type="simple" xlink:href="https://static.ukrinform.com/photos/2023_06/thumb_files/630_360_1686066777-553.jpeg" text:style-name="Internet_20_link" text:visited-style-name="Visited_20_Internet_20_Link">
630_360_16860...</text:a>
']</text:p>
      <text:p text:style-name="P4">
Tags: ['Росія', 'Зеленський', 'Війна з Росією']</text:p>
      <text:p text:style-name="P4">
Type: Article</text:p>
      <!--METADATA-->
      <text:p text:style-name="P4">
<draw:frame draw:style-name="fr1" draw:name="Image212" text:anchor-type="as-char" svg:width="6.9236in" svg:height="3.956343in" draw:z-index="0">
<draw:image xlink:href="../Images/yкринформ/2023-06-18T23-20-00-03-00/630_360_1686066777-553.jpeg" xlink:type="simple" xlink:show="embed" xlink:actuate="onLoad" draw:mime-type="image/jpeg"/>
</draw:frame>
The captured Ukrainian territories will be grouped.</text:p>
      <text:p text:style-name="P4">
About it in your <text:a xlink:type="simple" xlink:href="https://t.me/V_Zelenskiy_official/6619" text:style-name="Internet_20_link" text:visited-style-name="Visited_20_Internet_20_Link">
appeal</text:a>
President Volodymyr Zelenskyy informed, Ukrinform correspondent reports.</text:p>
      <text:p text:style-name="P4">
“As for the terrorist state, they are the only thing that now has to worry them - how to prepare their society, Russian society, to the fact that they will repay all that they will destroy their country's future. The enthusiastic territories of Russia will lose. There are no steps for de -occupation and will not be an alternative, ”Zelensky is convinced.</text:p>
      <text:p text:style-name="P4">
<text:span text:style-name="T4">
 Read also: </text:span>
 <text:a xlink:type="simple" xlink:href="https://www.ukrinform.ua/rubric-ato/3724589-vorog-ne-znisiv-zodnogo-patriot-v-ukraini-zelenskij.html" text:style-name="Internet_20_link" text:visited-style-name="Visited_20_Internet_20_Link">
the enemy has not destroyed any Patriot in Ukraine -<text:span text:style-name="T4">
 Zelensky </text:span>
</text:a>
He specified that everyone saw how a visit of the delegation of the leaders of the Tasks of Africa was a visit to Ukraine and then - a visit to the terrorist state - Russia.</text:p>
      <text:p text:style-name="P4">
According to him, this delegation was able to see who was actually interested in peace, and who in fact is a war.</text:p>
      <text:p text:style-name="P4">
“It was very clear. Everything that was mentioned in Ukraine was about the formula of peace: item by paragraph, all content. Everything that was mentioned in Russia was about the war, how to destroy life further. The obvious thing - there is no alternative to formulamir. It is good that the world hears and sees more and more, ”the President says.</text:p>
      <text:p text:style-name="P4">
<text:span text:style-name="T4">
 Read also: </text:span>
 <text:a xlink:type="simple" xlink:href="https://www.ukrinform.ua/rubric-ato/3724590-prezident-nasi-vijskovi-ruhautsa-krok-za-krokom-idemo-vpered.html" text:style-name="Internet_20_link" text:visited-style-name="Visited_20_Internet_20_Link">
President: Our Military Move, Step by step</text:a>
The head of the Ukrainian state thanked everyone and everyone who is now in battle, dispositions and anyone who helps.</text:p>
      <text:p text:style-name="P4">
As reported, Zelensky thanked the partners who took steps in support of Ukraine this week.</text:p>
      <text:p text:style-name="P4">
Photo: op</text:p>
      <text:p text:style-name="P4">
News Source: <text:a xlink:type="simple" xlink:href="https://www.ukrinform.ua/rubric-ato/3724592-prezident-rosia-vtracatime-zahopleni-ukrainski-teritorii.html" text:style-name="Internet_20_link" text:visited-style-name="Visited_20_Internet_20_Link">
https://www.ukrinform.ua/rubric-ato/3724592-prezident-rosia-vtracatime-zahopleni-ukrainski-teritorii.html</text:a>
</text:p>
      <!--NEWS-->
      <text:h text:style-name="P10" text:outline-level="1">
<text:span text:style-name="T4">
At the beginning of the week in Ukraine there is heat, in some areas - rains</text:span>
</text:h>
      <text:p text:style-name="P4">
Authors: Ukrinform (Person)</text:p>
      <text:p text:style-name="P4">
Publisher: Укринформ (Organization)</text:p>
      <text:p text:style-name="P4">
Published Time: 2023-06-18T23:43:00+03:00</text:p>
      <text:p text:style-name="P4">
Modified Time: 2023-06-18T23:43:00+03:00</text:p>
      <text:p text:style-name="P4">
Description: On Monday, June 19, in some regions of Ukraine it will be rained, in the afternoon it is expected to +30 °. - Ukrinform.</text:p>
      <text:p text:style-name="P4">
Images: ['<text:a xlink:type="simple" xlink:href="https://static.ukrinform.com/photos/2021_07/thumb_files/630_360_1625848241-458.jpg" text:style-name="Internet_20_link" text:visited-style-name="Visited_20_Internet_20_Link">
630_360_16258...</text:a>
']</text:p>
      <text:p text:style-name="P4">
Tags: ['Дощ', 'Погода', 'Прогноз']</text:p>
      <text:p text:style-name="P4">
Type: Article</text:p>
      <!--METADATA-->
      <text:p text:style-name="P4">
<draw:frame draw:style-name="fr1" draw:name="Image213" text:anchor-type="as-char" svg:width="6.9236in" svg:height="3.956343in" draw:z-index="0">
<draw:image xlink:href="../Images/yкринформ/2023-06-18T23-43-00-03-00/630_360_1625848241-458.jpg" xlink:type="simple" xlink:show="embed" xlink:actuate="onLoad" draw:mime-type="image/jpeg"/>
</draw:frame>
In some areas of Ukraine, it will rain in some regions of Ukraine, up to +30 ° in the daytime.</text:p>
      <text:p text:style-name="P4">
Ukrinform was reported at the Ukrainian Hydrometeorological Center.</text:p>
      <text:p text:style-name="P4">
Thus, according to forecasters, in the western, Odessa, Zhytomyr Tavinnitsa regions of rains, thunderstorms; In Chernivtsi, Khmelnitsky, Rivne region, there are significant places <text:a xlink:type="simple" xlink:href="https://www.ukrinform.ua/tag-dos" text:style-name="Internet_20_link" text:visited-style-name="Visited_20_Internet_20_Link">
raining</text:a>
, in the afternoon in the separate areas of hail and squalls 15-20 m/s. The temperature at night is 11-16 °, day21-26 °.</text:p>
      <text:p text:style-name="P4">
In the rest of the territory, it is small cloudy, without precipitation, only in the afternoon in Crimean -time rains, thunderstorms.</text:p>
      <text:p text:style-name="P4">
The wind is mainly southeast, 5-10 m/s. Temperature at night 14-19 °, the corporate bank of the seas up to 21 °; In the afternoon 25-30 °, in the east of the country at night 12-17 °, in the afternoon22-27 °.</text:p>
      <text:p text:style-name="P4">
In Kyiv and Kyiv region on June 19, a small cloud, no precipitation. The temperature in the capital at night 17-19 °, in the afternoon 27-29 °; In the area at night 14-19 °, in the afternoon 25-30 °.</text:p>
      <text:p text:style-name="P4">
<text:span text:style-name="T4">
 Read also: </text:span>
 <text:a xlink:type="simple" xlink:href="https://www.ukrinform.ua/rubric-regions/3724454-na-prikarpatti-virue-negoda-ratuvalniki-zaklikaut-utrimatisa-vid-pohodiv-u-gori.html" text:style-name="Internet_20_link" text:visited-style-name="Visited_20_Internet_20_Link">
in the Carpathian region is raging bad weather: Rescuers call to keep up from hiking in <text:span text:style-name="T4">
 mountains </text:span>
</text:a>
In the next two days in Ukraine, changing cloudiness with short -term days and thunderstorms will remain. Only on June 20 in the southern, eastern and central, in the afternoon on June 21, in most northern and western regions without precipitation.</text:p>
      <text:p text:style-name="P4">
The temperature at night is 13-18 °, on the coast of the seas up to 21 °; In the afternoon 25-30 °, in the western northern, June 21 in most regions of Ukraine 21-26 °.</text:p>
      <text:p text:style-name="P4">
In the capital region of June 20-21, short-term rain, thunderstorm(On the night of June 20), only in the afternoon of June 21 without significant rainfall. Temperature in Kiev at night 16-18 °, in the afternoon 24-26 °; On the region at night 13-18 °, in the afternoon 21-26 °.</text:p>
      <text:p text:style-name="P4">
During June 22-23 in Ukraine without precipitation, only on June 22 in the eastern tail and east areas are small in places, on June 23, in the afternoon, short-term rains in Western holes, sometimes thunderstorms.</text:p>
      <text:p text:style-name="P4">
Temperature at night 11-17 °, in the south up to 22 °; In the afternoon 23-29 °, in the Eastern tailor-east, June 23 and in the western regions 20-26 °.</text:p>
      <text:p text:style-name="P4">
In Kiev, June 22-23 without precipitation. The temperature will be 15-17 °, in the afternoon 26-28 °.</text:p>
      <text:p text:style-name="P4">
News Source: <text:a xlink:type="simple" xlink:href="https://www.ukrinform.ua/rubric-regions/3724467-v-ukraini-na-pocatku-tizna-utrimaetsa-spekotna-pogoda-z-dosami-v-deakih-oblastah.html" text:style-name="Internet_20_link" text:visited-style-name="Visited_20_Internet_20_Link">
https://www.ukrinform.ua/rubric-regions/3724467-v-ukraini-na-pocatku-tizna-utrimaetsa-spekotna-pogoda-z-dosami-v-deakih-oblastah.html</text:a>
</text:p>
      <!--NEWS-->
      <text:h text:style-name="P10" text:outline-level="1">
<text:span text:style-name="T4">
The number of dead as a result of the Kakhovsky Dams blast increased to 17 - MIA</text:span>
</text:h>
      <text:p text:style-name="P4">
Authors: Ukrinform (Person)</text:p>
      <text:p text:style-name="P4">
Publisher: Укринформ (Organization)</text:p>
      <text:p text:style-name="P4">
Published Time: 2023-06-18T2:09:00+03:00</text:p>
      <text:p text:style-name="P4">
Modified Time: 2023-06-18T21:09:00+03:00</text:p>
      <text:p text:style-name="P4">
Description: As of the evening of June 18, 17 civilians are known as a result of the blasting of the Kakhovsky hydroelectric power station by Russian troops. - Ukrinform.</text:p>
      <text:p text:style-name="P4">
Images: ['<text:a xlink:type="simple" xlink:href="https://static.ukrinform.com/photos/2023_06/thumb_files/630_360_1686406508-777.jpeg" text:style-name="Internet_20_link" text:visited-style-name="Visited_20_Internet_20_Link">
630_360_16864...</text:a>
']</text:p>
      <text:p text:style-name="P4">
Tags: ['Клименко', 'МВС', 'Вода', 'Загибель', 'Каховська ГЕС']</text:p>
      <text:p text:style-name="P4">
Type: Article</text:p>
      <!--METADATA-->
      <text:p text:style-name="P4">
<draw:frame draw:style-name="fr1" draw:name="Image214" text:anchor-type="as-char" svg:width="6.9236in" svg:height="3.956343in" draw:z-index="0">
<draw:image xlink:href="../Images/yкринформ/2023-06-18T2-09-00-03-00/630_360_1686406508-777.jpeg" xlink:type="simple" xlink:show="embed" xlink:actuate="onLoad" draw:mime-type="image/jpeg"/>
</draw:frame>
The state of June 18 is known about the death of 17 civilians as a result of the Kakhovsky hydroelectric power station underworld.</text:p>
      <text:p text:style-name="P4">
About it in <text:a xlink:type="simple" xlink:href="http://t.me/Klymenko_MVS/36" text:style-name="Internet_20_link" text:visited-style-name="Visited_20_Internet_20_Link">
telegram</text:a>
Igor Klimenko reported to the Minister of Internal Affairs, Ukrinform reports.</text:p>
      <text:p text:style-name="P4">
“17 people were killed. Of these, 13 are due to drowning, 4 more received incompatible gunshot wounds during evacuation. There are 31 people left unexpected, ”he wrote.</text:p>
      <text:p text:style-name="P4">
The minister also informed that 876 homes remain flooded; 3,614 citizens, of whom 474 children and 80 small -mobile persons, have been evaporated from dangerous zones.</text:p>
      <text:p text:style-name="P4">
<text:span text:style-name="T4">
 Read also: </text:span>
 <text:a xlink:type="simple" xlink:href="https://www.ukrinform.ua/rubric-regions/3724523-na-hersonsini-bez-elektropostacanna-zalisautsa-14-tisac-abonentiv.html" text:style-name="Internet_20_link" text:visited-style-name="Visited_20_Internet_20_Link">
on <text:span text:style-name="T4">
 Kherson's </text:span>
 in without power supply remain 14 thousand subscribers</text:a>
At the same time, Klimenko noted that in the Novovorontsov community in the Kherson region the centralized water supply to the population was restored. "The process is going on. Teamless utilities are working daily to bring people back to people," the minister has arranged.</text:p>
      <text:p text:style-name="P4">
At the same time, the head of the Ministry of Internal Affairs noted that where there is still no water supply - and a chiepant 167 thousand subscribers only in <text:a xlink:type="simple" xlink:href="https://www.ukrinform.ua/tag-dnipropetrovsina" text:style-name="Internet_20_link" text:visited-style-name="Visited_20_Internet_20_Link">
Dnipropetrovsk</text:a>
, - the transportation of drinking and technical water is organized. According to him, more than 11 thousand tons of water have been brought to the Dnipropetrovsk region.</text:p>
      <text:p text:style-name="P4">
<text:span text:style-name="T4">
 Read also: </text:span>
 <text:a xlink:type="simple" xlink:href="https://www.ukrinform.ua/rubric-vidbudova/3724564-u-krivomu-rozi-dla-virisenna-problem-iz-vodopostacannam-prokladut-100-kilometriv-trub.html" text:style-name="Internet_20_link" text:visited-style-name="Visited_20_Internet_20_Link">
in Kryvyi Rih to solve problems with water supply 100 kilometers of pipes</text:a>
It was reported that as of June 17 <text:a xlink:type="simple" xlink:href="http://www.ukrinform.ua/rubric-regions/3724299-unaslidok-pidrivu-kahovskoi-ges-16-zagiblih-31-osoba-znikla-bezvisti.html" text:style-name="Internet_20_link" text:visited-style-name="Visited_20_Internet_20_Link">
it was known about the death of 16 people</text:a>
As a result of the undermining of the Damikhov Hydroelectric Power Station: 14 in Kherson and two - in Mykolaiv region.</text:p>
      <text:p text:style-name="P4">
The Russian soldiers on the night of June 6 blew up the Dam of the Kakhovka Hydroelectric Power Plant, causing large -scale flooding. Under the water, a number of settlements were founded. The territory of the Nikolaev area was also affected by flooding.</text:p>
      <text:p text:style-name="P4">
<text:span text:style-name="T5">
Foto: Minagro Policy</text:span>
</text:p>
      <text:p text:style-name="P4">
News Source: <text:a xlink:type="simple" xlink:href="https://www.ukrinform.ua/rubric-regions/3724570-kilkist-zagiblih-unaslidok-pidrivu-kahovskoi-grebli-zrosla-do-17-mvs.html" text:style-name="Internet_20_link" text:visited-style-name="Visited_20_Internet_20_Link">
https://www.ukrinform.ua/rubric-regions/3724570-kilkist-zagiblih-unaslidok-pidrivu-kahovskoi-grebli-zrosla-do-17-mvs.html</text:a>
</text:p>
      <!--NEWS-->
      <text:h text:style-name="P10" text:outline-level="1">
<text:span text:style-name="T4">
As a result of Kakhovskaya hydroelectric power station - 16 dead, 31 people are still looking</text:span>
</text:h>
      <text:p text:style-name="P4">
Author: ['АРМІЯINFORM']</text:p>
      <text:p text:style-name="P4">
Time: 2023-06-18T32:00:00-04:00</text:p>
      <text:p text:style-name="P4">
Description: The Ukrainian IMS was on his own Telegram-channel pіdsumki of the 12th day of Lіkvіdatsіyatkiv ... War with Ukraine 2022, war with Ukraine Latest news today, the news with Ukraine 2022 is the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17_21-12-33.jpg" text:style-name="Internet_20_link" text:visited-style-name="Visited_20_Internet_20_Link">
photo_2023-06-17_21-12-33.jpg</text:a>
', '<text:a xlink:type="simple" xlink:href="https://armyinform.com.ua/wp-content/uploads/2023/06/photo_2023-06-17_21-12-32-150x150.jpg" text:style-name="Internet_20_link" text:visited-style-name="Visited_20_Internet_20_Link">
photo_2023-06-17_21-12-32-150x150.jpg</text:a>
', '<text:a xlink:type="simple" xlink:href="https://armyinform.com.ua/wp-content/uploads/2023/06/photo_2023-06-17_22-47-09-150x150.jpg" text:style-name="Internet_20_link" text:visited-style-name="Visited_20_Internet_20_Link">
photo_2023-06-17_22-47-09-150x150.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215" text:anchor-type="as-char" svg:width="6.9236in" svg:height="5.42529in" draw:z-index="0">
<draw:image xlink:href="../Images/AРМІЯINFORM/2023-06-18T32-00-00-04-00/photo_2023-06-17_21-12-33.jpg" xlink:type="simple" xlink:show="embed" xlink:actuate="onLoad" draw:mime-type="image/jpeg"/>
</draw:frame>
The Ministry of Internal Affairs of Ukraine published in its Telegram channel <text:a xlink:type="simple" xlink:href="https://armyinform.com.ua/C:/Users/polvl/Desktop/%D0%90%D1%80%D0%BC%D1%96%D1%8FInform/2023/06%20%D1%87%D0%B5%D1%80%D0%B2%D0%B5%D0%BD%D1%8C/17_06%20%D1%87%D0%B5%D1%80%D0%B3%D1%83%D0%B2%D0%B0%D0%BD%D0%BD%D1%8F/30%20%D0%BF%D1%96%D0%B4%D1%81%D1%83%D0%BC%D0%BA%D0%B8%20%D0%BF%D1%96%D0%B4%D1%82%D0%BE%D0%BF%D0%BB%D0%B5%D0%BD%D0%BD%D1%8F/%D0%9F%D1%96%D0%B4%D1%81%D1%83%D0%BC%D0%BA%D0%B8%2012-%D0%B3%D0%BE%20%D0%B4%D0%BD%D1%8F%20%D0%BB%D1%96%D0%BA%D0%B2%D1%96%D0%B4%D0%B0%D1%86%D1%96%D1%97%20%D0%BD%D0%B0%D1%81%D0%BB%D1%96%D0%B4%D0%BA%D1%96%D0%B2%20%D0%BF%D1%96%D0%B4%D1%80%D0%B8%D0%B2%D1%83%20%D1%80%D0%BE%D1%81%D1%96%D1%8F%D0%BD%D0%B0%D0%BC%D0%B8%20%D0%9A%D0%B0%D1%85%D0%BE%D0%B2%D1%81%D1%8C%D0%BA%D0%BE%D1%97%20%D0%93%D0%95%D0%A1" text:style-name="Internet_20_link" text:visited-style-name="Visited_20_Internet_20_Link">
results</text:a>
On the 12th day of elimination of the consequences of the exploration of the Russians of the Kakhovka hydroelectric power station.</text:p>
      <text:p text:style-name="P4">
1300 homes remain flooded. 1274 - on the territory of Kherson and 26 - Mykolaiv regions.</text:p>
      <text:p text:style-name="P4">
In total, 3614 people were evacuated, of which 474 children and 80 male mobile persons were evacuated.</text:p>
      <text:p text:style-name="P4">
16 people were killed: 14 - in Kherson region and 2 - in Mykolaiv region. 31 people are missing.</text:p>
      <text:p text:style-name="P4">
Police have accepted more than 4,800 applications for damage to property. Checked 13.5 thousand apartments and homes.</text:p>
      <text:p text:style-name="P4">
The enemy continues to "nightmare" Kherson with fire. But our people are unbreakable: liquidation work is ongoing. All services work despite Russian terroristians.</text:p>
      <text:p text:style-name="P4">
<text:a xlink:type="simple" xlink:href="https://armyinform.com.ua/wp-content/uploads/2023/06/photo_2023-06-17_21-12-32.jpg" text:style-name="Internet_20_link" text:visited-style-name="Visited_20_Internet_20_Link">
!(Images/AРМІЯINFORM/2023-06-18T32-00-00-04-00/photo_2023-06-17_21-12-32-150x150.jpg)</text:a>
</text:p>
      <text:p text:style-name="P4">
<text:a xlink:type="simple" xlink:href="https://armyinform.com.ua/wp-content/uploads/2023/06/photo_2023-06-17_22-47-09.jpg" text:style-name="Internet_20_link" text:visited-style-name="Visited_20_Internet_20_Link">
<draw:frame draw:style-name="fr1" draw:name="Image216" text:anchor-type="as-char" svg:width="6.9236in" svg:height="6.9236in" draw:z-index="0">
<draw:image xlink:href="../Images/AРМІЯINFORM/2023-06-18T32-00-00-04-00/photo_2023-06-17_22-47-09-150x150.jpg" xlink:type="simple" xlink:show="embed" xlink:actuate="onLoad" draw:mime-type="image/jpeg"/>
</draw:frame>
</text:a>
</text:p>
      <text:p text:style-name="P4">
News Source: <text:a xlink:type="simple" xlink:href="https://armyinform.com.ua/2023/06/18/unaslidok-pidryvu-kahovskoyi-ges-16-zagyblyh-31-osobu-shhe-shukayut/" text:style-name="Internet_20_link" text:visited-style-name="Visited_20_Internet_20_Link">
https://armyinform.com.ua/2023/06/18/unaslidok-pidryvu-kahovskoyi-ges-16-zagyblyh-31-osobu-shhe-shukayut/</text:a>
</text:p>
      <!--NEWS-->
      <text:h text:style-name="P10" text:outline-level="1">
<text:span text:style-name="T4">
Water quality monitoring in emergency zone: Pollutants have been detected</text:span>
</text:h>
      <text:p text:style-name="P4">
Author: ['АРМІЯINFORM']</text:p>
      <text:p text:style-name="P4">
Time: 2023-06-18T34:00:00-04:00</text:p>
      <text:p text:style-name="P4">
Description: At the vodi ilchika izhulev Viyavlevni, the borders of the permissions of concentrates of the scruck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naliz-vody.jpg" text:style-name="Internet_20_link" text:visited-style-name="Visited_20_Internet_20_Link">
analiz-vody.jpg</text:a>
']</text:p>
      <text:p text:style-name="P4">
Tags: ['STOPRUSSIA', 'АГРЕСІЯ РФ', 'ВІЙНА', 'ВТОРГНЕННЯ РФ', 'ДЕРЖАВА ТЕРОРИСТ', 'ЕКОЦИД', 'МІНІСТЕРСТВО ЗАХИСТУ ДОВКІЛЛЯ', 'ШТАБ ЛІКВІДАЦІЇ НАСЛІДКІВ ПІДРИВУ']</text:p>
      <text:p text:style-name="P4">
Category: News</text:p>
      <!--METADATA-->
      <text:p text:style-name="P4">
<draw:frame draw:style-name="fr1" draw:name="Image217" text:anchor-type="as-char" svg:width="6.9236in" svg:height="5.98739in" draw:z-index="0">
<draw:image xlink:href="../Images/AРМІЯINFORM/2023-06-18T34-00-00-04-00/analiz-vody.jpg" xlink:type="simple" xlink:show="embed" xlink:actuate="onLoad" draw:mime-type="image/jpeg"/>
</draw:frame>
In the water of the Ingulets River exceeding the maximum permissible concentrations, in particular 1.2 times of nitritis, 1.5 times of chlorides of evil substances and 1.8 times of general iron. In addition, there is a decrease in dissolved oxygen.</text:p>
      <text:p text:style-name="P4">
About this, referring to the Ministry of Environmental Protection and Natural Resources of Ukraine, <text:a xlink:type="simple" xlink:href="https://t.me/shtab_kakhovska_hes/903" text:style-name="Internet_20_link" text:visited-style-name="Visited_20_Internet_20_Link">
writes</text:a>
In his Telegram, the headquarters of the consequences of blasting the Kakhovka hydroelectric power station by Russian terrorists.</text:p>
      <text:p text:style-name="P4">
In the Dnieper-Buzian estuary, the chemical composition of water within the normal limits not recorded.</text:p>
      <text:p text:style-name="P4">
In the Dnieper River, no changes in the chemical warehouse have been recorded within the city of Zaporozhye.</text:p>
      <text:p text:style-name="P4">
Outside of the city of Kherson, an exceeding of the maximum permissible concentrations, in particular, 1.6 times of suspended substances and 1.8 times of iron and azagal was found. No exceeding of the MPC of petroleum products. Dissolved oxygen will be 5.8 mg/dm3, at no less than 4.00 mg/dm3.</text:p>
      <text:p text:style-name="P4">
In the Black Sea continue to record a temporary decrease in salinity of water.</text:p>
      <text:p text:style-name="P4">
<text:span text:style-name="T4">
 Reference: </text:span>
 Daily specialists of the State Environmental Inspectorate of Ukraine, the State Agency of Water Resources of Ukraine and mobile laboratories to investigate water on 10-15 chemical and physico-chemical basic indicators: chlorides, mineralization, color, rigidity, alkalinity; petroleum products, dissolved oxygen, etc. All this gives an understanding of the processes that occur in the water.</text:p>
      <text:p text:style-name="P4">
News Source: <text:a xlink:type="simple" xlink:href="https://armyinform.com.ua/2023/06/18/monitoryng-yakosti-vody-u-zoni-nadzvychajnoyi-sytuacziyi-cherez-pidryv-kahovskoyi-ges/" text:style-name="Internet_20_link" text:visited-style-name="Visited_20_Internet_20_Link">
https://armyinform.com.ua/2023/06/18/monitoryng-yakosti-vody-u-zoni-nadzvychajnoyi-sytuacziyi-cherez-pidryv-kahovskoyi-ges/</text:a>
</text:p>
      <!--NEWS-->
      <text:h text:style-name="P10" text:outline-level="1">
<text:span text:style-name="T4">
The CPD told about the unsuccessful example of "neutral journalism" of the French TV channel TF-1</text:span>
</text:h>
      <text:p text:style-name="P4">
Author: ['АРМІЯINFORM']</text:p>
      <text:p text:style-name="P4">
Time: 2023-06-18T36:00:00-04:00</text:p>
      <text:p text:style-name="P4">
Description: The Frenchman TF-1 showing reports, ninsing on the perpetual Rosiyki Vіsykov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4468256_275141275034945_7678146076592648783_n.jpg" text:style-name="Internet_20_link" text:visited-style-name="Visited_20_Internet_20_Link">
354468256_275141275034945_7678146076592648783_n.jpg</text:a>
']</text:p>
      <text:p text:style-name="P4">
Tags: ['STOPRUSSIA', 'АГРЕСІЯ РФ', 'ВТОРГНЕННЯ РФ', 'ФРАНЦУЗЬКИЙ ТЕЛЕКАНАЛ TF-1', 'ЦПД РНБО']</text:p>
      <text:p text:style-name="P4">
Category: News</text:p>
      <!--METADATA-->
      <text:p text:style-name="P4">
<draw:frame draw:style-name="fr1" draw:name="Image218" text:anchor-type="as-char" svg:width="6.9236in" svg:height="6.9236in" draw:z-index="0">
<draw:image xlink:href="../Images/AРМІЯINFORM/2023-06-18T36-00-00-04-00/354468256_275141275034945_7678146076592648783_n.jpg" xlink:type="simple" xlink:show="embed" xlink:actuate="onLoad" draw:mime-type="image/jpeg"/>
</draw:frame>
The TF-1 French TV channel showed a report filmed in the occupied Russian military territories of Ukraine. It does not say that Russia is the aggressor entered.</text:p>
      <text:p text:style-name="P4">
About it <text:a xlink:type="simple" xlink:href="https://www.facebook.com/protydiyadezinformatsiyi.cpd/posts/pfbid0qJC3TuG7LnUzw9xWTSWoezh9V6eJZugRFGmmWLew7mQJyQ8UquLErrBMFQw8RBU1l" text:style-name="Internet_20_link" text:visited-style-name="Visited_20_Internet_20_Link">
reports</text:a>
On its official Facebook page the Center for Combating Misinformation.</text:p>
      <text:p text:style-name="P4">
The plot shows the positions of the Russian military. They comment on ammunition and drones, as well as telling how these means of impressions are used against the Armed Forces.</text:p>
      <text:p text:style-name="P4">
The French report showed an unsuccessful example of "neutral journalism" as it is not in this war, where it is clearly clear who is the aggressor and the terrorist.</text:p>
      <text:p text:style-name="P4">
Thus, the TF1 TV channel deliberately promotes the narrative about the "power of Russian army" and discredits Ukraine, showing that it is possible to bypass the Ukrainian -law on the side of the enemy, - summarized in the CPD.</text:p>
      <text:p text:style-name="P4">
News Source: <text:a xlink:type="simple" xlink:href="https://armyinform.com.ua/2023/06/18/czpd-rozpoviv-pro-nevdalyj-pryklad-nejtralnoyi-zhurnalistyky-franczuzkogo-telekanalu-tf-1/" text:style-name="Internet_20_link" text:visited-style-name="Visited_20_Internet_20_Link">
https://armyinform.com.ua/2023/06/18/czpd-rozpoviv-pro-nevdalyj-pryklad-nejtralnoyi-zhurnalistyky-franczuzkogo-telekanalu-tf-1/</text:a>
</text:p>
      <!--NEWS-->
      <text:h text:style-name="P10" text:outline-level="1">
<text:span text:style-name="T4">
Rashist complains of sister about loss and desertion - intercepting GUR</text:span>
</text:h>
      <text:p text:style-name="P4">
Author: ['АРМІЯINFORM']</text:p>
      <text:p text:style-name="P4">
Time: 2023-06-18T38:00:00-04:00</text:p>
      <text:p text:style-name="P4">
Description: VIISKOVOVOVOVEV RF ROZPOVIDAR about sister, desertion that non -trimna Bazhannya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ur-perehoplennya.jpg" text:style-name="Internet_20_link" text:visited-style-name="Visited_20_Internet_20_Link">
gur-perehoplennya.jpg</text:a>
']</text:p>
      <text:p text:style-name="P4">
Tags: ['ГУР МОУ', 'ГУР ПЕРЕХОПЛЕННЯ', 'ПЕРЕХОПЛЕННЯ']</text:p>
      <text:p text:style-name="P4">
Category: News</text:p>
      <!--METADATA-->
      <text:p text:style-name="P4">
<draw:frame draw:style-name="fr1" draw:name="Image219" text:anchor-type="as-char" svg:width="6.9236in" svg:height="3.896998in" draw:z-index="0">
<draw:image xlink:href="../Images/AРМІЯINFORM/2023-06-18T38-00-00-04-00/gur-perehoplennya.jpg" xlink:type="simple" xlink:show="embed" xlink:actuate="onLoad" draw:mime-type="image/jpeg"/>
</draw:frame>
The Russian serviceman tells his sister about the loss, desertion and unrestrained for example to shoot the cowards of the Russian Federation in the ranks of the army.</text:p>
      <text:p text:style-name="P4">
Source: <text:a xlink:type="simple" xlink:href="https://gur.gov.ua/content/patsany-v-otpusk-sobyralys-hulialy-snariad-vletel-2---200--kh-vot-seichas-mamkam-otpraviat-dvukh-chelovek.html" text:style-name="Internet_20_link" text:visited-style-name="Visited_20_Internet_20_Link">
GUR MOU Site</text:a>
</text:p>
      <text:p text:style-name="P4">
News Source: <text:a xlink:type="simple" xlink:href="https://armyinform.com.ua/2023/06/18/paczan%d1%8b-v-otpusk-sobyralys-gulyaly-snaryad-vletel-2-200-h-vot-sejchas-mamkam-otpravyat-dvuh-chelovek-perehoplennya-gur/" text:style-name="Internet_20_link" text:visited-style-name="Visited_20_Internet_20_Link">
https://armyinform.com.ua/2023/06/18/paczan%d1%8b-v-otpusk-sobyralys-gulyaly-snaryad-vletel-2-200-h-vot-sejchas-mamkam-otpravyat-dvuh-chelovek-perehoplennya-gur/</text:a>
</text:p>
      <!--NEWS-->
      <text:h text:style-name="P10" text:outline-level="1">
<text:span text:style-name="T4">
In the east of Turkey occurred an earthquake of magnitude 4.6</text:span>
</text:h>
      <text:p text:style-name="P4">
Authors: Ukrinform (Person)</text:p>
      <text:p text:style-name="P4">
Publisher: Укринформ (Organization)</text:p>
      <text:p text:style-name="P4">
Published Time: 2023-06-18T3:19:00+03:00</text:p>
      <text:p text:style-name="P4">
Modified Time: 2023-06-18T21:19:00+03:00</text:p>
      <text:p text:style-name="P4">
Description: In the east of Turkey in the area of Puturge, Malatia province occurred an earthquake of a magnitude 4.6.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Туреччина']</text:p>
      <text:p text:style-name="P4">
Type: Article</text:p>
      <!--METADATA-->
      <text:p text:style-name="P4">
<draw:frame draw:style-name="fr1" draw:name="Image220" text:anchor-type="as-char" svg:width="6.9236in" svg:height="3.949857in" draw:z-index="0">
<draw:image xlink:href="../Images/yкринформ/2023-06-18T3-19-00-03-00/630_360_1675857416-430.jpg" xlink:type="simple" xlink:show="embed" xlink:actuate="onLoad" draw:mime-type="image/jpeg"/>
</draw:frame>
In the east, in the area of Puturge, Malatia province occurred an earthquake of a magnitude 4.6.</text:p>
      <text:p text:style-name="P4">
About it reports Ukrinform with reference to <text:a xlink:type="simple" xlink:href="https://twitter.com/depremdairesi/status/1670456749395001344" text:style-name="Internet_20_link" text:visited-style-name="Visited_20_Internet_20_Link">
Directorate for the elimination of natural disasters and emergencies.(AFAD)</text:a>
.</text:p>
      <text:p text:style-name="P4">
«О 18:36 (The same time with Kiev - ed.)There was an earthquake of a magnitude 4.6, whose epicenter was in the Putyurge area. The earthquake is recorded at a depth of 7.06km, ”the message reads.</text:p>
      <text:p text:style-name="P4">
<text:span text:style-name="T4">
 Read also: </text:span>
 <text:a xlink:type="simple" xlink:href="https://www.ukrinform.ua/rubric-world/3724315-zemletrus-na-zahodi-francii-poskodzeni-budinki-skoli-ta-cerkvi.html" text:style-name="Internet_20_link" text:visited-style-name="Visited_20_Internet_20_Link">
<text:span text:style-name="T4">
 earthquake </text:span>
 C in the west of France: damaged houses, schools and churches</text:a>
There was currently no information about destruction or victim.</text:p>
      <text:p text:style-name="P4">
As reported by Ukrinform, on February 6 in the east of Turkey, there were two powerful -semen, which resulted in the death of 50.5 thousand people.</text:p>
      <text:p text:style-name="P4">
<text:a xlink:type="simple" xlink:href="https://www.ukrinform.ua/amp/rubric-world/3674073-u-tureccini-zemletrus-znisiv-ponad-164-000-budivel.html" text:style-name="Internet_20_link" text:visited-style-name="Visited_20_Internet_20_Link">
More than 164,000 buildings were destroyed</text:a>
, seriously damaged and subject to wear.</text:p>
      <text:p text:style-name="P4">
News Source: <text:a xlink:type="simple" xlink:href="https://www.ukrinform.ua/rubric-world/3724571-na-shodi-tureccini-stavsa-zemletrus-magnitudou-46.html" text:style-name="Internet_20_link" text:visited-style-name="Visited_20_Internet_20_Link">
https://www.ukrinform.ua/rubric-world/3724571-na-shodi-tureccini-stavsa-zemletrus-magnitudou-46.html</text:a>
</text:p>
      <!--NEWS-->
      <text:h text:style-name="P10" text:outline-level="1">
<text:span text:style-name="T4">
The enemy has a minus three management points, five ammunition warehouses and two SDIs</text:span>
</text:h>
      <text:p text:style-name="P4">
Author: ['АРМІЯINFORM']</text:p>
      <text:p text:style-name="P4">
Time: 2023-06-18T40:00:00-04:00</text:p>
      <text:p text:style-name="P4">
Description: Avіaatsіya forces of defense of the defense of the defending 14 struck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Ш ЗСУ', 'РАНКОВЕ ЗВЕДЕННЯ']</text:p>
      <text:p text:style-name="P4">
Category: News</text:p>
      <!--METADATA-->
      <text:p text:style-name="P4">
<draw:frame draw:style-name="fr1" draw:name="Image221" text:anchor-type="as-char" svg:width="6.9236in" svg:height="4.501139in" draw:z-index="0">
<draw:image xlink:href="../Images/AРМІЯINFORM/2023-06-18T40-00-00-04-00/war-1.jpg" xlink:type="simple" xlink:show="embed" xlink:actuate="onLoad" draw:mime-type="image/jpeg"/>
</draw:frame>
Illustrative photo</text:p>
      <text:p text:style-name="P4">
<text:span text:style-name="T4">
 🔥 Situation on Russian invasion </text:span>
</text:p>
      <text:p text:style-name="P4">
The aviation of the forces of the last day has struck 14 beats in the areas of concentration of the personal staff of the enemy. Our defenders also destroyed two anti -aircraft missile complexes.</text:p>
      <text:p text:style-name="P4">
About it in your morning summary <text:a xlink:type="simple" xlink:href="https://www.facebook.com/GeneralStaff.ua/posts/pfbid031DWUcLJgZPAcsjmqBR9YjjQ1gqpfgA6vJ29F9aB2GEimmCRRe7LzYani2xwjRaqWl" text:style-name="Internet_20_link" text:visited-style-name="Visited_20_Internet_20_Link">
reports</text:a>
General Staff of the Armed Forces of Ukraine.</text:p>
      <text:p text:style-name="P4">
The missile troops and artillery units have struck the trip centers, two areas of concentration of live force, five warehouses and three artillery units in fire positions during the last day.</text:p>
      <text:p text:style-name="P4">
News Source: <text:a xlink:type="simple" xlink:href="https://armyinform.com.ua/2023/06/18/u-voroga-minus-try-punkty-upravlinnya-pyat-skladiv-z-boyeprypasamy-ta-dva-zrk/" text:style-name="Internet_20_link" text:visited-style-name="Visited_20_Internet_20_Link">
https://armyinform.com.ua/2023/06/18/u-voroga-minus-try-punkty-upravlinnya-pyat-skladiv-z-boyeprypasamy-ta-dva-zrk/</text:a>
</text:p>
      <!--NEWS-->
      <text:h text:style-name="P10" text:outline-level="1">
<text:span text:style-name="T4">
Last day Rashists tried to step on but all their attacks were reflected</text:span>
</text:h>
      <text:p text:style-name="P4">
Author: ['АРМІЯINFORM']</text:p>
      <text:p text:style-name="P4">
Time: 2023-06-18T42: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tank.jpg" text:style-name="Internet_20_link" text:visited-style-name="Visited_20_Internet_20_Link">
tank.jpg</text:a>
']</text:p>
      <text:p text:style-name="P4">
Tags: ['STOPRUSSIA', 'АГРЕСІЯ РФ', 'ВТОРГНЕННЯ РФ', 'ГШ ЗСУ', 'РАНКОВЕ ЗВЕДЕННЯ', 'СИТУАЦІЯ НА ФРОНТІ']</text:p>
      <text:p text:style-name="P4">
Category: News</text:p>
      <!--METADATA-->
      <text:p text:style-name="P4">
<draw:frame draw:style-name="fr1" draw:name="Image222" text:anchor-type="as-char" svg:width="6.9236in" svg:height="4.622144in" draw:z-index="0">
<draw:image xlink:href="../Images/AРМІЯINFORM/2023-06-18T42-00-00-04-00/tank.jpg" xlink:type="simple" xlink:show="embed" xlink:actuate="onLoad" draw:mime-type="image/jpeg"/>
</draw:frame>
<text:span text:style-name="T4">
 🔥 Situation on Russian invasion </text:span>
</text:p>
      <text:p text:style-name="P4">
The enemy concentrates major efforts on Liman, Bakhmut, Avdiiv and Mariinsky directions - 26 combat jackets took place during the day.</text:p>
      <text:p text:style-name="P4">
About it <text:a xlink:type="simple" xlink:href="https://www.facebook.com/photo/" text:style-name="Internet_20_link" text:visited-style-name="Visited_20_Internet_20_Link">
reports</text:a>
The General Staff of the Armed Forces of Ukraine on its official Facebook page.</text:p>
      <text:p text:style-name="P4">
In these and in the mineral directions, the enemy performed unsuccessful offensive actions - all the attacks of our defenders were repelled.</text:p>
      <text:p text:style-name="P4">
In Zaporizhzhya and Kherson directions, the enemy continues to conduct defense.</text:p>
      <text:p text:style-name="P4">
In the Bakhmut direction from artillery shellings, the ranges of Orykhovo-Vasilivka, Bogdanivka, Chrome, Chrome, Yar, Ivanivske, Bila Gora, Konstantinovka and the Southern Donetsk region were injured.</text:p>
      <text:p text:style-name="P4">
In total, during the last day, the enemy has caused 43 aviation and 4 missile rates, and carried out 51 shelling of rocket launchers on positions of troops and settlements.</text:p>
      <text:p text:style-name="P4">
The Armed Forces General Staff warn that the likelihood of rocket and aviation strikes throughout Ukraine remains high.</text:p>
      <text:p text:style-name="P4">
News Source: <text:a xlink:type="simple" xlink:href="https://armyinform.com.ua/2023/06/18/mynuloyi-doby-rashysty-namagalysya-nastupaty-ale-vsi-yih-ataky-bulo-vidbyto/" text:style-name="Internet_20_link" text:visited-style-name="Visited_20_Internet_20_Link">
https://armyinform.com.ua/2023/06/18/mynuloyi-doby-rashysty-namagalysya-nastupaty-ale-vsi-yih-ataky-bulo-vidbyto/</text:a>
</text:p>
      <!--NEWS-->
      <text:h text:style-name="P10" text:outline-level="1">
<text:span text:style-name="T4">
Two shock helicopters and 12 UAVs are destroyed - air forces</text:span>
</text:h>
      <text:p text:style-name="P4">
Author: ['АРМІЯINFORM']</text:p>
      <text:p text:style-name="P4">
Time: 2023-06-18T44:00:00-04:00</text:p>
      <text:p text:style-name="P4">
Description: Commanding of the SSU forces at his own company Storinzi in social Merezhi Facebook ... War with Ukraine 2022, war with Ukraine Latest news today, War with Ukraine 2022 Last for today, there will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47260747_653782040123081_252775783837273649_n.jpg" text:style-name="Internet_20_link" text:visited-style-name="Visited_20_Internet_20_Link">
347260747_653782040123081_252775783837273649_n.jpg</text:a>
']</text:p>
      <text:p text:style-name="P4">
Tags: ['STOPRUSSIA', 'АГРЕСІЯ РФ', 'ВІЙНА', 'ВТОРГНЕННЯ РФ', 'ВТРАТИ ВОРОГА', 'ПОВІТРЯНІ СИЛИ ЗС УКРАЇНИ']</text:p>
      <text:p text:style-name="P4">
Category: News</text:p>
      <!--METADATA-->
      <text:p text:style-name="P4">
The Armed Forces Air Force Command on its official Facebook social network <text:a xlink:type="simple" xlink:href="https://www.facebook.com/kpszsu/posts/pfbid0m5tVZmZNRHDen5gMmvfdBRxJKVjuZKgpH3zWFe3zao5wLi24KbchhzMm7njjW1RUl" text:style-name="Internet_20_link" text:visited-style-name="Visited_20_Internet_20_Link">
reports</text:a>
, which in the past day, June 17, and the beginning of the current day on June 18, 2023, the air forces of the Air Force destroyed two enemy shock helicopter-52, four shock Iranian UAVS Shahd-136/131, one-Lanet.</text:p>
      <text:p text:style-name="P4">
<draw:frame draw:style-name="fr1" draw:name="Image223" text:anchor-type="as-char" svg:width="6.9236in" svg:height="6.9236in" draw:z-index="0">
<draw:image xlink:href="../Images/AРМІЯINFORM/2023-06-18T44-00-00-04-00/347260747_653782040123081_252775783837273649_n.jpg" xlink:type="simple" xlink:show="embed" xlink:actuate="onLoad" draw:mime-type="image/jpeg"/>
</draw:frame>
Also, for the past and current days with air defense of the Air Force, the introduction from the air defense of other components of the Defense Forces of Ukraine, seven hostile exploration UAVs of the operative-tactical level of types "Orlan-10", "Orlan-30", Zala, SuperCam were destroyed.</text:p>
      <text:p text:style-name="P4">
The Air Force of the Armed Forces of Ukraine made dozens of aircraft for fire and fighter cover. More than twenty aviation strikes have been inflicted on the positions, technology, rear and accumulation of the enemy.</text:p>
      <text:p text:style-name="P4">
News Source: <text:a xlink:type="simple" xlink:href="https://armyinform.com.ua/2023/06/18/znyshheno-dva-udarni-vertoloty-ta-12-bpla/" text:style-name="Internet_20_link" text:visited-style-name="Visited_20_Internet_20_Link">
https://armyinform.com.ua/2023/06/18/znyshheno-dva-udarni-vertoloty-ta-12-bpla/</text:a>
</text:p>
      <!--NEWS-->
      <text:h text:style-name="P10" text:outline-level="1">
<text:span text:style-name="T4">
650 occupiers were eliminated, 23 BBM and 13 artisystems were destroyed - enemy losses per day</text:span>
</text:h>
      <text:p text:style-name="P4">
Author: ['АРМІЯINFORM']</text:p>
      <text:p text:style-name="P4">
Time: 2023-06-18T46:00:00-04:00</text:p>
      <text:p text:style-name="P4">
Description: Zagalni Boyov, Find the enemy on 02/24/22 to 06/1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00eaa83-d282-4013-a680-16626a760040-scaled.jpg" text:style-name="Internet_20_link" text:visited-style-name="Visited_20_Internet_20_Link">
b00eaa83-d282-4013-a680-16626a760040-scaled.jpg</text:a>
']</text:p>
      <text:p text:style-name="P4">
Tags: ['STOPRUSSIA', 'АГРЕСІЯ РФ', 'ВІЙНА', 'ВТОРГНЕННЯ РФ', 'ВТРАТИ ВОРОГА', 'ІНФОГРАФІКА']</text:p>
      <text:p text:style-name="P4">
Category: News</text:p>
      <!--METADATA-->
      <text:p text:style-name="P4">
<draw:frame draw:style-name="fr1" draw:name="Image224" text:anchor-type="as-char" svg:width="6.9236in" svg:height="6.975527in" draw:z-index="0">
<draw:image xlink:href="../Images/AРМІЯINFORM/2023-06-18T46-00-00-04-00/b00eaa83-d282-4013-a680-16626a760040-scaled.jpg" xlink:type="simple" xlink:show="embed" xlink:actuate="onLoad" draw:mime-type="image/jpeg"/>
</draw:frame>
The total fighting loss of the enemy from 24.02.22 to 18.06.23 will be orientated:</text:p>
      <text:p text:style-name="P4">
<text:span text:style-name="T4">
<text:span text:style-name="T5">
 Personnel - </text:span>
* 219820(+650)persons eliminated</text:span>
<text:span text:style-name="T5">
 tanks - </text:span>
<text:span text:style-name="T5">
 3984(+7)</text:span>
<text:span text:style-name="T4">
 combat armored vehicles - </text:span>
 7729(+23)<text:span text:style-name="T4">
<text:span text:style-name="T5">
 Artillery systems - </text:span>
<text:span text:style-name="T5">
 3847(+13)</text:span>
 </text:span>
 RSZV - <text:span text:style-name="T4">
 610(+1)</text:span>
<text:span text:style-name="T5">
 air defense - </text:span>
<text:span text:style-name="T5">
 364(0)</text:span>
<text:span text:style-name="T4">
 aircraft - </text:span>
 314(0)<text:span text:style-name="T4">
<text:span text:style-name="T5">
 helicopters - </text:span>
* 304(+2)</text:span>
<text:span text:style-name="T5">
 UAV Operative Tactical Level-</text:span>
<text:span text:style-name="T5">
 3371(+7)</text:span>
<text:span text:style-name="T4">
 Winged missiles - </text:span>
 1211(0)<text:span text:style-name="T4">
<text:span text:style-name="T5">
 ships / boats - </text:span>
* 18(0)</text:span>
<text:span text:style-name="T5">
 Automobile equipment and tanks - </text:span>
<text:span text:style-name="T5">
 6571(+14)</text:span>
<text:span text:style-name="T4">
 Special equipment - </text:span>
 522(+2)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8.06.23.</text:p>
      <text:p text:style-name="P4">
News Source: <text:a xlink:type="simple" xlink:href="https://armyinform.com.ua/2023/06/18/650-okupantiv-likvidovano-znyshheno-23-bbm-i-13-artsystem-vtraty-voroga-za-dobu/" text:style-name="Internet_20_link" text:visited-style-name="Visited_20_Internet_20_Link">
https://armyinform.com.ua/2023/06/18/650-okupantiv-likvidovano-znyshheno-23-bbm-i-13-artsystem-vtraty-voroga-za-dobu/</text:a>
</text:p>
      <!--NEWS-->
      <text:h text:style-name="P10" text:outline-level="1">
<text:span text:style-name="T4">
Citation on eliminating the consequences</text:span>
</text:h>
      <text:p text:style-name="P4">
Author: ['АРМІЯINFORM']</text:p>
      <text:p text:style-name="P4">
Time: 2023-06-18T48:00:00-04:00</text:p>
      <text:p text:style-name="P4">
Description: DSNS Ukrainian at his own company Storinzi in the social Merezhi Facebook is yielded ... War with Ukraine 2022, War with Ukraine Latest News today,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4555711_658376099663616_3184861512319259880_n.jpg" text:style-name="Internet_20_link" text:visited-style-name="Visited_20_Internet_20_Link">
354555711_658376099663616_3184861512319259880_n.jpg</text:a>
']</text:p>
      <text:p text:style-name="P4">
Tags: ['STOPRUSSIA', 'АГРЕСІЯ РФ', 'ВІЙНА', 'ВТОРГНЕННЯ РФ', 'ДСНС УКРАЇНИ', 'КАХОВСЬКА ГЕС', 'КАХОВСЬКА ГЕС/ШТАБ INFO']</text:p>
      <text:p text:style-name="P4">
Category: News</text:p>
      <!--METADATA-->
      <text:p text:style-name="P4">
<draw:frame draw:style-name="fr1" draw:name="Image225" text:anchor-type="as-char" svg:width="6.9236in" svg:height="6.348887in" draw:z-index="0">
<draw:image xlink:href="../Images/AРМІЯINFORM/2023-06-18T48-00-00-04-00/354555711_658376099663616_3184861512319259880_n.jpg" xlink:type="simple" xlink:show="embed" xlink:actuate="onLoad" draw:mime-type="image/jpeg"/>
</draw:frame>
SES of Ukraine on its official page on the social network Facebook <text:a xlink:type="simple" xlink:href="https://www.facebook.com/MNS.GOV.UA/posts/pfbid02YXnPW8Cfhuh57VP5FfkRDPkbgUP5z77TCMiDfQzSdLK2MUuLKs72dkUPZh1CpjP8l" text:style-name="Internet_20_link" text:visited-style-name="Visited_20_Internet_20_Link">
published</text:a>
The situation on eliminating the consequences of the exclusion by Russian terrorists of Kakhovskaya HEP.</text:p>
      <text:p text:style-name="P4">
<text:span text:style-name="T4">
 Kherson region: </text:span>
</text:p>
      <ul>
        <li>
There is a decrease in water levels on the Dnieper in the post of Kherson post. The level of 0.7 m is recorded. * 6 settlements flooded. In the temporarily occupied territory - 17 np. * 2 thousand 783 people, including 309 children, 80 low -mobility and 284 animals, were evacuated. 716 people, including 30 children and 40 low -mobility, were saved. * More than 24 thousand tons of water from 82 houses and basements have been pumped out per day, 107 thousand tons of water from 413 buildings and cellars have been pumped from the beginning of the work. * More than 401 tons of water and 36 thousand 597 kg of food and essentials were brought.</li>
      </ul>
      <text:p text:style-name="P4">
<text:span text:style-name="T4">
 Mykolaiv region: </text:span>
</text:p>
      <ul>
        <li>
18 settlements in Bashtansky district have been partially flooded. * 426 cubic meters were pumped out per day. water from the territory of 21 homeownership. From the beginning of the work 2 thousand 216 cubic meters have been pumped. water from 130 homeowners. * There are only 832 people evacuated, including 165 children.</li>
      </ul>
      <text:p text:style-name="P4">
News Source: <text:a xlink:type="simple" xlink:href="https://armyinform.com.ua/2023/06/18/cytuacziya-shhodo-likvidacziyi-naslidkiv-pidryvu-kahovskoyi-ges-rosijskymy-terorystamy/" text:style-name="Internet_20_link" text:visited-style-name="Visited_20_Internet_20_Link">
https://armyinform.com.ua/2023/06/18/cytuacziya-shhodo-likvidacziyi-naslidkiv-pidryvu-kahovskoyi-ges-rosijskymy-terorystamy/</text:a>
</text:p>
      <!--NEWS-->
      <text:h text:style-name="P10" text:outline-level="1">
<text:span text:style-name="T4">
As a result of the shelling of the Russians of Sumy region, two civilians were killed - father and son</text:span>
</text:h>
      <text:p text:style-name="P4">
Authors: Ukrinform (Person)</text:p>
      <text:p text:style-name="P4">
Publisher: Укринформ (Organization)</text:p>
      <text:p text:style-name="P4">
Published Time: 2023-06-18T4:22:00+03:00</text:p>
      <text:p text:style-name="P4">
Modified Time: 2023-06-18T21:22:00+03:00</text:p>
      <text:p text:style-name="P4">
Description: As a result of the next shelling, the Russian troops of the Sumy region died two civilians - father and s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Сумщина', 'Війна з Росією']</text:p>
      <text:p text:style-name="P4">
Type: Article</text:p>
      <!--METADATA-->
      <text:p text:style-name="P4">
<draw:frame draw:style-name="fr1" draw:name="Image226" text:anchor-type="as-char" svg:width="6.9236in" svg:height="3.948443in" draw:z-index="0">
<draw:image xlink:href="../Images/yкринформ/2023-06-18T4-22-00-03-00/630_360_1538997483-946.jpg" xlink:type="simple" xlink:show="embed" xlink:actuate="onLoad" draw:mime-type="image/jpeg"/>
</draw:frame>
Due to the shelling of the Russian troops of the Sumy region, two -sided by Russian troops - father and son.</text:p>
      <text:p text:style-name="P4">
According to Ukrinform, the Sumy Regional Military Administration reports in <text:a xlink:type="simple" xlink:href="https://t.me/Sumy_news_ODA/17074" text:style-name="Internet_20_link" text:visited-style-name="Visited_20_Internet_20_Link">
telegram. </text:a>
“Russians again <text:a xlink:type="simple" xlink:href="https://www.ukrinform.ua/tag-obstril" text:style-name="Internet_20_link" text:visited-style-name="Visited_20_Internet_20_Link">
fired</text:a>
Sumy region border. Today, as a result of artillery shelling, Bilopillya agreed - a father and a son, " - the message reads.</text:p>
      <text:p text:style-name="P4">
Clarified information will be provided additionally</text:p>
      <text:p text:style-name="P4">
“The enemy tests Sumy region again. Russian terrorists cynically use weapons against peaceful people, having long lost all human. The enemy has approved his criminal intentions - to destroy our people. Rashism does not come out with unpunished evil. There will be punishment!Answer. Vladimir Artyukh said for every loss of Ukrainians, ”said the head of Sumy Ova.</text:p>
      <text:p text:style-name="P4">
<text:span text:style-name="T4">
 Read also: </text:span>
 <text:a xlink:type="simple" xlink:href="https://www.ukrinform.ua/rubric-regions/3724329-na-sumsini-zatrimali-informatorku-aka-zdavala-fsb-dani-pro-ukrainskih-zahisnikiv.html" text:style-name="Internet_20_link" text:visited-style-name="Visited_20_Internet_20_Link">
on <text:span text:style-name="T4">
 Sumshch </text:span>
 I have detained an informant that gave FSBdans about Ukrainian defenders</text:a>
Subsequently the Ministry of Internal Affairs <text:a xlink:type="simple" xlink:href="https://t.me/mvs_ukraine/26566" text:style-name="Internet_20_link" text:visited-style-name="Visited_20_Internet_20_Link">
reported</text:a>
that the police died.</text:p>
      <text:p text:style-name="P4">
"A 38-year-old Senior Lieutenant of Police Romanbabenko and his 4-year-old son were killed in Bilopillya in Sumy region," the message reads.</text:p>
      <text:p text:style-name="P4">
It happened as a result of another attack by the Russian enemy.</text:p>
      <text:p text:style-name="P4">
"In the midst of the day, the occupiers from the artillery mercilessly fired the central part of the city. Under the shelling came the operative of Roman and the boy. The injuries received with life ...", - the message reads.</text:p>
      <text:p text:style-name="P4">
As reported by Ukrinform, Russian troops as of 11:00 on June 18 <text:a xlink:type="simple" xlink:href="https://www.ukrinform.ua/rubric-ato/3724434-rosiani-obstrilali-sim-prikordonnih-sil-sumsini-i-cernigivsini.html" text:style-name="Internet_20_link" text:visited-style-name="Visited_20_Internet_20_Link">
fired at mortars and artillery</text:a>
Seven border settlements of Chernihiv Tasum regions, having made 63 beats in total.</text:p>
      <text:p text:style-name="P4">
News Source: <text:a xlink:type="simple" xlink:href="https://www.ukrinform.ua/rubric-ato/3724536-unaslidok-obstrilu-rosianami-sumsini-zaginuli-dvoe-civilnih-batko-ta-sin.html" text:style-name="Internet_20_link" text:visited-style-name="Visited_20_Internet_20_Link">
https://www.ukrinform.ua/rubric-ato/3724536-unaslidok-obstrilu-rosianami-sumsini-zaginuli-dvoe-civilnih-batko-ta-sin.html</text:a>
</text:p>
      <!--NEWS-->
      <text:h text:style-name="P10" text:outline-level="1">
<text:span text:style-name="T4">
UNDP is accumulating $ 1 billion on the restoration of Ukraine - Denis Shmigal</text:span>
</text:h>
      <text:p text:style-name="P4">
Author: ['АРМІЯINFORM']</text:p>
      <text:p text:style-name="P4">
Time: 2023-06-18T50:00:00-04:00</text:p>
      <text:p text:style-name="P4">
Description: About CED PRODOMIV Prem’r-Miniger Ukrainian Denis Schmigal. “Protective of the UN SPILOLRY ROZVITE ... War with Ukraine 2022, War with Ukraine Latest News Today,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6/353848857_811330853890357_4186536348679263565_n.jpg" text:style-name="Internet_20_link" text:visited-style-name="Visited_20_Internet_20_Link">
353848857_811330853890357_4186536348679263565_n.jpg</text:a>
']</text:p>
      <text:p text:style-name="P4">
Tags: ['АХІМ ШТАЙНЕР', 'ДЕНИС ШМИГАЛЬ', 'ПРЕМ’ЄР-МІНІСТР УКРАЇНИ', 'ПРООН']</text:p>
      <text:p text:style-name="P4">
Category: News</text:p>
      <!--METADATA-->
      <text:p text:style-name="P4">
<draw:frame draw:style-name="fr1" draw:name="Image228" text:anchor-type="as-char" svg:width="6.9236in" svg:height="5.048458in" draw:z-index="0">
<draw:image xlink:href="../Images/AРМІЯINFORM/2023-06-18T50-00-00-04-00/353848857_811330853890357_4186536348679263565_n.jpg" xlink:type="simple" xlink:show="embed" xlink:actuate="onLoad" draw:mime-type="image/jpeg"/>
</draw:frame>
This was reported by Prime Minister of Ukraine Denis Shmigal.</text:p>
      <text:p text:style-name="P4">
“The UN Development Program together with partners accumulates $ 1 billion in Ukraine. This was reported by UNDP Chairman Ahim Steiner during our way in Kiev. I am grateful for this timely step!” - Denyshigal informed.</text:p>
      <text:p text:style-name="P4">
UNDP Chairman Ahim Steiner made a corresponding statement during a visit to Kiev.</text:p>
      <text:p text:style-name="P4">
It is also reported that during the meeting, Denis Schmigal and Achim Stainerobrob -working the needs of Ukraine for rapid reconstruction and humanitarian demining, as well as the support of relocated enterprises and small and medium -sized entrepreneurs, which have lost their business during the war and want to start it from scratch.</text:p>
      <text:p text:style-name="P4">
According to Denis Shmigal, UNDP is ready to help in these issues, in particular, initiatives on training and retraining entrepreneurs and the development of potentially export industries are being prepared. It is also noted that UNDP supports the renewal of energy infrastructure.</text:p>
      <text:p text:style-name="P4">
"We are grateful to the UN development program for consistent assistance during full-scale and with the assistance of the government's emergency priorities in restoration," the Prime Minister of Ukraine stressed.</text:p>
      <text:p text:style-name="P4">
In turn, Ahim Steiner in his Twitter-Accuanta <text:a xlink:type="simple" xlink:href="https://twitter.com/ASteiner/status/1670082724537815040" text:style-name="Internet_20_link" text:visited-style-name="Visited_20_Internet_20_Link">
wrote,</text:a>
that during the Vynit, he visited the city of Irpin in the Kyiv region, which was severely affected at the war during the invasion of the Armed Forces of the Russian Federation.</text:p>
      <text:p text:style-name="P4">
“UNDP in Ukraine supports the government in the restoration of 18 badly damaged many -storey residential buildings in Kyiv region. After completing, the work people will have home again, ”he wrote.</text:p>
      <text:p text:style-name="P4">
News Source: <text:a xlink:type="simple" xlink:href="https://armyinform.com.ua/2023/06/18/proon-nakopychuye-1-milyard-na-vidnovlennya-ukrayiny-denys-shmygal/" text:style-name="Internet_20_link" text:visited-style-name="Visited_20_Internet_20_Link">
https://armyinform.com.ua/2023/06/18/proon-nakopychuye-1-milyard-na-vidnovlennya-ukrayiny-denys-shmygal/</text:a>
</text:p>
      <!--NEWS-->
      <text:h text:style-name="P10" text:outline-level="1">
<text:span text:style-name="T4">
“My dad is a hero!”: Today in Ukraine celebrates Father's Day</text:span>
</text:h>
      <text:p text:style-name="P4">
Author: ['АРМІЯINFORM']</text:p>
      <text:p text:style-name="P4">
Time: 2023-06-18T52:00:00-04:00</text:p>
      <text:p text:style-name="P4">
Description: At the third of the worm, the day of the dad in Ukrainian is an offense, if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den_batka.jpg" text:style-name="Internet_20_link" text:visited-style-name="Visited_20_Internet_20_Link">
den_batka.jpg</text:a>
']</text:p>
      <text:p text:style-name="P4">
Tags: ['ГЕНЕРАЛЬНИЙ ШТАБ ЗС УКРАЇНИ', 'ДЕНЬ БАТЬКА']</text:p>
      <text:p text:style-name="P4">
Category: News</text:p>
      <!--METADATA-->
      <text:p text:style-name="P4">
<draw:frame draw:style-name="fr1" draw:name="Image229" text:anchor-type="as-char" svg:width="6.9236in" svg:height="3.890725in" draw:z-index="0">
<draw:image xlink:href="../Images/AРМІЯINFORM/2023-06-18T52-00-00-04-00/den_batka.jpg" xlink:type="simple" xlink:show="embed" xlink:actuate="onLoad" draw:mime-type="image/jpeg"/>
</draw:frame>
On the third Sunday of June, the Day of the Father in Ukraine is officially celebrated since 2019, when the Cabinet of Ministers of Ukraine approved the Decree of the President of Ukraine “On the Day”.</text:p>
      <text:p text:style-name="P4">
Father's Day is a holiday in honor of all the dads. For the second year in a row, this day is special for the day, because because of the war, many children are divorced by dads. Many of the parents(And moms)Now, with weapons in their hands protecting their children and our country from Russian invaders, every moment the risk of life. As a result of the war and the forced departure outside the country, many families are divided. Therefore, the present day of the father in our country is perceived very much in a special way, with a taste of sadness and pride in his relatives.</text:p>
      <text:p text:style-name="P4">
On the occasion of the holiday of the General Staff of the Armed Forces of Ukraine <text:a xlink:type="simple" xlink:href="https://www.facebook.com/GeneralStaff.ua/videos/1903822966662671/" text:style-name="Internet_20_link" text:visited-style-name="Visited_20_Internet_20_Link">
published</text:a>
On your official Facebook page, a video dedicated to your father's Day: "Lubitatus, come back home sooner ... We love you all and wait for you!"</text:p>
      <text:p text:style-name="P4">
To create this roller, the photos were used, provided by the 105th separate brigade of the territorial defense of the Armed Forces of Ukraine.</text:p>
      <text:p text:style-name="P4">
News Source: <text:a xlink:type="simple" xlink:href="https://armyinform.com.ua/2023/06/18/mij-tatus-geroj-sogodni-v-ukrayini-den-batka/" text:style-name="Internet_20_link" text:visited-style-name="Visited_20_Internet_20_Link">
https://armyinform.com.ua/2023/06/18/mij-tatus-geroj-sogodni-v-ukrayini-den-batka/</text:a>
</text:p>
      <!--NEWS-->
      <text:h text:style-name="P10" text:outline-level="1">
<text:span text:style-name="T4">
No matter how much helicopters have thrown here, we will destroy them - Yuri Ignat</text:span>
</text:h>
      <text:p text:style-name="P4">
Author: ['Володимир Віват']</text:p>
      <text:p text:style-name="P4">
Time: 2023-06-18T54:00:00-04:00</text:p>
      <text:p text:style-name="P4">
Description: Vchora on Donetskiy Blizko 22-yt 23-year-olds of Buli Two Two Vorozhi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2/ignat-gepard.jpg" text:style-name="Internet_20_link" text:visited-style-name="Visited_20_Internet_20_Link">
ignat-gepard.jpg</text:a>
']</text:p>
      <text:p text:style-name="P4">
Tags: ['STOPRUSSIA', 'АГРЕСІЯ РФ', 'ВІЙНА', 'ВТОРГНЕННЯ РФ', 'ВТРАТИ ВОРОГА', 'ЮРІЙ ІГНАТ']</text:p>
      <text:p text:style-name="P4">
Category: News</text:p>
      <!--METADATA-->
      <text:p text:style-name="P4">
<draw:frame draw:style-name="fr1" draw:name="Image230" text:anchor-type="as-char" svg:width="6.9236in" svg:height="4.159279in" draw:z-index="0">
<draw:image xlink:href="../Images/AРМІЯINFORM/2023-06-18T54-00-00-04-00/ignat-gepard.jpg" xlink:type="simple" xlink:show="embed" xlink:actuate="onLoad" draw:mime-type="image/jpeg"/>
</draw:frame>
Colonel Yuriy Ignati</text:p>
      <text:p text:style-name="P4">
Yesterday in the Donetsk direction at about 22 and 23 o'clock, the plug-in helicopters were destroyed. Another Russian Ka-52 was shot down on June 16.</text:p>
      <text:p text:style-name="P4">
Colonel Yuriy Ignat, a spokesman for the Air Force forces of Ukraine, reported this on the air of the only news.</text:p>
      <text:p text:style-name="P4">
He noted that hostile shock aviation continues to attack us, keeping a certain distance from the line of contact. However, they are beaten at first or best.</text:p>
      <ul>
        <li>
No matter how much Russia has thrown here, we will meet them with fire, we will destroy them. The forces of defense today have the necessary means of air defense.</li>
      </ul>
      <text:p text:style-name="P4">
The spokesman for the Armed Forces of Ukraine noted the increase in the cases of considering the enemy of reconnaissance UAVs to identify our means of Air Defense and other important objects. He emphasized that even intelligence variants pose a certain danger, because after their beating, the fragments fall in a considerable height and can cause harm.</text:p>
      <text:p text:style-name="P4">
With regard to the destruction of a large composition of ammunition in the river, on a temporarily occupied part of Kherson region, the officer stressed that "the more such warehouses we will decide in the rear of the enemy, the better it will be for our troops on the forefront."</text:p>
      <text:p text:style-name="P4">
News Source: <text:a xlink:type="simple" xlink:href="https://armyinform.com.ua/2023/06/18/skilky-b-rosiya-ne-perekydala-syudy-vertolotiv-my-budemo-yih-znyshhuvaty-yurij-ignat/" text:style-name="Internet_20_link" text:visited-style-name="Visited_20_Internet_20_Link">
https://armyinform.com.ua/2023/06/18/skilky-b-rosiya-ne-perekydala-syudy-vertolotiv-my-budemo-yih-znyshhuvaty-yurij-ignat/</text:a>
</text:p>
      <!--NEWS-->
      <text:h text:style-name="P10" text:outline-level="1">
<text:span text:style-name="T4">
During the day of the Pyrotechnics of the SES, more than 500 explosive items were disposed of</text:span>
</text:h>
      <text:p text:style-name="P4">
Author: ['АРМІЯINFORM']</text:p>
      <text:p text:style-name="P4">
Time: 2023-06-18T56:00:00-04:00</text:p>
      <text:p text:style-name="P4">
Description: About CED DSNS Ukrainian. The last achievement of the PIRETRODILILIA DSNS was healed ... The war with Ukraine 2022, the war with Ukraine is the latest news today, the news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miny-1.jpg" text:style-name="Internet_20_link" text:visited-style-name="Visited_20_Internet_20_Link">
miny-1.jpg</text:a>
']</text:p>
      <text:p text:style-name="P4">
Tags: ['STOPRUSSIA', 'АГРЕСІЯ РФ', 'ВІЙНА', 'ВТОРГНЕННЯ РФ', 'ДСНС УКРАЇНИ', 'РОСІЙСЬКІ МІНИ']</text:p>
      <text:p text:style-name="P4">
Category: News</text:p>
      <!--METADATA-->
      <text:p text:style-name="P4">
<draw:frame draw:style-name="fr1" draw:name="Image231" text:anchor-type="as-char" svg:width="6.9236in" svg:height="3.894525in" draw:z-index="0">
<draw:image xlink:href="../Images/AРМІЯINFORM/2023-06-18T56-00-00-04-00/miny-1.jpg" xlink:type="simple" xlink:show="embed" xlink:actuate="onLoad" draw:mime-type="image/jpeg"/>
</draw:frame>
About it <text:a xlink:type="simple" xlink:href="https://dsns.gov.ua/uk/news/nadzvicaini-podiyi/operativna-informaciia-shhodo-roboti-pirotexnicnix-pidrozdiliv-dsns-ukrayini-71" text:style-name="Internet_20_link" text:visited-style-name="Visited_20_Internet_20_Link">
reports</text:a>
SESU of Ukraine.</text:p>
      <text:p text:style-name="P4">
During the day, Pyrotechnical units of the SES were involved 120 times, identified, seized and disposed of 510 units. Explosive objects, 57 hectares.</text:p>
      <text:p text:style-name="P4">
<text:span text:style-name="T4">
 Often, pyrotechnic units worked: </text:span>
 in Kharkiv region 19 thousand. 369 times, Kyiv region - 7 thousand 979, Donetsk region - 6 thousand 124, Mykolaiv region - 5 thousand 193, Kherson - 5 thousand 651, Chernihiv - 4 thousand 724, Sumy region - 2 thousand. 207, Cherkasy region - 1 thousand 120.</text:p>
      <text:p text:style-name="P4">
In total, since the beginning of a large -scale military invasion of the Russian Federation, the territory of Ukraine has been disposed of 402 thousand 289 units. Explosive objects 2 thousand 891 kg of explosive, including 3 thousand 1 units. aviation bomb. The territory of about 90 thousand 198 hectares was surveyed.</text:p>
      <text:p text:style-name="P4">
In case of detection of a suspicious object or explosive, immediately notify the number of the number - 101.</text:p>
      <text:p text:style-name="P4">
<text:span text:style-name="T4">
 Prompt <text:a xlink:type="simple" xlink:href="https://dsns.gov.ua/uk/news/nadzvicaini-podiyi/operativna-informaciia-dsns-shhodo-naslidkiv-vedennia-boiovix-dii-rosiiskoiu-federacijeiu-191" text:style-name="Internet_20_link" text:visited-style-name="Visited_20_Internet_20_Link">
information</text:a>
SESA on the consequences of conducting a fighting Federation: </text:span>
</text:p>
      <text:p text:style-name="P4">
The SES units during the day made 182 departures for the elimination of the consequences of the occupants of settlements and infrastructure objects, eliminated11 fires and provided psychological assistance to 185 persons.</text:p>
      <text:p text:style-name="P4">
Since the beginning of the war, 100 thousand 532 trips were made, 14 thousand 942 fires were liquidated, 4 thousand 154 persons were rescued, 218 thousand 514 persons were provided psychological assistance.</text:p>
      <text:p text:style-name="P4">
News Source: <text:a xlink:type="simple" xlink:href="https://armyinform.com.ua/2023/06/18/za-dobu-pirotehniky-dsns-zneshkodyly-ponad-510-vybuhonebezpechnyh-predmetiv/" text:style-name="Internet_20_link" text:visited-style-name="Visited_20_Internet_20_Link">
https://armyinform.com.ua/2023/06/18/za-dobu-pirotehniky-dsns-zneshkodyly-ponad-510-vybuhonebezpechnyh-predmetiv/</text:a>
</text:p>
      <!--NEWS-->
      <text:h text:style-name="P10" text:outline-level="1">
<text:span text:style-name="T4">
Together with western aircraft we will get all the necessary infrastructure for their service - Yuri Ignat</text:span>
</text:h>
      <text:p text:style-name="P4">
Author: ['Володимир Віват']</text:p>
      <text:p text:style-name="P4">
Time: 2023-06-18T58:00:00-04:00</text:p>
      <text:p text:style-name="P4">
Description: The hired lift at the reinforcement forces of the ZS Ukrainian-TS Su-27 1991 Rock Vibuiska. Usi Risi -... War with Ukraine 2022, War with Ukraine Latest News Today, News War with Ukraine 2022 The last for today, whether the war between Ukraine and Russia will be,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f-16.webp" text:style-name="Internet_20_link" text:visited-style-name="Visited_20_Internet_20_Link">
f-16.webp</text:a>
']</text:p>
      <text:p text:style-name="P4">
Tags: ['STOPRUSSIA', 'АГРЕСІЯ РФ', 'ВІЙНА', 'ВТОРГНЕННЯ РФ', 'ЄДИНІ НОВИНИ', 'ЮРІЙ ІГНАТ']</text:p>
      <text:p text:style-name="P4">
Category: News</text:p>
      <!--METADATA-->
      <text:p text:style-name="P4">
<draw:frame draw:style-name="fr1" draw:name="Image232" text:anchor-type="as-char" svg:width="6.9236in" svg:height="3.773362in" draw:z-index="0">
<draw:image xlink:href="../ConvertedIMGs/AРМІЯINFORM/2023-06-18T58-00-00-04-00/f-16.png" xlink:type="simple" xlink:show="embed" xlink:actuate="onLoad" draw:mime-type="image/png"/>
</draw:frame>
The youngest aircraft in the air forces of the Armed Forces of Ukraine is the Su-27 of 1991. All the rest is the technique of the Soviet times of the development of the seventies-eighth years. We are not manufacturers of these aircraft, and we are largely dependent on the availability of quiet parts that cannot be manufactured. However, it was thanks to our defense-industrial complex that we could maintain in a normal state this Soviet technology, which is fighting today.</text:p>
      <text:p text:style-name="P4">
Colonel Yuri Ignatius spoke about this spokesman for the Air Force of Ukraine on the air of the television marathon "One News".</text:p>
      <text:p text:style-name="P4">
Therefore, the leadership of the state, the Ministry of Defense, the Armed Forces of Ukraine, including the Air Force - all work in close consultations with our Western partners to update the aviation component. The officer said that there is now a clear understanding of what we need when it is necessary, who will give it, at whose expense, how it will be serviced and what weapons will be provided at the same time.</text:p>
      <ul>
        <li>
The aircraft is cool, but it must be equipped with a powerful radar, protection systems of protection, as well as a wide range of weapons, which we will release our air space from the occupiers and tidy order on the ground and on the sea, - said Yuri Ignat.</li>
      </ul>
      <text:p text:style-name="P4">
He also emphasized that together with Western aircraft we will also receive the entirely necessary logistics infrastructure for their maintenance and maintenance.</text:p>
      <text:p text:style-name="P4">
The spokesman for the Air Force Command of the Armed Forces of Ukraine reported that the decision of pilot preparation has already been adopted, but the pilots for training have not yet left. Different options are studied to carry out such training quickly. Other aviation experts have been studying abroad for some time.</text:p>
      <text:p text:style-name="P4">
News Source: <text:a xlink:type="simple" xlink:href="https://armyinform.com.ua/2023/06/18/razom-iz-zahidnymy-litakamy-my-otrymayemo-j-usyu-neobhidnu-infrastrukturu-dlya-yih-obslugovuvannya-yurij-ignat/" text:style-name="Internet_20_link" text:visited-style-name="Visited_20_Internet_20_Link">
https://armyinform.com.ua/2023/06/18/razom-iz-zahidnymy-litakamy-my-otrymayemo-j-usyu-neobhidnu-infrastrukturu-dlya-yih-obslugovuvannya-yurij-ignat/</text:a>
</text:p>
      <!--NEWS-->
      <text:h text:style-name="P10" text:outline-level="1">
<text:span text:style-name="T4">
The German "Magdeburg" is the winner of the Handball League of Champions</text:span>
</text:h>
      <text:p text:style-name="P4">
Authors: Ukrinform (Person)</text:p>
      <text:p text:style-name="P4">
Publisher: Укринформ (Organization)</text:p>
      <text:p text:style-name="P4">
Published Time: 2023-06-18T5:35:11+03:00</text:p>
      <text:p text:style-name="P4">
Modified Time: 2023-06-18T21:35:11+03:00</text:p>
      <text:p text:style-name="P4">
Description: Magdeburg won the finals of four handball. - Ukrinform.</text:p>
      <text:p text:style-name="P4">
Images: ['<text:a xlink:type="simple" xlink:href="https://static.ukrinform.com/photos/2023_06/thumb_files/630_360_1687113270-144.jpeg" text:style-name="Internet_20_link" text:visited-style-name="Visited_20_Internet_20_Link">
630_360_16871...</text:a>
']</text:p>
      <text:p text:style-name="P4">
Tags: ['гандбол']</text:p>
      <text:p text:style-name="P4">
Type: Article</text:p>
      <!--METADATA-->
      <text:p text:style-name="P4">
<draw:frame draw:style-name="fr1" draw:name="Image233" text:anchor-type="as-char" svg:width="6.9236in" svg:height="3.956343in" draw:z-index="0">
<draw:image xlink:href="../Images/yкринформ/2023-06-18T5-35-11-03-00/630_360_1687113270-144.jpeg" xlink:type="simple" xlink:show="embed" xlink:actuate="onLoad" draw:mime-type="image/jpeg"/>
</draw:frame>
Magdeburg won the finals of four handball.</text:p>
      <text:p text:style-name="P4">
In the German Cologne ended the finale of the 4th Handball League of the Champions, reports Ukrinform.</text:p>
      <text:p text:style-name="P4">
In the decisive match, the German Magdeburg won the Polish Kielce in Overtime and won the title of the strongest continent in his history. The first three trophies were won in 1978, 1981 and 2002.</text:p>
      <text:p text:style-name="P4">
The Polish team is inferior to the Finals of the Champions League for the second year.</text:p>
      <text:p text:style-name="P4">
<text:span text:style-name="T4">
 Read also: </text:span>
 ["Motor" - Winner of the Cup of Ukraine with <text:span text:style-name="T4">
 Handball </text:span>
 in the middle(https://www.ukrinform.ua/rubric-sports/3709602-motor-peremozec-kubka-ukraini-z-gandbolu-sered-colovikiv.html)In the match for the 3rd place "Bars" won in PSG.</text:p>
      <text:p text:style-name="P4">
Photo: Marius Becker/DPA</text:p>
      <text:p text:style-name="P4">
News Source: <text:a xlink:type="simple" xlink:href="https://www.ukrinform.ua/rubric-sports/3724575-nimeckij-magdeburg-peremozec-gandbolnoi-ligi-cempioniv.html" text:style-name="Internet_20_link" text:visited-style-name="Visited_20_Internet_20_Link">
https://www.ukrinform.ua/rubric-sports/3724575-nimeckij-magdeburg-peremozec-gandbolnoi-ligi-cempioniv.html</text:a>
</text:p>
      <!--NEWS-->
      <text:h text:style-name="P10" text:outline-level="1">
<text:span text:style-name="T4">
The Tavriysk Defense Forces continue counter -offensive actions, 141 occupants were destroyed per day</text:span>
</text:h>
      <text:p text:style-name="P4">
Author: ['АРМІЯINFORM']</text:p>
      <text:p text:style-name="P4">
Time: 2023-06-18T60:00:00-04:00</text:p>
      <text:p text:style-name="P4">
Description: Tavriysky defense of the defense of the Tavriyskoye, the counterat of the counterat of the TROMA RIGHTS ...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5090020_607614781551604_4816761876274876392_n.jpg" text:style-name="Internet_20_link" text:visited-style-name="Visited_20_Internet_20_Link">
355090020_607614781551604_4816761876274876392_n.jpg</text:a>
']</text:p>
      <text:p text:style-name="P4">
Tags: ['STOPRUSSIA', 'ВТОРГНЕННЯ РФ', 'ТАВРІЙСЬКИЙ НАПРЯМОК']</text:p>
      <text:p text:style-name="P4">
Category: News</text:p>
      <!--METADATA-->
      <text:p text:style-name="P4">
<draw:frame draw:style-name="fr1" draw:name="Image234" text:anchor-type="as-char" svg:width="6.9236in" svg:height="4.622144in" draw:z-index="0">
<draw:image xlink:href="../Images/AРМІЯINFORM/2023-06-18T60-00-00-04-00/355090020_607614781551604_4816761876274876392_n.jpg" xlink:type="simple" xlink:show="embed" xlink:actuate="onLoad" draw:mime-type="image/jpeg"/>
</draw:frame>
The forces of Tavriya's defense continue counter -offensive action on triangles and hold the defense firmly on the Avdiivsky and Marinsky Napryamki. During the day, only in the city of Marinka our defenders repelled17 storms, <text:a xlink:type="simple" xlink:href="https://www.facebook.com/PresscentrTavria/videos/225707656933439/" text:style-name="Internet_20_link" text:visited-style-name="Visited_20_Internet_20_Link">
informs</text:a>
The United Tavriya Defense Press Center.</text:p>
      <text:p text:style-name="P4">
The message states the following: “In the Tavriya direction, the enemy resists, moves units and troops, uses reserves, so we have a positive dynamics. Where new borders have been mastered, improved the tactic situation - we consolidate, we conduct air intelligence of the terrain with firing artillery for the enemy's identified purposes, we take measures of counter -battering struggle.</text:p>
      <text:p text:style-name="P4">
In general, one thousand eight hundred and twenty -nine firing tasks were completed by artillery units of the Tavriysky Direction Forces. For the past, the loss of Russian occupation troops in the south of Zaporizhzhya and Donetsk region in living force is 420 invaders. At the same time, 141 invaders, captives - eight.</text:p>
      <text:p text:style-name="P4">
Over the past 24 hours, the Tavriyskaya direction was destroyed and damaged by seveny seven weapons and military equipment. In particular, 24 tanks of the and protankive rocket complex "Sturm C". 12 enemy storage areas were destroyed. We celebrate new records. "</text:p>
      <text:p text:style-name="P4">
It is also noted that during the last day our soldiers seized 8 units of armament, including three BMPs, three anti-tank guns MT-12, <text:span text:style-name="T4">
 one120 </text:span>
 <text:span text:style-name="T4">
 </text:span>
-mm <text:span text:style-name="T4">
 </text:span>
 <text:span text:style-name="T4">
 mortar </text:span>
 and artillery tractor. For comparison, six units of enemy equipment were more captured.</text:p>
      <text:p text:style-name="P4">
“The hunting season for shock helicopters is ongoing. The so -called alligator was destroyed in the work of the defense forces of the Defense Tales. During the two proficiency, the Buk-M1 anti-aircraft missile complexes operate. I would remind that the first case of KA-52 was recorded before the weekend began, when the shooter on the pseudo "summer" visually determined the target at the maximum low height for four kilometers of its position. But the missile, which was laid from Igla MSCs, hit the tail -tulle of the helicopter, ”the speaker of the united press center informed.</text:p>
      <text:p text:style-name="P4">
News Source: <text:a xlink:type="simple" xlink:href="https://armyinform.com.ua/2023/06/18/syly-oborony-tavrijskogo-napryamku-prodovzhuyut-kontrnastupalni-diyi-za-dobu-znyshheno-141-okupanta/" text:style-name="Internet_20_link" text:visited-style-name="Visited_20_Internet_20_Link">
https://armyinform.com.ua/2023/06/18/syly-oborony-tavrijskogo-napryamku-prodovzhuyut-kontrnastupalni-diyi-za-dobu-znyshheno-141-okupanta/</text:a>
</text:p>
      <!--NEWS-->
      <text:h text:style-name="P10" text:outline-level="1">
<text:span text:style-name="T4">
Over the past day, the aggressor fired at 9 regions of Ukraine</text:span>
</text:h>
      <text:p text:style-name="P4">
Author: ['АРМІЯINFORM']</text:p>
      <text:p text:style-name="P4">
Time: 2023-06-18T62:00:00-04:00</text:p>
      <text:p text:style-name="P4">
Description: Behind the sculpture of the Mini -Casting Center of the Defense of Ukraine, INformation, Rosіyskі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afb6eb82-4eb4-4ba5-a244-276925fa0216.jpg" text:style-name="Internet_20_link" text:visited-style-name="Visited_20_Internet_20_Link">
afb6eb82-4eb4-4ba5-a244-276925fa0216.jpg</text:a>
']</text:p>
      <text:p text:style-name="P4">
Tags: ['MILITARY MEDIA CENTER', 'STOPRUSSIA', 'АГРЕСІЯ РФ', 'ВІЙНА', 'ВТОРГНЕННЯ РФ']</text:p>
      <text:p text:style-name="P4">
Category: News</text:p>
      <!--METADATA-->
      <text:p text:style-name="P4">
<draw:frame draw:style-name="fr1" draw:name="Image235" text:anchor-type="as-char" svg:width="6.9236in" svg:height="4.841003in" draw:z-index="0">
<draw:image xlink:href="../Images/AРМІЯINFORM/2023-06-18T62-00-00-04-00/afb6eb82-4eb4-4ba5-a244-276925fa0216.jpg" xlink:type="simple" xlink:show="embed" xlink:actuate="onLoad" draw:mime-type="image/jpeg"/>
</draw:frame>
According to the situational center of the Ministry of Defense of Ukraine information, Russian troops fired the territory of 9 regions of Ukraine.</text:p>
      <text:p text:style-name="P4">
From different types of weapons - mortars, artillery, PTRC, RSSV, SDR, UAV, tactical aviation - 168 settlements and 51 objects of infrastructure were attacked.</text:p>
      <text:p text:style-name="P4">
Are dead and injured among civilians, the number of victims is specified, <text:a xlink:type="simple" xlink:href="https://t.me/militarymediacenter/2278" text:style-name="Internet_20_link" text:visited-style-name="Visited_20_Internet_20_Link">
reports</text:a>
Military Media Center.</text:p>
      <text:p text:style-name="P4">
News Source: <text:a xlink:type="simple" xlink:href="https://armyinform.com.ua/2023/06/18/za-mynulu-dobu-agresor-obstrilyav-9-oblastej-ukrayiny/" text:style-name="Internet_20_link" text:visited-style-name="Visited_20_Internet_20_Link">
https://armyinform.com.ua/2023/06/18/za-mynulu-dobu-agresor-obstrilyav-9-oblastej-ukrayiny/</text:a>
</text:p>
      <!--NEWS-->
      <text:h text:style-name="P10" text:outline-level="1">
<text:span text:style-name="T4">
Minireintegration: Evacuation from the Kakhovsk Catastrophe zone is free</text:span>
</text:h>
      <text:p text:style-name="P4">
Author: ['АРМІЯINFORM']</text:p>
      <text:p text:style-name="P4">
Time: 2023-06-18T64:00:00-04:00</text:p>
      <text:p text:style-name="P4">
Description: Evakuaziya Zfrontovikh Teritori Tekhnogenno Catastrophics Hell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dsns-kahovka-golovna.jpg" text:style-name="Internet_20_link" text:visited-style-name="Visited_20_Internet_20_Link">
dsns-kahovka-golovna.jpg</text:a>
']</text:p>
      <text:p text:style-name="P4">
Tags: ['STOPRUSSIA', 'АГРЕСІЯ РФ', 'ВІЙНА', 'ВТОРГНЕННЯ РФ']</text:p>
      <text:p text:style-name="P4">
Category: News</text:p>
      <!--METADATA-->
      <text:p text:style-name="P4">
<draw:frame draw:style-name="fr1" draw:name="Image236" text:anchor-type="as-char" svg:width="6.9236in" svg:height="4.617987in" draw:z-index="0">
<draw:image xlink:href="../Images/AРМІЯINFORM/2023-06-18T64-00-00-04-00/dsns-kahovka-golovna.jpg" xlink:type="simple" xlink:show="embed" xlink:actuate="onLoad" draw:mime-type="image/jpeg"/>
</draw:frame>
Evacuation from the frontal areas and zones of man -made catastrophe is carried out in the same way <text:a xlink:type="simple" xlink:href="https://t.me/minre_ua/3584" text:style-name="Internet_20_link" text:visited-style-name="Visited_20_Internet_20_Link">
reports</text:a>
Ministry of Reintegration.</text:p>
      <text:p text:style-name="P4">
The state has enough resources and opportunities to evacuate people for free to provide primary social support: temporary housing, humanitarian buildings and cash payments, which make up 2 thousand UAH per adults and 3 thousand UAH. for children and persons with disabilities.</text:p>
      <text:p text:style-name="P4">
** Let us remind you that you can contact the evacuation issues on the hotline</text:p>
      <text:p text:style-name="P4">
News Source: <text:a xlink:type="simple" xlink:href="https://armyinform.com.ua/2023/06/18/minreintegracziyi-evakuacziya-iz-zony-kahovskoyi-katastrofy-ye-bezkoshtovnoyu/" text:style-name="Internet_20_link" text:visited-style-name="Visited_20_Internet_20_Link">
https://armyinform.com.ua/2023/06/18/minreintegracziyi-evakuacziya-iz-zony-kahovskoyi-katastrofy-ye-bezkoshtovnoyu/</text:a>
</text:p>
      <!--NEWS-->
      <text:h text:style-name="P10" text:outline-level="1">
<text:span text:style-name="T4">
In the Tavriysk direction, the defenders captured four BMP-2, armored personnel carrier and Rom enemy-Valery Shershen</text:span>
</text:h>
      <text:p text:style-name="P4">
Author: ['АРМІЯINFORM']</text:p>
      <text:p text:style-name="P4">
Time: 2023-06-18T65:00:00-04:00</text:p>
      <text:p text:style-name="P4">
Description: Behind the words of the recruiter of the Tavrishi defense forces of the Tavriysky defense of Vale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valerij-shershen-1.jpg" text:style-name="Internet_20_link" text:visited-style-name="Visited_20_Internet_20_Link">
valerij-shershen-1.jpg</text:a>
']</text:p>
      <text:p text:style-name="P4">
Tags: ['ТАВРІЙСЬКИЙ НАПРЯМОК']</text:p>
      <text:p text:style-name="P4">
Category: News</text:p>
      <!--METADATA-->
      <text:p text:style-name="P4">
<draw:frame draw:style-name="fr1" draw:name="Image237" text:anchor-type="as-char" svg:width="6.9236in" svg:height="4.61393in" draw:z-index="0">
<draw:image xlink:href="../Images/AРМІЯINFORM/2023-06-18T65-00-00-04-00/valerij-shershen-1.jpg" xlink:type="simple" xlink:show="embed" xlink:actuate="onLoad" draw:mime-type="image/jpeg"/>
</draw:frame>
Valery Shershn</text:p>
      <text:p text:style-name="P4">
According to the spokesman of the united Press Center of Defense forces of Tavriysky, the directories of the Shershne, the hottest point in confrontation with the Russian reaches in the Tauridian direction remains the Marinka district, there is a lot of combat clashes. He reported this in the Ether <text:a xlink:type="simple" xlink:href="https://www.youtube.com/watch" text:style-name="Internet_20_link" text:visited-style-name="Visited_20_Internet_20_Link">
television marathon</text:a>
"Unin".</text:p>
      <text:p text:style-name="P4">
Assessing the situation on the front in the area of responsibility, the officer stressed that the eighge continues to strike and carries out artillery shelling of settlements, as well as conducted unsuccessful offensive actions in district Avdiivka.</text:p>
      <ul>
        <li>
In general, our soldiers have a lot of work in the Tavriya direction. UiRon of Melitopol, Berdyansk and Mariupol the enemy's actions are marked by an active defense. In addition, conducting counter-attacking actions, the Ukrainian defenders were able to capture four units of enemy BMP-2, armored personnel carrier and repair and evacuation machine,-said Valery Shershen.</li>
      </ul>
      <text:p text:style-name="P4">
News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NEWS-->
      <text:h text:style-name="P10" text:outline-level="1">
<text:span text:style-name="T4">
"To every dad on the forefront, he returned home!": Volodymyr Zelenskyy congratulated the Ukrainians on his father's day</text:span>
</text:h>
      <text:p text:style-name="P4">
Author: ['АРМІЯINFORM']</text:p>
      <text:p text:style-name="P4">
Time: 2023-06-18T66:00:00-04:00</text:p>
      <text:p text:style-name="P4">
Description: Ukrainian President Volodymyr Zelensky Provita Klakhnetsiv in the day of the Old Man. About the chapter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630_360_1654386643-299.png" text:style-name="Internet_20_link" text:visited-style-name="Visited_20_Internet_20_Link">
630_360_1654386643-299.png</text:a>
']</text:p>
      <text:p text:style-name="P4">
Tags: ['ВОЛОДИМИР ЗЕЛЕНСЬКИЙ', 'ДЕНЬ БАТЬКА', 'ПРЕЗИДЕНТ УКРАЇНИ']</text:p>
      <text:p text:style-name="P4">
Category: News</text:p>
      <!--METADATA-->
      <text:p text:style-name="P4">
<draw:frame draw:style-name="fr1" draw:name="Image238" text:anchor-type="as-char" svg:width="6.9236in" svg:height="3.956343in" draw:z-index="0">
<draw:image xlink:href="../Images/AРМІЯINFORM/2023-06-18T66-00-00-04-00/630_360_1654386643-299.png" xlink:type="simple" xlink:show="embed" xlink:actuate="onLoad" draw:mime-type="image/png"/>
</draw:frame>
President of Ukraine Volodymyr Zelensky congratulated the Ukrainians on his father's day.</text:p>
      <text:p text:style-name="P4">
The head of state wrote about it in <text:a xlink:type="simple" xlink:href="https://t.me/V_Zelenskiy_official/6618" text:style-name="Internet_20_link" text:visited-style-name="Visited_20_Internet_20_Link">
telegram</text:a>
.</text:p>
      <text:p text:style-name="P4">
«Тато… Це слово щодня звучить мільйони разів, і щоразу в ньому чується захист,сила й безмежна любов. У День батька хочеться побажати, щоб якнайбільшеукраїнських чоловіків чули це звертання: «Тато!» Щоб наші татусі жили довго йбули здорові. І щоб кожен тато, який на передовій, повернувся додому. Дякуюкожному українському батькові, кожній українській родині за наших міцних ісміливих воїнів, які захистили незалежність і виборюють життя для України!», –зазначив Володимир Зеленський.</text:p>
      <text:p text:style-name="P4">
News Source: <text:a xlink:type="simple" xlink:href="https://armyinform.com.ua/2023/06/18/shhob-kozhen-tato-yakyj-na-peredovij-povernuvsya-dodomu-volodymyr-zelenskyj-pryvitav-ukrayincziv-z-dnem-batka/" text:style-name="Internet_20_link" text:visited-style-name="Visited_20_Internet_20_Link">
https://armyinform.com.ua/2023/06/18/shhob-kozhen-tato-yakyj-na-peredovij-povernuvsya-dodomu-volodymyr-zelenskyj-pryvitav-ukrayincziv-z-dnem-batka/</text:a>
</text:p>
      <!--NEWS-->
      <text:h text:style-name="P10" text:outline-level="1">
<text:span text:style-name="T4">
The Ministry of Internal Affairs released the advice to the residents of the occupied areas affected by the Kakhovskaya hydroelectric power station</text:span>
</text:h>
      <text:p text:style-name="P4">
Author: ['АРМІЯINFORM']</text:p>
      <text:p text:style-name="P4">
Time: 2023-06-18T67:00:00-04:00</text:p>
      <text:p text:style-name="P4">
Description: Politsіy Khersonshchini Province Document Nadlizhki Poshkojen, captures of the Budіyami I Mai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otop-herson-scaled.jpg" text:style-name="Internet_20_link" text:visited-style-name="Visited_20_Internet_20_Link">
potop-herson-scaled.jpg</text:a>
']</text:p>
      <text:p text:style-name="P4">
Tags: ['STOPRUSSIA', 'ДЕРЖАВА ТЕРОРИСТ', 'ЗАТОПЛЕННЯ', 'МВС', 'ПОРАДИ']</text:p>
      <text:p text:style-name="P4">
Category: News</text:p>
      <!--METADATA-->
      <text:p text:style-name="P4">
<draw:frame draw:style-name="fr1" draw:name="Image239" text:anchor-type="as-char" svg:width="6.9236in" svg:height="3.336715in" draw:z-index="0">
<draw:image xlink:href="../Images/AРМІЯINFORM/2023-06-18T67-00-00-04-00/potop-herson-scaled.jpg" xlink:type="simple" xlink:show="embed" xlink:actuate="onLoad" draw:mime-type="image/jpeg"/>
</draw:frame>
Photo: EPA</text:p>
      <text:p text:style-name="P4">
The Kherson police continues to document the effects of damage caused to buildings and property of the citizens after blasting the Dambi Kakhovka Hydroelectric Dam.</text:p>
      <text:p text:style-name="P4">
Inhabitants of the temporarily -blank Left Bank of Kherson region can also report the negative effects of flooding. Special algorithm for providing corresponding information that has developed investigators on its official site <text:a xlink:type="simple" xlink:href="https://mvs.gov.ua/uk/news/algoritm-dii-meskanciv-xersonskoyi-oblasti-iaki-postrazdali-vid-pidrivu-kaxovskoyi-ges-ta-perebuvaiut-na-timcasovo-okupovanii-teritoriyi-ukrayini" text:style-name="Internet_20_link" text:visited-style-name="Visited_20_Internet_20_Link">
placed</text:a>
Ministry of Internal Affairs of Ukraine.</text:p>
      <text:p text:style-name="P4">
<text:span text:style-name="T4">
 Action algorithm: </text:span>
</text:p>
      <ul>
        <li>
          <text:p text:style-name="P4">
In the presence of Ukrainian mobile communication, report the event by phone 102;</text:p>
        </li>
        <li>
          <text:p text:style-name="P4">
in the absence of Ukrainian mobile communication and if there is access to the Internet, report the event to the official e -mail address of the SUNP in Kherson region hrs@police.gov.ua, be sure to indicate its contact information;</text:p>
        </li>
        <li>
          <text:p text:style-name="P4">
contact relatives or friends in the territory controlled by Ukraine, tell them about the event and ask them to inform the police personally or by phone 102;</text:p>
        </li>
        <li>
          <text:p text:style-name="P4">
in the presence of technical means(Photo, camcorders, mobile phones with photos, videos, etc.)and solely in the absence of danger for themselves to fix the consequences of blasting the dam(bodily injuries, destruction, flooding and flooding of buildings, bodies of dead people and animals);</text:p>
        </li>
        <li>
          <text:p text:style-name="P4">
Whenever possible and exclusively in the absence of danger to transfer the materials to the Electronic address of the SUNP in the Kherson region or relatives and acquaintances in the controlled territory for further transfer of the police.</text:p>
        </li>
      </ul>
      <text:p text:style-name="P4">
The Ministry of Internal Affairs of Ukraine was asked once again not to be in danger and to remember that life and health are the greatest value!</text:p>
      <text:p text:style-name="P4">
News Source: <text:a xlink:type="simple" xlink:href="https://armyinform.com.ua/2023/06/18/mvs-oprylyudnylo-porady-meshkanczyam-okupovanyh-rajoniv-yaki-postrazhdaly-vid-pidryvu-kahovskoyi-ges/" text:style-name="Internet_20_link" text:visited-style-name="Visited_20_Internet_20_Link">
https://armyinform.com.ua/2023/06/18/mvs-oprylyudnylo-porady-meshkanczyam-okupovanyh-rajoniv-yaki-postrazhdaly-vid-pidryvu-kahovskoyi-ges/</text:a>
</text:p>
      <!--NEWS-->
      <text:h text:style-name="P10" text:outline-level="1">
<text:span text:style-name="T4">
G7 will support Ukraine's transport infrastructure</text:span>
</text:h>
      <text:p text:style-name="P4">
Author: ['АРМІЯINFORM']</text:p>
      <text:p text:style-name="P4">
Time: 2023-06-18T68:00:00-04:00</text:p>
      <text:p text:style-name="P4">
Description: Behind the PIDSUMKIS of Zustychi in Japanese Minstra transport G7 (USA, Canad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__-scaled.jpg" text:style-name="Internet_20_link" text:visited-style-name="Visited_20_Internet_20_Link">
2__-scaled.jpg</text:a>
']</text:p>
      <text:p text:style-name="P4">
Tags: ['G7', 'STOPRUSSIA', 'ВТОРГНЕННЯ РФ', 'ОЛЕКСАНДР КУБРАКОВ']</text:p>
      <text:p text:style-name="P4">
Category: News</text:p>
      <!--METADATA-->
      <text:p text:style-name="P4">
<draw:frame draw:style-name="fr1" draw:name="Image240" text:anchor-type="as-char" svg:width="6.9236in" svg:height="4.615733in" draw:z-index="0">
<draw:image xlink:href="../Images/AРМІЯINFORM/2023-06-18T68-00-00-04-00/2__-scaled.jpg" xlink:type="simple" xlink:show="embed" xlink:actuate="onLoad" draw:mime-type="image/jpeg"/>
</draw:frame>
Following the meeting in Japan the ministers of transport of G7 states(USA, Canada, UK, France, Germany, Italy and Japan)They adopted a jointly mechanic, which was condemned by the destruction of Russia's global supply chains. This applies to the undergoing of undermining the navigation(https://mtu.gov.ua/news/34419.html)The press service of the Ministry of Community Development, Territories and Infrastructure.</text:p>
      <text:p text:style-name="P4">
In order to mitigate the consequences of these actions, "Big Seven" in cooperation with the donor coordination platform will support the restoration of the transport infrastructure of Ukraine and will promote the development of alternative logistics routes for export -Ukrainian products.</text:p>
      <text:p text:style-name="P4">
“The full -scale invasion of Russia has set logistical challenges not only to the pre -Ukraine but to the whole world. Violated supply chains, interference with the Black Sea, artificial blocking of Ukrainian agro -portal provoke exacerbation of humanitarian problems in the world and cause rising prices for food. Our global task is to resist Russian aggression and support the development of world logistics. We have a joint understanding with the GG7 states that supporting the restoration and development of Ukraine's transport infrastructure is fundamental. Without working transport routes in Ukraine, the global logistics architecture of logistics will be at risk.</text:p>
      <text:p text:style-name="P4">
I thank the Ministers of Transport G7 for the adamant support of Ukraine from the first days of a full -scale invasion. I am convinced that joint efforts can be able to build an effective logistics model where there will be no place of Russia, and the Ukrainian will be a central position, ” - said Alexander Kubrakov.</text:p>
      <text:p text:style-name="P4">
The G7 transport ministers have also agreed to intensify the international efforts of the EU Solidarity Ways. It envisages financial support for the development of alternative logistics routes for export -Ukrainian food. It is about the development of the Danube Port Classter, Border Infrastructure on the border with the EU and Moldova, etc.</text:p>
      <text:p text:style-name="P4">
In addition, G7 transport ministers emphasized the importance of a stable robot initiative and the development of sustainable transport connections between Europe bypassing Russia. In particular, special attention will be given to the development of the "middle corridor"(Middle Corridor)and central transcaspian transport network(Central Trans-Caspian Network).</text:p>
      <text:p text:style-name="P4">
News Source: <text:a xlink:type="simple" xlink:href="https://armyinform.com.ua/2023/06/18/g7-pidtrymaye-vidnovlennya-transportnoyi-infrastruktury-ukrayiny/" text:style-name="Internet_20_link" text:visited-style-name="Visited_20_Internet_20_Link">
https://armyinform.com.ua/2023/06/18/g7-pidtrymaye-vidnovlennya-transportnoyi-infrastruktury-ukrayiny/</text:a>
</text:p>
      <!--NEWS-->
      <text:h text:style-name="P10" text:outline-level="1">
<text:span text:style-name="T4">
Drone border guards beat on the occupants under Bakhmut</text:span>
</text:h>
      <text:p text:style-name="P4">
Author: ['АРМІЯINFORM']</text:p>
      <text:p text:style-name="P4">
Time: 2023-06-18T69:00:00-04:00</text:p>
      <text:p text:style-name="P4">
Description: The capacities of the Ukrainian defense, the middle of the Yakiki Pydrodrodrzdi were the landlyforted service, actively shake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news_20230617_133112_1686997872.jpeg" text:style-name="Internet_20_link" text:visited-style-name="Visited_20_Internet_20_Link">
news_20230617_133112_1686997872.jpeg</text:a>
']</text:p>
      <text:p text:style-name="P4">
Tags: ['АТАКА ДРОНІВ', 'ДПСУ', 'ПРИКОРДОННИКИ']</text:p>
      <text:p text:style-name="P4">
Category: News</text:p>
      <!--METADATA-->
      <text:p text:style-name="P4">
<draw:frame draw:style-name="fr1" draw:name="Image241" text:anchor-type="as-char" svg:width="6.9236in" svg:height="3.894525in" draw:z-index="0">
<draw:image xlink:href="../Images/AРМІЯINFORM/2023-06-18T69-00-00-04-00/news_20230617_133112_1686997872.jpeg" xlink:type="simple" xlink:show="embed" xlink:actuate="onLoad" draw:mime-type="image/jpeg"/>
</draw:frame>
Defense forces of Ukraine, including the State Border Guard Units, actively examine unmanned aviation for intelligence and damage to the enemy's positions.</text:p>
      <text:p text:style-name="P4">
About it <text:a xlink:type="simple" xlink:href="https://dpsu.gov.ua/ua/news/%20VIDEO%20-Prikordonniki-z-droniv-byut-po-okupantah-pid-Bahmutom/" text:style-name="Internet_20_link" text:visited-style-name="Visited_20_Internet_20_Link">
reported</text:a>
on the official website of the State Border Guard Service of Ukraine.</text:p>
      <text:p text:style-name="P4">
So, the other day near Bakhmut, the border guards found observers. For the defeat of the enemy, the soldiers of the SSSU used drones with Izysystems of ammunition.</text:p>
      <text:p text:style-name="P4">
Video as UAV operators dropped six grenades on their heads, posted under a message.</text:p>
      <text:p text:style-name="P4">
Border guards report that several of them were hit by invaders, which were overcome in the forest belt near fortifications.</text:p>
      <text:p text:style-name="P4">
Under the fire influence of shock drones, the invaders retreated from the standpoint, the enemy's loss of power is specified.</text:p>
      <text:p text:style-name="P4">
News Source: <text:a xlink:type="simple" xlink:href="https://armyinform.com.ua/2023/06/18/prykordonnyky-z-droniv-byut-po-okupantah-pid-bahmutom/" text:style-name="Internet_20_link" text:visited-style-name="Visited_20_Internet_20_Link">
https://armyinform.com.ua/2023/06/18/prykordonnyky-z-droniv-byut-po-okupantah-pid-bahmutom/</text:a>
</text:p>
      <!--NEWS-->
      <text:h text:style-name="P10" text:outline-level="1">
<text:span text:style-name="T4">
General Goodges: The best security guarantee for Ukraine is its NATO membership</text:span>
</text:h>
      <text:p text:style-name="P4">
Authors: Ukrinform (Person)</text:p>
      <text:p text:style-name="P4">
Publisher: Укринформ (Organization)</text:p>
      <text:p text:style-name="P4">
Published Time: 2023-06-18T6:37:00+03:00</text:p>
      <text:p text:style-name="P4">
Modified Time: 2023-06-18T21:37:00+03:00</text:p>
      <text:p text:style-name="P4">
Description: The US Army Emergency in Europe Ben Gorsi believes that NATO Summit in Vilnius will be unsuccessful without announcing specific steps that Ukraine should provide Ukraine's membership in the Alliance. - Ukrinform.</text:p>
      <text:p text:style-name="P4">
Images: ['<text:a xlink:type="simple" xlink:href="https://static.ukrinform.com/photos/2020_11/thumb_files/630_360_1605201170-450.jpg" text:style-name="Internet_20_link" text:visited-style-name="Visited_20_Internet_20_Link">
630_360_16052...</text:a>
']</text:p>
      <text:p text:style-name="P4">
Tags: ['Саміт НАТО', 'Україна', 'Годжес', 'Війна з Росією']</text:p>
      <text:p text:style-name="P4">
Type: Article</text:p>
      <!--METADATA-->
      <text:p text:style-name="P4">
<draw:frame draw:style-name="fr1" draw:name="Image242" text:anchor-type="as-char" svg:width="6.9236in" svg:height="3.956343in" draw:z-index="0">
<draw:image xlink:href="../Images/yкринформ/2023-06-18T6-37-00-03-00/630_360_1605201170-450.jpg" xlink:type="simple" xlink:show="embed" xlink:actuate="onLoad" draw:mime-type="image/jpeg"/>
</draw:frame>
The US Army Emergency in Europe Ben Gorsi believes that NATO summit will be unsuccessful without announcing specific steps that Ukraine should provide for the Alliance membership.</text:p>
      <text:p text:style-name="P4">
He stated this in [interview with Espresso]](http://espreso.tv/nenavist-rosiyskogo-kerivnitstva-odin-do-odnogo-ta-bayduzhist-soldat-dozvolit-ukraini-peremogti-general-khodzhes), reports Ukrinform.</text:p>
      <text:p text:style-name="P4">
“Everyone knows that the best security guarantee for Ukraine is its membership, and I hope it will happen soon. I hope that the Volnya Summit will be announced specific steps that will give everyone understand that the future of Ukraine is in NATO. Even if they do not name this planning about membership, I think we will hear a few specific steps that will give this understanding, ”Gors said.</text:p>
      <text:p text:style-name="P4">
In his opinion, the Vilnius Summit will be unsuccessful if this does not happen, and NATO's copies are well understood.</text:p>
      <text:p text:style-name="P4">
"The United States, as well as some other countries, will do everything possible to help Ukraine protect itself after it will win the victory of the hypersonal and the occupier will leave the territory of Ukraine," the ex -commander of the troops said in Europe.</text:p>
      <text:p text:style-name="P4">
*!(https://www.ukrinform.ua/rubric-ato/3676555-zahid-moze-zrobiti-tak-sob-ukraina-peremogla-rf-uze-cogo-roku-godzes.html)He believes that the United States, Poland, the United Kingdom, perhaps, other countries, such as Nimechy, France, will continue to help Ukraine develop and improve the prototype and anti -missile defense to confront the threats from Russia.</text:p>
      <text:p text:style-name="P4">
“The key is that Ukraine must win Crimea. If Russia is allowed to leave Crimea, it will continue to attract science. They wait for one or two years until the event loses interest, and then turn. And everyone in Kiev is known, and the most serious strategic thinker is well aware of, ”Goodges said.</text:p>
      <text:p text:style-name="P4">
<text:span text:style-name="T4">
 Read also: </text:span>
 <text:a xlink:type="simple" xlink:href="https://www.ukrinform.ua/rubric-ato/3695399-general-godzes-zaklikae-znovu-rozglanuti-nadanna-ukraini-f16-ta-raket-atasms.html" text:style-name="Internet_20_link" text:visited-style-name="Visited_20_Internet_20_Link">
General <text:span text:style-name="T4">
 Goodges </text:span>
 calls again to consider Ukraine F-16 and Athasms missiles</text:a>
</text:p>
      <text:p text:style-name="P4">
As it was reported, Polish National Defense Minister Mariusz Blaschak stated that Ukraine should become a member <text:a xlink:type="simple" xlink:href="https://www.ukrinform.ua/tag-nato" text:style-name="Internet_20_link" text:visited-style-name="Visited_20_Internet_20_Link">
NATO</text:a>
Therefore, in Vilnius, Kiev must get a clear prospect of joining the Alliance.</text:p>
      <text:p text:style-name="P4">
News Source: <text:a xlink:type="simple" xlink:href="https://www.ukrinform.ua/rubric-polytics/3724577-general-godzes-najkrasa-garantia-bezpeki-dla-ukraini-ii-clenstvo-v-nato.html" text:style-name="Internet_20_link" text:visited-style-name="Visited_20_Internet_20_Link">
https://www.ukrinform.ua/rubric-polytics/3724577-general-godzes-najkrasa-garantia-bezpeki-dla-ukraini-ii-clenstvo-v-nato.html</text:a>
</text:p>
      <!--NEWS-->
      <text:h text:style-name="P10" text:outline-level="1">
<text:span text:style-name="T4">
The consequences of the Kakhovskaya hydroelectric power station are already eliminated by experts from 13 regions of Ukraine</text:span>
</text:h>
      <text:p text:style-name="P4">
Author: ['АРМІЯINFORM']</text:p>
      <text:p text:style-name="P4">
Time: 2023-06-18T70:00:00-04:00</text:p>
      <text:p text:style-name="P4">
Description: Ryatuvalniki, doctors, volunteers of the Kutochkiv Country of the Vidkachit water, Vichichi Road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4376b3ee-0a6f-4789-950c-e717c1b25085.jpg" text:style-name="Internet_20_link" text:visited-style-name="Visited_20_Internet_20_Link">
4376b3ee-0a6f-4789-950c-e717c1b25085.jpg</text:a>
', '<text:a xlink:type="simple" xlink:href="https://armyinform.com.ua/wp-content/uploads/2023/06/ed9da2c1-fbda-49ef-8c6f-732c4e645898.jpg" text:style-name="Internet_20_link" text:visited-style-name="Visited_20_Internet_20_Link">
ed9da2c1-fbda-49ef-8c6f-732c4e645898.jpg</text:a>
']</text:p>
      <text:p text:style-name="P4">
Tags: ['STOPRUSSIA', 'АГРЕСІЯ РФ', 'ВІЙНА', 'ВТОРГНЕННЯ РФ', 'КАХОВСЬКА ГЕС', 'КАХОВСЬКА ГЕС/ШТАБ INFO']</text:p>
      <text:p text:style-name="P4">
Category: News</text:p>
      <!--METADATA-->
      <text:p text:style-name="P4">
<draw:frame draw:style-name="fr1" draw:name="Image243" text:anchor-type="as-char" svg:width="6.9236in" svg:height="5.1927in" draw:z-index="0">
<draw:image xlink:href="../Images/AРМІЯINFORM/2023-06-18T70-00-00-04-00/4376b3ee-0a6f-4789-950c-e717c1b25085.jpg" xlink:type="simple" xlink:show="embed" xlink:actuate="onLoad" draw:mime-type="image/jpeg"/>
</draw:frame>
Rescuers, doctors, volunteers from all over the country pump water, clean the roads from the sludge, remove garbage. Dumps, loaders, excavators, tractors, garbage trucks - three dozen required equipment for the restoration of Kherson region, for the restoration of part of Ukraine.</text:p>
      <text:p text:style-name="P4">
<draw:frame draw:style-name="fr1" draw:name="Image244" text:anchor-type="as-char" svg:width="6.9236in" svg:height="5.1927in" draw:z-index="0">
<draw:image xlink:href="../Images/AРМІЯINFORM/2023-06-18T70-00-00-04-00/ed9da2c1-fbda-49ef-8c6f-732c4e645898.jpg" xlink:type="simple" xlink:show="embed" xlink:actuate="onLoad" draw:mime-type="image/jpeg"/>
</draw:frame>
<text:span text:style-name="T4">
 Participation in liquidation take: </text:span>
</text:p>
      <ul>
        <li>
Kyiv region, Vinnytsia, Volyn, Transcarpathia, Ivano-Frankivsk, Kirovograd, Lviv, Poltava, Rivne, Ternopil region, Khmelnytskyi, Cherkasy region, Bukovina.</li>
      </ul>
      <text:p text:style-name="P4">
Separate brigades of energy and gas workers are also formed, which will restore the destroyed infrastructure of Kherson region, <text:a xlink:type="simple" xlink:href="https://t.me/shtab_kakhovska_hes/941" text:style-name="Internet_20_link" text:visited-style-name="Visited_20_Internet_20_Link">
reports</text:a>
The official information channel of the headquarters to eliminate the consequences of the blasting of the Kakhovka hydroelectric power station by Russian terrorists.</text:p>
      <text:p text:style-name="P4">
News Source: <text:a xlink:type="simple" xlink:href="https://armyinform.com.ua/2023/06/18/vzhe-200-fahivcziv-z-komunalnyh-pidpryyemstv-13-ty-oblastej-ukrayiny-likvidovuyut-naslidky-pidryvu-kahovskoyi-ges/" text:style-name="Internet_20_link" text:visited-style-name="Visited_20_Internet_20_Link">
https://armyinform.com.ua/2023/06/18/vzhe-200-fahivcziv-z-komunalnyh-pidpryyemstv-13-ty-oblastej-ukrayiny-likvidovuyut-naslidky-pidryvu-kahovskoyi-ges/</text:a>
</text:p>
      <!--NEWS-->
      <text:h text:style-name="P10" text:outline-level="1">
<text:span text:style-name="T4">
The soldiers of the enemy army flee from the front - they are wanted</text:span>
</text:h>
      <text:p text:style-name="P4">
Author: ['АРМІЯINFORM']</text:p>
      <text:p text:style-name="P4">
Time: 2023-06-18T71:00:00-04:00</text:p>
      <text:p text:style-name="P4">
Description: At Timchasovo, the Teritaea of Luhanskoe, Rosiyski desertiri Tikayu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ros-soldaty.png" text:style-name="Internet_20_link" text:visited-style-name="Visited_20_Internet_20_Link">
ros-soldaty.png</text:a>
']</text:p>
      <text:p text:style-name="P4">
Tags: ['STOPRUSSIA', 'АГРЕСІЯ РФ', 'ВІЙНА', 'ВТОРГНЕННЯ РФ', 'ГШ ЗСУ', 'ДИЗЕРТИРИ', 'РАНКОВЕ ЗВЕДЕННЯ']</text:p>
      <text:p text:style-name="P4">
Category: News</text:p>
      <!--METADATA-->
      <text:p text:style-name="P4">
<draw:frame draw:style-name="fr1" draw:name="Image245" text:anchor-type="as-char" svg:width="6.9236in" svg:height="3.956343in" draw:z-index="0">
<draw:image xlink:href="../Images/AРМІЯINFORM/2023-06-18T71-00-00-04-00/ros-soldaty.png" xlink:type="simple" xlink:show="embed" xlink:actuate="onLoad" draw:mime-type="image/png"/>
</draw:frame>
Illustrative photo from Konkurent.ua</text:p>
      <text:p text:style-name="P4">
In the temporarily captured territories of the Luhansk region, Russian desertitities from the front.</text:p>
      <text:p text:style-name="P4">
This is stated in the morning <text:a xlink:type="simple" xlink:href="https://www.facebook.com/GeneralStaff.ua/posts/pfbid04ARbdxGJKgZc24hV7XdGYpGJ4jE16NZR3E2boot5aYs9djX334jXghdpfpfk8mJkl" text:style-name="Internet_20_link" text:visited-style-name="Visited_20_Internet_20_Link">
summary</text:a>
General Staff of the Armed Forces of Ukraine.</text:p>
      <text:p text:style-name="P4">
In the forest plantings, next to the settlement of Novorossosh, the search of a group of Russian deserters from the mobilized. The search units of Rosgvardia are involved in the search.</text:p>
      <text:p text:style-name="P4">
News Source: <text:a xlink:type="simple" xlink:href="https://armyinform.com.ua/2023/06/18/voyaky-vorozhoyi-armiyi-tikayut-z-frontu-yih-rozshukuyut-rosgvardijczi/" text:style-name="Internet_20_link" text:visited-style-name="Visited_20_Internet_20_Link">
https://armyinform.com.ua/2023/06/18/voyaky-vorozhoyi-armiyi-tikayut-z-frontu-yih-rozshukuyut-rosgvardijczi/</text:a>
</text:p>
      <!--NEWS-->
      <text:h text:style-name="P10" text:outline-level="1">
<text:span text:style-name="T4">
Development of a plan for reconstruction of communities affected by Kakhovskaya Hydroelectric Committee</text:span>
</text:h>
      <text:p text:style-name="P4">
Author: ['АРМІЯINFORM']</text:p>
      <text:p text:style-name="P4">
Time: 2023-06-18T72:00:00-04:00</text:p>
      <text:p text:style-name="P4">
Description: For the Initivativist of the Gromad, the Teritoi Tu іnfrastructure,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30_360_1686291485-687.jpg" text:style-name="Internet_20_link" text:visited-style-name="Visited_20_Internet_20_Link">
630_360_1686291485-687.jpg</text:a>
']</text:p>
      <text:p text:style-name="P4">
Tags: ['STOPRUSSIA', 'ВТОРГНЕННЯ РФ', 'ЕКОЦИД', 'ЗАТОПЛЕННЯ', 'КАХОВСЬКА ГЕС']</text:p>
      <text:p text:style-name="P4">
Category: News</text:p>
      <!--METADATA-->
      <text:p text:style-name="P4">
<draw:frame draw:style-name="fr1" draw:name="Image246" text:anchor-type="as-char" svg:width="6.9236in" svg:height="3.956343in" draw:z-index="0">
<draw:image xlink:href="../Images/AРМІЯINFORM/2023-06-18T72-00-00-04-00/630_360_1686291485-687.jpg" xlink:type="simple" xlink:show="embed" xlink:actuate="onLoad" draw:mime-type="image/jpeg"/>
</draw:frame>
On the initiative of the Ministry of Communities, Territories and Infrastructure, the formation of registers of communities that were affected by the Russian hydroelectric power station. A plan of restoration of these territories with the participation of conducting experts is also being developed, <text:a xlink:type="simple" xlink:href="https://mtu.gov.ua/news/34418.html" text:style-name="Internet_20_link" text:visited-style-name="Visited_20_Internet_20_Link">
informs</text:a>
Pressur service.</text:p>
      <text:p text:style-name="P4">
It is noted that the expert group includes representatives of the Ministry, the State Agency for Recovery and Development(RST)and volunteer organizations.</text:p>
      <text:p text:style-name="P4">
To analyze the situation and outline the action plan, experts visited the disaster zone. In Kherson, they met with representatives of the regional administration.</text:p>
      <text:p text:style-name="P4">
A survey of local self -government bodies on the needs of communities affected by the Kakhovsky hydroelectric power station is currently underway. All information is transmitted by international donors and partners who, together with the Ukrainian government, will provide non -needed assistance.</text:p>
      <text:p text:style-name="P4">
“This is needed to understand the real needs for recovery, drainage, heat supply, as well as the reconstruction of health and home protection facilities. The main priorities are providing the population with drinking, essentials and medicines in sufficient quantity. Next - the restoration of critical, social and transport infrastructure, and the victims of the affected territories were able to return to their homes. Currently, we pursue data on urgent measures-by the end of 2023, the measures are being implemented in the short term-during 2024-2025, and long-term events-2026-2030, ”-said Oleksandrazarchina, Deputy Minister of Community Development, Territories and Infrastructure.</text:p>
      <text:p text:style-name="P4">
During his stay in Kherson region, the expert group transferred the Humanitarian Aid to the Kherson Regional Municipal Municipal Rescue Service. Captressing of the partnership charitable organization "Hertz" and Ukrtrans Security were applied generators, motor -pumps with fire hoses, industrial heat volumes, rubber boots, battery construction tools.</text:p>
      <text:p text:style-name="P4">
News Source: <text:a xlink:type="simple" xlink:href="https://armyinform.com.ua/2023/06/18/rozpochato-rozrobku-planu-vidbudovy-gromad-postrazhdalyh-vnaslidok-pidryvu-kahovskoyi-ges/" text:style-name="Internet_20_link" text:visited-style-name="Visited_20_Internet_20_Link">
https://armyinform.com.ua/2023/06/18/rozpochato-rozrobku-planu-vidbudovy-gromad-postrazhdalyh-vnaslidok-pidryvu-kahovskoyi-ges/</text:a>
</text:p>
      <!--NEWS-->
      <text:h text:style-name="P10" text:outline-level="1">
<text:span text:style-name="T4">
In Ukraine a moment of silence</text:span>
</text:h>
      <text:p text:style-name="P4">
Author: ['АРМІЯINFORM']</text:p>
      <text:p text:style-name="P4">
Time: 2023-06-18T7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7" text:anchor-type="as-char" svg:width="6.9236in" svg:height="3.895992in" draw:z-index="0">
<draw:image xlink:href="../Images/AРМІЯINFORM/2023-06-18T7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8/v-ukrayini-hvylyna-movchannya/" text:style-name="Internet_20_link" text:visited-style-name="Visited_20_Internet_20_Link">
https://armyinform.com.ua/2023/06/18/v-ukrayini-hvylyna-movchannya/</text:a>
</text:p>
      <!--NEWS-->
      <text:h text:style-name="P10" text:outline-level="1">
<text:span text:style-name="T4">
A charity event was held in Kiev in support of the Armed Forces</text:span>
</text:h>
      <text:p text:style-name="P4">
Author: ['Світлана Кирган']</text:p>
      <text:p text:style-name="P4">
Time: 2023-06-18T74:00:00-04:00</text:p>
      <text:p text:style-name="P4">
Description: They don’t have a non -animal of respect for them: Cracrusly scored in the Ukrainian National Odiag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golovne_foto-2.jpg" text:style-name="Internet_20_link" text:visited-style-name="Visited_20_Internet_20_Link">
golovne_foto-2.jpg</text:a>
', '<text:a xlink:type="simple" xlink:href="https://armyinform.com.ua/wp-content/uploads/2023/06/foto_1-6-150x150.jpg" text:style-name="Internet_20_link" text:visited-style-name="Visited_20_Internet_20_Link">
foto_1-6-150x150.jpg</text:a>
', '<text:a xlink:type="simple" xlink:href="https://armyinform.com.ua/wp-content/uploads/2023/06/foto_2-2-150x150.jpg" text:style-name="Internet_20_link" text:visited-style-name="Visited_20_Internet_20_Link">
foto_2-2-150x150.jpg</text:a>
', '<text:a xlink:type="simple" xlink:href="https://armyinform.com.ua/wp-content/uploads/2023/06/foto_3-6-150x150.jpg" text:style-name="Internet_20_link" text:visited-style-name="Visited_20_Internet_20_Link">
foto_3-6-150x150.jpg</text:a>
', '<text:a xlink:type="simple" xlink:href="https://armyinform.com.ua/wp-content/uploads/2023/06/foto_4-4-150x150.jpg" text:style-name="Internet_20_link" text:visited-style-name="Visited_20_Internet_20_Link">
foto_4-4-150x150.jpg</text:a>
', '<text:a xlink:type="simple" xlink:href="https://armyinform.com.ua/wp-content/uploads/2023/06/foto_5-4-150x150.jpg" text:style-name="Internet_20_link" text:visited-style-name="Visited_20_Internet_20_Link">
foto_5-4-150x150.jpg</text:a>
', '<text:a xlink:type="simple" xlink:href="https://armyinform.com.ua/wp-content/uploads/2023/06/foto_6-2-150x150.jpg" text:style-name="Internet_20_link" text:visited-style-name="Visited_20_Internet_20_Link">
foto_6-2-150x150.jpg</text:a>
', '<text:a xlink:type="simple" xlink:href="https://armyinform.com.ua/wp-content/uploads/2023/06/foto_7-2-150x150.jpg" text:style-name="Internet_20_link" text:visited-style-name="Visited_20_Internet_20_Link">
foto_7-2-150x150.jpg</text:a>
']</text:p>
      <text:p text:style-name="P4">
Tags: ['STOPRUSSIA', 'АГРЕСІЯ РФ', 'БЛАГОДІЙНИЙ КОНЦЕРТ', 'ВІЙНА', 'ВТОРГНЕННЯ РФ', 'ЗСУ']</text:p>
      <text:p text:style-name="P4">
Category: News</text:p>
      <!--METADATA-->
      <text:p text:style-name="P4">
<draw:frame draw:style-name="fr1" draw:name="Image248" text:anchor-type="as-char" svg:width="6.9236in" svg:height="4.615733in" draw:z-index="0">
<draw:image xlink:href="../Images/AРМІЯINFORM/2023-06-18T74-00-00-04-00/golovne_foto-2.jpg" xlink:type="simple" xlink:show="embed" xlink:actuate="onLoad" draw:mime-type="image/jpeg"/>
</draw:frame>
They could not be ignored: they were brightly dressed in Ukrainian-national clothing and with blue and yellow ribbons in their hair, they made something lively. These people sang patriotic songs and were periodically in our all -winning slogan: “Glory to Ukraine!Glory to heroes!".</text:p>
      <text:p text:style-name="P4">
<text:a xlink:type="simple" xlink:href="https://armyinform.com.ua/wp-content/uploads/2023/06/foto_1-6.jpg" text:style-name="Internet_20_link" text:visited-style-name="Visited_20_Internet_20_Link">
!(Images/AРМІЯINFORM/2023-06-18T74-00-00-04-00/foto_1-6-150x150.jpg)</text:a>
</text:p>
      <text:p text:style-name="P4">
<text:a xlink:type="simple" xlink:href="https://armyinform.com.ua/wp-content/uploads/2023/06/foto_2-2.jpg" text:style-name="Internet_20_link" text:visited-style-name="Visited_20_Internet_20_Link">
<draw:frame draw:style-name="fr1" draw:name="Image249" text:anchor-type="as-char" svg:width="6.9236in" svg:height="6.9236in" draw:z-index="0">
<draw:image xlink:href="../Images/AРМІЯINFORM/2023-06-18T74-00-00-04-00/foto_2-2-150x150.jpg" xlink:type="simple" xlink:show="embed" xlink:actuate="onLoad" draw:mime-type="image/jpeg"/>
</draw:frame>
</text:a>
When the correspondent of the Armyinform came closer to the assembly, she saw the crowded box with the inscription: "On the Armed Forces of Ukraine".</text:p>
      <text:p text:style-name="P4">
A few minutes later, it turned out that this event had organized private entrepreneurs - Anna and Pavel Boyko, for whom the assembly for the needs of the Armed Forces made a tradition.</text:p>
      <text:p text:style-name="P4">
<text:a xlink:type="simple" xlink:href="https://armyinform.com.ua/wp-content/uploads/2023/06/foto_3-6.jpg" text:style-name="Internet_20_link" text:visited-style-name="Visited_20_Internet_20_Link">
!(Images/AРМІЯINFORM/2023-06-18T74-00-00-04-00/foto_3-6-150x150.jpg)</text:a>
</text:p>
      <text:p text:style-name="P4">
<text:a xlink:type="simple" xlink:href="https://armyinform.com.ua/wp-content/uploads/2023/06/foto_4-4.jpg" text:style-name="Internet_20_link" text:visited-style-name="Visited_20_Internet_20_Link">
<draw:frame draw:style-name="fr1" draw:name="Image250" text:anchor-type="as-char" svg:width="6.9236in" svg:height="6.9236in" draw:z-index="0">
<draw:image xlink:href="../Images/AРМІЯINFORM/2023-06-18T74-00-00-04-00/foto_4-4-150x150.jpg" xlink:type="simple" xlink:show="embed" xlink:actuate="onLoad" draw:mime-type="image/jpeg"/>
</draw:frame>
</text:a>
- We are entrepreneurs who have a network of health centers in Ukraine. Into the pursuits that we systematically send to the military. This is, for example, plant -based regenerating creams that help the skin to recover more sore healing wounds. Measures such as today, we arrange every month. We have a working three -day seminar, and just yesterday our company has grown more than 8 thousand hryvnias for the needs of Ukrainian warriors, the couple spread.</text:p>
      <text:p text:style-name="P4">
<text:a xlink:type="simple" xlink:href="https://armyinform.com.ua/wp-content/uploads/2023/06/foto_5-4.jpg" text:style-name="Internet_20_link" text:visited-style-name="Visited_20_Internet_20_Link">
!(Images/AРМІЯINFORM/2023-06-18T74-00-00-04-00/foto_5-4-150x150.jpg)</text:a>
</text:p>
      <text:p text:style-name="P4">
<text:a xlink:type="simple" xlink:href="https://armyinform.com.ua/wp-content/uploads/2023/06/foto_6-2.jpg" text:style-name="Internet_20_link" text:visited-style-name="Visited_20_Internet_20_Link">
<draw:frame draw:style-name="fr1" draw:name="Image251" text:anchor-type="as-char" svg:width="6.9236in" svg:height="6.9236in" draw:z-index="0">
<draw:image xlink:href="../Images/AРМІЯINFORM/2023-06-18T74-00-00-04-00/foto_6-2-150x150.jpg" xlink:type="simple" xlink:show="embed" xlink:actuate="onLoad" draw:mime-type="image/jpeg"/>
</draw:frame>
</text:a>
</text:p>
      <text:p text:style-name="P4">
<text:a xlink:type="simple" xlink:href="https://armyinform.com.ua/wp-content/uploads/2023/06/foto_7-2.jpg" text:style-name="Internet_20_link" text:visited-style-name="Visited_20_Internet_20_Link">
<draw:frame draw:style-name="fr1" draw:name="Image252" text:anchor-type="as-char" svg:width="6.9236in" svg:height="6.9236in" draw:z-index="0">
<draw:image xlink:href="../Images/AРМІЯINFORM/2023-06-18T74-00-00-04-00/foto_7-2-150x150.jpg" xlink:type="simple" xlink:show="embed" xlink:actuate="onLoad" draw:mime-type="image/jpeg"/>
</draw:frame>
</text:a>
They also shared the fact that now in the ranks of the armed forces serve the native brother.<text:span text:style-name="T5">
Photo author</text:span>
</text:p>
      <text:p text:style-name="P4">
News Source: <text:a xlink:type="simple" xlink:href="https://armyinform.com.ua/2023/06/18/u-kyyevi-vidbuvsya-blagodijnyj-zahid-na-pidtrymku-zsu/" text:style-name="Internet_20_link" text:visited-style-name="Visited_20_Internet_20_Link">
https://armyinform.com.ua/2023/06/18/u-kyyevi-vidbuvsya-blagodijnyj-zahid-na-pidtrymku-zsu/</text:a>
</text:p>
      <!--NEWS-->
      <text:h text:style-name="P10" text:outline-level="1">
<text:span text:style-name="T4">
The aggressor holds one rocket launcher in the Black Sea with eight "caliber"</text:span>
</text:h>
      <text:p text:style-name="P4">
Author: ['АРМІЯINFORM']</text:p>
      <text:p text:style-name="P4">
Time: 2023-06-18T75:00:00-04:00</text:p>
      <text:p text:style-name="P4">
Description: Rosia zmensed up to one Kilkiy rocket -bearing on the battle Cherguvanni in Chorny Morі.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240260_uh7lhcbyzvmbfhxgaaysszsedy-e1679309364839.jpg" text:style-name="Internet_20_link" text:visited-style-name="Visited_20_Internet_20_Link">
240260_uh7lhcbyzvmbfhxgaaysszsedy-e1679309364839.jpg</text:a>
']</text:p>
      <text:p text:style-name="P4">
Tags: ['STOPRUSSIA', 'АГРЕСІЯ РФ', 'ВІЙНА', 'ВТОРГНЕННЯ РФ', 'ОК «ПІВДЕНЬ»']</text:p>
      <text:p text:style-name="P4">
Category: News</text:p>
      <!--METADATA-->
      <text:p text:style-name="P4">
<draw:frame draw:style-name="fr1" draw:name="Image253" text:anchor-type="as-char" svg:width="6.9236in" svg:height="4.260677in" draw:z-index="0">
<draw:image xlink:href="../Images/AРМІЯINFORM/2023-06-18T75-00-00-04-00/240260_uh7lhcbyzvmbfhxgaaysszsedy-e1679309364839.jpg" xlink:type="simple" xlink:show="embed" xlink:actuate="onLoad" draw:mime-type="image/jpeg"/>
</draw:frame>
Illustrative photo</text:p>
      <text:p text:style-name="P4">
Russia has reduced to one number of rocket carriers in the combat duty of the Sea.</text:p>
      <text:p text:style-name="P4">
About it <text:a xlink:type="simple" xlink:href="https://www.facebook.com/OperationalCommandSouth/posts/pfbid02KSzVDDwfEaiJKEdc6jiFPxFGz8uR6C5YQ9AofThbZrspPvDU91XK1g6XcR8XwZvnl" text:style-name="Internet_20_link" text:visited-style-name="Visited_20_Internet_20_Link">
reports</text:a>
South Operational Command on Facebook.</text:p>
      <text:p text:style-name="P4">
Among the 9 ships there is one rocket frigate equipped with eight -to -caliber missiles.</text:p>
      <text:p text:style-name="P4">
The enemy has reduced the number of rocket carriers in the Black Sea of combat. The Vasovsky Sea on duty 1 enemy ship tracking the surface.</text:p>
      <text:p text:style-name="P4">
The risk of rocket strokes remains high. The activity of the enemy's leisure intelligence indicates the collection of the situation and the probable preparation for attacks.</text:p>
      <text:p text:style-name="P4">
We do not ignore air alarm signals, go to shelter, we do not light the work, the enemy is not assisted.</text:p>
      <text:p text:style-name="P4">
The coast remains a zone of danger of both mine-explosive and sanitary-epidemic. Keep at a safe distance, do not be dangerous.</text:p>
      <text:p text:style-name="P4">
Take care of ourselves, save Ukraine together!</text:p>
      <text:p text:style-name="P4">
News Source: <text:a xlink:type="simple" xlink:href="https://armyinform.com.ua/2023/06/18/agresor-trymaye-u-chornomu-mori-odyn-raketonosij-z-vismoma-kalibramy/" text:style-name="Internet_20_link" text:visited-style-name="Visited_20_Internet_20_Link">
https://armyinform.com.ua/2023/06/18/agresor-trymaye-u-chornomu-mori-odyn-raketonosij-z-vismoma-kalibramy/</text:a>
</text:p>
      <!--NEWS-->
      <text:h text:style-name="P10" text:outline-level="1">
<text:span text:style-name="T4">
In the Dnieper installed a memorial plaque in memory of the fallen "Kholodnoyarivts" Andriy Nikolaychuk</text:span>
</text:h>
      <text:p text:style-name="P4">
Author: ['АРМІЯINFORM']</text:p>
      <text:p text:style-name="P4">
Time: 2023-06-18T76:00:00-04:00</text:p>
      <text:p text:style-name="P4">
Description: At the DNIPRILILY MEMORILENNA DOSKALYA DOSHENNA for the Pam'yati Lesoploye shi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4076347_282087967512028_2530887521893757023_n.jpg" text:style-name="Internet_20_link" text:visited-style-name="Visited_20_Internet_20_Link">
354076347_282087967512028_2530887521893757023_n.jpg</text:a>
', '<text:a xlink:type="simple" xlink:href="https://armyinform.com.ua/wp-content/uploads/2023/06/354072567_282086804178811_368732721674503548_n-150x150.jpg" text:style-name="Internet_20_link" text:visited-style-name="Visited_20_Internet_20_Link">
354072567_282086804178811_368732721674503548_n-150x150.jpg</text:a>
', '<text:a xlink:type="simple" xlink:href="https://armyinform.com.ua/wp-content/uploads/2023/06/354153831_282086734178818_5319992902956111498_n-150x150.jpg" text:style-name="Internet_20_link" text:visited-style-name="Visited_20_Internet_20_Link">
354153831_282086734178818_5319992902956111498_n-150x150.jpg</text:a>
', '<text:a xlink:type="simple" xlink:href="https://armyinform.com.ua/wp-content/uploads/2023/06/354211652_282087940845364_1567502548324717501_n-150x150.jpg" text:style-name="Internet_20_link" text:visited-style-name="Visited_20_Internet_20_Link">
354211652_282087940845364_1567502548324717501_n-150x150.jpg</text:a>
', '<text:a xlink:type="simple" xlink:href="https://armyinform.com.ua/wp-content/uploads/2023/06/354213588_282086744178817_2060351179117864392_n-150x150.jpg" text:style-name="Internet_20_link" text:visited-style-name="Visited_20_Internet_20_Link">
354213588_282086744178817_2060351179117864392_n-150x150.jpg</text:a>
', '<text:a xlink:type="simple" xlink:href="https://armyinform.com.ua/wp-content/uploads/2023/06/354223803_282087990845359_4155670093647205990_n-150x150.jpg" text:style-name="Internet_20_link" text:visited-style-name="Visited_20_Internet_20_Link">
354223803_282087990845359_4155670093647205990_n-150x150.jpg</text:a>
', '<text:a xlink:type="simple" xlink:href="https://armyinform.com.ua/wp-content/uploads/2023/06/354268035_282087960845362_7827729195260719045_n-150x150.jpg" text:style-name="Internet_20_link" text:visited-style-name="Visited_20_Internet_20_Link">
354268035_282087960845362_7827729195260719045_n-150x150.jpg</text:a>
']</text:p>
      <text:p text:style-name="P4">
Tags: ['АНДРІЙ НІКОЛАЙЧУК', 'ДНІПРО', 'ХОЛОДНИЙ ЯР']</text:p>
      <text:p text:style-name="P4">
Category: News</text:p>
      <!--METADATA-->
      <text:p text:style-name="P4">
<draw:frame draw:style-name="fr1" draw:name="Image254" text:anchor-type="as-char" svg:width="6.9236in" svg:height="4.638812in" draw:z-index="0">
<draw:image xlink:href="../Images/AРМІЯINFORM/2023-06-18T76-00-00-04-00/354076347_282087967512028_2530887521893757023_n.jpg" xlink:type="simple" xlink:show="embed" xlink:actuate="onLoad" draw:mime-type="image/jpeg"/>
</draw:frame>
In the Dnieper opened a memorial plaque installed for the commemoration of the warrior warrior of the 93rd separate mechanized brigade "Cold Yar", the deputy department of a mechanized battalion on moral and psychological support of the mainstream Andriy Nikolaychuk, [reports] <text:a xlink:type="simple" xlink:href="https://www.facebook.com/93OMBr/posts/pfbid07ciVheSxxFGMy57khXmhDvh4hQC8jv1rqJMQKj7iwqtFtPwhY8BbXhVRLXpgRN1Wl" text:style-name="Internet_20_link" text:visited-style-name="Visited_20_Internet_20_Link">
reports</text:a>
The press service of a separate mechanized brigade "Cold Yar".</text:p>
      <text:p text:style-name="P4">
"The opening of the memorial plaque took place at the University of Treaspons, where Andriy Anatoliyovych taught at the Department of Military Training. He also worked in the holding" Our City "in the Dnieper", - the presentation reads.</text:p>
      <text:p text:style-name="P4">
Andrew defended his country in the ATO zone-he was a company commander in the battalionship of the operational command "East", and with the beginning of full-scale intensification again began to defend his native land-he joined the ranks of the 93rd separate mechanized brigade "Cold Yar". In its composition he liberated Okhtyrka in Sumy region, kept the defense of the settlement of Barvinkovo in Kharkiv region.</text:p>
      <text:p text:style-name="P4">
“Remembering Andrei Anatolyevich, I first remember his joy, the joy that I supported and helped in difficult times. We Christians believe that joy is the gift of the Holy Spirit, and therefore, first of all, Andrei Anatoliyovych seeking in God's grace. This is an example for each of us, ” - Alexander Karapetian, a battalion chaplain in which Andrew served.</text:p>
      <text:p text:style-name="P4">
<text:a xlink:type="simple" xlink:href="https://armyinform.com.ua/wp-content/uploads/2023/06/354072567_282086804178811_368732721674503548_n.jpg" text:style-name="Internet_20_link" text:visited-style-name="Visited_20_Internet_20_Link">
!(Images/AРМІЯINFORM/2023-06-18T76-00-00-04-00/354072567_282086804178811_368732721674503548_n-150x150.jpg)</text:a>
</text:p>
      <text:p text:style-name="P4">
<text:a xlink:type="simple" xlink:href="https://armyinform.com.ua/wp-content/uploads/2023/06/354153831_282086734178818_5319992902956111498_n.jpg" text:style-name="Internet_20_link" text:visited-style-name="Visited_20_Internet_20_Link">
<draw:frame draw:style-name="fr1" draw:name="Image255" text:anchor-type="as-char" svg:width="6.9236in" svg:height="6.9236in" draw:z-index="0">
<draw:image xlink:href="../Images/AРМІЯINFORM/2023-06-18T76-00-00-04-00/354153831_282086734178818_5319992902956111498_n-150x150.jpg" xlink:type="simple" xlink:show="embed" xlink:actuate="onLoad" draw:mime-type="image/jpeg"/>
</draw:frame>
</text:a>
</text:p>
      <text:p text:style-name="P4">
<text:a xlink:type="simple" xlink:href="https://armyinform.com.ua/wp-content/uploads/2023/06/354211652_282087940845364_1567502548324717501_n.jpg" text:style-name="Internet_20_link" text:visited-style-name="Visited_20_Internet_20_Link">
<draw:frame draw:style-name="fr1" draw:name="Image256" text:anchor-type="as-char" svg:width="6.9236in" svg:height="6.9236in" draw:z-index="0">
<draw:image xlink:href="../Images/AРМІЯINFORM/2023-06-18T76-00-00-04-00/354211652_282087940845364_1567502548324717501_n-150x150.jpg" xlink:type="simple" xlink:show="embed" xlink:actuate="onLoad" draw:mime-type="image/jpeg"/>
</draw:frame>
</text:a>
</text:p>
      <text:p text:style-name="P4">
<text:a xlink:type="simple" xlink:href="https://armyinform.com.ua/wp-content/uploads/2023/06/354213588_282086744178817_2060351179117864392_n.jpg" text:style-name="Internet_20_link" text:visited-style-name="Visited_20_Internet_20_Link">
<draw:frame draw:style-name="fr1" draw:name="Image257" text:anchor-type="as-char" svg:width="6.9236in" svg:height="6.9236in" draw:z-index="0">
<draw:image xlink:href="../Images/AРМІЯINFORM/2023-06-18T76-00-00-04-00/354213588_282086744178817_2060351179117864392_n-150x150.jpg" xlink:type="simple" xlink:show="embed" xlink:actuate="onLoad" draw:mime-type="image/jpeg"/>
</draw:frame>
</text:a>
</text:p>
      <text:p text:style-name="P4">
<text:a xlink:type="simple" xlink:href="https://armyinform.com.ua/wp-content/uploads/2023/06/354268035_282087960845362_7827729195260719045_n.jpg" text:style-name="Internet_20_link" text:visited-style-name="Visited_20_Internet_20_Link">
<draw:frame draw:style-name="fr1" draw:name="Image258" text:anchor-type="as-char" svg:width="6.9236in" svg:height="6.9236in" draw:z-index="0">
<draw:image xlink:href="../Images/AРМІЯINFORM/2023-06-18T76-00-00-04-00/354268035_282087960845362_7827729195260719045_n-150x150.jpg" xlink:type="simple" xlink:show="embed" xlink:actuate="onLoad" draw:mime-type="image/jpeg"/>
</draw:frame>
</text:a>
</text:p>
      <text:p text:style-name="P4">
News Source: <text:a xlink:type="simple" xlink:href="https://armyinform.com.ua/2023/06/18/u-dnipri-vstanovyly-memorialnu-doshku-u-pamyat-poleglogo-holodnoyarivczya-andriya-nikolajchuka/" text:style-name="Internet_20_link" text:visited-style-name="Visited_20_Internet_20_Link">
https://armyinform.com.ua/2023/06/18/u-dnipri-vstanovyly-memorialnu-doshku-u-pamyat-poleglogo-holodnoyarivczya-andriya-nikolajchuka/</text:a>
</text:p>
      <!--NEWS-->
      <text:h text:style-name="P10" text:outline-level="1">
<text:span text:style-name="T4">
1515 children were injured as a result of armed aggression of the Russian Federation - juvenile prosecutors</text:span>
</text:h>
      <text:p text:style-name="P4">
Author: ['АРМІЯINFORM']</text:p>
      <text:p text:style-name="P4">
Time: 2023-06-18T77:00:00-04:00</text:p>
      <text:p text:style-name="P4">
Description: The village of 6 Worms 489 diti was perished in Ukrainian Naslіdok of the Zbroino Aggrey of the Russian Federatio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1/47_big.jpg" text:style-name="Internet_20_link" text:visited-style-name="Visited_20_Internet_20_Link">
47_big.jpg</text:a>
']</text:p>
      <text:p text:style-name="P4">
Tags: ['ВОЄННІ ЗЛОЧИНИ ЗС РФ', 'ДІТИ ВІЙНИ', 'ОФІС ГЕНЕРАЛЬНОГО ПРОКУРОРА', 'ЮВЕНАЛЬНІ ПРОКУРОРИ']</text:p>
      <text:p text:style-name="P4">
Category: News</text:p>
      <!--METADATA-->
      <text:p text:style-name="P4">
<draw:frame draw:style-name="fr1" draw:name="Image259" text:anchor-type="as-char" svg:width="6.9236in" svg:height="5.18693in" draw:z-index="0">
<draw:image xlink:href="../Images/AРМІЯINFORM/2023-06-18T77-00-00-04-00/47_big.jpg" xlink:type="simple" xlink:show="embed" xlink:actuate="onLoad" draw:mime-type="image/jpeg"/>
</draw:frame>
Illustrative photo</text:p>
      <text:p text:style-name="P4">
As of the morning of June 18, 489 children were killed in Ukraine as a result of armed aggression of the Russian Federation.</text:p>
      <text:p text:style-name="P4">
About it <text:a xlink:type="simple" xlink:href="https://www.facebook.com/pgo.gov.ua/posts/pfbid02UbkdeBxM7HLeAguBvHzWWrQqP6TkZnWhMFtTXfeNVVU85mS9ijDuJVNW2AVUPd2al" text:style-name="Internet_20_link" text:visited-style-name="Visited_20_Internet_20_Link">
reports</text:a>
Office Prosecutor of Ukraine.</text:p>
      <text:p text:style-name="P4">
“As of the morning of June 18, 2023, more than 1515 children were injured in Ukraine as a result of large -scale armed aggression of the Russian Federation. According to the official information of juvenile prosecutors, 489 children were killed and more than 1026 received varying degrees of severity, ”the message reads.</text:p>
      <text:p text:style-name="P4">
It is noted that these figures are not final, work continues to establish the content of combat, in temporarily occupied and liberated territories.</text:p>
      <text:p text:style-name="P4">
Children were most affected in Donetsk region - 465, Kharkiv - 284, Kiev - 129, Kherson - 113, Zaporizhia - 91, Mykolaiv - 89, Dnipropetrovsk - 81, Chernihiv - 71, Lugansk - 67.</text:p>
      <text:p text:style-name="P4">
During the day:</text:p>
      <text:p text:style-name="P4">
June 17 on the road from Oleshko to the village. The sagas of the Kherson region was enemy by a civilian car that had a father and a 15-year-old son. They died.</text:p>
      <text:p text:style-name="P4">
On June 17, a 17-year-old boy was arranged as a result of shelling by the occupants of the Cossack Kherson region.</text:p>
      <text:p text:style-name="P4">
On June 17, a 9-year-old girl was injured due to the shelling of the aggressor state-aggressor in Konstantinovka of the Donetsk region.</text:p>
      <text:p text:style-name="P4">
News Source: <text:a xlink:type="simple" xlink:href="https://armyinform.com.ua/2023/06/18/1515-ditej-postrazhdaly-vnaslidok-povnomasshtabnoyi-zbrojnoyi-agresiyi-rf-yuvenalni-prokurory/" text:style-name="Internet_20_link" text:visited-style-name="Visited_20_Internet_20_Link">
https://armyinform.com.ua/2023/06/18/1515-ditej-postrazhdaly-vnaslidok-povnomasshtabnoyi-zbrojnoyi-agresiyi-rf-yuvenalni-prokurory/</text:a>
</text:p>
      <!--NEWS-->
      <text:h text:style-name="P10" text:outline-level="1">
<text:span text:style-name="T4">
More than 12 thousand tons of water were pumped by rescuers from flooded homes of Kherson region</text:span>
</text:h>
      <text:p text:style-name="P4">
Author: ['АРМІЯINFORM']</text:p>
      <text:p text:style-name="P4">
Time: 2023-06-18T78:00:00-04:00</text:p>
      <text:p text:style-name="P4">
Description: The cups of the rowams willed the pupped 12 TIS. tons of driving pydtopolinich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6/34333.jpg" text:style-name="Internet_20_link" text:visited-style-name="Visited_20_Internet_20_Link">
34333.jpg</text:a>
']</text:p>
      <text:p text:style-name="P4">
Tags: ['STOPRUSSIA', 'ВТОРГНЕННЯ РФ', 'ДСНС', 'ЕКОЦИД', 'ЗАТОПЛЕННЯ', 'КАХОВСЬКА ГЕС']</text:p>
      <text:p text:style-name="P4">
Category: News</text:p>
      <!--METADATA-->
      <text:p text:style-name="P4">
<draw:frame draw:style-name="fr1" draw:name="Image260" text:anchor-type="as-char" svg:width="6.9236in" svg:height="4.936999in" draw:z-index="0">
<draw:image xlink:href="../Images/AРМІЯINFORM/2023-06-18T78-00-00-04-00/34333.jpg" xlink:type="simple" xlink:show="embed" xlink:actuate="onLoad" draw:mime-type="image/jpeg"/>
</draw:frame>
Since the beginning of the day, rescuers have pumped more than 12 thousand tons of water from the flooded weights of Kherson region.</text:p>
      <text:p text:style-name="P4">
About it <text:a xlink:type="simple" xlink:href="https://www.facebook.com/MNS.GOV.UA/videos/607636587831022/" text:style-name="Internet_20_link" text:visited-style-name="Visited_20_Internet_20_Link">
reports</text:a>
SES press service.</text:p>
      <text:p text:style-name="P4">
“In the Kherson region, the water level has decreased by 11 cm from the beginning of the day and is 0.68 m. Rescuers continue to assist. For today, pumping 12 thousand tons of water from 40 houses and basements. And from the beginning of the work - 121 thousand. tons. The works are ongoing, ”the message reads.</text:p>
      <text:p text:style-name="P4">
News Source: <text:a xlink:type="simple" xlink:href="https://armyinform.com.ua/2023/06/18/ponad-12-tys-tonn-vody-vidkachaly-ryatuvalnyky-z-pidtoplenyh-pomeshkan-hersonshhyny/" text:style-name="Internet_20_link" text:visited-style-name="Visited_20_Internet_20_Link">
https://armyinform.com.ua/2023/06/18/ponad-12-tys-tonn-vody-vidkachaly-ryatuvalnyky-z-pidtoplenyh-pomeshkan-hersonshhyny/</text:a>
</text:p>
      <!--NEWS-->
      <text:h text:style-name="P10" text:outline-level="1">
<text:span text:style-name="T4">
The water level in the Dnieper near Kherson per day decreased by 33 cm</text:span>
</text:h>
      <text:p text:style-name="P4">
Author: ['АРМІЯINFORM']</text:p>
      <text:p text:style-name="P4">
Time: 2023-06-18T79:00:00-04:00</text:p>
      <text:p text:style-name="P4">
Description: Zgіdnoye with the operational іnformatsky, the camp at the 18th worm at the sample post “Kherson” for Dob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1686319164-3445.webp" text:style-name="Internet_20_link" text:visited-style-name="Visited_20_Internet_20_Link">
1686319164-3445.webp</text:a>
', '<text:a xlink:type="simple" xlink:href="https://armyinform.com.ua/wp-content/uploads/2023/06/photo_2023-06-18_11-34-58.jpg" text:style-name="Internet_20_link" text:visited-style-name="Visited_20_Internet_20_Link">
photo_2023-06-18_11-34-58.jpg</text:a>
']</text:p>
      <text:p text:style-name="P4">
Tags: ['STOPRUSSIA', 'АГРЕСІЯ РФ', 'ВТОРГНЕННЯ РФ', 'ЕКОЦИД', 'ЗАТОПЛЕННЯ', 'КАХОВСЬКА ГЕС', 'КАХОВСЬКА ГЕС/ШТАБ INFO']</text:p>
      <text:p text:style-name="P4">
Category: News</text:p>
      <!--METADATA-->
      <text:p text:style-name="P4">
<draw:frame draw:style-name="fr1" draw:name="Image261" text:anchor-type="as-char" svg:width="6.9236in" svg:height="3.80798in" draw:z-index="0">
<draw:image xlink:href="../ConvertedIMGs/AРМІЯINFORM/2023-06-18T79-00-00-04-00/1686319164-3445.png" xlink:type="simple" xlink:show="embed" xlink:actuate="onLoad" draw:mime-type="image/png"/>
</draw:frame>
According to operational information, as of June 18, at the Kherson post, the water level decreased by 33 cm per day.</text:p>
      <text:p text:style-name="P4">
About it in your Telegram <text:a xlink:type="simple" xlink:href="https://t.me/shtab_kakhovska_hes/933" text:style-name="Internet_20_link" text:visited-style-name="Visited_20_Internet_20_Link">
reports</text:a>
Official Information Channel of the Headquarters of the Consequences of the Kakhovka Hydroelectric Power Terrorists.</text:p>
      <text:p text:style-name="P4">
“The average level of the Lower Bice near the Dnieper Hydroelectric Power Plant is 13.28 MBS. According to the Ukrhydrodromened Center in the post of Kherson post a day, the water level of the water looked up 33 cm. And as of 8:00 on June 18, it is 0.99 m bs, ”the message goes.</text:p>
      <text:p text:style-name="P4">
It is noted that as a result of the Kakhovsky hydroelectric power station, the water levels of the Kakhovsky Damage are held lower than the minimum critical values required for watermarks in Dnipropetrovsk, Zaporizhia, Kherson regions.</text:p>
      <text:p text:style-name="P4">
Until June 19, on the Dnieper River below the Kakhovka Hydroelectric Power Plant, there will be significant flooding of the desert areas and parts of inhabited pens in Kherson, Kherson and Skadovsky districts of Kherson region.</text:p>
      <text:p text:style-name="P4">
Also <text:a xlink:type="simple" xlink:href="https://t.me/shtab_kakhovska_hes/934" text:style-name="Internet_20_link" text:visited-style-name="Visited_20_Internet_20_Link">
reported</text:a>
that as of June 18, the water level in the Dnieper at Kherson is gradually reduced by 1-3 cm per hour.</text:p>
      <text:p text:style-name="P4">
As a whole, since June 8, the water level from 5.68 meters has decreased by more than 4.69 m and will now be 0.99 m in the Baltic system. For comparison, the level of water in the Dnieper at Kherson was 0.31 meters before the blasting of the Dnipro.</text:p>
      <text:p text:style-name="P4">
According to the Ukrhydromet Center, during June 18-19, the significant flooding of the coastal territories and part of the settlements of the Uherson and Skadovsky districts of Kherson will still maintain.</text:p>
      <text:p text:style-name="P4">
In the area of the Natnodniprovsky Nature Park, the water gradually goes down. Currently, the level of about 1.2 m.</text:p>
      <text:p text:style-name="P4">
The water area at the Great Meadow National Park continues. At the Kamyanska Sich National Park, the level decreased by approximately 12 m.</text:p>
      <text:p text:style-name="P4">
<draw:frame draw:style-name="fr1" draw:name="Image262" text:anchor-type="as-char" svg:width="6.9236in" svg:height="6.820828in" draw:z-index="0">
<draw:image xlink:href="../Images/AРМІЯINFORM/2023-06-18T79-00-00-04-00/photo_2023-06-18_11-34-58.jpg" xlink:type="simple" xlink:show="embed" xlink:actuate="onLoad" draw:mime-type="image/jpeg"/>
</draw:frame>
</text:p>
      <text:p text:style-name="P4">
News Source: <text:a xlink:type="simple" xlink:href="https://armyinform.com.ua/2023/06/18/za-dobu-riven-vody-u-dnipri-bilya-hersonu-znyzyvsya-na-33-santymetry/" text:style-name="Internet_20_link" text:visited-style-name="Visited_20_Internet_20_Link">
https://armyinform.com.ua/2023/06/18/za-dobu-riven-vody-u-dnipri-bilya-hersonu-znyzyvsya-na-33-santymetry/</text:a>
</text:p>
      <!--NEWS-->
      <text:h text:style-name="P10" text:outline-level="1">
<text:span text:style-name="T4">
Blinken met with the head of the Foreign Ministry</text:span>
</text:h>
      <text:p text:style-name="P4">
Authors: Ukrinform (Person)</text:p>
      <text:p text:style-name="P4">
Publisher: Укринформ (Organization)</text:p>
      <text:p text:style-name="P4">
Published Time: 2023-06-18T7:49:00+03:00</text:p>
      <text:p text:style-name="P4">
Modified Time: 2023-06-18T21:49:00+03:00</text:p>
      <text:p text:style-name="P4">
Description: US Secretary of State, Anthony Blinken, met with the head of the Ministry of Foreign Affairs of China on Sunday. The conversation, during which the war in Ukraine was discussed, lasted for more than five hours. - Ukrinform.</text:p>
      <text:p text:style-name="P4">
Images: ['<text:a xlink:type="simple" xlink:href="https://static.ukrinform.com/photos/2023_06/thumb_files/630_360_1687113665-134.jpg" text:style-name="Internet_20_link" text:visited-style-name="Visited_20_Internet_20_Link">
630_360_16871...</text:a>
']</text:p>
      <text:p text:style-name="P4">
Tags: ['Китай', 'США', 'Блінкен', 'Війна з Росією']</text:p>
      <text:p text:style-name="P4">
Type: Article</text:p>
      <!--METADATA-->
      <text:p text:style-name="P4">
<draw:frame draw:style-name="fr1" draw:name="Image263" text:anchor-type="as-char" svg:width="6.9236in" svg:height="3.956343in" draw:z-index="0">
<draw:image xlink:href="../Images/yкринформ/2023-06-18T7-49-00-03-00/630_360_1687113665-134.jpg" xlink:type="simple" xlink:show="embed" xlink:actuate="onLoad" draw:mime-type="image/jpeg"/>
</draw:frame>
US Secretary of State Anthony Blinken met with the head of the Foreign Ministry of China on Sunday. The conversation, during which the war in Ukraine was discussed, lasted for five hours.</text:p>
      <text:p text:style-name="P4">
As Ukrinform reports, it reports <text:a xlink:type="simple" xlink:href="https://edition.cnn.com/europe/live-news/russia-ukraine-war-news-06-18-23/h_fcdd6ff4bdf021ccef70503084555da4" text:style-name="Internet_20_link" text:visited-style-name="Visited_20_Internet_20_Link">
CNN</text:a>
With reference to the US State Department.</text:p>
      <text:p text:style-name="P4">
Blinken arrived in Beijing this weekend. The visit of the American politician was "returned to the restoration of tense relations between the US and China into the right direction", as well as to discuss topics such as the Russian-Ukrainian war.</text:p>
      <text:p text:style-name="P4">
<text:span text:style-name="T4">
 Read also: </text:span>
 <text:a xlink:type="simple" xlink:href="https://www.ukrinform.ua/rubric-world/3724330-blinken-pribuv-iz-dvodennou-poizdkou-do-pekina.html" text:style-name="Internet_20_link" text:visited-style-name="Visited_20_Internet_20_Link">
<text:span text:style-name="T4">
 Blinken </text:span>
 arrived with a two -day trip to Beijing</text:a>
The first meeting of representatives of the two countries came to an end after five and a half hours at 8:00 pm local time.</text:p>
      <text:p text:style-name="P4">
Blinken and prices were hopeful for a visit, but the US state -secretary promised to express "very serious concern about the Nations", in particular, on the full -scale invasion of Russia into Ukraine.</text:p>
      <text:p text:style-name="P4">
On his / her page in <text:a xlink:type="simple" xlink:href="https://twitter.com/SecBlinken/status/1670463674471915520" text:style-name="Internet_20_link" text:visited-style-name="Visited_20_Internet_20_Link">
Twitter</text:a>
Blinkopoliv was shot from today's meeting.</text:p>
      <text:p text:style-name="P4">
<text:span text:style-name="T4">
 Read also: </text:span>
 <text:a xlink:type="simple" xlink:href="https://www.ukrinform.ua/rubric-world/3724116-ministri-zakordonnih-sprav-g7-mozut-zustritisa-pisla-vizitu-blinkena-do-kitau-zmi.html" text:style-name="Internet_20_link" text:visited-style-name="Visited_20_Internet_20_Link">
G7 Foreign Ministers can meet post -viral <text:span text:style-name="T4">
 Blink </text:span>
 In China - media</text:a>
"Today, I met with a member of the State Council of the People's Republic of Chinese Foreign Minister pricing a Gan in Beijing and discussing how we can manage the relations between our two countries through open communication," he wrote.</text:p>
      <text:p text:style-name="P4">
Anthony Blinken is the first US Secretary of State to visit China's wrist, as well as the most highly set US official who is visited by Joe Biden's presidency.</text:p>
      <text:p text:style-name="P4">
According to Ukrinform, US Secretary of State Anthony Blinken arrived in a two -day trip to Beijing to negotiate with China leaders.</text:p>
      <text:p text:style-name="P4">
Photo: @secblinken, Twiiter</text:p>
      <text:p text:style-name="P4">
News Source: <text:a xlink:type="simple" xlink:href="https://www.ukrinform.ua/rubric-polytics/3724578-blinken-zustrivsa-z-glavou-mzs-kitau-govorili-pro-vidnosini-stativ-i-knr-ta-vijnu-v-ukraini.html" text:style-name="Internet_20_link" text:visited-style-name="Visited_20_Internet_20_Link">
https://www.ukrinform.ua/rubric-polytics/3724578-blinken-zustrivsa-z-glavou-mzs-kitau-govorili-pro-vidnosini-stativ-i-knr-ta-vijnu-v-ukraini.html</text:a>
</text:p>
      <!--NEWS-->
      <text:h text:style-name="P10" text:outline-level="1">
<text:span text:style-name="T4">
Four directions continue heavy fights</text:span>
</text:h>
      <text:p text:style-name="P4">
Author: ['АРМІЯINFORM']</text:p>
      <text:p text:style-name="P4">
Time: 2023-06-18T80:00:00-04:00</text:p>
      <text:p text:style-name="P4">
Description: About CED DOIMLAY GS ZS Ukrainian.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6/354269339_607450621568020_2133255447255952905_n.jpg" text:style-name="Internet_20_link" text:visited-style-name="Visited_20_Internet_20_Link">
354269339_607450621568020_2133255447255952905_n.jpg</text:a>
']</text:p>
      <text:p text:style-name="P4">
Tags: ['STOPRUSSIA', 'ВТОРГНЕННЯ РФ', 'ГШ ЗС УКРАЇНИ', 'ДОНЕЧЧИНА', 'ХЕРСОНЩИНА']</text:p>
      <text:p text:style-name="P4">
Category: News</text:p>
      <!--METADATA-->
      <text:p text:style-name="P4">
<draw:frame draw:style-name="fr1" draw:name="Image266" text:anchor-type="as-char" svg:width="6.9236in" svg:height="4.615733in" draw:z-index="0">
<draw:image xlink:href="../Images/AРМІЯINFORM/2023-06-18T80-00-00-04-00/354269339_607450621568020_2133255447255952905_n.jpg" xlink:type="simple" xlink:show="embed" xlink:actuate="onLoad" draw:mime-type="image/jpeg"/>
</draw:frame>
<text:span text:style-name="T4">
 🔥 Situation on the Russian invasion </text:span>
 about it <text:a xlink:type="simple" xlink:href="https://www.facebook.com/GeneralStaff.ua/posts/pfbid029oqTFZhZypCJLn57UAWUCNv8hSuxn8y6wRQGhHz5b4k9f7aW2QYTTpRLW7c3DhCxl" text:style-name="Internet_20_link" text:visited-style-name="Visited_20_Internet_20_Link">
reports</text:a>
General of the Armed Forces of Ukraine.</text:p>
      <text:p text:style-name="P4">
“The enemy continues to focus on the Bakhmut, Avdeev and Marinsky directions in the Liman, Bakhmut, Avdiiv and Mariin directions. There were 17 combat clashes during the revenue, ”the message reads.</text:p>
      <text:p text:style-name="P4">
It is also reported that in the Kupyansk direction the enemy conducted the next in the direction of the Novoselselovsk Luhansk region, there was no success. The Nabakhmut direction was carried out by unsuccessful offensive actions in the direction of the cultural and vasillovka. In the mineral direction, the enemy performed offensive actions by the Unapryamki of Novomykhailivka and Coal of Donetsk region, no success. The enemy continues to conduct defensive actions to Nazaposhzhzhia and Kherson directions.</text:p>
      <text:p text:style-name="P4">
News Source: <text:a xlink:type="simple" xlink:href="https://armyinform.com.ua/2023/06/18/na-chotyroh-napryamkah-tryvayut-vazhki-boyi/" text:style-name="Internet_20_link" text:visited-style-name="Visited_20_Internet_20_Link">
https://armyinform.com.ua/2023/06/18/na-chotyroh-napryamkah-tryvayut-vazhki-boyi/</text:a>
</text:p>
      <!--NEWS-->
      <text:h text:style-name="P10" text:outline-level="1">
<text:span text:style-name="T4">
The fact that Russians produce from the ZPES is nuclear blackmail</text:span>
</text:h>
      <text:p text:style-name="P4">
Author: ['АРМІЯINFORM']</text:p>
      <text:p text:style-name="P4">
Time: 2023-06-18T81:00:00-04:00</text:p>
      <text:p text:style-name="P4">
Description: Aggressive Moscow tactics of nuclear blackmail, vicoristovoi perpuvann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0230618-1.jpg" text:style-name="Internet_20_link" text:visited-style-name="Visited_20_Internet_20_Link">
20230618-1.jpg</text:a>
']</text:p>
      <text:p text:style-name="P4">
Tags: ['STOPRUSSIA', 'АГРЕСІЯ РФ', 'ВІЙНА', 'ВТОРГНЕННЯ РФ', 'ГУР МО УКРАЇНИ', 'ЗАЕС']</text:p>
      <text:p text:style-name="P4">
Category: News</text:p>
      <!--METADATA-->
      <text:p text:style-name="P4">
<draw:frame draw:style-name="fr1" draw:name="Image267" text:anchor-type="as-char" svg:width="6.9236in" svg:height="3.894525in" draw:z-index="0">
<draw:image xlink:href="../Images/AРМІЯINFORM/2023-06-18T81-00-00-04-00/20230618-1.jpg" xlink:type="simple" xlink:show="embed" xlink:actuate="onLoad" draw:mime-type="image/jpeg"/>
</draw:frame>
Aggressive Muscovy continues the tactics of nuclear blackmail, using an occupied Zaporizhzhya Nuclear Power Plant, as well as the territory of Belarus, the dreadful placement of Russian nuclear weapons.</text:p>
      <text:p text:style-name="P4">
This was stated by a representative of the Main Directorate of Intelligence of the Ministry of Defense of Ukraine Andriy Yusov during an interview with Anastasia Katerynchuk.</text:p>
      <text:p text:style-name="P4">
“A number of norms and standards of nuclear safety at the NPP is no longer provided by the current authorities. The fact that they are constantly producing with our Zaporizhzhya atomic station is a nuclear blackmail: it is also the placement of forces and means, weapons there; This is the implementation of shelling by rashists from the territory and in the territory of the lands; It is the terror of the power plant staff and many other factors, ” - said the representative of Ukraine's military intelligence.</text:p>
      <text:p text:style-name="P4">
According to Andriy Yusov, the blackmail on the ZPP and other occupied objects of critical infrastructure is related to the Russian awareness that the occupied territories of Ukraine will have to get out sooner or later.</text:p>
      <text:p text:style-name="P4">
“The main thing that every Ukrainian and the whole world must understand - in Kakhovka, named" Crimean Titan "and all over Ukraine, and environmental safety at these objects, will be guaranteed when they return under the control of Ukraine and legal power. While Russian terrorists are there, it will be threatened to preserve, ” - said the representative of the GUR of the Ministry of Defense of Ukraine.</text:p>
      <text:p text:style-name="P4">
Andriy Yusov noted that the enemy's statements about the possible placement of nuclear weapons of Storalier of Belarus is also an element of Moscow blackmail. At the same time, the anibilorrian dictator Lukashenko, nor any other in that country is able to influence the placement, use or fate of Russian nuclear weapons.</text:p>
      <text:p text:style-name="P4">
“Of course, the people of Belarus once again are hostages, now an additional element of nuclear argument, nuclear blackmail. Something additional for NATO, for Ukraine, is not threatened. But Putin shows, they say, she will take some steps on the chessboard, ”Andrei Yusov explained, adding that the dances of Russians with nuclear tambourine in Belarus are expected.</text:p>
      <text:p text:style-name="P4">
“Despite all the dances with the tambourine, now the nuclear tambourine, for Ukraine, the important factor remains that Belarus is not drawn into full -scale terrestrial Russia against Ukraine, and this is not observed. They want to cover, wave their fists, threaten someone, threateningly move your mustache? - Well, Bellas, " - summed up a representative of the GUR of the Ministry of Defense of Ukraine.</text:p>
      <text:p text:style-name="P4">
Source: <text:a xlink:type="simple" xlink:href="https://gur.gov.ua/content/te-shcho-rosiiany-vyrobliaiut-iz-zaes-tse-iadernyi-shantazh.html" text:style-name="Internet_20_link" text:visited-style-name="Visited_20_Internet_20_Link">
GUR MOU of Ukraine</text:a>
</text:p>
      <text:p text:style-name="P4">
News Source: <text:a xlink:type="simple" xlink:href="https://armyinform.com.ua/2023/06/18/te-shho-rosiyany-vyroblyayut-iz-zaes-%e2%80%95-cze-yadernyj-shantazh/" text:style-name="Internet_20_link" text:visited-style-name="Visited_20_Internet_20_Link">
https://armyinform.com.ua/2023/06/18/te-shho-rosiyany-vyroblyayut-iz-zaes-%e2%80%95-cze-yadernyj-shantazh/</text:a>
</text:p>
      <!--NEWS-->
      <text:h text:style-name="P10" text:outline-level="1">
<text:span text:style-name="T4">
Ukraine, Lithuania and Poland have attracted the attention of the UN member states to Russian misinformation and the language of hostility</text:span>
</text:h>
      <text:p text:style-name="P4">
Author: ['АРМІЯINFORM']</text:p>
      <text:p text:style-name="P4">
Time: 2023-06-18T82:00:00-04:00</text:p>
      <text:p text:style-name="P4">
Description: 18 worm at the svіtіnchnichi, the day of the day of the opponent of the Movny Vorozhnechi. Maj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648f03c7a3fe9426218115_730x360.jpeg" text:style-name="Internet_20_link" text:visited-style-name="Visited_20_Internet_20_Link">
648f03c7a3fe9426218115_730x360.jpeg</text:a>
']</text:p>
      <text:p text:style-name="P4">
Tags: ['STOPRUSSIA', 'АГРЕСІЯ РФ', 'ВІЙНА', 'ВТОРГНЕННЯ РФ', 'ЛИТВА', 'ООН', 'ПОЛЬЩА']</text:p>
      <text:p text:style-name="P4">
Category: News</text:p>
      <!--METADATA-->
      <text:p text:style-name="P4">
<draw:frame draw:style-name="fr1" draw:name="Image268" text:anchor-type="as-char" svg:width="6.9236in" svg:height="5.187958in" draw:z-index="0">
<draw:image xlink:href="../Images/AРМІЯINFORM/2023-06-18T82-00-00-04-00/648f03c7a3fe9426218115_730x360.jpeg" xlink:type="simple" xlink:show="embed" xlink:actuate="onLoad" draw:mime-type="image/jpeg"/>
</draw:frame>
On June 18, the world celebrates the International Day for Combating Honnera. It is this disgusting phenomenon that puts themselves in the service of those who ignite armed confesses, wars, practices mass murder, genocide of entire peoples. Today, hostility is an important element of Russian propaganda tools to destroy the Ukrainian nation, part of the global depositing campaign of the Russian Federation against Ukraine and its partner states. About it <text:a xlink:type="simple" xlink:href="https://mfa.gov.ua/news/ukrayina-litva-ta-polshcha-v-oon-privernuli-uvagu-krayin-chleniv-oon-do-rosijskoyi-dezinformaciyi-ta-movi-vorozhnechi" text:style-name="Internet_20_link" text:visited-style-name="Visited_20_Internet_20_Link">
reports</text:a>
Ministry of Foreign Affairs of Ukraine.</text:p>
      <text:p text:style-name="P4">
On the eve of New York, the permanent representative offices of Ukraine, Lithuania and Poland The Prion held a parallel event dedicated to this day for the presentation of the joint report "Resistance to misinformation: the prospect of the Lublin triangle". The document was prepared by NGOs of three countries - the initiative of civic stability(Lithuania), Institute of Kostyushka(Poland)Tadethector Media(Ukraine).</text:p>
      <text:p text:style-name="P4">
Представники вищезгаданих організацій — Галина Петренко (Media detector)Talucas Andruytis(Civil stability initiative), and such Paula Reykevich(Polish Foreign Ministry)-They briefed for the diplomats of the missions of the UN member states on the report and its conclusions. The event gave a valuable opportunity to increase the UN audience about the threats of misinformation caused by the aggressive actions of Russia, on the example of the countries of the Lublin Triangle and to discuss the ways that different parties can increase resistance to misinformation and counter -information manipulation and intervention.</text:p>
      <text:p text:style-name="P4">
In his speech, a permanent representative of Ukraine at the UN Sergey Kislytszzzzzna was that the event allowed the UN audience to get acquainted with the practical results of activity within the Lublin Triangle on an important treatment of misinformation.</text:p>
      <text:p text:style-name="P4">
"The spread of misinformation is fully integrated into Russia's military strategies. The last example occurred on June 6, when Russia tried to hide its military crime - undermining the dams of the Kakhovka hydroelectric power station, spreading numerous fakes of Tabeszzzzzzzzzzzzzzzzzko," - reminded Ambassador Kislytsya.**</text:p>
      <text:p text:style-name="P4">
Reference: <text:span text:style-name="T4">
 Lublin triangle, created on July 28, 2020 by ministers of the Lithuanian, Poland and Ukraine, promotes trilateral work based on historical ties and traditions. The joint plan is focused on expanding cooperation in order to counteract hybrid misinformation. Joint efforts to combat misinformation and strengthening are the key goals of this cooperation. </text:span>
</text:p>
      <text:p text:style-name="P4">
**</text:p>
      <text:p text:style-name="P4">
News Source: <text:a xlink:type="simple" xlink:href="https://armyinform.com.ua/2023/06/18/ukrayina-lytva-ta-polshha-v-oon-pryvernuly-uvagu-krayin-chleniv-oon-do-rosijskoyi-dezinformacziyi-ta-movy-vorozhnechi/" text:style-name="Internet_20_link" text:visited-style-name="Visited_20_Internet_20_Link">
https://armyinform.com.ua/2023/06/18/ukrayina-lytva-ta-polshha-v-oon-pryvernuly-uvagu-krayin-chleniv-oon-do-rosijskoyi-dezinformacziyi-ta-movy-vorozhnechi/</text:a>
</text:p>
      <!--NEWS-->
      <text:h text:style-name="P10" text:outline-level="1">
<text:span text:style-name="T4">
Russian troops once again fired at the border areas of Chernihiv and Sumy regions</text:span>
</text:h>
      <text:p text:style-name="P4">
Author: ['АРМІЯINFORM']</text:p>
      <text:p text:style-name="P4">
Time: 2023-06-18T83:00:00-04:00</text:p>
      <text:p text:style-name="P4">
Description: About the Khotdomlya, the commanding of the “Pivnich” commanding at his own company Storіntsі a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2022-08-17-v-rajoni-komendatury-okupantiv-v-melitopoli-lunayut-vybuhy.png" text:style-name="Internet_20_link" text:visited-style-name="Visited_20_Internet_20_Link">
2022-08-17-v-rajoni-komendatury-okupantiv-v-melitopoli-lunayut-vybuhy.png</text:a>
']</text:p>
      <text:p text:style-name="P4">
Tags: ['STOPRUSSIA', 'АГРЕСІЯ РФ', 'ВІЙНА', 'ВТОРГНЕННЯ РФ', 'СУМЩИНА', 'ЧЕРНІГІВЩИНА']</text:p>
      <text:p text:style-name="P4">
Category: News</text:p>
      <!--METADATA-->
      <text:p text:style-name="P4">
<draw:frame draw:style-name="fr1" draw:name="Image269" text:anchor-type="as-char" svg:width="6.9236in" svg:height="3.956343in" draw:z-index="0">
<draw:image xlink:href="../Images/AРМІЯINFORM/2023-06-18T83-00-00-04-00/2022-08-17-v-rajoni-komendatury-okupantiv-v-melitopoli-lunayut-vybuhy.png" xlink:type="simple" xlink:show="embed" xlink:actuate="onLoad" draw:mime-type="image/png"/>
</draw:frame>
Illustrative photo</text:p>
      <text:p text:style-name="P4">
About it <text:a xlink:type="simple" xlink:href="https://www.facebook.com/kommander.nord/posts/pfbid0rgThG6dZXrdoQhufNamsw3wzD44gWdCFT8rU7hybie5Ju5vxgFtexewC9qAzYV2Tl" text:style-name="Internet_20_link" text:visited-style-name="Visited_20_Internet_20_Link">
reports</text:a>
The North Operational Command on its official Facebook social network.</text:p>
      <text:p text:style-name="P4">
<text:span text:style-name="T4">
Chernihiv region</text:span>
</text:p>
      <text:p text:style-name="P4">
<text:span text:style-name="T4">
 From 23:40 to 00: 00 </text:span>
 June 17, 26 parishes were recorded, probably with a mortar 82mm, in the area of NP. Spoon. There was no information about the losses among the local population or damage to civilian infrastructure.</text:p>
      <text:p text:style-name="P4">
<text:span text:style-name="T4">
 From 06:30 to 06: 40 </text:span>
 3 parishes have been recorded, probably with a mortar of 82 mm, Uda NP. Karpovichi. There was no information about the losses among the local population or damage to civilian infrastructure.</text:p>
      <text:p text:style-name="P4">
<text:span text:style-name="T4">
Sumy region</text:span>
</text:p>
      <text:p text:style-name="P4">
<text:span text:style-name="T4">
 From 01:25 to 01: 35 </text:span>
 3 parishes have been recorded, probably 120 mm mortar, in the district. Rozhkovichi. There was no information about losses among the local population or damage to civil infrastructure.</text:p>
      <text:p text:style-name="P4">
*!Bachivsk. There was no information about the losses among the local population or damage to civilian infrastructure.</text:p>
      <text:p text:style-name="P4">
<text:span text:style-name="T4">
 From 04:40 to 04: 45 </text:span>
 3 earnings were recorded, a mortar 120 mm pre -mortar, N.P. Thick -span. There was no information about the losses among the local population or damage to civilian infrastructure.</text:p>
      <text:p text:style-name="P4">
<text:span text:style-name="T4">
 From 06:10 to 06: 25 </text:span>
 12 parishes have been recorded, probably 82 mm mortar, in the district. Mid-Buddha. There was no information about the loss of the local population or damage to the civilian infrastructure.</text:p>
      <text:p text:style-name="P4">
<text:span text:style-name="T4">
 From 06:35 to 06: 45 </text:span>
 6 parishes have been recorded, probably become artillery, W. Powder. There was no information about the losses among the local population or damage to civilian infrastructure.</text:p>
      <text:p text:style-name="P4">
News Source: <text:a xlink:type="simple" xlink:href="https://armyinform.com.ua/2023/06/18/rosijski-vijska-vchergove-obstrilyaly-prykordonni-terytoriyi-chernigivskoyi-ta-sumskoyi-oblastej/" text:style-name="Internet_20_link" text:visited-style-name="Visited_20_Internet_20_Link">
https://armyinform.com.ua/2023/06/18/rosijski-vijska-vchergove-obstrilyaly-prykordonni-terytoriyi-chernigivskoyi-ta-sumskoyi-oblastej/</text:a>
</text:p>
      <!--NEWS-->
      <text:h text:style-name="P10" text:outline-level="1">
<text:span text:style-name="T4">
Aviation of Defense Forces per day struck 7 beats in the enemy's concentration areas</text:span>
</text:h>
      <text:p text:style-name="P4">
Author: ['АРМІЯINFORM']</text:p>
      <text:p text:style-name="P4">
Time: 2023-06-18T84:00:00-04:00</text:p>
      <text:p text:style-name="P4">
Description: Yak Doldomlya General Headquarters of the ZS Ukrainian, Avіaatsіya defense forces for Dob took 7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po-1.jpg" text:style-name="Internet_20_link" text:visited-style-name="Visited_20_Internet_20_Link">
ppo-1.jpg</text:a>
']</text:p>
      <text:p text:style-name="P4">
Tags: ['SHAHED', 'STOPRUSSIA', 'ВТОРГНЕННЯ РФ', 'ГШ ЗС УКРАЇНИ']</text:p>
      <text:p text:style-name="P4">
Category: News</text:p>
      <!--METADATA-->
      <text:p text:style-name="P4">
<draw:frame draw:style-name="fr1" draw:name="Image270" text:anchor-type="as-char" svg:width="6.9236in" svg:height="3.899934in" draw:z-index="0">
<draw:image xlink:href="../Images/AРМІЯINFORM/2023-06-18T84-00-00-04-00/ppo-1.jpg" xlink:type="simple" xlink:show="embed" xlink:actuate="onLoad" draw:mime-type="image/jpeg"/>
</draw:frame>
** 🔥I</text:p>
      <text:p text:style-name="P4">
As <text:a xlink:type="simple" xlink:href="https://www.facebook.com/GeneralStaff.ua/posts/pfbid029oqTFZhZypCJLn57UAWUCNv8hSuxn8y6wRQGhHz5b4k9f7aW2QYTTpRLW7c3DhCxl" text:style-name="Internet_20_link" text:visited-style-name="Visited_20_Internet_20_Link">
reports</text:a>
The General Staff of the Armed Forces of Ukraine, the aviation of defense forces per day caused 7 beats of the Poyons of the focus of the enemy's personnel and destroyed 1 anti-aircraft missile complex of the enemy.</text:p>
      <text:p text:style-name="P4">
Our defenders also destroyed the enemy helicopter KA-52, 3 Iranian UAVs of the type "Shahd" and 5 intelligence UAVs.</text:p>
      <text:p text:style-name="P4">
Units of missile troops and artillery were struck by 2 points of management, 4 anti-aircraft missile complexes, 2 areas of concentration of personnel and military equipment of the enemy and 2 of its ammunition.</text:p>
      <text:p text:style-name="P4">
News Source: <text:a xlink:type="simple" xlink:href="https://armyinform.com.ua/2023/06/18/aviacziya-syl-oborony-za-dobu-zavdala-7-udariv-po-rajonah-zoseredzhennya-voroga/" text:style-name="Internet_20_link" text:visited-style-name="Visited_20_Internet_20_Link">
https://armyinform.com.ua/2023/06/18/aviacziya-syl-oborony-za-dobu-zavdala-7-udariv-po-rajonah-zoseredzhennya-voroga/</text:a>
</text:p>
      <!--NEWS-->
      <text:h text:style-name="P10" text:outline-level="1">
<text:span text:style-name="T4">
From Kherson to Khmelnytskyi, a "train to victory" arrived</text:span>
</text:h>
      <text:p text:style-name="P4">
Author: ['АРМІЯINFORM']</text:p>
      <text:p text:style-name="P4">
Time: 2023-06-18T85:00:00-04:00</text:p>
      <text:p text:style-name="P4">
Description: 18 Chervnya at the Khmelnitsky Ryatovalniki knocked out the chergovia of the Evakuaniyaniye Iz Meshkants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5079809_658443379656888_2070363400478656409_n.jpg" text:style-name="Internet_20_link" text:visited-style-name="Visited_20_Internet_20_Link">
355079809_658443379656888_2070363400478656409_n.jpg</text:a>
', '<text:a xlink:type="simple" xlink:href="https://armyinform.com.ua/wp-content/uploads/2023/06/354563457_658443482990211_8637690792253748332_n-150x150.jpg" text:style-name="Internet_20_link" text:visited-style-name="Visited_20_Internet_20_Link">
354563457_658443482990211_8637690792253748332_n-150x150.jpg</text:a>
', '<text:a xlink:type="simple" xlink:href="https://armyinform.com.ua/wp-content/uploads/2023/06/354592909_658443529656873_6235718203428142881_n-150x150.jpg" text:style-name="Internet_20_link" text:visited-style-name="Visited_20_Internet_20_Link">
354592909_658443529656873_6235718203428142881_n-150x150.jpg</text:a>
', '<text:a xlink:type="simple" xlink:href="https://armyinform.com.ua/wp-content/uploads/2023/06/355134549_658443429656883_8904207209416777037_n-150x150.jpg" text:style-name="Internet_20_link" text:visited-style-name="Visited_20_Internet_20_Link">
355134549_658443429656883_8904207209416777037_n-150x150.jpg</text:a>
']</text:p>
      <text:p text:style-name="P4">
Tags: ['STOPRUSSIA', 'ВТОРГНЕННЯ РФ', 'ЗАТОПЛЕННЯ', 'КАХОВСЬКА ГЕС', 'ХЕРСОН']</text:p>
      <text:p text:style-name="P4">
Category: News</text:p>
      <!--METADATA-->
      <text:p text:style-name="P4">
<draw:frame draw:style-name="fr1" draw:name="Image271" text:anchor-type="as-char" svg:width="6.9236in" svg:height="4.615733in" draw:z-index="0">
<draw:image xlink:href="../Images/AРМІЯINFORM/2023-06-18T85-00-00-04-00/355079809_658443379656888_2070363400478656409_n.jpg" xlink:type="simple" xlink:show="embed" xlink:actuate="onLoad" draw:mime-type="image/jpeg"/>
</draw:frame>
On June 18, in Khmelnitsky rescuers met another evacuation train with the Kherson region, who were forced to leave their homes through the war to soak up the shelter in the communities of the region, <text:a xlink:type="simple" xlink:href="https://www.facebook.com/MNS.GOV.UA/posts/pfbid02c7FVajnQ645jxmmh1aPrSiGgCQhgZo2pWVbAJL1bT1TV7ie7HiFo4A6jbLCpFHul" text:style-name="Internet_20_link" text:visited-style-name="Visited_20_Internet_20_Link">
reports</text:a>
SES press service.</text:p>
      <text:p text:style-name="P4">
"On June 18, in Khmelnitsky rescuers met another evacuation traction by the residents of Kherson region, who were forced to leave their homes because of the war to seek a reflection in the communities of the region," - the message reads.</text:p>
      <text:p text:style-name="P4">
<text:a xlink:type="simple" xlink:href="https://armyinform.com.ua/wp-content/uploads/2023/06/354563457_658443482990211_8637690792253748332_n.jpg" text:style-name="Internet_20_link" text:visited-style-name="Visited_20_Internet_20_Link">
!(Images/AРМІЯINFORM/2023-06-18T85-00-00-04-00/354563457_658443482990211_8637690792253748332_n-150x150.jpg)</text:a>
</text:p>
      <text:p text:style-name="P4">
<text:a xlink:type="simple" xlink:href="https://armyinform.com.ua/wp-content/uploads/2023/06/354592909_658443529656873_6235718203428142881_n.jpg" text:style-name="Internet_20_link" text:visited-style-name="Visited_20_Internet_20_Link">
<draw:frame draw:style-name="fr1" draw:name="Image272" text:anchor-type="as-char" svg:width="6.9236in" svg:height="6.9236in" draw:z-index="0">
<draw:image xlink:href="../Images/AРМІЯINFORM/2023-06-18T85-00-00-04-00/354592909_658443529656873_6235718203428142881_n-150x150.jpg" xlink:type="simple" xlink:show="embed" xlink:actuate="onLoad" draw:mime-type="image/jpeg"/>
</draw:frame>
</text:a>
</text:p>
      <text:p text:style-name="P4">
<text:a xlink:type="simple" xlink:href="https://armyinform.com.ua/wp-content/uploads/2023/06/355134549_658443429656883_8904207209416777037_n.jpg" text:style-name="Internet_20_link" text:visited-style-name="Visited_20_Internet_20_Link">
<draw:frame draw:style-name="fr1" draw:name="Image273" text:anchor-type="as-char" svg:width="6.9236in" svg:height="6.9236in" draw:z-index="0">
<draw:image xlink:href="../Images/AРМІЯINFORM/2023-06-18T85-00-00-04-00/355134549_658443429656883_8904207209416777037_n-150x150.jpg" xlink:type="simple" xlink:show="embed" xlink:actuate="onLoad" draw:mime-type="image/jpeg"/>
</draw:frame>
</text:a>
It is noted that SES specialists, among them psychologists, orders, help from the train, move things, and provide psychological assistance.</text:p>
      <text:p text:style-name="P4">
News Source: <text:a xlink:type="simple" xlink:href="https://armyinform.com.ua/2023/06/18/z-hersona-na-hmelnychchynu-prybuv-potyag-do-peremogy/" text:style-name="Internet_20_link" text:visited-style-name="Visited_20_Internet_20_Link">
https://armyinform.com.ua/2023/06/18/z-hersona-na-hmelnychchynu-prybuv-potyag-do-peremogy/</text:a>
</text:p>
      <!--NEWS-->
      <text:h text:style-name="P10" text:outline-level="1">
<text:span text:style-name="T4">
The enemy has made more than 60 shelling from the RSSU, there are victims among civilians</text:span>
</text:h>
      <text:p text:style-name="P4">
Author: ['АРМІЯINFORM']</text:p>
      <text:p text:style-name="P4">
Time: 2023-06-18T86:00:00-04:00</text:p>
      <text:p text:style-name="P4">
Description: The opponent of the head of the head of the 40 Avіaetsiyni strokes, having gloated 60 inspection w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harkiv-obstrid-2022.jpg" text:style-name="Internet_20_link" text:visited-style-name="Visited_20_Internet_20_Link">
harkiv-obstrid-2022.jpg</text:a>
']</text:p>
      <text:p text:style-name="P4">
Tags: ['STOPRUSSIA', 'ВОЄННІ ЗЛОЧИНИ ЗС РФ', 'ВТОРГНЕННЯ РФ', 'ГШ ЗС УКРАЇНИ']</text:p>
      <text:p text:style-name="P4">
Category: News</text:p>
      <!--METADATA-->
      <text:p text:style-name="P4">
<draw:frame draw:style-name="fr1" draw:name="Image274" text:anchor-type="as-char" svg:width="6.9236in" svg:height="5.160921in" draw:z-index="0">
<draw:image xlink:href="../Images/AРМІЯINFORM/2023-06-18T86-00-00-04-00/harkiv-obstrid-2022.jpg" xlink:type="simple" xlink:show="embed" xlink:actuate="onLoad" draw:mime-type="image/jpeg"/>
</draw:frame>
*!Unfortunately, more than 20 residential buildings, school and other civilian infrastructure have been destroyed, have been killed and injured among civilian populations, including children who have damaged the objects of critical infrastructure, [reports] [reports] [reports].(https://www.facebook.com/GeneralStaff.ua/posts/pfbid029oqTFZhZypCJLn57UAWUCNv8hSuxn8y6wRQGhHz5b4k9f7aW2QYTTpRLW7c3DhCxl)The General Staff of the Armed Forces of Ukraine.</text:p>
      <text:p text:style-name="P4">
The Ministry of Internal Affairs of Ukraine also reminded that the likelihood of missile and aircraft strikes throughout Ukraine remains high.</text:p>
      <text:p text:style-name="P4">
News Source: <text:a xlink:type="simple" xlink:href="https://armyinform.com.ua/2023/06/18/protyvnyk-zdijsnyv-ponad-60-obstriliv-z-rszv-ye-zhertvy-sered-czyvilnyh/" text:style-name="Internet_20_link" text:visited-style-name="Visited_20_Internet_20_Link">
https://armyinform.com.ua/2023/06/18/protyvnyk-zdijsnyv-ponad-60-obstriliv-z-rszv-ye-zhertvy-sered-czyvilnyh/</text:a>
</text:p>
      <!--NEWS-->
      <text:h text:style-name="P10" text:outline-level="1">
<text:span text:style-name="T4">
Military journalists transferred to the front of the amulets from grateful Ukrainians</text:span>
</text:h>
      <text:p text:style-name="P4">
Author: ['Тарас Грень']</text:p>
      <text:p text:style-name="P4">
Time: 2023-06-18T87:00:00-04:00</text:p>
      <text:p text:style-name="P4">
Description: Until Dnipovsky, OFIS Armyinform, VIISKOVA PSYCHOLOGING ONE BRIGAGE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vij-1-scaled.jpg" text:style-name="Internet_20_link" text:visited-style-name="Visited_20_Internet_20_Link">
vij-1-scaled.jpg</text:a>
', '<text:a xlink:type="simple" xlink:href="https://armyinform.com.ua/wp-content/uploads/2023/06/vij-2-scaled.jpg" text:style-name="Internet_20_link" text:visited-style-name="Visited_20_Internet_20_Link">
vij-2-scaled.jpg</text:a>
']</text:p>
      <text:p text:style-name="P4">
Tags: ['STOPRUSSIA', 'АГРЕСІЯ РФ', 'ВЕТЕРАНИ АТО/ООС', 'ВІЙНА', 'ВТОРГНЕННЯ РФ', 'ДНІПРОПЕТРОВЩИНА']</text:p>
      <text:p text:style-name="P4">
Category: News</text:p>
      <!--METADATA-->
      <text:p text:style-name="P4">
<draw:frame draw:style-name="fr1" draw:name="Image275" text:anchor-type="as-char" svg:width="6.9236in" svg:height="3.894525in" draw:z-index="0">
<draw:image xlink:href="../Images/AРМІЯINFORM/2023-06-18T87-00-00-04-00/vij-1-scaled.jpg" xlink:type="simple" xlink:show="embed" xlink:actuate="onLoad" draw:mime-type="image/jpeg"/>
</draw:frame>
The ArmyInform was addressed to the Dnieper office by a military psychologist of one Zbrygadi, who now destroys the enemy near Bakhmut. The officer asked to assist in the constant campaign "support their own" to gather a variety of souvenirs of and joint bracelets and charms for their cooperations. According to the officer, such things, made by the hands of ordinary Ukrainians, are very motivated and needed by people on the front.</text:p>
      <text:p text:style-name="P4">
Volunteers from the Dnieper, Zaporizhzhia, Vinnitsa, Lviv, Ivano-Frankivsk, Yaremcha responded to the call of military journalists ... In a matter of days we gathered a considerable package with various souvenirs, charms and bracelets with patriotic symbols. Bracelets, yellow-blue hearts and even special drawings for psychological unloading-all this is already heading for the military unit. Also, with these souvenirs, journalists received a considerable amount of wicker zbabovovna and wool of special connections for fighters who lost their limbs as a result of Napoli's wounds. These things were transferred to the Lviv City City Center for Assistance to ATO/OOS participants.</text:p>
      <text:p text:style-name="P4">
<draw:frame draw:style-name="fr1" draw:name="Image276" text:anchor-type="as-char" svg:width="6.9236in" svg:height="3.894525in" draw:z-index="0">
<draw:image xlink:href="../Images/AРМІЯINFORM/2023-06-18T87-00-00-04-00/vij-2-scaled.jpg" xlink:type="simple" xlink:show="embed" xlink:actuate="onLoad" draw:mime-type="image/jpeg"/>
</draw:frame>
Recall that the "support of your" action, which was initiated by military journalists, has been operating since 2018. It can be a participant who wants to express moral support to our defenders at the front. Sign the flags with support for support, make postcards or amulets - and journalists Armyinformforming information groups working on the front will gladly transfer them to the outlive of fire, where our warriors defend their homeland from the enemy.</text:p>
      <text:p text:style-name="P4">
And once again we thank all the indifferent Ukrainians who continue to support the Armored Forces of Ukraine!Let's win together!</text:p>
      <text:p text:style-name="P4">
<text:span text:style-name="T5">
Opto author</text:span>
</text:p>
      <text:p text:style-name="P4">
News Source: <text:a xlink:type="simple" xlink:href="https://armyinform.com.ua/2023/06/18/vijskovi-zhurnalisty-peredaly-na-front-oberegy-vid-vdyachnyh-ukrayincziv/" text:style-name="Internet_20_link" text:visited-style-name="Visited_20_Internet_20_Link">
https://armyinform.com.ua/2023/06/18/vijskovi-zhurnalisty-peredaly-na-front-oberegy-vid-vdyachnyh-ukrayincziv/</text:a>
</text:p>
      <!--NEWS-->
      <text:h text:style-name="P10" text:outline-level="1">
<text:span text:style-name="T4">
Inscience Conference 2023: The largest scientific conference in Ukraine ended</text:span>
</text:h>
      <text:p text:style-name="P4">
Author: ['Світлана Кирган']</text:p>
      <text:p text:style-name="P4">
Time: 2023-06-18T88:00:00-04:00</text:p>
      <text:p text:style-name="P4">
Description: Similarity of the cucumber of the Kiyvі was a nudovha conference in Ukrainian Inscience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golovne_foto-3.jpg" text:style-name="Internet_20_link" text:visited-style-name="Visited_20_Internet_20_Link">
golovne_foto-3.jpg</text:a>
', '<text:a xlink:type="simple" xlink:href="https://armyinform.com.ua/wp-content/uploads/2023/06/foto_1-9.jpg" text:style-name="Internet_20_link" text:visited-style-name="Visited_20_Internet_20_Link">
foto_1-9.jpg</text:a>
', '<text:a xlink:type="simple" xlink:href="https://armyinform.com.ua/wp-content/uploads/2023/06/foto_2-3.jpg" text:style-name="Internet_20_link" text:visited-style-name="Visited_20_Internet_20_Link">
foto_2-3.jpg</text:a>
', '<text:a xlink:type="simple" xlink:href="https://armyinform.com.ua/wp-content/uploads/2023/06/foto_4-5-150x150.jpg" text:style-name="Internet_20_link" text:visited-style-name="Visited_20_Internet_20_Link">
foto_4-5-150x150.jpg</text:a>
', '<text:a xlink:type="simple" xlink:href="https://armyinform.com.ua/wp-content/uploads/2023/06/foto3-1-150x150.jpg" text:style-name="Internet_20_link" text:visited-style-name="Visited_20_Internet_20_Link">
foto3-1-150x150.jpg</text:a>
', '<text:a xlink:type="simple" xlink:href="https://armyinform.com.ua/wp-content/uploads/2023/06/foto_5-5-150x150.jpg" text:style-name="Internet_20_link" text:visited-style-name="Visited_20_Internet_20_Link">
foto_5-5-150x150.jpg</text:a>
', '<text:a xlink:type="simple" xlink:href="https://armyinform.com.ua/wp-content/uploads/2023/06/foto6-150x150.jpg" text:style-name="Internet_20_link" text:visited-style-name="Visited_20_Internet_20_Link">
foto6-150x150.jpg</text:a>
']</text:p>
      <text:p text:style-name="P4">
Tags: []</text:p>
      <text:p text:style-name="P4">
Category: News</text:p>
      <!--METADATA-->
      <text:p text:style-name="P4">
<draw:frame draw:style-name="fr1" draw:name="Image277" text:anchor-type="as-char" svg:width="6.9236in" svg:height="4.806132in" draw:z-index="0">
<draw:image xlink:href="../Images/AРМІЯINFORM/2023-06-18T88-00-00-04-00/golovne_foto-3.jpg" xlink:type="simple" xlink:show="embed" xlink:actuate="onLoad" draw:mime-type="image/jpeg"/>
</draw:frame>
Over the two days, the largest scientific conference in Ukraine in Ukraine in Ukraine was held in Ukraine.</text:p>
      <text:p text:style-name="P4">
From Denver, a legend of aerospace industry came to Kiev, Robert Zubrin, who is on the colonization of Mars, Vice president of Skeleton Technologies, which produces batteries of super -fast charging and cooperates with the European Kinds and many other interests .</text:p>
      <text:p text:style-name="P4">
Read also:</text:p>
      <text:p text:style-name="P4">
<text:a xlink:type="simple" xlink:href="https://armyinform.com.ua/2023/06/17/u-kyyevi-startuvala-najbilsha-naukova-konferencziya-v-ukrayini-inscience-conference-2023/" text:style-name="Internet_20_link" text:visited-style-name="Visited_20_Internet_20_Link">
In Kiev, the largest scientific conference in Ukraine Inscienceconference 2023 has started in Ukraine</text:a>
During the second day of the conference, the participants were able to communicate with the Zoperegal Director of the Ukrainian Defense and Techrator Brave1 Natalia Kushner, which is responsible for cooperation with state institutions, enterprises, developers, funds, startups and representatives of the Ukrainian defense and technological sector. With the official launch of Brave1, Natalia and her team combine the ecosystem of defense technologies, scale and accompany it.</text:p>
      <text:p text:style-name="P4">
<draw:frame draw:style-name="fr1" draw:name="Image278" text:anchor-type="as-char" svg:width="6.9236in" svg:height="4.563806in" draw:z-index="0">
<draw:image xlink:href="../Images/AРМІЯINFORM/2023-06-18T88-00-00-04-00/foto_1-9.jpg" xlink:type="simple" xlink:show="embed" xlink:actuate="onLoad" draw:mime-type="image/jpeg"/>
</draw:frame>
- Brave1 is the only window to interact with investors. There is a very high demand of international companies in Ukraine. We are in my mind for international companies to go to Ukraine and develop their own production here, - Natalia Kushnetska explained.</text:p>
      <text:p text:style-name="P4">
<draw:frame draw:style-name="fr1" draw:name="Image279" text:anchor-type="as-char" svg:width="6.9236in" svg:height="3.894525in" draw:z-index="0">
<draw:image xlink:href="../Images/AРМІЯINFORM/2023-06-18T88-00-00-04-00/foto_2-3.jpg" xlink:type="simple" xlink:show="embed" xlink:actuate="onLoad" draw:mime-type="image/jpeg"/>
</draw:frame>
Another important event of the second day of the West was the performance of the Zoboobiologist of the Zobiologist of the NPP of NPP of the NAS of Ukraine Elena Penyuk, which examines the impact of radiation on the bacteria living in the Chernobyl and Fukima zones.</text:p>
      <ul>
        <li>
The Chernobyl Exclusion Zone and the Chernobyl territory are unique. Although they are a place of man -made disaster, they can be used for research. More precisely, cosmic radiation is one of the reasons why we cannot take Mars, ”Olena Pheniuk said.</li>
      </ul>
      <text:p text:style-name="P4">
The radioologist also told why the bacteria living in the destroyed nuclear reactor can help us in disassembling the destroyed energy blockers, which is needed to create a laboratory of space research in Chornobyl.</text:p>
      <text:p text:style-name="P4">
<text:a xlink:type="simple" xlink:href="https://armyinform.com.ua/wp-content/uploads/2023/06/foto3-1.jpg" text:style-name="Internet_20_link" text:visited-style-name="Visited_20_Internet_20_Link">
<draw:frame draw:style-name="fr1" draw:name="Image280" text:anchor-type="as-char" svg:width="6.9236in" svg:height="6.9236in" draw:z-index="0">
<draw:image xlink:href="../Images/AРМІЯINFORM/2023-06-18T88-00-00-04-00/foto3-1-150x150.jpg" xlink:type="simple" xlink:show="embed" xlink:actuate="onLoad" draw:mime-type="image/jpeg"/>
</draw:frame>
</text:a>
Another interest of the conference was the presentation of a work that is able to perform various military tasks. For example, a multifunctional robot can do the work of the sapper and put ammunition on his own.</text:p>
      <text:p text:style-name="P4">
In addition, the conference was made by the Vice president of Government and Relations with Skeleton Technologies, a billion company that produces more efficient industrial batteries, Arno Castne. He also manages the initiative of ADOPT A Drone, which deals with the supply of drones for the Ukrainian army.</text:p>
      <ul>
        <li>
Skeleton Technologies - European Technological Leader in Fast Energy Energy Space for Transport, Network, Automobile and Industrial Applications. My company is developing a powerful energy storage solution to help companies reduce CO₂ and save energy. The technologies for the accumulation of a super -condenser and Superbattery, based on patented curved, are the greatest technological progress in the industry in the last 20 years, - said Arno Castne.</li>
      </ul>
      <text:p text:style-name="P4">
Skeleton Technologies collaborates with the largest companies in the world, such as: Siemens, Honda, Shell, Škoda Electric, CAF, European Space Agency. Production of companies reduces electricity and fuel consumption, improves the quality of fuel. would Climate change.</text:p>
      <text:p text:style-name="P4">
<text:a xlink:type="simple" xlink:href="https://armyinform.com.ua/wp-content/uploads/2023/06/foto_5-5.jpg" text:style-name="Internet_20_link" text:visited-style-name="Visited_20_Internet_20_Link">
!(Images/AРМІЯINFORM/2023-06-18T88-00-00-04-00/foto_5-5-150x150.jpg)</text:a>
</text:p>
      <text:p text:style-name="P4">
<text:a xlink:type="simple" xlink:href="https://armyinform.com.ua/wp-content/uploads/2023/06/foto6.jpg" text:style-name="Internet_20_link" text:visited-style-name="Visited_20_Internet_20_Link">
<draw:frame draw:style-name="fr1" draw:name="Image281" text:anchor-type="as-char" svg:width="6.9236in" svg:height="6.9236in" draw:z-index="0">
<draw:image xlink:href="../Images/AРМІЯINFORM/2023-06-18T88-00-00-04-00/foto6-150x150.jpg" xlink:type="simple" xlink:show="embed" xlink:actuate="onLoad" draw:mime-type="image/jpeg"/>
</draw:frame>
</text:a>
Within two days, the audience was able to test the latest technologies to communicate with incredible scientists and innovators who change the world.</text:p>
      <text:p text:style-name="P4">
<text:span text:style-name="T5">
Opto author</text:span>
</text:p>
      <text:p text:style-name="P4">
News Source: <text:a xlink:type="simple" xlink:href="https://armyinform.com.ua/2023/06/18/inscience-conference-2023-zavershylasya-najbilsha-naukova-konferencziya-v-ukrayini/" text:style-name="Internet_20_link" text:visited-style-name="Visited_20_Internet_20_Link">
https://armyinform.com.ua/2023/06/18/inscience-conference-2023-zavershylasya-najbilsha-naukova-konferencziya-v-ukrayini/</text:a>
</text:p>
      <!--NEWS-->
      <text:h text:style-name="P10" text:outline-level="1">
<text:span text:style-name="T4">
Occupant on the loss of Wagner PEC: more than 15 KAMAZ with corpses - trapping GUR</text:span>
</text:h>
      <text:p text:style-name="P4">
Author: ['АРМІЯINFORM']</text:p>
      <text:p text:style-name="P4">
Time: 2023-06-18T89:00:00-04:00</text:p>
      <text:p text:style-name="P4">
Description: https://www.youtube.com/watch?v=fi05c1nyJEW VIISKOVOVOVEV RF ZDiyani ... War with Ukraine 2022, War with Ukraine Latest News today,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p>
      <text:p text:style-name="P4">
Tags: ['STOPRUSSIA', 'АГРЕСІЯ РФ', 'ВІЙНА', 'ВТОРГНЕННЯ РФ', 'ГУР МО УКРАЇНИ', 'ГУР ПЕРЕХОПЛЕННЯ']</text:p>
      <text:p text:style-name="P4">
Category: News</text:p>
      <!--METADATA-->
      <text:p text:style-name="P4">
The Russian serviceman and his wife are discussing a new recruitment to Wagner's PEC because of great losses:</text:p>
      <text:p text:style-name="P4">
The occupier's wife talks about the postal invitations received to the PECVagner ranks, in which they promise the best training with highly qualified instructors;</text:p>
      <text:p text:style-name="P4">
"In the zones, croche, very little people remained, which they come in, and on the onseed, they get down"</text:p>
      <text:p text:style-name="P4">
For every military crime committed against Ukraine, there will be a fair payment.</text:p>
      <text:p text:style-name="P4">
<text:span text:style-name="T4">
 Source: </text:span>
 <text:a xlink:type="simple" xlink:href="https://www.youtube.com/watch" text:style-name="Internet_20_link" text:visited-style-name="Visited_20_Internet_20_Link">
<text:span text:style-name="T5">
gur Mos of Ukraine.</text:span>
</text:a>
</text:p>
      <text:p text:style-name="P4">
News Source: <text:a xlink:type="simple" xlink:href="https://armyinform.com.ua/2023/06/18/okupant-pro-vtraty-chvk-vagner-shhodnya-bilshe-15-ty-kamaziv-z-trupamy-perehoplennya-gur/" text:style-name="Internet_20_link" text:visited-style-name="Visited_20_Internet_20_Link">
https://armyinform.com.ua/2023/06/18/okupant-pro-vtraty-chvk-vagner-shhodnya-bilshe-15-ty-kamaziv-z-trupamy-perehoplennya-gur/</text:a>
</text:p>
      <!--NEWS-->
      <text:h text:style-name="P10" text:outline-level="1">
<text:span text:style-name="T4">
The death of a 4-year-old boy and his father as a result of the Sumy Region's shelling-the proceedings have begun</text:span>
</text:h>
      <text:p text:style-name="P4">
Author: ['АРМІЯINFORM']</text:p>
      <text:p text:style-name="P4">
Time: 2023-06-18T90:00:00-04:00</text:p>
      <text:p text:style-name="P4">
Description: For the proprietary Kerivnitvva of the summary of the prosecutor's office of Rozdochatovo ... The war with Ukraine 2022, the war with Ukraine is the latest news today, the news war with Ukraine 2022 last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6/347639681_656189356543901_5545727210204886815_n.jpg" text:style-name="Internet_20_link" text:visited-style-name="Visited_20_Internet_20_Link">
347639681_656189356543901_5545727210204886815_n.jpg</text:a>
', '<text:a xlink:type="simple" xlink:href="https://armyinform.com.ua/wp-content/uploads/2023/06/346866678_656189379877232_1535613865496415590_n.jpg" text:style-name="Internet_20_link" text:visited-style-name="Visited_20_Internet_20_Link">
346866678_656189379877232_1535613865496415590_n.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282" text:anchor-type="as-char" svg:width="6.9236in" svg:height="5.066572in" draw:z-index="0">
<draw:image xlink:href="../Images/AРМІЯINFORM/2023-06-18T90-00-00-04-00/347639681_656189356543901_5545727210204886815_n.jpg" xlink:type="simple" xlink:show="embed" xlink:actuate="onLoad" draw:mime-type="image/jpeg"/>
</draw:frame>
Under the procedural leadership of the Sumy Regional Prosecutor's Office, pre -trial investigation was initiated after violation of the laws and customs of war, combined by deliberate murder(Part 2 of Art. 438 of the Criminal Code of Ukraine), <text:a xlink:type="simple" xlink:href="https://www.facebook.com/pgo.gov.ua/posts/pfbid02REbSa2F67VEw9e16LKg228znjYdxLcznxVQaDXu4RDrFTeTjzv8ojrnLb77UcEmDl" text:style-name="Internet_20_link" text:visited-style-name="Visited_20_Internet_20_Link">
informs</text:a>
Office of the Prosecutor General.</text:p>
      <text:p text:style-name="P4">
“According to the investigation, on June 18, 2023, the invaders during the day from the territory of the Russian Federation from artillery fired at the central part of the Bilopillya district. The shelling was killed by a 4-year-old boy and his father, who were on the street, ”the message said.</text:p>
      <text:p text:style-name="P4">
<draw:frame draw:style-name="fr1" draw:name="Image283" text:anchor-type="as-char" svg:width="6.9236in" svg:height="9.387932in" draw:z-index="0">
<draw:image xlink:href="../Images/AРМІЯINFORM/2023-06-18T90-00-00-04-00/346866678_656189379877232_1535613865496415590_n.jpg" xlink:type="simple" xlink:show="embed" xlink:actuate="onLoad" draw:mime-type="image/jpeg"/>
</draw:frame>
Prosecutors in cooperation with other law enforcement officers document the consequences. The pre -trial investigation is carried out by investigators of the SBU SBU Department of the SUMS region.</text:p>
      <text:p text:style-name="P4">
News Source: <text:a xlink:type="simple" xlink:href="https://armyinform.com.ua/2023/06/18/zagybel-4-richnogo-hlopchyka-ta-jogo-batka-vnaslidok-artobstrilu-rashystamy-sumshhyny-rozpochato-provadzhennya/" text:style-name="Internet_20_link" text:visited-style-name="Visited_20_Internet_20_Link">
https://armyinform.com.ua/2023/06/18/zagybel-4-richnogo-hlopchyka-ta-jogo-batka-vnaslidok-artobstrilu-rashystamy-sumshhyny-rozpochato-provadzhennya/</text:a>
</text:p>
      <!--NEWS-->
      <text:h text:style-name="P10" text:outline-level="1">
<text:span text:style-name="T4">
Shot another Russian helicopter Ka-52</text:span>
</text:h>
      <text:p text:style-name="P4">
Author: ['АРМІЯINFORM']</text:p>
      <text:p text:style-name="P4">
Time: 2023-06-18T91:00:00-04:00</text:p>
      <text:p text:style-name="P4">
Description: Ukrainian Zahisniki at Nedil, one of the Russian Gelikopter Ka-52 Aligator was knitte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355157503_608070554839360_8626887648109330681_n.jpg" text:style-name="Internet_20_link" text:visited-style-name="Visited_20_Internet_20_Link">
355157503_608070554839360_8626887648109330681_n.jpg</text:a>
']</text:p>
      <text:p text:style-name="P4">
Tags: ['STOPRUSSIA', 'ВТОРГНЕННЯ РФ', 'ГШ ЗС УКРАЇНИ', 'КА-52']</text:p>
      <text:p text:style-name="P4">
Category: News</text:p>
      <!--METADATA-->
      <text:p text:style-name="P4">
<draw:frame draw:style-name="fr1" draw:name="Image284" text:anchor-type="as-char" svg:width="6.9236in" svg:height="3.883237in" draw:z-index="0">
<draw:image xlink:href="../Images/AРМІЯINFORM/2023-06-18T91-00-00-04-00/355157503_608070554839360_8626887648109330681_n.jpg" xlink:type="simple" xlink:show="embed" xlink:actuate="onLoad" draw:mime-type="image/jpeg"/>
</draw:frame>
*!</text:p>
      <text:p text:style-name="P4">
About it <text:a xlink:type="simple" xlink:href="https://www.facebook.com/GeneralStaff.ua/posts/pfbid029oqTFZhZypCJLn57UAWUCNv8hSuxn8y6wRQGhHz5b4k9f7aW2QYTTpRLW7c3DhCxl" text:style-name="Internet_20_link" text:visited-style-name="Visited_20_Internet_20_Link">
reports</text:a>
General of the Armed Forces of Ukraine.</text:p>
      <text:p text:style-name="P4">
“Good evening, we are from Ukraine!Today, another Russian Heligor Ka-52 is shot down. The budget of the Russian Federation is about $ 16 million more than $ 16 million, ”the message reads.</text:p>
      <text:p text:style-name="P4">
It should be reminded that <text:a xlink:type="simple" xlink:href="https://armyinform.com.ua/2023/06/16/znyshheno-vorozhyj-udarnyj-vertolit-ka-52/" text:style-name="Internet_20_link" text:visited-style-name="Visited_20_Internet_20_Link">
16 June in the Donetsk direction of the air-forced enemy shock helicopter-52</text:a>
.</text:p>
      <text:p text:style-name="P4">
News Source: <text:a xlink:type="simple" xlink:href="https://armyinform.com.ua/2023/06/18/sogodni-zbyto-shhe-odyn-rosijskyj-gelikopter-ka-52/" text:style-name="Internet_20_link" text:visited-style-name="Visited_20_Internet_20_Link">
https://armyinform.com.ua/2023/06/18/sogodni-zbyto-shhe-odyn-rosijskyj-gelikopter-ka-52/</text:a>
</text:p>
      <!--NEWS-->
      <text:h text:style-name="P10" text:outline-level="1">
<text:span text:style-name="T4">
The enemy conducted rocket launchers in the Black Sea</text:span>
</text:h>
      <text:p text:style-name="P4">
Author: ['АРМІЯINFORM']</text:p>
      <text:p text:style-name="P4">
Time: 2023-06-18T92:00:00-04:00</text:p>
      <text:p text:style-name="P4">
Description: It is struck by the Rocketsiye Rocketsiyv by Chorny Morin - one at the battle of the Cherguvanniy one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ТОРГНЕННЯ РФ', 'КАЛІБР', 'ЧОРНЕ МОРЕ']</text:p>
      <text:p text:style-name="P4">
Category: News</text:p>
      <!--METADATA-->
      <text:p text:style-name="P4">
<draw:frame draw:style-name="fr1" draw:name="Image285" text:anchor-type="as-char" svg:width="6.9236in" svg:height="4.615733in" draw:z-index="0">
<draw:image xlink:href="../Images/AРМІЯINFORM/2023-06-18T92-00-00-04-00/raketa-kalibr-pusk-chorne-more.jpg" xlink:type="simple" xlink:show="embed" xlink:actuate="onLoad" draw:mime-type="image/jpeg"/>
</draw:frame>
Illustrative photo</text:p>
      <text:p text:style-name="P4">
The rotation of rocket carriers in the Black Sea is recorded - one rocket carrier of the Armed Forces of the Russian Federation with four "caliber" on board.</text:p>
      <text:p text:style-name="P4">
About it <text:a xlink:type="simple" xlink:href="https://www.facebook.com/OperationalCommandSouth/posts/pfbid02nzxJQfE18tdiR42u6gmuPMj6pN5Us4bL5c1MPpDS3D9CmKujiJs695NLGweGPNDXl" text:style-name="Internet_20_link" text:visited-style-name="Visited_20_Internet_20_Link">
reports</text:a>
Operational Command "South".</text:p>
      <text:p text:style-name="P4">
“In the Black Sea, the enemy once again maneuvering the existing forces carried out the rotation of the water rocket carrier on the underwater. Currently, there are 7 ships in combat duty, including one underwater rocket launcher, equipped with 4 "calibers". Alenadvad rocket launcher is in readiness at the base point and can be reached for duty at any time. ”,-it reads.</text:p>
      <text:p text:style-name="P4">
News Source: <text:a xlink:type="simple" xlink:href="https://armyinform.com.ua/2023/06/18/protyvnyk-proviv-rotacziyu-raketonosiyiv-u-chornomu-mori/" text:style-name="Internet_20_link" text:visited-style-name="Visited_20_Internet_20_Link">
https://armyinform.com.ua/2023/06/18/protyvnyk-proviv-rotacziyu-raketonosiyiv-u-chornomu-mori/</text:a>
</text:p>
      <!--NEWS-->
      <text:h text:style-name="P10" text:outline-level="1">
<text:span text:style-name="T4">
The invaders are changing the land plots of Ukrainians who refuse to passport of the Russian Federation</text:span>
</text:h>
      <text:p text:style-name="P4">
Author: ['АРМІЯINFORM']</text:p>
      <text:p text:style-name="P4">
Time: 2023-06-18T93:00:00-04:00</text:p>
      <text:p text:style-name="P4">
Description: About CED DOIMAL, ZS Ukrainian at Vechirnyom Zvedenni. “The settlement of Pokrovska has ... the war with Ukraine 2022, the war with Ukraine is the latest news today, the war with Ukraine 2022 is the late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6/4avass.jpeg" text:style-name="Internet_20_link" text:visited-style-name="Visited_20_Internet_20_Link">
4avass.jpeg</text:a>
']</text:p>
      <text:p text:style-name="P4">
Tags: ['STOPRUSSIA', 'ВОЄННІ ЗЛОЧИНИ ЗС РФ', 'ВТОРГНЕННЯ РФ', 'ГШ ЗС УКРАЇНИ', 'ПОКРОВСЬКЕ']</text:p>
      <text:p text:style-name="P4">
Category: News</text:p>
      <!--METADATA-->
      <text:p text:style-name="P4">
<draw:frame draw:style-name="fr1" draw:name="Image286" text:anchor-type="as-char" svg:width="6.9236in" svg:height="4.32725in" draw:z-index="0">
<draw:image xlink:href="../Images/AРМІЯINFORM/2023-06-18T93-00-00-04-00/4avass.jpeg" xlink:type="simple" xlink:show="embed" xlink:actuate="onLoad" draw:mime-type="image/jpeg"/>
</draw:frame>
** 🔥I</text:p>
      <text:p text:style-name="P4">
About it <text:a xlink:type="simple" xlink:href="https://www.facebook.com/GeneralStaff.ua/posts/pfbid029oqTFZhZypCJLn57UAWUCNv8hSuxn8y6wRQGhHz5b4k9f7aW2QYTTpRLW7c3DhCxl" text:style-name="Internet_20_link" text:visited-style-name="Visited_20_Internet_20_Link">
reports</text:a>
The General of the Armed Forces of Ukraine in the evening.</text:p>
      <text:p text:style-name="P4">
“In the settlement of the Pokrovske Zaporizhzhya region, the engineering universities of the Russian occupation troops are mining private land carriers of locals who refused to receive the Russian passport to the territory controlled by Ukraine. At the same time, land collaborators are not changed, ”the report is not in the message.</text:p>
      <text:p text:style-name="P4">
News Source: <text:a xlink:type="simple" xlink:href="https://armyinform.com.ua/2023/06/18/okupanty-minuyut-zemelni-dilyanky-ukrayincziv-yaki-vidmovlyayutsya-vid-pasporta-rf/" text:style-name="Internet_20_link" text:visited-style-name="Visited_20_Internet_20_Link">
https://armyinform.com.ua/2023/06/18/okupanty-minuyut-zemelni-dilyanky-ukrayincziv-yaki-vidmovlyayutsya-vid-pasporta-rf/</text:a>
</text:p>
      <!--NEWS-->
      <text:h text:style-name="P10" text:outline-level="1">
<text:span text:style-name="T4">
Enemy losses per week: 4180 destroyed occupiers, 505 OWT units</text:span>
</text:h>
      <text:p text:style-name="P4">
Author: ['АРМІЯINFORM']</text:p>
      <text:p text:style-name="P4">
Time: 2023-06-18T94:00:00-04:00</text:p>
      <text:p text:style-name="P4">
Description: Pershester Intercessor Ministan defense of Ukraine Oleksandr Pavlyuk Pavlyuk Vice about item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avantazhennya.png" text:style-name="Internet_20_link" text:visited-style-name="Visited_20_Internet_20_Link">
zavantazhennya.pn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287" text:anchor-type="as-char" svg:width="6.9236in" svg:height="5.010956in" draw:z-index="0">
<draw:image xlink:href="../Images/AРМІЯINFORM/2023-06-18T94-00-00-04-00/zavantazhennya.png" xlink:type="simple" xlink:show="embed" xlink:actuate="onLoad" draw:mime-type="image/png"/>
</draw:frame>
First Deputy Minister of Defense of Ukraine Oleksandr Pavlyuk <text:a xlink:type="simple" xlink:href="https://t.me/Pavliuk_KSV/4530" text:style-name="Internet_20_link" text:visited-style-name="Visited_20_Internet_20_Link">
reports</text:a>
About the loss of Russian invaders is a passing.</text:p>
      <text:p text:style-name="P4">
<text:span text:style-name="T4">
 Enemy Loss in the week: </text:span>
</text:p>
      <ul>
        <li>
4180 destroyed occupants, * 505 units of weapons and military equipment</li>
      </ul>
      <text:p text:style-name="P4">
During the week from June 12 to June 18, about 4180 personnel of the enemy personnel were destroyed by the Defense forces of Ukraine.</text:p>
      <text:p text:style-name="P4">
<text:span text:style-name="T4">
 Significant losses suffered weapons / military equipment of Russian troops: </text:span>
</text:p>
      <ul>
        <li>
58 tanks * 98 combat armored vehicles * 111 artillery systems * 9 RSZV * 2 air defense installations * 110 units of auto equipment * 13 units of special equipment</li>
      </ul>
      <text:p text:style-name="P4">
In addition, 5 helicopters, 28 enemy rockets and 71 bins were shot down by our defenders.</text:p>
      <text:p text:style-name="P4">
News Source: <text:a xlink:type="simple" xlink:href="https://armyinform.com.ua/2023/06/18/vtraty-voroga-za-tyzhden-4180-znyshhenyh-okupantiv-505-odynycz-ozbroyennya-ta-vijskovoyi-tehniky/" text:style-name="Internet_20_link" text:visited-style-name="Visited_20_Internet_20_Link">
https://armyinform.com.ua/2023/06/18/vtraty-voroga-za-tyzhden-4180-znyshhenyh-okupantiv-505-odynycz-ozbroyennya-ta-vijskovoyi-tehniky/</text:a>
</text:p>
      <!--NEWS-->
      <text:h text:style-name="P10" text:outline-level="1">
<text:span text:style-name="T4">
Another 23 Ukrainians were evacuated to treatment for foreign clinics</text:span>
</text:h>
      <text:p text:style-name="P4">
Author: ['АРМІЯINFORM']</text:p>
      <text:p text:style-name="P4">
Time: 2023-06-18T95:00:00-04:00</text:p>
      <text:p text:style-name="P4">
Description: To Klinik Austri, Dange, Nimechini, Noderland, Norwegia, that is Polish is evacuat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2234091_679886550832231_291638208927955433_n.jpg" text:style-name="Internet_20_link" text:visited-style-name="Visited_20_Internet_20_Link">
352234091_679886550832231_291638208927955433_n.jpg</text:a>
', '<text:a xlink:type="simple" xlink:href="https://armyinform.com.ua/wp-content/uploads/2023/06/353051087_679886480832238_1706347658880482914_n-150x150.jpg" text:style-name="Internet_20_link" text:visited-style-name="Visited_20_Internet_20_Link">
353051087_679886480832238_1706347658880482914_n-150x150.jpg</text:a>
', '<text:a xlink:type="simple" xlink:href="https://armyinform.com.ua/wp-content/uploads/2023/06/353444598_679886560832230_7427358686520730330_n-150x150.jpg" text:style-name="Internet_20_link" text:visited-style-name="Visited_20_Internet_20_Link">
353444598_679886560832230_7427358686520730330_n-150x150.jpg</text:a>
', '<text:a xlink:type="simple" xlink:href="https://armyinform.com.ua/wp-content/uploads/2023/06/354049936_679886494165570_3793666120708851114_n-150x150.jpg" text:style-name="Internet_20_link" text:visited-style-name="Visited_20_Internet_20_Link">
354049936_679886494165570_3793666120708851114_n-150x150.jpg</text:a>
', '<text:a xlink:type="simple" xlink:href="https://armyinform.com.ua/wp-content/uploads/2023/06/354448525_679886630832223_531066073417623392_n-150x150.jpg" text:style-name="Internet_20_link" text:visited-style-name="Visited_20_Internet_20_Link">
354448525_679886630832223_531066073417623392_n-150x150.jpg</text:a>
']</text:p>
      <text:p text:style-name="P4">
Tags: ['STOPRUSSIA', 'ВТОРГНЕННЯ РФ', 'ДОПОМОГА ПАРТНЕРІВ', 'МОЗ УКРАЇНИ']</text:p>
      <text:p text:style-name="P4">
Category: News</text:p>
      <!--METADATA-->
      <text:p text:style-name="P4">
<draw:frame draw:style-name="fr1" draw:name="Image288" text:anchor-type="as-char" svg:width="6.9236in" svg:height="6.524162in" draw:z-index="0">
<draw:image xlink:href="../Images/AРМІЯINFORM/2023-06-18T95-00-00-04-00/352234091_679886550832231_291638208927955433_n.jpg" xlink:type="simple" xlink:show="embed" xlink:actuate="onLoad" draw:mime-type="image/jpeg"/>
</draw:frame>
The clinics of Austria, Denmark, Germany, the Netherlands, Norway and Poland have been treated for treatment with another 23 Ukrainians.</text:p>
      <text:p text:style-name="P4">
About it <text:a xlink:type="simple" xlink:href="https://www.facebook.com/moz.ukr/posts/pfbid0EvLq32hqwLzkakzc8oTKJd8hpDvYZdQ5br1caRXP61qRA1gF9maKrU8asVtat9kpl" text:style-name="Internet_20_link" text:visited-style-name="Visited_20_Internet_20_Link">
reports</text:a>
The Ministry of Health of Ukraine.</text:p>
      <text:p text:style-name="P4">
“23 Ukrainians were evacuated to foreign clinics. In the Group of Jewish with mine-explosive wounds and burn injuries, as well as civilians with cancer. These are patients from Kharkiv, Kiev, Sumy, Ivano-Frankivsk, Lviv and Khmelnitsky. Patients were sent to Austria, Denmark, Germany, the Netherlands, Norway and Poland, ”the report said.</text:p>
      <text:p text:style-name="P4">
<text:a xlink:type="simple" xlink:href="https://armyinform.com.ua/wp-content/uploads/2023/06/353051087_679886480832238_1706347658880482914_n.jpg" text:style-name="Internet_20_link" text:visited-style-name="Visited_20_Internet_20_Link">
!(Images/AРМІЯINFORM/2023-06-18T95-00-00-04-00/353051087_679886480832238_1706347658880482914_n-150x150.jpg)</text:a>
</text:p>
      <text:p text:style-name="P4">
<text:a xlink:type="simple" xlink:href="https://armyinform.com.ua/wp-content/uploads/2023/06/353444598_679886560832230_7427358686520730330_n.jpg" text:style-name="Internet_20_link" text:visited-style-name="Visited_20_Internet_20_Link">
<draw:frame draw:style-name="fr1" draw:name="Image289" text:anchor-type="as-char" svg:width="6.9236in" svg:height="6.9236in" draw:z-index="0">
<draw:image xlink:href="../Images/AРМІЯINFORM/2023-06-18T95-00-00-04-00/353444598_679886560832230_7427358686520730330_n-150x150.jpg" xlink:type="simple" xlink:show="embed" xlink:actuate="onLoad" draw:mime-type="image/jpeg"/>
</draw:frame>
</text:a>
</text:p>
      <text:p text:style-name="P4">
<text:a xlink:type="simple" xlink:href="https://armyinform.com.ua/wp-content/uploads/2023/06/354049936_679886494165570_3793666120708851114_n.jpg" text:style-name="Internet_20_link" text:visited-style-name="Visited_20_Internet_20_Link">
<draw:frame draw:style-name="fr1" draw:name="Image290" text:anchor-type="as-char" svg:width="6.9236in" svg:height="6.9236in" draw:z-index="0">
<draw:image xlink:href="../Images/AРМІЯINFORM/2023-06-18T95-00-00-04-00/354049936_679886494165570_3793666120708851114_n-150x150.jpg" xlink:type="simple" xlink:show="embed" xlink:actuate="onLoad" draw:mime-type="image/jpeg"/>
</draw:frame>
</text:a>
</text:p>
      <text:p text:style-name="P4">
<text:a xlink:type="simple" xlink:href="https://armyinform.com.ua/wp-content/uploads/2023/06/354448525_679886630832223_531066073417623392_n.jpg" text:style-name="Internet_20_link" text:visited-style-name="Visited_20_Internet_20_Link">
<draw:frame draw:style-name="fr1" draw:name="Image291" text:anchor-type="as-char" svg:width="6.9236in" svg:height="6.9236in" draw:z-index="0">
<draw:image xlink:href="../Images/AРМІЯINFORM/2023-06-18T95-00-00-04-00/354448525_679886630832223_531066073417623392_n-150x150.jpg" xlink:type="simple" xlink:show="embed" xlink:actuate="onLoad" draw:mime-type="image/jpeg"/>
</draw:frame>
</text:a>
It is also noted that in general, 3,833 Ukrainians have already evacuated the Ministry of Health together with international partners.</text:p>
      <text:p text:style-name="P4">
News Source: <text:a xlink:type="simple" xlink:href="https://armyinform.com.ua/2023/06/18/shhe-23-ukrayincziv-evakujovano-na-likuvannya-do-zakordonnyh-klinik/" text:style-name="Internet_20_link" text:visited-style-name="Visited_20_Internet_20_Link">
https://armyinform.com.ua/2023/06/18/shhe-23-ukrayincziv-evakujovano-na-likuvannya-do-zakordonnyh-klinik/</text:a>
</text:p>
      <!--NEWS-->
      <text:h text:style-name="P10" text:outline-level="1">
<text:span text:style-name="T4">
Our military is moving, step by step we go forward - the President of Ukraine's appeal</text:span>
</text:h>
      <text:p text:style-name="P4">
Author: ['АРМІЯINFORM']</text:p>
      <text:p text:style-name="P4">
Time: 2023-06-18T96:00:00-04:00</text:p>
      <text:p text:style-name="P4">
Description: I am healthy, Shanovna Ukrainian!Complete Tsi Tyzhen - Dazhe Substarvius for us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6/5fc4a388802d13e2b838ff6b2bbaa4b9_1687117260_extra_large.png" text:style-name="Internet_20_link" text:visited-style-name="Visited_20_Internet_20_Link">
5fc4a388802d13e2b838ff6b2bbaa4b9_1687117260_extra_large.png</text:a>
']</text:p>
      <text:p text:style-name="P4">
Tags: ['ВОЛОДИМИР ЗЕЛЕНСЬКИЙ', 'ЗВЕРНЕННЯ', 'ПРЕЗИДЕНТ УКРАЇНИ']</text:p>
      <text:p text:style-name="P4">
Category: News</text:p>
      <!--METADATA-->
      <text:p text:style-name="P4">
<draw:frame draw:style-name="fr1" draw:name="Image292" text:anchor-type="as-char" svg:width="6.9236in" svg:height="4.277246in" draw:z-index="0">
<draw:image xlink:href="../Images/AРМІЯINFORM/2023-06-18T96-00-00-04-00/5fc4a388802d13e2b838ff6b2bbaa4b9_1687117260_extra_large.png" xlink:type="simple" xlink:show="embed" xlink:actuate="onLoad" draw:mime-type="image/png"/>
</draw:frame>
<text:span text:style-name="T4">
 _ I wish health, dear Ukrainians!_ </text:span>
</text:p>
      <text:p text:style-name="P4">
This week ends - very important to us all the week: for our defense, for our steps forward - for our offensive actions. And it is the time to see all our soldiers, those who distinguished themselves this week.</text:p>
      <text:p text:style-name="P4">
The Tavria direction is the harshest. Marines of the 35th Separate Brigade-thank you!Seventystyevika paratroopers - thank you!130th separate reconnaissance-thank you!68 Separate Eger Brigade-Thank you!23 Separate Mechanized Brigade-I am a thank you!Artillerymen of the 44th Brigade-I am grateful to you!</text:p>
      <text:p text:style-name="P4">
I will especially note the mouth of the percussion drones of the 47th separate mechanized Brigade, headed by the chief sergeant Rustam Mustafayev. Thank you for the result, warriors!The crew of the armored car demining the 70th separate regiment of support-the old sergeant Mykola Nikandrov and the junior sergeant Roman Lisin. Well done guys!</text:p>
      <text:p text:style-name="P4">
Our National Guard - Thank you all!And especially I will note Chief Sergeantvasil Kovilin and platoon commander Denis Zeleny, 4th Battalioperative Purpose, 1st Presidential Brigade of the National Guard. Thank you!The guys will be tasked with Luhansk region, under Bigorivka.</text:p>
      <text:p text:style-name="P4">
Our border guards… I will note especially Lutsk and Lviv borderlines. Senior Soldier Vasily Kutsyk, Avdiivskyi Direction - is very effective in the assault. Thank you!Sergeant Vadim wife, Siverskyi direction - successfully "minus" soldiers and equipment of the enemy. Thank you!</text:p>
      <text:p text:style-name="P4">
And of course, our defenders of the sky. In a week, more than a hundred group aviaries on the positions and rear of the enemy. Thank you, our pilots!In seven days, three dozen rockets and about fifty shock drones are destroyed. And separately celebrate the boobs of the sky of Kyiv region. 96th Kiev Air Force Anti-aircraft missile brigade-thank you!All "calibers" and "daggers" were destroyed during these attacks, and therefore the lives of our people were saved.</text:p>
      <text:p text:style-name="P4">
And besides I want to say about a few things. First. No matter who, in Russia, he said that our "Petriots" are destroyed, they are all, they all work, the ADIns are knocking down Russian missiles. And knock down as efficiently as possible. No "Petriot" is destroyed!Third. As for the terrorist state, the only thing that has to worry them now is how to prepare their society, Russian society, to the fact that they will interact all that they will destroy the future of their state. The enthusiastic territories of Russia will lose. There are no steps from de -occupation and will not be an alternative.</text:p>
      <text:p text:style-name="P4">
Our military is moving: position by position, step by step.</text:p>
      <text:p text:style-name="P4">
It was Ramstein this week, and the main thing is the speed of delivery. The next week will be new important communications with partners - just for the sake of our governors, just for the sake of weapons, just for the sake of our soldiers to be all -necessary.</text:p>
      <text:p text:style-name="P4">
I thank everyone and everyone who is now in battle, positions and combat posts!</text:p>
      <text:p text:style-name="P4">
I thank everyone who helps!</text:p>
      <text:p text:style-name="P4">
<text:span text:style-name="T4">
<text:span text:style-name="T5">
Glory to Ukraine!</text:span>
</text:span>
</text:p>
      <text:p text:style-name="P4">
Source: <text:a xlink:type="simple" xlink:href="https://www.president.gov.ua/news/nashi-vijskovi-ruhayutsya-krok-za-krokom-idemo-vpered-zverne-83669" text:style-name="Internet_20_link" text:visited-style-name="Visited_20_Internet_20_Link">
President of Ukraine_</text:a>
</text:p>
      <text:p text:style-name="P4">
News Source: <text:a xlink:type="simple" xlink:href="https://armyinform.com.ua/2023/06/18/nashi-vijskovi-ruhayutsya-krok-za-krokom-idemo-vpered-zvernennya-prezydenta-ukrayiny/" text:style-name="Internet_20_link" text:visited-style-name="Visited_20_Internet_20_Link">
https://armyinform.com.ua/2023/06/18/nashi-vijskovi-ruhayutsya-krok-za-krokom-idemo-vpered-zvernennya-prezydenta-ukrayiny/</text:a>
</text:p>
      <!--NEWS-->
      <text:h text:style-name="P10" text:outline-level="1">
<text:span text:style-name="T4">
Without weekends and rest 13 days, indomitable Ukrainians restore their lives after blasting the Russians of the Kakhovskaya Hydroelectric Power</text:span>
</text:h>
      <text:p text:style-name="P4">
Author: ['АРМІЯINFORM']</text:p>
      <text:p text:style-name="P4">
Time: 2023-06-18T97:00:00-04:00</text:p>
      <text:p text:style-name="P4">
Description: Є Vylivi Assumption: on Novororortsovschini, the centralized waterflow was wounded ... War with Ukraine 2022, the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c079ccf7-fa9a-446c-9e21-287ac96713aa.jpg" text:style-name="Internet_20_link" text:visited-style-name="Visited_20_Internet_20_Link">
c079ccf7-fa9a-446c-9e21-287ac96713aa.jpg</text:a>
', '<text:a xlink:type="simple" xlink:href="https://armyinform.com.ua/wp-content/uploads/2023/06/19d0fdef-babc-4bac-b1b2-4f30e2fa6fd1.jpg" text:style-name="Internet_20_link" text:visited-style-name="Visited_20_Internet_20_Link">
19d0fdef-babc-4bac-b1b2-4f30e2fa6fd1.jpg</text:a>
', '<text:a xlink:type="simple" xlink:href="https://armyinform.com.ua/wp-content/uploads/2023/06/0d65422e-a190-4cc4-a433-89e41ee6fb04.jpg" text:style-name="Internet_20_link" text:visited-style-name="Visited_20_Internet_20_Link">
0d65422e-a190-4cc4-a433-89e41ee6fb04.jpg</text:a>
']</text:p>
      <text:p text:style-name="P4">
Tags: ['STOPRUSSIA', 'АГРЕСІЯ РФ', 'ВІЙНА', 'ВТОРГНЕННЯ РФ', 'КАХОВСЬКА ГЕС', 'КАХОВСЬКА ГЕС/ШТАБ INFO']</text:p>
      <text:p text:style-name="P4">
Category: News</text:p>
      <!--METADATA-->
      <text:p text:style-name="P4">
<draw:frame draw:style-name="fr1" draw:name="Image293" text:anchor-type="as-char" svg:width="6.9236in" svg:height="6.239895in" draw:z-index="0">
<draw:image xlink:href="../Images/AРМІЯINFORM/2023-06-18T97-00-00-04-00/c079ccf7-fa9a-446c-9e21-287ac96713aa.jpg" xlink:type="simple" xlink:show="embed" xlink:actuate="onLoad" draw:mime-type="image/jpeg"/>
</draw:frame>
There are important successes: in the Novorontsov region partially restored centralized water supply to the population. The process goes. Fearless utilities work daily to return people to water <text:a xlink:type="simple" xlink:href="https://t.me/shtab_kakhovska_hes/987" text:style-name="Internet_20_link" text:visited-style-name="Visited_20_Internet_20_Link">
reports</text:a>
The official information channel of the headquarters to eliminate the consequences of the blasting of the Kakhovka hydroelectric power station by Russian terrorists.</text:p>
      <text:p text:style-name="P4">
<draw:frame draw:style-name="fr1" draw:name="Image294" text:anchor-type="as-char" svg:width="6.9236in" svg:height="4.615733in" draw:z-index="0">
<draw:image xlink:href="../Images/AРМІЯINFORM/2023-06-18T97-00-00-04-00/19d0fdef-babc-4bac-b1b2-4f30e2fa6fd1.jpg" xlink:type="simple" xlink:show="embed" xlink:actuate="onLoad" draw:mime-type="image/jpeg"/>
</draw:frame>
Where there is still no water supply(And it is over 167 thousand subscribers only by the super -propetrovsk region), organized ledge of drinking and technical water. In total, more than 11 thousand tons of water were brought to the residents of Dnipropetrovsk region.</text:p>
      <text:p text:style-name="P4">
<draw:frame draw:style-name="fr1" draw:name="Image295" text:anchor-type="as-char" svg:width="6.9236in" svg:height="4.615733in" draw:z-index="0">
<draw:image xlink:href="../Images/AРМІЯINFORM/2023-06-18T97-00-00-04-00/0d65422e-a190-4cc4-a433-89e41ee6fb04.jpg" xlink:type="simple" xlink:show="embed" xlink:actuate="onLoad" draw:mime-type="image/jpeg"/>
</draw:frame>
<text:span text:style-name="T4">
 876 houses remain flooded. Total evacuated from dangerous zones3614 people, of which 474 children and 80 low -mobility people. </text:span>
</text:p>
      <text:p text:style-name="P4">
<text:span text:style-name="T4">
 17 people were killed. Of these, 13 were drowning, 4 more received incompatible gunshot wounds during evacuation. Understandable 31 people. </text:span>
</text:p>
      <text:p text:style-name="P4">
News Source: <text:a xlink:type="simple" xlink:href="https://armyinform.com.ua/2023/06/18/bez-vyhidnyh-ta-perepochynku-13-dib-nezlamni-ukrayinczi-vidnovlyuyut-svoye-zhyttya-pislya-pidryvu-rosiyanamy-kahovskoyi-ges/" text:style-name="Internet_20_link" text:visited-style-name="Visited_20_Internet_20_Link">
https://armyinform.com.ua/2023/06/18/bez-vyhidnyh-ta-perepochynku-13-dib-nezlamni-ukrayinczi-vidnovlyuyut-svoye-zhyttya-pislya-pidryvu-rosiyanamy-kahovskoyi-ges/</text:a>
</text:p>
      <!--NEWS-->
      <text:h text:style-name="P10" text:outline-level="1">
<text:span text:style-name="T4">
The Buchan CNAP will open a "single window" to provide administrators to veterans</text:span>
</text:h>
      <text:p text:style-name="P4">
Author: ['АРМІЯINFORM']</text:p>
      <text:p text:style-name="P4">
Time: 2023-06-18T98:00:00-04:00</text:p>
      <text:p text:style-name="P4">
Description: Minіtystvo at the right of the veteran of the Ukrainian Realizovati Partnerships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obrazhennya-whatsapp-data-2023-06-15-o-082530.jpg" text:style-name="Internet_20_link" text:visited-style-name="Visited_20_Internet_20_Link">
zobrazhennya-whatsapp-data-2023-06-15-o-082530.jpg</text:a>
']</text:p>
      <text:p text:style-name="P4">
Tags: ['STOPRUSSIA', 'АГРЕСІЯ РФ', 'ВІЙНА', 'ВТОРГНЕННЯ РФ', 'МІНВЕТЕРАНІВ']</text:p>
      <text:p text:style-name="P4">
Category: News</text:p>
      <!--METADATA-->
      <text:p text:style-name="P4">
<draw:frame draw:style-name="fr1" draw:name="Image296" text:anchor-type="as-char" svg:width="6.9236in" svg:height="5.1927in" draw:z-index="0">
<draw:image xlink:href="../Images/AРМІЯINFORM/2023-06-18T98-00-00-04-00/zobrazhennya-whatsapp-data-2023-06-15-o-082530.jpg" xlink:type="simple" xlink:show="embed" xlink:actuate="onLoad" draw:mime-type="image/jpeg"/>
</draw:frame>
The Ministry of Veterans of Ukraine continues to implement partnerships with local authorities to provide quality administrative services to war veterans, their families and families of fallen soldiers by the Uniform Window, about it [reports] <text:a xlink:type="simple" xlink:href="https://mva.gov.ua/ua/news/shche-odna-gromada-doyednuyetsya-do-proyektu-minveteraniv-iz-zabezpechennya-dostupnih-ta-yakisnih-adminposlug-dlya-veteraniv" text:style-name="Internet_20_link" text:visited-style-name="Visited_20_Internet_20_Link">
reports</text:a>
Ministry of Veterans.</text:p>
      <text:p text:style-name="P4">
In the framework of the implementation of the pilot project of the Ministry of Veteran, the ministry experts held a working meeting with representatives of the Buchan city council in the Kyiv region. The issue of further cooperation with the establishment of a modern and accessible network of social support for veterans and their families, improving the efficiency of administration of veterans needs, simplification of admission to proper services provided at the state and local levels was discussed.</text:p>
      <text:p text:style-name="P4">
Thus, on the basis of the CNAP of the territorial community it is planned to open a "single window" for the provision of quality administrative services to veterans and their families. His work will be involved employees who have been trained and are aware of guarantees, rights and opportunities for veterans. By contacting the Single Window, they will simultaneously submit applications and necessary documents to all service providers to receive payments and social guarantees, solve problematic issues, consideration of appeals, ensure coordination and communication with all executive organs and services of the Buchansky City Council.</text:p>
      <text:p text:style-name="P4">
We will remind, "Adminservice" Veteran "already successfully works in the territorial citizen of Zhytomyr. And recently in Kryvyi Rih, the administrative service "I - a veteran" - thanks to the cooperation of the Ministry of Veterans of Ukraine, Kryvyi Rih City Council and Dnipropetrovsk Regional Military Administration, their families were available to their families in one place.</text:p>
      <text:p text:style-name="P4">
News Source: <text:a xlink:type="simple" xlink:href="https://armyinform.com.ua/2023/06/18/shhe-odna-gromada-doyednuyetsya-do-proyektu-minveteraniv-iz-zabezpechennya-dostupnyh-ta-yakisnyh-adminposlug-dlya-veteraniv/" text:style-name="Internet_20_link" text:visited-style-name="Visited_20_Internet_20_Link">
https://armyinform.com.ua/2023/06/18/shhe-odna-gromada-doyednuyetsya-do-proyektu-minveteraniv-iz-zabezpechennya-dostupnyh-ta-yakisnyh-adminposlug-dlya-veteraniv/</text:a>
</text:p>
      <!--NEWS-->
      <text:h text:style-name="P10" text:outline-level="1">
<text:span text:style-name="T4">
Short. War. Day 480. Videoodigest</text:span>
</text:h>
      <text:p text:style-name="P4">
Author: ['АРМІЯINFORM']</text:p>
      <text:p text:style-name="P4">
Time: 2023-06-18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2023-06-18_220354.jpg" text:style-name="Internet_20_link" text:visited-style-name="Visited_20_Internet_20_Link">
2023-06-18_220354.jpg</text:a>
']</text:p>
      <text:p text:style-name="P4">
Tags: ['STOPRUSSIA', 'АГРЕСІЯ РФ', 'ВІЙНА', 'ВТОРГНЕННЯ РФ', 'ГШ ЗСУ']</text:p>
      <text:p text:style-name="P4">
Category: News</text:p>
      <!--METADATA-->
      <text:p text:style-name="P4">
<draw:frame draw:style-name="fr1" draw:name="Image297" text:anchor-type="as-char" svg:width="6.9236in" svg:height="3.727205in" draw:z-index="0">
<draw:image xlink:href="../Images/AРМІЯINFORM/2023-06-18T99-00-00-04-00/2023-06-18_220354.jpg" xlink:type="simple" xlink:show="embed" xlink:actuate="onLoad" draw:mime-type="image/jpeg"/>
</draw:frame>
<text:span text:style-name="T4">
 Source: </text:span>
 <text:a xlink:type="simple" xlink:href="https://www.facebook.com/GeneralStaff.ua/videos/599203562194581" text:style-name="Internet_20_link" text:visited-style-name="Visited_20_Internet_20_Link">
<text:span text:style-name="T5">
gshzu</text:span>
</text:a>
</text:p>
      <text:p text:style-name="P4">
News Source: <text:a xlink:type="simple" xlink:href="https://armyinform.com.ua/2023/06/18/korotko-vijna-den-480-videodajdzhest/" text:style-name="Internet_20_link" text:visited-style-name="Visited_20_Internet_20_Link">
https://armyinform.com.ua/2023/06/18/korotko-vijna-den-480-videodajdzhest/</text:a>
</text:p>
      <!--NEWS-->
      <text:h text:style-name="P10" text:outline-level="1">
<text:span text:style-name="T4">
Britain will allocate $ 20 million to intensify cyber defense of Ukraine</text:span>
</text:h>
      <text:p text:style-name="P4">
Authors: Ukrinform (Person)</text:p>
      <text:p text:style-name="P4">
Publisher: Укринформ (Organization)</text:p>
      <text:p text:style-name="P4">
Published Time: 2023-06-18T9:04:00+03:00</text:p>
      <text:p text:style-name="P4">
Modified Time: 2023-06-18T22:04:00+03:00</text:p>
      <text:p text:style-name="P4">
Description: The United Kingdom will allocate £ 16 million (about $ 20 million) to help Ukraine in strengthening cyber defense. - Ukrinform.</text:p>
      <text:p text:style-name="P4">
Images: ['<text:a xlink:type="simple" xlink:href="https://static.ukrinform.com/photos/2023_06/thumb_files/630_360_1686214414-571.jpg" text:style-name="Internet_20_link" text:visited-style-name="Visited_20_Internet_20_Link">
630_360_16862...</text:a>
']</text:p>
      <text:p text:style-name="P4">
Tags: ['Британія', 'допомога', 'Ріші Сунак']</text:p>
      <text:p text:style-name="P4">
Type: Article</text:p>
      <!--METADATA-->
      <text:p text:style-name="P4">
<draw:frame draw:style-name="fr1" draw:name="Image298" text:anchor-type="as-char" svg:width="6.9236in" svg:height="3.956343in" draw:z-index="0">
<draw:image xlink:href="../Images/yкринформ/2023-06-18T9-04-00-03-00/630_360_1686214414-571.jpg" xlink:type="simple" xlink:show="embed" xlink:actuate="onLoad" draw:mime-type="image/jpeg"/>
</draw:frame>
Great Britain will highlight £ 16 million(about $ 20 million)To help Ukraine in strengthening cyber defense.</text:p>
      <text:p text:style-name="P4">
As Ukrinform reports, it reports <text:a xlink:type="simple" xlink:href="https://news.sky.com/story/ukraine-russia-war-latest-putin-speech-counteroffensive-kyiv-african-leaders-12541713" text:style-name="Internet_20_link" text:visited-style-name="Visited_20_Internet_20_Link">
Sky News</text:a>
With reference to the statement of British Prime Minister Rice Snak.</text:p>
      <text:p text:style-name="P4">
"The horrific attacks of Russia on Ukraine are not limited to the barbaric invasion of the country, but includes attempts to attack cyber -infrastructure, which provides lifestyle services - from banking to energy - Ukrainian departure," Sunnak said.</text:p>
      <text:p text:style-name="P4">
*!(https://www.ukrinform.ua/rubric-society/3723903-britania-peredala-ukraini-dopomogu-dla-podolanna-naslidkiv-pidtoplen.html)He emphasized that this financial assistance package is crucial for the treatment of Russian cyber attacks, strengthening of cyber defense of Ukraine and increasing its ability to detect and dispose of harmful software.</text:p>
      <text:p text:style-name="P4">
It is noted that next week at the Snak conference will contact entrepreneurs and businesses to increase investments in Ukraine to help it restore the economy after the Russian invasion.</text:p>
      <text:p text:style-name="P4">
Subsequently, it became known that the assistance package will include 16 million pounds from the United Kingdom and a potential contribution of 9 million fuments of sterling from international allies.</text:p>
      <text:p text:style-name="P4">
As reported by Ukrinform, the United Kingdom <text:a xlink:type="simple" xlink:href="https://www.ukrinform.ua/rubric-ato/3723928-britania-dodatkovo-vidilae-60-miljoniv-funtiv-u-fond-nato-dla-pidtrimki-ukraini.html" text:style-name="Internet_20_link" text:visited-style-name="Visited_20_Internet_20_Link">
will send an additional 60 million pounds($ 77 million)to the Nativ Support Fund of Ukraine</text:a>
 .</text:p>
      <text:p text:style-name="P4">
News Source: <text:a xlink:type="simple" xlink:href="https://www.ukrinform.ua/rubric-technology/3724473-britania-vidilit-20-miljoniv-na-posilenna-kiberzahistu-ukraini.html" text:style-name="Internet_20_link" text:visited-style-name="Visited_20_Internet_20_Link">
https://www.ukrinform.ua/rubric-technology/3724473-britania-vidilit-20-miljoniv-na-posilenna-kiberzahistu-ukraini.html</text:a>
</text:p>
      <!--NEWS-->
      <text:h text:style-name="P10" text:outline-level="1">
<text:span text:style-name="T4">
In Ukraine, the fake of Russian propaganda was exposed as if Poland "humiliated" a delegation of South Africa</text:span>
</text:h>
      <text:p text:style-name="P4">
Authors: Ukrinform (Person)</text:p>
      <text:p text:style-name="P4">
Publisher: Укринформ (Organization)</text:p>
      <text:p text:style-name="P4">
Published Time: 2023-06-19T-1:31:00+03:00</text:p>
      <text:p text:style-name="P4">
Modified Time: 2023-06-19T00:31:00+03:00</text:p>
      <text:p text:style-name="P4">
Description: Russian media reports that Poland has provoked a diplomatic scandal when it did not allow the President of South Africa and journalists to leave the plane in Warsaw is a lie. - Ukrinform.</text:p>
      <text:p text:style-name="P4">
Images: ['<text:a xlink:type="simple" xlink:href="https://static.ukrinform.com/photos/2018_11/thumb_files/630_360_1542116826-487.jpg" text:style-name="Internet_20_link" text:visited-style-name="Visited_20_Internet_20_Link">
630_360_15421...</text:a>
']</text:p>
      <text:p text:style-name="P4">
Tags: ['Фейк', 'ПАР', 'Польща', 'Пропаганда', 'Центр стратегічних комунікацій']</text:p>
      <text:p text:style-name="P4">
Type: Article</text:p>
      <!--METADATA-->
      <text:p text:style-name="P4">
<draw:frame draw:style-name="fr1" draw:name="Image299" text:anchor-type="as-char" svg:width="6.9236in" svg:height="3.956343in" draw:z-index="0">
<draw:image xlink:href="../Images/yкринформ/2023-06-19T-1-31-00-03-00/630_360_1542116826-487.jpg" xlink:type="simple" xlink:show="embed" xlink:actuate="onLoad" draw:mime-type="image/jpeg"/>
</draw:frame>
Russian media reports that Poland had provoked a diplomatic scandal when it did not allow the President of South Africa and journalists to get out of the aircraft in Warsaw.</text:p>
      <text:p text:style-name="P4">
About it in <text:a xlink:type="simple" xlink:href="http://t.me/spravdi/30501" text:style-name="Internet_20_link" text:visited-style-name="Visited_20_Internet_20_Link">
telegram</text:a>
The press service of the Central Strategic Communications and Information Security at the Ministry of Culture of Ukraine, Ukrinform reports.</text:p>
      <text:p text:style-name="P4">
“Lie: The Poles provoked a diplomatic scandal when they did not allow the President of South Africa and journalists to leave the aircraft in Warsaw. This delegation was interrupted by a peacekeeping mission to Kiev, so the act of Poland was humiliation. The Russian media is written, ”the message reads.</text:p>
      <text:p text:style-name="P4">
It is noted that in fact, the members of the delegation violated the rules of entry into Poland - they had a weapon, which was not permitted.</text:p>
      <text:p text:style-name="P4">
<text:span text:style-name="T4">
 Read also: </text:span>
 [Duda told the Presidents of three African countries proagentsia(https://www.ukrinform.ua/rubric-world/3723432-duda-rozpoviv-lideram-troh-afrikanskih-krain-pro-agresiu-rf.html)“In the Border Service <text:a xlink:type="simple" xlink:href="https://www.ukrinform.ua/tag-polsa" text:style-name="Internet_20_link" text:visited-style-name="Visited_20_Internet_20_Link">
Poland</text:a>
They stated that the members of the delegation were allowed to leave the aircraft, but they decided to stay imprisonment, ”the strategic communications center said.</text:p>
      <text:p text:style-name="P4">
The Government Commissioner for the Safety of Poland, Stanislavzharin, noted that if the delegation had all permits, there would be no problem.</text:p>
      <text:p text:style-name="P4">
As it was reported, President of South Africa Siril Ramafos stated that the rukraine was discussing the participation of Russian head Vladimir Putin in the Brix Summit in August, despite the fact that couples are obliged to arrest him under the International Criminal Court Order.</text:p>
      <text:p text:style-name="P4">
News Source: <text:a xlink:type="simple" xlink:href="https://www.ukrinform.ua/rubric-polytics/3724597-v-ukraini-vikrili-fejk-rospropagandi-nibi-polsa-prinizila-delegaciu-par.html" text:style-name="Internet_20_link" text:visited-style-name="Visited_20_Internet_20_Link">
https://www.ukrinform.ua/rubric-polytics/3724597-v-ukraini-vikrili-fejk-rospropagandi-nibi-polsa-prinizila-delegaciu-par.html</text:a>
</text:p>
      <!--NEWS-->
      <text:h text:style-name="P10" text:outline-level="1">
<text:span text:style-name="T4">
There are less than a thousand residents left in the city of Yar in Donetsk region</text:span>
</text:h>
      <text:p text:style-name="P4">
Authors: Ukrinform (Person)</text:p>
      <text:p text:style-name="P4">
Publisher: Укринформ (Organization)</text:p>
      <text:p text:style-name="P4">
Published Time: 2023-06-19T-2:10:00+03:00</text:p>
      <text:p text:style-name="P4">
Modified Time: 2023-06-19T00:10:00+03:00</text:p>
      <text:p text:style-name="P4">
Description: In the city of the Yar, located near Bakhmut, there are less than a thousand inhabitants, most are the elderly who do not want to leave anywhere. - Ukrinform.</text:p>
      <text:p text:style-name="P4">
Images: ['<text:a xlink:type="simple" xlink:href="https://static.ukrinform.com/photos/2022_07/thumb_files/630_360_1657647239-199.jpg" text:style-name="Internet_20_link" text:visited-style-name="Visited_20_Internet_20_Link">
630_360_16576...</text:a>
']</text:p>
      <text:p text:style-name="P4">
Tags: ['Донеччина', 'Евакуація', 'Війна з Росією']</text:p>
      <text:p text:style-name="P4">
Type: Article</text:p>
      <!--METADATA-->
      <text:p text:style-name="P4">
<draw:frame draw:style-name="fr1" draw:name="Image300" text:anchor-type="as-char" svg:width="6.9236in" svg:height="3.956343in" draw:z-index="0">
<draw:image xlink:href="../Images/yкринформ/2023-06-19T-2-10-00-03-00/630_360_1657647239-199.jpg" xlink:type="simple" xlink:show="embed" xlink:actuate="onLoad" draw:mime-type="image/jpeg"/>
</draw:frame>
In the city of the Yar, located near Bakhmut, there are less than a thousand inhabitants, most are the elderly people who do not want to leave anywhere.</text:p>
      <text:p text:style-name="P4">
The head of the city military administration Sergey Chaus told this, reports Ukrinform with reference to <text:a xlink:type="simple" xlink:href="https://www.radiosvoboda.org/a/news-chasiv-yar-evakuatsiya/32464710.html" text:style-name="Internet_20_link" text:visited-style-name="Visited_20_Internet_20_Link">
Radio Liberty</text:a>
.</text:p>
      <text:p text:style-name="P4">
According to him, at the beginning of a full -scale invasion of a temporary tier orientated, 13 thousand people lived, now - about 950.</text:p>
      <text:p text:style-name="P4">
“Unfortunately, the number of people does not decrease. At the moment is very slowly refused <text:a xlink:type="simple" xlink:href="https://www.ukrinform.ua/tag-evakuacia" text:style-name="Internet_20_link" text:visited-style-name="Visited_20_Internet_20_Link">
evacuation</text:a>
. 80%, who have been known, are the elderly. It is very difficult to work with this in this way - they do not want to leave and leave their homes, ”Chaus Veriri of the National Teletrumor said.</text:p>
      <text:p text:style-name="P4">
<text:span text:style-name="T4">
 Read also: </text:span>
 <text:a xlink:type="simple" xlink:href="https://www.ukrinform.ua/rubric-regions/3724492-u-avdiivci-zalisaetsa-1500-ludej.html" text:style-name="Internet_20_link" text:visited-style-name="Visited_20_Internet_20_Link">
1500 people remain in Avdiivka</text:a>
He stressed that the evacuation from the city is ongoing, but at this time it is slowed down.</text:p>
      <text:p text:style-name="P4">
As it was reported, the Yar is constantly being fired by Russian aggressors.</text:p>
      <text:p text:style-name="P4">
<text:span text:style-name="T5">
Foto: SNNS</text:span>
</text:p>
      <text:p text:style-name="P4">
News Source: <text:a xlink:type="simple" xlink:href="https://www.ukrinform.ua/rubric-regions/3724594-u-misti-casiv-ar-na-doneccini-zalisilosa-mense-tisaci-meskanciv.html" text:style-name="Internet_20_link" text:visited-style-name="Visited_20_Internet_20_Link">
https://www.ukrinform.ua/rubric-regions/3724594-u-misti-casiv-ar-na-doneccini-zalisilosa-mense-tisaci-meskanciv.html</text:a>
</text:p>
      <!--NEWS-->
      <text:h text:style-name="P10" text:outline-level="1">
<text:span text:style-name="T4">
There are less than a thousand residents left in the city of Yar in Donetsk region</text:span>
</text:h>
      <text:p text:style-name="P4">
Authors: Ukrinform (Person)</text:p>
      <text:p text:style-name="P4">
Publisher: Укринформ (Organization)</text:p>
      <text:p text:style-name="P4">
Published Time: 2023-06-19T00:10:00+03:00</text:p>
      <text:p text:style-name="P4">
Modified Time: 2023-06-19T00:10:00+03:00</text:p>
      <text:p text:style-name="P4">
Description: In the city of the Yar, located near Bakhmut, there are less than a thousand inhabitants, most are the elderly who do not want to leave anywhere. - Ukrinform.</text:p>
      <text:p text:style-name="P4">
Images: ['<text:a xlink:type="simple" xlink:href="https://static.ukrinform.com/photos/2022_07/thumb_files/630_360_1657647239-199.jpg" text:style-name="Internet_20_link" text:visited-style-name="Visited_20_Internet_20_Link">
630_360_16576...</text:a>
']</text:p>
      <text:p text:style-name="P4">
Tags: ['Донеччина', 'Евакуація', 'Війна з Росією']</text:p>
      <text:p text:style-name="P4">
Type: Article</text:p>
      <!--METADATA-->
      <text:p text:style-name="P4">
<draw:frame draw:style-name="fr1" draw:name="Image301" text:anchor-type="as-char" svg:width="6.9236in" svg:height="3.956343in" draw:z-index="0">
<draw:image xlink:href="../Images/yкринформ/2023-06-19T00-10-00-03-00/630_360_1657647239-199.jpg" xlink:type="simple" xlink:show="embed" xlink:actuate="onLoad" draw:mime-type="image/jpeg"/>
</draw:frame>
In the city of the Yar, located near Bakhmut, there are less than a thousand inhabitants, most are the elderly people who do not want to leave anywhere.</text:p>
      <text:p text:style-name="P4">
The head of the city military administration Sergey Chaus told this, reports Ukrinform with reference to <text:a xlink:type="simple" xlink:href="https://www.radiosvoboda.org/a/news-chasiv-yar-evakuatsiya/32464710.html" text:style-name="Internet_20_link" text:visited-style-name="Visited_20_Internet_20_Link">
Radio Liberty</text:a>
.</text:p>
      <text:p text:style-name="P4">
According to him, at the beginning of a full -scale invasion of a temporary tier orientated, 13 thousand people lived, now - about 950.</text:p>
      <text:p text:style-name="P4">
“Unfortunately, the number of people does not decrease. At the moment is very slowly refused <text:a xlink:type="simple" xlink:href="https://www.ukrinform.ua/tag-evakuacia" text:style-name="Internet_20_link" text:visited-style-name="Visited_20_Internet_20_Link">
evacuation</text:a>
. 80%, who have been known, are the elderly. It is very difficult to work with this in this way - they do not want to leave and leave their homes, ”Chaus Veriri of the National Teletrumor said.</text:p>
      <text:p text:style-name="P4">
<text:span text:style-name="T4">
 Read also: </text:span>
 <text:a xlink:type="simple" xlink:href="https://www.ukrinform.ua/rubric-regions/3724492-u-avdiivci-zalisaetsa-1500-ludej.html" text:style-name="Internet_20_link" text:visited-style-name="Visited_20_Internet_20_Link">
1500 people remain in Avdiivka</text:a>
He stressed that the evacuation from the city is ongoing, but at this time it is slowed down.</text:p>
      <text:p text:style-name="P4">
As it was reported, the Yar is constantly being fired by Russian aggressors.</text:p>
      <text:p text:style-name="P4">
<text:span text:style-name="T5">
Foto: SNNS</text:span>
</text:p>
      <text:p text:style-name="P4">
News Source: <text:a xlink:type="simple" xlink:href="https://www.ukrinform.ua/rubric-regions/3724594-u-misti-casiv-ar-na-doneccini-zalisilosa-mense-tisaci-meskanciv.html" text:style-name="Internet_20_link" text:visited-style-name="Visited_20_Internet_20_Link">
https://www.ukrinform.ua/rubric-regions/3724594-u-misti-casiv-ar-na-doneccini-zalisilosa-mense-tisaci-meskanciv.html</text:a>
</text:p>
      <!--NEWS-->
      <text:h text:style-name="P10" text:outline-level="1">
<text:span text:style-name="T4">
In Ukraine, the fake of Russian propaganda was exposed as if Poland "humiliated" a delegation of South Africa</text:span>
</text:h>
      <text:p text:style-name="P4">
Authors: Ukrinform (Person)</text:p>
      <text:p text:style-name="P4">
Publisher: Укринформ (Organization)</text:p>
      <text:p text:style-name="P4">
Published Time: 2023-06-19T00:31:00+03:00</text:p>
      <text:p text:style-name="P4">
Modified Time: 2023-06-19T00:31:00+03:00</text:p>
      <text:p text:style-name="P4">
Description: Russian media reports that Poland has provoked a diplomatic scandal when it did not allow the President of South Africa and journalists to leave the plane in Warsaw is a lie. - Ukrinform.</text:p>
      <text:p text:style-name="P4">
Images: ['<text:a xlink:type="simple" xlink:href="https://static.ukrinform.com/photos/2018_11/thumb_files/630_360_1542116826-487.jpg" text:style-name="Internet_20_link" text:visited-style-name="Visited_20_Internet_20_Link">
630_360_15421...</text:a>
']</text:p>
      <text:p text:style-name="P4">
Tags: ['Фейк', 'ПАР', 'Польща', 'Пропаганда', 'Центр стратегічних комунікацій']</text:p>
      <text:p text:style-name="P4">
Type: Article</text:p>
      <!--METADATA-->
      <text:p text:style-name="P4">
<draw:frame draw:style-name="fr1" draw:name="Image302" text:anchor-type="as-char" svg:width="6.9236in" svg:height="3.956343in" draw:z-index="0">
<draw:image xlink:href="../Images/yкринформ/2023-06-19T00-31-00-03-00/630_360_1542116826-487.jpg" xlink:type="simple" xlink:show="embed" xlink:actuate="onLoad" draw:mime-type="image/jpeg"/>
</draw:frame>
Russian media reports that Poland had provoked a diplomatic scandal when it did not allow the President of South Africa and journalists to get out of the aircraft in Warsaw.</text:p>
      <text:p text:style-name="P4">
About it in <text:a xlink:type="simple" xlink:href="http://t.me/spravdi/30501" text:style-name="Internet_20_link" text:visited-style-name="Visited_20_Internet_20_Link">
telegram</text:a>
The press service of the Central Strategic Communications and Information Security at the Ministry of Culture of Ukraine, Ukrinform reports.</text:p>
      <text:p text:style-name="P4">
“Lie: The Poles provoked a diplomatic scandal when they did not allow the President of South Africa and journalists to leave the aircraft in Warsaw. This delegation was interrupted by a peacekeeping mission to Kiev, so the act of Poland was humiliation. The Russian media is written, ”the message reads.</text:p>
      <text:p text:style-name="P4">
It is noted that in fact, the members of the delegation violated the rules of entry into Poland - they had a weapon, which was not permitted.</text:p>
      <text:p text:style-name="P4">
<text:span text:style-name="T4">
 Read also: </text:span>
 [Duda told the Presidents of three African countries proagentsia(https://www.ukrinform.ua/rubric-world/3723432-duda-rozpoviv-lideram-troh-afrikanskih-krain-pro-agresiu-rf.html)“In the Border Service <text:a xlink:type="simple" xlink:href="https://www.ukrinform.ua/tag-polsa" text:style-name="Internet_20_link" text:visited-style-name="Visited_20_Internet_20_Link">
Poland</text:a>
They stated that the members of the delegation were allowed to leave the aircraft, but they decided to stay imprisonment, ”the strategic communications center said.</text:p>
      <text:p text:style-name="P4">
The Government Commissioner for the Safety of Poland, Stanislavzharin, noted that if the delegation had all permits, there would be no problem.</text:p>
      <text:p text:style-name="P4">
As it was reported, President of South Africa Siril Ramafos stated that the rukraine was discussing the participation of Russian head Vladimir Putin in the Brix Summit in August, despite the fact that couples are obliged to arrest him under the International Criminal Court Order.</text:p>
      <text:p text:style-name="P4">
News Source: <text:a xlink:type="simple" xlink:href="https://www.ukrinform.ua/rubric-polytics/3724597-v-ukraini-vikrili-fejk-rospropagandi-nibi-polsa-prinizila-delegaciu-par.html" text:style-name="Internet_20_link" text:visited-style-name="Visited_20_Internet_20_Link">
https://www.ukrinform.ua/rubric-polytics/3724597-v-ukraini-vikrili-fejk-rospropagandi-nibi-polsa-prinizila-delegaciu-par.html</text:a>
</text:p>
      <!--NEWS-->
      <text:h text:style-name="P10" text:outline-level="1">
<text:span text:style-name="T4">
Borrel in Egypt: Ukrainians want peace more than anyone in the world</text:span>
</text:h>
      <text:p text:style-name="P4">
Authors: Ukrinform (Person)</text:p>
      <text:p text:style-name="P4">
Publisher: Укринформ (Organization)</text:p>
      <text:p text:style-name="P4">
Published Time: 2023-06-19T00:49:00+03:00</text:p>
      <text:p text:style-name="P4">
Modified Time: 2023-06-19T00:49:00+03:00</text:p>
      <text:p text:style-name="P4">
Description: The European Union expects more information about the results of the visit of the delegation of African leaders to Kiev and Moscow and intends to work with countries such as Egypt to reach peace in Ukrain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Африка', 'Єгипет', 'Боррель', 'Війна з Росією']</text:p>
      <text:p text:style-name="P4">
Type: Article</text:p>
      <!--METADATA-->
      <text:p text:style-name="P4">
<draw:frame draw:style-name="fr1" draw:name="Image303" text:anchor-type="as-char" svg:width="6.9236in" svg:height="3.956343in" draw:z-index="0">
<draw:image xlink:href="../Images/yкринформ/2023-06-19T00-49-00-03-00/630_360_1667561515-584.jpg" xlink:type="simple" xlink:show="embed" xlink:actuate="onLoad" draw:mime-type="image/jpeg"/>
</draw:frame>
The European Union considers more information about the results of the delegation of the African leaders to Kiev and Moscow and intends to work together with such Ukrainians as Egypt to achieve peace in Ukraine.</text:p>
      <text:p text:style-name="P4">
According to Ukrinform, this is a press conference about this at a press conference with the results of Egypt's Foreign Minister, just Hassan Shukri, EU representative Josep Borrel. The text of the speech was published on the site of foreign external action.</text:p>
      <text:p text:style-name="P4">
“Thank you, Mr. Minister, for his hospitality. I know you have just returned to Kiev and Moscow, which was not the simplest visit ... Certainly(During the meeting - ed.)About Russian aggression against Ukraine. The proven, which began with the unlawful Russian invasion of the sovereign state and which continues. This war has consequences not only for Ukraine, not only for europes, but for all in the world, including Egypt, ”Borrel said.</text:p>
      <text:p text:style-name="P4">
He noted that many wheat consumed by the Egyptians comes from Ukraine and Russia. Therefore, the food crisis facing Egypt is a direct consequence of the Russian invasion of Ukraine. This war continues to destroy the circular infrastructure and leads to human losses.</text:p>
      <text:p text:style-name="P4">
<text:span text:style-name="T4">
 Read also: </text:span>
 <text:a xlink:type="simple" xlink:href="https://www.ukrinform.ua/rubric-world/3719612-bilsist-krain-latinskoi-ameriki-zasudzuut-vtorgnenna-rf-v-ukrainu-borrel.html" text:style-name="Internet_20_link" text:visited-style-name="Visited_20_Internet_20_Link">
most Latin American countries condemn the invasion of Ukraine - <text:span text:style-name="T4">
 Borrel </text:span>
</text:a>
"Believe me," we all want peace. At least you and me, we want peace. Do you recognize who wants peace for all? These are Ukrainians. Ukrainians want the peace of anyone else's peace because they suffer the most, ”the EU high representative emphasized.</text:p>
      <text:p text:style-name="P4">
At the same time, he emphasized that the success of efforts on achieving peace will depend on how the aggressor country will behave.</text:p>
      <text:p text:style-name="P4">
“I know that a group of African leaders, including an important delegation of the Dygypt, visited Kiev, visited Moscow. I very much hope to get more information about this visit. I know that you are striving for peace, and we have to work together in order to achieve just and honest peace as quickly as possible, with full respect for sovereignty and territorial integrity of Ukraine, ” - said <text:a xlink:type="simple" xlink:href="https://www.ukrinform.ua/tag-zozep-borrel" text:style-name="Internet_20_link" text:visited-style-name="Visited_20_Internet_20_Link">
Borrel</text:a>
 .</text:p>
      <text:p text:style-name="P4">
<text:span text:style-name="T4">
 Read also: </text:span>
 <text:a xlink:type="simple" xlink:href="https://www.ukrinform.ua/rubric-polytics/3723991-afrikanski-lideri-vvazaut-mozlivim-dialog-z-ukrainou-ta-rf-sodo-ditej-vazniv-i-eksportu-zerna.html" text:style-name="Internet_20_link" text:visited-style-name="Visited_20_Internet_20_Link">
African leaders consider it possible to dialogue with Ukraine Tarf on children, prisoners and grain exports</text:a>
African leaders presented their own vision of peace initiatives to stop the Russian war against Ukraine. Just during a visit to Kiev, Russia in the territory of Ukraine in the territory of Ukraine, so for some time the delegation members had to be in the bomb shelter.</text:p>
      <text:p text:style-name="P4">
President Zelensky has invited the countries of the African continent to join the print -world peace on the basis of the Ukrainian formula of peace, one of the main ones of which is the complete withdrawal of Russian troops from all over Ukraine and the renewal of sovereignty and territorial integrity within the internationally recognized border.</text:p>
      <text:p text:style-name="P4">
News Source: <text:a xlink:type="simple" xlink:href="https://www.ukrinform.ua/rubric-polytics/3724599-borrel-u-egipti-ukrainci-hocut-miru-bilse-za-budkogo-u-sviti.html" text:style-name="Internet_20_link" text:visited-style-name="Visited_20_Internet_20_Link">
https://www.ukrinform.ua/rubric-polytics/3724599-borrel-u-egipti-ukrainci-hocut-miru-bilse-za-budkogo-u-sviti.html</text:a>
</text:p>
      <!--NEWS-->
      <text:h text:style-name="P10" text:outline-level="1">
<text:span text:style-name="T4">
Brigade Aerospace found enemy targets that later destroyed artillery</text:span>
</text:h>
      <text:p text:style-name="P4">
Author: ['АРМІЯINFORM']</text:p>
      <text:p text:style-name="P4">
Time: 2023-06-19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Source: <text:a xlink:type="simple" xlink:href="https://www.facebook.com/GeneralStaff.ua/videos/932486448058304/" text:style-name="Internet_20_link" text:visited-style-name="Visited_20_Internet_20_Link">
General Staff of the UKRAINE</text:a>
</text:p>
      <text:p text:style-name="P4">
News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